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import_helpers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import_helpers.populateCombo?language=Basic&amp;location=document" xlink:type="simple"/>
    </office:event-listeners>
  </office:scripts>
  <office:font-face-decls>
    <style:font-face style:name="Arial1" svg:font-family="Aria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7.87mm"/>
    </style:style>
    <style:style style:name="co2" style:family="table-column">
      <style:table-column-properties fo:break-before="auto" style:column-width="51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3.72mm"/>
    </style:style>
    <style:style style:name="co5" style:family="table-column">
      <style:table-column-properties fo:break-before="auto" style:column-width="16.02mm"/>
    </style:style>
    <style:style style:name="co6" style:family="table-column">
      <style:table-column-properties fo:break-before="auto" style:column-width="12.88mm"/>
    </style:style>
    <style:style style:name="co7" style:family="table-column">
      <style:table-column-properties fo:break-before="auto" style:column-width="22.51mm"/>
    </style:style>
    <style:style style:name="co8" style:family="table-column">
      <style:table-column-properties fo:break-before="auto" style:column-width="10.53mm"/>
    </style:style>
    <style:style style:name="co9" style:family="table-column">
      <style:table-column-properties fo:break-before="auto" style:column-width="64.51mm"/>
    </style:style>
    <style:style style:name="co10" style:family="table-column">
      <style:table-column-properties fo:break-before="auto" style:column-width="21.5mm"/>
    </style:style>
    <style:style style:name="co11" style:family="table-column">
      <style:table-column-properties fo:break-before="auto" style:column-width="22.33mm"/>
    </style:style>
    <style:style style:name="co12" style:family="table-column">
      <style:table-column-properties fo:break-before="auto" style:column-width="30.5mm"/>
    </style:style>
    <style:style style:name="co13" style:family="table-column">
      <style:table-column-properties fo:break-before="auto" style:column-width="13.41mm"/>
    </style:style>
    <style:style style:name="co14" style:family="table-column">
      <style:table-column-properties fo:break-before="auto" style:column-width="13.19mm"/>
    </style:style>
    <style:style style:name="co15" style:family="table-column">
      <style:table-column-properties fo:break-before="auto" style:column-width="12.31mm"/>
    </style:style>
    <style:style style:name="co16" style:family="table-column">
      <style:table-column-properties fo:break-before="auto" style:column-width="61.72mm"/>
    </style:style>
    <style:style style:name="co17" style:family="table-column">
      <style:table-column-properties fo:break-before="auto" style:column-width="12.96mm"/>
    </style:style>
    <style:style style:name="co18" style:family="table-column">
      <style:table-column-properties fo:break-before="auto" style:column-width="19.56mm"/>
    </style:style>
    <style:style style:name="co19" style:family="table-column">
      <style:table-column-properties fo:break-before="auto" style:column-width="27.68mm"/>
    </style:style>
    <style:style style:name="co20" style:family="table-column">
      <style:table-column-properties fo:break-before="auto" style:column-width="51.38mm"/>
    </style:style>
    <style:style style:name="co21" style:family="table-column">
      <style:table-column-properties fo:break-before="auto" style:column-width="20.69mm"/>
    </style:style>
    <style:style style:name="co22" style:family="table-column">
      <style:table-column-properties fo:break-before="auto" style:column-width="13.39mm"/>
    </style:style>
    <style:style style:name="co23" style:family="table-column">
      <style:table-column-properties fo:break-before="auto" style:column-width="35.12mm"/>
    </style:style>
    <style:style style:name="co24" style:family="table-column">
      <style:table-column-properties fo:break-before="auto" style:column-width="15.38mm"/>
    </style:style>
    <style:style style:name="co25" style:family="table-column">
      <style:table-column-properties fo:break-before="auto" style:column-width="14.71mm"/>
    </style:style>
    <style:style style:name="co26" style:family="table-column">
      <style:table-column-properties fo:break-before="auto" style:column-width="28.35mm"/>
    </style:style>
    <style:style style:name="co27" style:family="table-column">
      <style:table-column-properties fo:break-before="auto" style:column-width="22.63mm"/>
    </style:style>
    <style:style style:name="co28" style:family="table-column">
      <style:table-column-properties fo:break-before="auto" style:column-width="37.27mm"/>
    </style:style>
    <style:style style:name="co29" style:family="table-column">
      <style:table-column-properties fo:break-before="auto" style:column-width="37.55mm"/>
    </style:style>
    <style:style style:name="co30" style:family="table-column">
      <style:table-column-properties fo:break-before="auto" style:column-width="23.51mm"/>
    </style:style>
    <style:style style:name="co31" style:family="table-column">
      <style:table-column-properties fo:break-before="auto" style:column-width="18.87mm"/>
    </style:style>
    <style:style style:name="co32" style:family="table-column">
      <style:table-column-properties fo:break-before="auto" style:column-width="39.53mm"/>
    </style:style>
    <style:style style:name="co33" style:family="table-column">
      <style:table-column-properties fo:break-before="auto" style:column-width="39.09mm"/>
    </style:style>
    <style:style style:name="co34" style:family="table-column">
      <style:table-column-properties fo:break-before="auto" style:column-width="62.39mm"/>
    </style:style>
    <style:style style:name="co35" style:family="table-column">
      <style:table-column-properties fo:break-before="auto" style:column-width="35.67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cell-protect="protected" style:print-content="true" style:text-align-source="fix" style:repeat-content="false"/>
      <style:paragraph-properties fo:text-align="end" fo:margin-left="0mm"/>
      <style:text-properties fo:color="#666666" fo:font-weight="bold" style:font-weight-asian="bold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end" fo:margin-left="0mm"/>
      <style:text-properties fo:color="#666666" fo:font-weight="bold" style:font-weight-asian="bold" style:font-weight-complex="bold"/>
    </style:style>
    <style:style style:name="ce3" style:family="table-cell" style:parent-style-name="Default">
      <style:table-cell-properties fo:background-color="#dddddd" style:cell-protect="protected" style:print-content="true"/>
      <style:text-properties fo:color="#666666" fo:font-weight="bold" style:font-weight-asian="bold" style:font-weight-complex="bold"/>
    </style:style>
    <style:style style:name="ce4" style:family="table-cell" style:parent-style-name="Default">
      <style:table-cell-properties fo:background-color="#ffff00" style:cell-protect="none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 style:cell-protect="protected" style:print-content="true" style:text-align-source="fix" style:repeat-content="false"/>
      <style:paragraph-properties fo:text-align="center" fo:margin-left="0mm"/>
      <style:text-properties fo:color="#666666" fo:font-weight="bold" style:font-weight-asian="bold" style:font-weight-complex="bold"/>
    </style:style>
    <style:style style:name="ce6" style:family="table-cell" style:parent-style-name="Default">
      <style:table-cell-properties fo:background-color="#ffff00" style:cell-protect="none" style:print-content="true"/>
    </style:style>
    <style:style style:name="ce7" style:family="table-cell" style:parent-style-name="Default">
      <style:table-cell-properties fo:background-color="#dddddd" style:cell-protect="protected" style:print-content="tru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cell-protect="none" style:print-content="true"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00">
      <style:table-cell-properties fo:background-color="#ffff00" style:cell-protect="none" style:print-content="true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cell-protect="protected" style:print-content="true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cell-protect="protected" style:print-content="true" fo:background-color="transparent"/>
      <style:text-properties fo:color="#666666" fo:font-weight="bold" style:font-weight-asian="bold" style:font-weight-complex="bold"/>
    </style:style>
    <style:style style:name="ce14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fo:color="#666666" fo:font-weight="bold" style:font-weight-asian="bold" style:font-weight-complex="bold"/>
    </style:style>
    <style:style style:name="ce15" style:family="table-cell" style:parent-style-name="Default">
      <style:table-cell-properties style:cell-protect="protected" style:print-content="true" fo:background-color="transparent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transparent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80" style:family="table-cell" style:parent-style-name="Default">
      <style:table-cell-properties fo:background-color="transparent"/>
      <style:text-properties fo:color="#800000" style:font-name="Liberation Mono" fo:font-size="9pt" fo:font-weight="normal" style:font-size-asian="9pt" style:font-weight-asian="normal" style:font-size-complex="9pt" style:font-weight-complex="normal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transparent"/>
      <style:text-properties fo:color="#800000" style:font-name="Liberation Mono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9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4" style:family="table-cell" style:parent-style-name="Default">
      <style:table-cell-properties fo:background-color="transparent"/>
      <style:text-properties fo:font-style="normal" style:text-underline-style="none" style:font-style-asian="normal" style:font-style-complex="normal"/>
    </style:style>
    <style:style style:name="gr1" style:family="graphic">
      <style:graphic-properties fo:background-color="#808080"/>
    </style:style>
    <style:style style:name="P1" style:family="paragraph">
      <style:paragraph-properties fo:text-align="start"/>
      <style:text-properties fo:color="#ffffff" fo:font-size="12pt"/>
    </style:style>
    <style:style style:name="P2" style:family="paragraph">
      <style:paragraph-properties fo:text-align="center"/>
      <style:text-properties fo:color="#ffffff" fo:font-size="12pt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/>
      <table:table table:name="TEAM NAMES" table:style-name="ta1">
        <office:forms form:automatic-focus="false" form:apply-design-mode="false">
          <form:form form:name="selector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ombobox form:name="sheetList" form:control-implementation="ooo:com.sun.star.form.component.ComboBox" xml:id="control1" form:id="control1" form:dropdown="true" form:size="20" form:current-value="2 x 5 KO P=2,4" form:convert-empty-to-null="true" form:list-source-type="table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item form:label="TEAM NAMES"/>
              <form:item form:label="1 x 5 P=1-2"/>
              <form:item form:label="1 x 7 P=1-2"/>
              <form:item form:label="1 x 8 P=4"/>
              <form:item form:label="1 x 9 P=2-4"/>
              <form:item form:label="2 x 4 x 2 No KO P=1-2,4"/>
              <form:item form:label="2 x 5 KO P=2,4"/>
              <form:item form:label="2 x 6 KO P=2,4"/>
              <form:item form:label="2 x 6 ~KO P=2,4"/>
              <form:item form:label="2 x 6 KO P=3"/>
              <form:item form:label="3 x 6 KO P=3"/>
              <form:item form:label="2 x 7 KO P=2,4"/>
              <form:item form:label="2 x 8 KO P=4"/>
              <form:item form:label="2 x 4 x 2 P=2"/>
              <form:item form:label="4 x 4 x 2 KO P=4"/>
            </form:combobox>
            <form:button form:name="copyData" form:control-implementation="ooo:com.sun.star.form.component.CommandButton" xml:id="control2" form:id="control2" form:label="Copy Data" form:printable="false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import_helpers.copyData?language=Basic&amp;location=document" xlink:type="simple"/>
              </office:event-listeners>
            </form:button>
          </form:form>
        </office:forms>
        <table:table-column table:style-name="co1" table:default-cell-style-name="ce2"/>
        <table:table-column table:style-name="co2" table:number-columns-repeated="4" table:default-cell-style-name="ce10"/>
        <table:table-column table:style-name="co3" table:number-columns-repeated="1015" table:default-cell-style-name="ce10"/>
        <table:table-column table:style-name="co3" table:number-columns-repeated="4" table:default-cell-style-name="Default"/>
        <table:table-row table:style-name="ro1">
          <table:table-cell table:style-name="ce1"/>
          <table:table-cell table:style-name="ce3" office:value-type="string" calcext:value-type="string">
            <text:p>Competition</text:p>
          </table:table-cell>
          <table:table-cell table:style-name="ce3" office:value-type="string" calcext:value-type="string">
            <text:p>Stage 2 Comp Names</text:p>
          </table:table-cell>
          <table:table-cell table:style-name="ce3" table:number-columns-repeated="2"/>
          <table:table-cell table:style-name="ce13" table:number-columns-repeated="1015"/>
          <table:table-cell table:style-name="ce72" table:number-columns-repeated="4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U12</text:p>
          </table:table-cell>
          <table:table-cell table:style-name="ce4" office:value-type="string" calcext:value-type="string">
            <text:p>Champions League</text:p>
          </table:table-cell>
          <table:table-cell table:style-name="ce67"/>
          <table:table-cell table:style-name="Default"/>
          <table:table-cell table:number-columns-repeated="1019"/>
        </table:table-row>
        <table:table-row table:style-name="ro1">
          <table:table-cell table:style-name="ce1" office:value-type="string" calcext:value-type="string">
            <text:p>Section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Europa League</text:p>
          </table:table-cell>
          <table:table-cell table:style-name="ce67"/>
          <table:table-cell table:style-name="ce12"/>
          <table:table-cell table:number-columns-repeated="1019"/>
        </table:table-row>
        <table:table-row table:style-name="ro1">
          <table:table-cell table:style-name="ce1"/>
          <table:table-cell table:style-name="ce5" office:value-type="string" calcext:value-type="string">
            <text:p>G1</text:p>
          </table:table-cell>
          <table:table-cell table:style-name="ce5" office:value-type="string" calcext:value-type="string">
            <text:p>G2</text:p>
          </table:table-cell>
          <table:table-cell table:style-name="ce5" office:value-type="string" calcext:value-type="string">
            <text:p>G3</text:p>
          </table:table-cell>
          <table:table-cell table:style-name="ce5" office:value-type="string" calcext:value-type="string">
            <text:p>G4</text:p>
          </table:table-cell>
          <table:table-cell table:style-name="ce14" table:number-columns-repeated="1015"/>
          <table:table-cell table:style-name="ce72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Calcot Royals</text:p>
          </table:table-cell>
          <table:table-cell table:style-name="ce6" office:value-type="string" calcext:value-type="string">
            <text:p>Hawley Colts 2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Hawley Colts 1</text:p>
          </table:table-cell>
          <table:table-cell table:style-name="ce6" office:value-type="string" calcext:value-type="string">
            <text:p>Holy Trinity Harriers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6" office:value-type="string" calcext:value-type="string">
            <text:p>Mytchett Athletic Kestrels</text:p>
          </table:table-cell>
          <table:table-cell table:style-name="ce6" office:value-type="string" calcext:value-type="string">
            <text:p>Oxford City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6" office:value-type="string" calcext:value-type="string">
            <text:p>Rushmoor Com. Hotspurs - Blue</text:p>
          </table:table-cell>
          <table:table-cell table:style-name="ce6" office:value-type="string" calcext:value-type="string">
            <text:p>Rushmoor Comm. Hotspurs - Yellow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6" office:value-type="string" calcext:value-type="string">
            <text:p>STBGFC Boys 'B'</text:p>
          </table:table-cell>
          <table:table-cell table:style-name="ce6" office:value-type="string" calcext:value-type="string">
            <text:p>STBGFC Boys 'A'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table:style-name="ce1"/>
          <table:table-cell table:style-name="ce7" table:number-columns-repeated="4"/>
          <table:table-cell table:style-name="ce15" table:number-columns-repeated="1015"/>
          <table:table-cell table:style-name="ce72" table:number-columns-repeated="4"/>
        </table:table-row>
        <table:table-row table:style-name="ro1">
          <table:table-cell table:style-name="ce1" office:value-type="string" calcext:value-type="string">
            <text:p>Day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t/Duration</text:p>
          </table:table-cell>
          <table:table-cell table:style-name="ce9" office:value-type="string" calcext:value-type="string">
            <text:p>1400</text:p>
          </table:table-cell>
          <table:table-cell table:style-name="ce9" office:value-type="string" calcext:value-type="string">
            <text:p>15</text:p>
          </table:table-cell>
          <table:table-cell>
            <draw:control table:end-cell-address="'TEAM NAMES'.E17" table:end-x="20.41mm" table:end-y="4.54mm" draw:z-index="0" draw:style-name="gr1" draw:text-style-name="P1" svg:width="70.51mm" svg:height="7.02mm" svg:x="1.64mm" svg:y="2.69mm" draw:control="control1"/>
          </table:table-cell>
          <table:table-cell>
            <draw:control table:end-cell-address="'TEAM NAMES'.E17" table:end-x="50.7mm" table:end-y="4.33mm" draw:z-index="1" draw:style-name="gr1" draw:text-style-name="P2" svg:width="29.92mm" svg:height="7.02mm" svg:x="20.78mm" svg:y="2.48mm" draw:control="control2"/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ame/Sec Gap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tche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7" table:number-columns-repeated="4"/>
          <table:table-cell table:style-name="ce15" table:number-columns-repeated="1015"/>
          <table:table-cell table:style-name="ce72" table:number-columns-repeated="4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formula="of:=SUBSTITUTE([.B5];&quot;&quot;&quot;&quot;;&quot;'&quot;)" office:value-type="string" office:string-value="Calcot Royals" calcext:value-type="string">
            <text:p>Calcot Royals</text:p>
          </table:table-cell>
          <table:table-cell table:formula="of:=SUBSTITUTE([.C5];&quot;&quot;&quot;&quot;;&quot;'&quot;)" office:value-type="string" office:string-value="Hawley Colts 2" calcext:value-type="string">
            <text:p>Hawley Colts 2</text:p>
          </table:table-cell>
          <table:table-cell table:formula="of:=SUBSTITUTE([.D5];&quot;&quot;&quot;&quot;;&quot;'&quot;)">
            <text:p/>
          </table:table-cell>
          <table:table-cell table:formula="of:=SUBSTITUTE([.E5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formula="of:=SUBSTITUTE([.B6];&quot;&quot;&quot;&quot;;&quot;'&quot;)" office:value-type="string" office:string-value="Hawley Colts 1" calcext:value-type="string">
            <text:p>Hawley Colts 1</text:p>
          </table:table-cell>
          <table:table-cell table:formula="of:=SUBSTITUTE([.C6];&quot;&quot;&quot;&quot;;&quot;'&quot;)" office:value-type="string" office:string-value="Holy Trinity Harriers" calcext:value-type="string">
            <text:p>Holy Trinity Harriers</text:p>
          </table:table-cell>
          <table:table-cell table:formula="of:=SUBSTITUTE([.D6];&quot;&quot;&quot;&quot;;&quot;'&quot;)">
            <text:p/>
          </table:table-cell>
          <table:table-cell table:formula="of:=SUBSTITUTE([.E6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formula="of:=SUBSTITUTE([.B7];&quot;&quot;&quot;&quot;;&quot;'&quot;)" office:value-type="string" office:string-value="Mytchett Athletic Kestrels" calcext:value-type="string">
            <text:p>Mytchett Athletic Kestrels</text:p>
          </table:table-cell>
          <table:table-cell table:formula="of:=SUBSTITUTE([.C7];&quot;&quot;&quot;&quot;;&quot;'&quot;)" office:value-type="string" office:string-value="Oxford City" calcext:value-type="string">
            <text:p>Oxford City</text:p>
          </table:table-cell>
          <table:table-cell table:formula="of:=SUBSTITUTE([.D7];&quot;&quot;&quot;&quot;;&quot;'&quot;)">
            <text:p/>
          </table:table-cell>
          <table:table-cell table:formula="of:=SUBSTITUTE([.E7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formula="of:=SUBSTITUTE([.B8];&quot;&quot;&quot;&quot;;&quot;'&quot;)" office:value-type="string" office:string-value="Rushmoor Com. Hotspurs - Blue" calcext:value-type="string">
            <text:p>Rushmoor Com. Hotspurs - Blue</text:p>
          </table:table-cell>
          <table:table-cell table:formula="of:=SUBSTITUTE([.C8];&quot;&quot;&quot;&quot;;&quot;'&quot;)" office:value-type="string" office:string-value="Rushmoor Comm. Hotspurs - Yellow" calcext:value-type="string">
            <text:p>Rushmoor Comm. Hotspurs - Yellow</text:p>
          </table:table-cell>
          <table:table-cell table:formula="of:=SUBSTITUTE([.D8];&quot;&quot;&quot;&quot;;&quot;'&quot;)">
            <text:p/>
          </table:table-cell>
          <table:table-cell table:formula="of:=SUBSTITUTE([.E8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formula="of:=SUBSTITUTE([.B9];&quot;&quot;&quot;&quot;;&quot;'&quot;)" office:value-type="string" office:string-value="STBGFC Boys 'B'" calcext:value-type="string">
            <text:p>STBGFC Boys 'B'</text:p>
          </table:table-cell>
          <table:table-cell table:formula="of:=SUBSTITUTE([.C9];&quot;&quot;&quot;&quot;;&quot;'&quot;)" office:value-type="string" office:string-value="STBGFC Boys 'A'" calcext:value-type="string">
            <text:p>STBGFC Boys 'A'</text:p>
          </table:table-cell>
          <table:table-cell table:formula="of:=SUBSTITUTE([.D9];&quot;&quot;&quot;&quot;;&quot;'&quot;)">
            <text:p/>
          </table:table-cell>
          <table:table-cell table:formula="of:=SUBSTITUTE([.E9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formula="of:=SUBSTITUTE([.B10];&quot;&quot;&quot;&quot;;&quot;'&quot;)">
            <text:p/>
          </table:table-cell>
          <table:table-cell table:formula="of:=SUBSTITUTE([.C10];&quot;&quot;&quot;&quot;;&quot;'&quot;)">
            <text:p/>
          </table:table-cell>
          <table:table-cell table:formula="of:=SUBSTITUTE([.D10];&quot;&quot;&quot;&quot;;&quot;'&quot;)">
            <text:p/>
          </table:table-cell>
          <table:table-cell table:formula="of:=SUBSTITUTE([.E10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formula="of:=SUBSTITUTE([.B11];&quot;&quot;&quot;&quot;;&quot;'&quot;)">
            <text:p/>
          </table:table-cell>
          <table:table-cell table:formula="of:=SUBSTITUTE([.C11];&quot;&quot;&quot;&quot;;&quot;'&quot;)">
            <text:p/>
          </table:table-cell>
          <table:table-cell table:formula="of:=SUBSTITUTE([.D11];&quot;&quot;&quot;&quot;;&quot;'&quot;)">
            <text:p/>
          </table:table-cell>
          <table:table-cell table:formula="of:=SUBSTITUTE([.E11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formula="of:=SUBSTITUTE([.B12];&quot;&quot;&quot;&quot;;&quot;'&quot;)">
            <text:p/>
          </table:table-cell>
          <table:table-cell table:formula="of:=SUBSTITUTE([.C12];&quot;&quot;&quot;&quot;;&quot;'&quot;)">
            <text:p/>
          </table:table-cell>
          <table:table-cell table:formula="of:=SUBSTITUTE([.D12];&quot;&quot;&quot;&quot;;&quot;'&quot;)">
            <text:p/>
          </table:table-cell>
          <table:table-cell table:formula="of:=SUBSTITUTE([.E12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formula="of:=SUBSTITUTE([.B13];&quot;&quot;&quot;&quot;;&quot;'&quot;)">
            <text:p/>
          </table:table-cell>
          <table:table-cell table:formula="of:=SUBSTITUTE([.C13];&quot;&quot;&quot;&quot;;&quot;'&quot;)">
            <text:p/>
          </table:table-cell>
          <table:table-cell table:formula="of:=SUBSTITUTE([.D13];&quot;&quot;&quot;&quot;;&quot;'&quot;)">
            <text:p/>
          </table:table-cell>
          <table:table-cell table:formula="of:=SUBSTITUTE([.E13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/>
          <table:table-cell table:formula="of:=SUBSTITUTE(AGE_GROUP;&quot; &quot;;&quot;&quot;)" office:value-type="string" office:string-value="U12" calcext:value-type="string">
            <text:p>U12</text:p>
          </table:table-cell>
          <table:table-cell table:number-columns-repeated="1022"/>
        </table:table-row>
        <table:table-row table:style-name="ro1" table:visibility="collapse">
          <table:table-cell/>
          <table:table-cell table:formula="of:=SUBSTITUTE(SECTION;&quot; &quot;;&quot;&quot;)" office:value-type="string" office:string-value="A" calcext:value-type="string">
            <text:p>A</text:p>
          </table:table-cell>
          <table:table-cell table:number-columns-repeated="1022"/>
        </table:table-row>
        <table:table-row table:style-name="ro1" table:visibility="collapse">
          <table:table-cell/>
          <table:table-cell table:formula="of:=SUBSTITUTE(S2_SEC1;&quot; &quot;;&quot;&quot;)" office:value-type="string" office:string-value="ChampionsLeague" calcext:value-type="string">
            <text:p>ChampionsLeague</text:p>
          </table:table-cell>
          <table:table-cell table:number-columns-repeated="1022"/>
        </table:table-row>
        <table:table-row table:style-name="ro1" table:visibility="collapse">
          <table:table-cell/>
          <table:table-cell table:formula="of:=SUBSTITUTE(S2_SEC2;&quot; &quot;;&quot;&quot;)" office:value-type="string" office:string-value="EuropaLeague" calcext:value-type="string">
            <text:p>EuropaLeague</text:p>
          </table:table-cell>
          <table:table-cell table:number-columns-repeated="1022"/>
        </table:table-row>
        <table:table-row table:style-name="ro1" table:visibility="collapse">
          <table:table-cell office:value-type="string" calcext:value-type="string">
            <text:p>hh/mm</text:p>
          </table:table-cell>
          <table:table-cell table:formula="of:=(NUMBERVALUE(LEFT(START_TIME;2)))" office:value-type="float" office:value="14" calcext:value-type="float">
            <text:p>14</text:p>
          </table:table-cell>
          <table:table-cell table:formula="of:=NUMBERVALUE(RIGHT(START_TIME;2))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first</text:p>
          </table:table-cell>
          <table:table-cell table:formula="of:=(3600000*HH_START)+(60000*MM_START)" office:value-type="float" office:value="50400000" calcext:value-type="float">
            <text:p>50400000</text:p>
          </table:table-cell>
          <table:table-cell table:number-columns-repeated="1022"/>
        </table:table-row>
        <table:table-row table:style-name="ro1" table:visibility="collapse">
          <table:table-cell office:value-type="string" calcext:value-type="string">
            <text:p>duration</text:p>
          </table:table-cell>
          <table:table-cell table:formula="of:=60000*MATCH_DURATION" office:value-type="float" office:value="900000" calcext:value-type="float">
            <text:p>900000</text:p>
          </table:table-cell>
          <table:table-cell table:number-columns-repeated="1022"/>
        </table:table-row>
        <table:table-row table:style-name="ro1" table:visibility="collapse">
          <table:table-cell office:value-type="string" calcext:value-type="string">
            <text:p>G-gap</text:p>
          </table:table-cell>
          <table:table-cell table:formula="of:=60000*GAME_GAP" office:value-type="float" office:value="300000" calcext:value-type="float">
            <text:p>300000</text:p>
          </table:table-cell>
          <table:table-cell table:number-columns-repeated="1022"/>
        </table:table-row>
        <table:table-row table:style-name="ro1" table:visibility="collapse">
          <table:table-cell office:value-type="string" calcext:value-type="string">
            <text:p>S-gap</text:p>
          </table:table-cell>
          <table:table-cell table:formula="of:=60000*SECTION_GAP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visibility="collapse">
          <table:table-cell office:value-type="string" calcext:value-type="string">
            <text:p>num pitches</text:p>
          </table:table-cell>
          <table:table-cell table:formula="of:=COUNT(INDEX(PITCHES))" office:value-type="float" office:value="4" calcext:value-type="float">
            <text:p>4</text:p>
          </table:table-cell>
          <table:table-cell table:number-columns-repeated="1022"/>
        </table:table-row>
        <table:table-row table:style-name="ro1" table:visibility="collapse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* Start time in GMT</text:p>
          </table:table-cell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 x 5 P=1-2" table:style-name="ta2">
        <office:forms form:automatic-focus="false" form:apply-design-mode="false"/>
        <table:table-column table:style-name="co4" table:default-cell-style-name="ce73"/>
        <table:table-column table:style-name="co5" table:default-cell-style-name="ce73"/>
        <table:table-column table:style-name="co6" table:default-cell-style-name="ce74"/>
        <table:table-column table:style-name="co7" table:default-cell-style-name="ce74"/>
        <table:table-column table:style-name="co8" table:default-cell-style-name="ce73"/>
        <table:table-column table:style-name="co8" table:number-columns-repeated="2" table:default-cell-style-name="ce19"/>
        <table:table-column table:style-name="co9" table:default-cell-style-name="ce76"/>
        <table:table-column table:style-name="co9" table:default-cell-style-name="ce77"/>
        <table:table-column table:style-name="co10" table:default-cell-style-name="ce23"/>
        <table:table-column table:style-name="co11" table:default-cell-style-name="ce80"/>
        <table:table-column table:style-name="co3" table:number-columns-repeated="1013" table:default-cell-style-name="ce23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Game#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9" office:value-type="string" calcext:value-type="string">
            <text:p>Pitch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FIRST_GAME_MS" office:value-type="float" office:value="50400000" calcext:value-type="float">
            <text:p>504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2];TRANSLATED_TEAM_NAMES;[.$E2]+1)" office:value-type="string" office:string-value="Calcot Royals" calcext:value-type="string">
            <text:p>Calcot Royals</text:p>
          </table:table-cell>
          <table:table-cell table:formula="of:=VLOOKUP([.G2];TRANSLATED_TEAM_NAMES;[.$E2]+1)" office:value-type="string" office:string-value="Hawley Colts 1" calcext:value-type="string">
            <text:p>Hawley Colts 1</text:p>
          </table:table-cell>
          <table:table-cell table:style-name="ce78" table:formula="of:=IF(MOD([.C2]; NUM_PITCHES)=0;INDEX(PITCHES;1;NUM_PITCHES);INDEX(PITCHES;1;MOD([.C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50400000,&quot;duration&quot;:&quot;15m&quot;,&quot;pitch&quot;:&quot;1&quot;,&quot;competition&quot;:{&quot;name&quot;:&quot;U12&quot;, &quot;section&quot;:&quot;A&quot;, &quot;group&quot;:&quot;1&quot;},&quot;tag&quot;:&quot;1&quot;, &quot;homeTeam&quot;:&quot;Calcot Royals&quot;, &quot;awayTeam&quot;:&quot;Hawley Colts 1&quot;}" calcext:value-type="string">
            <text:p>{"__v":0,"day":2,"dateTime":50400000,"duration":"15m","pitch":"1","competition":{"name":"U12", "section":"A", "group":"1"},"tag":"1", "homeTeam":"Calcot Royals", "awayTeam":"Hawley Colts 1"}</text:p>
          </table:table-cell>
          <table:table-cell table:number-columns-repeated="1013"/>
        </table:table-row>
        <table:table-row table:style-name="ro1">
          <table:table-cell table:formula="of:=IF([.J3]&gt;[.J2];[.A2];[.A2]+1)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A3]-1))" office:value-type="float" office:value="50400000" calcext:value-type="float">
            <text:p>504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3];TRANSLATED_TEAM_NAMES;[.$E3]+1)" office:value-type="string" office:string-value="Mytchett Athletic Kestrels" calcext:value-type="string">
            <text:p>Mytchett Athletic Kestrels</text:p>
          </table:table-cell>
          <table:table-cell table:formula="of:=VLOOKUP([.G3];TRANSLATED_TEAM_NAMES;[.$E3]+1)" office:value-type="string" office:string-value="Rushmoor Com. Hotspurs - Blue" calcext:value-type="string">
            <text:p>Rushmoor Com. Hotspurs - Blue</text:p>
          </table:table-cell>
          <table:table-cell table:style-name="ce78" table:formula="of:=IF(MOD([.C3]; NUM_PITCHES)=0;INDEX(PITCHES;1;NUM_PITCHES);INDEX(PITCHES;1;MOD([.C3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50400000,&quot;duration&quot;:&quot;15m&quot;,&quot;pitch&quot;:&quot;2&quot;,&quot;competition&quot;:{&quot;name&quot;:&quot;U12&quot;, &quot;section&quot;:&quot;A&quot;, &quot;group&quot;:&quot;1&quot;},&quot;tag&quot;:&quot;1&quot;, &quot;homeTeam&quot;:&quot;Mytchett Athletic Kestrels&quot;, &quot;awayTeam&quot;:&quot;Rushmoor Com. Hotspurs - Blue&quot;}" calcext:value-type="string">
            <text:p>{"__v":0,"day":2,"dateTime":50400000,"duration":"15m","pitch":"2","competition":{"name":"U12", "section":"A", "group":"1"},"tag":"1", "homeTeam":"Mytchett Athletic Kestrels", "awayTeam":"Rushmoor Com. Hotspurs - Blue"}</text:p>
          </table:table-cell>
          <table:table-cell table:number-columns-repeated="1013"/>
        </table:table-row>
        <table:table-row table:style-name="ro1">
          <table:table-cell table:formula="of:=IF([.J4]&gt;[.J3];[.A3];[.A3]+1)" office:value-type="float" office:value="1" calcext:value-type="float">
            <text:p>1</text:p>
          </table:table-cell>
          <table:table-cell table:formula="of:=IF([.$J4]&gt;[.$J3];[.B3];[.B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A4]-1))" office:value-type="float" office:value="50400000" calcext:value-type="float">
            <text:p>504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4];TRANSLATED_TEAM_NAMES;[.$E4]+1)" office:value-type="string" office:string-value="STBGFC Boys 'B'" calcext:value-type="string">
            <text:p>STBGFC Boys 'B'</text:p>
          </table:table-cell>
          <table:table-cell table:formula="of:=VLOOKUP([.G4];TRANSLATED_TEAM_NAMES;[.$E4]+1)" office:value-type="string" office:string-value="Calcot Royals" calcext:value-type="string">
            <text:p>Calcot Royals</text:p>
          </table:table-cell>
          <table:table-cell table:style-name="ce78" table:formula="of:=IF(MOD([.C4]; NUM_PITCHES)=0;INDEX(PITCHES;1;NUM_PITCHES);INDEX(PITCHES;1;MOD([.C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50400000,&quot;duration&quot;:&quot;15m&quot;,&quot;pitch&quot;:&quot;3&quot;,&quot;competition&quot;:{&quot;name&quot;:&quot;U12&quot;, &quot;section&quot;:&quot;A&quot;, &quot;group&quot;:&quot;1&quot;},&quot;tag&quot;:&quot;1&quot;, &quot;homeTeam&quot;:&quot;STBGFC Boys 'B'&quot;, &quot;awayTeam&quot;:&quot;Calcot Royals&quot;}" calcext:value-type="string">
            <text:p>{"__v":0,"day":2,"dateTime":50400000,"duration":"15m","pitch":"3","competition":{"name":"U12", "section":"A", "group":"1"},"tag":"1", "homeTeam":"STBGFC Boys 'B'", "awayTeam":"Calcot Royals"}</text:p>
          </table:table-cell>
          <table:table-cell table:number-columns-repeated="1013"/>
        </table:table-row>
        <table:table-row table:style-name="ro1">
          <table:table-cell table:formula="of:=IF([.J5]&gt;[.J4];[.A4];[.A4]+1)" office:value-type="float" office:value="1" calcext:value-type="float">
            <text:p>1</text:p>
          </table:table-cell>
          <table:table-cell table:formula="of:=IF([.$J5]&gt;[.$J4];[.B4];[.B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A5]-1))" office:value-type="float" office:value="50400000" calcext:value-type="float">
            <text:p>504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5];TRANSLATED_TEAM_NAMES;[.$E5]+1)" office:value-type="string" office:string-value="Hawley Colts 1" calcext:value-type="string">
            <text:p>Hawley Colts 1</text:p>
          </table:table-cell>
          <table:table-cell table:formula="of:=VLOOKUP([.G5];TRANSLATED_TEAM_NAMES;[.$E5]+1)" office:value-type="string" office:string-value="Mytchett Athletic Kestrels" calcext:value-type="string">
            <text:p>Mytchett Athletic Kestrels</text:p>
          </table:table-cell>
          <table:table-cell table:style-name="ce78" table:formula="of:=IF(MOD([.C5]; NUM_PITCHES)=0;INDEX(PITCHES;1;NUM_PITCHES);INDEX(PITCHES;1;MOD([.C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50400000,&quot;duration&quot;:&quot;15m&quot;,&quot;pitch&quot;:&quot;4&quot;,&quot;competition&quot;:{&quot;name&quot;:&quot;U12&quot;, &quot;section&quot;:&quot;A&quot;, &quot;group&quot;:&quot;1&quot;},&quot;tag&quot;:&quot;1&quot;, &quot;homeTeam&quot;:&quot;Hawley Colts 1&quot;, &quot;awayTeam&quot;:&quot;Mytchett Athletic Kestrels&quot;}" calcext:value-type="string">
            <text:p>{"__v":0,"day":2,"dateTime":50400000,"duration":"15m","pitch":"4","competition":{"name":"U12", "section":"A", "group":"1"},"tag":"1", "homeTeam":"Hawley Colts 1", "awayTeam":"Mytchett Athletic Kestrels"}</text:p>
          </table:table-cell>
          <table:table-cell table:number-columns-repeated="1013"/>
        </table:table-row>
        <table:table-row table:style-name="ro1">
          <table:table-cell table:formula="of:=IF([.J6]&gt;[.J5];[.A5];[.A5]+1)" office:value-type="float" office:value="2" calcext:value-type="float">
            <text:p>2</text:p>
          </table:table-cell>
          <table:table-cell table:formula="of:=IF([.$J6]&gt;[.$J5];[.B5];[.B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A6]-1))" office:value-type="float" office:value="51600000" calcext:value-type="float">
            <text:p>516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6];TRANSLATED_TEAM_NAMES;[.$E6]+1)" office:value-type="string" office:string-value="Rushmoor Com. Hotspurs - Blue" calcext:value-type="string">
            <text:p>Rushmoor Com. Hotspurs - Blue</text:p>
          </table:table-cell>
          <table:table-cell table:formula="of:=VLOOKUP([.G6];TRANSLATED_TEAM_NAMES;[.$E6]+1)" office:value-type="string" office:string-value="STBGFC Boys 'B'" calcext:value-type="string">
            <text:p>STBGFC Boys 'B'</text:p>
          </table:table-cell>
          <table:table-cell table:style-name="ce78" table:formula="of:=IF(MOD([.C6]; NUM_PITCHES)=0;INDEX(PITCHES;1;NUM_PITCHES);INDEX(PITCHES;1;MOD([.C6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51600000,&quot;duration&quot;:&quot;15m&quot;,&quot;pitch&quot;:&quot;1&quot;,&quot;competition&quot;:{&quot;name&quot;:&quot;U12&quot;, &quot;section&quot;:&quot;A&quot;, &quot;group&quot;:&quot;1&quot;},&quot;tag&quot;:&quot;2&quot;, &quot;homeTeam&quot;:&quot;Rushmoor Com. Hotspurs - Blue&quot;, &quot;awayTeam&quot;:&quot;STBGFC Boys 'B'&quot;}" calcext:value-type="string">
            <text:p>{"__v":0,"day":2,"dateTime":51600000,"duration":"15m","pitch":"1","competition":{"name":"U12", "section":"A", "group":"1"},"tag":"2", "homeTeam":"Rushmoor Com. Hotspurs - Blue", "awayTeam":"STBGFC Boys 'B'"}</text:p>
          </table:table-cell>
          <table:table-cell table:number-columns-repeated="1013"/>
        </table:table-row>
        <table:table-row table:style-name="ro1">
          <table:table-cell table:formula="of:=IF([.J7]&gt;[.J6];[.A6];[.A6]+1)" office:value-type="float" office:value="2" calcext:value-type="float">
            <text:p>2</text:p>
          </table:table-cell>
          <table:table-cell table:formula="of:=IF([.$J7]&gt;[.$J6];[.B6];[.B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A7]-1))" office:value-type="float" office:value="51600000" calcext:value-type="float">
            <text:p>516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F7];TRANSLATED_TEAM_NAMES;[.$E7]+1)" office:value-type="string" office:string-value="Calcot Royals" calcext:value-type="string">
            <text:p>Calcot Royals</text:p>
          </table:table-cell>
          <table:table-cell table:formula="of:=VLOOKUP([.G7];TRANSLATED_TEAM_NAMES;[.$E7]+1)" office:value-type="string" office:string-value="Mytchett Athletic Kestrels" calcext:value-type="string">
            <text:p>Mytchett Athletic Kestrels</text:p>
          </table:table-cell>
          <table:table-cell table:style-name="ce78" table:formula="of:=IF(MOD([.C7]; NUM_PITCHES)=0;INDEX(PITCHES;1;NUM_PITCHES);INDEX(PITCHES;1;MOD([.C7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51600000,&quot;duration&quot;:&quot;15m&quot;,&quot;pitch&quot;:&quot;2&quot;,&quot;competition&quot;:{&quot;name&quot;:&quot;U12&quot;, &quot;section&quot;:&quot;A&quot;, &quot;group&quot;:&quot;1&quot;},&quot;tag&quot;:&quot;2&quot;, &quot;homeTeam&quot;:&quot;Calcot Royals&quot;, &quot;awayTeam&quot;:&quot;Mytchett Athletic Kestrels&quot;}" calcext:value-type="string">
            <text:p>{"__v":0,"day":2,"dateTime":51600000,"duration":"15m","pitch":"2","competition":{"name":"U12", "section":"A", "group":"1"},"tag":"2", "homeTeam":"Calcot Royals", "awayTeam":"Mytchett Athletic Kestrels"}</text:p>
          </table:table-cell>
          <table:table-cell table:number-columns-repeated="1013"/>
        </table:table-row>
        <table:table-row table:style-name="ro1">
          <table:table-cell table:formula="of:=IF([.J8]&gt;[.J7];[.A7];[.A7]+1)" office:value-type="float" office:value="2" calcext:value-type="float">
            <text:p>2</text:p>
          </table:table-cell>
          <table:table-cell table:formula="of:=IF([.$J8]&gt;[.$J7];[.B7];[.B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A8]-1))" office:value-type="float" office:value="51600000" calcext:value-type="float">
            <text:p>516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F8];TRANSLATED_TEAM_NAMES;[.$E8]+1)" office:value-type="string" office:string-value="Hawley Colts 1" calcext:value-type="string">
            <text:p>Hawley Colts 1</text:p>
          </table:table-cell>
          <table:table-cell table:formula="of:=VLOOKUP([.G8];TRANSLATED_TEAM_NAMES;[.$E8]+1)" office:value-type="string" office:string-value="Rushmoor Com. Hotspurs - Blue" calcext:value-type="string">
            <text:p>Rushmoor Com. Hotspurs - Blue</text:p>
          </table:table-cell>
          <table:table-cell table:style-name="ce78" table:formula="of:=IF(MOD([.C8]; NUM_PITCHES)=0;INDEX(PITCHES;1;NUM_PITCHES);INDEX(PITCHES;1;MOD([.C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51600000,&quot;duration&quot;:&quot;15m&quot;,&quot;pitch&quot;:&quot;3&quot;,&quot;competition&quot;:{&quot;name&quot;:&quot;U12&quot;, &quot;section&quot;:&quot;A&quot;, &quot;group&quot;:&quot;1&quot;},&quot;tag&quot;:&quot;2&quot;, &quot;homeTeam&quot;:&quot;Hawley Colts 1&quot;, &quot;awayTeam&quot;:&quot;Rushmoor Com. Hotspurs - Blue&quot;}" calcext:value-type="string">
            <text:p>{"__v":0,"day":2,"dateTime":51600000,"duration":"15m","pitch":"3","competition":{"name":"U12", "section":"A", "group":"1"},"tag":"2", "homeTeam":"Hawley Colts 1", "awayTeam":"Rushmoor Com. Hotspurs - Blue"}</text:p>
          </table:table-cell>
          <table:table-cell table:number-columns-repeated="1013"/>
        </table:table-row>
        <table:table-row table:style-name="ro1">
          <table:table-cell table:formula="of:=IF([.J9]&gt;[.J8];[.A8];[.A8]+1)" office:value-type="float" office:value="2" calcext:value-type="float">
            <text:p>2</text:p>
          </table:table-cell>
          <table:table-cell table:formula="of:=IF([.$J9]&gt;[.$J8];[.B8];[.B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A9]-1))" office:value-type="float" office:value="51600000" calcext:value-type="float">
            <text:p>516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F9];TRANSLATED_TEAM_NAMES;[.$E9]+1)" office:value-type="string" office:string-value="Mytchett Athletic Kestrels" calcext:value-type="string">
            <text:p>Mytchett Athletic Kestrels</text:p>
          </table:table-cell>
          <table:table-cell table:formula="of:=VLOOKUP([.G9];TRANSLATED_TEAM_NAMES;[.$E9]+1)" office:value-type="string" office:string-value="STBGFC Boys 'B'" calcext:value-type="string">
            <text:p>STBGFC Boys 'B'</text:p>
          </table:table-cell>
          <table:table-cell table:style-name="ce78" table:formula="of:=IF(MOD([.C9]; NUM_PITCHES)=0;INDEX(PITCHES;1;NUM_PITCHES);INDEX(PITCHES;1;MOD([.C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51600000,&quot;duration&quot;:&quot;15m&quot;,&quot;pitch&quot;:&quot;4&quot;,&quot;competition&quot;:{&quot;name&quot;:&quot;U12&quot;, &quot;section&quot;:&quot;A&quot;, &quot;group&quot;:&quot;1&quot;},&quot;tag&quot;:&quot;2&quot;, &quot;homeTeam&quot;:&quot;Mytchett Athletic Kestrels&quot;, &quot;awayTeam&quot;:&quot;STBGFC Boys 'B'&quot;}" calcext:value-type="string">
            <text:p>{"__v":0,"day":2,"dateTime":51600000,"duration":"15m","pitch":"4","competition":{"name":"U12", "section":"A", "group":"1"},"tag":"2", "homeTeam":"Mytchett Athletic Kestrels", "awayTeam":"STBGFC Boys 'B'"}</text:p>
          </table:table-cell>
          <table:table-cell table:number-columns-repeated="1013"/>
        </table:table-row>
        <table:table-row table:style-name="ro1">
          <table:table-cell table:formula="of:=IF([.J10]&gt;[.J9];[.A9];[.A9]+1)" office:value-type="float" office:value="3" calcext:value-type="float">
            <text:p>3</text:p>
          </table:table-cell>
          <table:table-cell table:formula="of:=IF([.$J10]&gt;[.$J9];[.B9];[.B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A10]-1))" office:value-type="float" office:value="52800000" calcext:value-type="float">
            <text:p>528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10];TRANSLATED_TEAM_NAMES;[.$E10]+1)" office:value-type="string" office:string-value="Rushmoor Com. Hotspurs - Blue" calcext:value-type="string">
            <text:p>Rushmoor Com. Hotspurs - Blue</text:p>
          </table:table-cell>
          <table:table-cell table:formula="of:=VLOOKUP([.G10];TRANSLATED_TEAM_NAMES;[.$E10]+1)" office:value-type="string" office:string-value="Calcot Royals" calcext:value-type="string">
            <text:p>Calcot Royals</text:p>
          </table:table-cell>
          <table:table-cell table:style-name="ce78" table:formula="of:=IF(MOD([.C10]; NUM_PITCHES)=0;INDEX(PITCHES;1;NUM_PITCHES);INDEX(PITCHES;1;MOD([.C10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52800000,&quot;duration&quot;:&quot;15m&quot;,&quot;pitch&quot;:&quot;1&quot;,&quot;competition&quot;:{&quot;name&quot;:&quot;U12&quot;, &quot;section&quot;:&quot;A&quot;, &quot;group&quot;:&quot;1&quot;},&quot;tag&quot;:&quot;3&quot;, &quot;homeTeam&quot;:&quot;Rushmoor Com. Hotspurs - Blue&quot;, &quot;awayTeam&quot;:&quot;Calcot Royals&quot;}" calcext:value-type="string">
            <text:p>{"__v":0,"day":2,"dateTime":52800000,"duration":"15m","pitch":"1","competition":{"name":"U12", "section":"A", "group":"1"},"tag":"3", "homeTeam":"Rushmoor Com. Hotspurs - Blue", "awayTeam":"Calcot Royals"}</text:p>
          </table:table-cell>
          <table:table-cell table:number-columns-repeated="1013"/>
        </table:table-row>
        <table:table-row table:style-name="ro1">
          <table:table-cell table:formula="of:=IF([.J11]&gt;[.J10];[.A10];[.A10]+1)" office:value-type="float" office:value="3" calcext:value-type="float">
            <text:p>3</text:p>
          </table:table-cell>
          <table:table-cell table:formula="of:=IF([.$J11]&gt;[.$J10];[.B10];[.B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A11]-1))" office:value-type="float" office:value="52800000" calcext:value-type="float">
            <text:p>528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F11];TRANSLATED_TEAM_NAMES;[.$E11]+1)" office:value-type="string" office:string-value="STBGFC Boys 'B'" calcext:value-type="string">
            <text:p>STBGFC Boys 'B'</text:p>
          </table:table-cell>
          <table:table-cell table:formula="of:=VLOOKUP([.G11];TRANSLATED_TEAM_NAMES;[.$E11]+1)" office:value-type="string" office:string-value="Hawley Colts 1" calcext:value-type="string">
            <text:p>Hawley Colts 1</text:p>
          </table:table-cell>
          <table:table-cell table:style-name="ce78" table:formula="of:=IF(MOD([.C11]; NUM_PITCHES)=0;INDEX(PITCHES;1;NUM_PITCHES);INDEX(PITCHES;1;MOD([.C11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52800000,&quot;duration&quot;:&quot;15m&quot;,&quot;pitch&quot;:&quot;2&quot;,&quot;competition&quot;:{&quot;name&quot;:&quot;U12&quot;, &quot;section&quot;:&quot;A&quot;, &quot;group&quot;:&quot;1&quot;},&quot;tag&quot;:&quot;3&quot;, &quot;homeTeam&quot;:&quot;STBGFC Boys 'B'&quot;, &quot;awayTeam&quot;:&quot;Hawley Colts 1&quot;}" calcext:value-type="string">
            <text:p>{"__v":0,"day":2,"dateTime":52800000,"duration":"15m","pitch":"2","competition":{"name":"U12", "section":"A", "group":"1"},"tag":"3", "homeTeam":"STBGFC Boys 'B'", "awayTeam":"Hawley Colts 1"}</text:p>
          </table:table-cell>
          <table:table-cell table:number-columns-repeated="1013"/>
        </table:table-row>
        <table:table-row table:style-name="ro1">
          <table:table-cell table:formula="of:=IF([.J12]&gt;[.J11];[.A11];[.A11]+1)" office:value-type="float" office:value="3" calcext:value-type="float">
            <text:p>3</text:p>
          </table:table-cell>
          <table:table-cell table:formula="of:=IF([.$J12]&gt;[.$J11];[.B11];[.B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A12]-1))" office:value-type="float" office:value="52800000" calcext:value-type="float">
            <text:p>528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VLOOKUP([.F12];TRANSLATED_TEAM_NAMES;[.$E12]+1)" office:value-type="string" office:string-value="Hawley Colts 1" calcext:value-type="string">
            <text:p>Hawley Colts 1</text:p>
          </table:table-cell>
          <table:table-cell table:formula="of:=VLOOKUP([.G12];TRANSLATED_TEAM_NAMES;[.$E12]+1)" office:value-type="string" office:string-value="Calcot Royals" calcext:value-type="string">
            <text:p>Calcot Royals</text:p>
          </table:table-cell>
          <table:table-cell table:style-name="ce78" table:formula="of:=IF(MOD([.C12]; NUM_PITCHES)=0;INDEX(PITCHES;1;NUM_PITCHES);INDEX(PITCHES;1;MOD([.C1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52800000,&quot;duration&quot;:&quot;15m&quot;,&quot;pitch&quot;:&quot;3&quot;,&quot;competition&quot;:{&quot;name&quot;:&quot;U12&quot;, &quot;section&quot;:&quot;A&quot;, &quot;group&quot;:&quot;1&quot;},&quot;tag&quot;:&quot;3&quot;, &quot;homeTeam&quot;:&quot;Hawley Colts 1&quot;, &quot;awayTeam&quot;:&quot;Calcot Royals&quot;}" calcext:value-type="string">
            <text:p>{"__v":0,"day":2,"dateTime":52800000,"duration":"15m","pitch":"3","competition":{"name":"U12", "section":"A", "group":"1"},"tag":"3", "homeTeam":"Hawley Colts 1", "awayTeam":"Calcot Royals"}</text:p>
          </table:table-cell>
          <table:table-cell table:number-columns-repeated="1013"/>
        </table:table-row>
        <table:table-row table:style-name="ro1">
          <table:table-cell table:formula="of:=IF([.J13]&gt;[.J12];[.A12];[.A12]+1)" office:value-type="float" office:value="3" calcext:value-type="float">
            <text:p>3</text:p>
          </table:table-cell>
          <table:table-cell table:formula="of:=IF([.$J13]&gt;[.$J12];[.B12];[.B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A13]-1))" office:value-type="float" office:value="52800000" calcext:value-type="float">
            <text:p>528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VLOOKUP([.F13];TRANSLATED_TEAM_NAMES;[.$E13]+1)" office:value-type="string" office:string-value="Rushmoor Com. Hotspurs - Blue" calcext:value-type="string">
            <text:p>Rushmoor Com. Hotspurs - Blue</text:p>
          </table:table-cell>
          <table:table-cell table:formula="of:=VLOOKUP([.G13];TRANSLATED_TEAM_NAMES;[.$E13]+1)" office:value-type="string" office:string-value="Mytchett Athletic Kestrels" calcext:value-type="string">
            <text:p>Mytchett Athletic Kestrels</text:p>
          </table:table-cell>
          <table:table-cell table:style-name="ce78" table:formula="of:=IF(MOD([.C13]; NUM_PITCHES)=0;INDEX(PITCHES;1;NUM_PITCHES);INDEX(PITCHES;1;MOD([.C1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52800000,&quot;duration&quot;:&quot;15m&quot;,&quot;pitch&quot;:&quot;4&quot;,&quot;competition&quot;:{&quot;name&quot;:&quot;U12&quot;, &quot;section&quot;:&quot;A&quot;, &quot;group&quot;:&quot;1&quot;},&quot;tag&quot;:&quot;3&quot;, &quot;homeTeam&quot;:&quot;Rushmoor Com. Hotspurs - Blue&quot;, &quot;awayTeam&quot;:&quot;Mytchett Athletic Kestrels&quot;}" calcext:value-type="string">
            <text:p>{"__v":0,"day":2,"dateTime":52800000,"duration":"15m","pitch":"4","competition":{"name":"U12", "section":"A", "group":"1"},"tag":"3", "homeTeam":"Rushmoor Com. Hotspurs - Blue", "awayTeam":"Mytchett Athletic Kestrels"}</text:p>
          </table:table-cell>
          <table:table-cell table:number-columns-repeated="1013"/>
        </table:table-row>
        <table:table-row table:style-name="ro1">
          <table:table-cell table:formula="of:=IF([.J14]&gt;[.J13];[.A13];[.A13]+1)" office:value-type="float" office:value="4" calcext:value-type="float">
            <text:p>4</text:p>
          </table:table-cell>
          <table:table-cell table:formula="of:=IF([.$J14]&gt;[.$J13];[.B13];[.B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A14]-1))" office:value-type="float" office:value="54000000" calcext:value-type="float">
            <text:p>54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VLOOKUP([.F14];TRANSLATED_TEAM_NAMES;[.$E14]+1)" office:value-type="string" office:string-value="Calcot Royals" calcext:value-type="string">
            <text:p>Calcot Royals</text:p>
          </table:table-cell>
          <table:table-cell table:formula="of:=VLOOKUP([.G14];TRANSLATED_TEAM_NAMES;[.$E14]+1)" office:value-type="string" office:string-value="STBGFC Boys 'B'" calcext:value-type="string">
            <text:p>STBGFC Boys 'B'</text:p>
          </table:table-cell>
          <table:table-cell table:style-name="ce78" table:formula="of:=IF(MOD([.C14]; NUM_PITCHES)=0;INDEX(PITCHES;1;NUM_PITCHES);INDEX(PITCHES;1;MOD([.C14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54000000,&quot;duration&quot;:&quot;15m&quot;,&quot;pitch&quot;:&quot;1&quot;,&quot;competition&quot;:{&quot;name&quot;:&quot;U12&quot;, &quot;section&quot;:&quot;A&quot;, &quot;group&quot;:&quot;1&quot;},&quot;tag&quot;:&quot;4&quot;, &quot;homeTeam&quot;:&quot;Calcot Royals&quot;, &quot;awayTeam&quot;:&quot;STBGFC Boys 'B'&quot;}" calcext:value-type="string">
            <text:p>{"__v":0,"day":2,"dateTime":54000000,"duration":"15m","pitch":"1","competition":{"name":"U12", "section":"A", "group":"1"},"tag":"4", "homeTeam":"Calcot Royals", "awayTeam":"STBGFC Boys 'B'"}</text:p>
          </table:table-cell>
          <table:table-cell table:number-columns-repeated="1013"/>
        </table:table-row>
        <table:table-row table:style-name="ro1">
          <table:table-cell table:formula="of:=IF([.J15]&gt;[.J14];[.A14];[.A14]+1)" office:value-type="float" office:value="4" calcext:value-type="float">
            <text:p>4</text:p>
          </table:table-cell>
          <table:table-cell table:formula="of:=IF([.$J15]&gt;[.$J14];[.B14];[.B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A15]-1))" office:value-type="float" office:value="54000000" calcext:value-type="float">
            <text:p>540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VLOOKUP([.F15];TRANSLATED_TEAM_NAMES;[.$E15]+1)" office:value-type="string" office:string-value="Mytchett Athletic Kestrels" calcext:value-type="string">
            <text:p>Mytchett Athletic Kestrels</text:p>
          </table:table-cell>
          <table:table-cell table:formula="of:=VLOOKUP([.G15];TRANSLATED_TEAM_NAMES;[.$E15]+1)" office:value-type="string" office:string-value="Hawley Colts 1" calcext:value-type="string">
            <text:p>Hawley Colts 1</text:p>
          </table:table-cell>
          <table:table-cell table:style-name="ce78" table:formula="of:=IF(MOD([.C15]; NUM_PITCHES)=0;INDEX(PITCHES;1;NUM_PITCHES);INDEX(PITCHES;1;MOD([.C15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54000000,&quot;duration&quot;:&quot;15m&quot;,&quot;pitch&quot;:&quot;2&quot;,&quot;competition&quot;:{&quot;name&quot;:&quot;U12&quot;, &quot;section&quot;:&quot;A&quot;, &quot;group&quot;:&quot;1&quot;},&quot;tag&quot;:&quot;4&quot;, &quot;homeTeam&quot;:&quot;Mytchett Athletic Kestrels&quot;, &quot;awayTeam&quot;:&quot;Hawley Colts 1&quot;}" calcext:value-type="string">
            <text:p>{"__v":0,"day":2,"dateTime":54000000,"duration":"15m","pitch":"2","competition":{"name":"U12", "section":"A", "group":"1"},"tag":"4", "homeTeam":"Mytchett Athletic Kestrels", "awayTeam":"Hawley Colts 1"}</text:p>
          </table:table-cell>
          <table:table-cell table:number-columns-repeated="1013"/>
        </table:table-row>
        <table:table-row table:style-name="ro1">
          <table:table-cell table:formula="of:=IF([.J16]&gt;[.J15];[.A15];[.A15]+1)" office:value-type="float" office:value="4" calcext:value-type="float">
            <text:p>4</text:p>
          </table:table-cell>
          <table:table-cell table:formula="of:=IF([.$J16]&gt;[.$J15];[.B15];[.B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A16]-1))" office:value-type="float" office:value="54000000" calcext:value-type="float">
            <text:p>540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VLOOKUP([.F16];TRANSLATED_TEAM_NAMES;[.$E16]+1)" office:value-type="string" office:string-value="STBGFC Boys 'B'" calcext:value-type="string">
            <text:p>STBGFC Boys 'B'</text:p>
          </table:table-cell>
          <table:table-cell table:formula="of:=VLOOKUP([.G16];TRANSLATED_TEAM_NAMES;[.$E16]+1)" office:value-type="string" office:string-value="Rushmoor Com. Hotspurs - Blue" calcext:value-type="string">
            <text:p>Rushmoor Com. Hotspurs - Blue</text:p>
          </table:table-cell>
          <table:table-cell table:style-name="ce78" table:formula="of:=IF(MOD([.C16]; NUM_PITCHES)=0;INDEX(PITCHES;1;NUM_PITCHES);INDEX(PITCHES;1;MOD([.C1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54000000,&quot;duration&quot;:&quot;15m&quot;,&quot;pitch&quot;:&quot;3&quot;,&quot;competition&quot;:{&quot;name&quot;:&quot;U12&quot;, &quot;section&quot;:&quot;A&quot;, &quot;group&quot;:&quot;1&quot;},&quot;tag&quot;:&quot;4&quot;, &quot;homeTeam&quot;:&quot;STBGFC Boys 'B'&quot;, &quot;awayTeam&quot;:&quot;Rushmoor Com. Hotspurs - Blue&quot;}" calcext:value-type="string">
            <text:p>{"__v":0,"day":2,"dateTime":54000000,"duration":"15m","pitch":"3","competition":{"name":"U12", "section":"A", "group":"1"},"tag":"4", "homeTeam":"STBGFC Boys 'B'", "awayTeam":"Rushmoor Com. Hotspurs - Blue"}</text:p>
          </table:table-cell>
          <table:table-cell table:number-columns-repeated="1013"/>
        </table:table-row>
        <table:table-row table:style-name="ro1">
          <table:table-cell table:formula="of:=IF([.J17]&gt;[.J16];[.A16];[.A16]+1)" office:value-type="float" office:value="4" calcext:value-type="float">
            <text:p>4</text:p>
          </table:table-cell>
          <table:table-cell table:formula="of:=IF([.$J17]&gt;[.$J16];[.B16];[.B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A17]-1))" office:value-type="float" office:value="54000000" calcext:value-type="float">
            <text:p>540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F17];TRANSLATED_TEAM_NAMES;[.$E17]+1)" office:value-type="string" office:string-value="Mytchett Athletic Kestrels" calcext:value-type="string">
            <text:p>Mytchett Athletic Kestrels</text:p>
          </table:table-cell>
          <table:table-cell table:formula="of:=VLOOKUP([.G17];TRANSLATED_TEAM_NAMES;[.$E17]+1)" office:value-type="string" office:string-value="Calcot Royals" calcext:value-type="string">
            <text:p>Calcot Royals</text:p>
          </table:table-cell>
          <table:table-cell table:style-name="ce78" table:formula="of:=IF(MOD([.C17]; NUM_PITCHES)=0;INDEX(PITCHES;1;NUM_PITCHES);INDEX(PITCHES;1;MOD([.C1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54000000,&quot;duration&quot;:&quot;15m&quot;,&quot;pitch&quot;:&quot;4&quot;,&quot;competition&quot;:{&quot;name&quot;:&quot;U12&quot;, &quot;section&quot;:&quot;A&quot;, &quot;group&quot;:&quot;1&quot;},&quot;tag&quot;:&quot;4&quot;, &quot;homeTeam&quot;:&quot;Mytchett Athletic Kestrels&quot;, &quot;awayTeam&quot;:&quot;Calcot Royals&quot;}" calcext:value-type="string">
            <text:p>{"__v":0,"day":2,"dateTime":54000000,"duration":"15m","pitch":"4","competition":{"name":"U12", "section":"A", "group":"1"},"tag":"4", "homeTeam":"Mytchett Athletic Kestrels", "awayTeam":"Calcot Royals"}</text:p>
          </table:table-cell>
          <table:table-cell table:number-columns-repeated="1013"/>
        </table:table-row>
        <table:table-row table:style-name="ro1">
          <table:table-cell table:formula="of:=IF([.J18]&gt;[.J17];[.A17];[.A17]+1)" office:value-type="float" office:value="5" calcext:value-type="float">
            <text:p>5</text:p>
          </table:table-cell>
          <table:table-cell table:formula="of:=IF([.$J18]&gt;[.$J17];[.B17];[.B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A18]-1))" office:value-type="float" office:value="55200000" calcext:value-type="float">
            <text:p>552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VLOOKUP([.F18];TRANSLATED_TEAM_NAMES;[.$E18]+1)" office:value-type="string" office:string-value="Rushmoor Com. Hotspurs - Blue" calcext:value-type="string">
            <text:p>Rushmoor Com. Hotspurs - Blue</text:p>
          </table:table-cell>
          <table:table-cell table:formula="of:=VLOOKUP([.G18];TRANSLATED_TEAM_NAMES;[.$E18]+1)" office:value-type="string" office:string-value="Hawley Colts 1" calcext:value-type="string">
            <text:p>Hawley Colts 1</text:p>
          </table:table-cell>
          <table:table-cell table:style-name="ce78" table:formula="of:=IF(MOD([.C18]; NUM_PITCHES)=0;INDEX(PITCHES;1;NUM_PITCHES);INDEX(PITCHES;1;MOD([.C18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55200000,&quot;duration&quot;:&quot;15m&quot;,&quot;pitch&quot;:&quot;1&quot;,&quot;competition&quot;:{&quot;name&quot;:&quot;U12&quot;, &quot;section&quot;:&quot;A&quot;, &quot;group&quot;:&quot;1&quot;},&quot;tag&quot;:&quot;5&quot;, &quot;homeTeam&quot;:&quot;Rushmoor Com. Hotspurs - Blue&quot;, &quot;awayTeam&quot;:&quot;Hawley Colts 1&quot;}" calcext:value-type="string">
            <text:p>{"__v":0,"day":2,"dateTime":55200000,"duration":"15m","pitch":"1","competition":{"name":"U12", "section":"A", "group":"1"},"tag":"5", "homeTeam":"Rushmoor Com. Hotspurs - Blue", "awayTeam":"Hawley Colts 1"}</text:p>
          </table:table-cell>
          <table:table-cell table:number-columns-repeated="1013"/>
        </table:table-row>
        <table:table-row table:style-name="ro1">
          <table:table-cell table:formula="of:=IF([.J19]&gt;[.J18];[.A18];[.A18]+1)" office:value-type="float" office:value="5" calcext:value-type="float">
            <text:p>5</text:p>
          </table:table-cell>
          <table:table-cell table:formula="of:=IF([.$J19]&gt;[.$J18];[.B18];[.B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A19]-1))" office:value-type="float" office:value="55200000" calcext:value-type="float">
            <text:p>552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.F19];TRANSLATED_TEAM_NAMES;[.$E19]+1)" office:value-type="string" office:string-value="STBGFC Boys 'B'" calcext:value-type="string">
            <text:p>STBGFC Boys 'B'</text:p>
          </table:table-cell>
          <table:table-cell table:formula="of:=VLOOKUP([.G19];TRANSLATED_TEAM_NAMES;[.$E19]+1)" office:value-type="string" office:string-value="Mytchett Athletic Kestrels" calcext:value-type="string">
            <text:p>Mytchett Athletic Kestrels</text:p>
          </table:table-cell>
          <table:table-cell table:style-name="ce78" table:formula="of:=IF(MOD([.C19]; NUM_PITCHES)=0;INDEX(PITCHES;1;NUM_PITCHES);INDEX(PITCHES;1;MOD([.C19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55200000,&quot;duration&quot;:&quot;15m&quot;,&quot;pitch&quot;:&quot;2&quot;,&quot;competition&quot;:{&quot;name&quot;:&quot;U12&quot;, &quot;section&quot;:&quot;A&quot;, &quot;group&quot;:&quot;1&quot;},&quot;tag&quot;:&quot;5&quot;, &quot;homeTeam&quot;:&quot;STBGFC Boys 'B'&quot;, &quot;awayTeam&quot;:&quot;Mytchett Athletic Kestrels&quot;}" calcext:value-type="string">
            <text:p>{"__v":0,"day":2,"dateTime":55200000,"duration":"15m","pitch":"2","competition":{"name":"U12", "section":"A", "group":"1"},"tag":"5", "homeTeam":"STBGFC Boys 'B'", "awayTeam":"Mytchett Athletic Kestrels"}</text:p>
          </table:table-cell>
          <table:table-cell table:number-columns-repeated="1013"/>
        </table:table-row>
        <table:table-row table:style-name="ro1">
          <table:table-cell table:formula="of:=IF([.J20]&gt;[.J19];[.A19];[.A19]+1)" office:value-type="float" office:value="5" calcext:value-type="float">
            <text:p>5</text:p>
          </table:table-cell>
          <table:table-cell table:formula="of:=IF([.$J20]&gt;[.$J19];[.B19];[.B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A20]-1))" office:value-type="float" office:value="55200000" calcext:value-type="float">
            <text:p>552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VLOOKUP([.F20];TRANSLATED_TEAM_NAMES;[.$E20]+1)" office:value-type="string" office:string-value="Calcot Royals" calcext:value-type="string">
            <text:p>Calcot Royals</text:p>
          </table:table-cell>
          <table:table-cell table:formula="of:=VLOOKUP([.G20];TRANSLATED_TEAM_NAMES;[.$E20]+1)" office:value-type="string" office:string-value="Rushmoor Com. Hotspurs - Blue" calcext:value-type="string">
            <text:p>Rushmoor Com. Hotspurs - Blue</text:p>
          </table:table-cell>
          <table:table-cell table:style-name="ce78" table:formula="of:=IF(MOD([.C20]; NUM_PITCHES)=0;INDEX(PITCHES;1;NUM_PITCHES);INDEX(PITCHES;1;MOD([.C20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55200000,&quot;duration&quot;:&quot;15m&quot;,&quot;pitch&quot;:&quot;3&quot;,&quot;competition&quot;:{&quot;name&quot;:&quot;U12&quot;, &quot;section&quot;:&quot;A&quot;, &quot;group&quot;:&quot;1&quot;},&quot;tag&quot;:&quot;5&quot;, &quot;homeTeam&quot;:&quot;Calcot Royals&quot;, &quot;awayTeam&quot;:&quot;Rushmoor Com. Hotspurs - Blue&quot;}" calcext:value-type="string">
            <text:p>{"__v":0,"day":2,"dateTime":55200000,"duration":"15m","pitch":"3","competition":{"name":"U12", "section":"A", "group":"1"},"tag":"5", "homeTeam":"Calcot Royals", "awayTeam":"Rushmoor Com. Hotspurs - Blue"}</text:p>
          </table:table-cell>
          <table:table-cell table:number-columns-repeated="1013"/>
        </table:table-row>
        <table:table-row table:style-name="ro1">
          <table:table-cell table:formula="of:=IF([.J21]&gt;[.J20];[.A20];[.A20]+1)" office:value-type="float" office:value="5" calcext:value-type="float">
            <text:p>5</text:p>
          </table:table-cell>
          <table:table-cell table:formula="of:=IF([.$J21]&gt;[.$J20];[.B20];[.B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A21]-1))" office:value-type="float" office:value="55200000" calcext:value-type="float">
            <text:p>552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VLOOKUP([.F21];TRANSLATED_TEAM_NAMES;[.$E21]+1)" office:value-type="string" office:string-value="Hawley Colts 1" calcext:value-type="string">
            <text:p>Hawley Colts 1</text:p>
          </table:table-cell>
          <table:table-cell table:formula="of:=VLOOKUP([.G21];TRANSLATED_TEAM_NAMES;[.$E21]+1)" office:value-type="string" office:string-value="STBGFC Boys 'B'" calcext:value-type="string">
            <text:p>STBGFC Boys 'B'</text:p>
          </table:table-cell>
          <table:table-cell table:style-name="ce78" table:formula="of:=IF(MOD([.C21]; NUM_PITCHES)=0;INDEX(PITCHES;1;NUM_PITCHES);INDEX(PITCHES;1;MOD([.C21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55200000,&quot;duration&quot;:&quot;15m&quot;,&quot;pitch&quot;:&quot;4&quot;,&quot;competition&quot;:{&quot;name&quot;:&quot;U12&quot;, &quot;section&quot;:&quot;A&quot;, &quot;group&quot;:&quot;1&quot;},&quot;tag&quot;:&quot;5&quot;, &quot;homeTeam&quot;:&quot;Hawley Colts 1&quot;, &quot;awayTeam&quot;:&quot;STBGFC Boys 'B'&quot;}" calcext:value-type="string">
            <text:p>{"__v":0,"day":2,"dateTime":55200000,"duration":"15m","pitch":"4","competition":{"name":"U12", "section":"A", "group":"1"},"tag":"5", "homeTeam":"Hawley Colts 1", "awayTeam":"STBGFC Boys 'B'"}</text:p>
          </table:table-cell>
          <table:table-cell table:number-columns-repeated="101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 x 7 P=1-2" table:style-name="ta2">
        <office:forms form:automatic-focus="false" form:apply-design-mode="false"/>
        <table:table-column table:style-name="co3" table:default-cell-style-name="ce73"/>
        <table:table-column table:style-name="co6" table:default-cell-style-name="ce73"/>
        <table:table-column table:style-name="co6" table:default-cell-style-name="ce74"/>
        <table:table-column table:style-name="co12" table:default-cell-style-name="ce74"/>
        <table:table-column table:style-name="co13" table:default-cell-style-name="ce73"/>
        <table:table-column table:style-name="co14" table:default-cell-style-name="ce19"/>
        <table:table-column table:style-name="co15" table:default-cell-style-name="ce19"/>
        <table:table-column table:style-name="co16" table:default-cell-style-name="ce76"/>
        <table:table-column table:style-name="co16" table:default-cell-style-name="ce77"/>
        <table:table-column table:style-name="co10" table:default-cell-style-name="ce23"/>
        <table:table-column table:style-name="co11" table:default-cell-style-name="ce80"/>
        <table:table-column table:style-name="co3" table:number-columns-repeated="1013" table:default-cell-style-name="ce23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Game#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9" office:value-type="string" calcext:value-type="string">
            <text:p>Pitch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FIRST_GAME_MS" office:value-type="float" office:value="50400000" calcext:value-type="float">
            <text:p>504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2];TRANSLATED_TEAM_NAMES;[.$E2]+1)" office:value-type="string" office:string-value="Calcot Royals" calcext:value-type="string">
            <text:p>Calcot Royals</text:p>
          </table:table-cell>
          <table:table-cell table:formula="of:=VLOOKUP([.G2];TRANSLATED_TEAM_NAMES;[.$E2]+1)" office:value-type="string" office:string-value="Hawley Colts 1" calcext:value-type="string">
            <text:p>Hawley Colts 1</text:p>
          </table:table-cell>
          <table:table-cell table:style-name="ce78" table:formula="of:=IF(MOD([.C2]; NUM_PITCHES)=0;INDEX(PITCHES;1;NUM_PITCHES);INDEX(PITCHES;1;MOD([.C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50400000,&quot;duration&quot;:&quot;15m&quot;,&quot;pitch&quot;:&quot;1&quot;,&quot;competition&quot;:{&quot;name&quot;:&quot;U12&quot;, &quot;section&quot;:&quot;A&quot;, &quot;group&quot;:&quot;1&quot;},&quot;tag&quot;:&quot;1&quot;, &quot;homeTeam&quot;:&quot;Calcot Royals&quot;, &quot;awayTeam&quot;:&quot;Hawley Colts 1&quot;}" calcext:value-type="string">
            <text:p>{"__v":0,"day":2,"dateTime":50400000,"duration":"15m","pitch":"1","competition":{"name":"U12", "section":"A", "group":"1"},"tag":"1", "homeTeam":"Calcot Royals", "awayTeam":"Hawley Colts 1"}</text:p>
          </table:table-cell>
          <table:table-cell table:number-columns-repeated="1013"/>
        </table:table-row>
        <table:table-row table:style-name="ro1">
          <table:table-cell table:formula="of:=IF([.J3]&gt;[.J2];[.A2];[.A2]+1)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A3]-1))" office:value-type="float" office:value="50400000" calcext:value-type="float">
            <text:p>504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3];TRANSLATED_TEAM_NAMES;[.$E3]+1)" office:value-type="string" office:string-value="Mytchett Athletic Kestrels" calcext:value-type="string">
            <text:p>Mytchett Athletic Kestrels</text:p>
          </table:table-cell>
          <table:table-cell table:formula="of:=VLOOKUP([.G3];TRANSLATED_TEAM_NAMES;[.$E3]+1)" office:value-type="string" office:string-value="Rushmoor Com. Hotspurs - Blue" calcext:value-type="string">
            <text:p>Rushmoor Com. Hotspurs - Blue</text:p>
          </table:table-cell>
          <table:table-cell table:style-name="ce78" table:formula="of:=IF(MOD([.C3]; NUM_PITCHES)=0;INDEX(PITCHES;1;NUM_PITCHES);INDEX(PITCHES;1;MOD([.C3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50400000,&quot;duration&quot;:&quot;15m&quot;,&quot;pitch&quot;:&quot;2&quot;,&quot;competition&quot;:{&quot;name&quot;:&quot;U12&quot;, &quot;section&quot;:&quot;A&quot;, &quot;group&quot;:&quot;1&quot;},&quot;tag&quot;:&quot;1&quot;, &quot;homeTeam&quot;:&quot;Mytchett Athletic Kestrels&quot;, &quot;awayTeam&quot;:&quot;Rushmoor Com. Hotspurs - Blue&quot;}" calcext:value-type="string">
            <text:p>{"__v":0,"day":2,"dateTime":50400000,"duration":"15m","pitch":"2","competition":{"name":"U12", "section":"A", "group":"1"},"tag":"1", "homeTeam":"Mytchett Athletic Kestrels", "awayTeam":"Rushmoor Com. Hotspurs - Blue"}</text:p>
          </table:table-cell>
          <table:table-cell table:number-columns-repeated="1013"/>
        </table:table-row>
        <table:table-row table:style-name="ro1">
          <table:table-cell table:formula="of:=IF([.J4]&gt;[.J3];[.A3];[.A3]+1)" office:value-type="float" office:value="1" calcext:value-type="float">
            <text:p>1</text:p>
          </table:table-cell>
          <table:table-cell table:formula="of:=IF([.$J4]&gt;[.$J3];[.B3];[.B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A4]-1))" office:value-type="float" office:value="50400000" calcext:value-type="float">
            <text:p>504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VLOOKUP([.F4];TRANSLATED_TEAM_NAMES;[.$E4]+1)">
            <text:p/>
          </table:table-cell>
          <table:table-cell table:formula="of:=VLOOKUP([.G4];TRANSLATED_TEAM_NAMES;[.$E4]+1)" office:value-type="string" office:string-value="Calcot Royals" calcext:value-type="string">
            <text:p>Calcot Royals</text:p>
          </table:table-cell>
          <table:table-cell table:style-name="ce78" table:formula="of:=IF(MOD([.C4]; NUM_PITCHES)=0;INDEX(PITCHES;1;NUM_PITCHES);INDEX(PITCHES;1;MOD([.C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50400000,&quot;duration&quot;:&quot;15m&quot;,&quot;pitch&quot;:&quot;3&quot;,&quot;competition&quot;:{&quot;name&quot;:&quot;U12&quot;, &quot;section&quot;:&quot;A&quot;, &quot;group&quot;:&quot;1&quot;},&quot;tag&quot;:&quot;1&quot;, &quot;homeTeam&quot;:&quot;&quot;, &quot;awayTeam&quot;:&quot;Calcot Royals&quot;}" calcext:value-type="string">
            <text:p>{"__v":0,"day":2,"dateTime":50400000,"duration":"15m","pitch":"3","competition":{"name":"U12", "section":"A", "group":"1"},"tag":"1", "homeTeam":"", "awayTeam":"Calcot Royals"}</text:p>
          </table:table-cell>
          <table:table-cell table:number-columns-repeated="1013"/>
        </table:table-row>
        <table:table-row table:style-name="ro1">
          <table:table-cell table:formula="of:=IF([.J5]&gt;[.J4];[.A4];[.A4]+1)" office:value-type="float" office:value="1" calcext:value-type="float">
            <text:p>1</text:p>
          </table:table-cell>
          <table:table-cell table:formula="of:=IF([.$J5]&gt;[.$J4];[.B4];[.B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A5]-1))" office:value-type="float" office:value="50400000" calcext:value-type="float">
            <text:p>504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F5];TRANSLATED_TEAM_NAMES;[.$E5]+1)" office:value-type="string" office:string-value="STBGFC Boys 'B'" calcext:value-type="string">
            <text:p>STBGFC Boys 'B'</text:p>
          </table:table-cell>
          <table:table-cell table:formula="of:=VLOOKUP([.G5];TRANSLATED_TEAM_NAMES;[.$E5]+1)">
            <text:p/>
          </table:table-cell>
          <table:table-cell table:style-name="ce78" table:formula="of:=IF(MOD([.C5]; NUM_PITCHES)=0;INDEX(PITCHES;1;NUM_PITCHES);INDEX(PITCHES;1;MOD([.C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50400000,&quot;duration&quot;:&quot;15m&quot;,&quot;pitch&quot;:&quot;4&quot;,&quot;competition&quot;:{&quot;name&quot;:&quot;U12&quot;, &quot;section&quot;:&quot;A&quot;, &quot;group&quot;:&quot;1&quot;},&quot;tag&quot;:&quot;1&quot;, &quot;homeTeam&quot;:&quot;STBGFC Boys 'B'&quot;, &quot;awayTeam&quot;:&quot;&quot;}" calcext:value-type="string">
            <text:p>{"__v":0,"day":2,"dateTime":50400000,"duration":"15m","pitch":"4","competition":{"name":"U12", "section":"A", "group":"1"},"tag":"1", "homeTeam":"STBGFC Boys 'B'", "awayTeam":""}</text:p>
          </table:table-cell>
          <table:table-cell table:number-columns-repeated="1013"/>
        </table:table-row>
        <table:table-row table:style-name="ro1">
          <table:table-cell table:formula="of:=IF([.J6]&gt;[.J5];[.A5];[.A5]+1)" office:value-type="float" office:value="2" calcext:value-type="float">
            <text:p>2</text:p>
          </table:table-cell>
          <table:table-cell table:formula="of:=IF([.$J6]&gt;[.$J5];[.B5];[.B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A6]-1))" office:value-type="float" office:value="51600000" calcext:value-type="float">
            <text:p>516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6];TRANSLATED_TEAM_NAMES;[.$E6]+1)" office:value-type="string" office:string-value="Hawley Colts 1" calcext:value-type="string">
            <text:p>Hawley Colts 1</text:p>
          </table:table-cell>
          <table:table-cell table:formula="of:=VLOOKUP([.G6];TRANSLATED_TEAM_NAMES;[.$E6]+1)" office:value-type="string" office:string-value="Mytchett Athletic Kestrels" calcext:value-type="string">
            <text:p>Mytchett Athletic Kestrels</text:p>
          </table:table-cell>
          <table:table-cell table:style-name="ce78" table:formula="of:=IF(MOD([.C6]; NUM_PITCHES)=0;INDEX(PITCHES;1;NUM_PITCHES);INDEX(PITCHES;1;MOD([.C6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51600000,&quot;duration&quot;:&quot;15m&quot;,&quot;pitch&quot;:&quot;1&quot;,&quot;competition&quot;:{&quot;name&quot;:&quot;U12&quot;, &quot;section&quot;:&quot;A&quot;, &quot;group&quot;:&quot;1&quot;},&quot;tag&quot;:&quot;2&quot;, &quot;homeTeam&quot;:&quot;Hawley Colts 1&quot;, &quot;awayTeam&quot;:&quot;Mytchett Athletic Kestrels&quot;}" calcext:value-type="string">
            <text:p>{"__v":0,"day":2,"dateTime":51600000,"duration":"15m","pitch":"1","competition":{"name":"U12", "section":"A", "group":"1"},"tag":"2", "homeTeam":"Hawley Colts 1", "awayTeam":"Mytchett Athletic Kestrels"}</text:p>
          </table:table-cell>
          <table:table-cell table:number-columns-repeated="1013"/>
        </table:table-row>
        <table:table-row table:style-name="ro1">
          <table:table-cell table:formula="of:=IF([.J7]&gt;[.J6];[.A6];[.A6]+1)" office:value-type="float" office:value="2" calcext:value-type="float">
            <text:p>2</text:p>
          </table:table-cell>
          <table:table-cell table:formula="of:=IF([.$J7]&gt;[.$J6];[.B6];[.B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A7]-1))" office:value-type="float" office:value="51600000" calcext:value-type="float">
            <text:p>516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7];TRANSLATED_TEAM_NAMES;[.$E7]+1)" office:value-type="string" office:string-value="Rushmoor Com. Hotspurs - Blue" calcext:value-type="string">
            <text:p>Rushmoor Com. Hotspurs - Blue</text:p>
          </table:table-cell>
          <table:table-cell table:formula="of:=VLOOKUP([.G7];TRANSLATED_TEAM_NAMES;[.$E7]+1)" office:value-type="string" office:string-value="STBGFC Boys 'B'" calcext:value-type="string">
            <text:p>STBGFC Boys 'B'</text:p>
          </table:table-cell>
          <table:table-cell table:style-name="ce78" table:formula="of:=IF(MOD([.C7]; NUM_PITCHES)=0;INDEX(PITCHES;1;NUM_PITCHES);INDEX(PITCHES;1;MOD([.C7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51600000,&quot;duration&quot;:&quot;15m&quot;,&quot;pitch&quot;:&quot;2&quot;,&quot;competition&quot;:{&quot;name&quot;:&quot;U12&quot;, &quot;section&quot;:&quot;A&quot;, &quot;group&quot;:&quot;1&quot;},&quot;tag&quot;:&quot;2&quot;, &quot;homeTeam&quot;:&quot;Rushmoor Com. Hotspurs - Blue&quot;, &quot;awayTeam&quot;:&quot;STBGFC Boys 'B'&quot;}" calcext:value-type="string">
            <text:p>{"__v":0,"day":2,"dateTime":51600000,"duration":"15m","pitch":"2","competition":{"name":"U12", "section":"A", "group":"1"},"tag":"2", "homeTeam":"Rushmoor Com. Hotspurs - Blue", "awayTeam":"STBGFC Boys 'B'"}</text:p>
          </table:table-cell>
          <table:table-cell table:number-columns-repeated="1013"/>
        </table:table-row>
        <table:table-row table:style-name="ro1">
          <table:table-cell table:formula="of:=IF([.J8]&gt;[.J7];[.A7];[.A7]+1)" office:value-type="float" office:value="2" calcext:value-type="float">
            <text:p>2</text:p>
          </table:table-cell>
          <table:table-cell table:formula="of:=IF([.$J8]&gt;[.$J7];[.B7];[.B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A8]-1))" office:value-type="float" office:value="51600000" calcext:value-type="float">
            <text:p>516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F8];TRANSLATED_TEAM_NAMES;[.$E8]+1)" office:value-type="string" office:string-value="Mytchett Athletic Kestrels" calcext:value-type="string">
            <text:p>Mytchett Athletic Kestrels</text:p>
          </table:table-cell>
          <table:table-cell table:formula="of:=VLOOKUP([.G8];TRANSLATED_TEAM_NAMES;[.$E8]+1)" office:value-type="string" office:string-value="Calcot Royals" calcext:value-type="string">
            <text:p>Calcot Royals</text:p>
          </table:table-cell>
          <table:table-cell table:style-name="ce78" table:formula="of:=IF(MOD([.C8]; NUM_PITCHES)=0;INDEX(PITCHES;1;NUM_PITCHES);INDEX(PITCHES;1;MOD([.C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51600000,&quot;duration&quot;:&quot;15m&quot;,&quot;pitch&quot;:&quot;3&quot;,&quot;competition&quot;:{&quot;name&quot;:&quot;U12&quot;, &quot;section&quot;:&quot;A&quot;, &quot;group&quot;:&quot;1&quot;},&quot;tag&quot;:&quot;2&quot;, &quot;homeTeam&quot;:&quot;Mytchett Athletic Kestrels&quot;, &quot;awayTeam&quot;:&quot;Calcot Royals&quot;}" calcext:value-type="string">
            <text:p>{"__v":0,"day":2,"dateTime":51600000,"duration":"15m","pitch":"3","competition":{"name":"U12", "section":"A", "group":"1"},"tag":"2", "homeTeam":"Mytchett Athletic Kestrels", "awayTeam":"Calcot Royals"}</text:p>
          </table:table-cell>
          <table:table-cell table:number-columns-repeated="1013"/>
        </table:table-row>
        <table:table-row table:style-name="ro1">
          <table:table-cell table:formula="of:=IF([.J9]&gt;[.J8];[.A8];[.A8]+1)" office:value-type="float" office:value="2" calcext:value-type="float">
            <text:p>2</text:p>
          </table:table-cell>
          <table:table-cell table:formula="of:=IF([.$J9]&gt;[.$J8];[.B8];[.B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A9]-1))" office:value-type="float" office:value="51600000" calcext:value-type="float">
            <text:p>516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VLOOKUP([.F9];TRANSLATED_TEAM_NAMES;[.$E9]+1)">
            <text:p/>
          </table:table-cell>
          <table:table-cell table:formula="of:=VLOOKUP([.G9];TRANSLATED_TEAM_NAMES;[.$E9]+1)">
            <text:p/>
          </table:table-cell>
          <table:table-cell table:style-name="ce78" table:formula="of:=IF(MOD([.C9]; NUM_PITCHES)=0;INDEX(PITCHES;1;NUM_PITCHES);INDEX(PITCHES;1;MOD([.C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51600000,&quot;duration&quot;:&quot;15m&quot;,&quot;pitch&quot;:&quot;4&quot;,&quot;competition&quot;:{&quot;name&quot;:&quot;U12&quot;, &quot;section&quot;:&quot;A&quot;, &quot;group&quot;:&quot;1&quot;},&quot;tag&quot;:&quot;2&quot;, &quot;homeTeam&quot;:&quot;&quot;, &quot;awayTeam&quot;:&quot;&quot;}" calcext:value-type="string">
            <text:p>{"__v":0,"day":2,"dateTime":51600000,"duration":"15m","pitch":"4","competition":{"name":"U12", "section":"A", "group":"1"},"tag":"2", "homeTeam":"", "awayTeam":""}</text:p>
          </table:table-cell>
          <table:table-cell table:number-columns-repeated="1013"/>
        </table:table-row>
        <table:table-row table:style-name="ro1">
          <table:table-cell table:formula="of:=IF([.J10]&gt;[.J9];[.A9];[.A9]+1)" office:value-type="float" office:value="3" calcext:value-type="float">
            <text:p>3</text:p>
          </table:table-cell>
          <table:table-cell table:formula="of:=IF([.$J10]&gt;[.$J9];[.B9];[.B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A10]-1))" office:value-type="float" office:value="52800000" calcext:value-type="float">
            <text:p>528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VLOOKUP([.F10];TRANSLATED_TEAM_NAMES;[.$E10]+1)">
            <text:p/>
          </table:table-cell>
          <table:table-cell table:formula="of:=VLOOKUP([.G10];TRANSLATED_TEAM_NAMES;[.$E10]+1)" office:value-type="string" office:string-value="STBGFC Boys 'B'" calcext:value-type="string">
            <text:p>STBGFC Boys 'B'</text:p>
          </table:table-cell>
          <table:table-cell table:style-name="ce78" table:formula="of:=IF(MOD([.C10]; NUM_PITCHES)=0;INDEX(PITCHES;1;NUM_PITCHES);INDEX(PITCHES;1;MOD([.C10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52800000,&quot;duration&quot;:&quot;15m&quot;,&quot;pitch&quot;:&quot;1&quot;,&quot;competition&quot;:{&quot;name&quot;:&quot;U12&quot;, &quot;section&quot;:&quot;A&quot;, &quot;group&quot;:&quot;1&quot;},&quot;tag&quot;:&quot;3&quot;, &quot;homeTeam&quot;:&quot;&quot;, &quot;awayTeam&quot;:&quot;STBGFC Boys 'B'&quot;}" calcext:value-type="string">
            <text:p>{"__v":0,"day":2,"dateTime":52800000,"duration":"15m","pitch":"1","competition":{"name":"U12", "section":"A", "group":"1"},"tag":"3", "homeTeam":"", "awayTeam":"STBGFC Boys 'B'"}</text:p>
          </table:table-cell>
          <table:table-cell table:number-columns-repeated="1013"/>
        </table:table-row>
        <table:table-row table:style-name="ro1">
          <table:table-cell table:formula="of:=IF([.J11]&gt;[.J10];[.A10];[.A10]+1)" office:value-type="float" office:value="3" calcext:value-type="float">
            <text:p>3</text:p>
          </table:table-cell>
          <table:table-cell table:formula="of:=IF([.$J11]&gt;[.$J10];[.B10];[.B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A11]-1))" office:value-type="float" office:value="52800000" calcext:value-type="float">
            <text:p>528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VLOOKUP([.F11];TRANSLATED_TEAM_NAMES;[.$E11]+1)" office:value-type="string" office:string-value="Rushmoor Com. Hotspurs - Blue" calcext:value-type="string">
            <text:p>Rushmoor Com. Hotspurs - Blue</text:p>
          </table:table-cell>
          <table:table-cell table:formula="of:=VLOOKUP([.G11];TRANSLATED_TEAM_NAMES;[.$E11]+1)" office:value-type="string" office:string-value="Hawley Colts 1" calcext:value-type="string">
            <text:p>Hawley Colts 1</text:p>
          </table:table-cell>
          <table:table-cell table:style-name="ce78" table:formula="of:=IF(MOD([.C11]; NUM_PITCHES)=0;INDEX(PITCHES;1;NUM_PITCHES);INDEX(PITCHES;1;MOD([.C11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52800000,&quot;duration&quot;:&quot;15m&quot;,&quot;pitch&quot;:&quot;2&quot;,&quot;competition&quot;:{&quot;name&quot;:&quot;U12&quot;, &quot;section&quot;:&quot;A&quot;, &quot;group&quot;:&quot;1&quot;},&quot;tag&quot;:&quot;3&quot;, &quot;homeTeam&quot;:&quot;Rushmoor Com. Hotspurs - Blue&quot;, &quot;awayTeam&quot;:&quot;Hawley Colts 1&quot;}" calcext:value-type="string">
            <text:p>{"__v":0,"day":2,"dateTime":52800000,"duration":"15m","pitch":"2","competition":{"name":"U12", "section":"A", "group":"1"},"tag":"3", "homeTeam":"Rushmoor Com. Hotspurs - Blue", "awayTeam":"Hawley Colts 1"}</text:p>
          </table:table-cell>
          <table:table-cell table:number-columns-repeated="1013"/>
        </table:table-row>
        <table:table-row table:style-name="ro1">
          <table:table-cell table:formula="of:=IF([.J12]&gt;[.J11];[.A11];[.A11]+1)" office:value-type="float" office:value="3" calcext:value-type="float">
            <text:p>3</text:p>
          </table:table-cell>
          <table:table-cell table:formula="of:=IF([.$J12]&gt;[.$J11];[.B11];[.B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A12]-1))" office:value-type="float" office:value="52800000" calcext:value-type="float">
            <text:p>528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VLOOKUP([.F12];TRANSLATED_TEAM_NAMES;[.$E12]+1)" office:value-type="string" office:string-value="Calcot Royals" calcext:value-type="string">
            <text:p>Calcot Royals</text:p>
          </table:table-cell>
          <table:table-cell table:formula="of:=VLOOKUP([.G12];TRANSLATED_TEAM_NAMES;[.$E12]+1)">
            <text:p/>
          </table:table-cell>
          <table:table-cell table:style-name="ce78" table:formula="of:=IF(MOD([.C12]; NUM_PITCHES)=0;INDEX(PITCHES;1;NUM_PITCHES);INDEX(PITCHES;1;MOD([.C1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52800000,&quot;duration&quot;:&quot;15m&quot;,&quot;pitch&quot;:&quot;3&quot;,&quot;competition&quot;:{&quot;name&quot;:&quot;U12&quot;, &quot;section&quot;:&quot;A&quot;, &quot;group&quot;:&quot;1&quot;},&quot;tag&quot;:&quot;3&quot;, &quot;homeTeam&quot;:&quot;Calcot Royals&quot;, &quot;awayTeam&quot;:&quot;&quot;}" calcext:value-type="string">
            <text:p>{"__v":0,"day":2,"dateTime":52800000,"duration":"15m","pitch":"3","competition":{"name":"U12", "section":"A", "group":"1"},"tag":"3", "homeTeam":"Calcot Royals", "awayTeam":""}</text:p>
          </table:table-cell>
          <table:table-cell table:number-columns-repeated="1013"/>
        </table:table-row>
        <table:table-row table:style-name="ro1">
          <table:table-cell table:formula="of:=IF([.J13]&gt;[.J12];[.A12];[.A12]+1)" office:value-type="float" office:value="3" calcext:value-type="float">
            <text:p>3</text:p>
          </table:table-cell>
          <table:table-cell table:formula="of:=IF([.$J13]&gt;[.$J12];[.B12];[.B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A13]-1))" office:value-type="float" office:value="52800000" calcext:value-type="float">
            <text:p>528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F13];TRANSLATED_TEAM_NAMES;[.$E13]+1)" office:value-type="string" office:string-value="Mytchett Athletic Kestrels" calcext:value-type="string">
            <text:p>Mytchett Athletic Kestrels</text:p>
          </table:table-cell>
          <table:table-cell table:formula="of:=VLOOKUP([.G13];TRANSLATED_TEAM_NAMES;[.$E13]+1)" office:value-type="string" office:string-value="STBGFC Boys 'B'" calcext:value-type="string">
            <text:p>STBGFC Boys 'B'</text:p>
          </table:table-cell>
          <table:table-cell table:style-name="ce78" table:formula="of:=IF(MOD([.C13]; NUM_PITCHES)=0;INDEX(PITCHES;1;NUM_PITCHES);INDEX(PITCHES;1;MOD([.C1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52800000,&quot;duration&quot;:&quot;15m&quot;,&quot;pitch&quot;:&quot;4&quot;,&quot;competition&quot;:{&quot;name&quot;:&quot;U12&quot;, &quot;section&quot;:&quot;A&quot;, &quot;group&quot;:&quot;1&quot;},&quot;tag&quot;:&quot;3&quot;, &quot;homeTeam&quot;:&quot;Mytchett Athletic Kestrels&quot;, &quot;awayTeam&quot;:&quot;STBGFC Boys 'B'&quot;}" calcext:value-type="string">
            <text:p>{"__v":0,"day":2,"dateTime":52800000,"duration":"15m","pitch":"4","competition":{"name":"U12", "section":"A", "group":"1"},"tag":"3", "homeTeam":"Mytchett Athletic Kestrels", "awayTeam":"STBGFC Boys 'B'"}</text:p>
          </table:table-cell>
          <table:table-cell table:number-columns-repeated="1013"/>
        </table:table-row>
        <table:table-row table:style-name="ro1">
          <table:table-cell table:formula="of:=IF([.J14]&gt;[.J13];[.A13];[.A13]+1)" office:value-type="float" office:value="4" calcext:value-type="float">
            <text:p>4</text:p>
          </table:table-cell>
          <table:table-cell table:formula="of:=IF([.$J14]&gt;[.$J13];[.B13];[.B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A14]-1))" office:value-type="float" office:value="54000000" calcext:value-type="float">
            <text:p>54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VLOOKUP([.F14];TRANSLATED_TEAM_NAMES;[.$E14]+1)" office:value-type="string" office:string-value="Hawley Colts 1" calcext:value-type="string">
            <text:p>Hawley Colts 1</text:p>
          </table:table-cell>
          <table:table-cell table:formula="of:=VLOOKUP([.G14];TRANSLATED_TEAM_NAMES;[.$E14]+1)">
            <text:p/>
          </table:table-cell>
          <table:table-cell table:style-name="ce78" table:formula="of:=IF(MOD([.C14]; NUM_PITCHES)=0;INDEX(PITCHES;1;NUM_PITCHES);INDEX(PITCHES;1;MOD([.C14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54000000,&quot;duration&quot;:&quot;15m&quot;,&quot;pitch&quot;:&quot;1&quot;,&quot;competition&quot;:{&quot;name&quot;:&quot;U12&quot;, &quot;section&quot;:&quot;A&quot;, &quot;group&quot;:&quot;1&quot;},&quot;tag&quot;:&quot;4&quot;, &quot;homeTeam&quot;:&quot;Hawley Colts 1&quot;, &quot;awayTeam&quot;:&quot;&quot;}" calcext:value-type="string">
            <text:p>{"__v":0,"day":2,"dateTime":54000000,"duration":"15m","pitch":"1","competition":{"name":"U12", "section":"A", "group":"1"},"tag":"4", "homeTeam":"Hawley Colts 1", "awayTeam":""}</text:p>
          </table:table-cell>
          <table:table-cell table:number-columns-repeated="1013"/>
        </table:table-row>
        <table:table-row table:style-name="ro1">
          <table:table-cell table:formula="of:=IF([.J15]&gt;[.J14];[.A14];[.A14]+1)" office:value-type="float" office:value="4" calcext:value-type="float">
            <text:p>4</text:p>
          </table:table-cell>
          <table:table-cell table:formula="of:=IF([.$J15]&gt;[.$J14];[.B14];[.B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A15]-1))" office:value-type="float" office:value="54000000" calcext:value-type="float">
            <text:p>540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VLOOKUP([.F15];TRANSLATED_TEAM_NAMES;[.$E15]+1)">
            <text:p/>
          </table:table-cell>
          <table:table-cell table:formula="of:=VLOOKUP([.G15];TRANSLATED_TEAM_NAMES;[.$E15]+1)" office:value-type="string" office:string-value="Rushmoor Com. Hotspurs - Blue" calcext:value-type="string">
            <text:p>Rushmoor Com. Hotspurs - Blue</text:p>
          </table:table-cell>
          <table:table-cell table:style-name="ce78" table:formula="of:=IF(MOD([.C15]; NUM_PITCHES)=0;INDEX(PITCHES;1;NUM_PITCHES);INDEX(PITCHES;1;MOD([.C15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54000000,&quot;duration&quot;:&quot;15m&quot;,&quot;pitch&quot;:&quot;2&quot;,&quot;competition&quot;:{&quot;name&quot;:&quot;U12&quot;, &quot;section&quot;:&quot;A&quot;, &quot;group&quot;:&quot;1&quot;},&quot;tag&quot;:&quot;4&quot;, &quot;homeTeam&quot;:&quot;&quot;, &quot;awayTeam&quot;:&quot;Rushmoor Com. Hotspurs - Blue&quot;}" calcext:value-type="string">
            <text:p>{"__v":0,"day":2,"dateTime":54000000,"duration":"15m","pitch":"2","competition":{"name":"U12", "section":"A", "group":"1"},"tag":"4", "homeTeam":"", "awayTeam":"Rushmoor Com. Hotspurs - Blue"}</text:p>
          </table:table-cell>
          <table:table-cell table:number-columns-repeated="1013"/>
        </table:table-row>
        <table:table-row table:style-name="ro1">
          <table:table-cell table:formula="of:=IF([.J16]&gt;[.J15];[.A15];[.A15]+1)" office:value-type="float" office:value="4" calcext:value-type="float">
            <text:p>4</text:p>
          </table:table-cell>
          <table:table-cell table:formula="of:=IF([.$J16]&gt;[.$J15];[.B15];[.B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A16]-1))" office:value-type="float" office:value="54000000" calcext:value-type="float">
            <text:p>540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16];TRANSLATED_TEAM_NAMES;[.$E16]+1)" office:value-type="string" office:string-value="STBGFC Boys 'B'" calcext:value-type="string">
            <text:p>STBGFC Boys 'B'</text:p>
          </table:table-cell>
          <table:table-cell table:formula="of:=VLOOKUP([.G16];TRANSLATED_TEAM_NAMES;[.$E16]+1)" office:value-type="string" office:string-value="Calcot Royals" calcext:value-type="string">
            <text:p>Calcot Royals</text:p>
          </table:table-cell>
          <table:table-cell table:style-name="ce78" table:formula="of:=IF(MOD([.C16]; NUM_PITCHES)=0;INDEX(PITCHES;1;NUM_PITCHES);INDEX(PITCHES;1;MOD([.C1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54000000,&quot;duration&quot;:&quot;15m&quot;,&quot;pitch&quot;:&quot;3&quot;,&quot;competition&quot;:{&quot;name&quot;:&quot;U12&quot;, &quot;section&quot;:&quot;A&quot;, &quot;group&quot;:&quot;1&quot;},&quot;tag&quot;:&quot;4&quot;, &quot;homeTeam&quot;:&quot;STBGFC Boys 'B'&quot;, &quot;awayTeam&quot;:&quot;Calcot Royals&quot;}" calcext:value-type="string">
            <text:p>{"__v":0,"day":2,"dateTime":54000000,"duration":"15m","pitch":"3","competition":{"name":"U12", "section":"A", "group":"1"},"tag":"4", "homeTeam":"STBGFC Boys 'B'", "awayTeam":"Calcot Royals"}</text:p>
          </table:table-cell>
          <table:table-cell table:number-columns-repeated="1013"/>
        </table:table-row>
        <table:table-row table:style-name="ro1">
          <table:table-cell table:formula="of:=IF([.J17]&gt;[.J16];[.A16];[.A16]+1)" office:value-type="float" office:value="4" calcext:value-type="float">
            <text:p>4</text:p>
          </table:table-cell>
          <table:table-cell table:formula="of:=IF([.$J17]&gt;[.$J16];[.B16];[.B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A17]-1))" office:value-type="float" office:value="54000000" calcext:value-type="float">
            <text:p>540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VLOOKUP([.F17];TRANSLATED_TEAM_NAMES;[.$E17]+1)">
            <text:p/>
          </table:table-cell>
          <table:table-cell table:formula="of:=VLOOKUP([.G17];TRANSLATED_TEAM_NAMES;[.$E17]+1)" office:value-type="string" office:string-value="Mytchett Athletic Kestrels" calcext:value-type="string">
            <text:p>Mytchett Athletic Kestrels</text:p>
          </table:table-cell>
          <table:table-cell table:style-name="ce78" table:formula="of:=IF(MOD([.C17]; NUM_PITCHES)=0;INDEX(PITCHES;1;NUM_PITCHES);INDEX(PITCHES;1;MOD([.C1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54000000,&quot;duration&quot;:&quot;15m&quot;,&quot;pitch&quot;:&quot;4&quot;,&quot;competition&quot;:{&quot;name&quot;:&quot;U12&quot;, &quot;section&quot;:&quot;A&quot;, &quot;group&quot;:&quot;1&quot;},&quot;tag&quot;:&quot;4&quot;, &quot;homeTeam&quot;:&quot;&quot;, &quot;awayTeam&quot;:&quot;Mytchett Athletic Kestrels&quot;}" calcext:value-type="string">
            <text:p>{"__v":0,"day":2,"dateTime":54000000,"duration":"15m","pitch":"4","competition":{"name":"U12", "section":"A", "group":"1"},"tag":"4", "homeTeam":"", "awayTeam":"Mytchett Athletic Kestrels"}</text:p>
          </table:table-cell>
          <table:table-cell table:number-columns-repeated="1013"/>
        </table:table-row>
        <table:table-row table:style-name="ro1">
          <table:table-cell table:formula="of:=IF([.J18]&gt;[.J17];[.A17];[.A17]+1)" office:value-type="float" office:value="5" calcext:value-type="float">
            <text:p>5</text:p>
          </table:table-cell>
          <table:table-cell table:formula="of:=IF([.$J18]&gt;[.$J17];[.B17];[.B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A18]-1))" office:value-type="float" office:value="55200000" calcext:value-type="float">
            <text:p>552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VLOOKUP([.F18];TRANSLATED_TEAM_NAMES;[.$E18]+1)" office:value-type="string" office:string-value="Hawley Colts 1" calcext:value-type="string">
            <text:p>Hawley Colts 1</text:p>
          </table:table-cell>
          <table:table-cell table:formula="of:=VLOOKUP([.G18];TRANSLATED_TEAM_NAMES;[.$E18]+1)">
            <text:p/>
          </table:table-cell>
          <table:table-cell table:style-name="ce78" table:formula="of:=IF(MOD([.C18]; NUM_PITCHES)=0;INDEX(PITCHES;1;NUM_PITCHES);INDEX(PITCHES;1;MOD([.C18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55200000,&quot;duration&quot;:&quot;15m&quot;,&quot;pitch&quot;:&quot;1&quot;,&quot;competition&quot;:{&quot;name&quot;:&quot;U12&quot;, &quot;section&quot;:&quot;A&quot;, &quot;group&quot;:&quot;1&quot;},&quot;tag&quot;:&quot;5&quot;, &quot;homeTeam&quot;:&quot;Hawley Colts 1&quot;, &quot;awayTeam&quot;:&quot;&quot;}" calcext:value-type="string">
            <text:p>{"__v":0,"day":2,"dateTime":55200000,"duration":"15m","pitch":"1","competition":{"name":"U12", "section":"A", "group":"1"},"tag":"5", "homeTeam":"Hawley Colts 1", "awayTeam":""}</text:p>
          </table:table-cell>
          <table:table-cell table:number-columns-repeated="1013"/>
        </table:table-row>
        <table:table-row table:style-name="ro1">
          <table:table-cell table:formula="of:=IF([.J19]&gt;[.J18];[.A18];[.A18]+1)" office:value-type="float" office:value="5" calcext:value-type="float">
            <text:p>5</text:p>
          </table:table-cell>
          <table:table-cell table:formula="of:=IF([.$J19]&gt;[.$J18];[.B18];[.B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A19]-1))" office:value-type="float" office:value="55200000" calcext:value-type="float">
            <text:p>552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VLOOKUP([.F19];TRANSLATED_TEAM_NAMES;[.$E19]+1)" office:value-type="string" office:string-value="Calcot Royals" calcext:value-type="string">
            <text:p>Calcot Royals</text:p>
          </table:table-cell>
          <table:table-cell table:formula="of:=VLOOKUP([.G19];TRANSLATED_TEAM_NAMES;[.$E19]+1)" office:value-type="string" office:string-value="Rushmoor Com. Hotspurs - Blue" calcext:value-type="string">
            <text:p>Rushmoor Com. Hotspurs - Blue</text:p>
          </table:table-cell>
          <table:table-cell table:style-name="ce78" table:formula="of:=IF(MOD([.C19]; NUM_PITCHES)=0;INDEX(PITCHES;1;NUM_PITCHES);INDEX(PITCHES;1;MOD([.C19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55200000,&quot;duration&quot;:&quot;15m&quot;,&quot;pitch&quot;:&quot;2&quot;,&quot;competition&quot;:{&quot;name&quot;:&quot;U12&quot;, &quot;section&quot;:&quot;A&quot;, &quot;group&quot;:&quot;1&quot;},&quot;tag&quot;:&quot;5&quot;, &quot;homeTeam&quot;:&quot;Calcot Royals&quot;, &quot;awayTeam&quot;:&quot;Rushmoor Com. Hotspurs - Blue&quot;}" calcext:value-type="string">
            <text:p>{"__v":0,"day":2,"dateTime":55200000,"duration":"15m","pitch":"2","competition":{"name":"U12", "section":"A", "group":"1"},"tag":"5", "homeTeam":"Calcot Royals", "awayTeam":"Rushmoor Com. Hotspurs - Blue"}</text:p>
          </table:table-cell>
          <table:table-cell table:number-columns-repeated="1013"/>
        </table:table-row>
        <table:table-row table:style-name="ro1">
          <table:table-cell table:formula="of:=IF([.J20]&gt;[.J19];[.A19];[.A19]+1)" office:value-type="float" office:value="5" calcext:value-type="float">
            <text:p>5</text:p>
          </table:table-cell>
          <table:table-cell table:formula="of:=IF([.$J20]&gt;[.$J19];[.B19];[.B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A20]-1))" office:value-type="float" office:value="55200000" calcext:value-type="float">
            <text:p>552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VLOOKUP([.F20];TRANSLATED_TEAM_NAMES;[.$E20]+1)" office:value-type="string" office:string-value="Rushmoor Com. Hotspurs - Blue" calcext:value-type="string">
            <text:p>Rushmoor Com. Hotspurs - Blue</text:p>
          </table:table-cell>
          <table:table-cell table:formula="of:=VLOOKUP([.G20];TRANSLATED_TEAM_NAMES;[.$E20]+1)">
            <text:p/>
          </table:table-cell>
          <table:table-cell table:style-name="ce78" table:formula="of:=IF(MOD([.C20]; NUM_PITCHES)=0;INDEX(PITCHES;1;NUM_PITCHES);INDEX(PITCHES;1;MOD([.C20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55200000,&quot;duration&quot;:&quot;15m&quot;,&quot;pitch&quot;:&quot;3&quot;,&quot;competition&quot;:{&quot;name&quot;:&quot;U12&quot;, &quot;section&quot;:&quot;A&quot;, &quot;group&quot;:&quot;1&quot;},&quot;tag&quot;:&quot;5&quot;, &quot;homeTeam&quot;:&quot;Rushmoor Com. Hotspurs - Blue&quot;, &quot;awayTeam&quot;:&quot;&quot;}" calcext:value-type="string">
            <text:p>{"__v":0,"day":2,"dateTime":55200000,"duration":"15m","pitch":"3","competition":{"name":"U12", "section":"A", "group":"1"},"tag":"5", "homeTeam":"Rushmoor Com. Hotspurs - Blue", "awayTeam":""}</text:p>
          </table:table-cell>
          <table:table-cell table:number-columns-repeated="1013"/>
        </table:table-row>
        <table:table-row table:style-name="ro1">
          <table:table-cell table:formula="of:=IF([.J21]&gt;[.J20];[.A20];[.A20]+1)" office:value-type="float" office:value="5" calcext:value-type="float">
            <text:p>5</text:p>
          </table:table-cell>
          <table:table-cell table:formula="of:=IF([.$J21]&gt;[.$J20];[.B20];[.B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A21]-1))" office:value-type="float" office:value="55200000" calcext:value-type="float">
            <text:p>552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F21];TRANSLATED_TEAM_NAMES;[.$E21]+1)" office:value-type="string" office:string-value="STBGFC Boys 'B'" calcext:value-type="string">
            <text:p>STBGFC Boys 'B'</text:p>
          </table:table-cell>
          <table:table-cell table:formula="of:=VLOOKUP([.G21];TRANSLATED_TEAM_NAMES;[.$E21]+1)" office:value-type="string" office:string-value="Hawley Colts 1" calcext:value-type="string">
            <text:p>Hawley Colts 1</text:p>
          </table:table-cell>
          <table:table-cell table:style-name="ce78" table:formula="of:=IF(MOD([.C21]; NUM_PITCHES)=0;INDEX(PITCHES;1;NUM_PITCHES);INDEX(PITCHES;1;MOD([.C21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55200000,&quot;duration&quot;:&quot;15m&quot;,&quot;pitch&quot;:&quot;4&quot;,&quot;competition&quot;:{&quot;name&quot;:&quot;U12&quot;, &quot;section&quot;:&quot;A&quot;, &quot;group&quot;:&quot;1&quot;},&quot;tag&quot;:&quot;5&quot;, &quot;homeTeam&quot;:&quot;STBGFC Boys 'B'&quot;, &quot;awayTeam&quot;:&quot;Hawley Colts 1&quot;}" calcext:value-type="string">
            <text:p>{"__v":0,"day":2,"dateTime":55200000,"duration":"15m","pitch":"4","competition":{"name":"U12", "section":"A", "group":"1"},"tag":"5", "homeTeam":"STBGFC Boys 'B'", "awayTeam":"Hawley Colts 1"}</text:p>
          </table:table-cell>
          <table:table-cell table:number-columns-repeated="1013"/>
        </table:table-row>
        <table:table-row table:style-name="ro1">
          <table:table-cell table:formula="of:=IF([.J22]&gt;[.J21];[.A21];[.A21]+1)" office:value-type="float" office:value="6" calcext:value-type="float">
            <text:p>6</text:p>
          </table:table-cell>
          <table:table-cell table:formula="of:=IF([.$J22]&gt;[.$J21];[.B21];[.B21]+1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A22]-1))" office:value-type="float" office:value="56400000" calcext:value-type="float">
            <text:p>564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VLOOKUP([.F22];TRANSLATED_TEAM_NAMES;[.$E22]+1)">
            <text:p/>
          </table:table-cell>
          <table:table-cell table:formula="of:=VLOOKUP([.G22];TRANSLATED_TEAM_NAMES;[.$E22]+1)" office:value-type="string" office:string-value="Mytchett Athletic Kestrels" calcext:value-type="string">
            <text:p>Mytchett Athletic Kestrels</text:p>
          </table:table-cell>
          <table:table-cell table:style-name="ce78" table:formula="of:=IF(MOD([.C22]; NUM_PITCHES)=0;INDEX(PITCHES;1;NUM_PITCHES);INDEX(PITCHES;1;MOD([.C2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56400000,&quot;duration&quot;:&quot;15m&quot;,&quot;pitch&quot;:&quot;1&quot;,&quot;competition&quot;:{&quot;name&quot;:&quot;U12&quot;, &quot;section&quot;:&quot;A&quot;, &quot;group&quot;:&quot;1&quot;},&quot;tag&quot;:&quot;6&quot;, &quot;homeTeam&quot;:&quot;&quot;, &quot;awayTeam&quot;:&quot;Mytchett Athletic Kestrels&quot;}" calcext:value-type="string">
            <text:p>{"__v":0,"day":2,"dateTime":56400000,"duration":"15m","pitch":"1","competition":{"name":"U12", "section":"A", "group":"1"},"tag":"6", "homeTeam":"", "awayTeam":"Mytchett Athletic Kestrels"}</text:p>
          </table:table-cell>
          <table:table-cell table:number-columns-repeated="101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 x 8 P=4" table:style-name="ta2">
        <office:forms form:automatic-focus="false" form:apply-design-mode="false"/>
        <table:table-column table:style-name="co4" table:default-cell-style-name="ce73"/>
        <table:table-column table:style-name="co17" table:default-cell-style-name="ce73"/>
        <table:table-column table:style-name="co17" table:default-cell-style-name="ce74"/>
        <table:table-column table:style-name="co18" table:default-cell-style-name="ce74"/>
        <table:table-column table:style-name="co13" table:default-cell-style-name="ce73"/>
        <table:table-column table:style-name="co14" table:default-cell-style-name="ce19"/>
        <table:table-column table:style-name="co15" table:default-cell-style-name="ce19"/>
        <table:table-column table:style-name="co16" table:default-cell-style-name="ce76"/>
        <table:table-column table:style-name="co16" table:default-cell-style-name="ce77"/>
        <table:table-column table:style-name="co10" table:default-cell-style-name="ce23"/>
        <table:table-column table:style-name="co11" table:default-cell-style-name="ce80"/>
        <table:table-column table:style-name="co3" table:number-columns-repeated="1013" table:default-cell-style-name="ce23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2" office:value-type="string" calcext:value-type="string">
            <text:p>Index</text:p>
          </table:table-cell>
          <table:table-cell table:style-name="ce82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style-name="ce31" table:number-columns-repeated="101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FIRST_GAME_MS" office:value-type="float" office:value="50400000" calcext:value-type="float">
            <text:p>504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F2];TRANSLATED_TEAM_NAMES;[.$E2]+1)" office:value-type="string" office:string-value="STBGFC Boys 'B'" calcext:value-type="string">
            <text:p>STBGFC Boys 'B'</text:p>
          </table:table-cell>
          <table:table-cell table:formula="of:=VLOOKUP([.G2];TRANSLATED_TEAM_NAMES;[.$E2]+1)">
            <text:p/>
          </table:table-cell>
          <table:table-cell table:style-name="ce78" table:formula="of:=IF(MOD([.C2]; NUM_PITCHES)=0;INDEX(PITCHES;1;NUM_PITCHES);INDEX(PITCHES;1;MOD([.C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50400000,&quot;duration&quot;:&quot;15m&quot;,&quot;pitch&quot;:&quot;1&quot;,&quot;competition&quot;:{&quot;name&quot;:&quot;U12&quot;, &quot;section&quot;:&quot;A&quot;, &quot;group&quot;:&quot;1&quot;},&quot;tag&quot;:&quot;1&quot;, &quot;homeTeam&quot;:&quot;STBGFC Boys 'B'&quot;, &quot;awayTeam&quot;:&quot;&quot;}" calcext:value-type="string">
            <text:p>{"__v":0,"day":2,"dateTime":50400000,"duration":"15m","pitch":"1","competition":{"name":"U12", "section":"A", "group":"1"},"tag":"1", "homeTeam":"STBGFC Boys 'B'", "awayTeam":""}</text:p>
          </table:table-cell>
          <table:table-cell table:number-columns-repeated="1013"/>
        </table:table-row>
        <table:table-row table:style-name="ro1">
          <table:table-cell table:formula="of:=IF([.J3]&gt;[.J2];[.A2];[.A2]+1)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A3]-1))" office:value-type="float" office:value="50400000" calcext:value-type="float">
            <text:p>504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VLOOKUP([.F3];TRANSLATED_TEAM_NAMES;[.$E3]+1)">
            <text:p/>
          </table:table-cell>
          <table:table-cell table:formula="of:=VLOOKUP([.G3];TRANSLATED_TEAM_NAMES;[.$E3]+1)">
            <text:p/>
          </table:table-cell>
          <table:table-cell table:style-name="ce78" table:formula="of:=IF(MOD([.C3]; NUM_PITCHES)=0;INDEX(PITCHES;1;NUM_PITCHES);INDEX(PITCHES;1;MOD([.C3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50400000,&quot;duration&quot;:&quot;15m&quot;,&quot;pitch&quot;:&quot;2&quot;,&quot;competition&quot;:{&quot;name&quot;:&quot;U12&quot;, &quot;section&quot;:&quot;A&quot;, &quot;group&quot;:&quot;1&quot;},&quot;tag&quot;:&quot;1&quot;, &quot;homeTeam&quot;:&quot;&quot;, &quot;awayTeam&quot;:&quot;&quot;}" calcext:value-type="string">
            <text:p>{"__v":0,"day":2,"dateTime":50400000,"duration":"15m","pitch":"2","competition":{"name":"U12", "section":"A", "group":"1"},"tag":"1", "homeTeam":"", "awayTeam":""}</text:p>
          </table:table-cell>
          <table:table-cell table:number-columns-repeated="1013"/>
        </table:table-row>
        <table:table-row table:style-name="ro1">
          <table:table-cell table:formula="of:=IF([.J4]&gt;[.J3];[.A3];[.A3]+1)" office:value-type="float" office:value="1" calcext:value-type="float">
            <text:p>1</text:p>
          </table:table-cell>
          <table:table-cell table:formula="of:=IF([.$J4]&gt;[.$J3];[.B3];[.B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A4]-1))" office:value-type="float" office:value="50400000" calcext:value-type="float">
            <text:p>504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4];TRANSLATED_TEAM_NAMES;[.$E4]+1)" office:value-type="string" office:string-value="Calcot Royals" calcext:value-type="string">
            <text:p>Calcot Royals</text:p>
          </table:table-cell>
          <table:table-cell table:formula="of:=VLOOKUP([.G4];TRANSLATED_TEAM_NAMES;[.$E4]+1)" office:value-type="string" office:string-value="Hawley Colts 1" calcext:value-type="string">
            <text:p>Hawley Colts 1</text:p>
          </table:table-cell>
          <table:table-cell table:style-name="ce78" table:formula="of:=IF(MOD([.C4]; NUM_PITCHES)=0;INDEX(PITCHES;1;NUM_PITCHES);INDEX(PITCHES;1;MOD([.C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50400000,&quot;duration&quot;:&quot;15m&quot;,&quot;pitch&quot;:&quot;3&quot;,&quot;competition&quot;:{&quot;name&quot;:&quot;U12&quot;, &quot;section&quot;:&quot;A&quot;, &quot;group&quot;:&quot;1&quot;},&quot;tag&quot;:&quot;1&quot;, &quot;homeTeam&quot;:&quot;Calcot Royals&quot;, &quot;awayTeam&quot;:&quot;Hawley Colts 1&quot;}" calcext:value-type="string">
            <text:p>{"__v":0,"day":2,"dateTime":50400000,"duration":"15m","pitch":"3","competition":{"name":"U12", "section":"A", "group":"1"},"tag":"1", "homeTeam":"Calcot Royals", "awayTeam":"Hawley Colts 1"}</text:p>
          </table:table-cell>
          <table:table-cell table:number-columns-repeated="1013"/>
        </table:table-row>
        <table:table-row table:style-name="ro1">
          <table:table-cell table:formula="of:=IF([.J5]&gt;[.J4];[.A4];[.A4]+1)" office:value-type="float" office:value="1" calcext:value-type="float">
            <text:p>1</text:p>
          </table:table-cell>
          <table:table-cell table:formula="of:=IF([.$J5]&gt;[.$J4];[.B4];[.B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A5]-1))" office:value-type="float" office:value="50400000" calcext:value-type="float">
            <text:p>504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5];TRANSLATED_TEAM_NAMES;[.$E5]+1)" office:value-type="string" office:string-value="Mytchett Athletic Kestrels" calcext:value-type="string">
            <text:p>Mytchett Athletic Kestrels</text:p>
          </table:table-cell>
          <table:table-cell table:formula="of:=VLOOKUP([.G5];TRANSLATED_TEAM_NAMES;[.$E5]+1)" office:value-type="string" office:string-value="Rushmoor Com. Hotspurs - Blue" calcext:value-type="string">
            <text:p>Rushmoor Com. Hotspurs - Blue</text:p>
          </table:table-cell>
          <table:table-cell table:style-name="ce78" table:formula="of:=IF(MOD([.C5]; NUM_PITCHES)=0;INDEX(PITCHES;1;NUM_PITCHES);INDEX(PITCHES;1;MOD([.C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50400000,&quot;duration&quot;:&quot;15m&quot;,&quot;pitch&quot;:&quot;4&quot;,&quot;competition&quot;:{&quot;name&quot;:&quot;U12&quot;, &quot;section&quot;:&quot;A&quot;, &quot;group&quot;:&quot;1&quot;},&quot;tag&quot;:&quot;1&quot;, &quot;homeTeam&quot;:&quot;Mytchett Athletic Kestrels&quot;, &quot;awayTeam&quot;:&quot;Rushmoor Com. Hotspurs - Blue&quot;}" calcext:value-type="string">
            <text:p>{"__v":0,"day":2,"dateTime":50400000,"duration":"15m","pitch":"4","competition":{"name":"U12", "section":"A", "group":"1"},"tag":"1", "homeTeam":"Mytchett Athletic Kestrels", "awayTeam":"Rushmoor Com. Hotspurs - Blue"}</text:p>
          </table:table-cell>
          <table:table-cell table:number-columns-repeated="1013"/>
        </table:table-row>
        <table:table-row table:style-name="ro1">
          <table:table-cell table:formula="of:=IF([.J6]&gt;[.J5];[.A5];[.A5]+1)" office:value-type="float" office:value="2" calcext:value-type="float">
            <text:p>2</text:p>
          </table:table-cell>
          <table:table-cell table:formula="of:=IF([.$J6]&gt;[.$J5];[.B5];[.B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A6]-1))" office:value-type="float" office:value="51600000" calcext:value-type="float">
            <text:p>516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6];TRANSLATED_TEAM_NAMES;[.$E6]+1)" office:value-type="string" office:string-value="Hawley Colts 1" calcext:value-type="string">
            <text:p>Hawley Colts 1</text:p>
          </table:table-cell>
          <table:table-cell table:formula="of:=VLOOKUP([.G6];TRANSLATED_TEAM_NAMES;[.$E6]+1)" office:value-type="string" office:string-value="Mytchett Athletic Kestrels" calcext:value-type="string">
            <text:p>Mytchett Athletic Kestrels</text:p>
          </table:table-cell>
          <table:table-cell table:style-name="ce78" table:formula="of:=IF(MOD([.C6]; NUM_PITCHES)=0;INDEX(PITCHES;1;NUM_PITCHES);INDEX(PITCHES;1;MOD([.C6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51600000,&quot;duration&quot;:&quot;15m&quot;,&quot;pitch&quot;:&quot;1&quot;,&quot;competition&quot;:{&quot;name&quot;:&quot;U12&quot;, &quot;section&quot;:&quot;A&quot;, &quot;group&quot;:&quot;1&quot;},&quot;tag&quot;:&quot;2&quot;, &quot;homeTeam&quot;:&quot;Hawley Colts 1&quot;, &quot;awayTeam&quot;:&quot;Mytchett Athletic Kestrels&quot;}" calcext:value-type="string">
            <text:p>{"__v":0,"day":2,"dateTime":51600000,"duration":"15m","pitch":"1","competition":{"name":"U12", "section":"A", "group":"1"},"tag":"2", "homeTeam":"Hawley Colts 1", "awayTeam":"Mytchett Athletic Kestrels"}</text:p>
          </table:table-cell>
          <table:table-cell table:number-columns-repeated="1013"/>
        </table:table-row>
        <table:table-row table:style-name="ro1">
          <table:table-cell table:formula="of:=IF([.J7]&gt;[.J6];[.A6];[.A6]+1)" office:value-type="float" office:value="2" calcext:value-type="float">
            <text:p>2</text:p>
          </table:table-cell>
          <table:table-cell table:formula="of:=IF([.$J7]&gt;[.$J6];[.B6];[.B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A7]-1))" office:value-type="float" office:value="51600000" calcext:value-type="float">
            <text:p>516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7];TRANSLATED_TEAM_NAMES;[.$E7]+1)" office:value-type="string" office:string-value="Rushmoor Com. Hotspurs - Blue" calcext:value-type="string">
            <text:p>Rushmoor Com. Hotspurs - Blue</text:p>
          </table:table-cell>
          <table:table-cell table:formula="of:=VLOOKUP([.G7];TRANSLATED_TEAM_NAMES;[.$E7]+1)" office:value-type="string" office:string-value="STBGFC Boys 'B'" calcext:value-type="string">
            <text:p>STBGFC Boys 'B'</text:p>
          </table:table-cell>
          <table:table-cell table:style-name="ce78" table:formula="of:=IF(MOD([.C7]; NUM_PITCHES)=0;INDEX(PITCHES;1;NUM_PITCHES);INDEX(PITCHES;1;MOD([.C7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51600000,&quot;duration&quot;:&quot;15m&quot;,&quot;pitch&quot;:&quot;2&quot;,&quot;competition&quot;:{&quot;name&quot;:&quot;U12&quot;, &quot;section&quot;:&quot;A&quot;, &quot;group&quot;:&quot;1&quot;},&quot;tag&quot;:&quot;2&quot;, &quot;homeTeam&quot;:&quot;Rushmoor Com. Hotspurs - Blue&quot;, &quot;awayTeam&quot;:&quot;STBGFC Boys 'B'&quot;}" calcext:value-type="string">
            <text:p>{"__v":0,"day":2,"dateTime":51600000,"duration":"15m","pitch":"2","competition":{"name":"U12", "section":"A", "group":"1"},"tag":"2", "homeTeam":"Rushmoor Com. Hotspurs - Blue", "awayTeam":"STBGFC Boys 'B'"}</text:p>
          </table:table-cell>
          <table:table-cell table:number-columns-repeated="1013"/>
        </table:table-row>
        <table:table-row table:style-name="ro1">
          <table:table-cell table:formula="of:=IF([.J8]&gt;[.J7];[.A7];[.A7]+1)" office:value-type="float" office:value="2" calcext:value-type="float">
            <text:p>2</text:p>
          </table:table-cell>
          <table:table-cell table:formula="of:=IF([.$J8]&gt;[.$J7];[.B7];[.B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A8]-1))" office:value-type="float" office:value="51600000" calcext:value-type="float">
            <text:p>516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VLOOKUP([.F8];TRANSLATED_TEAM_NAMES;[.$E8]+1)">
            <text:p/>
          </table:table-cell>
          <table:table-cell table:formula="of:=VLOOKUP([.G8];TRANSLATED_TEAM_NAMES;[.$E8]+1)">
            <text:p/>
          </table:table-cell>
          <table:table-cell table:style-name="ce78" table:formula="of:=IF(MOD([.C8]; NUM_PITCHES)=0;INDEX(PITCHES;1;NUM_PITCHES);INDEX(PITCHES;1;MOD([.C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51600000,&quot;duration&quot;:&quot;15m&quot;,&quot;pitch&quot;:&quot;3&quot;,&quot;competition&quot;:{&quot;name&quot;:&quot;U12&quot;, &quot;section&quot;:&quot;A&quot;, &quot;group&quot;:&quot;1&quot;},&quot;tag&quot;:&quot;2&quot;, &quot;homeTeam&quot;:&quot;&quot;, &quot;awayTeam&quot;:&quot;&quot;}" calcext:value-type="string">
            <text:p>{"__v":0,"day":2,"dateTime":51600000,"duration":"15m","pitch":"3","competition":{"name":"U12", "section":"A", "group":"1"},"tag":"2", "homeTeam":"", "awayTeam":""}</text:p>
          </table:table-cell>
          <table:table-cell table:number-columns-repeated="1013"/>
        </table:table-row>
        <table:table-row table:style-name="ro1">
          <table:table-cell table:formula="of:=IF([.J9]&gt;[.J8];[.A8];[.A8]+1)" office:value-type="float" office:value="2" calcext:value-type="float">
            <text:p>2</text:p>
          </table:table-cell>
          <table:table-cell table:formula="of:=IF([.$J9]&gt;[.$J8];[.B8];[.B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A9]-1))" office:value-type="float" office:value="51600000" calcext:value-type="float">
            <text:p>516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VLOOKUP([.F9];TRANSLATED_TEAM_NAMES;[.$E9]+1)">
            <text:p/>
          </table:table-cell>
          <table:table-cell table:formula="of:=VLOOKUP([.G9];TRANSLATED_TEAM_NAMES;[.$E9]+1)" office:value-type="string" office:string-value="Calcot Royals" calcext:value-type="string">
            <text:p>Calcot Royals</text:p>
          </table:table-cell>
          <table:table-cell table:style-name="ce78" table:formula="of:=IF(MOD([.C9]; NUM_PITCHES)=0;INDEX(PITCHES;1;NUM_PITCHES);INDEX(PITCHES;1;MOD([.C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51600000,&quot;duration&quot;:&quot;15m&quot;,&quot;pitch&quot;:&quot;4&quot;,&quot;competition&quot;:{&quot;name&quot;:&quot;U12&quot;, &quot;section&quot;:&quot;A&quot;, &quot;group&quot;:&quot;1&quot;},&quot;tag&quot;:&quot;2&quot;, &quot;homeTeam&quot;:&quot;&quot;, &quot;awayTeam&quot;:&quot;Calcot Royals&quot;}" calcext:value-type="string">
            <text:p>{"__v":0,"day":2,"dateTime":51600000,"duration":"15m","pitch":"4","competition":{"name":"U12", "section":"A", "group":"1"},"tag":"2", "homeTeam":"", "awayTeam":"Calcot Royals"}</text:p>
          </table:table-cell>
          <table:table-cell table:number-columns-repeated="1013"/>
        </table:table-row>
        <table:table-row table:style-name="ro1">
          <table:table-cell table:formula="of:=IF([.J10]&gt;[.J9];[.A9];[.A9]+1)" office:value-type="float" office:value="3" calcext:value-type="float">
            <text:p>3</text:p>
          </table:table-cell>
          <table:table-cell table:formula="of:=IF([.$J10]&gt;[.$J9];[.B9];[.B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A10]-1))" office:value-type="float" office:value="52800000" calcext:value-type="float">
            <text:p>528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VLOOKUP([.F10];TRANSLATED_TEAM_NAMES;[.$E10]+1)" office:value-type="string" office:string-value="Rushmoor Com. Hotspurs - Blue" calcext:value-type="string">
            <text:p>Rushmoor Com. Hotspurs - Blue</text:p>
          </table:table-cell>
          <table:table-cell table:formula="of:=VLOOKUP([.G10];TRANSLATED_TEAM_NAMES;[.$E10]+1)">
            <text:p/>
          </table:table-cell>
          <table:table-cell table:style-name="ce78" table:formula="of:=IF(MOD([.C10]; NUM_PITCHES)=0;INDEX(PITCHES;1;NUM_PITCHES);INDEX(PITCHES;1;MOD([.C10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52800000,&quot;duration&quot;:&quot;15m&quot;,&quot;pitch&quot;:&quot;1&quot;,&quot;competition&quot;:{&quot;name&quot;:&quot;U12&quot;, &quot;section&quot;:&quot;A&quot;, &quot;group&quot;:&quot;1&quot;},&quot;tag&quot;:&quot;3&quot;, &quot;homeTeam&quot;:&quot;Rushmoor Com. Hotspurs - Blue&quot;, &quot;awayTeam&quot;:&quot;&quot;}" calcext:value-type="string">
            <text:p>{"__v":0,"day":2,"dateTime":52800000,"duration":"15m","pitch":"1","competition":{"name":"U12", "section":"A", "group":"1"},"tag":"3", "homeTeam":"Rushmoor Com. Hotspurs - Blue", "awayTeam":""}</text:p>
          </table:table-cell>
          <table:table-cell table:number-columns-repeated="1013"/>
        </table:table-row>
        <table:table-row table:style-name="ro1">
          <table:table-cell table:formula="of:=IF([.J11]&gt;[.J10];[.A10];[.A10]+1)" office:value-type="float" office:value="3" calcext:value-type="float">
            <text:p>3</text:p>
          </table:table-cell>
          <table:table-cell table:formula="of:=IF([.$J11]&gt;[.$J10];[.B10];[.B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A11]-1))" office:value-type="float" office:value="52800000" calcext:value-type="float">
            <text:p>528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VLOOKUP([.F11];TRANSLATED_TEAM_NAMES;[.$E11]+1)" office:value-type="string" office:string-value="Hawley Colts 1" calcext:value-type="string">
            <text:p>Hawley Colts 1</text:p>
          </table:table-cell>
          <table:table-cell table:formula="of:=VLOOKUP([.G11];TRANSLATED_TEAM_NAMES;[.$E11]+1)">
            <text:p/>
          </table:table-cell>
          <table:table-cell table:style-name="ce78" table:formula="of:=IF(MOD([.C11]; NUM_PITCHES)=0;INDEX(PITCHES;1;NUM_PITCHES);INDEX(PITCHES;1;MOD([.C11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52800000,&quot;duration&quot;:&quot;15m&quot;,&quot;pitch&quot;:&quot;2&quot;,&quot;competition&quot;:{&quot;name&quot;:&quot;U12&quot;, &quot;section&quot;:&quot;A&quot;, &quot;group&quot;:&quot;1&quot;},&quot;tag&quot;:&quot;3&quot;, &quot;homeTeam&quot;:&quot;Hawley Colts 1&quot;, &quot;awayTeam&quot;:&quot;&quot;}" calcext:value-type="string">
            <text:p>{"__v":0,"day":2,"dateTime":52800000,"duration":"15m","pitch":"2","competition":{"name":"U12", "section":"A", "group":"1"},"tag":"3", "homeTeam":"Hawley Colts 1", "awayTeam":""}</text:p>
          </table:table-cell>
          <table:table-cell table:number-columns-repeated="1013"/>
        </table:table-row>
        <table:table-row table:style-name="ro1">
          <table:table-cell table:formula="of:=IF([.J12]&gt;[.J11];[.A11];[.A11]+1)" office:value-type="float" office:value="3" calcext:value-type="float">
            <text:p>3</text:p>
          </table:table-cell>
          <table:table-cell table:formula="of:=IF([.$J12]&gt;[.$J11];[.B11];[.B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A12]-1))" office:value-type="float" office:value="52800000" calcext:value-type="float">
            <text:p>528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VLOOKUP([.F12];TRANSLATED_TEAM_NAMES;[.$E12]+1)">
            <text:p/>
          </table:table-cell>
          <table:table-cell table:formula="of:=VLOOKUP([.G12];TRANSLATED_TEAM_NAMES;[.$E12]+1)" office:value-type="string" office:string-value="Mytchett Athletic Kestrels" calcext:value-type="string">
            <text:p>Mytchett Athletic Kestrels</text:p>
          </table:table-cell>
          <table:table-cell table:style-name="ce78" table:formula="of:=IF(MOD([.C12]; NUM_PITCHES)=0;INDEX(PITCHES;1;NUM_PITCHES);INDEX(PITCHES;1;MOD([.C1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52800000,&quot;duration&quot;:&quot;15m&quot;,&quot;pitch&quot;:&quot;3&quot;,&quot;competition&quot;:{&quot;name&quot;:&quot;U12&quot;, &quot;section&quot;:&quot;A&quot;, &quot;group&quot;:&quot;1&quot;},&quot;tag&quot;:&quot;3&quot;, &quot;homeTeam&quot;:&quot;&quot;, &quot;awayTeam&quot;:&quot;Mytchett Athletic Kestrels&quot;}" calcext:value-type="string">
            <text:p>{"__v":0,"day":2,"dateTime":52800000,"duration":"15m","pitch":"3","competition":{"name":"U12", "section":"A", "group":"1"},"tag":"3", "homeTeam":"", "awayTeam":"Mytchett Athletic Kestrels"}</text:p>
          </table:table-cell>
          <table:table-cell table:number-columns-repeated="1013"/>
        </table:table-row>
        <table:table-row table:style-name="ro1">
          <table:table-cell table:formula="of:=IF([.J13]&gt;[.J12];[.A12];[.A12]+1)" office:value-type="float" office:value="3" calcext:value-type="float">
            <text:p>3</text:p>
          </table:table-cell>
          <table:table-cell table:formula="of:=IF([.$J13]&gt;[.$J12];[.B12];[.B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A13]-1))" office:value-type="float" office:value="52800000" calcext:value-type="float">
            <text:p>528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13];TRANSLATED_TEAM_NAMES;[.$E13]+1)" office:value-type="string" office:string-value="STBGFC Boys 'B'" calcext:value-type="string">
            <text:p>STBGFC Boys 'B'</text:p>
          </table:table-cell>
          <table:table-cell table:formula="of:=VLOOKUP([.G13];TRANSLATED_TEAM_NAMES;[.$E13]+1)" office:value-type="string" office:string-value="Calcot Royals" calcext:value-type="string">
            <text:p>Calcot Royals</text:p>
          </table:table-cell>
          <table:table-cell table:style-name="ce78" table:formula="of:=IF(MOD([.C13]; NUM_PITCHES)=0;INDEX(PITCHES;1;NUM_PITCHES);INDEX(PITCHES;1;MOD([.C1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52800000,&quot;duration&quot;:&quot;15m&quot;,&quot;pitch&quot;:&quot;4&quot;,&quot;competition&quot;:{&quot;name&quot;:&quot;U12&quot;, &quot;section&quot;:&quot;A&quot;, &quot;group&quot;:&quot;1&quot;},&quot;tag&quot;:&quot;3&quot;, &quot;homeTeam&quot;:&quot;STBGFC Boys 'B'&quot;, &quot;awayTeam&quot;:&quot;Calcot Royals&quot;}" calcext:value-type="string">
            <text:p>{"__v":0,"day":2,"dateTime":52800000,"duration":"15m","pitch":"4","competition":{"name":"U12", "section":"A", "group":"1"},"tag":"3", "homeTeam":"STBGFC Boys 'B'", "awayTeam":"Calcot Royals"}</text:p>
          </table:table-cell>
          <table:table-cell table:number-columns-repeated="1013"/>
        </table:table-row>
        <table:table-row table:style-name="ro1">
          <table:table-cell table:formula="of:=IF([.J14]&gt;[.J13];[.A13];[.A13]+1)" office:value-type="float" office:value="4" calcext:value-type="float">
            <text:p>4</text:p>
          </table:table-cell>
          <table:table-cell table:formula="of:=IF([.$J14]&gt;[.$J13];[.B13];[.B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A14]-1))" office:value-type="float" office:value="54000000" calcext:value-type="float">
            <text:p>54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F14];TRANSLATED_TEAM_NAMES;[.$E14]+1)" office:value-type="string" office:string-value="Calcot Royals" calcext:value-type="string">
            <text:p>Calcot Royals</text:p>
          </table:table-cell>
          <table:table-cell table:formula="of:=VLOOKUP([.G14];TRANSLATED_TEAM_NAMES;[.$E14]+1)" office:value-type="string" office:string-value="Mytchett Athletic Kestrels" calcext:value-type="string">
            <text:p>Mytchett Athletic Kestrels</text:p>
          </table:table-cell>
          <table:table-cell table:style-name="ce78" table:formula="of:=IF(MOD([.C14]; NUM_PITCHES)=0;INDEX(PITCHES;1;NUM_PITCHES);INDEX(PITCHES;1;MOD([.C14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54000000,&quot;duration&quot;:&quot;15m&quot;,&quot;pitch&quot;:&quot;1&quot;,&quot;competition&quot;:{&quot;name&quot;:&quot;U12&quot;, &quot;section&quot;:&quot;A&quot;, &quot;group&quot;:&quot;1&quot;},&quot;tag&quot;:&quot;4&quot;, &quot;homeTeam&quot;:&quot;Calcot Royals&quot;, &quot;awayTeam&quot;:&quot;Mytchett Athletic Kestrels&quot;}" calcext:value-type="string">
            <text:p>{"__v":0,"day":2,"dateTime":54000000,"duration":"15m","pitch":"1","competition":{"name":"U12", "section":"A", "group":"1"},"tag":"4", "homeTeam":"Calcot Royals", "awayTeam":"Mytchett Athletic Kestrels"}</text:p>
          </table:table-cell>
          <table:table-cell table:number-columns-repeated="1013"/>
        </table:table-row>
        <table:table-row table:style-name="ro1">
          <table:table-cell table:formula="of:=IF([.J15]&gt;[.J14];[.A14];[.A14]+1)" office:value-type="float" office:value="4" calcext:value-type="float">
            <text:p>4</text:p>
          </table:table-cell>
          <table:table-cell table:formula="of:=IF([.$J15]&gt;[.$J14];[.B14];[.B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A15]-1))" office:value-type="float" office:value="54000000" calcext:value-type="float">
            <text:p>540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VLOOKUP([.F15];TRANSLATED_TEAM_NAMES;[.$E15]+1)" office:value-type="string" office:string-value="STBGFC Boys 'B'" calcext:value-type="string">
            <text:p>STBGFC Boys 'B'</text:p>
          </table:table-cell>
          <table:table-cell table:formula="of:=VLOOKUP([.G15];TRANSLATED_TEAM_NAMES;[.$E15]+1)">
            <text:p/>
          </table:table-cell>
          <table:table-cell table:style-name="ce78" table:formula="of:=IF(MOD([.C15]; NUM_PITCHES)=0;INDEX(PITCHES;1;NUM_PITCHES);INDEX(PITCHES;1;MOD([.C15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54000000,&quot;duration&quot;:&quot;15m&quot;,&quot;pitch&quot;:&quot;2&quot;,&quot;competition&quot;:{&quot;name&quot;:&quot;U12&quot;, &quot;section&quot;:&quot;A&quot;, &quot;group&quot;:&quot;1&quot;},&quot;tag&quot;:&quot;4&quot;, &quot;homeTeam&quot;:&quot;STBGFC Boys 'B'&quot;, &quot;awayTeam&quot;:&quot;&quot;}" calcext:value-type="string">
            <text:p>{"__v":0,"day":2,"dateTime":54000000,"duration":"15m","pitch":"2","competition":{"name":"U12", "section":"A", "group":"1"},"tag":"4", "homeTeam":"STBGFC Boys 'B'", "awayTeam":""}</text:p>
          </table:table-cell>
          <table:table-cell table:number-columns-repeated="1013"/>
        </table:table-row>
        <table:table-row table:style-name="ro1">
          <table:table-cell table:formula="of:=IF([.J16]&gt;[.J15];[.A15];[.A15]+1)" office:value-type="float" office:value="4" calcext:value-type="float">
            <text:p>4</text:p>
          </table:table-cell>
          <table:table-cell table:formula="of:=IF([.$J16]&gt;[.$J15];[.B15];[.B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A16]-1))" office:value-type="float" office:value="54000000" calcext:value-type="float">
            <text:p>540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VLOOKUP([.F16];TRANSLATED_TEAM_NAMES;[.$E16]+1)" office:value-type="string" office:string-value="Rushmoor Com. Hotspurs - Blue" calcext:value-type="string">
            <text:p>Rushmoor Com. Hotspurs - Blue</text:p>
          </table:table-cell>
          <table:table-cell table:formula="of:=VLOOKUP([.G16];TRANSLATED_TEAM_NAMES;[.$E16]+1)" office:value-type="string" office:string-value="Hawley Colts 1" calcext:value-type="string">
            <text:p>Hawley Colts 1</text:p>
          </table:table-cell>
          <table:table-cell table:style-name="ce78" table:formula="of:=IF(MOD([.C16]; NUM_PITCHES)=0;INDEX(PITCHES;1;NUM_PITCHES);INDEX(PITCHES;1;MOD([.C1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54000000,&quot;duration&quot;:&quot;15m&quot;,&quot;pitch&quot;:&quot;3&quot;,&quot;competition&quot;:{&quot;name&quot;:&quot;U12&quot;, &quot;section&quot;:&quot;A&quot;, &quot;group&quot;:&quot;1&quot;},&quot;tag&quot;:&quot;4&quot;, &quot;homeTeam&quot;:&quot;Rushmoor Com. Hotspurs - Blue&quot;, &quot;awayTeam&quot;:&quot;Hawley Colts 1&quot;}" calcext:value-type="string">
            <text:p>{"__v":0,"day":2,"dateTime":54000000,"duration":"15m","pitch":"3","competition":{"name":"U12", "section":"A", "group":"1"},"tag":"4", "homeTeam":"Rushmoor Com. Hotspurs - Blue", "awayTeam":"Hawley Colts 1"}</text:p>
          </table:table-cell>
          <table:table-cell table:number-columns-repeated="1013"/>
        </table:table-row>
        <table:table-row table:style-name="ro1">
          <table:table-cell table:formula="of:=IF([.J17]&gt;[.J16];[.A16];[.A16]+1)" office:value-type="float" office:value="4" calcext:value-type="float">
            <text:p>4</text:p>
          </table:table-cell>
          <table:table-cell table:formula="of:=IF([.$J17]&gt;[.$J16];[.B16];[.B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A17]-1))" office:value-type="float" office:value="54000000" calcext:value-type="float">
            <text:p>540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VLOOKUP([.F17];TRANSLATED_TEAM_NAMES;[.$E17]+1)">
            <text:p/>
          </table:table-cell>
          <table:table-cell table:formula="of:=VLOOKUP([.G17];TRANSLATED_TEAM_NAMES;[.$E17]+1)">
            <text:p/>
          </table:table-cell>
          <table:table-cell table:style-name="ce78" table:formula="of:=IF(MOD([.C17]; NUM_PITCHES)=0;INDEX(PITCHES;1;NUM_PITCHES);INDEX(PITCHES;1;MOD([.C1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54000000,&quot;duration&quot;:&quot;15m&quot;,&quot;pitch&quot;:&quot;4&quot;,&quot;competition&quot;:{&quot;name&quot;:&quot;U12&quot;, &quot;section&quot;:&quot;A&quot;, &quot;group&quot;:&quot;1&quot;},&quot;tag&quot;:&quot;4&quot;, &quot;homeTeam&quot;:&quot;&quot;, &quot;awayTeam&quot;:&quot;&quot;}" calcext:value-type="string">
            <text:p>{"__v":0,"day":2,"dateTime":54000000,"duration":"15m","pitch":"4","competition":{"name":"U12", "section":"A", "group":"1"},"tag":"4", "homeTeam":"", "awayTeam":""}</text:p>
          </table:table-cell>
          <table:table-cell table:number-columns-repeated="1013"/>
        </table:table-row>
        <table:table-row table:style-name="ro1">
          <table:table-cell table:formula="of:=IF([.J18]&gt;[.J17];[.A17];[.A17]+1)" office:value-type="float" office:value="5" calcext:value-type="float">
            <text:p>5</text:p>
          </table:table-cell>
          <table:table-cell table:formula="of:=IF([.$J18]&gt;[.$J17];[.B17];[.B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A18]-1))" office:value-type="float" office:value="55200000" calcext:value-type="float">
            <text:p>552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VLOOKUP([.F18];TRANSLATED_TEAM_NAMES;[.$E18]+1)">
            <text:p/>
          </table:table-cell>
          <table:table-cell table:formula="of:=VLOOKUP([.G18];TRANSLATED_TEAM_NAMES;[.$E18]+1)" office:value-type="string" office:string-value="Calcot Royals" calcext:value-type="string">
            <text:p>Calcot Royals</text:p>
          </table:table-cell>
          <table:table-cell table:style-name="ce78" table:formula="of:=IF(MOD([.C18]; NUM_PITCHES)=0;INDEX(PITCHES;1;NUM_PITCHES);INDEX(PITCHES;1;MOD([.C18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55200000,&quot;duration&quot;:&quot;15m&quot;,&quot;pitch&quot;:&quot;1&quot;,&quot;competition&quot;:{&quot;name&quot;:&quot;U12&quot;, &quot;section&quot;:&quot;A&quot;, &quot;group&quot;:&quot;1&quot;},&quot;tag&quot;:&quot;5&quot;, &quot;homeTeam&quot;:&quot;&quot;, &quot;awayTeam&quot;:&quot;Calcot Royals&quot;}" calcext:value-type="string">
            <text:p>{"__v":0,"day":2,"dateTime":55200000,"duration":"15m","pitch":"1","competition":{"name":"U12", "section":"A", "group":"1"},"tag":"5", "homeTeam":"", "awayTeam":"Calcot Royals"}</text:p>
          </table:table-cell>
          <table:table-cell table:number-columns-repeated="1013"/>
        </table:table-row>
        <table:table-row table:style-name="ro1">
          <table:table-cell table:formula="of:=IF([.J19]&gt;[.J18];[.A18];[.A18]+1)" office:value-type="float" office:value="5" calcext:value-type="float">
            <text:p>5</text:p>
          </table:table-cell>
          <table:table-cell table:formula="of:=IF([.$J19]&gt;[.$J18];[.B18];[.B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A19]-1))" office:value-type="float" office:value="55200000" calcext:value-type="float">
            <text:p>552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VLOOKUP([.F19];TRANSLATED_TEAM_NAMES;[.$E19]+1)" office:value-type="string" office:string-value="Hawley Colts 1" calcext:value-type="string">
            <text:p>Hawley Colts 1</text:p>
          </table:table-cell>
          <table:table-cell table:formula="of:=VLOOKUP([.G19];TRANSLATED_TEAM_NAMES;[.$E19]+1)">
            <text:p/>
          </table:table-cell>
          <table:table-cell table:style-name="ce78" table:formula="of:=IF(MOD([.C19]; NUM_PITCHES)=0;INDEX(PITCHES;1;NUM_PITCHES);INDEX(PITCHES;1;MOD([.C19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55200000,&quot;duration&quot;:&quot;15m&quot;,&quot;pitch&quot;:&quot;2&quot;,&quot;competition&quot;:{&quot;name&quot;:&quot;U12&quot;, &quot;section&quot;:&quot;A&quot;, &quot;group&quot;:&quot;1&quot;},&quot;tag&quot;:&quot;5&quot;, &quot;homeTeam&quot;:&quot;Hawley Colts 1&quot;, &quot;awayTeam&quot;:&quot;&quot;}" calcext:value-type="string">
            <text:p>{"__v":0,"day":2,"dateTime":55200000,"duration":"15m","pitch":"2","competition":{"name":"U12", "section":"A", "group":"1"},"tag":"5", "homeTeam":"Hawley Colts 1", "awayTeam":""}</text:p>
          </table:table-cell>
          <table:table-cell table:number-columns-repeated="1013"/>
        </table:table-row>
        <table:table-row table:style-name="ro1">
          <table:table-cell table:formula="of:=IF([.J20]&gt;[.J19];[.A19];[.A19]+1)" office:value-type="float" office:value="5" calcext:value-type="float">
            <text:p>5</text:p>
          </table:table-cell>
          <table:table-cell table:formula="of:=IF([.$J20]&gt;[.$J19];[.B19];[.B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A20]-1))" office:value-type="float" office:value="55200000" calcext:value-type="float">
            <text:p>552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F20];TRANSLATED_TEAM_NAMES;[.$E20]+1)" office:value-type="string" office:string-value="Mytchett Athletic Kestrels" calcext:value-type="string">
            <text:p>Mytchett Athletic Kestrels</text:p>
          </table:table-cell>
          <table:table-cell table:formula="of:=VLOOKUP([.G20];TRANSLATED_TEAM_NAMES;[.$E20]+1)" office:value-type="string" office:string-value="STBGFC Boys 'B'" calcext:value-type="string">
            <text:p>STBGFC Boys 'B'</text:p>
          </table:table-cell>
          <table:table-cell table:style-name="ce78" table:formula="of:=IF(MOD([.C20]; NUM_PITCHES)=0;INDEX(PITCHES;1;NUM_PITCHES);INDEX(PITCHES;1;MOD([.C20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55200000,&quot;duration&quot;:&quot;15m&quot;,&quot;pitch&quot;:&quot;3&quot;,&quot;competition&quot;:{&quot;name&quot;:&quot;U12&quot;, &quot;section&quot;:&quot;A&quot;, &quot;group&quot;:&quot;1&quot;},&quot;tag&quot;:&quot;5&quot;, &quot;homeTeam&quot;:&quot;Mytchett Athletic Kestrels&quot;, &quot;awayTeam&quot;:&quot;STBGFC Boys 'B'&quot;}" calcext:value-type="string">
            <text:p>{"__v":0,"day":2,"dateTime":55200000,"duration":"15m","pitch":"3","competition":{"name":"U12", "section":"A", "group":"1"},"tag":"5", "homeTeam":"Mytchett Athletic Kestrels", "awayTeam":"STBGFC Boys 'B'"}</text:p>
          </table:table-cell>
          <table:table-cell table:number-columns-repeated="1013"/>
        </table:table-row>
        <table:table-row table:style-name="ro1">
          <table:table-cell table:formula="of:=IF([.J21]&gt;[.J20];[.A20];[.A20]+1)" office:value-type="float" office:value="5" calcext:value-type="float">
            <text:p>5</text:p>
          </table:table-cell>
          <table:table-cell table:formula="of:=IF([.$J21]&gt;[.$J20];[.B20];[.B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A21]-1))" office:value-type="float" office:value="55200000" calcext:value-type="float">
            <text:p>552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VLOOKUP([.F21];TRANSLATED_TEAM_NAMES;[.$E21]+1)">
            <text:p/>
          </table:table-cell>
          <table:table-cell table:formula="of:=VLOOKUP([.G21];TRANSLATED_TEAM_NAMES;[.$E21]+1)" office:value-type="string" office:string-value="Rushmoor Com. Hotspurs - Blue" calcext:value-type="string">
            <text:p>Rushmoor Com. Hotspurs - Blue</text:p>
          </table:table-cell>
          <table:table-cell table:style-name="ce78" table:formula="of:=IF(MOD([.C21]; NUM_PITCHES)=0;INDEX(PITCHES;1;NUM_PITCHES);INDEX(PITCHES;1;MOD([.C21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55200000,&quot;duration&quot;:&quot;15m&quot;,&quot;pitch&quot;:&quot;4&quot;,&quot;competition&quot;:{&quot;name&quot;:&quot;U12&quot;, &quot;section&quot;:&quot;A&quot;, &quot;group&quot;:&quot;1&quot;},&quot;tag&quot;:&quot;5&quot;, &quot;homeTeam&quot;:&quot;&quot;, &quot;awayTeam&quot;:&quot;Rushmoor Com. Hotspurs - Blue&quot;}" calcext:value-type="string">
            <text:p>{"__v":0,"day":2,"dateTime":55200000,"duration":"15m","pitch":"4","competition":{"name":"U12", "section":"A", "group":"1"},"tag":"5", "homeTeam":"", "awayTeam":"Rushmoor Com. Hotspurs - Blue"}</text:p>
          </table:table-cell>
          <table:table-cell table:number-columns-repeated="1013"/>
        </table:table-row>
        <table:table-row table:style-name="ro1">
          <table:table-cell table:formula="of:=IF([.J22]&gt;[.J21];[.A21];[.A21]+1)" office:value-type="float" office:value="6" calcext:value-type="float">
            <text:p>6</text:p>
          </table:table-cell>
          <table:table-cell table:formula="of:=IF([.$J22]&gt;[.$J21];[.B21];[.B21]+1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A22]-1))" office:value-type="float" office:value="56400000" calcext:value-type="float">
            <text:p>564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22];TRANSLATED_TEAM_NAMES;[.$E22]+1)" office:value-type="string" office:string-value="Rushmoor Com. Hotspurs - Blue" calcext:value-type="string">
            <text:p>Rushmoor Com. Hotspurs - Blue</text:p>
          </table:table-cell>
          <table:table-cell table:formula="of:=VLOOKUP([.G22];TRANSLATED_TEAM_NAMES;[.$E22]+1)" office:value-type="string" office:string-value="Calcot Royals" calcext:value-type="string">
            <text:p>Calcot Royals</text:p>
          </table:table-cell>
          <table:table-cell table:style-name="ce78" table:formula="of:=IF(MOD([.C22]; NUM_PITCHES)=0;INDEX(PITCHES;1;NUM_PITCHES);INDEX(PITCHES;1;MOD([.C2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56400000,&quot;duration&quot;:&quot;15m&quot;,&quot;pitch&quot;:&quot;1&quot;,&quot;competition&quot;:{&quot;name&quot;:&quot;U12&quot;, &quot;section&quot;:&quot;A&quot;, &quot;group&quot;:&quot;1&quot;},&quot;tag&quot;:&quot;6&quot;, &quot;homeTeam&quot;:&quot;Rushmoor Com. Hotspurs - Blue&quot;, &quot;awayTeam&quot;:&quot;Calcot Royals&quot;}" calcext:value-type="string">
            <text:p>{"__v":0,"day":2,"dateTime":56400000,"duration":"15m","pitch":"1","competition":{"name":"U12", "section":"A", "group":"1"},"tag":"6", "homeTeam":"Rushmoor Com. Hotspurs - Blue", "awayTeam":"Calcot Royals"}</text:p>
          </table:table-cell>
          <table:table-cell table:number-columns-repeated="1013"/>
        </table:table-row>
        <table:table-row table:style-name="ro1">
          <table:table-cell table:formula="of:=IF([.J23]&gt;[.J22];[.A22];[.A22]+1)" office:value-type="float" office:value="6" calcext:value-type="float">
            <text:p>6</text:p>
          </table:table-cell>
          <table:table-cell table:formula="of:=IF([.$J23]&gt;[.$J22];[.B22];[.B22]+1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A23]-1))" office:value-type="float" office:value="56400000" calcext:value-type="float">
            <text:p>564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VLOOKUP([.F23];TRANSLATED_TEAM_NAMES;[.$E23]+1)">
            <text:p/>
          </table:table-cell>
          <table:table-cell table:formula="of:=VLOOKUP([.G23];TRANSLATED_TEAM_NAMES;[.$E23]+1)" office:value-type="string" office:string-value="Mytchett Athletic Kestrels" calcext:value-type="string">
            <text:p>Mytchett Athletic Kestrels</text:p>
          </table:table-cell>
          <table:table-cell table:style-name="ce78" table:formula="of:=IF(MOD([.C23]; NUM_PITCHES)=0;INDEX(PITCHES;1;NUM_PITCHES);INDEX(PITCHES;1;MOD([.C23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56400000,&quot;duration&quot;:&quot;15m&quot;,&quot;pitch&quot;:&quot;2&quot;,&quot;competition&quot;:{&quot;name&quot;:&quot;U12&quot;, &quot;section&quot;:&quot;A&quot;, &quot;group&quot;:&quot;1&quot;},&quot;tag&quot;:&quot;6&quot;, &quot;homeTeam&quot;:&quot;&quot;, &quot;awayTeam&quot;:&quot;Mytchett Athletic Kestrels&quot;}" calcext:value-type="string">
            <text:p>{"__v":0,"day":2,"dateTime":56400000,"duration":"15m","pitch":"2","competition":{"name":"U12", "section":"A", "group":"1"},"tag":"6", "homeTeam":"", "awayTeam":"Mytchett Athletic Kestrels"}</text:p>
          </table:table-cell>
          <table:table-cell table:number-columns-repeated="1013"/>
        </table:table-row>
        <table:table-row table:style-name="ro1">
          <table:table-cell table:formula="of:=IF([.J24]&gt;[.J23];[.A23];[.A23]+1)" office:value-type="float" office:value="6" calcext:value-type="float">
            <text:p>6</text:p>
          </table:table-cell>
          <table:table-cell table:formula="of:=IF([.$J24]&gt;[.$J23];[.B23];[.B23]+1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A24]-1))" office:value-type="float" office:value="56400000" calcext:value-type="float">
            <text:p>564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VLOOKUP([.F24];TRANSLATED_TEAM_NAMES;[.$E24]+1)">
            <text:p/>
          </table:table-cell>
          <table:table-cell table:formula="of:=VLOOKUP([.G24];TRANSLATED_TEAM_NAMES;[.$E24]+1)" office:value-type="string" office:string-value="STBGFC Boys 'B'" calcext:value-type="string">
            <text:p>STBGFC Boys 'B'</text:p>
          </table:table-cell>
          <table:table-cell table:style-name="ce78" table:formula="of:=IF(MOD([.C24]; NUM_PITCHES)=0;INDEX(PITCHES;1;NUM_PITCHES);INDEX(PITCHES;1;MOD([.C2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56400000,&quot;duration&quot;:&quot;15m&quot;,&quot;pitch&quot;:&quot;3&quot;,&quot;competition&quot;:{&quot;name&quot;:&quot;U12&quot;, &quot;section&quot;:&quot;A&quot;, &quot;group&quot;:&quot;1&quot;},&quot;tag&quot;:&quot;6&quot;, &quot;homeTeam&quot;:&quot;&quot;, &quot;awayTeam&quot;:&quot;STBGFC Boys 'B'&quot;}" calcext:value-type="string">
            <text:p>{"__v":0,"day":2,"dateTime":56400000,"duration":"15m","pitch":"3","competition":{"name":"U12", "section":"A", "group":"1"},"tag":"6", "homeTeam":"", "awayTeam":"STBGFC Boys 'B'"}</text:p>
          </table:table-cell>
          <table:table-cell table:number-columns-repeated="1013"/>
        </table:table-row>
        <table:table-row table:style-name="ro1">
          <table:table-cell table:formula="of:=IF([.J25]&gt;[.J24];[.A24];[.A24]+1)" office:value-type="float" office:value="6" calcext:value-type="float">
            <text:p>6</text:p>
          </table:table-cell>
          <table:table-cell table:formula="of:=IF([.$J25]&gt;[.$J24];[.B24];[.B24]+1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A25]-1))" office:value-type="float" office:value="56400000" calcext:value-type="float">
            <text:p>564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VLOOKUP([.F25];TRANSLATED_TEAM_NAMES;[.$E25]+1)" office:value-type="string" office:string-value="Hawley Colts 1" calcext:value-type="string">
            <text:p>Hawley Colts 1</text:p>
          </table:table-cell>
          <table:table-cell table:formula="of:=VLOOKUP([.G25];TRANSLATED_TEAM_NAMES;[.$E25]+1)">
            <text:p/>
          </table:table-cell>
          <table:table-cell table:style-name="ce78" table:formula="of:=IF(MOD([.C25]; NUM_PITCHES)=0;INDEX(PITCHES;1;NUM_PITCHES);INDEX(PITCHES;1;MOD([.C2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56400000,&quot;duration&quot;:&quot;15m&quot;,&quot;pitch&quot;:&quot;4&quot;,&quot;competition&quot;:{&quot;name&quot;:&quot;U12&quot;, &quot;section&quot;:&quot;A&quot;, &quot;group&quot;:&quot;1&quot;},&quot;tag&quot;:&quot;6&quot;, &quot;homeTeam&quot;:&quot;Hawley Colts 1&quot;, &quot;awayTeam&quot;:&quot;&quot;}" calcext:value-type="string">
            <text:p>{"__v":0,"day":2,"dateTime":56400000,"duration":"15m","pitch":"4","competition":{"name":"U12", "section":"A", "group":"1"},"tag":"6", "homeTeam":"Hawley Colts 1", "awayTeam":""}</text:p>
          </table:table-cell>
          <table:table-cell table:number-columns-repeated="1013"/>
        </table:table-row>
        <table:table-row table:style-name="ro1">
          <table:table-cell table:formula="of:=IF([.J26]&gt;[.J25];[.A25];[.A25]+1)" office:value-type="float" office:value="7" calcext:value-type="float">
            <text:p>7</text:p>
          </table:table-cell>
          <table:table-cell table:formula="of:=IF([.$J26]&gt;[.$J25];[.B25];[.B25]+1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A26]-1))" office:value-type="float" office:value="57600000" calcext:value-type="float">
            <text:p>576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F26];TRANSLATED_TEAM_NAMES;[.$E26]+1)" office:value-type="string" office:string-value="STBGFC Boys 'B'" calcext:value-type="string">
            <text:p>STBGFC Boys 'B'</text:p>
          </table:table-cell>
          <table:table-cell table:formula="of:=VLOOKUP([.G26];TRANSLATED_TEAM_NAMES;[.$E26]+1)" office:value-type="string" office:string-value="Hawley Colts 1" calcext:value-type="string">
            <text:p>Hawley Colts 1</text:p>
          </table:table-cell>
          <table:table-cell table:style-name="ce78" table:formula="of:=IF(MOD([.C26]; NUM_PITCHES)=0;INDEX(PITCHES;1;NUM_PITCHES);INDEX(PITCHES;1;MOD([.C26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57600000,&quot;duration&quot;:&quot;15m&quot;,&quot;pitch&quot;:&quot;1&quot;,&quot;competition&quot;:{&quot;name&quot;:&quot;U12&quot;, &quot;section&quot;:&quot;A&quot;, &quot;group&quot;:&quot;1&quot;},&quot;tag&quot;:&quot;7&quot;, &quot;homeTeam&quot;:&quot;STBGFC Boys 'B'&quot;, &quot;awayTeam&quot;:&quot;Hawley Colts 1&quot;}" calcext:value-type="string">
            <text:p>{"__v":0,"day":2,"dateTime":57600000,"duration":"15m","pitch":"1","competition":{"name":"U12", "section":"A", "group":"1"},"tag":"7", "homeTeam":"STBGFC Boys 'B'", "awayTeam":"Hawley Colts 1"}</text:p>
          </table:table-cell>
          <table:table-cell table:number-columns-repeated="1013"/>
        </table:table-row>
        <table:table-row table:style-name="ro1">
          <table:table-cell table:formula="of:=IF([.J27]&gt;[.J26];[.A26];[.A26]+1)" office:value-type="float" office:value="7" calcext:value-type="float">
            <text:p>7</text:p>
          </table:table-cell>
          <table:table-cell table:formula="of:=IF([.$J27]&gt;[.$J26];[.B26];[.B26]+1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A27]-1))" office:value-type="float" office:value="57600000" calcext:value-type="float">
            <text:p>576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VLOOKUP([.F27];TRANSLATED_TEAM_NAMES;[.$E27]+1)" office:value-type="string" office:string-value="Calcot Royals" calcext:value-type="string">
            <text:p>Calcot Royals</text:p>
          </table:table-cell>
          <table:table-cell table:formula="of:=VLOOKUP([.G27];TRANSLATED_TEAM_NAMES;[.$E27]+1)">
            <text:p/>
          </table:table-cell>
          <table:table-cell table:style-name="ce78" table:formula="of:=IF(MOD([.C27]; NUM_PITCHES)=0;INDEX(PITCHES;1;NUM_PITCHES);INDEX(PITCHES;1;MOD([.C27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57600000,&quot;duration&quot;:&quot;15m&quot;,&quot;pitch&quot;:&quot;2&quot;,&quot;competition&quot;:{&quot;name&quot;:&quot;U12&quot;, &quot;section&quot;:&quot;A&quot;, &quot;group&quot;:&quot;1&quot;},&quot;tag&quot;:&quot;7&quot;, &quot;homeTeam&quot;:&quot;Calcot Royals&quot;, &quot;awayTeam&quot;:&quot;&quot;}" calcext:value-type="string">
            <text:p>{"__v":0,"day":2,"dateTime":57600000,"duration":"15m","pitch":"2","competition":{"name":"U12", "section":"A", "group":"1"},"tag":"7", "homeTeam":"Calcot Royals", "awayTeam":""}</text:p>
          </table:table-cell>
          <table:table-cell table:number-columns-repeated="1013"/>
        </table:table-row>
        <table:table-row table:style-name="ro1">
          <table:table-cell table:formula="of:=IF([.J28]&gt;[.J27];[.A27];[.A27]+1)" office:value-type="float" office:value="7" calcext:value-type="float">
            <text:p>7</text:p>
          </table:table-cell>
          <table:table-cell table:formula="of:=IF([.$J28]&gt;[.$J27];[.B27];[.B27]+1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A28]-1))" office:value-type="float" office:value="57600000" calcext:value-type="float">
            <text:p>576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VLOOKUP([.F28];TRANSLATED_TEAM_NAMES;[.$E28]+1)" office:value-type="string" office:string-value="Mytchett Athletic Kestrels" calcext:value-type="string">
            <text:p>Mytchett Athletic Kestrels</text:p>
          </table:table-cell>
          <table:table-cell table:formula="of:=VLOOKUP([.G28];TRANSLATED_TEAM_NAMES;[.$E28]+1)">
            <text:p/>
          </table:table-cell>
          <table:table-cell table:style-name="ce78" table:formula="of:=IF(MOD([.C28]; NUM_PITCHES)=0;INDEX(PITCHES;1;NUM_PITCHES);INDEX(PITCHES;1;MOD([.C2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57600000,&quot;duration&quot;:&quot;15m&quot;,&quot;pitch&quot;:&quot;3&quot;,&quot;competition&quot;:{&quot;name&quot;:&quot;U12&quot;, &quot;section&quot;:&quot;A&quot;, &quot;group&quot;:&quot;1&quot;},&quot;tag&quot;:&quot;7&quot;, &quot;homeTeam&quot;:&quot;Mytchett Athletic Kestrels&quot;, &quot;awayTeam&quot;:&quot;&quot;}" calcext:value-type="string">
            <text:p>{"__v":0,"day":2,"dateTime":57600000,"duration":"15m","pitch":"3","competition":{"name":"U12", "section":"A", "group":"1"},"tag":"7", "homeTeam":"Mytchett Athletic Kestrels", "awayTeam":""}</text:p>
          </table:table-cell>
          <table:table-cell table:number-columns-repeated="1013"/>
        </table:table-row>
        <table:table-row table:style-name="ro1">
          <table:table-cell table:formula="of:=IF([.J29]&gt;[.J28];[.A28];[.A28]+1)" office:value-type="float" office:value="7" calcext:value-type="float">
            <text:p>7</text:p>
          </table:table-cell>
          <table:table-cell table:formula="of:=IF([.$J29]&gt;[.$J28];[.B28];[.B28]+1)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A29]-1))" office:value-type="float" office:value="57600000" calcext:value-type="float">
            <text:p>576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VLOOKUP([.F29];TRANSLATED_TEAM_NAMES;[.$E29]+1)">
            <text:p/>
          </table:table-cell>
          <table:table-cell table:formula="of:=VLOOKUP([.G29];TRANSLATED_TEAM_NAMES;[.$E29]+1)" office:value-type="string" office:string-value="Rushmoor Com. Hotspurs - Blue" calcext:value-type="string">
            <text:p>Rushmoor Com. Hotspurs - Blue</text:p>
          </table:table-cell>
          <table:table-cell table:style-name="ce78" table:formula="of:=IF(MOD([.C29]; NUM_PITCHES)=0;INDEX(PITCHES;1;NUM_PITCHES);INDEX(PITCHES;1;MOD([.C2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57600000,&quot;duration&quot;:&quot;15m&quot;,&quot;pitch&quot;:&quot;4&quot;,&quot;competition&quot;:{&quot;name&quot;:&quot;U12&quot;, &quot;section&quot;:&quot;A&quot;, &quot;group&quot;:&quot;1&quot;},&quot;tag&quot;:&quot;7&quot;, &quot;homeTeam&quot;:&quot;&quot;, &quot;awayTeam&quot;:&quot;Rushmoor Com. Hotspurs - Blue&quot;}" calcext:value-type="string">
            <text:p>{"__v":0,"day":2,"dateTime":57600000,"duration":"15m","pitch":"4","competition":{"name":"U12", "section":"A", "group":"1"},"tag":"7", "homeTeam":"", "awayTeam":"Rushmoor Com. Hotspurs - Blue"}</text:p>
          </table:table-cell>
          <table:table-cell table:number-columns-repeated="101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 x 9 P=2-4" table:style-name="ta2">
        <office:forms form:automatic-focus="false" form:apply-design-mode="false"/>
        <table:table-column table:style-name="co4" table:default-cell-style-name="ce73"/>
        <table:table-column table:style-name="co17" table:default-cell-style-name="ce73"/>
        <table:table-column table:style-name="co17" table:default-cell-style-name="ce74"/>
        <table:table-column table:style-name="co18" table:default-cell-style-name="ce74"/>
        <table:table-column table:style-name="co13" table:default-cell-style-name="ce73"/>
        <table:table-column table:style-name="co14" table:default-cell-style-name="ce19"/>
        <table:table-column table:style-name="co15" table:default-cell-style-name="ce19"/>
        <table:table-column table:style-name="co16" table:default-cell-style-name="ce76"/>
        <table:table-column table:style-name="co16" table:default-cell-style-name="ce77"/>
        <table:table-column table:style-name="co10" table:default-cell-style-name="ce23"/>
        <table:table-column table:style-name="co11" table:default-cell-style-name="ce80"/>
        <table:table-column table:style-name="co3" table:number-columns-repeated="1013" table:default-cell-style-name="ce23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2" office:value-type="string" calcext:value-type="string">
            <text:p>Index</text:p>
          </table:table-cell>
          <table:table-cell table:style-name="ce82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style-name="ce31" table:number-columns-repeated="101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FIRST_GAME_MS" office:value-type="float" office:value="50400000" calcext:value-type="float">
            <text:p>504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2];TRANSLATED_TEAM_NAMES;[.$E2]+1)" office:value-type="string" office:string-value="Calcot Royals" calcext:value-type="string">
            <text:p>Calcot Royals</text:p>
          </table:table-cell>
          <table:table-cell table:formula="of:=VLOOKUP([.G2];TRANSLATED_TEAM_NAMES;[.$E2]+1)" office:value-type="string" office:string-value="Hawley Colts 1" calcext:value-type="string">
            <text:p>Hawley Colts 1</text:p>
          </table:table-cell>
          <table:table-cell table:style-name="ce78" table:formula="of:=IF(MOD([.C2]; NUM_PITCHES)=0;INDEX(PITCHES;1;NUM_PITCHES);INDEX(PITCHES;1;MOD([.C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50400000,&quot;duration&quot;:&quot;15m&quot;,&quot;pitch&quot;:&quot;1&quot;,&quot;competition&quot;:{&quot;name&quot;:&quot;U12&quot;, &quot;section&quot;:&quot;A&quot;, &quot;group&quot;:&quot;1&quot;},&quot;tag&quot;:&quot;1&quot;, &quot;homeTeam&quot;:&quot;Calcot Royals&quot;, &quot;awayTeam&quot;:&quot;Hawley Colts 1&quot;}" calcext:value-type="string">
            <text:p>{"__v":0,"day":2,"dateTime":50400000,"duration":"15m","pitch":"1","competition":{"name":"U12", "section":"A", "group":"1"},"tag":"1", "homeTeam":"Calcot Royals", "awayTeam":"Hawley Colts 1"}</text:p>
          </table:table-cell>
          <table:table-cell table:number-columns-repeated="1013"/>
        </table:table-row>
        <table:table-row table:style-name="ro1">
          <table:table-cell table:formula="of:=IF([.J3]&gt;[.J2];[.A2];[.A2]+1)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A3]-1))" office:value-type="float" office:value="50400000" calcext:value-type="float">
            <text:p>504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VLOOKUP([.F3];TRANSLATED_TEAM_NAMES;[.$E3]+1)" office:value-type="string" office:string-value="Rushmoor Com. Hotspurs - Blue" calcext:value-type="string">
            <text:p>Rushmoor Com. Hotspurs - Blue</text:p>
          </table:table-cell>
          <table:table-cell table:formula="of:=VLOOKUP([.G3];TRANSLATED_TEAM_NAMES;[.$E3]+1)" office:value-type="string" office:string-value="Mytchett Athletic Kestrels" calcext:value-type="string">
            <text:p>Mytchett Athletic Kestrels</text:p>
          </table:table-cell>
          <table:table-cell table:style-name="ce78" table:formula="of:=IF(MOD([.C3]; NUM_PITCHES)=0;INDEX(PITCHES;1;NUM_PITCHES);INDEX(PITCHES;1;MOD([.C3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50400000,&quot;duration&quot;:&quot;15m&quot;,&quot;pitch&quot;:&quot;2&quot;,&quot;competition&quot;:{&quot;name&quot;:&quot;U12&quot;, &quot;section&quot;:&quot;A&quot;, &quot;group&quot;:&quot;1&quot;},&quot;tag&quot;:&quot;1&quot;, &quot;homeTeam&quot;:&quot;Rushmoor Com. Hotspurs - Blue&quot;, &quot;awayTeam&quot;:&quot;Mytchett Athletic Kestrels&quot;}" calcext:value-type="string">
            <text:p>{"__v":0,"day":2,"dateTime":50400000,"duration":"15m","pitch":"2","competition":{"name":"U12", "section":"A", "group":"1"},"tag":"1", "homeTeam":"Rushmoor Com. Hotspurs - Blue", "awayTeam":"Mytchett Athletic Kestrels"}</text:p>
          </table:table-cell>
          <table:table-cell table:number-columns-repeated="1013"/>
        </table:table-row>
        <table:table-row table:style-name="ro1">
          <table:table-cell table:formula="of:=IF([.J4]&gt;[.J3];[.A3];[.A3]+1)" office:value-type="float" office:value="1" calcext:value-type="float">
            <text:p>1</text:p>
          </table:table-cell>
          <table:table-cell table:formula="of:=IF([.$J4]&gt;[.$J3];[.B3];[.B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A4]-1))" office:value-type="float" office:value="50400000" calcext:value-type="float">
            <text:p>504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F4];TRANSLATED_TEAM_NAMES;[.$E4]+1)" office:value-type="string" office:string-value="STBGFC Boys 'B'" calcext:value-type="string">
            <text:p>STBGFC Boys 'B'</text:p>
          </table:table-cell>
          <table:table-cell table:formula="of:=VLOOKUP([.G4];TRANSLATED_TEAM_NAMES;[.$E4]+1)">
            <text:p/>
          </table:table-cell>
          <table:table-cell table:style-name="ce78" table:formula="of:=IF(MOD([.C4]; NUM_PITCHES)=0;INDEX(PITCHES;1;NUM_PITCHES);INDEX(PITCHES;1;MOD([.C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50400000,&quot;duration&quot;:&quot;15m&quot;,&quot;pitch&quot;:&quot;3&quot;,&quot;competition&quot;:{&quot;name&quot;:&quot;U12&quot;, &quot;section&quot;:&quot;A&quot;, &quot;group&quot;:&quot;1&quot;},&quot;tag&quot;:&quot;1&quot;, &quot;homeTeam&quot;:&quot;STBGFC Boys 'B'&quot;, &quot;awayTeam&quot;:&quot;&quot;}" calcext:value-type="string">
            <text:p>{"__v":0,"day":2,"dateTime":50400000,"duration":"15m","pitch":"3","competition":{"name":"U12", "section":"A", "group":"1"},"tag":"1", "homeTeam":"STBGFC Boys 'B'", "awayTeam":""}</text:p>
          </table:table-cell>
          <table:table-cell table:number-columns-repeated="1013"/>
        </table:table-row>
        <table:table-row table:style-name="ro1">
          <table:table-cell table:formula="of:=IF([.J5]&gt;[.J4];[.A4];[.A4]+1)" office:value-type="float" office:value="1" calcext:value-type="float">
            <text:p>1</text:p>
          </table:table-cell>
          <table:table-cell table:formula="of:=IF([.$J5]&gt;[.$J4];[.B4];[.B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A5]-1))" office:value-type="float" office:value="50400000" calcext:value-type="float">
            <text:p>504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VLOOKUP([.F5];TRANSLATED_TEAM_NAMES;[.$E5]+1)">
            <text:p/>
          </table:table-cell>
          <table:table-cell table:formula="of:=VLOOKUP([.G5];TRANSLATED_TEAM_NAMES;[.$E5]+1)">
            <text:p/>
          </table:table-cell>
          <table:table-cell table:style-name="ce78" table:formula="of:=IF(MOD([.C5]; NUM_PITCHES)=0;INDEX(PITCHES;1;NUM_PITCHES);INDEX(PITCHES;1;MOD([.C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50400000,&quot;duration&quot;:&quot;15m&quot;,&quot;pitch&quot;:&quot;4&quot;,&quot;competition&quot;:{&quot;name&quot;:&quot;U12&quot;, &quot;section&quot;:&quot;A&quot;, &quot;group&quot;:&quot;1&quot;},&quot;tag&quot;:&quot;1&quot;, &quot;homeTeam&quot;:&quot;&quot;, &quot;awayTeam&quot;:&quot;&quot;}" calcext:value-type="string">
            <text:p>{"__v":0,"day":2,"dateTime":50400000,"duration":"15m","pitch":"4","competition":{"name":"U12", "section":"A", "group":"1"},"tag":"1", "homeTeam":"", "awayTeam":""}</text:p>
          </table:table-cell>
          <table:table-cell table:number-columns-repeated="1013"/>
        </table:table-row>
        <table:table-row table:style-name="ro1">
          <table:table-cell table:formula="of:=IF([.J6]&gt;[.J5];[.A5];[.A5]+1)" office:value-type="float" office:value="2" calcext:value-type="float">
            <text:p>2</text:p>
          </table:table-cell>
          <table:table-cell table:formula="of:=IF([.$J6]&gt;[.$J5];[.B5];[.B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A6]-1))" office:value-type="float" office:value="51600000" calcext:value-type="float">
            <text:p>516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VLOOKUP([.F6];TRANSLATED_TEAM_NAMES;[.$E6]+1)">
            <text:p/>
          </table:table-cell>
          <table:table-cell table:formula="of:=VLOOKUP([.G6];TRANSLATED_TEAM_NAMES;[.$E6]+1)" office:value-type="string" office:string-value="Calcot Royals" calcext:value-type="string">
            <text:p>Calcot Royals</text:p>
          </table:table-cell>
          <table:table-cell table:style-name="ce78" table:formula="of:=IF(MOD([.C6]; NUM_PITCHES)=0;INDEX(PITCHES;1;NUM_PITCHES);INDEX(PITCHES;1;MOD([.C6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51600000,&quot;duration&quot;:&quot;15m&quot;,&quot;pitch&quot;:&quot;1&quot;,&quot;competition&quot;:{&quot;name&quot;:&quot;U12&quot;, &quot;section&quot;:&quot;A&quot;, &quot;group&quot;:&quot;1&quot;},&quot;tag&quot;:&quot;2&quot;, &quot;homeTeam&quot;:&quot;&quot;, &quot;awayTeam&quot;:&quot;Calcot Royals&quot;}" calcext:value-type="string">
            <text:p>{"__v":0,"day":2,"dateTime":51600000,"duration":"15m","pitch":"1","competition":{"name":"U12", "section":"A", "group":"1"},"tag":"2", "homeTeam":"", "awayTeam":"Calcot Royals"}</text:p>
          </table:table-cell>
          <table:table-cell table:number-columns-repeated="1013"/>
        </table:table-row>
        <table:table-row table:style-name="ro1">
          <table:table-cell table:formula="of:=IF([.J7]&gt;[.J6];[.A6];[.A6]+1)" office:value-type="float" office:value="2" calcext:value-type="float">
            <text:p>2</text:p>
          </table:table-cell>
          <table:table-cell table:formula="of:=IF([.$J7]&gt;[.$J6];[.B6];[.B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A7]-1))" office:value-type="float" office:value="51600000" calcext:value-type="float">
            <text:p>516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VLOOKUP([.F7];TRANSLATED_TEAM_NAMES;[.$E7]+1)" office:value-type="string" office:string-value="Rushmoor Com. Hotspurs - Blue" calcext:value-type="string">
            <text:p>Rushmoor Com. Hotspurs - Blue</text:p>
          </table:table-cell>
          <table:table-cell table:formula="of:=VLOOKUP([.G7];TRANSLATED_TEAM_NAMES;[.$E7]+1)">
            <text:p/>
          </table:table-cell>
          <table:table-cell table:style-name="ce78" table:formula="of:=IF(MOD([.C7]; NUM_PITCHES)=0;INDEX(PITCHES;1;NUM_PITCHES);INDEX(PITCHES;1;MOD([.C7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51600000,&quot;duration&quot;:&quot;15m&quot;,&quot;pitch&quot;:&quot;2&quot;,&quot;competition&quot;:{&quot;name&quot;:&quot;U12&quot;, &quot;section&quot;:&quot;A&quot;, &quot;group&quot;:&quot;1&quot;},&quot;tag&quot;:&quot;2&quot;, &quot;homeTeam&quot;:&quot;Rushmoor Com. Hotspurs - Blue&quot;, &quot;awayTeam&quot;:&quot;&quot;}" calcext:value-type="string">
            <text:p>{"__v":0,"day":2,"dateTime":51600000,"duration":"15m","pitch":"2","competition":{"name":"U12", "section":"A", "group":"1"},"tag":"2", "homeTeam":"Rushmoor Com. Hotspurs - Blue", "awayTeam":""}</text:p>
          </table:table-cell>
          <table:table-cell table:number-columns-repeated="1013"/>
        </table:table-row>
        <table:table-row table:style-name="ro1">
          <table:table-cell table:formula="of:=IF([.J8]&gt;[.J7];[.A7];[.A7]+1)" office:value-type="float" office:value="2" calcext:value-type="float">
            <text:p>2</text:p>
          </table:table-cell>
          <table:table-cell table:formula="of:=IF([.$J8]&gt;[.$J7];[.B7];[.B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A8]-1))" office:value-type="float" office:value="51600000" calcext:value-type="float">
            <text:p>516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VLOOKUP([.F8];TRANSLATED_TEAM_NAMES;[.$E8]+1)">
            <text:p/>
          </table:table-cell>
          <table:table-cell table:formula="of:=VLOOKUP([.G8];TRANSLATED_TEAM_NAMES;[.$E8]+1)" office:value-type="string" office:string-value="Mytchett Athletic Kestrels" calcext:value-type="string">
            <text:p>Mytchett Athletic Kestrels</text:p>
          </table:table-cell>
          <table:table-cell table:style-name="ce78" table:formula="of:=IF(MOD([.C8]; NUM_PITCHES)=0;INDEX(PITCHES;1;NUM_PITCHES);INDEX(PITCHES;1;MOD([.C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51600000,&quot;duration&quot;:&quot;15m&quot;,&quot;pitch&quot;:&quot;3&quot;,&quot;competition&quot;:{&quot;name&quot;:&quot;U12&quot;, &quot;section&quot;:&quot;A&quot;, &quot;group&quot;:&quot;1&quot;},&quot;tag&quot;:&quot;2&quot;, &quot;homeTeam&quot;:&quot;&quot;, &quot;awayTeam&quot;:&quot;Mytchett Athletic Kestrels&quot;}" calcext:value-type="string">
            <text:p>{"__v":0,"day":2,"dateTime":51600000,"duration":"15m","pitch":"3","competition":{"name":"U12", "section":"A", "group":"1"},"tag":"2", "homeTeam":"", "awayTeam":"Mytchett Athletic Kestrels"}</text:p>
          </table:table-cell>
          <table:table-cell table:number-columns-repeated="1013"/>
        </table:table-row>
        <table:table-row table:style-name="ro1">
          <table:table-cell table:formula="of:=IF([.J9]&gt;[.J8];[.A8];[.A8]+1)" office:value-type="float" office:value="2" calcext:value-type="float">
            <text:p>2</text:p>
          </table:table-cell>
          <table:table-cell table:formula="of:=IF([.$J9]&gt;[.$J8];[.B8];[.B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A9]-1))" office:value-type="float" office:value="51600000" calcext:value-type="float">
            <text:p>516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VLOOKUP([.F9];TRANSLATED_TEAM_NAMES;[.$E9]+1)" office:value-type="string" office:string-value="Hawley Colts 1" calcext:value-type="string">
            <text:p>Hawley Colts 1</text:p>
          </table:table-cell>
          <table:table-cell table:formula="of:=VLOOKUP([.G9];TRANSLATED_TEAM_NAMES;[.$E9]+1)">
            <text:p/>
          </table:table-cell>
          <table:table-cell table:style-name="ce78" table:formula="of:=IF(MOD([.C9]; NUM_PITCHES)=0;INDEX(PITCHES;1;NUM_PITCHES);INDEX(PITCHES;1;MOD([.C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51600000,&quot;duration&quot;:&quot;15m&quot;,&quot;pitch&quot;:&quot;4&quot;,&quot;competition&quot;:{&quot;name&quot;:&quot;U12&quot;, &quot;section&quot;:&quot;A&quot;, &quot;group&quot;:&quot;1&quot;},&quot;tag&quot;:&quot;2&quot;, &quot;homeTeam&quot;:&quot;Hawley Colts 1&quot;, &quot;awayTeam&quot;:&quot;&quot;}" calcext:value-type="string">
            <text:p>{"__v":0,"day":2,"dateTime":51600000,"duration":"15m","pitch":"4","competition":{"name":"U12", "section":"A", "group":"1"},"tag":"2", "homeTeam":"Hawley Colts 1", "awayTeam":""}</text:p>
          </table:table-cell>
          <table:table-cell table:number-columns-repeated="1013"/>
        </table:table-row>
        <table:table-row table:style-name="ro1">
          <table:table-cell table:formula="of:=IF([.J10]&gt;[.J9];[.A9];[.A9]+1)" office:value-type="float" office:value="3" calcext:value-type="float">
            <text:p>3</text:p>
          </table:table-cell>
          <table:table-cell table:formula="of:=IF([.$J10]&gt;[.$J9];[.B9];[.B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A10]-1))" office:value-type="float" office:value="52800000" calcext:value-type="float">
            <text:p>5280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VLOOKUP([.F10];TRANSLATED_TEAM_NAMES;[.$E10]+1)">
            <text:p/>
          </table:table-cell>
          <table:table-cell table:formula="of:=VLOOKUP([.G10];TRANSLATED_TEAM_NAMES;[.$E10]+1)">
            <text:p/>
          </table:table-cell>
          <table:table-cell table:style-name="ce78" table:formula="of:=IF(MOD([.C10]; NUM_PITCHES)=0;INDEX(PITCHES;1;NUM_PITCHES);INDEX(PITCHES;1;MOD([.C10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52800000,&quot;duration&quot;:&quot;15m&quot;,&quot;pitch&quot;:&quot;1&quot;,&quot;competition&quot;:{&quot;name&quot;:&quot;U12&quot;, &quot;section&quot;:&quot;A&quot;, &quot;group&quot;:&quot;1&quot;},&quot;tag&quot;:&quot;3&quot;, &quot;homeTeam&quot;:&quot;&quot;, &quot;awayTeam&quot;:&quot;&quot;}" calcext:value-type="string">
            <text:p>{"__v":0,"day":2,"dateTime":52800000,"duration":"15m","pitch":"1","competition":{"name":"U12", "section":"A", "group":"1"},"tag":"3", "homeTeam":"", "awayTeam":""}</text:p>
          </table:table-cell>
          <table:table-cell table:number-columns-repeated="1013"/>
        </table:table-row>
        <table:table-row table:style-name="ro1">
          <table:table-cell table:formula="of:=IF([.J11]&gt;[.J10];[.A10];[.A10]+1)" office:value-type="float" office:value="3" calcext:value-type="float">
            <text:p>3</text:p>
          </table:table-cell>
          <table:table-cell table:formula="of:=IF([.$J11]&gt;[.$J10];[.B10];[.B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A11]-1))" office:value-type="float" office:value="52800000" calcext:value-type="float">
            <text:p>528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F11];TRANSLATED_TEAM_NAMES;[.$E11]+1)" office:value-type="string" office:string-value="Calcot Royals" calcext:value-type="string">
            <text:p>Calcot Royals</text:p>
          </table:table-cell>
          <table:table-cell table:formula="of:=VLOOKUP([.G11];TRANSLATED_TEAM_NAMES;[.$E11]+1)" office:value-type="string" office:string-value="Mytchett Athletic Kestrels" calcext:value-type="string">
            <text:p>Mytchett Athletic Kestrels</text:p>
          </table:table-cell>
          <table:table-cell table:style-name="ce78" table:formula="of:=IF(MOD([.C11]; NUM_PITCHES)=0;INDEX(PITCHES;1;NUM_PITCHES);INDEX(PITCHES;1;MOD([.C11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52800000,&quot;duration&quot;:&quot;15m&quot;,&quot;pitch&quot;:&quot;2&quot;,&quot;competition&quot;:{&quot;name&quot;:&quot;U12&quot;, &quot;section&quot;:&quot;A&quot;, &quot;group&quot;:&quot;1&quot;},&quot;tag&quot;:&quot;3&quot;, &quot;homeTeam&quot;:&quot;Calcot Royals&quot;, &quot;awayTeam&quot;:&quot;Mytchett Athletic Kestrels&quot;}" calcext:value-type="string">
            <text:p>{"__v":0,"day":2,"dateTime":52800000,"duration":"15m","pitch":"2","competition":{"name":"U12", "section":"A", "group":"1"},"tag":"3", "homeTeam":"Calcot Royals", "awayTeam":"Mytchett Athletic Kestrels"}</text:p>
          </table:table-cell>
          <table:table-cell table:number-columns-repeated="1013"/>
        </table:table-row>
        <table:table-row table:style-name="ro1">
          <table:table-cell table:formula="of:=IF([.J12]&gt;[.J11];[.A11];[.A11]+1)" office:value-type="float" office:value="3" calcext:value-type="float">
            <text:p>3</text:p>
          </table:table-cell>
          <table:table-cell table:formula="of:=IF([.$J12]&gt;[.$J11];[.B11];[.B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A12]-1))" office:value-type="float" office:value="52800000" calcext:value-type="float">
            <text:p>528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F12];TRANSLATED_TEAM_NAMES;[.$E12]+1)" office:value-type="string" office:string-value="Hawley Colts 1" calcext:value-type="string">
            <text:p>Hawley Colts 1</text:p>
          </table:table-cell>
          <table:table-cell table:formula="of:=VLOOKUP([.G12];TRANSLATED_TEAM_NAMES;[.$E12]+1)" office:value-type="string" office:string-value="Rushmoor Com. Hotspurs - Blue" calcext:value-type="string">
            <text:p>Rushmoor Com. Hotspurs - Blue</text:p>
          </table:table-cell>
          <table:table-cell table:style-name="ce78" table:formula="of:=IF(MOD([.C12]; NUM_PITCHES)=0;INDEX(PITCHES;1;NUM_PITCHES);INDEX(PITCHES;1;MOD([.C1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52800000,&quot;duration&quot;:&quot;15m&quot;,&quot;pitch&quot;:&quot;3&quot;,&quot;competition&quot;:{&quot;name&quot;:&quot;U12&quot;, &quot;section&quot;:&quot;A&quot;, &quot;group&quot;:&quot;1&quot;},&quot;tag&quot;:&quot;3&quot;, &quot;homeTeam&quot;:&quot;Hawley Colts 1&quot;, &quot;awayTeam&quot;:&quot;Rushmoor Com. Hotspurs - Blue&quot;}" calcext:value-type="string">
            <text:p>{"__v":0,"day":2,"dateTime":52800000,"duration":"15m","pitch":"3","competition":{"name":"U12", "section":"A", "group":"1"},"tag":"3", "homeTeam":"Hawley Colts 1", "awayTeam":"Rushmoor Com. Hotspurs - Blue"}</text:p>
          </table:table-cell>
          <table:table-cell table:number-columns-repeated="1013"/>
        </table:table-row>
        <table:table-row table:style-name="ro1">
          <table:table-cell table:formula="of:=IF([.J13]&gt;[.J12];[.A12];[.A12]+1)" office:value-type="float" office:value="3" calcext:value-type="float">
            <text:p>3</text:p>
          </table:table-cell>
          <table:table-cell table:formula="of:=IF([.$J13]&gt;[.$J12];[.B12];[.B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A13]-1))" office:value-type="float" office:value="52800000" calcext:value-type="float">
            <text:p>528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VLOOKUP([.F13];TRANSLATED_TEAM_NAMES;[.$E13]+1)" office:value-type="string" office:string-value="STBGFC Boys 'B'" calcext:value-type="string">
            <text:p>STBGFC Boys 'B'</text:p>
          </table:table-cell>
          <table:table-cell table:formula="of:=VLOOKUP([.G13];TRANSLATED_TEAM_NAMES;[.$E13]+1)">
            <text:p/>
          </table:table-cell>
          <table:table-cell table:style-name="ce78" table:formula="of:=IF(MOD([.C13]; NUM_PITCHES)=0;INDEX(PITCHES;1;NUM_PITCHES);INDEX(PITCHES;1;MOD([.C1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52800000,&quot;duration&quot;:&quot;15m&quot;,&quot;pitch&quot;:&quot;4&quot;,&quot;competition&quot;:{&quot;name&quot;:&quot;U12&quot;, &quot;section&quot;:&quot;A&quot;, &quot;group&quot;:&quot;1&quot;},&quot;tag&quot;:&quot;3&quot;, &quot;homeTeam&quot;:&quot;STBGFC Boys 'B'&quot;, &quot;awayTeam&quot;:&quot;&quot;}" calcext:value-type="string">
            <text:p>{"__v":0,"day":2,"dateTime":52800000,"duration":"15m","pitch":"4","competition":{"name":"U12", "section":"A", "group":"1"},"tag":"3", "homeTeam":"STBGFC Boys 'B'", "awayTeam":""}</text:p>
          </table:table-cell>
          <table:table-cell table:number-columns-repeated="1013"/>
        </table:table-row>
        <table:table-row table:style-name="ro1">
          <table:table-cell table:formula="of:=IF([.J14]&gt;[.J13];[.A13];[.A13]+1)" office:value-type="float" office:value="4" calcext:value-type="float">
            <text:p>4</text:p>
          </table:table-cell>
          <table:table-cell table:formula="of:=IF([.$J14]&gt;[.$J13];[.B13];[.B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A14]-1))" office:value-type="float" office:value="54000000" calcext:value-type="float">
            <text:p>540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VLOOKUP([.F14];TRANSLATED_TEAM_NAMES;[.$E14]+1)">
            <text:p/>
          </table:table-cell>
          <table:table-cell table:formula="of:=VLOOKUP([.G14];TRANSLATED_TEAM_NAMES;[.$E14]+1)">
            <text:p/>
          </table:table-cell>
          <table:table-cell table:style-name="ce78" table:formula="of:=IF(MOD([.C14]; NUM_PITCHES)=0;INDEX(PITCHES;1;NUM_PITCHES);INDEX(PITCHES;1;MOD([.C14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54000000,&quot;duration&quot;:&quot;15m&quot;,&quot;pitch&quot;:&quot;1&quot;,&quot;competition&quot;:{&quot;name&quot;:&quot;U12&quot;, &quot;section&quot;:&quot;A&quot;, &quot;group&quot;:&quot;1&quot;},&quot;tag&quot;:&quot;4&quot;, &quot;homeTeam&quot;:&quot;&quot;, &quot;awayTeam&quot;:&quot;&quot;}" calcext:value-type="string">
            <text:p>{"__v":0,"day":2,"dateTime":54000000,"duration":"15m","pitch":"1","competition":{"name":"U12", "section":"A", "group":"1"},"tag":"4", "homeTeam":"", "awayTeam":""}</text:p>
          </table:table-cell>
          <table:table-cell table:number-columns-repeated="1013"/>
        </table:table-row>
        <table:table-row table:style-name="ro1">
          <table:table-cell table:formula="of:=IF([.J15]&gt;[.J14];[.A14];[.A14]+1)" office:value-type="float" office:value="4" calcext:value-type="float">
            <text:p>4</text:p>
          </table:table-cell>
          <table:table-cell table:formula="of:=IF([.$J15]&gt;[.$J14];[.B14];[.B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A15]-1))" office:value-type="float" office:value="54000000" calcext:value-type="float">
            <text:p>54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VLOOKUP([.F15];TRANSLATED_TEAM_NAMES;[.$E15]+1)" office:value-type="string" office:string-value="Hawley Colts 1" calcext:value-type="string">
            <text:p>Hawley Colts 1</text:p>
          </table:table-cell>
          <table:table-cell table:formula="of:=VLOOKUP([.G15];TRANSLATED_TEAM_NAMES;[.$E15]+1)">
            <text:p/>
          </table:table-cell>
          <table:table-cell table:style-name="ce78" table:formula="of:=IF(MOD([.C15]; NUM_PITCHES)=0;INDEX(PITCHES;1;NUM_PITCHES);INDEX(PITCHES;1;MOD([.C15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54000000,&quot;duration&quot;:&quot;15m&quot;,&quot;pitch&quot;:&quot;2&quot;,&quot;competition&quot;:{&quot;name&quot;:&quot;U12&quot;, &quot;section&quot;:&quot;A&quot;, &quot;group&quot;:&quot;1&quot;},&quot;tag&quot;:&quot;4&quot;, &quot;homeTeam&quot;:&quot;Hawley Colts 1&quot;, &quot;awayTeam&quot;:&quot;&quot;}" calcext:value-type="string">
            <text:p>{"__v":0,"day":2,"dateTime":54000000,"duration":"15m","pitch":"2","competition":{"name":"U12", "section":"A", "group":"1"},"tag":"4", "homeTeam":"Hawley Colts 1", "awayTeam":""}</text:p>
          </table:table-cell>
          <table:table-cell table:number-columns-repeated="1013"/>
        </table:table-row>
        <table:table-row table:style-name="ro1">
          <table:table-cell table:formula="of:=IF([.J16]&gt;[.J15];[.A15];[.A15]+1)" office:value-type="float" office:value="4" calcext:value-type="float">
            <text:p>4</text:p>
          </table:table-cell>
          <table:table-cell table:formula="of:=IF([.$J16]&gt;[.$J15];[.B15];[.B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A16]-1))" office:value-type="float" office:value="54000000" calcext:value-type="float">
            <text:p>540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F16];TRANSLATED_TEAM_NAMES;[.$E16]+1)" office:value-type="string" office:string-value="Mytchett Athletic Kestrels" calcext:value-type="string">
            <text:p>Mytchett Athletic Kestrels</text:p>
          </table:table-cell>
          <table:table-cell table:formula="of:=VLOOKUP([.G16];TRANSLATED_TEAM_NAMES;[.$E16]+1)" office:value-type="string" office:string-value="STBGFC Boys 'B'" calcext:value-type="string">
            <text:p>STBGFC Boys 'B'</text:p>
          </table:table-cell>
          <table:table-cell table:style-name="ce78" table:formula="of:=IF(MOD([.C16]; NUM_PITCHES)=0;INDEX(PITCHES;1;NUM_PITCHES);INDEX(PITCHES;1;MOD([.C1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54000000,&quot;duration&quot;:&quot;15m&quot;,&quot;pitch&quot;:&quot;3&quot;,&quot;competition&quot;:{&quot;name&quot;:&quot;U12&quot;, &quot;section&quot;:&quot;A&quot;, &quot;group&quot;:&quot;1&quot;},&quot;tag&quot;:&quot;4&quot;, &quot;homeTeam&quot;:&quot;Mytchett Athletic Kestrels&quot;, &quot;awayTeam&quot;:&quot;STBGFC Boys 'B'&quot;}" calcext:value-type="string">
            <text:p>{"__v":0,"day":2,"dateTime":54000000,"duration":"15m","pitch":"3","competition":{"name":"U12", "section":"A", "group":"1"},"tag":"4", "homeTeam":"Mytchett Athletic Kestrels", "awayTeam":"STBGFC Boys 'B'"}</text:p>
          </table:table-cell>
          <table:table-cell table:number-columns-repeated="1013"/>
        </table:table-row>
        <table:table-row table:style-name="ro1">
          <table:table-cell table:formula="of:=IF([.J17]&gt;[.J16];[.A16];[.A16]+1)" office:value-type="float" office:value="4" calcext:value-type="float">
            <text:p>4</text:p>
          </table:table-cell>
          <table:table-cell table:formula="of:=IF([.$J17]&gt;[.$J16];[.B16];[.B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A17]-1))" office:value-type="float" office:value="54000000" calcext:value-type="float">
            <text:p>540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VLOOKUP([.F17];TRANSLATED_TEAM_NAMES;[.$E17]+1)">
            <text:p/>
          </table:table-cell>
          <table:table-cell table:formula="of:=VLOOKUP([.G17];TRANSLATED_TEAM_NAMES;[.$E17]+1)" office:value-type="string" office:string-value="Rushmoor Com. Hotspurs - Blue" calcext:value-type="string">
            <text:p>Rushmoor Com. Hotspurs - Blue</text:p>
          </table:table-cell>
          <table:table-cell table:style-name="ce78" table:formula="of:=IF(MOD([.C17]; NUM_PITCHES)=0;INDEX(PITCHES;1;NUM_PITCHES);INDEX(PITCHES;1;MOD([.C1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54000000,&quot;duration&quot;:&quot;15m&quot;,&quot;pitch&quot;:&quot;4&quot;,&quot;competition&quot;:{&quot;name&quot;:&quot;U12&quot;, &quot;section&quot;:&quot;A&quot;, &quot;group&quot;:&quot;1&quot;},&quot;tag&quot;:&quot;4&quot;, &quot;homeTeam&quot;:&quot;&quot;, &quot;awayTeam&quot;:&quot;Rushmoor Com. Hotspurs - Blue&quot;}" calcext:value-type="string">
            <text:p>{"__v":0,"day":2,"dateTime":54000000,"duration":"15m","pitch":"4","competition":{"name":"U12", "section":"A", "group":"1"},"tag":"4", "homeTeam":"", "awayTeam":"Rushmoor Com. Hotspurs - Blue"}</text:p>
          </table:table-cell>
          <table:table-cell table:number-columns-repeated="1013"/>
        </table:table-row>
        <table:table-row table:style-name="ro1">
          <table:table-cell table:formula="of:=IF([.J18]&gt;[.J17];[.A17];[.A17]+1)" office:value-type="float" office:value="5" calcext:value-type="float">
            <text:p>5</text:p>
          </table:table-cell>
          <table:table-cell table:formula="of:=IF([.$J18]&gt;[.$J17];[.B17];[.B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A18]-1))" office:value-type="float" office:value="55200000" calcext:value-type="float">
            <text:p>5520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VLOOKUP([.F18];TRANSLATED_TEAM_NAMES;[.$E18]+1)">
            <text:p/>
          </table:table-cell>
          <table:table-cell table:formula="of:=VLOOKUP([.G18];TRANSLATED_TEAM_NAMES;[.$E18]+1)" office:value-type="string" office:string-value="Calcot Royals" calcext:value-type="string">
            <text:p>Calcot Royals</text:p>
          </table:table-cell>
          <table:table-cell table:style-name="ce78" table:formula="of:=IF(MOD([.C18]; NUM_PITCHES)=0;INDEX(PITCHES;1;NUM_PITCHES);INDEX(PITCHES;1;MOD([.C18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55200000,&quot;duration&quot;:&quot;15m&quot;,&quot;pitch&quot;:&quot;1&quot;,&quot;competition&quot;:{&quot;name&quot;:&quot;U12&quot;, &quot;section&quot;:&quot;A&quot;, &quot;group&quot;:&quot;1&quot;},&quot;tag&quot;:&quot;5&quot;, &quot;homeTeam&quot;:&quot;&quot;, &quot;awayTeam&quot;:&quot;Calcot Royals&quot;}" calcext:value-type="string">
            <text:p>{"__v":0,"day":2,"dateTime":55200000,"duration":"15m","pitch":"1","competition":{"name":"U12", "section":"A", "group":"1"},"tag":"5", "homeTeam":"", "awayTeam":"Calcot Royals"}</text:p>
          </table:table-cell>
          <table:table-cell table:number-columns-repeated="1013"/>
        </table:table-row>
        <table:table-row table:style-name="ro1">
          <table:table-cell table:formula="of:=IF([.J19]&gt;[.J18];[.A18];[.A18]+1)" office:value-type="float" office:value="5" calcext:value-type="float">
            <text:p>5</text:p>
          </table:table-cell>
          <table:table-cell table:formula="of:=IF([.$J19]&gt;[.$J18];[.B18];[.B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A19]-1))" office:value-type="float" office:value="55200000" calcext:value-type="float">
            <text:p>552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VLOOKUP([.F19];TRANSLATED_TEAM_NAMES;[.$E19]+1)" office:value-type="string" office:string-value="STBGFC Boys 'B'" calcext:value-type="string">
            <text:p>STBGFC Boys 'B'</text:p>
          </table:table-cell>
          <table:table-cell table:formula="of:=VLOOKUP([.G19];TRANSLATED_TEAM_NAMES;[.$E19]+1)">
            <text:p/>
          </table:table-cell>
          <table:table-cell table:style-name="ce78" table:formula="of:=IF(MOD([.C19]; NUM_PITCHES)=0;INDEX(PITCHES;1;NUM_PITCHES);INDEX(PITCHES;1;MOD([.C19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55200000,&quot;duration&quot;:&quot;15m&quot;,&quot;pitch&quot;:&quot;2&quot;,&quot;competition&quot;:{&quot;name&quot;:&quot;U12&quot;, &quot;section&quot;:&quot;A&quot;, &quot;group&quot;:&quot;1&quot;},&quot;tag&quot;:&quot;5&quot;, &quot;homeTeam&quot;:&quot;STBGFC Boys 'B'&quot;, &quot;awayTeam&quot;:&quot;&quot;}" calcext:value-type="string">
            <text:p>{"__v":0,"day":2,"dateTime":55200000,"duration":"15m","pitch":"2","competition":{"name":"U12", "section":"A", "group":"1"},"tag":"5", "homeTeam":"STBGFC Boys 'B'", "awayTeam":""}</text:p>
          </table:table-cell>
          <table:table-cell table:number-columns-repeated="1013"/>
        </table:table-row>
        <table:table-row table:style-name="ro1">
          <table:table-cell table:formula="of:=IF([.J20]&gt;[.J19];[.A19];[.A19]+1)" office:value-type="float" office:value="5" calcext:value-type="float">
            <text:p>5</text:p>
          </table:table-cell>
          <table:table-cell table:formula="of:=IF([.$J20]&gt;[.$J19];[.B19];[.B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A20]-1))" office:value-type="float" office:value="55200000" calcext:value-type="float">
            <text:p>552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VLOOKUP([.F20];TRANSLATED_TEAM_NAMES;[.$E20]+1)" office:value-type="string" office:string-value="Mytchett Athletic Kestrels" calcext:value-type="string">
            <text:p>Mytchett Athletic Kestrels</text:p>
          </table:table-cell>
          <table:table-cell table:formula="of:=VLOOKUP([.G20];TRANSLATED_TEAM_NAMES;[.$E20]+1)">
            <text:p/>
          </table:table-cell>
          <table:table-cell table:style-name="ce78" table:formula="of:=IF(MOD([.C20]; NUM_PITCHES)=0;INDEX(PITCHES;1;NUM_PITCHES);INDEX(PITCHES;1;MOD([.C20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55200000,&quot;duration&quot;:&quot;15m&quot;,&quot;pitch&quot;:&quot;3&quot;,&quot;competition&quot;:{&quot;name&quot;:&quot;U12&quot;, &quot;section&quot;:&quot;A&quot;, &quot;group&quot;:&quot;1&quot;},&quot;tag&quot;:&quot;5&quot;, &quot;homeTeam&quot;:&quot;Mytchett Athletic Kestrels&quot;, &quot;awayTeam&quot;:&quot;&quot;}" calcext:value-type="string">
            <text:p>{"__v":0,"day":2,"dateTime":55200000,"duration":"15m","pitch":"3","competition":{"name":"U12", "section":"A", "group":"1"},"tag":"5", "homeTeam":"Mytchett Athletic Kestrels", "awayTeam":""}</text:p>
          </table:table-cell>
          <table:table-cell table:number-columns-repeated="1013"/>
        </table:table-row>
        <table:table-row table:style-name="ro1">
          <table:table-cell table:formula="of:=IF([.J21]&gt;[.J20];[.A20];[.A20]+1)" office:value-type="float" office:value="5" calcext:value-type="float">
            <text:p>5</text:p>
          </table:table-cell>
          <table:table-cell table:formula="of:=IF([.$J21]&gt;[.$J20];[.B20];[.B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A21]-1))" office:value-type="float" office:value="55200000" calcext:value-type="float">
            <text:p>552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VLOOKUP([.F21];TRANSLATED_TEAM_NAMES;[.$E21]+1)">
            <text:p/>
          </table:table-cell>
          <table:table-cell table:formula="of:=VLOOKUP([.G21];TRANSLATED_TEAM_NAMES;[.$E21]+1)" office:value-type="string" office:string-value="Rushmoor Com. Hotspurs - Blue" calcext:value-type="string">
            <text:p>Rushmoor Com. Hotspurs - Blue</text:p>
          </table:table-cell>
          <table:table-cell table:style-name="ce78" table:formula="of:=IF(MOD([.C21]; NUM_PITCHES)=0;INDEX(PITCHES;1;NUM_PITCHES);INDEX(PITCHES;1;MOD([.C21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55200000,&quot;duration&quot;:&quot;15m&quot;,&quot;pitch&quot;:&quot;4&quot;,&quot;competition&quot;:{&quot;name&quot;:&quot;U12&quot;, &quot;section&quot;:&quot;A&quot;, &quot;group&quot;:&quot;1&quot;},&quot;tag&quot;:&quot;5&quot;, &quot;homeTeam&quot;:&quot;&quot;, &quot;awayTeam&quot;:&quot;Rushmoor Com. Hotspurs - Blue&quot;}" calcext:value-type="string">
            <text:p>{"__v":0,"day":2,"dateTime":55200000,"duration":"15m","pitch":"4","competition":{"name":"U12", "section":"A", "group":"1"},"tag":"5", "homeTeam":"", "awayTeam":"Rushmoor Com. Hotspurs - Blue"}</text:p>
          </table:table-cell>
          <table:table-cell table:number-columns-repeated="1013"/>
        </table:table-row>
        <table:table-row table:style-name="ro1">
          <table:table-cell table:formula="of:=IF([.J22]&gt;[.J21];[.A21];[.A21]+1)" office:value-type="float" office:value="6" calcext:value-type="float">
            <text:p>6</text:p>
          </table:table-cell>
          <table:table-cell table:formula="of:=IF([.$J22]&gt;[.$J21];[.B21];[.B21]+1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A22]-1))" office:value-type="float" office:value="56400000" calcext:value-type="float">
            <text:p>564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VLOOKUP([.F22];TRANSLATED_TEAM_NAMES;[.$E22]+1)">
            <text:p/>
          </table:table-cell>
          <table:table-cell table:formula="of:=VLOOKUP([.G22];TRANSLATED_TEAM_NAMES;[.$E22]+1)" office:value-type="string" office:string-value="Hawley Colts 1" calcext:value-type="string">
            <text:p>Hawley Colts 1</text:p>
          </table:table-cell>
          <table:table-cell table:style-name="ce78" table:formula="of:=IF(MOD([.C22]; NUM_PITCHES)=0;INDEX(PITCHES;1;NUM_PITCHES);INDEX(PITCHES;1;MOD([.C2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56400000,&quot;duration&quot;:&quot;15m&quot;,&quot;pitch&quot;:&quot;1&quot;,&quot;competition&quot;:{&quot;name&quot;:&quot;U12&quot;, &quot;section&quot;:&quot;A&quot;, &quot;group&quot;:&quot;1&quot;},&quot;tag&quot;:&quot;6&quot;, &quot;homeTeam&quot;:&quot;&quot;, &quot;awayTeam&quot;:&quot;Hawley Colts 1&quot;}" calcext:value-type="string">
            <text:p>{"__v":0,"day":2,"dateTime":56400000,"duration":"15m","pitch":"1","competition":{"name":"U12", "section":"A", "group":"1"},"tag":"6", "homeTeam":"", "awayTeam":"Hawley Colts 1"}</text:p>
          </table:table-cell>
          <table:table-cell table:number-columns-repeated="1013"/>
        </table:table-row>
        <table:table-row table:style-name="ro1">
          <table:table-cell table:formula="of:=IF([.J23]&gt;[.J22];[.A22];[.A22]+1)" office:value-type="float" office:value="6" calcext:value-type="float">
            <text:p>6</text:p>
          </table:table-cell>
          <table:table-cell table:formula="of:=IF([.$J23]&gt;[.$J22];[.B22];[.B22]+1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A23]-1))" office:value-type="float" office:value="56400000" calcext:value-type="float">
            <text:p>564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VLOOKUP([.F23];TRANSLATED_TEAM_NAMES;[.$E23]+1)">
            <text:p/>
          </table:table-cell>
          <table:table-cell table:formula="of:=VLOOKUP([.G23];TRANSLATED_TEAM_NAMES;[.$E23]+1)" office:value-type="string" office:string-value="Calcot Royals" calcext:value-type="string">
            <text:p>Calcot Royals</text:p>
          </table:table-cell>
          <table:table-cell table:style-name="ce78" table:formula="of:=IF(MOD([.C23]; NUM_PITCHES)=0;INDEX(PITCHES;1;NUM_PITCHES);INDEX(PITCHES;1;MOD([.C23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56400000,&quot;duration&quot;:&quot;15m&quot;,&quot;pitch&quot;:&quot;2&quot;,&quot;competition&quot;:{&quot;name&quot;:&quot;U12&quot;, &quot;section&quot;:&quot;A&quot;, &quot;group&quot;:&quot;1&quot;},&quot;tag&quot;:&quot;6&quot;, &quot;homeTeam&quot;:&quot;&quot;, &quot;awayTeam&quot;:&quot;Calcot Royals&quot;}" calcext:value-type="string">
            <text:p>{"__v":0,"day":2,"dateTime":56400000,"duration":"15m","pitch":"2","competition":{"name":"U12", "section":"A", "group":"1"},"tag":"6", "homeTeam":"", "awayTeam":"Calcot Royals"}</text:p>
          </table:table-cell>
          <table:table-cell table:number-columns-repeated="1013"/>
        </table:table-row>
        <table:table-row table:style-name="ro1">
          <table:table-cell table:formula="of:=IF([.J24]&gt;[.J23];[.A23];[.A23]+1)" office:value-type="float" office:value="6" calcext:value-type="float">
            <text:p>6</text:p>
          </table:table-cell>
          <table:table-cell table:formula="of:=IF([.$J24]&gt;[.$J23];[.B23];[.B23]+1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A24]-1))" office:value-type="float" office:value="56400000" calcext:value-type="float">
            <text:p>564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VLOOKUP([.F24];TRANSLATED_TEAM_NAMES;[.$E24]+1)" office:value-type="string" office:string-value="Mytchett Athletic Kestrels" calcext:value-type="string">
            <text:p>Mytchett Athletic Kestrels</text:p>
          </table:table-cell>
          <table:table-cell table:formula="of:=VLOOKUP([.G24];TRANSLATED_TEAM_NAMES;[.$E24]+1)">
            <text:p/>
          </table:table-cell>
          <table:table-cell table:style-name="ce78" table:formula="of:=IF(MOD([.C24]; NUM_PITCHES)=0;INDEX(PITCHES;1;NUM_PITCHES);INDEX(PITCHES;1;MOD([.C2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56400000,&quot;duration&quot;:&quot;15m&quot;,&quot;pitch&quot;:&quot;3&quot;,&quot;competition&quot;:{&quot;name&quot;:&quot;U12&quot;, &quot;section&quot;:&quot;A&quot;, &quot;group&quot;:&quot;1&quot;},&quot;tag&quot;:&quot;6&quot;, &quot;homeTeam&quot;:&quot;Mytchett Athletic Kestrels&quot;, &quot;awayTeam&quot;:&quot;&quot;}" calcext:value-type="string">
            <text:p>{"__v":0,"day":2,"dateTime":56400000,"duration":"15m","pitch":"3","competition":{"name":"U12", "section":"A", "group":"1"},"tag":"6", "homeTeam":"Mytchett Athletic Kestrels", "awayTeam":""}</text:p>
          </table:table-cell>
          <table:table-cell table:number-columns-repeated="1013"/>
        </table:table-row>
        <table:table-row table:style-name="ro1">
          <table:table-cell table:formula="of:=IF([.J25]&gt;[.J24];[.A24];[.A24]+1)" office:value-type="float" office:value="6" calcext:value-type="float">
            <text:p>6</text:p>
          </table:table-cell>
          <table:table-cell table:formula="of:=IF([.$J25]&gt;[.$J24];[.B24];[.B24]+1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A25]-1))" office:value-type="float" office:value="56400000" calcext:value-type="float">
            <text:p>564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25];TRANSLATED_TEAM_NAMES;[.$E25]+1)" office:value-type="string" office:string-value="Rushmoor Com. Hotspurs - Blue" calcext:value-type="string">
            <text:p>Rushmoor Com. Hotspurs - Blue</text:p>
          </table:table-cell>
          <table:table-cell table:formula="of:=VLOOKUP([.G25];TRANSLATED_TEAM_NAMES;[.$E25]+1)" office:value-type="string" office:string-value="STBGFC Boys 'B'" calcext:value-type="string">
            <text:p>STBGFC Boys 'B'</text:p>
          </table:table-cell>
          <table:table-cell table:style-name="ce78" table:formula="of:=IF(MOD([.C25]; NUM_PITCHES)=0;INDEX(PITCHES;1;NUM_PITCHES);INDEX(PITCHES;1;MOD([.C2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56400000,&quot;duration&quot;:&quot;15m&quot;,&quot;pitch&quot;:&quot;4&quot;,&quot;competition&quot;:{&quot;name&quot;:&quot;U12&quot;, &quot;section&quot;:&quot;A&quot;, &quot;group&quot;:&quot;1&quot;},&quot;tag&quot;:&quot;6&quot;, &quot;homeTeam&quot;:&quot;Rushmoor Com. Hotspurs - Blue&quot;, &quot;awayTeam&quot;:&quot;STBGFC Boys 'B'&quot;}" calcext:value-type="string">
            <text:p>{"__v":0,"day":2,"dateTime":56400000,"duration":"15m","pitch":"4","competition":{"name":"U12", "section":"A", "group":"1"},"tag":"6", "homeTeam":"Rushmoor Com. Hotspurs - Blue", "awayTeam":"STBGFC Boys 'B'"}</text:p>
          </table:table-cell>
          <table:table-cell table:number-columns-repeated="1013"/>
        </table:table-row>
        <table:table-row table:style-name="ro1">
          <table:table-cell table:formula="of:=IF([.J26]&gt;[.J25];[.A25];[.A25]+1)" office:value-type="float" office:value="7" calcext:value-type="float">
            <text:p>7</text:p>
          </table:table-cell>
          <table:table-cell table:formula="of:=IF([.$J26]&gt;[.$J25];[.B25];[.B25]+1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A26]-1))" office:value-type="float" office:value="57600000" calcext:value-type="float">
            <text:p>576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26];TRANSLATED_TEAM_NAMES;[.$E26]+1)" office:value-type="string" office:string-value="Rushmoor Com. Hotspurs - Blue" calcext:value-type="string">
            <text:p>Rushmoor Com. Hotspurs - Blue</text:p>
          </table:table-cell>
          <table:table-cell table:formula="of:=VLOOKUP([.G26];TRANSLATED_TEAM_NAMES;[.$E26]+1)" office:value-type="string" office:string-value="Calcot Royals" calcext:value-type="string">
            <text:p>Calcot Royals</text:p>
          </table:table-cell>
          <table:table-cell table:style-name="ce78" table:formula="of:=IF(MOD([.C26]; NUM_PITCHES)=0;INDEX(PITCHES;1;NUM_PITCHES);INDEX(PITCHES;1;MOD([.C26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57600000,&quot;duration&quot;:&quot;15m&quot;,&quot;pitch&quot;:&quot;1&quot;,&quot;competition&quot;:{&quot;name&quot;:&quot;U12&quot;, &quot;section&quot;:&quot;A&quot;, &quot;group&quot;:&quot;1&quot;},&quot;tag&quot;:&quot;7&quot;, &quot;homeTeam&quot;:&quot;Rushmoor Com. Hotspurs - Blue&quot;, &quot;awayTeam&quot;:&quot;Calcot Royals&quot;}" calcext:value-type="string">
            <text:p>{"__v":0,"day":2,"dateTime":57600000,"duration":"15m","pitch":"1","competition":{"name":"U12", "section":"A", "group":"1"},"tag":"7", "homeTeam":"Rushmoor Com. Hotspurs - Blue", "awayTeam":"Calcot Royals"}</text:p>
          </table:table-cell>
          <table:table-cell table:number-columns-repeated="1013"/>
        </table:table-row>
        <table:table-row table:style-name="ro1">
          <table:table-cell table:formula="of:=IF([.J27]&gt;[.J26];[.A26];[.A26]+1)" office:value-type="float" office:value="7" calcext:value-type="float">
            <text:p>7</text:p>
          </table:table-cell>
          <table:table-cell table:formula="of:=IF([.$J27]&gt;[.$J26];[.B26];[.B26]+1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A27]-1))" office:value-type="float" office:value="57600000" calcext:value-type="float">
            <text:p>576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F27];TRANSLATED_TEAM_NAMES;[.$E27]+1)" office:value-type="string" office:string-value="STBGFC Boys 'B'" calcext:value-type="string">
            <text:p>STBGFC Boys 'B'</text:p>
          </table:table-cell>
          <table:table-cell table:formula="of:=VLOOKUP([.G27];TRANSLATED_TEAM_NAMES;[.$E27]+1)" office:value-type="string" office:string-value="Hawley Colts 1" calcext:value-type="string">
            <text:p>Hawley Colts 1</text:p>
          </table:table-cell>
          <table:table-cell table:style-name="ce78" table:formula="of:=IF(MOD([.C27]; NUM_PITCHES)=0;INDEX(PITCHES;1;NUM_PITCHES);INDEX(PITCHES;1;MOD([.C27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57600000,&quot;duration&quot;:&quot;15m&quot;,&quot;pitch&quot;:&quot;2&quot;,&quot;competition&quot;:{&quot;name&quot;:&quot;U12&quot;, &quot;section&quot;:&quot;A&quot;, &quot;group&quot;:&quot;1&quot;},&quot;tag&quot;:&quot;7&quot;, &quot;homeTeam&quot;:&quot;STBGFC Boys 'B'&quot;, &quot;awayTeam&quot;:&quot;Hawley Colts 1&quot;}" calcext:value-type="string">
            <text:p>{"__v":0,"day":2,"dateTime":57600000,"duration":"15m","pitch":"2","competition":{"name":"U12", "section":"A", "group":"1"},"tag":"7", "homeTeam":"STBGFC Boys 'B'", "awayTeam":"Hawley Colts 1"}</text:p>
          </table:table-cell>
          <table:table-cell table:number-columns-repeated="1013"/>
        </table:table-row>
        <table:table-row table:style-name="ro1">
          <table:table-cell table:formula="of:=IF([.J28]&gt;[.J27];[.A27];[.A27]+1)" office:value-type="float" office:value="7" calcext:value-type="float">
            <text:p>7</text:p>
          </table:table-cell>
          <table:table-cell table:formula="of:=IF([.$J28]&gt;[.$J27];[.B27];[.B27]+1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A28]-1))" office:value-type="float" office:value="57600000" calcext:value-type="float">
            <text:p>576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.F28];TRANSLATED_TEAM_NAMES;[.$E28]+1)" office:value-type="string" office:string-value="Mytchett Athletic Kestrels" calcext:value-type="string">
            <text:p>Mytchett Athletic Kestrels</text:p>
          </table:table-cell>
          <table:table-cell table:formula="of:=VLOOKUP([.G28];TRANSLATED_TEAM_NAMES;[.$E28]+1)">
            <text:p/>
          </table:table-cell>
          <table:table-cell table:style-name="ce78" table:formula="of:=IF(MOD([.C28]; NUM_PITCHES)=0;INDEX(PITCHES;1;NUM_PITCHES);INDEX(PITCHES;1;MOD([.C2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57600000,&quot;duration&quot;:&quot;15m&quot;,&quot;pitch&quot;:&quot;3&quot;,&quot;competition&quot;:{&quot;name&quot;:&quot;U12&quot;, &quot;section&quot;:&quot;A&quot;, &quot;group&quot;:&quot;1&quot;},&quot;tag&quot;:&quot;7&quot;, &quot;homeTeam&quot;:&quot;Mytchett Athletic Kestrels&quot;, &quot;awayTeam&quot;:&quot;&quot;}" calcext:value-type="string">
            <text:p>{"__v":0,"day":2,"dateTime":57600000,"duration":"15m","pitch":"3","competition":{"name":"U12", "section":"A", "group":"1"},"tag":"7", "homeTeam":"Mytchett Athletic Kestrels", "awayTeam":""}</text:p>
          </table:table-cell>
          <table:table-cell table:number-columns-repeated="1013"/>
        </table:table-row>
        <table:table-row table:style-name="ro1">
          <table:table-cell table:formula="of:=IF([.J29]&gt;[.J28];[.A28];[.A28]+1)" office:value-type="float" office:value="7" calcext:value-type="float">
            <text:p>7</text:p>
          </table:table-cell>
          <table:table-cell table:formula="of:=IF([.$J29]&gt;[.$J28];[.B28];[.B28]+1)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A29]-1))" office:value-type="float" office:value="57600000" calcext:value-type="float">
            <text:p>5760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VLOOKUP([.F29];TRANSLATED_TEAM_NAMES;[.$E29]+1)">
            <text:p/>
          </table:table-cell>
          <table:table-cell table:formula="of:=VLOOKUP([.G29];TRANSLATED_TEAM_NAMES;[.$E29]+1)">
            <text:p/>
          </table:table-cell>
          <table:table-cell table:style-name="ce78" table:formula="of:=IF(MOD([.C29]; NUM_PITCHES)=0;INDEX(PITCHES;1;NUM_PITCHES);INDEX(PITCHES;1;MOD([.C2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57600000,&quot;duration&quot;:&quot;15m&quot;,&quot;pitch&quot;:&quot;4&quot;,&quot;competition&quot;:{&quot;name&quot;:&quot;U12&quot;, &quot;section&quot;:&quot;A&quot;, &quot;group&quot;:&quot;1&quot;},&quot;tag&quot;:&quot;7&quot;, &quot;homeTeam&quot;:&quot;&quot;, &quot;awayTeam&quot;:&quot;&quot;}" calcext:value-type="string">
            <text:p>{"__v":0,"day":2,"dateTime":57600000,"duration":"15m","pitch":"4","competition":{"name":"U12", "section":"A", "group":"1"},"tag":"7", "homeTeam":"", "awayTeam":""}</text:p>
          </table:table-cell>
          <table:table-cell table:number-columns-repeated="1013"/>
        </table:table-row>
        <table:table-row table:style-name="ro1">
          <table:table-cell table:formula="of:=IF([.J30]&gt;[.J29];[.A29];[.A29]+1)" office:value-type="float" office:value="8" calcext:value-type="float">
            <text:p>8</text:p>
          </table:table-cell>
          <table:table-cell table:formula="of:=IF([.$J30]&gt;[.$J29];[.B29];[.B29]+1)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formula="of:=FIRST_GAME_MS + ((DURATION_MS + GAME_GAP_MS) * ([.A30]-1))" office:value-type="float" office:value="58800000" calcext:value-type="float">
            <text:p>588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VLOOKUP([.F30];TRANSLATED_TEAM_NAMES;[.$E30]+1)" office:value-type="string" office:string-value="Calcot Royals" calcext:value-type="string">
            <text:p>Calcot Royals</text:p>
          </table:table-cell>
          <table:table-cell table:formula="of:=VLOOKUP([.G30];TRANSLATED_TEAM_NAMES;[.$E30]+1)" office:value-type="string" office:string-value="STBGFC Boys 'B'" calcext:value-type="string">
            <text:p>STBGFC Boys 'B'</text:p>
          </table:table-cell>
          <table:table-cell table:style-name="ce78" table:formula="of:=IF(MOD([.C30]; NUM_PITCHES)=0;INDEX(PITCHES;1;NUM_PITCHES);INDEX(PITCHES;1;MOD([.C30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2,&quot;dateTime&quot;:58800000,&quot;duration&quot;:&quot;15m&quot;,&quot;pitch&quot;:&quot;1&quot;,&quot;competition&quot;:{&quot;name&quot;:&quot;U12&quot;, &quot;section&quot;:&quot;A&quot;, &quot;group&quot;:&quot;1&quot;},&quot;tag&quot;:&quot;8&quot;, &quot;homeTeam&quot;:&quot;Calcot Royals&quot;, &quot;awayTeam&quot;:&quot;STBGFC Boys 'B'&quot;}" calcext:value-type="string">
            <text:p>{"__v":0,"day":2,"dateTime":58800000,"duration":"15m","pitch":"1","competition":{"name":"U12", "section":"A", "group":"1"},"tag":"8", "homeTeam":"Calcot Royals", "awayTeam":"STBGFC Boys 'B'"}</text:p>
          </table:table-cell>
          <table:table-cell table:number-columns-repeated="1013"/>
        </table:table-row>
        <table:table-row table:style-name="ro1">
          <table:table-cell table:formula="of:=IF([.J31]&gt;[.J30];[.A30];[.A30]+1)" office:value-type="float" office:value="8" calcext:value-type="float">
            <text:p>8</text:p>
          </table:table-cell>
          <table:table-cell table:formula="of:=IF([.$J31]&gt;[.$J30];[.B30];[.B30]+1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FIRST_GAME_MS + ((DURATION_MS + GAME_GAP_MS) * ([.A31]-1))" office:value-type="float" office:value="58800000" calcext:value-type="float">
            <text:p>588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.F31];TRANSLATED_TEAM_NAMES;[.$E31]+1)">
            <text:p/>
          </table:table-cell>
          <table:table-cell table:formula="of:=VLOOKUP([.G31];TRANSLATED_TEAM_NAMES;[.$E31]+1)" office:value-type="string" office:string-value="Hawley Colts 1" calcext:value-type="string">
            <text:p>Hawley Colts 1</text:p>
          </table:table-cell>
          <table:table-cell table:style-name="ce78" table:formula="of:=IF(MOD([.C31]; NUM_PITCHES)=0;INDEX(PITCHES;1;NUM_PITCHES);INDEX(PITCHES;1;MOD([.C31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2,&quot;dateTime&quot;:58800000,&quot;duration&quot;:&quot;15m&quot;,&quot;pitch&quot;:&quot;2&quot;,&quot;competition&quot;:{&quot;name&quot;:&quot;U12&quot;, &quot;section&quot;:&quot;A&quot;, &quot;group&quot;:&quot;1&quot;},&quot;tag&quot;:&quot;8&quot;, &quot;homeTeam&quot;:&quot;&quot;, &quot;awayTeam&quot;:&quot;Hawley Colts 1&quot;}" calcext:value-type="string">
            <text:p>{"__v":0,"day":2,"dateTime":58800000,"duration":"15m","pitch":"2","competition":{"name":"U12", "section":"A", "group":"1"},"tag":"8", "homeTeam":"", "awayTeam":"Hawley Colts 1"}</text:p>
          </table:table-cell>
          <table:table-cell table:number-columns-repeated="1013"/>
        </table:table-row>
        <table:table-row table:style-name="ro1">
          <table:table-cell table:formula="of:=IF([.J32]&gt;[.J31];[.A31];[.A31]+1)" office:value-type="float" office:value="8" calcext:value-type="float">
            <text:p>8</text:p>
          </table:table-cell>
          <table:table-cell table:formula="of:=IF([.$J32]&gt;[.$J31];[.B31];[.B31]+1)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formula="of:=FIRST_GAME_MS + ((DURATION_MS + GAME_GAP_MS) * ([.A32]-1))" office:value-type="float" office:value="58800000" calcext:value-type="float">
            <text:p>588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VLOOKUP([.F32];TRANSLATED_TEAM_NAMES;[.$E32]+1)">
            <text:p/>
          </table:table-cell>
          <table:table-cell table:formula="of:=VLOOKUP([.G32];TRANSLATED_TEAM_NAMES;[.$E32]+1)">
            <text:p/>
          </table:table-cell>
          <table:table-cell table:style-name="ce78" table:formula="of:=IF(MOD([.C32]; NUM_PITCHES)=0;INDEX(PITCHES;1;NUM_PITCHES);INDEX(PITCHES;1;MOD([.C3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2] &amp; &quot;&quot;&quot;},&quot;&quot;tag&quot;&quot;:&quot;&quot;&quot; &amp; [.A32] &amp; &quot;&quot;&quot;, &quot;&quot;homeTeam&quot;&quot;:&quot;&quot;&quot; &amp; [.H32] &amp; &quot;&quot;&quot;, &quot;&quot;awayTeam&quot;&quot;:&quot;&quot;&quot; &amp; [.I32] &amp; &quot;&quot;&quot;}&quot;" office:value-type="string" office:string-value="{&quot;__v&quot;:0,&quot;day&quot;:2,&quot;dateTime&quot;:58800000,&quot;duration&quot;:&quot;15m&quot;,&quot;pitch&quot;:&quot;3&quot;,&quot;competition&quot;:{&quot;name&quot;:&quot;U12&quot;, &quot;section&quot;:&quot;A&quot;, &quot;group&quot;:&quot;1&quot;},&quot;tag&quot;:&quot;8&quot;, &quot;homeTeam&quot;:&quot;&quot;, &quot;awayTeam&quot;:&quot;&quot;}" calcext:value-type="string">
            <text:p>{"__v":0,"day":2,"dateTime":58800000,"duration":"15m","pitch":"3","competition":{"name":"U12", "section":"A", "group":"1"},"tag":"8", "homeTeam":"", "awayTeam":""}</text:p>
          </table:table-cell>
          <table:table-cell table:number-columns-repeated="1013"/>
        </table:table-row>
        <table:table-row table:style-name="ro1">
          <table:table-cell table:formula="of:=IF([.J33]&gt;[.J32];[.A32];[.A32]+1)" office:value-type="float" office:value="8" calcext:value-type="float">
            <text:p>8</text:p>
          </table:table-cell>
          <table:table-cell table:formula="of:=IF([.$J33]&gt;[.$J32];[.B32];[.B32]+1)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FIRST_GAME_MS + ((DURATION_MS + GAME_GAP_MS) * ([.A33]-1))" office:value-type="float" office:value="58800000" calcext:value-type="float">
            <text:p>588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VLOOKUP([.F33];TRANSLATED_TEAM_NAMES;[.$E33]+1)">
            <text:p/>
          </table:table-cell>
          <table:table-cell table:formula="of:=VLOOKUP([.G33];TRANSLATED_TEAM_NAMES;[.$E33]+1)" office:value-type="string" office:string-value="Rushmoor Com. Hotspurs - Blue" calcext:value-type="string">
            <text:p>Rushmoor Com. Hotspurs - Blue</text:p>
          </table:table-cell>
          <table:table-cell table:style-name="ce78" table:formula="of:=IF(MOD([.C33]; NUM_PITCHES)=0;INDEX(PITCHES;1;NUM_PITCHES);INDEX(PITCHES;1;MOD([.C3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3] &amp; &quot;&quot;&quot;},&quot;&quot;tag&quot;&quot;:&quot;&quot;&quot; &amp; [.A33] &amp; &quot;&quot;&quot;, &quot;&quot;homeTeam&quot;&quot;:&quot;&quot;&quot; &amp; [.H33] &amp; &quot;&quot;&quot;, &quot;&quot;awayTeam&quot;&quot;:&quot;&quot;&quot; &amp; [.I33] &amp; &quot;&quot;&quot;}&quot;" office:value-type="string" office:string-value="{&quot;__v&quot;:0,&quot;day&quot;:2,&quot;dateTime&quot;:58800000,&quot;duration&quot;:&quot;15m&quot;,&quot;pitch&quot;:&quot;4&quot;,&quot;competition&quot;:{&quot;name&quot;:&quot;U12&quot;, &quot;section&quot;:&quot;A&quot;, &quot;group&quot;:&quot;1&quot;},&quot;tag&quot;:&quot;8&quot;, &quot;homeTeam&quot;:&quot;&quot;, &quot;awayTeam&quot;:&quot;Rushmoor Com. Hotspurs - Blue&quot;}" calcext:value-type="string">
            <text:p>{"__v":0,"day":2,"dateTime":58800000,"duration":"15m","pitch":"4","competition":{"name":"U12", "section":"A", "group":"1"},"tag":"8", "homeTeam":"", "awayTeam":"Rushmoor Com. Hotspurs - Blue"}</text:p>
          </table:table-cell>
          <table:table-cell table:number-columns-repeated="1013"/>
        </table:table-row>
        <table:table-row table:style-name="ro1">
          <table:table-cell table:formula="of:=IF([.J34]&gt;[.J33];[.A33];[.A33]+1)" office:value-type="float" office:value="9" calcext:value-type="float">
            <text:p>9</text:p>
          </table:table-cell>
          <table:table-cell table:formula="of:=IF([.$J34]&gt;[.$J33];[.B33];[.B33]+1)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formula="of:=FIRST_GAME_MS + ((DURATION_MS + GAME_GAP_MS) * ([.A34]-1))" office:value-type="float" office:value="60000000" calcext:value-type="float">
            <text:p>60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VLOOKUP([.F34];TRANSLATED_TEAM_NAMES;[.$E34]+1)" office:value-type="string" office:string-value="Calcot Royals" calcext:value-type="string">
            <text:p>Calcot Royals</text:p>
          </table:table-cell>
          <table:table-cell table:formula="of:=VLOOKUP([.G34];TRANSLATED_TEAM_NAMES;[.$E34]+1)">
            <text:p/>
          </table:table-cell>
          <table:table-cell table:style-name="ce78" table:formula="of:=IF(MOD([.C34]; NUM_PITCHES)=0;INDEX(PITCHES;1;NUM_PITCHES);INDEX(PITCHES;1;MOD([.C34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4] &amp; &quot;&quot;&quot;},&quot;&quot;tag&quot;&quot;:&quot;&quot;&quot; &amp; [.A34] &amp; &quot;&quot;&quot;, &quot;&quot;homeTeam&quot;&quot;:&quot;&quot;&quot; &amp; [.H34] &amp; &quot;&quot;&quot;, &quot;&quot;awayTeam&quot;&quot;:&quot;&quot;&quot; &amp; [.I34] &amp; &quot;&quot;&quot;}&quot;" office:value-type="string" office:string-value="{&quot;__v&quot;:0,&quot;day&quot;:2,&quot;dateTime&quot;:60000000,&quot;duration&quot;:&quot;15m&quot;,&quot;pitch&quot;:&quot;1&quot;,&quot;competition&quot;:{&quot;name&quot;:&quot;U12&quot;, &quot;section&quot;:&quot;A&quot;, &quot;group&quot;:&quot;1&quot;},&quot;tag&quot;:&quot;9&quot;, &quot;homeTeam&quot;:&quot;Calcot Royals&quot;, &quot;awayTeam&quot;:&quot;&quot;}" calcext:value-type="string">
            <text:p>{"__v":0,"day":2,"dateTime":60000000,"duration":"15m","pitch":"1","competition":{"name":"U12", "section":"A", "group":"1"},"tag":"9", "homeTeam":"Calcot Royals", "awayTeam":""}</text:p>
          </table:table-cell>
          <table:table-cell table:number-columns-repeated="1013"/>
        </table:table-row>
        <table:table-row table:style-name="ro1">
          <table:table-cell table:formula="of:=IF([.J35]&gt;[.J34];[.A34];[.A34]+1)" office:value-type="float" office:value="9" calcext:value-type="float">
            <text:p>9</text:p>
          </table:table-cell>
          <table:table-cell table:formula="of:=IF([.$J35]&gt;[.$J34];[.B34];[.B34]+1)"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formula="of:=FIRST_GAME_MS + ((DURATION_MS + GAME_GAP_MS) * ([.A35]-1))" office:value-type="float" office:value="60000000" calcext:value-type="float">
            <text:p>60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35];TRANSLATED_TEAM_NAMES;[.$E35]+1)" office:value-type="string" office:string-value="Hawley Colts 1" calcext:value-type="string">
            <text:p>Hawley Colts 1</text:p>
          </table:table-cell>
          <table:table-cell table:formula="of:=VLOOKUP([.G35];TRANSLATED_TEAM_NAMES;[.$E35]+1)" office:value-type="string" office:string-value="Mytchett Athletic Kestrels" calcext:value-type="string">
            <text:p>Mytchett Athletic Kestrels</text:p>
          </table:table-cell>
          <table:table-cell table:style-name="ce78" table:formula="of:=IF(MOD([.C35]; NUM_PITCHES)=0;INDEX(PITCHES;1;NUM_PITCHES);INDEX(PITCHES;1;MOD([.C35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5] &amp; &quot;&quot;&quot;},&quot;&quot;tag&quot;&quot;:&quot;&quot;&quot; &amp; [.A35] &amp; &quot;&quot;&quot;, &quot;&quot;homeTeam&quot;&quot;:&quot;&quot;&quot; &amp; [.H35] &amp; &quot;&quot;&quot;, &quot;&quot;awayTeam&quot;&quot;:&quot;&quot;&quot; &amp; [.I35] &amp; &quot;&quot;&quot;}&quot;" office:value-type="string" office:string-value="{&quot;__v&quot;:0,&quot;day&quot;:2,&quot;dateTime&quot;:60000000,&quot;duration&quot;:&quot;15m&quot;,&quot;pitch&quot;:&quot;2&quot;,&quot;competition&quot;:{&quot;name&quot;:&quot;U12&quot;, &quot;section&quot;:&quot;A&quot;, &quot;group&quot;:&quot;1&quot;},&quot;tag&quot;:&quot;9&quot;, &quot;homeTeam&quot;:&quot;Hawley Colts 1&quot;, &quot;awayTeam&quot;:&quot;Mytchett Athletic Kestrels&quot;}" calcext:value-type="string">
            <text:p>{"__v":0,"day":2,"dateTime":60000000,"duration":"15m","pitch":"2","competition":{"name":"U12", "section":"A", "group":"1"},"tag":"9", "homeTeam":"Hawley Colts 1", "awayTeam":"Mytchett Athletic Kestrels"}</text:p>
          </table:table-cell>
          <table:table-cell table:number-columns-repeated="1013"/>
        </table:table-row>
        <table:table-row table:style-name="ro1">
          <table:table-cell table:formula="of:=IF([.J36]&gt;[.J35];[.A35];[.A35]+1)" office:value-type="float" office:value="9" calcext:value-type="float">
            <text:p>9</text:p>
          </table:table-cell>
          <table:table-cell table:formula="of:=IF([.$J36]&gt;[.$J35];[.B35];[.B35]+1)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formula="of:=FIRST_GAME_MS + ((DURATION_MS + GAME_GAP_MS) * ([.A36]-1))" office:value-type="float" office:value="60000000" calcext:value-type="float">
            <text:p>600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VLOOKUP([.F36];TRANSLATED_TEAM_NAMES;[.$E36]+1)">
            <text:p/>
          </table:table-cell>
          <table:table-cell table:formula="of:=VLOOKUP([.G36];TRANSLATED_TEAM_NAMES;[.$E36]+1)">
            <text:p/>
          </table:table-cell>
          <table:table-cell table:style-name="ce78" table:formula="of:=IF(MOD([.C36]; NUM_PITCHES)=0;INDEX(PITCHES;1;NUM_PITCHES);INDEX(PITCHES;1;MOD([.C3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6] &amp; &quot;&quot;&quot;},&quot;&quot;tag&quot;&quot;:&quot;&quot;&quot; &amp; [.A36] &amp; &quot;&quot;&quot;, &quot;&quot;homeTeam&quot;&quot;:&quot;&quot;&quot; &amp; [.H36] &amp; &quot;&quot;&quot;, &quot;&quot;awayTeam&quot;&quot;:&quot;&quot;&quot; &amp; [.I36] &amp; &quot;&quot;&quot;}&quot;" office:value-type="string" office:string-value="{&quot;__v&quot;:0,&quot;day&quot;:2,&quot;dateTime&quot;:60000000,&quot;duration&quot;:&quot;15m&quot;,&quot;pitch&quot;:&quot;3&quot;,&quot;competition&quot;:{&quot;name&quot;:&quot;U12&quot;, &quot;section&quot;:&quot;A&quot;, &quot;group&quot;:&quot;1&quot;},&quot;tag&quot;:&quot;9&quot;, &quot;homeTeam&quot;:&quot;&quot;, &quot;awayTeam&quot;:&quot;&quot;}" calcext:value-type="string">
            <text:p>{"__v":0,"day":2,"dateTime":60000000,"duration":"15m","pitch":"3","competition":{"name":"U12", "section":"A", "group":"1"},"tag":"9", "homeTeam":"", "awayTeam":""}</text:p>
          </table:table-cell>
          <table:table-cell table:number-columns-repeated="1013"/>
        </table:table-row>
        <table:table-row table:style-name="ro1">
          <table:table-cell table:formula="of:=IF([.J37]&gt;[.J36];[.A36];[.A36]+1)" office:value-type="float" office:value="9" calcext:value-type="float">
            <text:p>9</text:p>
          </table:table-cell>
          <table:table-cell table:formula="of:=IF([.$J37]&gt;[.$J36];[.B36];[.B36]+1)"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formula="of:=FIRST_GAME_MS + ((DURATION_MS + GAME_GAP_MS) * ([.A37]-1))" office:value-type="float" office:value="60000000" calcext:value-type="float">
            <text:p>6000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VLOOKUP([.F37];TRANSLATED_TEAM_NAMES;[.$E37]+1)">
            <text:p/>
          </table:table-cell>
          <table:table-cell table:formula="of:=VLOOKUP([.G37];TRANSLATED_TEAM_NAMES;[.$E37]+1)" office:value-type="string" office:string-value="STBGFC Boys 'B'" calcext:value-type="string">
            <text:p>STBGFC Boys 'B'</text:p>
          </table:table-cell>
          <table:table-cell table:style-name="ce78" table:formula="of:=IF(MOD([.C37]; NUM_PITCHES)=0;INDEX(PITCHES;1;NUM_PITCHES);INDEX(PITCHES;1;MOD([.C3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7] &amp; &quot;&quot;&quot;},&quot;&quot;tag&quot;&quot;:&quot;&quot;&quot; &amp; [.A37] &amp; &quot;&quot;&quot;, &quot;&quot;homeTeam&quot;&quot;:&quot;&quot;&quot; &amp; [.H37] &amp; &quot;&quot;&quot;, &quot;&quot;awayTeam&quot;&quot;:&quot;&quot;&quot; &amp; [.I37] &amp; &quot;&quot;&quot;}&quot;" office:value-type="string" office:string-value="{&quot;__v&quot;:0,&quot;day&quot;:2,&quot;dateTime&quot;:60000000,&quot;duration&quot;:&quot;15m&quot;,&quot;pitch&quot;:&quot;4&quot;,&quot;competition&quot;:{&quot;name&quot;:&quot;U12&quot;, &quot;section&quot;:&quot;A&quot;, &quot;group&quot;:&quot;1&quot;},&quot;tag&quot;:&quot;9&quot;, &quot;homeTeam&quot;:&quot;&quot;, &quot;awayTeam&quot;:&quot;STBGFC Boys 'B'&quot;}" calcext:value-type="string">
            <text:p>{"__v":0,"day":2,"dateTime":60000000,"duration":"15m","pitch":"4","competition":{"name":"U12", "section":"A", "group":"1"},"tag":"9", "homeTeam":"", "awayTeam":"STBGFC Boys 'B'"}</text:p>
          </table:table-cell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 x 4 x 2 No KO P=1-2,4" table:style-name="ta2">
        <office:forms form:automatic-focus="false" form:apply-design-mode="false"/>
        <table:table-column table:style-name="co4" table:default-cell-style-name="ce73"/>
        <table:table-column table:style-name="co6" table:default-cell-style-name="ce73"/>
        <table:table-column table:style-name="co6" table:default-cell-style-name="ce74"/>
        <table:table-column table:style-name="co18" table:default-cell-style-name="ce74"/>
        <table:table-column table:style-name="co6" table:default-cell-style-name="ce74"/>
        <table:table-column table:style-name="co19" table:number-columns-repeated="2" table:default-cell-style-name="ce88"/>
        <table:table-column table:style-name="co20" table:default-cell-style-name="ce74"/>
        <table:table-column table:style-name="co20" table:default-cell-style-name="ce88"/>
        <table:table-column table:style-name="co21" table:default-cell-style-name="ce73"/>
        <table:table-column table:style-name="co11" table:default-cell-style-name="ce80"/>
        <table:table-column table:style-name="co3" table:number-columns-repeated="1012" table:default-cell-style-name="ce91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2" office:value-type="string" calcext:value-type="string">
            <text:p>Index</text:p>
          </table:table-cell>
          <table:table-cell table:style-name="ce82" office:value-type="string" calcext:value-type="string">
            <text:p>Time</text:p>
          </table:table-cell>
          <table:table-cell table:style-name="ce82" office:value-type="string" calcext:value-type="string">
            <text:p>Group</text:p>
          </table:table-cell>
          <table:table-cell table:style-name="ce81" office:value-type="string" calcext:value-type="string">
            <text:p>Home</text:p>
          </table:table-cell>
          <table:table-cell table:style-name="ce81" office:value-type="string" calcext:value-type="string">
            <text:p>Away</text:p>
          </table:table-cell>
          <table:table-cell table:style-name="ce82" office:value-type="string" calcext:value-type="string">
            <text:p>Home</text:p>
          </table:table-cell>
          <table:table-cell table:style-name="ce89" office:value-type="string" calcext:value-type="string">
            <text:p>Away</text:p>
          </table:table-cell>
          <table:table-cell table:style-name="ce81" office:value-type="string" calcext:value-type="string">
            <text:p>Pitch</text:p>
          </table:table-cell>
          <table:table-cell table:style-name="ce81"/>
          <table:table-cell table:style-name="ce90"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FIRST_GAME_MS" office:value-type="float" office:value="50400000" calcext:value-type="float">
            <text:p>50400000</text:p>
          </table:table-cell>
          <table:table-cell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formula="of:=VLOOKUP([.$F2];TRANSLATED_TEAM_NAMES;[.$E2]+1)" office:value-type="string" office:string-value="Calcot Royals" calcext:value-type="string">
            <text:p>Calcot Royals</text:p>
          </table:table-cell>
          <table:table-cell table:formula="of:=VLOOKUP([.$G2];TRANSLATED_TEAM_NAMES;[.$E2]+1)" office:value-type="string" office:string-value="Hawley Colts 1" calcext:value-type="string">
            <text:p>Hawley Colts 1</text:p>
          </table:table-cell>
          <table:table-cell table:style-name="ce78" table:formula="of:=IF(MOD([.$C2]; NUM_PITCHES)=0;INDEX(PITCHES;1;NUM_PITCHES);INDEX(PITCHES;1;MOD([.$C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50400000,&quot;duration&quot;:&quot;15m&quot;,&quot;pitch&quot;:&quot;1&quot;,&quot;competition&quot;:{&quot;name&quot;:&quot;U12&quot;, &quot;section&quot;:&quot;A&quot;, &quot;group&quot;:&quot;1&quot;},&quot;tag&quot;:&quot;1&quot;, &quot;homeTeam&quot;:&quot;Calcot Royals&quot;, &quot;awayTeam&quot;:&quot;Hawley Colts 1&quot;}" calcext:value-type="string">
            <text:p>{"__v":0,"day":2,"dateTime":50400000,"duration":"15m","pitch":"1","competition":{"name":"U12", "section":"A", "group":"1"},"tag":"1", "homeTeam":"Calcot Royals", "awayTeam":"Hawley Colts 1"}</text:p>
          </table:table-cell>
          <table:table-cell table:number-columns-repeated="1012"/>
        </table:table-row>
        <table:table-row table:style-name="ro1">
          <table:table-cell table:formula="of:=IF([.J3]&gt;[.J2];[.A2];[.A2]+1)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A3]-1))" office:value-type="float" office:value="50400000" calcext:value-type="float">
            <text:p>50400000</text:p>
          </table:table-cell>
          <table:table-cell office:value-type="float" office:value="1" calcext:value-type="float">
            <text:p>1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formula="of:=VLOOKUP([.$F3];TRANSLATED_TEAM_NAMES;[.$E3]+1)" office:value-type="string" office:string-value="Mytchett Athletic Kestrels" calcext:value-type="string">
            <text:p>Mytchett Athletic Kestrels</text:p>
          </table:table-cell>
          <table:table-cell table:formula="of:=VLOOKUP([.$G3];TRANSLATED_TEAM_NAMES;[.$E3]+1)" office:value-type="string" office:string-value="Rushmoor Com. Hotspurs - Blue" calcext:value-type="string">
            <text:p>Rushmoor Com. Hotspurs - Blue</text:p>
          </table:table-cell>
          <table:table-cell table:style-name="ce78" table:formula="of:=IF(MOD([.$C3]; NUM_PITCHES)=0;INDEX(PITCHES;1;NUM_PITCHES);INDEX(PITCHES;1;MOD([.$C3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50400000,&quot;duration&quot;:&quot;15m&quot;,&quot;pitch&quot;:&quot;2&quot;,&quot;competition&quot;:{&quot;name&quot;:&quot;U12&quot;, &quot;section&quot;:&quot;A&quot;, &quot;group&quot;:&quot;1&quot;},&quot;tag&quot;:&quot;1&quot;, &quot;homeTeam&quot;:&quot;Mytchett Athletic Kestrels&quot;, &quot;awayTeam&quot;:&quot;Rushmoor Com. Hotspurs - Blue&quot;}" calcext:value-type="string">
            <text:p>{"__v":0,"day":2,"dateTime":50400000,"duration":"15m","pitch":"2","competition":{"name":"U12", "section":"A", "group":"1"},"tag":"1", "homeTeam":"Mytchett Athletic Kestrels", "awayTeam":"Rushmoor Com. Hotspurs - Blue"}</text:p>
          </table:table-cell>
          <table:table-cell table:number-columns-repeated="1012"/>
        </table:table-row>
        <table:table-row table:style-name="ro1">
          <table:table-cell table:formula="of:=IF([.J4]&gt;[.J3];[.A3];[.A3]+1)" office:value-type="float" office:value="1" calcext:value-type="float">
            <text:p>1</text:p>
          </table:table-cell>
          <table:table-cell table:formula="of:=IF([.$J4]&gt;[.$J3];[.B3];[.B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A4]-1))" office:value-type="float" office:value="50400000" calcext:value-type="float">
            <text:p>50400000</text:p>
          </table:table-cell>
          <table:table-cell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formula="of:=VLOOKUP([.$F4];TRANSLATED_TEAM_NAMES;[.$E4]+1)" office:value-type="string" office:string-value="Oxford City" calcext:value-type="string">
            <text:p>Oxford City</text:p>
          </table:table-cell>
          <table:table-cell table:formula="of:=VLOOKUP([.$G4];TRANSLATED_TEAM_NAMES;[.$E4]+1)" office:value-type="string" office:string-value="Hawley Colts 2" calcext:value-type="string">
            <text:p>Hawley Colts 2</text:p>
          </table:table-cell>
          <table:table-cell table:style-name="ce78" table:formula="of:=IF(MOD([.$C4]; NUM_PITCHES)=0;INDEX(PITCHES;1;NUM_PITCHES);INDEX(PITCHES;1;MOD([.$C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50400000,&quot;duration&quot;:&quot;15m&quot;,&quot;pitch&quot;:&quot;3&quot;,&quot;competition&quot;:{&quot;name&quot;:&quot;U12&quot;, &quot;section&quot;:&quot;A&quot;, &quot;group&quot;:&quot;2&quot;},&quot;tag&quot;:&quot;1&quot;, &quot;homeTeam&quot;:&quot;Oxford City&quot;, &quot;awayTeam&quot;:&quot;Hawley Colts 2&quot;}" calcext:value-type="string">
            <text:p>{"__v":0,"day":2,"dateTime":50400000,"duration":"15m","pitch":"3","competition":{"name":"U12", "section":"A", "group":"2"},"tag":"1", "homeTeam":"Oxford City", "awayTeam":"Hawley Colts 2"}</text:p>
          </table:table-cell>
          <table:table-cell table:number-columns-repeated="1012"/>
        </table:table-row>
        <table:table-row table:style-name="ro1">
          <table:table-cell table:formula="of:=IF([.J5]&gt;[.J4];[.A4];[.A4]+1)" office:value-type="float" office:value="1" calcext:value-type="float">
            <text:p>1</text:p>
          </table:table-cell>
          <table:table-cell table:formula="of:=IF([.$J5]&gt;[.$J4];[.B4];[.B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A5]-1))" office:value-type="float" office:value="50400000" calcext:value-type="float">
            <text:p>50400000</text:p>
          </table:table-cell>
          <table:table-cell office:value-type="float" office:value="2" calcext:value-type="float">
            <text:p>2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formula="of:=VLOOKUP([.$F5];TRANSLATED_TEAM_NAMES;[.$E5]+1)" office:value-type="string" office:string-value="Holy Trinity Harriers" calcext:value-type="string">
            <text:p>Holy Trinity Harriers</text:p>
          </table:table-cell>
          <table:table-cell table:formula="of:=VLOOKUP([.$G5];TRANSLATED_TEAM_NAMES;[.$E5]+1)" office:value-type="string" office:string-value="Rushmoor Comm. Hotspurs - Yellow" calcext:value-type="string">
            <text:p>Rushmoor Comm. Hotspurs - Yellow</text:p>
          </table:table-cell>
          <table:table-cell table:style-name="ce78" table:formula="of:=IF(MOD([.$C5]; NUM_PITCHES)=0;INDEX(PITCHES;1;NUM_PITCHES);INDEX(PITCHES;1;MOD([.$C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50400000,&quot;duration&quot;:&quot;15m&quot;,&quot;pitch&quot;:&quot;4&quot;,&quot;competition&quot;:{&quot;name&quot;:&quot;U12&quot;, &quot;section&quot;:&quot;A&quot;, &quot;group&quot;:&quot;2&quot;},&quot;tag&quot;:&quot;1&quot;, &quot;homeTeam&quot;:&quot;Holy Trinity Harriers&quot;, &quot;awayTeam&quot;:&quot;Rushmoor Comm. Hotspurs - Yellow&quot;}" calcext:value-type="string">
            <text:p>{"__v":0,"day":2,"dateTime":50400000,"duration":"15m","pitch":"4","competition":{"name":"U12", "section":"A", "group":"2"},"tag":"1", "homeTeam":"Holy Trinity Harriers", "awayTeam":"Rushmoor Comm. Hotspurs - Yellow"}</text:p>
          </table:table-cell>
          <table:table-cell table:number-columns-repeated="1012"/>
        </table:table-row>
        <table:table-row table:style-name="ro1">
          <table:table-cell table:formula="of:=IF([.J6]&gt;[.J5];[.A5];[.A5]+1)" office:value-type="float" office:value="2" calcext:value-type="float">
            <text:p>2</text:p>
          </table:table-cell>
          <table:table-cell table:formula="of:=IF([.$J6]&gt;[.$J5];[.B5];[.B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A6]-1))" office:value-type="float" office:value="51600000" calcext:value-type="float">
            <text:p>51600000</text:p>
          </table:table-cell>
          <table:table-cell office:value-type="float" office:value="1" calcext:value-type="float">
            <text:p>1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1" calcext:value-type="float">
            <text:p>1</text:p>
          </table:table-cell>
          <table:table-cell table:formula="of:=VLOOKUP([.$F6];TRANSLATED_TEAM_NAMES;[.$E6]+1)" office:value-type="string" office:string-value="Rushmoor Com. Hotspurs - Blue" calcext:value-type="string">
            <text:p>Rushmoor Com. Hotspurs - Blue</text:p>
          </table:table-cell>
          <table:table-cell table:formula="of:=VLOOKUP([.$G6];TRANSLATED_TEAM_NAMES;[.$E6]+1)" office:value-type="string" office:string-value="Calcot Royals" calcext:value-type="string">
            <text:p>Calcot Royals</text:p>
          </table:table-cell>
          <table:table-cell table:style-name="ce78" table:formula="of:=IF(MOD([.$C6]; NUM_PITCHES)=0;INDEX(PITCHES;1;NUM_PITCHES);INDEX(PITCHES;1;MOD([.$C6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51600000,&quot;duration&quot;:&quot;15m&quot;,&quot;pitch&quot;:&quot;1&quot;,&quot;competition&quot;:{&quot;name&quot;:&quot;U12&quot;, &quot;section&quot;:&quot;A&quot;, &quot;group&quot;:&quot;1&quot;},&quot;tag&quot;:&quot;2&quot;, &quot;homeTeam&quot;:&quot;Rushmoor Com. Hotspurs - Blue&quot;, &quot;awayTeam&quot;:&quot;Calcot Royals&quot;}" calcext:value-type="string">
            <text:p>{"__v":0,"day":2,"dateTime":51600000,"duration":"15m","pitch":"1","competition":{"name":"U12", "section":"A", "group":"1"},"tag":"2", "homeTeam":"Rushmoor Com. Hotspurs - Blue", "awayTeam":"Calcot Royals"}</text:p>
          </table:table-cell>
          <table:table-cell table:number-columns-repeated="1012"/>
        </table:table-row>
        <table:table-row table:style-name="ro1">
          <table:table-cell table:formula="of:=IF([.J7]&gt;[.J6];[.A6];[.A6]+1)" office:value-type="float" office:value="2" calcext:value-type="float">
            <text:p>2</text:p>
          </table:table-cell>
          <table:table-cell table:formula="of:=IF([.$J7]&gt;[.$J6];[.B6];[.B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A7]-1))" office:value-type="float" office:value="51600000" calcext:value-type="float">
            <text:p>51600000</text:p>
          </table:table-cell>
          <table:table-cell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formula="of:=VLOOKUP([.$F7];TRANSLATED_TEAM_NAMES;[.$E7]+1)" office:value-type="string" office:string-value="Hawley Colts 1" calcext:value-type="string">
            <text:p>Hawley Colts 1</text:p>
          </table:table-cell>
          <table:table-cell table:formula="of:=VLOOKUP([.$G7];TRANSLATED_TEAM_NAMES;[.$E7]+1)" office:value-type="string" office:string-value="Mytchett Athletic Kestrels" calcext:value-type="string">
            <text:p>Mytchett Athletic Kestrels</text:p>
          </table:table-cell>
          <table:table-cell table:style-name="ce78" table:formula="of:=IF(MOD([.$C7]; NUM_PITCHES)=0;INDEX(PITCHES;1;NUM_PITCHES);INDEX(PITCHES;1;MOD([.$C7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51600000,&quot;duration&quot;:&quot;15m&quot;,&quot;pitch&quot;:&quot;2&quot;,&quot;competition&quot;:{&quot;name&quot;:&quot;U12&quot;, &quot;section&quot;:&quot;A&quot;, &quot;group&quot;:&quot;1&quot;},&quot;tag&quot;:&quot;2&quot;, &quot;homeTeam&quot;:&quot;Hawley Colts 1&quot;, &quot;awayTeam&quot;:&quot;Mytchett Athletic Kestrels&quot;}" calcext:value-type="string">
            <text:p>{"__v":0,"day":2,"dateTime":51600000,"duration":"15m","pitch":"2","competition":{"name":"U12", "section":"A", "group":"1"},"tag":"2", "homeTeam":"Hawley Colts 1", "awayTeam":"Mytchett Athletic Kestrels"}</text:p>
          </table:table-cell>
          <table:table-cell table:number-columns-repeated="1012"/>
        </table:table-row>
        <table:table-row table:style-name="ro1">
          <table:table-cell table:formula="of:=IF([.J8]&gt;[.J7];[.A7];[.A7]+1)" office:value-type="float" office:value="2" calcext:value-type="float">
            <text:p>2</text:p>
          </table:table-cell>
          <table:table-cell table:formula="of:=IF([.$J8]&gt;[.$J7];[.B7];[.B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A8]-1))" office:value-type="float" office:value="51600000" calcext:value-type="float">
            <text:p>51600000</text:p>
          </table:table-cell>
          <table:table-cell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formula="of:=VLOOKUP([.$F8];TRANSLATED_TEAM_NAMES;[.$E8]+1)" office:value-type="string" office:string-value="Hawley Colts 2" calcext:value-type="string">
            <text:p>Hawley Colts 2</text:p>
          </table:table-cell>
          <table:table-cell table:formula="of:=VLOOKUP([.$G8];TRANSLATED_TEAM_NAMES;[.$E8]+1)" office:value-type="string" office:string-value="Holy Trinity Harriers" calcext:value-type="string">
            <text:p>Holy Trinity Harriers</text:p>
          </table:table-cell>
          <table:table-cell table:style-name="ce78" table:formula="of:=IF(MOD([.$C8]; NUM_PITCHES)=0;INDEX(PITCHES;1;NUM_PITCHES);INDEX(PITCHES;1;MOD([.$C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51600000,&quot;duration&quot;:&quot;15m&quot;,&quot;pitch&quot;:&quot;3&quot;,&quot;competition&quot;:{&quot;name&quot;:&quot;U12&quot;, &quot;section&quot;:&quot;A&quot;, &quot;group&quot;:&quot;2&quot;},&quot;tag&quot;:&quot;2&quot;, &quot;homeTeam&quot;:&quot;Hawley Colts 2&quot;, &quot;awayTeam&quot;:&quot;Holy Trinity Harriers&quot;}" calcext:value-type="string">
            <text:p>{"__v":0,"day":2,"dateTime":51600000,"duration":"15m","pitch":"3","competition":{"name":"U12", "section":"A", "group":"2"},"tag":"2", "homeTeam":"Hawley Colts 2", "awayTeam":"Holy Trinity Harriers"}</text:p>
          </table:table-cell>
          <table:table-cell table:number-columns-repeated="1012"/>
        </table:table-row>
        <table:table-row table:style-name="ro1">
          <table:table-cell table:formula="of:=IF([.J9]&gt;[.J8];[.A8];[.A8]+1)" office:value-type="float" office:value="2" calcext:value-type="float">
            <text:p>2</text:p>
          </table:table-cell>
          <table:table-cell table:formula="of:=IF([.$J9]&gt;[.$J8];[.B8];[.B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A9]-1))" office:value-type="float" office:value="51600000" calcext:value-type="float">
            <text:p>51600000</text:p>
          </table:table-cell>
          <table:table-cell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formula="of:=VLOOKUP([.$F9];TRANSLATED_TEAM_NAMES;[.$E9]+1)" office:value-type="string" office:string-value="Oxford City" calcext:value-type="string">
            <text:p>Oxford City</text:p>
          </table:table-cell>
          <table:table-cell table:formula="of:=VLOOKUP([.$G9];TRANSLATED_TEAM_NAMES;[.$E9]+1)" office:value-type="string" office:string-value="Rushmoor Comm. Hotspurs - Yellow" calcext:value-type="string">
            <text:p>Rushmoor Comm. Hotspurs - Yellow</text:p>
          </table:table-cell>
          <table:table-cell table:style-name="ce78" table:formula="of:=IF(MOD([.$C9]; NUM_PITCHES)=0;INDEX(PITCHES;1;NUM_PITCHES);INDEX(PITCHES;1;MOD([.$C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51600000,&quot;duration&quot;:&quot;15m&quot;,&quot;pitch&quot;:&quot;4&quot;,&quot;competition&quot;:{&quot;name&quot;:&quot;U12&quot;, &quot;section&quot;:&quot;A&quot;, &quot;group&quot;:&quot;2&quot;},&quot;tag&quot;:&quot;2&quot;, &quot;homeTeam&quot;:&quot;Oxford City&quot;, &quot;awayTeam&quot;:&quot;Rushmoor Comm. Hotspurs - Yellow&quot;}" calcext:value-type="string">
            <text:p>{"__v":0,"day":2,"dateTime":51600000,"duration":"15m","pitch":"4","competition":{"name":"U12", "section":"A", "group":"2"},"tag":"2", "homeTeam":"Oxford City", "awayTeam":"Rushmoor Comm. Hotspurs - Yellow"}</text:p>
          </table:table-cell>
          <table:table-cell table:number-columns-repeated="1012"/>
        </table:table-row>
        <table:table-row table:style-name="ro1">
          <table:table-cell table:formula="of:=IF([.J10]&gt;[.J9];[.A9];[.A9]+1)" office:value-type="float" office:value="3" calcext:value-type="float">
            <text:p>3</text:p>
          </table:table-cell>
          <table:table-cell table:formula="of:=IF([.$J10]&gt;[.$J9];[.B9];[.B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A10]-1))" office:value-type="float" office:value="52800000" calcext:value-type="float">
            <text:p>52800000</text:p>
          </table:table-cell>
          <table:table-cell office:value-type="float" office:value="1" calcext:value-type="float">
            <text:p>1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formula="of:=VLOOKUP([.$F10];TRANSLATED_TEAM_NAMES;[.$E10]+1)" office:value-type="string" office:string-value="Mytchett Athletic Kestrels" calcext:value-type="string">
            <text:p>Mytchett Athletic Kestrels</text:p>
          </table:table-cell>
          <table:table-cell table:formula="of:=VLOOKUP([.$G10];TRANSLATED_TEAM_NAMES;[.$E10]+1)" office:value-type="string" office:string-value="Calcot Royals" calcext:value-type="string">
            <text:p>Calcot Royals</text:p>
          </table:table-cell>
          <table:table-cell table:style-name="ce78" table:formula="of:=IF(MOD([.$C10]; NUM_PITCHES)=0;INDEX(PITCHES;1;NUM_PITCHES);INDEX(PITCHES;1;MOD([.$C10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52800000,&quot;duration&quot;:&quot;15m&quot;,&quot;pitch&quot;:&quot;1&quot;,&quot;competition&quot;:{&quot;name&quot;:&quot;U12&quot;, &quot;section&quot;:&quot;A&quot;, &quot;group&quot;:&quot;1&quot;},&quot;tag&quot;:&quot;3&quot;, &quot;homeTeam&quot;:&quot;Mytchett Athletic Kestrels&quot;, &quot;awayTeam&quot;:&quot;Calcot Royals&quot;}" calcext:value-type="string">
            <text:p>{"__v":0,"day":2,"dateTime":52800000,"duration":"15m","pitch":"1","competition":{"name":"U12", "section":"A", "group":"1"},"tag":"3", "homeTeam":"Mytchett Athletic Kestrels", "awayTeam":"Calcot Royals"}</text:p>
          </table:table-cell>
          <table:table-cell table:number-columns-repeated="1012"/>
        </table:table-row>
        <table:table-row table:style-name="ro1">
          <table:table-cell table:formula="of:=IF([.J11]&gt;[.J10];[.A10];[.A10]+1)" office:value-type="float" office:value="3" calcext:value-type="float">
            <text:p>3</text:p>
          </table:table-cell>
          <table:table-cell table:formula="of:=IF([.$J11]&gt;[.$J10];[.B10];[.B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A11]-1))" office:value-type="float" office:value="52800000" calcext:value-type="float">
            <text:p>52800000</text:p>
          </table:table-cell>
          <table:table-cell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formula="of:=VLOOKUP([.$F11];TRANSLATED_TEAM_NAMES;[.$E11]+1)" office:value-type="string" office:string-value="Hawley Colts 1" calcext:value-type="string">
            <text:p>Hawley Colts 1</text:p>
          </table:table-cell>
          <table:table-cell table:formula="of:=VLOOKUP([.$G11];TRANSLATED_TEAM_NAMES;[.$E11]+1)" office:value-type="string" office:string-value="Rushmoor Com. Hotspurs - Blue" calcext:value-type="string">
            <text:p>Rushmoor Com. Hotspurs - Blue</text:p>
          </table:table-cell>
          <table:table-cell table:style-name="ce78" table:formula="of:=IF(MOD([.$C11]; NUM_PITCHES)=0;INDEX(PITCHES;1;NUM_PITCHES);INDEX(PITCHES;1;MOD([.$C11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52800000,&quot;duration&quot;:&quot;15m&quot;,&quot;pitch&quot;:&quot;2&quot;,&quot;competition&quot;:{&quot;name&quot;:&quot;U12&quot;, &quot;section&quot;:&quot;A&quot;, &quot;group&quot;:&quot;1&quot;},&quot;tag&quot;:&quot;3&quot;, &quot;homeTeam&quot;:&quot;Hawley Colts 1&quot;, &quot;awayTeam&quot;:&quot;Rushmoor Com. Hotspurs - Blue&quot;}" calcext:value-type="string">
            <text:p>{"__v":0,"day":2,"dateTime":52800000,"duration":"15m","pitch":"2","competition":{"name":"U12", "section":"A", "group":"1"},"tag":"3", "homeTeam":"Hawley Colts 1", "awayTeam":"Rushmoor Com. Hotspurs - Blue"}</text:p>
          </table:table-cell>
          <table:table-cell table:number-columns-repeated="1012"/>
        </table:table-row>
        <table:table-row table:style-name="ro1">
          <table:table-cell table:formula="of:=IF([.J12]&gt;[.J11];[.A11];[.A11]+1)" office:value-type="float" office:value="3" calcext:value-type="float">
            <text:p>3</text:p>
          </table:table-cell>
          <table:table-cell table:formula="of:=IF([.$J12]&gt;[.$J11];[.B11];[.B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A12]-1))" office:value-type="float" office:value="52800000" calcext:value-type="float">
            <text:p>52800000</text:p>
          </table:table-cell>
          <table:table-cell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1" calcext:value-type="float">
            <text:p>1</text:p>
          </table:table-cell>
          <table:table-cell table:formula="of:=VLOOKUP([.$F12];TRANSLATED_TEAM_NAMES;[.$E12]+1)" office:value-type="string" office:string-value="Rushmoor Comm. Hotspurs - Yellow" calcext:value-type="string">
            <text:p>Rushmoor Comm. Hotspurs - Yellow</text:p>
          </table:table-cell>
          <table:table-cell table:formula="of:=VLOOKUP([.$G12];TRANSLATED_TEAM_NAMES;[.$E12]+1)" office:value-type="string" office:string-value="Hawley Colts 2" calcext:value-type="string">
            <text:p>Hawley Colts 2</text:p>
          </table:table-cell>
          <table:table-cell table:style-name="ce78" table:formula="of:=IF(MOD([.$C12]; NUM_PITCHES)=0;INDEX(PITCHES;1;NUM_PITCHES);INDEX(PITCHES;1;MOD([.$C1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52800000,&quot;duration&quot;:&quot;15m&quot;,&quot;pitch&quot;:&quot;3&quot;,&quot;competition&quot;:{&quot;name&quot;:&quot;U12&quot;, &quot;section&quot;:&quot;A&quot;, &quot;group&quot;:&quot;2&quot;},&quot;tag&quot;:&quot;3&quot;, &quot;homeTeam&quot;:&quot;Rushmoor Comm. Hotspurs - Yellow&quot;, &quot;awayTeam&quot;:&quot;Hawley Colts 2&quot;}" calcext:value-type="string">
            <text:p>{"__v":0,"day":2,"dateTime":52800000,"duration":"15m","pitch":"3","competition":{"name":"U12", "section":"A", "group":"2"},"tag":"3", "homeTeam":"Rushmoor Comm. Hotspurs - Yellow", "awayTeam":"Hawley Colts 2"}</text:p>
          </table:table-cell>
          <table:table-cell table:number-columns-repeated="1012"/>
        </table:table-row>
        <table:table-row table:style-name="ro1">
          <table:table-cell table:formula="of:=IF([.J13]&gt;[.J12];[.A12];[.A12]+1)" office:value-type="float" office:value="3" calcext:value-type="float">
            <text:p>3</text:p>
          </table:table-cell>
          <table:table-cell table:formula="of:=IF([.$J13]&gt;[.$J12];[.B12];[.B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A13]-1))" office:value-type="float" office:value="52800000" calcext:value-type="float">
            <text:p>52800000</text:p>
          </table:table-cell>
          <table:table-cell office:value-type="float" office:value="2" calcext:value-type="float">
            <text:p>2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formula="of:=VLOOKUP([.$F13];TRANSLATED_TEAM_NAMES;[.$E13]+1)" office:value-type="string" office:string-value="Holy Trinity Harriers" calcext:value-type="string">
            <text:p>Holy Trinity Harriers</text:p>
          </table:table-cell>
          <table:table-cell table:formula="of:=VLOOKUP([.$G13];TRANSLATED_TEAM_NAMES;[.$E13]+1)" office:value-type="string" office:string-value="Oxford City" calcext:value-type="string">
            <text:p>Oxford City</text:p>
          </table:table-cell>
          <table:table-cell table:style-name="ce78" table:formula="of:=IF(MOD([.$C13]; NUM_PITCHES)=0;INDEX(PITCHES;1;NUM_PITCHES);INDEX(PITCHES;1;MOD([.$C1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52800000,&quot;duration&quot;:&quot;15m&quot;,&quot;pitch&quot;:&quot;4&quot;,&quot;competition&quot;:{&quot;name&quot;:&quot;U12&quot;, &quot;section&quot;:&quot;A&quot;, &quot;group&quot;:&quot;2&quot;},&quot;tag&quot;:&quot;3&quot;, &quot;homeTeam&quot;:&quot;Holy Trinity Harriers&quot;, &quot;awayTeam&quot;:&quot;Oxford City&quot;}" calcext:value-type="string">
            <text:p>{"__v":0,"day":2,"dateTime":52800000,"duration":"15m","pitch":"4","competition":{"name":"U12", "section":"A", "group":"2"},"tag":"3", "homeTeam":"Holy Trinity Harriers", "awayTeam":"Oxford City"}</text:p>
          </table:table-cell>
          <table:table-cell table:number-columns-repeated="1012"/>
        </table:table-row>
        <table:table-row table:style-name="ro2">
          <table:table-cell table:formula="of:=IF([.J14]&gt;[.J13];[.A13];[.A13]+1)" office:value-type="float" office:value="4" calcext:value-type="float">
            <text:p>4</text:p>
          </table:table-cell>
          <table:table-cell table:formula="of:=IF([.$J14]&gt;[.$J13];[.B13];[.B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A14]-1))+SECTION_GAP_MS" office:value-type="float" office:value="54000000" calcext:value-type="float">
            <text:p>5400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1_P1&quot;" office:value-type="string" office:string-value="U12_A_G1_P1" calcext:value-type="string">
            <text:p>U12_A_G1_P1</text:p>
          </table:table-cell>
          <table:table-cell table:style-name="ce73" table:formula="of:=AGE_GROUP_TRANSLATED &amp; &quot;_&quot; &amp;SECTION_TRANSLATED &amp; &quot;_G2_P2&quot;" office:value-type="string" office:string-value="U12_A_G2_P2" calcext:value-type="string">
            <text:p>U12_A_G2_P2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2<text:span text:style-name="T1">nd</text:span> Group 2</text:p>
          </table:table-cell>
          <table:table-cell table:style-name="ce78" table:formula="of:=IF(MOD([.$C14]; NUM_PITCHES)=0;INDEX(PITCHES;1;NUM_PITCHES);INDEX(PITCHES;1;MOD([.$C14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54000000,&quot;duration&quot;:&quot;15m&quot;,&quot;pitch&quot;:&quot;1&quot;,&quot;competition&quot;:{&quot;name&quot;:&quot;U12&quot;, &quot;section&quot;:&quot;Champions League&quot;, &quot;group&quot;:&quot;1&quot;},&quot;tag&quot;:&quot;4&quot;, &quot;homeTeam&quot;:&quot;Winner Group 1&quot;, &quot;awayTeam&quot;:&quot;2nd Group 2&quot;}" calcext:value-type="string">
            <text:p>{"__v":0,"day":2,"dateTime":54000000,"duration":"15m","pitch":"1","competition":{"name":"U12", "section":"Champions League", "group":"1"},"tag":"4", "homeTeam":"Winner Group 1", "awayTeam":"2nd Group 2"}</text:p>
          </table:table-cell>
          <table:table-cell table:number-columns-repeated="1012"/>
        </table:table-row>
        <table:table-row table:style-name="ro2">
          <table:table-cell table:formula="of:=IF([.J15]&gt;[.J14];[.A14];[.A14]+1)" office:value-type="float" office:value="4" calcext:value-type="float">
            <text:p>4</text:p>
          </table:table-cell>
          <table:table-cell table:formula="of:=IF([.$J15]&gt;[.$J14];[.B14];[.B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A15]-1))+SECTION_GAP_MS" office:value-type="float" office:value="54000000" calcext:value-type="float">
            <text:p>5400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2_P1&quot;" office:value-type="string" office:string-value="U12_A_G2_P1" calcext:value-type="string">
            <text:p>U12_A_G2_P1</text:p>
          </table:table-cell>
          <table:table-cell table:style-name="ce73" table:formula="of:=AGE_GROUP_TRANSLATED &amp; &quot;_&quot; &amp;SECTION_TRANSLATED &amp; &quot;_G1_P2&quot;" office:value-type="string" office:string-value="U12_A_G1_P2" calcext:value-type="string">
            <text:p>U12_A_G1_P2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78" table:formula="of:=IF(MOD([.$C15]; NUM_PITCHES)=0;INDEX(PITCHES;1;NUM_PITCHES);INDEX(PITCHES;1;MOD([.$C15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54000000,&quot;duration&quot;:&quot;15m&quot;,&quot;pitch&quot;:&quot;2&quot;,&quot;competition&quot;:{&quot;name&quot;:&quot;U12&quot;, &quot;section&quot;:&quot;Champions League&quot;, &quot;group&quot;:&quot;1&quot;},&quot;tag&quot;:&quot;4&quot;, &quot;homeTeam&quot;:&quot;Winner Group 2&quot;, &quot;awayTeam&quot;:&quot;2nd Group 1&quot;}" calcext:value-type="string">
            <text:p>{"__v":0,"day":2,"dateTime":54000000,"duration":"15m","pitch":"2","competition":{"name":"U12", "section":"Champions League", "group":"1"},"tag":"4", "homeTeam":"Winner Group 2", "awayTeam":"2nd Group 1"}</text:p>
          </table:table-cell>
          <table:table-cell table:number-columns-repeated="1012"/>
        </table:table-row>
        <table:table-row table:style-name="ro2">
          <table:table-cell table:formula="of:=IF([.J16]&gt;[.J15];[.A15];[.A15]+1)" office:value-type="float" office:value="4" calcext:value-type="float">
            <text:p>4</text:p>
          </table:table-cell>
          <table:table-cell table:formula="of:=IF([.$J16]&gt;[.$J15];[.B15];[.B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A16]-1))+SECTION_GAP_MS" office:value-type="float" office:value="54000000" calcext:value-type="float">
            <text:p>5400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1_P3&quot;" office:value-type="string" office:string-value="U12_A_G1_P3" calcext:value-type="string">
            <text:p>U12_A_G1_P3</text:p>
          </table:table-cell>
          <table:table-cell table:style-name="ce73" table:formula="of:=AGE_GROUP_TRANSLATED &amp; &quot;_&quot; &amp;SECTION_TRANSLATED &amp; &quot;_G2_P4&quot;" office:value-type="string" office:string-value="U12_A_G2_P4" calcext:value-type="string">
            <text:p>U12_A_G2_P4</text:p>
          </table:table-cell>
          <table:table-cell office:value-type="string" calcext:value-type="string">
            <text:p>3<text:span text:style-name="T1">rd</text:span> Group 1</text:p>
          </table:table-cell>
          <table:table-cell office:value-type="string" calcext:value-type="string">
            <text:p>4<text:span text:style-name="T1">th</text:span> Group 2</text:p>
          </table:table-cell>
          <table:table-cell table:style-name="ce78" table:formula="of:=IF(MOD([.$C16]; NUM_PITCHES)=0;INDEX(PITCHES;1;NUM_PITCHES);INDEX(PITCHES;1;MOD([.$C1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54000000,&quot;duration&quot;:&quot;15m&quot;,&quot;pitch&quot;:&quot;3&quot;,&quot;competition&quot;:{&quot;name&quot;:&quot;U12&quot;, &quot;section&quot;:&quot;Europa League&quot;, &quot;group&quot;:&quot;1&quot;},&quot;tag&quot;:&quot;4&quot;, &quot;homeTeam&quot;:&quot;3rd Group 1&quot;, &quot;awayTeam&quot;:&quot;4th Group 2&quot;}" calcext:value-type="string">
            <text:p>{"__v":0,"day":2,"dateTime":54000000,"duration":"15m","pitch":"3","competition":{"name":"U12", "section":"Europa League", "group":"1"},"tag":"4", "homeTeam":"3rd Group 1", "awayTeam":"4th Group 2"}</text:p>
          </table:table-cell>
          <table:table-cell table:number-columns-repeated="1012"/>
        </table:table-row>
        <table:table-row table:style-name="ro2">
          <table:table-cell table:formula="of:=IF([.J17]&gt;[.J16];[.A16];[.A16]+1)" office:value-type="float" office:value="4" calcext:value-type="float">
            <text:p>4</text:p>
          </table:table-cell>
          <table:table-cell table:formula="of:=IF([.$J17]&gt;[.$J16];[.B16];[.B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A17]-1))+SECTION_GAP_MS" office:value-type="float" office:value="54000000" calcext:value-type="float">
            <text:p>5400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2_P3&quot;" office:value-type="string" office:string-value="U12_A_G2_P3" calcext:value-type="string">
            <text:p>U12_A_G2_P3</text:p>
          </table:table-cell>
          <table:table-cell table:style-name="ce73" table:formula="of:=AGE_GROUP_TRANSLATED &amp; &quot;_&quot; &amp;SECTION_TRANSLATED &amp; &quot;_G1_P4&quot;" office:value-type="string" office:string-value="U12_A_G1_P4" calcext:value-type="string">
            <text:p>U12_A_G1_P4</text:p>
          </table:table-cell>
          <table:table-cell office:value-type="string" calcext:value-type="string">
            <text:p>3<text:span text:style-name="T1">rd</text:span> Group 2</text:p>
          </table:table-cell>
          <table:table-cell office:value-type="string" calcext:value-type="string">
            <text:p>4<text:span text:style-name="T1">th</text:span> Group 1</text:p>
          </table:table-cell>
          <table:table-cell table:style-name="ce78" table:formula="of:=IF(MOD([.$C17]; NUM_PITCHES)=0;INDEX(PITCHES;1;NUM_PITCHES);INDEX(PITCHES;1;MOD([.$C1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54000000,&quot;duration&quot;:&quot;15m&quot;,&quot;pitch&quot;:&quot;4&quot;,&quot;competition&quot;:{&quot;name&quot;:&quot;U12&quot;, &quot;section&quot;:&quot;Europa League&quot;, &quot;group&quot;:&quot;1&quot;},&quot;tag&quot;:&quot;4&quot;, &quot;homeTeam&quot;:&quot;3rd Group 2&quot;, &quot;awayTeam&quot;:&quot;4th Group 1&quot;}" calcext:value-type="string">
            <text:p>{"__v":0,"day":2,"dateTime":54000000,"duration":"15m","pitch":"4","competition":{"name":"U12", "section":"Europa League", "group":"1"},"tag":"4", "homeTeam":"3rd Group 2", "awayTeam":"4th Group 1"}</text:p>
          </table:table-cell>
          <table:table-cell table:number-columns-repeated="1012"/>
        </table:table-row>
        <table:table-row table:style-name="ro1">
          <table:table-cell table:formula="of:=IF([.J18]&gt;[.J17];[.A17];[.A17]+1)" office:value-type="float" office:value="5" calcext:value-type="float">
            <text:p>5</text:p>
          </table:table-cell>
          <table:table-cell table:formula="of:=IF([.$J18]&gt;[.$J17];[.B17];[.B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A18]-1))+SECTION_GAP_MS" office:value-type="float" office:value="55200000" calcext:value-type="float">
            <text:p>5520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2_P1&quot;" office:value-type="string" office:string-value="U12_A_G2_P1" calcext:value-type="string">
            <text:p>U12_A_G2_P1</text:p>
          </table:table-cell>
          <table:table-cell table:style-name="ce73" table:formula="of:=AGE_GROUP_TRANSLATED &amp; &quot;_&quot; &amp;SECTION_TRANSLATED &amp; &quot;_G1_P1&quot;" office:value-type="string" office:string-value="U12_A_G1_P1" calcext:value-type="string">
            <text:p>U12_A_G1_P1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Winner Group 1</text:p>
          </table:table-cell>
          <table:table-cell table:style-name="ce78" table:formula="of:=IF(MOD([.$C18]; NUM_PITCHES)=0;INDEX(PITCHES;1;NUM_PITCHES);INDEX(PITCHES;1;MOD([.$C18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55200000,&quot;duration&quot;:&quot;15m&quot;,&quot;pitch&quot;:&quot;1&quot;,&quot;competition&quot;:{&quot;name&quot;:&quot;U12&quot;, &quot;section&quot;:&quot;Champions League&quot;, &quot;group&quot;:&quot;1&quot;},&quot;tag&quot;:&quot;5&quot;, &quot;homeTeam&quot;:&quot;Winner Group 2&quot;, &quot;awayTeam&quot;:&quot;Winner Group 1&quot;}" calcext:value-type="string">
            <text:p>{"__v":0,"day":2,"dateTime":55200000,"duration":"15m","pitch":"1","competition":{"name":"U12", "section":"Champions League", "group":"1"},"tag":"5", "homeTeam":"Winner Group 2", "awayTeam":"Winner Group 1"}</text:p>
          </table:table-cell>
          <table:table-cell table:number-columns-repeated="1012"/>
        </table:table-row>
        <table:table-row table:style-name="ro2">
          <table:table-cell table:formula="of:=IF([.J19]&gt;[.J18];[.A18];[.A18]+1)" office:value-type="float" office:value="5" calcext:value-type="float">
            <text:p>5</text:p>
          </table:table-cell>
          <table:table-cell table:formula="of:=IF([.$J19]&gt;[.$J18];[.B18];[.B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A19]-1))+SECTION_GAP_MS" office:value-type="float" office:value="55200000" calcext:value-type="float">
            <text:p>5520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2_P2&quot;" office:value-type="string" office:string-value="U12_A_G2_P2" calcext:value-type="string">
            <text:p>U12_A_G2_P2</text:p>
          </table:table-cell>
          <table:table-cell table:style-name="ce73" table:formula="of:=AGE_GROUP_TRANSLATED &amp; &quot;_&quot; &amp;SECTION_TRANSLATED &amp; &quot;_G1_P2&quot;" office:value-type="string" office:string-value="U12_A_G1_P2" calcext:value-type="string">
            <text:p>U12_A_G1_P2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78" table:formula="of:=IF(MOD([.$C19]; NUM_PITCHES)=0;INDEX(PITCHES;1;NUM_PITCHES);INDEX(PITCHES;1;MOD([.$C19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55200000,&quot;duration&quot;:&quot;15m&quot;,&quot;pitch&quot;:&quot;2&quot;,&quot;competition&quot;:{&quot;name&quot;:&quot;U12&quot;, &quot;section&quot;:&quot;Champions League&quot;, &quot;group&quot;:&quot;1&quot;},&quot;tag&quot;:&quot;5&quot;, &quot;homeTeam&quot;:&quot;2nd Group 2&quot;, &quot;awayTeam&quot;:&quot;2nd Group 1&quot;}" calcext:value-type="string">
            <text:p>{"__v":0,"day":2,"dateTime":55200000,"duration":"15m","pitch":"2","competition":{"name":"U12", "section":"Champions League", "group":"1"},"tag":"5", "homeTeam":"2nd Group 2", "awayTeam":"2nd Group 1"}</text:p>
          </table:table-cell>
          <table:table-cell table:number-columns-repeated="1012"/>
        </table:table-row>
        <table:table-row table:style-name="ro2">
          <table:table-cell table:formula="of:=IF([.J20]&gt;[.J19];[.A19];[.A19]+1)" office:value-type="float" office:value="5" calcext:value-type="float">
            <text:p>5</text:p>
          </table:table-cell>
          <table:table-cell table:formula="of:=IF([.$J20]&gt;[.$J19];[.B19];[.B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A20]-1))+SECTION_GAP_MS" office:value-type="float" office:value="55200000" calcext:value-type="float">
            <text:p>5520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2_P3&quot;" office:value-type="string" office:string-value="U12_A_G2_P3" calcext:value-type="string">
            <text:p>U12_A_G2_P3</text:p>
          </table:table-cell>
          <table:table-cell table:style-name="ce73" table:formula="of:=AGE_GROUP_TRANSLATED &amp; &quot;_&quot; &amp;SECTION_TRANSLATED &amp; &quot;_G1_P3&quot;" office:value-type="string" office:string-value="U12_A_G1_P3" calcext:value-type="string">
            <text:p>U12_A_G1_P3</text:p>
          </table:table-cell>
          <table:table-cell office:value-type="string" calcext:value-type="string">
            <text:p>3<text:span text:style-name="T1">r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style-name="ce78" table:formula="of:=IF(MOD([.$C20]; NUM_PITCHES)=0;INDEX(PITCHES;1;NUM_PITCHES);INDEX(PITCHES;1;MOD([.$C20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55200000,&quot;duration&quot;:&quot;15m&quot;,&quot;pitch&quot;:&quot;3&quot;,&quot;competition&quot;:{&quot;name&quot;:&quot;U12&quot;, &quot;section&quot;:&quot;Europa League&quot;, &quot;group&quot;:&quot;1&quot;},&quot;tag&quot;:&quot;5&quot;, &quot;homeTeam&quot;:&quot;3rd Group 2&quot;, &quot;awayTeam&quot;:&quot;3rd Group 1&quot;}" calcext:value-type="string">
            <text:p>{"__v":0,"day":2,"dateTime":55200000,"duration":"15m","pitch":"3","competition":{"name":"U12", "section":"Europa League", "group":"1"},"tag":"5", "homeTeam":"3rd Group 2", "awayTeam":"3rd Group 1"}</text:p>
          </table:table-cell>
          <table:table-cell table:number-columns-repeated="1012"/>
        </table:table-row>
        <table:table-row table:style-name="ro2">
          <table:table-cell table:formula="of:=IF([.J21]&gt;[.J20];[.A20];[.A20]+1)" office:value-type="float" office:value="5" calcext:value-type="float">
            <text:p>5</text:p>
          </table:table-cell>
          <table:table-cell table:formula="of:=IF([.$J21]&gt;[.$J20];[.B20];[.B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A21]-1))+SECTION_GAP_MS" office:value-type="float" office:value="55200000" calcext:value-type="float">
            <text:p>5520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2_P4&quot;" office:value-type="string" office:string-value="U12_A_G2_P4" calcext:value-type="string">
            <text:p>U12_A_G2_P4</text:p>
          </table:table-cell>
          <table:table-cell table:style-name="ce73" table:formula="of:=AGE_GROUP_TRANSLATED &amp; &quot;_&quot; &amp;SECTION_TRANSLATED &amp; &quot;_G1_P4&quot;" office:value-type="string" office:string-value="U12_A_G1_P4" calcext:value-type="string">
            <text:p>U12_A_G1_P4</text:p>
          </table:table-cell>
          <table:table-cell office:value-type="string" calcext:value-type="string">
            <text:p>4<text:span text:style-name="T1">th</text:span> Group 2</text:p>
          </table:table-cell>
          <table:table-cell office:value-type="string" calcext:value-type="string">
            <text:p>4<text:span text:style-name="T1">th</text:span> Group 1</text:p>
          </table:table-cell>
          <table:table-cell table:style-name="ce78" table:formula="of:=IF(MOD([.$C21]; NUM_PITCHES)=0;INDEX(PITCHES;1;NUM_PITCHES);INDEX(PITCHES;1;MOD([.$C21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55200000,&quot;duration&quot;:&quot;15m&quot;,&quot;pitch&quot;:&quot;4&quot;,&quot;competition&quot;:{&quot;name&quot;:&quot;U12&quot;, &quot;section&quot;:&quot;Europa League&quot;, &quot;group&quot;:&quot;1&quot;},&quot;tag&quot;:&quot;5&quot;, &quot;homeTeam&quot;:&quot;4th Group 2&quot;, &quot;awayTeam&quot;:&quot;4th Group 1&quot;}" calcext:value-type="string">
            <text:p>{"__v":0,"day":2,"dateTime":55200000,"duration":"15m","pitch":"4","competition":{"name":"U12", "section":"Europa League", "group":"1"},"tag":"5", "homeTeam":"4th Group 2", "awayTeam":"4th Group 1"}</text:p>
          </table:table-cell>
          <table:table-cell table:number-columns-repeated="1012"/>
        </table:table-row>
        <table:table-row table:style-name="ro2">
          <table:table-cell table:formula="of:=IF([.J22]&gt;[.J21];[.A21];[.A21]+1)" office:value-type="float" office:value="6" calcext:value-type="float">
            <text:p>6</text:p>
          </table:table-cell>
          <table:table-cell table:formula="of:=IF([.$J22]&gt;[.$J21];[.B21];[.B21]+1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A22]-1))+SECTION_GAP_MS" office:value-type="float" office:value="56400000" calcext:value-type="float">
            <text:p>5640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1_P2&quot;" office:value-type="string" office:string-value="U12_A_G1_P2" calcext:value-type="string">
            <text:p>U12_A_G1_P2</text:p>
          </table:table-cell>
          <table:table-cell table:style-name="ce73" table:formula="of:=AGE_GROUP_TRANSLATED &amp; &quot;_&quot; &amp;SECTION_TRANSLATED &amp; &quot;_G1_P1&quot;" office:value-type="string" office:string-value="U12_A_G1_P1" calcext:value-type="string">
            <text:p>U12_A_G1_P1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Winner Group 1</text:p>
          </table:table-cell>
          <table:table-cell table:style-name="ce78" table:formula="of:=IF(MOD([.$C22]; NUM_PITCHES)=0;INDEX(PITCHES;1;NUM_PITCHES);INDEX(PITCHES;1;MOD([.$C2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56400000,&quot;duration&quot;:&quot;15m&quot;,&quot;pitch&quot;:&quot;1&quot;,&quot;competition&quot;:{&quot;name&quot;:&quot;U12&quot;, &quot;section&quot;:&quot;Champions League&quot;, &quot;group&quot;:&quot;1&quot;},&quot;tag&quot;:&quot;6&quot;, &quot;homeTeam&quot;:&quot;2nd Group 1&quot;, &quot;awayTeam&quot;:&quot;Winner Group 1&quot;}" calcext:value-type="string">
            <text:p>{"__v":0,"day":2,"dateTime":56400000,"duration":"15m","pitch":"1","competition":{"name":"U12", "section":"Champions League", "group":"1"},"tag":"6", "homeTeam":"2nd Group 1", "awayTeam":"Winner Group 1"}</text:p>
          </table:table-cell>
          <table:table-cell table:number-columns-repeated="1012"/>
        </table:table-row>
        <table:table-row table:style-name="ro2">
          <table:table-cell table:formula="of:=IF([.J23]&gt;[.J22];[.A22];[.A22]+1)" office:value-type="float" office:value="6" calcext:value-type="float">
            <text:p>6</text:p>
          </table:table-cell>
          <table:table-cell table:formula="of:=IF([.$J23]&gt;[.$J22];[.B22];[.B22]+1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A23]-1))+SECTION_GAP_MS" office:value-type="float" office:value="56400000" calcext:value-type="float">
            <text:p>5640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2_P2&quot;" office:value-type="string" office:string-value="U12_A_G2_P2" calcext:value-type="string">
            <text:p>U12_A_G2_P2</text:p>
          </table:table-cell>
          <table:table-cell table:style-name="ce73" table:formula="of:=AGE_GROUP_TRANSLATED &amp; &quot;_&quot; &amp;SECTION_TRANSLATED &amp; &quot;_G2_P1&quot;" office:value-type="string" office:string-value="U12_A_G2_P1" calcext:value-type="string">
            <text:p>U12_A_G2_P1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Winner Group 2</text:p>
          </table:table-cell>
          <table:table-cell table:style-name="ce78" table:formula="of:=IF(MOD([.$C23]; NUM_PITCHES)=0;INDEX(PITCHES;1;NUM_PITCHES);INDEX(PITCHES;1;MOD([.$C23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56400000,&quot;duration&quot;:&quot;15m&quot;,&quot;pitch&quot;:&quot;2&quot;,&quot;competition&quot;:{&quot;name&quot;:&quot;U12&quot;, &quot;section&quot;:&quot;Champions League&quot;, &quot;group&quot;:&quot;1&quot;},&quot;tag&quot;:&quot;6&quot;, &quot;homeTeam&quot;:&quot;2nd Group 2&quot;, &quot;awayTeam&quot;:&quot;Winner Group 2&quot;}" calcext:value-type="string">
            <text:p>{"__v":0,"day":2,"dateTime":56400000,"duration":"15m","pitch":"2","competition":{"name":"U12", "section":"Champions League", "group":"1"},"tag":"6", "homeTeam":"2nd Group 2", "awayTeam":"Winner Group 2"}</text:p>
          </table:table-cell>
          <table:table-cell table:number-columns-repeated="1012"/>
        </table:table-row>
        <table:table-row table:style-name="ro2">
          <table:table-cell table:formula="of:=IF([.J24]&gt;[.J23];[.A23];[.A23]+1)" office:value-type="float" office:value="6" calcext:value-type="float">
            <text:p>6</text:p>
          </table:table-cell>
          <table:table-cell table:formula="of:=IF([.$J24]&gt;[.$J23];[.B23];[.B23]+1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A24]-1))+SECTION_GAP_MS" office:value-type="float" office:value="56400000" calcext:value-type="float">
            <text:p>5640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1_P4&quot;" office:value-type="string" office:string-value="U12_A_G1_P4" calcext:value-type="string">
            <text:p>U12_A_G1_P4</text:p>
          </table:table-cell>
          <table:table-cell table:style-name="ce73" table:formula="of:=AGE_GROUP_TRANSLATED &amp; &quot;_&quot; &amp;SECTION_TRANSLATED &amp; &quot;_G1_P3&quot;" office:value-type="string" office:string-value="U12_A_G1_P3" calcext:value-type="string">
            <text:p>U12_A_G1_P3</text:p>
          </table:table-cell>
          <table:table-cell office:value-type="string" calcext:value-type="string">
            <text:p>4<text:span text:style-name="T1">th</text:span> Group 1</text:p>
          </table:table-cell>
          <table:table-cell office:value-type="string" calcext:value-type="string">
            <text:p>3<text:span text:style-name="T1">rd</text:span> Group 1</text:p>
          </table:table-cell>
          <table:table-cell table:style-name="ce78" table:formula="of:=IF(MOD([.$C24]; NUM_PITCHES)=0;INDEX(PITCHES;1;NUM_PITCHES);INDEX(PITCHES;1;MOD([.$C2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56400000,&quot;duration&quot;:&quot;15m&quot;,&quot;pitch&quot;:&quot;3&quot;,&quot;competition&quot;:{&quot;name&quot;:&quot;U12&quot;, &quot;section&quot;:&quot;Europa League&quot;, &quot;group&quot;:&quot;1&quot;},&quot;tag&quot;:&quot;6&quot;, &quot;homeTeam&quot;:&quot;4th Group 1&quot;, &quot;awayTeam&quot;:&quot;3rd Group 1&quot;}" calcext:value-type="string">
            <text:p>{"__v":0,"day":2,"dateTime":56400000,"duration":"15m","pitch":"3","competition":{"name":"U12", "section":"Europa League", "group":"1"},"tag":"6", "homeTeam":"4th Group 1", "awayTeam":"3rd Group 1"}</text:p>
          </table:table-cell>
          <table:table-cell table:number-columns-repeated="1012"/>
        </table:table-row>
        <table:table-row table:style-name="ro2">
          <table:table-cell table:formula="of:=IF([.J25]&gt;[.J24];[.A24];[.A24]+1)" office:value-type="float" office:value="6" calcext:value-type="float">
            <text:p>6</text:p>
          </table:table-cell>
          <table:table-cell table:formula="of:=IF([.$J25]&gt;[.$J24];[.B24];[.B24]+1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A25]-1))+SECTION_GAP_MS" office:value-type="float" office:value="56400000" calcext:value-type="float">
            <text:p>5640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2_P4&quot;" office:value-type="string" office:string-value="U12_A_G2_P4" calcext:value-type="string">
            <text:p>U12_A_G2_P4</text:p>
          </table:table-cell>
          <table:table-cell table:style-name="ce73" table:formula="of:=AGE_GROUP_TRANSLATED &amp; &quot;_&quot; &amp;SECTION_TRANSLATED &amp; &quot;_G2_P3&quot;" office:value-type="string" office:string-value="U12_A_G2_P3" calcext:value-type="string">
            <text:p>U12_A_G2_P3</text:p>
          </table:table-cell>
          <table:table-cell office:value-type="string" calcext:value-type="string">
            <text:p>4<text:span text:style-name="T1">th</text:span> Group 2</text:p>
          </table:table-cell>
          <table:table-cell office:value-type="string" calcext:value-type="string">
            <text:p>3<text:span text:style-name="T1">rd</text:span> Group 2</text:p>
          </table:table-cell>
          <table:table-cell table:style-name="ce78" table:formula="of:=IF(MOD([.$C25]; NUM_PITCHES)=0;INDEX(PITCHES;1;NUM_PITCHES);INDEX(PITCHES;1;MOD([.$C2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56400000,&quot;duration&quot;:&quot;15m&quot;,&quot;pitch&quot;:&quot;4&quot;,&quot;competition&quot;:{&quot;name&quot;:&quot;U12&quot;, &quot;section&quot;:&quot;Europa League&quot;, &quot;group&quot;:&quot;1&quot;},&quot;tag&quot;:&quot;6&quot;, &quot;homeTeam&quot;:&quot;4th Group 2&quot;, &quot;awayTeam&quot;:&quot;3rd Group 2&quot;}" calcext:value-type="string">
            <text:p>{"__v":0,"day":2,"dateTime":56400000,"duration":"15m","pitch":"4","competition":{"name":"U12", "section":"Europa League", "group":"1"},"tag":"6", "homeTeam":"4th Group 2", "awayTeam":"3rd Group 2"}</text:p>
          </table:table-cell>
          <table:table-cell table:number-columns-repeated="1012"/>
        </table:table-row>
        <table:table-row table:style-name="ro1" table:number-rows-repeated="9">
          <table:table-cell table:number-columns-repeated="5"/>
          <table:table-cell table:style-name="ce73" table:number-columns-repeated="2"/>
          <table:table-cell table:number-columns-repeated="1016"/>
        </table:table-row>
        <table:table-row table:style-name="ro1" table:number-rows-repeated="4">
          <table:table-cell table:number-columns-repeated="7"/>
          <table:table-cell table:style-name="ce76"/>
          <table:table-cell table:style-name="ce77"/>
          <table:table-cell table:number-columns-repeated="1014"/>
        </table:table-row>
        <table:table-row table:style-name="ro1" table:number-rows-repeated="104853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2 x 5 KO P=2,4" table:style-name="ta2" table:print="false">
        <office:forms form:automatic-focus="false" form:apply-design-mode="false"/>
        <table:table-column table:style-name="co4" table:default-cell-style-name="ce73"/>
        <table:table-column table:style-name="co22" table:default-cell-style-name="ce73"/>
        <table:table-column table:style-name="co6" table:default-cell-style-name="ce74"/>
        <table:table-column table:style-name="co12" table:default-cell-style-name="ce74"/>
        <table:table-column table:style-name="co12" table:default-cell-style-name="ce73"/>
        <table:table-column table:style-name="co12" table:number-columns-repeated="2" table:default-cell-style-name="ce19"/>
        <table:table-column table:style-name="co23" table:default-cell-style-name="ce76"/>
        <table:table-column table:style-name="co23" table:default-cell-style-name="ce77"/>
        <table:table-column table:style-name="co10" table:default-cell-style-name="ce19"/>
        <table:table-column table:style-name="co11" table:default-cell-style-name="ce80"/>
        <table:table-column table:style-name="co3" table:number-columns-repeated="1013" table:default-cell-style-name="ce23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2" office:value-type="string" calcext:value-type="string">
            <text:p>Index</text:p>
          </table:table-cell>
          <table:table-cell table:style-name="ce82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style-name="ce31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formula="of:=FIRST_GAME_MS" office:value-type="float" office:value="50400000" calcext:value-type="float">
            <text:p>504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2];TRANSLATED_TEAM_NAMES;[.$E2]+1)" office:value-type="string" office:string-value="Calcot Royals" calcext:value-type="string">
            <text:p>Calcot Royals</text:p>
          </table:table-cell>
          <table:table-cell table:formula="of:=VLOOKUP([.G2];TRANSLATED_TEAM_NAMES;[.$E2]+1)" office:value-type="string" office:string-value="Hawley Colts 1" calcext:value-type="string">
            <text:p>Hawley Colts 1</text:p>
          </table:table-cell>
          <table:table-cell table:style-name="ce78" table:formula="of:=IF(MOD([.$C2]; NUM_PITCHES)=0;INDEX(PITCHES;1;NUM_PITCHES);INDEX(PITCHES;1;MOD([.$C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50400000,&quot;duration&quot;:&quot;15m&quot;,&quot;pitch&quot;:&quot;1&quot;,&quot;competition&quot;:{&quot;name&quot;:&quot;U12&quot;, &quot;section&quot;:&quot;A&quot;, &quot;group&quot;:&quot;1&quot;},&quot;tag&quot;:&quot;1&quot;, &quot;homeTeam&quot;:&quot;Calcot Royals&quot;, &quot;awayTeam&quot;:&quot;Hawley Colts 1&quot;}" calcext:value-type="string">
            <text:p>{"__v":0,"day":2,"dateTime":50400000,"duration":"15m","pitch":"1","competition":{"name":"U12", "section":"A", "group":"1"},"tag":"1", "homeTeam":"Calcot Royals", "awayTeam":"Hawley Colts 1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formula="of:=FIRST_GAME_MS + ((DURATION_MS + GAME_GAP_MS) * ([.$B3]-1))" office:value-type="float" office:value="50400000" calcext:value-type="float">
            <text:p>504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3];TRANSLATED_TEAM_NAMES;[.$E3]+1)" office:value-type="string" office:string-value="Hawley Colts 2" calcext:value-type="string">
            <text:p>Hawley Colts 2</text:p>
          </table:table-cell>
          <table:table-cell table:formula="of:=VLOOKUP([.G3];TRANSLATED_TEAM_NAMES;[.$E3]+1)" office:value-type="string" office:string-value="Holy Trinity Harriers" calcext:value-type="string">
            <text:p>Holy Trinity Harriers</text:p>
          </table:table-cell>
          <table:table-cell table:style-name="ce78" table:formula="of:=IF(MOD([.$C3]; NUM_PITCHES)=0;INDEX(PITCHES;1;NUM_PITCHES);INDEX(PITCHES;1;MOD([.$C3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50400000,&quot;duration&quot;:&quot;15m&quot;,&quot;pitch&quot;:&quot;2&quot;,&quot;competition&quot;:{&quot;name&quot;:&quot;U12&quot;, &quot;section&quot;:&quot;A&quot;, &quot;group&quot;:&quot;2&quot;},&quot;tag&quot;:&quot;1&quot;, &quot;homeTeam&quot;:&quot;Hawley Colts 2&quot;, &quot;awayTeam&quot;:&quot;Holy Trinity Harriers&quot;}" calcext:value-type="string">
            <text:p>{"__v":0,"day":2,"dateTime":50400000,"duration":"15m","pitch":"2","competition":{"name":"U12", "section":"A", "group":"2"},"tag":"1", "homeTeam":"Hawley Colts 2", "awayTeam":"Holy Trinity Harriers"}</text:p>
          </table:table-cell>
          <table:table-cell table:number-columns-repeated="1013"/>
        </table:table-row>
        <table:table-row table:style-name="ro1">
          <table:table-cell table:formula="of:=[.B4]" office:value-type="float" office:value="1" calcext:value-type="float">
            <text:p>1</text:p>
          </table:table-cell>
          <table:table-cell table:formula="of:=IF([.$J4]&gt;[.$J3];[.B3];[.B3]+1)" office:value-type="float" office:value="1" calcext:value-type="float">
            <text:p>1</text:p>
          </table:table-cell>
          <table:table-cell table:style-name="ce73" office:value-type="float" office:value="3" calcext:value-type="float">
            <text:p>3</text:p>
          </table:table-cell>
          <table:table-cell table:formula="of:=FIRST_GAME_MS + ((DURATION_MS + GAME_GAP_MS) * ([.$B4]-1))" office:value-type="float" office:value="50400000" calcext:value-type="float">
            <text:p>504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4];TRANSLATED_TEAM_NAMES;[.$E4]+1)" office:value-type="string" office:string-value="Mytchett Athletic Kestrels" calcext:value-type="string">
            <text:p>Mytchett Athletic Kestrels</text:p>
          </table:table-cell>
          <table:table-cell table:formula="of:=VLOOKUP([.G4];TRANSLATED_TEAM_NAMES;[.$E4]+1)" office:value-type="string" office:string-value="Rushmoor Com. Hotspurs - Blue" calcext:value-type="string">
            <text:p>Rushmoor Com. Hotspurs - Blue</text:p>
          </table:table-cell>
          <table:table-cell table:style-name="ce78" table:formula="of:=IF(MOD([.$C4]; NUM_PITCHES)=0;INDEX(PITCHES;1;NUM_PITCHES);INDEX(PITCHES;1;MOD([.$C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50400000,&quot;duration&quot;:&quot;15m&quot;,&quot;pitch&quot;:&quot;3&quot;,&quot;competition&quot;:{&quot;name&quot;:&quot;U12&quot;, &quot;section&quot;:&quot;A&quot;, &quot;group&quot;:&quot;1&quot;},&quot;tag&quot;:&quot;1&quot;, &quot;homeTeam&quot;:&quot;Mytchett Athletic Kestrels&quot;, &quot;awayTeam&quot;:&quot;Rushmoor Com. Hotspurs - Blue&quot;}" calcext:value-type="string">
            <text:p>{"__v":0,"day":2,"dateTime":50400000,"duration":"15m","pitch":"3","competition":{"name":"U12", "section":"A", "group":"1"},"tag":"1", "homeTeam":"Mytchett Athletic Kestrels", "awayTeam":"Rushmoor Com. Hotspurs - Blue"}</text:p>
          </table:table-cell>
          <table:table-cell table:number-columns-repeated="1013"/>
        </table:table-row>
        <table:table-row table:style-name="ro1">
          <table:table-cell table:formula="of:=[.B5]" office:value-type="float" office:value="1" calcext:value-type="float">
            <text:p>1</text:p>
          </table:table-cell>
          <table:table-cell table:formula="of:=IF([.$J5]&gt;[.$J4];[.B4];[.B4]+1)" office:value-type="float" office:value="1" calcext:value-type="float">
            <text:p>1</text:p>
          </table:table-cell>
          <table:table-cell table:style-name="ce73" office:value-type="float" office:value="4" calcext:value-type="float">
            <text:p>4</text:p>
          </table:table-cell>
          <table:table-cell table:formula="of:=FIRST_GAME_MS + ((DURATION_MS + GAME_GAP_MS) * ([.$B5]-1))" office:value-type="float" office:value="50400000" calcext:value-type="float">
            <text:p>504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5];TRANSLATED_TEAM_NAMES;[.$E5]+1)" office:value-type="string" office:string-value="Oxford City" calcext:value-type="string">
            <text:p>Oxford City</text:p>
          </table:table-cell>
          <table:table-cell table:formula="of:=VLOOKUP([.G5];TRANSLATED_TEAM_NAMES;[.$E5]+1)" office:value-type="string" office:string-value="Rushmoor Comm. Hotspurs - Yellow" calcext:value-type="string">
            <text:p>Rushmoor Comm. Hotspurs - Yellow</text:p>
          </table:table-cell>
          <table:table-cell table:style-name="ce78" table:formula="of:=IF(MOD([.$C5]; NUM_PITCHES)=0;INDEX(PITCHES;1;NUM_PITCHES);INDEX(PITCHES;1;MOD([.$C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50400000,&quot;duration&quot;:&quot;15m&quot;,&quot;pitch&quot;:&quot;4&quot;,&quot;competition&quot;:{&quot;name&quot;:&quot;U12&quot;, &quot;section&quot;:&quot;A&quot;, &quot;group&quot;:&quot;2&quot;},&quot;tag&quot;:&quot;1&quot;, &quot;homeTeam&quot;:&quot;Oxford City&quot;, &quot;awayTeam&quot;:&quot;Rushmoor Comm. Hotspurs - Yellow&quot;}" calcext:value-type="string">
            <text:p>{"__v":0,"day":2,"dateTime":50400000,"duration":"15m","pitch":"4","competition":{"name":"U12", "section":"A", "group":"2"},"tag":"1", "homeTeam":"Oxford City", "awayTeam":"Rushmoor Comm. Hotspurs - Yellow"}</text:p>
          </table:table-cell>
          <table:table-cell table:number-columns-repeated="1013"/>
        </table:table-row>
        <table:table-row table:style-name="ro1">
          <table:table-cell table:formula="of:=[.B6]" office:value-type="float" office:value="2" calcext:value-type="float">
            <text:p>2</text:p>
          </table:table-cell>
          <table:table-cell table:formula="of:=IF([.$J6]&gt;[.$J5];[.B5];[.B5]+1)" office:value-type="float" office:value="2" calcext:value-type="float">
            <text:p>2</text:p>
          </table:table-cell>
          <table:table-cell table:style-name="ce73" office:value-type="float" office:value="5" calcext:value-type="float">
            <text:p>5</text:p>
          </table:table-cell>
          <table:table-cell table:formula="of:=FIRST_GAME_MS + ((DURATION_MS + GAME_GAP_MS) * ([.$B6]-1))" office:value-type="float" office:value="51600000" calcext:value-type="float">
            <text:p>516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6];TRANSLATED_TEAM_NAMES;[.$E6]+1)" office:value-type="string" office:string-value="STBGFC Boys 'B'" calcext:value-type="string">
            <text:p>STBGFC Boys 'B'</text:p>
          </table:table-cell>
          <table:table-cell table:formula="of:=VLOOKUP([.G6];TRANSLATED_TEAM_NAMES;[.$E6]+1)" office:value-type="string" office:string-value="Calcot Royals" calcext:value-type="string">
            <text:p>Calcot Royals</text:p>
          </table:table-cell>
          <table:table-cell table:style-name="ce78" table:formula="of:=IF(MOD([.$C6]; NUM_PITCHES)=0;INDEX(PITCHES;1;NUM_PITCHES);INDEX(PITCHES;1;MOD([.$C6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51600000,&quot;duration&quot;:&quot;15m&quot;,&quot;pitch&quot;:&quot;1&quot;,&quot;competition&quot;:{&quot;name&quot;:&quot;U12&quot;, &quot;section&quot;:&quot;A&quot;, &quot;group&quot;:&quot;1&quot;},&quot;tag&quot;:&quot;2&quot;, &quot;homeTeam&quot;:&quot;STBGFC Boys 'B'&quot;, &quot;awayTeam&quot;:&quot;Calcot Royals&quot;}" calcext:value-type="string">
            <text:p>{"__v":0,"day":2,"dateTime":51600000,"duration":"15m","pitch":"1","competition":{"name":"U12", "section":"A", "group":"1"},"tag":"2", "homeTeam":"STBGFC Boys 'B'", "awayTeam":"Calcot Royals"}</text:p>
          </table:table-cell>
          <table:table-cell table:number-columns-repeated="1013"/>
        </table:table-row>
        <table:table-row table:style-name="ro1">
          <table:table-cell table:formula="of:=[.B7]" office:value-type="float" office:value="2" calcext:value-type="float">
            <text:p>2</text:p>
          </table:table-cell>
          <table:table-cell table:formula="of:=IF([.$J7]&gt;[.$J6];[.B6];[.B6]+1)" office:value-type="float" office:value="2" calcext:value-type="float">
            <text:p>2</text:p>
          </table:table-cell>
          <table:table-cell table:style-name="ce73" office:value-type="float" office:value="6" calcext:value-type="float">
            <text:p>6</text:p>
          </table:table-cell>
          <table:table-cell table:formula="of:=FIRST_GAME_MS + ((DURATION_MS + GAME_GAP_MS) * ([.$B7]-1))" office:value-type="float" office:value="51600000" calcext:value-type="float">
            <text:p>5160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7];TRANSLATED_TEAM_NAMES;[.$E7]+1)" office:value-type="string" office:string-value="STBGFC Boys 'A'" calcext:value-type="string">
            <text:p>STBGFC Boys 'A'</text:p>
          </table:table-cell>
          <table:table-cell table:formula="of:=VLOOKUP([.G7];TRANSLATED_TEAM_NAMES;[.$E7]+1)" office:value-type="string" office:string-value="Hawley Colts 2" calcext:value-type="string">
            <text:p>Hawley Colts 2</text:p>
          </table:table-cell>
          <table:table-cell table:style-name="ce78" table:formula="of:=IF(MOD([.$C7]; NUM_PITCHES)=0;INDEX(PITCHES;1;NUM_PITCHES);INDEX(PITCHES;1;MOD([.$C7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51600000,&quot;duration&quot;:&quot;15m&quot;,&quot;pitch&quot;:&quot;2&quot;,&quot;competition&quot;:{&quot;name&quot;:&quot;U12&quot;, &quot;section&quot;:&quot;A&quot;, &quot;group&quot;:&quot;2&quot;},&quot;tag&quot;:&quot;2&quot;, &quot;homeTeam&quot;:&quot;STBGFC Boys 'A'&quot;, &quot;awayTeam&quot;:&quot;Hawley Colts 2&quot;}" calcext:value-type="string">
            <text:p>{"__v":0,"day":2,"dateTime":51600000,"duration":"15m","pitch":"2","competition":{"name":"U12", "section":"A", "group":"2"},"tag":"2", "homeTeam":"STBGFC Boys 'A'", "awayTeam":"Hawley Colts 2"}</text:p>
          </table:table-cell>
          <table:table-cell table:number-columns-repeated="1013"/>
        </table:table-row>
        <table:table-row table:style-name="ro1">
          <table:table-cell table:formula="of:=[.B8]" office:value-type="float" office:value="2" calcext:value-type="float">
            <text:p>2</text:p>
          </table:table-cell>
          <table:table-cell table:formula="of:=IF([.$J8]&gt;[.$J7];[.B7];[.B7]+1)" office:value-type="float" office:value="2" calcext:value-type="float">
            <text:p>2</text:p>
          </table:table-cell>
          <table:table-cell table:style-name="ce73" office:value-type="float" office:value="7" calcext:value-type="float">
            <text:p>7</text:p>
          </table:table-cell>
          <table:table-cell table:formula="of:=FIRST_GAME_MS + ((DURATION_MS + GAME_GAP_MS) * ([.$B8]-1))" office:value-type="float" office:value="51600000" calcext:value-type="float">
            <text:p>516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8];TRANSLATED_TEAM_NAMES;[.$E8]+1)" office:value-type="string" office:string-value="Hawley Colts 1" calcext:value-type="string">
            <text:p>Hawley Colts 1</text:p>
          </table:table-cell>
          <table:table-cell table:formula="of:=VLOOKUP([.G8];TRANSLATED_TEAM_NAMES;[.$E8]+1)" office:value-type="string" office:string-value="Mytchett Athletic Kestrels" calcext:value-type="string">
            <text:p>Mytchett Athletic Kestrels</text:p>
          </table:table-cell>
          <table:table-cell table:style-name="ce78" table:formula="of:=IF(MOD([.$C8]; NUM_PITCHES)=0;INDEX(PITCHES;1;NUM_PITCHES);INDEX(PITCHES;1;MOD([.$C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51600000,&quot;duration&quot;:&quot;15m&quot;,&quot;pitch&quot;:&quot;3&quot;,&quot;competition&quot;:{&quot;name&quot;:&quot;U12&quot;, &quot;section&quot;:&quot;A&quot;, &quot;group&quot;:&quot;1&quot;},&quot;tag&quot;:&quot;2&quot;, &quot;homeTeam&quot;:&quot;Hawley Colts 1&quot;, &quot;awayTeam&quot;:&quot;Mytchett Athletic Kestrels&quot;}" calcext:value-type="string">
            <text:p>{"__v":0,"day":2,"dateTime":51600000,"duration":"15m","pitch":"3","competition":{"name":"U12", "section":"A", "group":"1"},"tag":"2", "homeTeam":"Hawley Colts 1", "awayTeam":"Mytchett Athletic Kestrels"}</text:p>
          </table:table-cell>
          <table:table-cell table:number-columns-repeated="1013"/>
        </table:table-row>
        <table:table-row table:style-name="ro1">
          <table:table-cell table:formula="of:=[.B9]" office:value-type="float" office:value="2" calcext:value-type="float">
            <text:p>2</text:p>
          </table:table-cell>
          <table:table-cell table:formula="of:=IF([.$J9]&gt;[.$J8];[.B8];[.B8]+1)" office:value-type="float" office:value="2" calcext:value-type="float">
            <text:p>2</text:p>
          </table:table-cell>
          <table:table-cell table:style-name="ce73" office:value-type="float" office:value="8" calcext:value-type="float">
            <text:p>8</text:p>
          </table:table-cell>
          <table:table-cell table:formula="of:=FIRST_GAME_MS + ((DURATION_MS + GAME_GAP_MS) * ([.$B9]-1))" office:value-type="float" office:value="51600000" calcext:value-type="float">
            <text:p>516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9];TRANSLATED_TEAM_NAMES;[.$E9]+1)" office:value-type="string" office:string-value="Holy Trinity Harriers" calcext:value-type="string">
            <text:p>Holy Trinity Harriers</text:p>
          </table:table-cell>
          <table:table-cell table:formula="of:=VLOOKUP([.G9];TRANSLATED_TEAM_NAMES;[.$E9]+1)" office:value-type="string" office:string-value="Oxford City" calcext:value-type="string">
            <text:p>Oxford City</text:p>
          </table:table-cell>
          <table:table-cell table:style-name="ce78" table:formula="of:=IF(MOD([.$C9]; NUM_PITCHES)=0;INDEX(PITCHES;1;NUM_PITCHES);INDEX(PITCHES;1;MOD([.$C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51600000,&quot;duration&quot;:&quot;15m&quot;,&quot;pitch&quot;:&quot;4&quot;,&quot;competition&quot;:{&quot;name&quot;:&quot;U12&quot;, &quot;section&quot;:&quot;A&quot;, &quot;group&quot;:&quot;2&quot;},&quot;tag&quot;:&quot;2&quot;, &quot;homeTeam&quot;:&quot;Holy Trinity Harriers&quot;, &quot;awayTeam&quot;:&quot;Oxford City&quot;}" calcext:value-type="string">
            <text:p>{"__v":0,"day":2,"dateTime":51600000,"duration":"15m","pitch":"4","competition":{"name":"U12", "section":"A", "group":"2"},"tag":"2", "homeTeam":"Holy Trinity Harriers", "awayTeam":"Oxford City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3" calcext:value-type="float">
            <text:p>3</text:p>
          </table:table-cell>
          <table:table-cell table:formula="of:=IF([.$J10]&gt;[.$J9];[.B9];[.B9]+1)" office:value-type="float" office:value="3" calcext:value-type="float">
            <text:p>3</text:p>
          </table:table-cell>
          <table:table-cell table:style-name="ce73" office:value-type="float" office:value="9" calcext:value-type="float">
            <text:p>9</text:p>
          </table:table-cell>
          <table:table-cell table:formula="of:=FIRST_GAME_MS + ((DURATION_MS + GAME_GAP_MS) * ([.$B10]-1))" office:value-type="float" office:value="52800000" calcext:value-type="float">
            <text:p>528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10];TRANSLATED_TEAM_NAMES;[.$E10]+1)" office:value-type="string" office:string-value="Rushmoor Com. Hotspurs - Blue" calcext:value-type="string">
            <text:p>Rushmoor Com. Hotspurs - Blue</text:p>
          </table:table-cell>
          <table:table-cell table:formula="of:=VLOOKUP([.G10];TRANSLATED_TEAM_NAMES;[.$E10]+1)" office:value-type="string" office:string-value="STBGFC Boys 'B'" calcext:value-type="string">
            <text:p>STBGFC Boys 'B'</text:p>
          </table:table-cell>
          <table:table-cell table:style-name="ce78" table:formula="of:=IF(MOD([.$C10]; NUM_PITCHES)=0;INDEX(PITCHES;1;NUM_PITCHES);INDEX(PITCHES;1;MOD([.$C10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52800000,&quot;duration&quot;:&quot;15m&quot;,&quot;pitch&quot;:&quot;1&quot;,&quot;competition&quot;:{&quot;name&quot;:&quot;U12&quot;, &quot;section&quot;:&quot;A&quot;, &quot;group&quot;:&quot;1&quot;},&quot;tag&quot;:&quot;3&quot;, &quot;homeTeam&quot;:&quot;Rushmoor Com. Hotspurs - Blue&quot;, &quot;awayTeam&quot;:&quot;STBGFC Boys 'B'&quot;}" calcext:value-type="string">
            <text:p>{"__v":0,"day":2,"dateTime":52800000,"duration":"15m","pitch":"1","competition":{"name":"U12", "section":"A", "group":"1"},"tag":"3", "homeTeam":"Rushmoor Com. Hotspurs - Blue", "awayTeam":"STBGFC Boys 'B'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3" calcext:value-type="float">
            <text:p>3</text:p>
          </table:table-cell>
          <table:table-cell table:formula="of:=IF([.$J11]&gt;[.$J10];[.B10];[.B10]+1)" office:value-type="float" office:value="3" calcext:value-type="float">
            <text:p>3</text:p>
          </table:table-cell>
          <table:table-cell table:style-name="ce73" office:value-type="float" office:value="10" calcext:value-type="float">
            <text:p>10</text:p>
          </table:table-cell>
          <table:table-cell table:formula="of:=FIRST_GAME_MS + ((DURATION_MS + GAME_GAP_MS) * ([.$B11]-1))" office:value-type="float" office:value="52800000" calcext:value-type="float">
            <text:p>5280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11];TRANSLATED_TEAM_NAMES;[.$E11]+1)" office:value-type="string" office:string-value="Rushmoor Comm. Hotspurs - Yellow" calcext:value-type="string">
            <text:p>Rushmoor Comm. Hotspurs - Yellow</text:p>
          </table:table-cell>
          <table:table-cell table:formula="of:=VLOOKUP([.G11];TRANSLATED_TEAM_NAMES;[.$E11]+1)" office:value-type="string" office:string-value="STBGFC Boys 'A'" calcext:value-type="string">
            <text:p>STBGFC Boys 'A'</text:p>
          </table:table-cell>
          <table:table-cell table:style-name="ce78" table:formula="of:=IF(MOD([.$C11]; NUM_PITCHES)=0;INDEX(PITCHES;1;NUM_PITCHES);INDEX(PITCHES;1;MOD([.$C11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52800000,&quot;duration&quot;:&quot;15m&quot;,&quot;pitch&quot;:&quot;2&quot;,&quot;competition&quot;:{&quot;name&quot;:&quot;U12&quot;, &quot;section&quot;:&quot;A&quot;, &quot;group&quot;:&quot;2&quot;},&quot;tag&quot;:&quot;3&quot;, &quot;homeTeam&quot;:&quot;Rushmoor Comm. Hotspurs - Yellow&quot;, &quot;awayTeam&quot;:&quot;STBGFC Boys 'A'&quot;}" calcext:value-type="string">
            <text:p>{"__v":0,"day":2,"dateTime":52800000,"duration":"15m","pitch":"2","competition":{"name":"U12", "section":"A", "group":"2"},"tag":"3", "homeTeam":"Rushmoor Comm. Hotspurs - Yellow", "awayTeam":"STBGFC Boys 'A'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3" calcext:value-type="float">
            <text:p>3</text:p>
          </table:table-cell>
          <table:table-cell table:formula="of:=IF([.$J12]&gt;[.$J11];[.B11];[.B11]+1)" office:value-type="float" office:value="3" calcext:value-type="float">
            <text:p>3</text:p>
          </table:table-cell>
          <table:table-cell table:style-name="ce73" office:value-type="float" office:value="11" calcext:value-type="float">
            <text:p>11</text:p>
          </table:table-cell>
          <table:table-cell table:formula="of:=FIRST_GAME_MS + ((DURATION_MS + GAME_GAP_MS) * ([.$B12]-1))" office:value-type="float" office:value="52800000" calcext:value-type="float">
            <text:p>528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F12];TRANSLATED_TEAM_NAMES;[.$E12]+1)" office:value-type="string" office:string-value="Calcot Royals" calcext:value-type="string">
            <text:p>Calcot Royals</text:p>
          </table:table-cell>
          <table:table-cell table:formula="of:=VLOOKUP([.G12];TRANSLATED_TEAM_NAMES;[.$E12]+1)" office:value-type="string" office:string-value="Mytchett Athletic Kestrels" calcext:value-type="string">
            <text:p>Mytchett Athletic Kestrels</text:p>
          </table:table-cell>
          <table:table-cell table:style-name="ce78" table:formula="of:=IF(MOD([.$C12]; NUM_PITCHES)=0;INDEX(PITCHES;1;NUM_PITCHES);INDEX(PITCHES;1;MOD([.$C1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52800000,&quot;duration&quot;:&quot;15m&quot;,&quot;pitch&quot;:&quot;3&quot;,&quot;competition&quot;:{&quot;name&quot;:&quot;U12&quot;, &quot;section&quot;:&quot;A&quot;, &quot;group&quot;:&quot;1&quot;},&quot;tag&quot;:&quot;3&quot;, &quot;homeTeam&quot;:&quot;Calcot Royals&quot;, &quot;awayTeam&quot;:&quot;Mytchett Athletic Kestrels&quot;}" calcext:value-type="string">
            <text:p>{"__v":0,"day":2,"dateTime":52800000,"duration":"15m","pitch":"3","competition":{"name":"U12", "section":"A", "group":"1"},"tag":"3", "homeTeam":"Calcot Royals", "awayTeam":"Mytchett Athletic Kestrels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3" calcext:value-type="float">
            <text:p>3</text:p>
          </table:table-cell>
          <table:table-cell table:formula="of:=IF([.$J13]&gt;[.$J12];[.B12];[.B12]+1)" office:value-type="float" office:value="3" calcext:value-type="float">
            <text:p>3</text:p>
          </table:table-cell>
          <table:table-cell table:style-name="ce73" office:value-type="float" office:value="12" calcext:value-type="float">
            <text:p>12</text:p>
          </table:table-cell>
          <table:table-cell table:formula="of:=FIRST_GAME_MS + ((DURATION_MS + GAME_GAP_MS) * ([.$B13]-1))" office:value-type="float" office:value="52800000" calcext:value-type="float">
            <text:p>528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F13];TRANSLATED_TEAM_NAMES;[.$E13]+1)" office:value-type="string" office:string-value="Hawley Colts 2" calcext:value-type="string">
            <text:p>Hawley Colts 2</text:p>
          </table:table-cell>
          <table:table-cell table:formula="of:=VLOOKUP([.G13];TRANSLATED_TEAM_NAMES;[.$E13]+1)" office:value-type="string" office:string-value="Oxford City" calcext:value-type="string">
            <text:p>Oxford City</text:p>
          </table:table-cell>
          <table:table-cell table:style-name="ce78" table:formula="of:=IF(MOD([.$C13]; NUM_PITCHES)=0;INDEX(PITCHES;1;NUM_PITCHES);INDEX(PITCHES;1;MOD([.$C1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52800000,&quot;duration&quot;:&quot;15m&quot;,&quot;pitch&quot;:&quot;4&quot;,&quot;competition&quot;:{&quot;name&quot;:&quot;U12&quot;, &quot;section&quot;:&quot;A&quot;, &quot;group&quot;:&quot;2&quot;},&quot;tag&quot;:&quot;3&quot;, &quot;homeTeam&quot;:&quot;Hawley Colts 2&quot;, &quot;awayTeam&quot;:&quot;Oxford City&quot;}" calcext:value-type="string">
            <text:p>{"__v":0,"day":2,"dateTime":52800000,"duration":"15m","pitch":"4","competition":{"name":"U12", "section":"A", "group":"2"},"tag":"3", "homeTeam":"Hawley Colts 2", "awayTeam":"Oxford City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4" calcext:value-type="float">
            <text:p>4</text:p>
          </table:table-cell>
          <table:table-cell table:formula="of:=IF([.$J14]&gt;[.$J13];[.B13];[.B13]+1)" office:value-type="float" office:value="4" calcext:value-type="float">
            <text:p>4</text:p>
          </table:table-cell>
          <table:table-cell table:style-name="ce73" office:value-type="float" office:value="13" calcext:value-type="float">
            <text:p>13</text:p>
          </table:table-cell>
          <table:table-cell table:formula="of:=FIRST_GAME_MS + ((DURATION_MS + GAME_GAP_MS) * ([.$B14]-1))" office:value-type="float" office:value="54000000" calcext:value-type="float">
            <text:p>54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F14];TRANSLATED_TEAM_NAMES;[.$E14]+1)" office:value-type="string" office:string-value="Hawley Colts 1" calcext:value-type="string">
            <text:p>Hawley Colts 1</text:p>
          </table:table-cell>
          <table:table-cell table:formula="of:=VLOOKUP([.G14];TRANSLATED_TEAM_NAMES;[.$E14]+1)" office:value-type="string" office:string-value="Rushmoor Com. Hotspurs - Blue" calcext:value-type="string">
            <text:p>Rushmoor Com. Hotspurs - Blue</text:p>
          </table:table-cell>
          <table:table-cell table:style-name="ce78" table:formula="of:=IF(MOD([.$C14]; NUM_PITCHES)=0;INDEX(PITCHES;1;NUM_PITCHES);INDEX(PITCHES;1;MOD([.$C14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54000000,&quot;duration&quot;:&quot;15m&quot;,&quot;pitch&quot;:&quot;1&quot;,&quot;competition&quot;:{&quot;name&quot;:&quot;U12&quot;, &quot;section&quot;:&quot;A&quot;, &quot;group&quot;:&quot;1&quot;},&quot;tag&quot;:&quot;4&quot;, &quot;homeTeam&quot;:&quot;Hawley Colts 1&quot;, &quot;awayTeam&quot;:&quot;Rushmoor Com. Hotspurs - Blue&quot;}" calcext:value-type="string">
            <text:p>{"__v":0,"day":2,"dateTime":54000000,"duration":"15m","pitch":"1","competition":{"name":"U12", "section":"A", "group":"1"},"tag":"4", "homeTeam":"Hawley Colts 1", "awayTeam":"Rushmoor Com. Hotspurs - Blue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4" calcext:value-type="float">
            <text:p>4</text:p>
          </table:table-cell>
          <table:table-cell table:formula="of:=IF([.$J15]&gt;[.$J14];[.B14];[.B14]+1)" office:value-type="float" office:value="4" calcext:value-type="float">
            <text:p>4</text:p>
          </table:table-cell>
          <table:table-cell table:style-name="ce73" office:value-type="float" office:value="14" calcext:value-type="float">
            <text:p>14</text:p>
          </table:table-cell>
          <table:table-cell table:formula="of:=FIRST_GAME_MS + ((DURATION_MS + GAME_GAP_MS) * ([.$B15]-1))" office:value-type="float" office:value="54000000" calcext:value-type="float">
            <text:p>540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F15];TRANSLATED_TEAM_NAMES;[.$E15]+1)" office:value-type="string" office:string-value="Holy Trinity Harriers" calcext:value-type="string">
            <text:p>Holy Trinity Harriers</text:p>
          </table:table-cell>
          <table:table-cell table:formula="of:=VLOOKUP([.G15];TRANSLATED_TEAM_NAMES;[.$E15]+1)" office:value-type="string" office:string-value="Rushmoor Comm. Hotspurs - Yellow" calcext:value-type="string">
            <text:p>Rushmoor Comm. Hotspurs - Yellow</text:p>
          </table:table-cell>
          <table:table-cell table:style-name="ce78" table:formula="of:=IF(MOD([.$C15]; NUM_PITCHES)=0;INDEX(PITCHES;1;NUM_PITCHES);INDEX(PITCHES;1;MOD([.$C15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54000000,&quot;duration&quot;:&quot;15m&quot;,&quot;pitch&quot;:&quot;2&quot;,&quot;competition&quot;:{&quot;name&quot;:&quot;U12&quot;, &quot;section&quot;:&quot;A&quot;, &quot;group&quot;:&quot;2&quot;},&quot;tag&quot;:&quot;4&quot;, &quot;homeTeam&quot;:&quot;Holy Trinity Harriers&quot;, &quot;awayTeam&quot;:&quot;Rushmoor Comm. Hotspurs - Yellow&quot;}" calcext:value-type="string">
            <text:p>{"__v":0,"day":2,"dateTime":54000000,"duration":"15m","pitch":"2","competition":{"name":"U12", "section":"A", "group":"2"},"tag":"4", "homeTeam":"Holy Trinity Harriers", "awayTeam":"Rushmoor Comm. Hotspurs - Yellow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4" calcext:value-type="float">
            <text:p>4</text:p>
          </table:table-cell>
          <table:table-cell table:formula="of:=IF([.$J16]&gt;[.$J15];[.B15];[.B15]+1)" office:value-type="float" office:value="4" calcext:value-type="float">
            <text:p>4</text:p>
          </table:table-cell>
          <table:table-cell table:style-name="ce73" office:value-type="float" office:value="15" calcext:value-type="float">
            <text:p>15</text:p>
          </table:table-cell>
          <table:table-cell table:formula="of:=FIRST_GAME_MS + ((DURATION_MS + GAME_GAP_MS) * ([.$B16]-1))" office:value-type="float" office:value="54000000" calcext:value-type="float">
            <text:p>540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F16];TRANSLATED_TEAM_NAMES;[.$E16]+1)" office:value-type="string" office:string-value="Mytchett Athletic Kestrels" calcext:value-type="string">
            <text:p>Mytchett Athletic Kestrels</text:p>
          </table:table-cell>
          <table:table-cell table:formula="of:=VLOOKUP([.G16];TRANSLATED_TEAM_NAMES;[.$E16]+1)" office:value-type="string" office:string-value="STBGFC Boys 'B'" calcext:value-type="string">
            <text:p>STBGFC Boys 'B'</text:p>
          </table:table-cell>
          <table:table-cell table:style-name="ce78" table:formula="of:=IF(MOD([.$C16]; NUM_PITCHES)=0;INDEX(PITCHES;1;NUM_PITCHES);INDEX(PITCHES;1;MOD([.$C1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54000000,&quot;duration&quot;:&quot;15m&quot;,&quot;pitch&quot;:&quot;3&quot;,&quot;competition&quot;:{&quot;name&quot;:&quot;U12&quot;, &quot;section&quot;:&quot;A&quot;, &quot;group&quot;:&quot;1&quot;},&quot;tag&quot;:&quot;4&quot;, &quot;homeTeam&quot;:&quot;Mytchett Athletic Kestrels&quot;, &quot;awayTeam&quot;:&quot;STBGFC Boys 'B'&quot;}" calcext:value-type="string">
            <text:p>{"__v":0,"day":2,"dateTime":54000000,"duration":"15m","pitch":"3","competition":{"name":"U12", "section":"A", "group":"1"},"tag":"4", "homeTeam":"Mytchett Athletic Kestrels", "awayTeam":"STBGFC Boys 'B'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4" calcext:value-type="float">
            <text:p>4</text:p>
          </table:table-cell>
          <table:table-cell table:formula="of:=IF([.$J17]&gt;[.$J16];[.B16];[.B16]+1)" office:value-type="float" office:value="4" calcext:value-type="float">
            <text:p>4</text:p>
          </table:table-cell>
          <table:table-cell table:style-name="ce73" office:value-type="float" office:value="16" calcext:value-type="float">
            <text:p>16</text:p>
          </table:table-cell>
          <table:table-cell table:formula="of:=FIRST_GAME_MS + ((DURATION_MS + GAME_GAP_MS) * ([.$B17]-1))" office:value-type="float" office:value="54000000" calcext:value-type="float">
            <text:p>540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F17];TRANSLATED_TEAM_NAMES;[.$E17]+1)" office:value-type="string" office:string-value="Oxford City" calcext:value-type="string">
            <text:p>Oxford City</text:p>
          </table:table-cell>
          <table:table-cell table:formula="of:=VLOOKUP([.G17];TRANSLATED_TEAM_NAMES;[.$E17]+1)" office:value-type="string" office:string-value="STBGFC Boys 'A'" calcext:value-type="string">
            <text:p>STBGFC Boys 'A'</text:p>
          </table:table-cell>
          <table:table-cell table:style-name="ce78" table:formula="of:=IF(MOD([.$C17]; NUM_PITCHES)=0;INDEX(PITCHES;1;NUM_PITCHES);INDEX(PITCHES;1;MOD([.$C1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54000000,&quot;duration&quot;:&quot;15m&quot;,&quot;pitch&quot;:&quot;4&quot;,&quot;competition&quot;:{&quot;name&quot;:&quot;U12&quot;, &quot;section&quot;:&quot;A&quot;, &quot;group&quot;:&quot;2&quot;},&quot;tag&quot;:&quot;4&quot;, &quot;homeTeam&quot;:&quot;Oxford City&quot;, &quot;awayTeam&quot;:&quot;STBGFC Boys 'A'&quot;}" calcext:value-type="string">
            <text:p>{"__v":0,"day":2,"dateTime":54000000,"duration":"15m","pitch":"4","competition":{"name":"U12", "section":"A", "group":"2"},"tag":"4", "homeTeam":"Oxford City", "awayTeam":"STBGFC Boys 'A'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5" calcext:value-type="float">
            <text:p>5</text:p>
          </table:table-cell>
          <table:table-cell table:formula="of:=IF([.$J18]&gt;[.$J17];[.B17];[.B17]+1)" office:value-type="float" office:value="5" calcext:value-type="float">
            <text:p>5</text:p>
          </table:table-cell>
          <table:table-cell table:style-name="ce73" office:value-type="float" office:value="17" calcext:value-type="float">
            <text:p>17</text:p>
          </table:table-cell>
          <table:table-cell table:formula="of:=FIRST_GAME_MS + ((DURATION_MS + GAME_GAP_MS) * ([.$B18]-1))" office:value-type="float" office:value="55200000" calcext:value-type="float">
            <text:p>552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18];TRANSLATED_TEAM_NAMES;[.$E18]+1)" office:value-type="string" office:string-value="Rushmoor Com. Hotspurs - Blue" calcext:value-type="string">
            <text:p>Rushmoor Com. Hotspurs - Blue</text:p>
          </table:table-cell>
          <table:table-cell table:formula="of:=VLOOKUP([.G18];TRANSLATED_TEAM_NAMES;[.$E18]+1)" office:value-type="string" office:string-value="Calcot Royals" calcext:value-type="string">
            <text:p>Calcot Royals</text:p>
          </table:table-cell>
          <table:table-cell table:style-name="ce78" table:formula="of:=IF(MOD([.$C18]; NUM_PITCHES)=0;INDEX(PITCHES;1;NUM_PITCHES);INDEX(PITCHES;1;MOD([.$C18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55200000,&quot;duration&quot;:&quot;15m&quot;,&quot;pitch&quot;:&quot;1&quot;,&quot;competition&quot;:{&quot;name&quot;:&quot;U12&quot;, &quot;section&quot;:&quot;A&quot;, &quot;group&quot;:&quot;1&quot;},&quot;tag&quot;:&quot;5&quot;, &quot;homeTeam&quot;:&quot;Rushmoor Com. Hotspurs - Blue&quot;, &quot;awayTeam&quot;:&quot;Calcot Royals&quot;}" calcext:value-type="string">
            <text:p>{"__v":0,"day":2,"dateTime":55200000,"duration":"15m","pitch":"1","competition":{"name":"U12", "section":"A", "group":"1"},"tag":"5", "homeTeam":"Rushmoor Com. Hotspurs - Blue", "awayTeam":"Calcot Royals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5" calcext:value-type="float">
            <text:p>5</text:p>
          </table:table-cell>
          <table:table-cell table:formula="of:=IF([.$J19]&gt;[.$J18];[.B18];[.B18]+1)" office:value-type="float" office:value="5" calcext:value-type="float">
            <text:p>5</text:p>
          </table:table-cell>
          <table:table-cell table:style-name="ce73" office:value-type="float" office:value="18" calcext:value-type="float">
            <text:p>18</text:p>
          </table:table-cell>
          <table:table-cell table:formula="of:=FIRST_GAME_MS + ((DURATION_MS + GAME_GAP_MS) * ([.$B19]-1))" office:value-type="float" office:value="55200000" calcext:value-type="float">
            <text:p>5520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19];TRANSLATED_TEAM_NAMES;[.$E19]+1)" office:value-type="string" office:string-value="Rushmoor Comm. Hotspurs - Yellow" calcext:value-type="string">
            <text:p>Rushmoor Comm. Hotspurs - Yellow</text:p>
          </table:table-cell>
          <table:table-cell table:formula="of:=VLOOKUP([.G19];TRANSLATED_TEAM_NAMES;[.$E19]+1)" office:value-type="string" office:string-value="Hawley Colts 2" calcext:value-type="string">
            <text:p>Hawley Colts 2</text:p>
          </table:table-cell>
          <table:table-cell table:style-name="ce78" table:formula="of:=IF(MOD([.$C19]; NUM_PITCHES)=0;INDEX(PITCHES;1;NUM_PITCHES);INDEX(PITCHES;1;MOD([.$C19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55200000,&quot;duration&quot;:&quot;15m&quot;,&quot;pitch&quot;:&quot;2&quot;,&quot;competition&quot;:{&quot;name&quot;:&quot;U12&quot;, &quot;section&quot;:&quot;A&quot;, &quot;group&quot;:&quot;2&quot;},&quot;tag&quot;:&quot;5&quot;, &quot;homeTeam&quot;:&quot;Rushmoor Comm. Hotspurs - Yellow&quot;, &quot;awayTeam&quot;:&quot;Hawley Colts 2&quot;}" calcext:value-type="string">
            <text:p>{"__v":0,"day":2,"dateTime":55200000,"duration":"15m","pitch":"2","competition":{"name":"U12", "section":"A", "group":"2"},"tag":"5", "homeTeam":"Rushmoor Comm. Hotspurs - Yellow", "awayTeam":"Hawley Colts 2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5" calcext:value-type="float">
            <text:p>5</text:p>
          </table:table-cell>
          <table:table-cell table:formula="of:=IF([.$J20]&gt;[.$J19];[.B19];[.B19]+1)" office:value-type="float" office:value="5" calcext:value-type="float">
            <text:p>5</text:p>
          </table:table-cell>
          <table:table-cell table:style-name="ce73" office:value-type="float" office:value="19" calcext:value-type="float">
            <text:p>19</text:p>
          </table:table-cell>
          <table:table-cell table:formula="of:=FIRST_GAME_MS + ((DURATION_MS + GAME_GAP_MS) * ([.$B20]-1))" office:value-type="float" office:value="55200000" calcext:value-type="float">
            <text:p>552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F20];TRANSLATED_TEAM_NAMES;[.$E20]+1)" office:value-type="string" office:string-value="STBGFC Boys 'B'" calcext:value-type="string">
            <text:p>STBGFC Boys 'B'</text:p>
          </table:table-cell>
          <table:table-cell table:formula="of:=VLOOKUP([.G20];TRANSLATED_TEAM_NAMES;[.$E20]+1)" office:value-type="string" office:string-value="Hawley Colts 1" calcext:value-type="string">
            <text:p>Hawley Colts 1</text:p>
          </table:table-cell>
          <table:table-cell table:style-name="ce78" table:formula="of:=IF(MOD([.$C20]; NUM_PITCHES)=0;INDEX(PITCHES;1;NUM_PITCHES);INDEX(PITCHES;1;MOD([.$C20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55200000,&quot;duration&quot;:&quot;15m&quot;,&quot;pitch&quot;:&quot;3&quot;,&quot;competition&quot;:{&quot;name&quot;:&quot;U12&quot;, &quot;section&quot;:&quot;A&quot;, &quot;group&quot;:&quot;1&quot;},&quot;tag&quot;:&quot;5&quot;, &quot;homeTeam&quot;:&quot;STBGFC Boys 'B'&quot;, &quot;awayTeam&quot;:&quot;Hawley Colts 1&quot;}" calcext:value-type="string">
            <text:p>{"__v":0,"day":2,"dateTime":55200000,"duration":"15m","pitch":"3","competition":{"name":"U12", "section":"A", "group":"1"},"tag":"5", "homeTeam":"STBGFC Boys 'B'", "awayTeam":"Hawley Colts 1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5" calcext:value-type="float">
            <text:p>5</text:p>
          </table:table-cell>
          <table:table-cell table:formula="of:=IF([.$J21]&gt;[.$J20];[.B20];[.B20]+1)" office:value-type="float" office:value="5" calcext:value-type="float">
            <text:p>5</text:p>
          </table:table-cell>
          <table:table-cell table:style-name="ce73" office:value-type="float" office:value="20" calcext:value-type="float">
            <text:p>20</text:p>
          </table:table-cell>
          <table:table-cell table:formula="of:=FIRST_GAME_MS + ((DURATION_MS + GAME_GAP_MS) * ([.$B21]-1))" office:value-type="float" office:value="55200000" calcext:value-type="float">
            <text:p>5520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F21];TRANSLATED_TEAM_NAMES;[.$E21]+1)" office:value-type="string" office:string-value="STBGFC Boys 'A'" calcext:value-type="string">
            <text:p>STBGFC Boys 'A'</text:p>
          </table:table-cell>
          <table:table-cell table:formula="of:=VLOOKUP([.G21];TRANSLATED_TEAM_NAMES;[.$E21]+1)" office:value-type="string" office:string-value="Holy Trinity Harriers" calcext:value-type="string">
            <text:p>Holy Trinity Harriers</text:p>
          </table:table-cell>
          <table:table-cell table:style-name="ce78" table:formula="of:=IF(MOD([.$C21]; NUM_PITCHES)=0;INDEX(PITCHES;1;NUM_PITCHES);INDEX(PITCHES;1;MOD([.$C21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55200000,&quot;duration&quot;:&quot;15m&quot;,&quot;pitch&quot;:&quot;4&quot;,&quot;competition&quot;:{&quot;name&quot;:&quot;U12&quot;, &quot;section&quot;:&quot;A&quot;, &quot;group&quot;:&quot;2&quot;},&quot;tag&quot;:&quot;5&quot;, &quot;homeTeam&quot;:&quot;STBGFC Boys 'A'&quot;, &quot;awayTeam&quot;:&quot;Holy Trinity Harriers&quot;}" calcext:value-type="string">
            <text:p>{"__v":0,"day":2,"dateTime":55200000,"duration":"15m","pitch":"4","competition":{"name":"U12", "section":"A", "group":"2"},"tag":"5", "homeTeam":"STBGFC Boys 'A'", "awayTeam":"Holy Trinity Harriers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1</text:p>
          </table:table-cell>
          <table:table-cell table:formula="of:=IF([.$J22]&gt;[.$J21];[.B21];[.B21]+1)" office:value-type="float" office:value="6" calcext:value-type="float">
            <text:p>6</text:p>
          </table:table-cell>
          <table:table-cell table:style-name="ce73" office:value-type="float" office:value="21" calcext:value-type="float">
            <text:p>21</text:p>
          </table:table-cell>
          <table:table-cell table:formula="of:=FIRST_GAME_MS + ((DURATION_MS + GAME_GAP_MS) * ([.$B22]-1)) + SECTION_GAP_MS" office:value-type="float" office:value="56400000" calcext:value-type="float">
            <text:p>56400000</text:p>
          </table:table-cell>
          <table:table-cell table:style-name="ce19" table:formula="of:=AGE_GROUP_TRANSLATED&amp;&quot;_&quot;&amp;SECTION_TRANSLATED&amp;&quot;_PO1&quot;" office:value-type="string" office:string-value="U12_A_PO1" calcext:value-type="string">
            <text:p>U12_A_PO1</text:p>
          </table:table-cell>
          <table:table-cell table:style-name="ce76" table:formula="of:=AGE_GROUP_TRANSLATED&amp;&quot;_&quot;&amp;SECTION_TRANSLATED&amp;&quot;_G1_P4&quot;" office:value-type="string" office:string-value="U12_A_G1_P4" calcext:value-type="string">
            <text:p>U12_A_G1_P4</text:p>
          </table:table-cell>
          <table:table-cell table:style-name="ce77" table:formula="of:=AGE_GROUP_TRANSLATED&amp;&quot;_&quot;&amp;SECTION_TRANSLATED&amp;&quot;_G2_P5&quot;" office:value-type="string" office:string-value="U12_A_G2_P5" calcext:value-type="string">
            <text:p>U12_A_G2_P5</text:p>
          </table:table-cell>
          <table:table-cell table:style-name="ce74" office:value-type="string" calcext:value-type="string">
            <text:p>4<text:span text:style-name="T1">th</text:span> Group 1</text:p>
          </table:table-cell>
          <table:table-cell office:value-type="string" calcext:value-type="string">
            <text:p>5<text:span text:style-name="T1">th</text:span> Group 2</text:p>
          </table:table-cell>
          <table:table-cell table:style-name="ce78" table:formula="of:=IF(MOD([.$C22]; NUM_PITCHES)=0;INDEX(PITCHES;1;NUM_PITCHES);INDEX(PITCHES;1;MOD([.$C2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, &quot;&quot;homeTeamFrom&quot;&quot;:&quot;&quot;&quot; &amp; [.F22] &amp; &quot;&quot;&quot;, &quot;&quot;awayTeamFrom&quot;&quot;:&quot;&quot;&quot; &amp; [.G22] &amp; &quot;&quot;&quot;, &quot;&quot;stage2Tag&quot;&quot;:&quot;&quot;&quot; &amp; [.E22] &amp; &quot;&quot;&quot;}&quot;" office:value-type="string" office:string-value="{&quot;__v&quot;:0,&quot;day&quot;:2,&quot;dateTime&quot;:56400000,&quot;duration&quot;:&quot;15m&quot;,&quot;pitch&quot;:&quot;1&quot;,&quot;competition&quot;:{&quot;name&quot;:&quot;U12&quot;, &quot;section&quot;:&quot;A&quot;},&quot;tag&quot;:&quot;PO1&quot;, &quot;homeTeam&quot;:&quot;4th Group 1&quot;, &quot;awayTeam&quot;:&quot;5th Group 2&quot;, &quot;homeTeamFrom&quot;:&quot;U12_A_G1_P4&quot;, &quot;awayTeamFrom&quot;:&quot;U12_A_G2_P5&quot;, &quot;stage2Tag&quot;:&quot;U12_A_PO1&quot;}" calcext:value-type="string">
            <text:p>{"__v":0,"day":2,"dateTime":56400000,"duration":"15m","pitch":"1","competition":{"name":"U12", "section":"A"},"tag":"PO1", "homeTeam":"4th Group 1", "awayTeam":"5th Group 2", "homeTeamFrom":"U12_A_G1_P4", "awayTeamFrom":"U12_A_G2_P5", "stage2Tag":"U12_A_PO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2</text:p>
          </table:table-cell>
          <table:table-cell table:formula="of:=IF([.$J23]&gt;[.$J22];[.B22];[.B22]+1)" office:value-type="float" office:value="6" calcext:value-type="float">
            <text:p>6</text:p>
          </table:table-cell>
          <table:table-cell table:style-name="ce73" office:value-type="float" office:value="22" calcext:value-type="float">
            <text:p>22</text:p>
          </table:table-cell>
          <table:table-cell table:formula="of:=FIRST_GAME_MS + ((DURATION_MS + GAME_GAP_MS) * ([.$B23]-1)) + SECTION_GAP_MS" office:value-type="float" office:value="56400000" calcext:value-type="float">
            <text:p>56400000</text:p>
          </table:table-cell>
          <table:table-cell table:style-name="ce19" table:formula="of:=AGE_GROUP_TRANSLATED&amp;&quot;_&quot;&amp;SECTION_TRANSLATED&amp;&quot;_PO2&quot;" office:value-type="string" office:string-value="U12_A_PO2" calcext:value-type="string">
            <text:p>U12_A_PO2</text:p>
          </table:table-cell>
          <table:table-cell table:style-name="ce76" table:formula="of:=AGE_GROUP_TRANSLATED&amp;&quot;_&quot;&amp;SECTION_TRANSLATED&amp;&quot;_G2_P4&quot;" office:value-type="string" office:string-value="U12_A_G2_P4" calcext:value-type="string">
            <text:p>U12_A_G2_P4</text:p>
          </table:table-cell>
          <table:table-cell table:style-name="ce77" table:formula="of:=AGE_GROUP_TRANSLATED&amp;&quot;_&quot;&amp;SECTION_TRANSLATED&amp;&quot;_G1_P5&quot;" office:value-type="string" office:string-value="U12_A_G1_P5" calcext:value-type="string">
            <text:p>U12_A_G1_P5</text:p>
          </table:table-cell>
          <table:table-cell table:style-name="ce74" office:value-type="string" calcext:value-type="string">
            <text:p>4<text:span text:style-name="T1">th</text:span> Group 2</text:p>
          </table:table-cell>
          <table:table-cell office:value-type="string" calcext:value-type="string">
            <text:p>5<text:span text:style-name="T1">th</text:span> Group 1</text:p>
          </table:table-cell>
          <table:table-cell table:style-name="ce78" table:formula="of:=IF(MOD([.$C23]; NUM_PITCHES)=0;INDEX(PITCHES;1;NUM_PITCHES);INDEX(PITCHES;1;MOD([.$C23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, &quot;&quot;homeTeamFrom&quot;&quot;:&quot;&quot;&quot; &amp; [.F23] &amp; &quot;&quot;&quot;, &quot;&quot;awayTeamFrom&quot;&quot;:&quot;&quot;&quot; &amp; [.G23] &amp; &quot;&quot;&quot;, &quot;&quot;stage2Tag&quot;&quot;:&quot;&quot;&quot; &amp; [.E23] &amp; &quot;&quot;&quot;}&quot;" office:value-type="string" office:string-value="{&quot;__v&quot;:0,&quot;day&quot;:2,&quot;dateTime&quot;:56400000,&quot;duration&quot;:&quot;15m&quot;,&quot;pitch&quot;:&quot;2&quot;,&quot;competition&quot;:{&quot;name&quot;:&quot;U12&quot;, &quot;section&quot;:&quot;A&quot;},&quot;tag&quot;:&quot;PO2&quot;, &quot;homeTeam&quot;:&quot;4th Group 2&quot;, &quot;awayTeam&quot;:&quot;5th Group 1&quot;, &quot;homeTeamFrom&quot;:&quot;U12_A_G2_P4&quot;, &quot;awayTeamFrom&quot;:&quot;U12_A_G1_P5&quot;, &quot;stage2Tag&quot;:&quot;U12_A_PO2&quot;}" calcext:value-type="string">
            <text:p>{"__v":0,"day":2,"dateTime":56400000,"duration":"15m","pitch":"2","competition":{"name":"U12", "section":"A"},"tag":"PO2", "homeTeam":"4th Group 2", "awayTeam":"5th Group 1", "homeTeamFrom":"U12_A_G2_P4", "awayTeamFrom":"U12_A_G1_P5", "stage2Tag":"U12_A_PO2"}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F1</text:p>
          </table:table-cell>
          <table:table-cell table:formula="of:=IF([.$J24]&gt;[.$J23];[.B23];[.B23]+1)" office:value-type="float" office:value="7" calcext:value-type="float">
            <text:p>7</text:p>
          </table:table-cell>
          <table:table-cell table:style-name="ce73" office:value-type="float" office:value="25" calcext:value-type="float">
            <text:p>25</text:p>
          </table:table-cell>
          <table:table-cell table:formula="of:=FIRST_GAME_MS + ((DURATION_MS + GAME_GAP_MS) * ([.$B24]-1)) + SECTION_GAP_MS" office:value-type="float" office:value="57600000" calcext:value-type="float">
            <text:p>57600000</text:p>
          </table:table-cell>
          <table:table-cell table:style-name="ce19" table:formula="of:=AGE_GROUP_TRANSLATED&amp;&quot;_&quot;&amp;SECTION_TRANSLATED&amp;&quot;_QF1&quot;" office:value-type="string" office:string-value="U12_A_QF1" calcext:value-type="string">
            <text:p>U12_A_QF1</text:p>
          </table:table-cell>
          <table:table-cell table:style-name="ce76" table:formula="of:=AGE_GROUP_TRANSLATED&amp;&quot;_&quot;&amp;SECTION_TRANSLATED&amp;&quot;_G1_P2&quot;" office:value-type="string" office:string-value="U12_A_G1_P2" calcext:value-type="string">
            <text:p>U12_A_G1_P2</text:p>
          </table:table-cell>
          <table:table-cell table:style-name="ce77" table:formula="of:=AGE_GROUP_TRANSLATED&amp;&quot;_&quot;&amp;SECTION_TRANSLATED&amp;&quot;_G2_P3&quot;" office:value-type="string" office:string-value="U12_A_G2_P3" calcext:value-type="string">
            <text:p>U12_A_G2_P3</text:p>
          </table:table-cell>
          <table:table-cell table:style-name="ce74" office:value-type="string" calcext:value-type="string">
            <text:p>2<text:span text:style-name="T1">nd</text:span> Group 1</text:p>
          </table:table-cell>
          <table:table-cell office:value-type="string" calcext:value-type="string">
            <text:p>3<text:span text:style-name="T1">rd</text:span> Group 2</text:p>
          </table:table-cell>
          <table:table-cell table:style-name="ce78" table:formula="of:=IF(MOD([.$C24]; NUM_PITCHES)=0;INDEX(PITCHES;1;NUM_PITCHES);INDEX(PITCHES;1;MOD([.$C24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, &quot;&quot;homeTeamFrom&quot;&quot;:&quot;&quot;&quot; &amp; [.F24] &amp; &quot;&quot;&quot;, &quot;&quot;awayTeamFrom&quot;&quot;:&quot;&quot;&quot; &amp; [.G24] &amp; &quot;&quot;&quot;, &quot;&quot;stage2Tag&quot;&quot;:&quot;&quot;&quot; &amp; [.E24] &amp; &quot;&quot;&quot;}&quot;" office:value-type="string" office:string-value="{&quot;__v&quot;:0,&quot;day&quot;:2,&quot;dateTime&quot;:57600000,&quot;duration&quot;:&quot;15m&quot;,&quot;pitch&quot;:&quot;1&quot;,&quot;competition&quot;:{&quot;name&quot;:&quot;U12&quot;, &quot;section&quot;:&quot;A&quot;},&quot;tag&quot;:&quot;QF1&quot;, &quot;homeTeam&quot;:&quot;2nd Group 1&quot;, &quot;awayTeam&quot;:&quot;3rd Group 2&quot;, &quot;homeTeamFrom&quot;:&quot;U12_A_G1_P2&quot;, &quot;awayTeamFrom&quot;:&quot;U12_A_G2_P3&quot;, &quot;stage2Tag&quot;:&quot;U12_A_QF1&quot;}" calcext:value-type="string">
            <text:p>{"__v":0,"day":2,"dateTime":57600000,"duration":"15m","pitch":"1","competition":{"name":"U12", "section":"A"},"tag":"QF1", "homeTeam":"2nd Group 1", "awayTeam":"3rd Group 2", "homeTeamFrom":"U12_A_G1_P2", "awayTeamFrom":"U12_A_G2_P3", "stage2Tag":"U12_A_QF1"}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F2</text:p>
          </table:table-cell>
          <table:table-cell table:formula="of:=IF([.$J25]&gt;[.$J24];[.B24];[.B24]+1)" office:value-type="float" office:value="7" calcext:value-type="float">
            <text:p>7</text:p>
          </table:table-cell>
          <table:table-cell table:style-name="ce73" office:value-type="float" office:value="26" calcext:value-type="float">
            <text:p>26</text:p>
          </table:table-cell>
          <table:table-cell table:formula="of:=FIRST_GAME_MS + ((DURATION_MS + GAME_GAP_MS) * ([.$B25]-1)) + SECTION_GAP_MS" office:value-type="float" office:value="57600000" calcext:value-type="float">
            <text:p>57600000</text:p>
          </table:table-cell>
          <table:table-cell table:style-name="ce19" table:formula="of:=AGE_GROUP_TRANSLATED&amp;&quot;_&quot;&amp;SECTION_TRANSLATED&amp;&quot;_QF2&quot;" office:value-type="string" office:string-value="U12_A_QF2" calcext:value-type="string">
            <text:p>U12_A_QF2</text:p>
          </table:table-cell>
          <table:table-cell table:style-name="ce76" table:formula="of:=AGE_GROUP_TRANSLATED&amp;&quot;_&quot;&amp;SECTION_TRANSLATED&amp;&quot;_G2_P2&quot;" office:value-type="string" office:string-value="U12_A_G2_P2" calcext:value-type="string">
            <text:p>U12_A_G2_P2</text:p>
          </table:table-cell>
          <table:table-cell table:style-name="ce77" table:formula="of:=AGE_GROUP_TRANSLATED&amp;&quot;_&quot;&amp;SECTION_TRANSLATED&amp;&quot;_G1_P3&quot;" office:value-type="string" office:string-value="U12_A_G1_P3" calcext:value-type="string">
            <text:p>U12_A_G1_P3</text:p>
          </table:table-cell>
          <table:table-cell table:style-name="ce74" office:value-type="string" calcext:value-type="string">
            <text:p>2<text:span text:style-name="T1">n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style-name="ce78" table:formula="of:=IF(MOD([.$C25]; NUM_PITCHES)=0;INDEX(PITCHES;1;NUM_PITCHES);INDEX(PITCHES;1;MOD([.$C25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, &quot;&quot;homeTeamFrom&quot;&quot;:&quot;&quot;&quot; &amp; [.F25] &amp; &quot;&quot;&quot;, &quot;&quot;awayTeamFrom&quot;&quot;:&quot;&quot;&quot; &amp; [.G25] &amp; &quot;&quot;&quot;, &quot;&quot;stage2Tag&quot;&quot;:&quot;&quot;&quot; &amp; [.E25] &amp; &quot;&quot;&quot;}&quot;" office:value-type="string" office:string-value="{&quot;__v&quot;:0,&quot;day&quot;:2,&quot;dateTime&quot;:57600000,&quot;duration&quot;:&quot;15m&quot;,&quot;pitch&quot;:&quot;2&quot;,&quot;competition&quot;:{&quot;name&quot;:&quot;U12&quot;, &quot;section&quot;:&quot;A&quot;},&quot;tag&quot;:&quot;QF2&quot;, &quot;homeTeam&quot;:&quot;2nd Group 2&quot;, &quot;awayTeam&quot;:&quot;3rd Group 1&quot;, &quot;homeTeamFrom&quot;:&quot;U12_A_G2_P2&quot;, &quot;awayTeamFrom&quot;:&quot;U12_A_G1_P3&quot;, &quot;stage2Tag&quot;:&quot;U12_A_QF2&quot;}" calcext:value-type="string">
            <text:p>{"__v":0,"day":2,"dateTime":57600000,"duration":"15m","pitch":"2","competition":{"name":"U12", "section":"A"},"tag":"QF2", "homeTeam":"2nd Group 2", "awayTeam":"3rd Group 1", "homeTeamFrom":"U12_A_G2_P2", "awayTeamFrom":"U12_A_G1_P3", "stage2Tag":"U12_A_Q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3</text:p>
          </table:table-cell>
          <table:table-cell table:formula="of:=IF([.$J26]&gt;[.$J25];[.B25];[.B25]+1)" office:value-type="float" office:value="7" calcext:value-type="float">
            <text:p>7</text:p>
          </table:table-cell>
          <table:table-cell table:style-name="ce73" office:value-type="float" office:value="27" calcext:value-type="float">
            <text:p>27</text:p>
          </table:table-cell>
          <table:table-cell table:formula="of:=FIRST_GAME_MS + ((DURATION_MS + GAME_GAP_MS) * ([.$B26]-1)) + SECTION_GAP_MS" office:value-type="float" office:value="57600000" calcext:value-type="float">
            <text:p>57600000</text:p>
          </table:table-cell>
          <table:table-cell table:style-name="ce19" table:formula="of:=AGE_GROUP_TRANSLATED&amp;&quot;_&quot;&amp;SECTION_TRANSLATED&amp;&quot;_QF3&quot;" office:value-type="string" office:string-value="U12_A_QF3" calcext:value-type="string">
            <text:p>U12_A_QF3</text:p>
          </table:table-cell>
          <table:table-cell table:style-name="ce76" table:formula="of:=AGE_GROUP_TRANSLATED&amp;&quot;_&quot;&amp;SECTION_TRANSLATED&amp;&quot;_G1_P1&quot;" office:value-type="string" office:string-value="U12_A_G1_P1" calcext:value-type="string">
            <text:p>U12_A_G1_P1</text:p>
          </table:table-cell>
          <table:table-cell table:style-name="ce77" table:formula="of:=AGE_GROUP_TRANSLATED&amp;&quot;_&quot;&amp;SECTION_TRANSLATED&amp;&quot;_PO2&quot;" office:value-type="string" office:string-value="U12_A_PO2" calcext:value-type="string">
            <text:p>U12_A_PO2</text:p>
          </table:table-cell>
          <table:table-cell table:style-name="ce74" office:value-type="string" calcext:value-type="string">
            <text:p>Winner Group 1</text:p>
          </table:table-cell>
          <table:table-cell office:value-type="string" calcext:value-type="string">
            <text:p>Winner PO2</text:p>
          </table:table-cell>
          <table:table-cell table:style-name="ce78" table:formula="of:=IF(MOD([.$C26]; NUM_PITCHES)=0;INDEX(PITCHES;1;NUM_PITCHES);INDEX(PITCHES;1;MOD([.$C2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, &quot;&quot;homeTeamFrom&quot;&quot;:&quot;&quot;&quot; &amp; [.F26] &amp; &quot;&quot;&quot;, &quot;&quot;awayTeamFrom&quot;&quot;:&quot;&quot;&quot; &amp; [.G26] &amp; &quot;&quot;&quot;, &quot;&quot;stage2Tag&quot;&quot;:&quot;&quot;&quot; &amp; [.E26] &amp; &quot;&quot;&quot;}&quot;" office:value-type="string" office:string-value="{&quot;__v&quot;:0,&quot;day&quot;:2,&quot;dateTime&quot;:57600000,&quot;duration&quot;:&quot;15m&quot;,&quot;pitch&quot;:&quot;3&quot;,&quot;competition&quot;:{&quot;name&quot;:&quot;U12&quot;, &quot;section&quot;:&quot;A&quot;},&quot;tag&quot;:&quot;QF3&quot;, &quot;homeTeam&quot;:&quot;Winner Group 1&quot;, &quot;awayTeam&quot;:&quot;Winner PO2&quot;, &quot;homeTeamFrom&quot;:&quot;U12_A_G1_P1&quot;, &quot;awayTeamFrom&quot;:&quot;U12_A_PO2&quot;, &quot;stage2Tag&quot;:&quot;U12_A_QF3&quot;}" calcext:value-type="string">
            <text:p>{"__v":0,"day":2,"dateTime":57600000,"duration":"15m","pitch":"3","competition":{"name":"U12", "section":"A"},"tag":"QF3", "homeTeam":"Winner Group 1", "awayTeam":"Winner PO2", "homeTeamFrom":"U12_A_G1_P1", "awayTeamFrom":"U12_A_PO2", "stage2Tag":"U12_A_QF3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4</text:p>
          </table:table-cell>
          <table:table-cell table:formula="of:=IF([.$J27]&gt;[.$J26];[.B26];[.B26]+1)" office:value-type="float" office:value="7" calcext:value-type="float">
            <text:p>7</text:p>
          </table:table-cell>
          <table:table-cell table:style-name="ce73" office:value-type="float" office:value="28" calcext:value-type="float">
            <text:p>28</text:p>
          </table:table-cell>
          <table:table-cell table:formula="of:=FIRST_GAME_MS + ((DURATION_MS + GAME_GAP_MS) * ([.$B27]-1)) + SECTION_GAP_MS" office:value-type="float" office:value="57600000" calcext:value-type="float">
            <text:p>57600000</text:p>
          </table:table-cell>
          <table:table-cell table:style-name="ce19" table:formula="of:=AGE_GROUP_TRANSLATED&amp;&quot;_&quot;&amp;SECTION_TRANSLATED&amp;&quot;_QF4&quot;" office:value-type="string" office:string-value="U12_A_QF4" calcext:value-type="string">
            <text:p>U12_A_QF4</text:p>
          </table:table-cell>
          <table:table-cell table:style-name="ce76" table:formula="of:=AGE_GROUP_TRANSLATED&amp;&quot;_&quot;&amp;SECTION_TRANSLATED&amp;&quot;_G2_P1&quot;" office:value-type="string" office:string-value="U12_A_G2_P1" calcext:value-type="string">
            <text:p>U12_A_G2_P1</text:p>
          </table:table-cell>
          <table:table-cell table:style-name="ce77" table:formula="of:=AGE_GROUP_TRANSLATED&amp;&quot;_&quot;&amp;SECTION_TRANSLATED&amp;&quot;_PO1&quot;" office:value-type="string" office:string-value="U12_A_PO1" calcext:value-type="string">
            <text:p>U12_A_PO1</text:p>
          </table:table-cell>
          <table:table-cell table:style-name="ce74" office:value-type="string" calcext:value-type="string">
            <text:p>Winner Group 2</text:p>
          </table:table-cell>
          <table:table-cell office:value-type="string" calcext:value-type="string">
            <text:p>Winner PO1</text:p>
          </table:table-cell>
          <table:table-cell table:style-name="ce78" table:formula="of:=IF(MOD([.$C27]; NUM_PITCHES)=0;INDEX(PITCHES;1;NUM_PITCHES);INDEX(PITCHES;1;MOD([.$C2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, &quot;&quot;homeTeamFrom&quot;&quot;:&quot;&quot;&quot; &amp; [.F27] &amp; &quot;&quot;&quot;, &quot;&quot;awayTeamFrom&quot;&quot;:&quot;&quot;&quot; &amp; [.G27] &amp; &quot;&quot;&quot;, &quot;&quot;stage2Tag&quot;&quot;:&quot;&quot;&quot; &amp; [.E27] &amp; &quot;&quot;&quot;}&quot;" office:value-type="string" office:string-value="{&quot;__v&quot;:0,&quot;day&quot;:2,&quot;dateTime&quot;:57600000,&quot;duration&quot;:&quot;15m&quot;,&quot;pitch&quot;:&quot;4&quot;,&quot;competition&quot;:{&quot;name&quot;:&quot;U12&quot;, &quot;section&quot;:&quot;A&quot;},&quot;tag&quot;:&quot;QF4&quot;, &quot;homeTeam&quot;:&quot;Winner Group 2&quot;, &quot;awayTeam&quot;:&quot;Winner PO1&quot;, &quot;homeTeamFrom&quot;:&quot;U12_A_G2_P1&quot;, &quot;awayTeamFrom&quot;:&quot;U12_A_PO1&quot;, &quot;stage2Tag&quot;:&quot;U12_A_QF4&quot;}" calcext:value-type="string">
            <text:p>{"__v":0,"day":2,"dateTime":57600000,"duration":"15m","pitch":"4","competition":{"name":"U12", "section":"A"},"tag":"QF4", "homeTeam":"Winner Group 2", "awayTeam":"Winner PO1", "homeTeamFrom":"U12_A_G2_P1", "awayTeamFrom":"U12_A_PO1", "stage2Tag":"U12_A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28]&gt;[.$J27];[.B27];[.B27]+1)" office:value-type="float" office:value="8" calcext:value-type="float">
            <text:p>8</text:p>
          </table:table-cell>
          <table:table-cell table:style-name="ce73" office:value-type="float" office:value="29" calcext:value-type="float">
            <text:p>29</text:p>
          </table:table-cell>
          <table:table-cell table:formula="of:=FIRST_GAME_MS + ((DURATION_MS + GAME_GAP_MS) * ([.$B28]-1)) + SECTION_GAP_MS" office:value-type="float" office:value="58800000" calcext:value-type="float">
            <text:p>58800000</text:p>
          </table:table-cell>
          <table:table-cell table:style-name="ce19" table:formula="of:=AGE_GROUP_TRANSLATED&amp;&quot;_&quot;&amp;SECTION_TRANSLATED&amp;&quot;_SF1&quot;" office:value-type="string" office:string-value="U12_A_SF1" calcext:value-type="string">
            <text:p>U12_A_SF1</text:p>
          </table:table-cell>
          <table:table-cell table:style-name="ce76" table:formula="of:=AGE_GROUP_TRANSLATED&amp;&quot;_&quot;&amp;SECTION_TRANSLATED&amp;&quot;_QF1&quot;" office:value-type="string" office:string-value="U12_A_QF1" calcext:value-type="string">
            <text:p>U12_A_QF1</text:p>
          </table:table-cell>
          <table:table-cell table:style-name="ce77" table:formula="of:=AGE_GROUP_TRANSLATED&amp;&quot;_&quot;&amp;SECTION_TRANSLATED&amp;&quot;_QF4&quot;" office:value-type="string" office:string-value="U12_A_QF4" calcext:value-type="string">
            <text:p>U12_A_QF4</text:p>
          </table:table-cell>
          <table:table-cell table:style-name="ce74" office:value-type="string" calcext:value-type="string">
            <text:p>Winner QF1</text:p>
          </table:table-cell>
          <table:table-cell office:value-type="string" calcext:value-type="string">
            <text:p>Winner QF4</text:p>
          </table:table-cell>
          <table:table-cell table:style-name="ce78" table:formula="of:=IF(MOD([.$C28]; NUM_PITCHES)=0;INDEX(PITCHES;1;NUM_PITCHES);INDEX(PITCHES;1;MOD([.$C28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, &quot;&quot;homeTeamFrom&quot;&quot;:&quot;&quot;&quot; &amp; [.F28] &amp; &quot;&quot;&quot;, &quot;&quot;awayTeamFrom&quot;&quot;:&quot;&quot;&quot; &amp; [.G28] &amp; &quot;&quot;&quot;, &quot;&quot;stage2Tag&quot;&quot;:&quot;&quot;&quot; &amp; [.E28] &amp; &quot;&quot;&quot;}&quot;" office:value-type="string" office:string-value="{&quot;__v&quot;:0,&quot;day&quot;:2,&quot;dateTime&quot;:58800000,&quot;duration&quot;:&quot;15m&quot;,&quot;pitch&quot;:&quot;1&quot;,&quot;competition&quot;:{&quot;name&quot;:&quot;U12&quot;, &quot;section&quot;:&quot;A&quot;},&quot;tag&quot;:&quot;SF1&quot;, &quot;homeTeam&quot;:&quot;Winner QF1&quot;, &quot;awayTeam&quot;:&quot;Winner QF4&quot;, &quot;homeTeamFrom&quot;:&quot;U12_A_QF1&quot;, &quot;awayTeamFrom&quot;:&quot;U12_A_QF4&quot;, &quot;stage2Tag&quot;:&quot;U12_A_SF1&quot;}" calcext:value-type="string">
            <text:p>{"__v":0,"day":2,"dateTime":58800000,"duration":"15m","pitch":"1","competition":{"name":"U12", "section":"A"},"tag":"SF1", "homeTeam":"Winner QF1", "awayTeam":"Winner QF4", "homeTeamFrom":"U12_A_QF1", "awayTeamFrom":"U12_A_QF4", "stage2Tag":"U12_A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29]&gt;[.$J28];[.B28];[.B28]+1)" office:value-type="float" office:value="8" calcext:value-type="float">
            <text:p>8</text:p>
          </table:table-cell>
          <table:table-cell table:style-name="ce73" office:value-type="float" office:value="30" calcext:value-type="float">
            <text:p>30</text:p>
          </table:table-cell>
          <table:table-cell table:formula="of:=FIRST_GAME_MS + ((DURATION_MS + GAME_GAP_MS) * ([.$B29]-1)) + SECTION_GAP_MS" office:value-type="float" office:value="58800000" calcext:value-type="float">
            <text:p>58800000</text:p>
          </table:table-cell>
          <table:table-cell table:style-name="ce19" table:formula="of:=AGE_GROUP_TRANSLATED&amp;&quot;_&quot;&amp;SECTION_TRANSLATED&amp;&quot;_SF2&quot;" office:value-type="string" office:string-value="U12_A_SF2" calcext:value-type="string">
            <text:p>U12_A_SF2</text:p>
          </table:table-cell>
          <table:table-cell table:style-name="ce76" table:formula="of:=AGE_GROUP_TRANSLATED&amp;&quot;_&quot;&amp;SECTION_TRANSLATED&amp;&quot;_QF2&quot;" office:value-type="string" office:string-value="U12_A_QF2" calcext:value-type="string">
            <text:p>U12_A_QF2</text:p>
          </table:table-cell>
          <table:table-cell table:style-name="ce77" table:formula="of:=AGE_GROUP_TRANSLATED&amp;&quot;_&quot;&amp;SECTION_TRANSLATED&amp;&quot;_QF3&quot;" office:value-type="string" office:string-value="U12_A_QF3" calcext:value-type="string">
            <text:p>U12_A_QF3</text:p>
          </table:table-cell>
          <table:table-cell table:style-name="ce74" office:value-type="string" calcext:value-type="string">
            <text:p>Winner QF2</text:p>
          </table:table-cell>
          <table:table-cell office:value-type="string" calcext:value-type="string">
            <text:p>Winner QF3</text:p>
          </table:table-cell>
          <table:table-cell table:style-name="ce78" table:formula="of:=IF(MOD([.$C29]; NUM_PITCHES)=0;INDEX(PITCHES;1;NUM_PITCHES);INDEX(PITCHES;1;MOD([.$C29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, &quot;&quot;homeTeamFrom&quot;&quot;:&quot;&quot;&quot; &amp; [.F29] &amp; &quot;&quot;&quot;, &quot;&quot;awayTeamFrom&quot;&quot;:&quot;&quot;&quot; &amp; [.G29] &amp; &quot;&quot;&quot;, &quot;&quot;stage2Tag&quot;&quot;:&quot;&quot;&quot; &amp; [.E29] &amp; &quot;&quot;&quot;}&quot;" office:value-type="string" office:string-value="{&quot;__v&quot;:0,&quot;day&quot;:2,&quot;dateTime&quot;:58800000,&quot;duration&quot;:&quot;15m&quot;,&quot;pitch&quot;:&quot;2&quot;,&quot;competition&quot;:{&quot;name&quot;:&quot;U12&quot;, &quot;section&quot;:&quot;A&quot;},&quot;tag&quot;:&quot;SF2&quot;, &quot;homeTeam&quot;:&quot;Winner QF2&quot;, &quot;awayTeam&quot;:&quot;Winner QF3&quot;, &quot;homeTeamFrom&quot;:&quot;U12_A_QF2&quot;, &quot;awayTeamFrom&quot;:&quot;U12_A_QF3&quot;, &quot;stage2Tag&quot;:&quot;U12_A_SF2&quot;}" calcext:value-type="string">
            <text:p>{"__v":0,"day":2,"dateTime":58800000,"duration":"15m","pitch":"2","competition":{"name":"U12", "section":"A"},"tag":"SF2", "homeTeam":"Winner QF2", "awayTeam":"Winner QF3", "homeTeamFrom":"U12_A_QF2", "awayTeamFrom":"U12_A_QF3", "stage2Tag":"U12_A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30]&gt;[.$J29];[.B29];[.B29]+1)" office:value-type="float" office:value="9" calcext:value-type="float">
            <text:p>9</text:p>
          </table:table-cell>
          <table:table-cell table:style-name="ce73" office:value-type="float" office:value="33" calcext:value-type="float">
            <text:p>33</text:p>
          </table:table-cell>
          <table:table-cell table:formula="of:=FIRST_GAME_MS + ((DURATION_MS + GAME_GAP_MS) * ([.$B30]-1)) + SECTION_GAP_MS" office:value-type="float" office:value="60000000" calcext:value-type="float">
            <text:p>60000000</text:p>
          </table:table-cell>
          <table:table-cell table:style-name="ce19" table:formula="of:=AGE_GROUP_TRANSLATED&amp;&quot;_&quot;&amp;SECTION_TRANSLATED&amp;&quot;_FNL&quot;" office:value-type="string" office:string-value="U12_A_FNL" calcext:value-type="string">
            <text:p>U12_A_FNL</text:p>
          </table:table-cell>
          <table:table-cell table:style-name="ce76" table:formula="of:=AGE_GROUP_TRANSLATED&amp;&quot;_&quot;&amp;SECTION_TRANSLATED&amp;&quot;_SF1&quot;" office:value-type="string" office:string-value="U12_A_SF1" calcext:value-type="string">
            <text:p>U12_A_SF1</text:p>
          </table:table-cell>
          <table:table-cell table:style-name="ce77" table:formula="of:=AGE_GROUP_TRANSLATED&amp;&quot;_&quot;&amp;SECTION_TRANSLATED&amp;&quot;_SF2&quot;" office:value-type="string" office:string-value="U12_A_SF2" calcext:value-type="string">
            <text:p>U12_A_SF2</text:p>
          </table:table-cell>
          <table:table-cell table:style-name="ce74"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style-name="ce78" table:formula="of:=IF(MOD([.$C30]; NUM_PITCHES)=0;INDEX(PITCHES;1;NUM_PITCHES);INDEX(PITCHES;1;MOD([.$C30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, &quot;&quot;homeTeamFrom&quot;&quot;:&quot;&quot;&quot; &amp; [.F30] &amp; &quot;&quot;&quot;, &quot;&quot;awayTeamFrom&quot;&quot;:&quot;&quot;&quot; &amp; [.G30] &amp; &quot;&quot;&quot;, &quot;&quot;stage2Tag&quot;&quot;:&quot;&quot;&quot; &amp; [.E30] &amp; &quot;&quot;&quot;}&quot;" office:value-type="string" office:string-value="{&quot;__v&quot;:0,&quot;day&quot;:2,&quot;dateTime&quot;:60000000,&quot;duration&quot;:&quot;15m&quot;,&quot;pitch&quot;:&quot;1&quot;,&quot;competition&quot;:{&quot;name&quot;:&quot;U12&quot;, &quot;section&quot;:&quot;A&quot;},&quot;tag&quot;:&quot;FNL&quot;, &quot;homeTeam&quot;:&quot;Winner SF1&quot;, &quot;awayTeam&quot;:&quot;Winner SF2&quot;, &quot;homeTeamFrom&quot;:&quot;U12_A_SF1&quot;, &quot;awayTeamFrom&quot;:&quot;U12_A_SF2&quot;, &quot;stage2Tag&quot;:&quot;U12_A_FNL&quot;}" calcext:value-type="string">
            <text:p>{"__v":0,"day":2,"dateTime":60000000,"duration":"15m","pitch":"1","competition":{"name":"U12", "section":"A"},"tag":"FNL", "homeTeam":"Winner SF1", "awayTeam":"Winner SF2", "homeTeamFrom":"U12_A_SF1", "awayTeamFrom":"U12_A_SF2", "stage2Tag":"U12_A_FNL"}</text:p>
          </table:table-cell>
          <table:table-cell table:number-columns-repeated="1013"/>
        </table:table-row>
        <table:table-row table:style-name="ro1">
          <table:table-cell/>
          <table:table-cell table:style-name="ce74"/>
          <table:table-cell/>
          <table:table-cell table:style-name="ce73"/>
          <table:table-cell table:style-name="ce19"/>
          <table:table-cell/>
          <table:table-cell table:style-name="ce76"/>
          <table:table-cell table:style-name="ce77"/>
          <table:table-cell table:style-name="ce23"/>
          <table:table-cell table:style-name="ce80"/>
          <table:table-cell table:style-name="ce23"/>
          <table:table-cell table:number-columns-repeated="1013"/>
        </table:table-row>
        <table:table-row table:style-name="ro1" table:number-rows-repeated="6">
          <table:table-cell table:number-columns-repeated="4"/>
          <table:table-cell table:style-name="ce76"/>
          <table:table-cell table:style-name="ce77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 table:number-rows-repeated="2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1" table:number-rows-repeated="1048533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 x 6 KO P=2,4" table:style-name="ta2">
        <office:forms form:automatic-focus="false" form:apply-design-mode="false"/>
        <table:table-column table:style-name="co4" table:default-cell-style-name="ce73"/>
        <table:table-column table:style-name="co24" table:default-cell-style-name="ce73"/>
        <table:table-column table:style-name="co6" table:default-cell-style-name="ce73"/>
        <table:table-column table:style-name="co12" table:number-columns-repeated="2" table:default-cell-style-name="ce73"/>
        <table:table-column table:style-name="co12" table:number-columns-repeated="2" table:default-cell-style-name="ce19"/>
        <table:table-column table:style-name="co23" table:default-cell-style-name="ce76"/>
        <table:table-column table:style-name="co23" table:default-cell-style-name="ce77"/>
        <table:table-column table:style-name="co10" table:default-cell-style-name="ce23"/>
        <table:table-column table:style-name="co11" table:default-cell-style-name="ce80"/>
        <table:table-column table:style-name="co3" table:number-columns-repeated="1013" table:default-cell-style-name="ce23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1" office:value-type="string" calcext:value-type="string">
            <text:p>Index</text:p>
          </table:table-cell>
          <table:table-cell table:style-name="ce81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style-name="ce31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50400000" calcext:value-type="float">
            <text:p>504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F2];TRANSLATED_TEAM_NAMES;[.$E2]+1)" office:value-type="string" office:string-value="STBGFC Boys 'B'" calcext:value-type="string">
            <text:p>STBGFC Boys 'B'</text:p>
          </table:table-cell>
          <table:table-cell table:formula="of:=VLOOKUP([.G2];TRANSLATED_TEAM_NAMES;[.$E2]+1)">
            <text:p/>
          </table:table-cell>
          <table:table-cell table:style-name="ce78" table:formula="of:=IF(MOD([.$C2]; NUM_PITCHES)=0;INDEX(PITCHES;1;NUM_PITCHES);INDEX(PITCHES;1;MOD([.$C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50400000,&quot;duration&quot;:&quot;15m&quot;,&quot;pitch&quot;:&quot;1&quot;,&quot;competition&quot;:{&quot;name&quot;:&quot;U12&quot;, &quot;section&quot;:&quot;A&quot;, &quot;group&quot;:&quot;1&quot;},&quot;tag&quot;:&quot;1&quot;, &quot;homeTeam&quot;:&quot;STBGFC Boys 'B'&quot;, &quot;awayTeam&quot;:&quot;&quot;}" calcext:value-type="string">
            <text:p>{"__v":0,"day":2,"dateTime":50400000,"duration":"15m","pitch":"1","competition":{"name":"U12", "section":"A", "group":"1"},"tag":"1", "homeTeam":"STBGFC Boys 'B'", "awayTeam":"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$B3]-1))" office:value-type="float" office:value="50400000" calcext:value-type="float">
            <text:p>504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3];TRANSLATED_TEAM_NAMES;[.$E3]+1)" office:value-type="string" office:string-value="Mytchett Athletic Kestrels" calcext:value-type="string">
            <text:p>Mytchett Athletic Kestrels</text:p>
          </table:table-cell>
          <table:table-cell table:formula="of:=VLOOKUP([.G3];TRANSLATED_TEAM_NAMES;[.$E3]+1)" office:value-type="string" office:string-value="Rushmoor Com. Hotspurs - Blue" calcext:value-type="string">
            <text:p>Rushmoor Com. Hotspurs - Blue</text:p>
          </table:table-cell>
          <table:table-cell table:style-name="ce78" table:formula="of:=IF(MOD([.$C3]; NUM_PITCHES)=0;INDEX(PITCHES;1;NUM_PITCHES);INDEX(PITCHES;1;MOD([.$C3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50400000,&quot;duration&quot;:&quot;15m&quot;,&quot;pitch&quot;:&quot;2&quot;,&quot;competition&quot;:{&quot;name&quot;:&quot;U12&quot;, &quot;section&quot;:&quot;A&quot;, &quot;group&quot;:&quot;1&quot;},&quot;tag&quot;:&quot;1&quot;, &quot;homeTeam&quot;:&quot;Mytchett Athletic Kestrels&quot;, &quot;awayTeam&quot;:&quot;Rushmoor Com. Hotspurs - Blue&quot;}" calcext:value-type="string">
            <text:p>{"__v":0,"day":2,"dateTime":50400000,"duration":"15m","pitch":"2","competition":{"name":"U12", "section":"A", "group":"1"},"tag":"1", "homeTeam":"Mytchett Athletic Kestrels", "awayTeam":"Rushmoor Com. Hotspurs - Blue"}</text:p>
          </table:table-cell>
          <table:table-cell table:number-columns-repeated="1013"/>
        </table:table-row>
        <table:table-row table:style-name="ro1">
          <table:table-cell table:formula="of:=[.B4]" office:value-type="float" office:value="1" calcext:value-type="float">
            <text:p>1</text:p>
          </table:table-cell>
          <table:table-cell table:formula="of:=IF([.$J4]&gt;[.$J3];[.B3];[.B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$B4]-1))" office:value-type="float" office:value="50400000" calcext:value-type="float">
            <text:p>5040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F4];TRANSLATED_TEAM_NAMES;[.$E4]+1)" office:value-type="string" office:string-value="STBGFC Boys 'A'" calcext:value-type="string">
            <text:p>STBGFC Boys 'A'</text:p>
          </table:table-cell>
          <table:table-cell table:formula="of:=VLOOKUP([.G4];TRANSLATED_TEAM_NAMES;[.$E4]+1)">
            <text:p/>
          </table:table-cell>
          <table:table-cell table:style-name="ce78" table:formula="of:=IF(MOD([.$C4]; NUM_PITCHES)=0;INDEX(PITCHES;1;NUM_PITCHES);INDEX(PITCHES;1;MOD([.$C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50400000,&quot;duration&quot;:&quot;15m&quot;,&quot;pitch&quot;:&quot;3&quot;,&quot;competition&quot;:{&quot;name&quot;:&quot;U12&quot;, &quot;section&quot;:&quot;A&quot;, &quot;group&quot;:&quot;2&quot;},&quot;tag&quot;:&quot;1&quot;, &quot;homeTeam&quot;:&quot;STBGFC Boys 'A'&quot;, &quot;awayTeam&quot;:&quot;&quot;}" calcext:value-type="string">
            <text:p>{"__v":0,"day":2,"dateTime":50400000,"duration":"15m","pitch":"3","competition":{"name":"U12", "section":"A", "group":"2"},"tag":"1", "homeTeam":"STBGFC Boys 'A'", "awayTeam":""}</text:p>
          </table:table-cell>
          <table:table-cell table:number-columns-repeated="1013"/>
        </table:table-row>
        <table:table-row table:style-name="ro1">
          <table:table-cell table:formula="of:=[.B5]" office:value-type="float" office:value="1" calcext:value-type="float">
            <text:p>1</text:p>
          </table:table-cell>
          <table:table-cell table:formula="of:=IF([.$J5]&gt;[.$J4];[.B4];[.B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$B5]-1))" office:value-type="float" office:value="50400000" calcext:value-type="float">
            <text:p>504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5];TRANSLATED_TEAM_NAMES;[.$E5]+1)" office:value-type="string" office:string-value="Oxford City" calcext:value-type="string">
            <text:p>Oxford City</text:p>
          </table:table-cell>
          <table:table-cell table:formula="of:=VLOOKUP([.G5];TRANSLATED_TEAM_NAMES;[.$E5]+1)" office:value-type="string" office:string-value="Rushmoor Comm. Hotspurs - Yellow" calcext:value-type="string">
            <text:p>Rushmoor Comm. Hotspurs - Yellow</text:p>
          </table:table-cell>
          <table:table-cell table:style-name="ce78" table:formula="of:=IF(MOD([.$C5]; NUM_PITCHES)=0;INDEX(PITCHES;1;NUM_PITCHES);INDEX(PITCHES;1;MOD([.$C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50400000,&quot;duration&quot;:&quot;15m&quot;,&quot;pitch&quot;:&quot;4&quot;,&quot;competition&quot;:{&quot;name&quot;:&quot;U12&quot;, &quot;section&quot;:&quot;A&quot;, &quot;group&quot;:&quot;2&quot;},&quot;tag&quot;:&quot;1&quot;, &quot;homeTeam&quot;:&quot;Oxford City&quot;, &quot;awayTeam&quot;:&quot;Rushmoor Comm. Hotspurs - Yellow&quot;}" calcext:value-type="string">
            <text:p>{"__v":0,"day":2,"dateTime":50400000,"duration":"15m","pitch":"4","competition":{"name":"U12", "section":"A", "group":"2"},"tag":"1", "homeTeam":"Oxford City", "awayTeam":"Rushmoor Comm. Hotspurs - Yellow"}</text:p>
          </table:table-cell>
          <table:table-cell table:number-columns-repeated="1013"/>
        </table:table-row>
        <table:table-row table:style-name="ro1">
          <table:table-cell table:formula="of:=[.B6]" office:value-type="float" office:value="2" calcext:value-type="float">
            <text:p>2</text:p>
          </table:table-cell>
          <table:table-cell table:formula="of:=IF([.$J6]&gt;[.$J5];[.B5];[.B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$B6]-1))" office:value-type="float" office:value="51600000" calcext:value-type="float">
            <text:p>516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6];TRANSLATED_TEAM_NAMES;[.$E6]+1)" office:value-type="string" office:string-value="Calcot Royals" calcext:value-type="string">
            <text:p>Calcot Royals</text:p>
          </table:table-cell>
          <table:table-cell table:formula="of:=VLOOKUP([.G6];TRANSLATED_TEAM_NAMES;[.$E6]+1)" office:value-type="string" office:string-value="Hawley Colts 1" calcext:value-type="string">
            <text:p>Hawley Colts 1</text:p>
          </table:table-cell>
          <table:table-cell table:style-name="ce78" table:formula="of:=IF(MOD([.$C6]; NUM_PITCHES)=0;INDEX(PITCHES;1;NUM_PITCHES);INDEX(PITCHES;1;MOD([.$C6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51600000,&quot;duration&quot;:&quot;15m&quot;,&quot;pitch&quot;:&quot;1&quot;,&quot;competition&quot;:{&quot;name&quot;:&quot;U12&quot;, &quot;section&quot;:&quot;A&quot;, &quot;group&quot;:&quot;1&quot;},&quot;tag&quot;:&quot;2&quot;, &quot;homeTeam&quot;:&quot;Calcot Royals&quot;, &quot;awayTeam&quot;:&quot;Hawley Colts 1&quot;}" calcext:value-type="string">
            <text:p>{"__v":0,"day":2,"dateTime":51600000,"duration":"15m","pitch":"1","competition":{"name":"U12", "section":"A", "group":"1"},"tag":"2", "homeTeam":"Calcot Royals", "awayTeam":"Hawley Colts 1"}</text:p>
          </table:table-cell>
          <table:table-cell table:number-columns-repeated="1013"/>
        </table:table-row>
        <table:table-row table:style-name="ro1">
          <table:table-cell table:formula="of:=[.B7]" office:value-type="float" office:value="2" calcext:value-type="float">
            <text:p>2</text:p>
          </table:table-cell>
          <table:table-cell table:formula="of:=IF([.$J7]&gt;[.$J6];[.B6];[.B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$B7]-1))" office:value-type="float" office:value="51600000" calcext:value-type="float">
            <text:p>516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7];TRANSLATED_TEAM_NAMES;[.$E7]+1)" office:value-type="string" office:string-value="Rushmoor Com. Hotspurs - Blue" calcext:value-type="string">
            <text:p>Rushmoor Com. Hotspurs - Blue</text:p>
          </table:table-cell>
          <table:table-cell table:formula="of:=VLOOKUP([.G7];TRANSLATED_TEAM_NAMES;[.$E7]+1)" office:value-type="string" office:string-value="STBGFC Boys 'B'" calcext:value-type="string">
            <text:p>STBGFC Boys 'B'</text:p>
          </table:table-cell>
          <table:table-cell table:style-name="ce78" table:formula="of:=IF(MOD([.$C7]; NUM_PITCHES)=0;INDEX(PITCHES;1;NUM_PITCHES);INDEX(PITCHES;1;MOD([.$C7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51600000,&quot;duration&quot;:&quot;15m&quot;,&quot;pitch&quot;:&quot;2&quot;,&quot;competition&quot;:{&quot;name&quot;:&quot;U12&quot;, &quot;section&quot;:&quot;A&quot;, &quot;group&quot;:&quot;1&quot;},&quot;tag&quot;:&quot;2&quot;, &quot;homeTeam&quot;:&quot;Rushmoor Com. Hotspurs - Blue&quot;, &quot;awayTeam&quot;:&quot;STBGFC Boys 'B'&quot;}" calcext:value-type="string">
            <text:p>{"__v":0,"day":2,"dateTime":51600000,"duration":"15m","pitch":"2","competition":{"name":"U12", "section":"A", "group":"1"},"tag":"2", "homeTeam":"Rushmoor Com. Hotspurs - Blue", "awayTeam":"STBGFC Boys 'B'"}</text:p>
          </table:table-cell>
          <table:table-cell table:number-columns-repeated="1013"/>
        </table:table-row>
        <table:table-row table:style-name="ro1">
          <table:table-cell table:formula="of:=[.B8]" office:value-type="float" office:value="2" calcext:value-type="float">
            <text:p>2</text:p>
          </table:table-cell>
          <table:table-cell table:formula="of:=IF([.$J8]&gt;[.$J7];[.B7];[.B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$B8]-1))" office:value-type="float" office:value="51600000" calcext:value-type="float">
            <text:p>516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8];TRANSLATED_TEAM_NAMES;[.$E8]+1)" office:value-type="string" office:string-value="Hawley Colts 2" calcext:value-type="string">
            <text:p>Hawley Colts 2</text:p>
          </table:table-cell>
          <table:table-cell table:formula="of:=VLOOKUP([.G8];TRANSLATED_TEAM_NAMES;[.$E8]+1)" office:value-type="string" office:string-value="Holy Trinity Harriers" calcext:value-type="string">
            <text:p>Holy Trinity Harriers</text:p>
          </table:table-cell>
          <table:table-cell table:style-name="ce78" table:formula="of:=IF(MOD([.$C8]; NUM_PITCHES)=0;INDEX(PITCHES;1;NUM_PITCHES);INDEX(PITCHES;1;MOD([.$C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51600000,&quot;duration&quot;:&quot;15m&quot;,&quot;pitch&quot;:&quot;3&quot;,&quot;competition&quot;:{&quot;name&quot;:&quot;U12&quot;, &quot;section&quot;:&quot;A&quot;, &quot;group&quot;:&quot;2&quot;},&quot;tag&quot;:&quot;2&quot;, &quot;homeTeam&quot;:&quot;Hawley Colts 2&quot;, &quot;awayTeam&quot;:&quot;Holy Trinity Harriers&quot;}" calcext:value-type="string">
            <text:p>{"__v":0,"day":2,"dateTime":51600000,"duration":"15m","pitch":"3","competition":{"name":"U12", "section":"A", "group":"2"},"tag":"2", "homeTeam":"Hawley Colts 2", "awayTeam":"Holy Trinity Harriers"}</text:p>
          </table:table-cell>
          <table:table-cell table:number-columns-repeated="1013"/>
        </table:table-row>
        <table:table-row table:style-name="ro1">
          <table:table-cell table:formula="of:=[.B9]" office:value-type="float" office:value="2" calcext:value-type="float">
            <text:p>2</text:p>
          </table:table-cell>
          <table:table-cell table:formula="of:=IF([.$J9]&gt;[.$J8];[.B8];[.B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$B9]-1))" office:value-type="float" office:value="51600000" calcext:value-type="float">
            <text:p>5160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9];TRANSLATED_TEAM_NAMES;[.$E9]+1)" office:value-type="string" office:string-value="Rushmoor Comm. Hotspurs - Yellow" calcext:value-type="string">
            <text:p>Rushmoor Comm. Hotspurs - Yellow</text:p>
          </table:table-cell>
          <table:table-cell table:formula="of:=VLOOKUP([.G9];TRANSLATED_TEAM_NAMES;[.$E9]+1)" office:value-type="string" office:string-value="STBGFC Boys 'A'" calcext:value-type="string">
            <text:p>STBGFC Boys 'A'</text:p>
          </table:table-cell>
          <table:table-cell table:style-name="ce78" table:formula="of:=IF(MOD([.$C9]; NUM_PITCHES)=0;INDEX(PITCHES;1;NUM_PITCHES);INDEX(PITCHES;1;MOD([.$C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51600000,&quot;duration&quot;:&quot;15m&quot;,&quot;pitch&quot;:&quot;4&quot;,&quot;competition&quot;:{&quot;name&quot;:&quot;U12&quot;, &quot;section&quot;:&quot;A&quot;, &quot;group&quot;:&quot;2&quot;},&quot;tag&quot;:&quot;2&quot;, &quot;homeTeam&quot;:&quot;Rushmoor Comm. Hotspurs - Yellow&quot;, &quot;awayTeam&quot;:&quot;STBGFC Boys 'A'&quot;}" calcext:value-type="string">
            <text:p>{"__v":0,"day":2,"dateTime":51600000,"duration":"15m","pitch":"4","competition":{"name":"U12", "section":"A", "group":"2"},"tag":"2", "homeTeam":"Rushmoor Comm. Hotspurs - Yellow", "awayTeam":"STBGFC Boys 'A'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3" calcext:value-type="float">
            <text:p>3</text:p>
          </table:table-cell>
          <table:table-cell table:formula="of:=IF([.$J10]&gt;[.$J9];[.B9];[.B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$B10]-1))" office:value-type="float" office:value="52800000" calcext:value-type="float">
            <text:p>528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VLOOKUP([.F10];TRANSLATED_TEAM_NAMES;[.$E10]+1)">
            <text:p/>
          </table:table-cell>
          <table:table-cell table:formula="of:=VLOOKUP([.G10];TRANSLATED_TEAM_NAMES;[.$E10]+1)" office:value-type="string" office:string-value="Calcot Royals" calcext:value-type="string">
            <text:p>Calcot Royals</text:p>
          </table:table-cell>
          <table:table-cell table:style-name="ce78" table:formula="of:=IF(MOD([.$C10]; NUM_PITCHES)=0;INDEX(PITCHES;1;NUM_PITCHES);INDEX(PITCHES;1;MOD([.$C10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52800000,&quot;duration&quot;:&quot;15m&quot;,&quot;pitch&quot;:&quot;1&quot;,&quot;competition&quot;:{&quot;name&quot;:&quot;U12&quot;, &quot;section&quot;:&quot;A&quot;, &quot;group&quot;:&quot;1&quot;},&quot;tag&quot;:&quot;3&quot;, &quot;homeTeam&quot;:&quot;&quot;, &quot;awayTeam&quot;:&quot;Calcot Royals&quot;}" calcext:value-type="string">
            <text:p>{"__v":0,"day":2,"dateTime":52800000,"duration":"15m","pitch":"1","competition":{"name":"U12", "section":"A", "group":"1"},"tag":"3", "homeTeam":"", "awayTeam":"Calcot Royals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3" calcext:value-type="float">
            <text:p>3</text:p>
          </table:table-cell>
          <table:table-cell table:formula="of:=IF([.$J11]&gt;[.$J10];[.B10];[.B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$B11]-1))" office:value-type="float" office:value="52800000" calcext:value-type="float">
            <text:p>528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11];TRANSLATED_TEAM_NAMES;[.$E11]+1)" office:value-type="string" office:string-value="Hawley Colts 1" calcext:value-type="string">
            <text:p>Hawley Colts 1</text:p>
          </table:table-cell>
          <table:table-cell table:formula="of:=VLOOKUP([.G11];TRANSLATED_TEAM_NAMES;[.$E11]+1)" office:value-type="string" office:string-value="Mytchett Athletic Kestrels" calcext:value-type="string">
            <text:p>Mytchett Athletic Kestrels</text:p>
          </table:table-cell>
          <table:table-cell table:style-name="ce78" table:formula="of:=IF(MOD([.$C11]; NUM_PITCHES)=0;INDEX(PITCHES;1;NUM_PITCHES);INDEX(PITCHES;1;MOD([.$C11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52800000,&quot;duration&quot;:&quot;15m&quot;,&quot;pitch&quot;:&quot;2&quot;,&quot;competition&quot;:{&quot;name&quot;:&quot;U12&quot;, &quot;section&quot;:&quot;A&quot;, &quot;group&quot;:&quot;1&quot;},&quot;tag&quot;:&quot;3&quot;, &quot;homeTeam&quot;:&quot;Hawley Colts 1&quot;, &quot;awayTeam&quot;:&quot;Mytchett Athletic Kestrels&quot;}" calcext:value-type="string">
            <text:p>{"__v":0,"day":2,"dateTime":52800000,"duration":"15m","pitch":"2","competition":{"name":"U12", "section":"A", "group":"1"},"tag":"3", "homeTeam":"Hawley Colts 1", "awayTeam":"Mytchett Athletic Kestrels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3" calcext:value-type="float">
            <text:p>3</text:p>
          </table:table-cell>
          <table:table-cell table:formula="of:=IF([.$J12]&gt;[.$J11];[.B11];[.B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$B12]-1))" office:value-type="float" office:value="52800000" calcext:value-type="float">
            <text:p>52800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VLOOKUP([.F12];TRANSLATED_TEAM_NAMES;[.$E12]+1)">
            <text:p/>
          </table:table-cell>
          <table:table-cell table:formula="of:=VLOOKUP([.G12];TRANSLATED_TEAM_NAMES;[.$E12]+1)" office:value-type="string" office:string-value="Hawley Colts 2" calcext:value-type="string">
            <text:p>Hawley Colts 2</text:p>
          </table:table-cell>
          <table:table-cell table:style-name="ce78" table:formula="of:=IF(MOD([.$C12]; NUM_PITCHES)=0;INDEX(PITCHES;1;NUM_PITCHES);INDEX(PITCHES;1;MOD([.$C1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52800000,&quot;duration&quot;:&quot;15m&quot;,&quot;pitch&quot;:&quot;3&quot;,&quot;competition&quot;:{&quot;name&quot;:&quot;U12&quot;, &quot;section&quot;:&quot;A&quot;, &quot;group&quot;:&quot;2&quot;},&quot;tag&quot;:&quot;3&quot;, &quot;homeTeam&quot;:&quot;&quot;, &quot;awayTeam&quot;:&quot;Hawley Colts 2&quot;}" calcext:value-type="string">
            <text:p>{"__v":0,"day":2,"dateTime":52800000,"duration":"15m","pitch":"3","competition":{"name":"U12", "section":"A", "group":"2"},"tag":"3", "homeTeam":"", "awayTeam":"Hawley Colts 2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3" calcext:value-type="float">
            <text:p>3</text:p>
          </table:table-cell>
          <table:table-cell table:formula="of:=IF([.$J13]&gt;[.$J12];[.B12];[.B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$B13]-1))" office:value-type="float" office:value="52800000" calcext:value-type="float">
            <text:p>528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13];TRANSLATED_TEAM_NAMES;[.$E13]+1)" office:value-type="string" office:string-value="Holy Trinity Harriers" calcext:value-type="string">
            <text:p>Holy Trinity Harriers</text:p>
          </table:table-cell>
          <table:table-cell table:formula="of:=VLOOKUP([.G13];TRANSLATED_TEAM_NAMES;[.$E13]+1)" office:value-type="string" office:string-value="Oxford City" calcext:value-type="string">
            <text:p>Oxford City</text:p>
          </table:table-cell>
          <table:table-cell table:style-name="ce78" table:formula="of:=IF(MOD([.$C13]; NUM_PITCHES)=0;INDEX(PITCHES;1;NUM_PITCHES);INDEX(PITCHES;1;MOD([.$C1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52800000,&quot;duration&quot;:&quot;15m&quot;,&quot;pitch&quot;:&quot;4&quot;,&quot;competition&quot;:{&quot;name&quot;:&quot;U12&quot;, &quot;section&quot;:&quot;A&quot;, &quot;group&quot;:&quot;2&quot;},&quot;tag&quot;:&quot;3&quot;, &quot;homeTeam&quot;:&quot;Holy Trinity Harriers&quot;, &quot;awayTeam&quot;:&quot;Oxford City&quot;}" calcext:value-type="string">
            <text:p>{"__v":0,"day":2,"dateTime":52800000,"duration":"15m","pitch":"4","competition":{"name":"U12", "section":"A", "group":"2"},"tag":"3", "homeTeam":"Holy Trinity Harriers", "awayTeam":"Oxford City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4" calcext:value-type="float">
            <text:p>4</text:p>
          </table:table-cell>
          <table:table-cell table:formula="of:=IF([.$J14]&gt;[.$J13];[.B13];[.B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$B14]-1))" office:value-type="float" office:value="54000000" calcext:value-type="float">
            <text:p>540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.F14];TRANSLATED_TEAM_NAMES;[.$E14]+1)" office:value-type="string" office:string-value="Rushmoor Com. Hotspurs - Blue" calcext:value-type="string">
            <text:p>Rushmoor Com. Hotspurs - Blue</text:p>
          </table:table-cell>
          <table:table-cell table:formula="of:=VLOOKUP([.G14];TRANSLATED_TEAM_NAMES;[.$E14]+1)">
            <text:p/>
          </table:table-cell>
          <table:table-cell table:style-name="ce78" table:formula="of:=IF(MOD([.$C14]; NUM_PITCHES)=0;INDEX(PITCHES;1;NUM_PITCHES);INDEX(PITCHES;1;MOD([.$C14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54000000,&quot;duration&quot;:&quot;15m&quot;,&quot;pitch&quot;:&quot;1&quot;,&quot;competition&quot;:{&quot;name&quot;:&quot;U12&quot;, &quot;section&quot;:&quot;A&quot;, &quot;group&quot;:&quot;1&quot;},&quot;tag&quot;:&quot;4&quot;, &quot;homeTeam&quot;:&quot;Rushmoor Com. Hotspurs - Blue&quot;, &quot;awayTeam&quot;:&quot;&quot;}" calcext:value-type="string">
            <text:p>{"__v":0,"day":2,"dateTime":54000000,"duration":"15m","pitch":"1","competition":{"name":"U12", "section":"A", "group":"1"},"tag":"4", "homeTeam":"Rushmoor Com. Hotspurs - Blue", "awayTeam":"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4" calcext:value-type="float">
            <text:p>4</text:p>
          </table:table-cell>
          <table:table-cell table:formula="of:=IF([.$J15]&gt;[.$J14];[.B14];[.B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$B15]-1))" office:value-type="float" office:value="54000000" calcext:value-type="float">
            <text:p>540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F15];TRANSLATED_TEAM_NAMES;[.$E15]+1)" office:value-type="string" office:string-value="STBGFC Boys 'B'" calcext:value-type="string">
            <text:p>STBGFC Boys 'B'</text:p>
          </table:table-cell>
          <table:table-cell table:formula="of:=VLOOKUP([.G15];TRANSLATED_TEAM_NAMES;[.$E15]+1)" office:value-type="string" office:string-value="Hawley Colts 1" calcext:value-type="string">
            <text:p>Hawley Colts 1</text:p>
          </table:table-cell>
          <table:table-cell table:style-name="ce78" table:formula="of:=IF(MOD([.$C15]; NUM_PITCHES)=0;INDEX(PITCHES;1;NUM_PITCHES);INDEX(PITCHES;1;MOD([.$C15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54000000,&quot;duration&quot;:&quot;15m&quot;,&quot;pitch&quot;:&quot;2&quot;,&quot;competition&quot;:{&quot;name&quot;:&quot;U12&quot;, &quot;section&quot;:&quot;A&quot;, &quot;group&quot;:&quot;1&quot;},&quot;tag&quot;:&quot;4&quot;, &quot;homeTeam&quot;:&quot;STBGFC Boys 'B'&quot;, &quot;awayTeam&quot;:&quot;Hawley Colts 1&quot;}" calcext:value-type="string">
            <text:p>{"__v":0,"day":2,"dateTime":54000000,"duration":"15m","pitch":"2","competition":{"name":"U12", "section":"A", "group":"1"},"tag":"4", "homeTeam":"STBGFC Boys 'B'", "awayTeam":"Hawley Colts 1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4" calcext:value-type="float">
            <text:p>4</text:p>
          </table:table-cell>
          <table:table-cell table:formula="of:=IF([.$J16]&gt;[.$J15];[.B15];[.B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$B16]-1))" office:value-type="float" office:value="54000000" calcext:value-type="float">
            <text:p>5400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.F16];TRANSLATED_TEAM_NAMES;[.$E16]+1)" office:value-type="string" office:string-value="Rushmoor Comm. Hotspurs - Yellow" calcext:value-type="string">
            <text:p>Rushmoor Comm. Hotspurs - Yellow</text:p>
          </table:table-cell>
          <table:table-cell table:formula="of:=VLOOKUP([.G16];TRANSLATED_TEAM_NAMES;[.$E16]+1)">
            <text:p/>
          </table:table-cell>
          <table:table-cell table:style-name="ce78" table:formula="of:=IF(MOD([.$C16]; NUM_PITCHES)=0;INDEX(PITCHES;1;NUM_PITCHES);INDEX(PITCHES;1;MOD([.$C1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54000000,&quot;duration&quot;:&quot;15m&quot;,&quot;pitch&quot;:&quot;3&quot;,&quot;competition&quot;:{&quot;name&quot;:&quot;U12&quot;, &quot;section&quot;:&quot;A&quot;, &quot;group&quot;:&quot;2&quot;},&quot;tag&quot;:&quot;4&quot;, &quot;homeTeam&quot;:&quot;Rushmoor Comm. Hotspurs - Yellow&quot;, &quot;awayTeam&quot;:&quot;&quot;}" calcext:value-type="string">
            <text:p>{"__v":0,"day":2,"dateTime":54000000,"duration":"15m","pitch":"3","competition":{"name":"U12", "section":"A", "group":"2"},"tag":"4", "homeTeam":"Rushmoor Comm. Hotspurs - Yellow", "awayTeam":"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4" calcext:value-type="float">
            <text:p>4</text:p>
          </table:table-cell>
          <table:table-cell table:formula="of:=IF([.$J17]&gt;[.$J16];[.B16];[.B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$B17]-1))" office:value-type="float" office:value="54000000" calcext:value-type="float">
            <text:p>5400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F17];TRANSLATED_TEAM_NAMES;[.$E17]+1)" office:value-type="string" office:string-value="STBGFC Boys 'A'" calcext:value-type="string">
            <text:p>STBGFC Boys 'A'</text:p>
          </table:table-cell>
          <table:table-cell table:formula="of:=VLOOKUP([.G17];TRANSLATED_TEAM_NAMES;[.$E17]+1)" office:value-type="string" office:string-value="Holy Trinity Harriers" calcext:value-type="string">
            <text:p>Holy Trinity Harriers</text:p>
          </table:table-cell>
          <table:table-cell table:style-name="ce78" table:formula="of:=IF(MOD([.$C17]; NUM_PITCHES)=0;INDEX(PITCHES;1;NUM_PITCHES);INDEX(PITCHES;1;MOD([.$C1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54000000,&quot;duration&quot;:&quot;15m&quot;,&quot;pitch&quot;:&quot;4&quot;,&quot;competition&quot;:{&quot;name&quot;:&quot;U12&quot;, &quot;section&quot;:&quot;A&quot;, &quot;group&quot;:&quot;2&quot;},&quot;tag&quot;:&quot;4&quot;, &quot;homeTeam&quot;:&quot;STBGFC Boys 'A'&quot;, &quot;awayTeam&quot;:&quot;Holy Trinity Harriers&quot;}" calcext:value-type="string">
            <text:p>{"__v":0,"day":2,"dateTime":54000000,"duration":"15m","pitch":"4","competition":{"name":"U12", "section":"A", "group":"2"},"tag":"4", "homeTeam":"STBGFC Boys 'A'", "awayTeam":"Holy Trinity Harriers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5" calcext:value-type="float">
            <text:p>5</text:p>
          </table:table-cell>
          <table:table-cell table:formula="of:=IF([.$J18]&gt;[.$J17];[.B17];[.B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$B18]-1))" office:value-type="float" office:value="55200000" calcext:value-type="float">
            <text:p>552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F18];TRANSLATED_TEAM_NAMES;[.$E18]+1)" office:value-type="string" office:string-value="Calcot Royals" calcext:value-type="string">
            <text:p>Calcot Royals</text:p>
          </table:table-cell>
          <table:table-cell table:formula="of:=VLOOKUP([.G18];TRANSLATED_TEAM_NAMES;[.$E18]+1)" office:value-type="string" office:string-value="Mytchett Athletic Kestrels" calcext:value-type="string">
            <text:p>Mytchett Athletic Kestrels</text:p>
          </table:table-cell>
          <table:table-cell table:style-name="ce78" table:formula="of:=IF(MOD([.$C18]; NUM_PITCHES)=0;INDEX(PITCHES;1;NUM_PITCHES);INDEX(PITCHES;1;MOD([.$C18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55200000,&quot;duration&quot;:&quot;15m&quot;,&quot;pitch&quot;:&quot;1&quot;,&quot;competition&quot;:{&quot;name&quot;:&quot;U12&quot;, &quot;section&quot;:&quot;A&quot;, &quot;group&quot;:&quot;1&quot;},&quot;tag&quot;:&quot;5&quot;, &quot;homeTeam&quot;:&quot;Calcot Royals&quot;, &quot;awayTeam&quot;:&quot;Mytchett Athletic Kestrels&quot;}" calcext:value-type="string">
            <text:p>{"__v":0,"day":2,"dateTime":55200000,"duration":"15m","pitch":"1","competition":{"name":"U12", "section":"A", "group":"1"},"tag":"5", "homeTeam":"Calcot Royals", "awayTeam":"Mytchett Athletic Kestrels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5" calcext:value-type="float">
            <text:p>5</text:p>
          </table:table-cell>
          <table:table-cell table:formula="of:=IF([.$J19]&gt;[.$J18];[.B18];[.B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$B19]-1))" office:value-type="float" office:value="55200000" calcext:value-type="float">
            <text:p>552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.F19];TRANSLATED_TEAM_NAMES;[.$E19]+1)">
            <text:p/>
          </table:table-cell>
          <table:table-cell table:formula="of:=VLOOKUP([.G19];TRANSLATED_TEAM_NAMES;[.$E19]+1)" office:value-type="string" office:string-value="Hawley Colts 1" calcext:value-type="string">
            <text:p>Hawley Colts 1</text:p>
          </table:table-cell>
          <table:table-cell table:style-name="ce78" table:formula="of:=IF(MOD([.$C19]; NUM_PITCHES)=0;INDEX(PITCHES;1;NUM_PITCHES);INDEX(PITCHES;1;MOD([.$C19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55200000,&quot;duration&quot;:&quot;15m&quot;,&quot;pitch&quot;:&quot;2&quot;,&quot;competition&quot;:{&quot;name&quot;:&quot;U12&quot;, &quot;section&quot;:&quot;A&quot;, &quot;group&quot;:&quot;1&quot;},&quot;tag&quot;:&quot;5&quot;, &quot;homeTeam&quot;:&quot;&quot;, &quot;awayTeam&quot;:&quot;Hawley Colts 1&quot;}" calcext:value-type="string">
            <text:p>{"__v":0,"day":2,"dateTime":55200000,"duration":"15m","pitch":"2","competition":{"name":"U12", "section":"A", "group":"1"},"tag":"5", "homeTeam":"", "awayTeam":"Hawley Colts 1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5" calcext:value-type="float">
            <text:p>5</text:p>
          </table:table-cell>
          <table:table-cell table:formula="of:=IF([.$J20]&gt;[.$J19];[.B19];[.B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$B20]-1))" office:value-type="float" office:value="55200000" calcext:value-type="float">
            <text:p>552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F20];TRANSLATED_TEAM_NAMES;[.$E20]+1)" office:value-type="string" office:string-value="Hawley Colts 2" calcext:value-type="string">
            <text:p>Hawley Colts 2</text:p>
          </table:table-cell>
          <table:table-cell table:formula="of:=VLOOKUP([.G20];TRANSLATED_TEAM_NAMES;[.$E20]+1)" office:value-type="string" office:string-value="Oxford City" calcext:value-type="string">
            <text:p>Oxford City</text:p>
          </table:table-cell>
          <table:table-cell table:style-name="ce78" table:formula="of:=IF(MOD([.$C20]; NUM_PITCHES)=0;INDEX(PITCHES;1;NUM_PITCHES);INDEX(PITCHES;1;MOD([.$C20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55200000,&quot;duration&quot;:&quot;15m&quot;,&quot;pitch&quot;:&quot;3&quot;,&quot;competition&quot;:{&quot;name&quot;:&quot;U12&quot;, &quot;section&quot;:&quot;A&quot;, &quot;group&quot;:&quot;2&quot;},&quot;tag&quot;:&quot;5&quot;, &quot;homeTeam&quot;:&quot;Hawley Colts 2&quot;, &quot;awayTeam&quot;:&quot;Oxford City&quot;}" calcext:value-type="string">
            <text:p>{"__v":0,"day":2,"dateTime":55200000,"duration":"15m","pitch":"3","competition":{"name":"U12", "section":"A", "group":"2"},"tag":"5", "homeTeam":"Hawley Colts 2", "awayTeam":"Oxford City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5" calcext:value-type="float">
            <text:p>5</text:p>
          </table:table-cell>
          <table:table-cell table:formula="of:=IF([.$J21]&gt;[.$J20];[.B20];[.B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$B21]-1))" office:value-type="float" office:value="55200000" calcext:value-type="float">
            <text:p>55200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.F21];TRANSLATED_TEAM_NAMES;[.$E21]+1)">
            <text:p/>
          </table:table-cell>
          <table:table-cell table:formula="of:=VLOOKUP([.G21];TRANSLATED_TEAM_NAMES;[.$E21]+1)" office:value-type="string" office:string-value="Holy Trinity Harriers" calcext:value-type="string">
            <text:p>Holy Trinity Harriers</text:p>
          </table:table-cell>
          <table:table-cell table:style-name="ce78" table:formula="of:=IF(MOD([.$C21]; NUM_PITCHES)=0;INDEX(PITCHES;1;NUM_PITCHES);INDEX(PITCHES;1;MOD([.$C21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55200000,&quot;duration&quot;:&quot;15m&quot;,&quot;pitch&quot;:&quot;4&quot;,&quot;competition&quot;:{&quot;name&quot;:&quot;U12&quot;, &quot;section&quot;:&quot;A&quot;, &quot;group&quot;:&quot;2&quot;},&quot;tag&quot;:&quot;5&quot;, &quot;homeTeam&quot;:&quot;&quot;, &quot;awayTeam&quot;:&quot;Holy Trinity Harriers&quot;}" calcext:value-type="string">
            <text:p>{"__v":0,"day":2,"dateTime":55200000,"duration":"15m","pitch":"4","competition":{"name":"U12", "section":"A", "group":"2"},"tag":"5", "homeTeam":"", "awayTeam":"Holy Trinity Harriers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6" calcext:value-type="float">
            <text:p>6</text:p>
          </table:table-cell>
          <table:table-cell table:formula="of:=IF([.$J22]&gt;[.$J21];[.B21];[.B21]+1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$B22]-1))" office:value-type="float" office:value="56400000" calcext:value-type="float">
            <text:p>564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22];TRANSLATED_TEAM_NAMES;[.$E22]+1)" office:value-type="string" office:string-value="Rushmoor Com. Hotspurs - Blue" calcext:value-type="string">
            <text:p>Rushmoor Com. Hotspurs - Blue</text:p>
          </table:table-cell>
          <table:table-cell table:formula="of:=VLOOKUP([.G22];TRANSLATED_TEAM_NAMES;[.$E22]+1)" office:value-type="string" office:string-value="Calcot Royals" calcext:value-type="string">
            <text:p>Calcot Royals</text:p>
          </table:table-cell>
          <table:table-cell table:style-name="ce78" table:formula="of:=IF(MOD([.$C22]; NUM_PITCHES)=0;INDEX(PITCHES;1;NUM_PITCHES);INDEX(PITCHES;1;MOD([.$C2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56400000,&quot;duration&quot;:&quot;15m&quot;,&quot;pitch&quot;:&quot;1&quot;,&quot;competition&quot;:{&quot;name&quot;:&quot;U12&quot;, &quot;section&quot;:&quot;A&quot;, &quot;group&quot;:&quot;1&quot;},&quot;tag&quot;:&quot;6&quot;, &quot;homeTeam&quot;:&quot;Rushmoor Com. Hotspurs - Blue&quot;, &quot;awayTeam&quot;:&quot;Calcot Royals&quot;}" calcext:value-type="string">
            <text:p>{"__v":0,"day":2,"dateTime":56400000,"duration":"15m","pitch":"1","competition":{"name":"U12", "section":"A", "group":"1"},"tag":"6", "homeTeam":"Rushmoor Com. Hotspurs - Blue", "awayTeam":"Calcot Royals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6" calcext:value-type="float">
            <text:p>6</text:p>
          </table:table-cell>
          <table:table-cell table:formula="of:=IF([.$J23]&gt;[.$J22];[.B22];[.B22]+1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$B23]-1))" office:value-type="float" office:value="56400000" calcext:value-type="float">
            <text:p>564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F23];TRANSLATED_TEAM_NAMES;[.$E23]+1)" office:value-type="string" office:string-value="Mytchett Athletic Kestrels" calcext:value-type="string">
            <text:p>Mytchett Athletic Kestrels</text:p>
          </table:table-cell>
          <table:table-cell table:formula="of:=VLOOKUP([.G23];TRANSLATED_TEAM_NAMES;[.$E23]+1)" office:value-type="string" office:string-value="STBGFC Boys 'B'" calcext:value-type="string">
            <text:p>STBGFC Boys 'B'</text:p>
          </table:table-cell>
          <table:table-cell table:style-name="ce78" table:formula="of:=IF(MOD([.$C23]; NUM_PITCHES)=0;INDEX(PITCHES;1;NUM_PITCHES);INDEX(PITCHES;1;MOD([.$C23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56400000,&quot;duration&quot;:&quot;15m&quot;,&quot;pitch&quot;:&quot;2&quot;,&quot;competition&quot;:{&quot;name&quot;:&quot;U12&quot;, &quot;section&quot;:&quot;A&quot;, &quot;group&quot;:&quot;1&quot;},&quot;tag&quot;:&quot;6&quot;, &quot;homeTeam&quot;:&quot;Mytchett Athletic Kestrels&quot;, &quot;awayTeam&quot;:&quot;STBGFC Boys 'B'&quot;}" calcext:value-type="string">
            <text:p>{"__v":0,"day":2,"dateTime":56400000,"duration":"15m","pitch":"2","competition":{"name":"U12", "section":"A", "group":"1"},"tag":"6", "homeTeam":"Mytchett Athletic Kestrels", "awayTeam":"STBGFC Boys 'B'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6" calcext:value-type="float">
            <text:p>6</text:p>
          </table:table-cell>
          <table:table-cell table:formula="of:=IF([.$J24]&gt;[.$J23];[.B23];[.B23]+1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$B24]-1))" office:value-type="float" office:value="56400000" calcext:value-type="float">
            <text:p>5640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24];TRANSLATED_TEAM_NAMES;[.$E24]+1)" office:value-type="string" office:string-value="Rushmoor Comm. Hotspurs - Yellow" calcext:value-type="string">
            <text:p>Rushmoor Comm. Hotspurs - Yellow</text:p>
          </table:table-cell>
          <table:table-cell table:formula="of:=VLOOKUP([.G24];TRANSLATED_TEAM_NAMES;[.$E24]+1)" office:value-type="string" office:string-value="Hawley Colts 2" calcext:value-type="string">
            <text:p>Hawley Colts 2</text:p>
          </table:table-cell>
          <table:table-cell table:style-name="ce78" table:formula="of:=IF(MOD([.$C24]; NUM_PITCHES)=0;INDEX(PITCHES;1;NUM_PITCHES);INDEX(PITCHES;1;MOD([.$C2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56400000,&quot;duration&quot;:&quot;15m&quot;,&quot;pitch&quot;:&quot;3&quot;,&quot;competition&quot;:{&quot;name&quot;:&quot;U12&quot;, &quot;section&quot;:&quot;A&quot;, &quot;group&quot;:&quot;2&quot;},&quot;tag&quot;:&quot;6&quot;, &quot;homeTeam&quot;:&quot;Rushmoor Comm. Hotspurs - Yellow&quot;, &quot;awayTeam&quot;:&quot;Hawley Colts 2&quot;}" calcext:value-type="string">
            <text:p>{"__v":0,"day":2,"dateTime":56400000,"duration":"15m","pitch":"3","competition":{"name":"U12", "section":"A", "group":"2"},"tag":"6", "homeTeam":"Rushmoor Comm. Hotspurs - Yellow", "awayTeam":"Hawley Colts 2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6" calcext:value-type="float">
            <text:p>6</text:p>
          </table:table-cell>
          <table:table-cell table:formula="of:=IF([.$J25]&gt;[.$J24];[.B24];[.B24]+1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$B25]-1))" office:value-type="float" office:value="56400000" calcext:value-type="float">
            <text:p>564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F25];TRANSLATED_TEAM_NAMES;[.$E25]+1)" office:value-type="string" office:string-value="Oxford City" calcext:value-type="string">
            <text:p>Oxford City</text:p>
          </table:table-cell>
          <table:table-cell table:formula="of:=VLOOKUP([.G25];TRANSLATED_TEAM_NAMES;[.$E25]+1)" office:value-type="string" office:string-value="STBGFC Boys 'A'" calcext:value-type="string">
            <text:p>STBGFC Boys 'A'</text:p>
          </table:table-cell>
          <table:table-cell table:style-name="ce78" table:formula="of:=IF(MOD([.$C25]; NUM_PITCHES)=0;INDEX(PITCHES;1;NUM_PITCHES);INDEX(PITCHES;1;MOD([.$C2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56400000,&quot;duration&quot;:&quot;15m&quot;,&quot;pitch&quot;:&quot;4&quot;,&quot;competition&quot;:{&quot;name&quot;:&quot;U12&quot;, &quot;section&quot;:&quot;A&quot;, &quot;group&quot;:&quot;2&quot;},&quot;tag&quot;:&quot;6&quot;, &quot;homeTeam&quot;:&quot;Oxford City&quot;, &quot;awayTeam&quot;:&quot;STBGFC Boys 'A'&quot;}" calcext:value-type="string">
            <text:p>{"__v":0,"day":2,"dateTime":56400000,"duration":"15m","pitch":"4","competition":{"name":"U12", "section":"A", "group":"2"},"tag":"6", "homeTeam":"Oxford City", "awayTeam":"STBGFC Boys 'A'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7" calcext:value-type="float">
            <text:p>7</text:p>
          </table:table-cell>
          <table:table-cell table:formula="of:=IF([.$J26]&gt;[.$J25];[.B25];[.B25]+1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$B26]-1))" office:value-type="float" office:value="57600000" calcext:value-type="float">
            <text:p>576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F26];TRANSLATED_TEAM_NAMES;[.$E26]+1)" office:value-type="string" office:string-value="Hawley Colts 1" calcext:value-type="string">
            <text:p>Hawley Colts 1</text:p>
          </table:table-cell>
          <table:table-cell table:formula="of:=VLOOKUP([.G26];TRANSLATED_TEAM_NAMES;[.$E26]+1)" office:value-type="string" office:string-value="Rushmoor Com. Hotspurs - Blue" calcext:value-type="string">
            <text:p>Rushmoor Com. Hotspurs - Blue</text:p>
          </table:table-cell>
          <table:table-cell table:style-name="ce78" table:formula="of:=IF(MOD([.$C26]; NUM_PITCHES)=0;INDEX(PITCHES;1;NUM_PITCHES);INDEX(PITCHES;1;MOD([.$C26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57600000,&quot;duration&quot;:&quot;15m&quot;,&quot;pitch&quot;:&quot;1&quot;,&quot;competition&quot;:{&quot;name&quot;:&quot;U12&quot;, &quot;section&quot;:&quot;A&quot;, &quot;group&quot;:&quot;1&quot;},&quot;tag&quot;:&quot;7&quot;, &quot;homeTeam&quot;:&quot;Hawley Colts 1&quot;, &quot;awayTeam&quot;:&quot;Rushmoor Com. Hotspurs - Blue&quot;}" calcext:value-type="string">
            <text:p>{"__v":0,"day":2,"dateTime":57600000,"duration":"15m","pitch":"1","competition":{"name":"U12", "section":"A", "group":"1"},"tag":"7", "homeTeam":"Hawley Colts 1", "awayTeam":"Rushmoor Com. Hotspurs - Blue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7" calcext:value-type="float">
            <text:p>7</text:p>
          </table:table-cell>
          <table:table-cell table:formula="of:=IF([.$J27]&gt;[.$J26];[.B26];[.B26]+1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$B27]-1))" office:value-type="float" office:value="57600000" calcext:value-type="float">
            <text:p>576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.F27];TRANSLATED_TEAM_NAMES;[.$E27]+1)" office:value-type="string" office:string-value="Mytchett Athletic Kestrels" calcext:value-type="string">
            <text:p>Mytchett Athletic Kestrels</text:p>
          </table:table-cell>
          <table:table-cell table:formula="of:=VLOOKUP([.G27];TRANSLATED_TEAM_NAMES;[.$E27]+1)">
            <text:p/>
          </table:table-cell>
          <table:table-cell table:style-name="ce78" table:formula="of:=IF(MOD([.$C27]; NUM_PITCHES)=0;INDEX(PITCHES;1;NUM_PITCHES);INDEX(PITCHES;1;MOD([.$C27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57600000,&quot;duration&quot;:&quot;15m&quot;,&quot;pitch&quot;:&quot;2&quot;,&quot;competition&quot;:{&quot;name&quot;:&quot;U12&quot;, &quot;section&quot;:&quot;A&quot;, &quot;group&quot;:&quot;1&quot;},&quot;tag&quot;:&quot;7&quot;, &quot;homeTeam&quot;:&quot;Mytchett Athletic Kestrels&quot;, &quot;awayTeam&quot;:&quot;&quot;}" calcext:value-type="string">
            <text:p>{"__v":0,"day":2,"dateTime":57600000,"duration":"15m","pitch":"2","competition":{"name":"U12", "section":"A", "group":"1"},"tag":"7", "homeTeam":"Mytchett Athletic Kestrels", "awayTeam":"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7" calcext:value-type="float">
            <text:p>7</text:p>
          </table:table-cell>
          <table:table-cell table:formula="of:=IF([.$J28]&gt;[.$J27];[.B27];[.B27]+1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$B28]-1))" office:value-type="float" office:value="57600000" calcext:value-type="float">
            <text:p>576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F28];TRANSLATED_TEAM_NAMES;[.$E28]+1)" office:value-type="string" office:string-value="Holy Trinity Harriers" calcext:value-type="string">
            <text:p>Holy Trinity Harriers</text:p>
          </table:table-cell>
          <table:table-cell table:formula="of:=VLOOKUP([.G28];TRANSLATED_TEAM_NAMES;[.$E28]+1)" office:value-type="string" office:string-value="Rushmoor Comm. Hotspurs - Yellow" calcext:value-type="string">
            <text:p>Rushmoor Comm. Hotspurs - Yellow</text:p>
          </table:table-cell>
          <table:table-cell table:style-name="ce78" table:formula="of:=IF(MOD([.$C28]; NUM_PITCHES)=0;INDEX(PITCHES;1;NUM_PITCHES);INDEX(PITCHES;1;MOD([.$C2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57600000,&quot;duration&quot;:&quot;15m&quot;,&quot;pitch&quot;:&quot;3&quot;,&quot;competition&quot;:{&quot;name&quot;:&quot;U12&quot;, &quot;section&quot;:&quot;A&quot;, &quot;group&quot;:&quot;2&quot;},&quot;tag&quot;:&quot;7&quot;, &quot;homeTeam&quot;:&quot;Holy Trinity Harriers&quot;, &quot;awayTeam&quot;:&quot;Rushmoor Comm. Hotspurs - Yellow&quot;}" calcext:value-type="string">
            <text:p>{"__v":0,"day":2,"dateTime":57600000,"duration":"15m","pitch":"3","competition":{"name":"U12", "section":"A", "group":"2"},"tag":"7", "homeTeam":"Holy Trinity Harriers", "awayTeam":"Rushmoor Comm. Hotspurs - Yellow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7" calcext:value-type="float">
            <text:p>7</text:p>
          </table:table-cell>
          <table:table-cell table:formula="of:=IF([.$J29]&gt;[.$J28];[.B28];[.B28]+1)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$B29]-1))" office:value-type="float" office:value="57600000" calcext:value-type="float">
            <text:p>576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.F29];TRANSLATED_TEAM_NAMES;[.$E29]+1)" office:value-type="string" office:string-value="Oxford City" calcext:value-type="string">
            <text:p>Oxford City</text:p>
          </table:table-cell>
          <table:table-cell table:formula="of:=VLOOKUP([.G29];TRANSLATED_TEAM_NAMES;[.$E29]+1)">
            <text:p/>
          </table:table-cell>
          <table:table-cell table:style-name="ce78" table:formula="of:=IF(MOD([.$C29]; NUM_PITCHES)=0;INDEX(PITCHES;1;NUM_PITCHES);INDEX(PITCHES;1;MOD([.$C2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57600000,&quot;duration&quot;:&quot;15m&quot;,&quot;pitch&quot;:&quot;4&quot;,&quot;competition&quot;:{&quot;name&quot;:&quot;U12&quot;, &quot;section&quot;:&quot;A&quot;, &quot;group&quot;:&quot;2&quot;},&quot;tag&quot;:&quot;7&quot;, &quot;homeTeam&quot;:&quot;Oxford City&quot;, &quot;awayTeam&quot;:&quot;&quot;}" calcext:value-type="string">
            <text:p>{"__v":0,"day":2,"dateTime":57600000,"duration":"15m","pitch":"4","competition":{"name":"U12", "section":"A", "group":"2"},"tag":"7", "homeTeam":"Oxford City", "awayTeam":"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8" calcext:value-type="float">
            <text:p>8</text:p>
          </table:table-cell>
          <table:table-cell table:formula="of:=IF([.$J30]&gt;[.$J29];[.B29];[.B29]+1)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formula="of:=FIRST_GAME_MS + ((DURATION_MS + GAME_GAP_MS) * ([.$B30]-1))" office:value-type="float" office:value="58800000" calcext:value-type="float">
            <text:p>588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30];TRANSLATED_TEAM_NAMES;[.$E30]+1)" office:value-type="string" office:string-value="STBGFC Boys 'B'" calcext:value-type="string">
            <text:p>STBGFC Boys 'B'</text:p>
          </table:table-cell>
          <table:table-cell table:formula="of:=VLOOKUP([.G30];TRANSLATED_TEAM_NAMES;[.$E30]+1)" office:value-type="string" office:string-value="Calcot Royals" calcext:value-type="string">
            <text:p>Calcot Royals</text:p>
          </table:table-cell>
          <table:table-cell table:style-name="ce78" table:formula="of:=IF(MOD([.$C30]; NUM_PITCHES)=0;INDEX(PITCHES;1;NUM_PITCHES);INDEX(PITCHES;1;MOD([.$C30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2,&quot;dateTime&quot;:58800000,&quot;duration&quot;:&quot;15m&quot;,&quot;pitch&quot;:&quot;1&quot;,&quot;competition&quot;:{&quot;name&quot;:&quot;U12&quot;, &quot;section&quot;:&quot;A&quot;, &quot;group&quot;:&quot;1&quot;},&quot;tag&quot;:&quot;8&quot;, &quot;homeTeam&quot;:&quot;STBGFC Boys 'B'&quot;, &quot;awayTeam&quot;:&quot;Calcot Royals&quot;}" calcext:value-type="string">
            <text:p>{"__v":0,"day":2,"dateTime":58800000,"duration":"15m","pitch":"1","competition":{"name":"U12", "section":"A", "group":"1"},"tag":"8", "homeTeam":"STBGFC Boys 'B'", "awayTeam":"Calcot Royals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8" calcext:value-type="float">
            <text:p>8</text:p>
          </table:table-cell>
          <table:table-cell table:formula="of:=IF([.$J31]&gt;[.$J30];[.B30];[.B30]+1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FIRST_GAME_MS + ((DURATION_MS + GAME_GAP_MS) * ([.$B31]-1))" office:value-type="float" office:value="58800000" calcext:value-type="float">
            <text:p>5880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31];TRANSLATED_TEAM_NAMES;[.$E31]+1)" office:value-type="string" office:string-value="STBGFC Boys 'A'" calcext:value-type="string">
            <text:p>STBGFC Boys 'A'</text:p>
          </table:table-cell>
          <table:table-cell table:formula="of:=VLOOKUP([.G31];TRANSLATED_TEAM_NAMES;[.$E31]+1)" office:value-type="string" office:string-value="Hawley Colts 2" calcext:value-type="string">
            <text:p>Hawley Colts 2</text:p>
          </table:table-cell>
          <table:table-cell table:style-name="ce78" table:formula="of:=IF(MOD([.$C31]; NUM_PITCHES)=0;INDEX(PITCHES;1;NUM_PITCHES);INDEX(PITCHES;1;MOD([.$C31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2,&quot;dateTime&quot;:58800000,&quot;duration&quot;:&quot;15m&quot;,&quot;pitch&quot;:&quot;2&quot;,&quot;competition&quot;:{&quot;name&quot;:&quot;U12&quot;, &quot;section&quot;:&quot;A&quot;, &quot;group&quot;:&quot;2&quot;},&quot;tag&quot;:&quot;8&quot;, &quot;homeTeam&quot;:&quot;STBGFC Boys 'A'&quot;, &quot;awayTeam&quot;:&quot;Hawley Colts 2&quot;}" calcext:value-type="string">
            <text:p>{"__v":0,"day":2,"dateTime":58800000,"duration":"15m","pitch":"2","competition":{"name":"U12", "section":"A", "group":"2"},"tag":"8", "homeTeam":"STBGFC Boys 'A'", "awayTeam":"Hawley Colts 2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1</text:p>
          </table:table-cell>
          <table:table-cell table:formula="of:=IF([.$J32]&gt;[.$J31];[.B31];[.B31]+1)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formula="of:=FIRST_GAME_MS + ((DURATION_MS + GAME_GAP_MS) * ([.$B32]-1)) + SECTION_GAP_MS" office:value-type="float" office:value="60000000" calcext:value-type="float">
            <text:p>60000000</text:p>
          </table:table-cell>
          <table:table-cell table:style-name="ce19" table:formula="of:=AGE_GROUP_TRANSLATED&amp;&quot;_&quot;&amp;SECTION_TRANSLATED&amp;&quot;_QF1&quot;" office:value-type="string" office:string-value="U12_A_QF1" calcext:value-type="string">
            <text:p>U12_A_QF1</text:p>
          </table:table-cell>
          <table:table-cell table:formula="of:=AGE_GROUP_TRANSLATED&amp;&quot;_&quot;&amp;SECTION_TRANSLATED&amp;&quot;_G1_P1&quot;" office:value-type="string" office:string-value="U12_A_G1_P1" calcext:value-type="string">
            <text:p>U12_A_G1_P1</text:p>
          </table:table-cell>
          <table:table-cell table:formula="of:=AGE_GROUP_TRANSLATED&amp;&quot;_&quot;&amp;SECTION_TRANSLATED&amp;&quot;_G2_P4&quot;" office:value-type="string" office:string-value="U12_A_G2_P4" calcext:value-type="string">
            <text:p>U12_A_G2_P4</text:p>
          </table:table-cell>
          <table:table-cell table:style-name="ce74" office:value-type="string" calcext:value-type="string">
            <text:p>Winner Group 1</text:p>
          </table:table-cell>
          <table:table-cell office:value-type="string" calcext:value-type="string">
            <text:p>4<text:span text:style-name="T1">th</text:span> Group 2</text:p>
          </table:table-cell>
          <table:table-cell table:style-name="ce78" table:formula="of:=IF(MOD([.$C32]; NUM_PITCHES)=0;INDEX(PITCHES;1;NUM_PITCHES);INDEX(PITCHES;1;MOD([.$C3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, &quot;&quot;homeTeamFrom&quot;&quot;:&quot;&quot;&quot; &amp; [.F32] &amp; &quot;&quot;&quot;, &quot;&quot;awayTeamFrom&quot;&quot;:&quot;&quot;&quot; &amp; [.G32] &amp; &quot;&quot;&quot;, &quot;&quot;stage2Tag&quot;&quot;:&quot;&quot;&quot; &amp; [.E32] &amp; &quot;&quot;&quot;}&quot;" office:value-type="string" office:string-value="{&quot;__v&quot;:0,&quot;day&quot;:2,&quot;dateTime&quot;:60000000,&quot;duration&quot;:&quot;15m&quot;,&quot;pitch&quot;:&quot;1&quot;,&quot;competition&quot;:{&quot;name&quot;:&quot;U12&quot;, &quot;section&quot;:&quot;A&quot;},&quot;tag&quot;:&quot;QF1&quot;, &quot;homeTeam&quot;:&quot;Winner Group 1&quot;, &quot;awayTeam&quot;:&quot;4th Group 2&quot;, &quot;homeTeamFrom&quot;:&quot;U12_A_G1_P1&quot;, &quot;awayTeamFrom&quot;:&quot;U12_A_G2_P4&quot;, &quot;stage2Tag&quot;:&quot;U12_A_QF1&quot;}" calcext:value-type="string">
            <text:p>{"__v":0,"day":2,"dateTime":60000000,"duration":"15m","pitch":"1","competition":{"name":"U12", "section":"A"},"tag":"QF1", "homeTeam":"Winner Group 1", "awayTeam":"4th Group 2", "homeTeamFrom":"U12_A_G1_P1", "awayTeamFrom":"U12_A_G2_P4", "stage2Tag":"U12_A_QF1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2</text:p>
          </table:table-cell>
          <table:table-cell table:formula="of:=IF([.$J33]&gt;[.$J32];[.B32];[.B32]+1)"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formula="of:=FIRST_GAME_MS + ((DURATION_MS + GAME_GAP_MS) * ([.$B33]-1)) + SECTION_GAP_MS" office:value-type="float" office:value="60000000" calcext:value-type="float">
            <text:p>60000000</text:p>
          </table:table-cell>
          <table:table-cell table:style-name="ce19" table:formula="of:=AGE_GROUP_TRANSLATED&amp;&quot;_&quot;&amp;SECTION_TRANSLATED&amp;&quot;_QF2&quot;" office:value-type="string" office:string-value="U12_A_QF2" calcext:value-type="string">
            <text:p>U12_A_QF2</text:p>
          </table:table-cell>
          <table:table-cell table:formula="of:=AGE_GROUP_TRANSLATED&amp;&quot;_&quot;&amp;SECTION_TRANSLATED&amp;&quot;_G2_P1&quot;" office:value-type="string" office:string-value="U12_A_G2_P1" calcext:value-type="string">
            <text:p>U12_A_G2_P1</text:p>
          </table:table-cell>
          <table:table-cell table:formula="of:=AGE_GROUP_TRANSLATED&amp;&quot;_&quot;&amp;SECTION_TRANSLATED&amp;&quot;_G1_P4&quot;" office:value-type="string" office:string-value="U12_A_G1_P4" calcext:value-type="string">
            <text:p>U12_A_G1_P4</text:p>
          </table:table-cell>
          <table:table-cell table:style-name="ce74" office:value-type="string" calcext:value-type="string">
            <text:p>Winner Group 2</text:p>
          </table:table-cell>
          <table:table-cell office:value-type="string" calcext:value-type="string">
            <text:p>4<text:span text:style-name="T1">th</text:span> Group 1</text:p>
          </table:table-cell>
          <table:table-cell table:style-name="ce78" table:formula="of:=IF(MOD([.$C33]; NUM_PITCHES)=0;INDEX(PITCHES;1;NUM_PITCHES);INDEX(PITCHES;1;MOD([.$C33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, &quot;&quot;homeTeamFrom&quot;&quot;:&quot;&quot;&quot; &amp; [.F33] &amp; &quot;&quot;&quot;, &quot;&quot;awayTeamFrom&quot;&quot;:&quot;&quot;&quot; &amp; [.G33] &amp; &quot;&quot;&quot;, &quot;&quot;stage2Tag&quot;&quot;:&quot;&quot;&quot; &amp; [.E33] &amp; &quot;&quot;&quot;}&quot;" office:value-type="string" office:string-value="{&quot;__v&quot;:0,&quot;day&quot;:2,&quot;dateTime&quot;:60000000,&quot;duration&quot;:&quot;15m&quot;,&quot;pitch&quot;:&quot;2&quot;,&quot;competition&quot;:{&quot;name&quot;:&quot;U12&quot;, &quot;section&quot;:&quot;A&quot;},&quot;tag&quot;:&quot;QF2&quot;, &quot;homeTeam&quot;:&quot;Winner Group 2&quot;, &quot;awayTeam&quot;:&quot;4th Group 1&quot;, &quot;homeTeamFrom&quot;:&quot;U12_A_G2_P1&quot;, &quot;awayTeamFrom&quot;:&quot;U12_A_G1_P4&quot;, &quot;stage2Tag&quot;:&quot;U12_A_QF2&quot;}" calcext:value-type="string">
            <text:p>{"__v":0,"day":2,"dateTime":60000000,"duration":"15m","pitch":"2","competition":{"name":"U12", "section":"A"},"tag":"QF2", "homeTeam":"Winner Group 2", "awayTeam":"4th Group 1", "homeTeamFrom":"U12_A_G2_P1", "awayTeamFrom":"U12_A_G1_P4", "stage2Tag":"U12_A_QF2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3</text:p>
          </table:table-cell>
          <table:table-cell table:formula="of:=IF([.$J34]&gt;[.$J33];[.B33];[.B33]+1)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formula="of:=FIRST_GAME_MS + ((DURATION_MS + GAME_GAP_MS) * ([.$B34]-1)) + SECTION_GAP_MS" office:value-type="float" office:value="60000000" calcext:value-type="float">
            <text:p>60000000</text:p>
          </table:table-cell>
          <table:table-cell table:style-name="ce19" table:formula="of:=AGE_GROUP_TRANSLATED&amp;&quot;_&quot;&amp;SECTION_TRANSLATED&amp;&quot;_QF3&quot;" office:value-type="string" office:string-value="U12_A_QF3" calcext:value-type="string">
            <text:p>U12_A_QF3</text:p>
          </table:table-cell>
          <table:table-cell table:formula="of:=AGE_GROUP_TRANSLATED&amp;&quot;_&quot;&amp;SECTION_TRANSLATED&amp;&quot;_G1_P2&quot;" office:value-type="string" office:string-value="U12_A_G1_P2" calcext:value-type="string">
            <text:p>U12_A_G1_P2</text:p>
          </table:table-cell>
          <table:table-cell table:formula="of:=AGE_GROUP_TRANSLATED&amp;&quot;_&quot;&amp;SECTION_TRANSLATED&amp;&quot;_G2_P3&quot;" office:value-type="string" office:string-value="U12_A_G2_P3" calcext:value-type="string">
            <text:p>U12_A_G2_P3</text:p>
          </table:table-cell>
          <table:table-cell table:style-name="ce74" office:value-type="string" calcext:value-type="string">
            <text:p>2<text:span text:style-name="T1">nd</text:span> Group 1</text:p>
          </table:table-cell>
          <table:table-cell office:value-type="string" calcext:value-type="string">
            <text:p>3<text:span text:style-name="T1">rd</text:span> Group 2</text:p>
          </table:table-cell>
          <table:table-cell table:style-name="ce78" table:formula="of:=IF(MOD([.$C34]; NUM_PITCHES)=0;INDEX(PITCHES;1;NUM_PITCHES);INDEX(PITCHES;1;MOD([.$C3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, &quot;&quot;homeTeamFrom&quot;&quot;:&quot;&quot;&quot; &amp; [.F34] &amp; &quot;&quot;&quot;, &quot;&quot;awayTeamFrom&quot;&quot;:&quot;&quot;&quot; &amp; [.G34] &amp; &quot;&quot;&quot;, &quot;&quot;stage2Tag&quot;&quot;:&quot;&quot;&quot; &amp; [.E34] &amp; &quot;&quot;&quot;}&quot;" office:value-type="string" office:string-value="{&quot;__v&quot;:0,&quot;day&quot;:2,&quot;dateTime&quot;:60000000,&quot;duration&quot;:&quot;15m&quot;,&quot;pitch&quot;:&quot;3&quot;,&quot;competition&quot;:{&quot;name&quot;:&quot;U12&quot;, &quot;section&quot;:&quot;A&quot;},&quot;tag&quot;:&quot;QF3&quot;, &quot;homeTeam&quot;:&quot;2nd Group 1&quot;, &quot;awayTeam&quot;:&quot;3rd Group 2&quot;, &quot;homeTeamFrom&quot;:&quot;U12_A_G1_P2&quot;, &quot;awayTeamFrom&quot;:&quot;U12_A_G2_P3&quot;, &quot;stage2Tag&quot;:&quot;U12_A_QF3&quot;}" calcext:value-type="string">
            <text:p>{"__v":0,"day":2,"dateTime":60000000,"duration":"15m","pitch":"3","competition":{"name":"U12", "section":"A"},"tag":"QF3", "homeTeam":"2nd Group 1", "awayTeam":"3rd Group 2", "homeTeamFrom":"U12_A_G1_P2", "awayTeamFrom":"U12_A_G2_P3", "stage2Tag":"U12_A_QF3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4</text:p>
          </table:table-cell>
          <table:table-cell table:formula="of:=IF([.$J35]&gt;[.$J34];[.B34];[.B34]+1)"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formula="of:=FIRST_GAME_MS + ((DURATION_MS + GAME_GAP_MS) * ([.$B35]-1)) + SECTION_GAP_MS" office:value-type="float" office:value="60000000" calcext:value-type="float">
            <text:p>60000000</text:p>
          </table:table-cell>
          <table:table-cell table:style-name="ce19" table:formula="of:=AGE_GROUP_TRANSLATED&amp;&quot;_&quot;&amp;SECTION_TRANSLATED&amp;&quot;_QF4&quot;" office:value-type="string" office:string-value="U12_A_QF4" calcext:value-type="string">
            <text:p>U12_A_QF4</text:p>
          </table:table-cell>
          <table:table-cell table:formula="of:=AGE_GROUP_TRANSLATED&amp;&quot;_&quot;&amp;SECTION_TRANSLATED&amp;&quot;_G2_P2&quot;" office:value-type="string" office:string-value="U12_A_G2_P2" calcext:value-type="string">
            <text:p>U12_A_G2_P2</text:p>
          </table:table-cell>
          <table:table-cell table:formula="of:=AGE_GROUP_TRANSLATED&amp;&quot;_&quot;&amp;SECTION_TRANSLATED&amp;&quot;_G1_P3&quot;" office:value-type="string" office:string-value="U12_A_G1_P3" calcext:value-type="string">
            <text:p>U12_A_G1_P3</text:p>
          </table:table-cell>
          <table:table-cell table:style-name="ce74" office:value-type="string" calcext:value-type="string">
            <text:p>2<text:span text:style-name="T1">n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style-name="ce78" table:formula="of:=IF(MOD([.$C35]; NUM_PITCHES)=0;INDEX(PITCHES;1;NUM_PITCHES);INDEX(PITCHES;1;MOD([.$C3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, &quot;&quot;homeTeamFrom&quot;&quot;:&quot;&quot;&quot; &amp; [.F35] &amp; &quot;&quot;&quot;, &quot;&quot;awayTeamFrom&quot;&quot;:&quot;&quot;&quot; &amp; [.G35] &amp; &quot;&quot;&quot;, &quot;&quot;stage2Tag&quot;&quot;:&quot;&quot;&quot; &amp; [.E35] &amp; &quot;&quot;&quot;}&quot;" office:value-type="string" office:string-value="{&quot;__v&quot;:0,&quot;day&quot;:2,&quot;dateTime&quot;:60000000,&quot;duration&quot;:&quot;15m&quot;,&quot;pitch&quot;:&quot;4&quot;,&quot;competition&quot;:{&quot;name&quot;:&quot;U12&quot;, &quot;section&quot;:&quot;A&quot;},&quot;tag&quot;:&quot;QF4&quot;, &quot;homeTeam&quot;:&quot;2nd Group 2&quot;, &quot;awayTeam&quot;:&quot;3rd Group 1&quot;, &quot;homeTeamFrom&quot;:&quot;U12_A_G2_P2&quot;, &quot;awayTeamFrom&quot;:&quot;U12_A_G1_P3&quot;, &quot;stage2Tag&quot;:&quot;U12_A_QF4&quot;}" calcext:value-type="string">
            <text:p>{"__v":0,"day":2,"dateTime":60000000,"duration":"15m","pitch":"4","competition":{"name":"U12", "section":"A"},"tag":"QF4", "homeTeam":"2nd Group 2", "awayTeam":"3rd Group 1", "homeTeamFrom":"U12_A_G2_P2", "awayTeamFrom":"U12_A_G1_P3", "stage2Tag":"U12_A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36]&gt;[.$J35];[.B35];[.B35]+1)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formula="of:=FIRST_GAME_MS + ((DURATION_MS + GAME_GAP_MS) * ([.$B36]-1)) + SECTION_GAP_MS" office:value-type="float" office:value="61200000" calcext:value-type="float">
            <text:p>61200000</text:p>
          </table:table-cell>
          <table:table-cell table:style-name="ce19" table:formula="of:=AGE_GROUP_TRANSLATED&amp;&quot;_&quot;&amp;SECTION_TRANSLATED&amp;&quot;_SF1&quot;" office:value-type="string" office:string-value="U12_A_SF1" calcext:value-type="string">
            <text:p>U12_A_SF1</text:p>
          </table:table-cell>
          <table:table-cell table:formula="of:=AGE_GROUP_TRANSLATED&amp;&quot;_&quot;&amp;SECTION_TRANSLATED&amp;&quot;_QF1&quot;" office:value-type="string" office:string-value="U12_A_QF1" calcext:value-type="string">
            <text:p>U12_A_QF1</text:p>
          </table:table-cell>
          <table:table-cell table:formula="of:=AGE_GROUP_TRANSLATED&amp;&quot;_&quot;&amp;SECTION_TRANSLATED&amp;&quot;_QF4&quot;" office:value-type="string" office:string-value="U12_A_QF4" calcext:value-type="string">
            <text:p>U12_A_QF4</text:p>
          </table:table-cell>
          <table:table-cell table:style-name="ce74" office:value-type="string" calcext:value-type="string">
            <text:p>Winner QF1</text:p>
          </table:table-cell>
          <table:table-cell office:value-type="string" calcext:value-type="string">
            <text:p>Winner QF4</text:p>
          </table:table-cell>
          <table:table-cell table:style-name="ce78" table:formula="of:=IF(MOD([.$C36]; NUM_PITCHES)=0;INDEX(PITCHES;1;NUM_PITCHES);INDEX(PITCHES;1;MOD([.$C36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, &quot;&quot;homeTeamFrom&quot;&quot;:&quot;&quot;&quot; &amp; [.F36] &amp; &quot;&quot;&quot;, &quot;&quot;awayTeamFrom&quot;&quot;:&quot;&quot;&quot; &amp; [.G36] &amp; &quot;&quot;&quot;, &quot;&quot;stage2Tag&quot;&quot;:&quot;&quot;&quot; &amp; [.E36] &amp; &quot;&quot;&quot;}&quot;" office:value-type="string" office:string-value="{&quot;__v&quot;:0,&quot;day&quot;:2,&quot;dateTime&quot;:61200000,&quot;duration&quot;:&quot;15m&quot;,&quot;pitch&quot;:&quot;1&quot;,&quot;competition&quot;:{&quot;name&quot;:&quot;U12&quot;, &quot;section&quot;:&quot;A&quot;},&quot;tag&quot;:&quot;SF1&quot;, &quot;homeTeam&quot;:&quot;Winner QF1&quot;, &quot;awayTeam&quot;:&quot;Winner QF4&quot;, &quot;homeTeamFrom&quot;:&quot;U12_A_QF1&quot;, &quot;awayTeamFrom&quot;:&quot;U12_A_QF4&quot;, &quot;stage2Tag&quot;:&quot;U12_A_SF1&quot;}" calcext:value-type="string">
            <text:p>{"__v":0,"day":2,"dateTime":61200000,"duration":"15m","pitch":"1","competition":{"name":"U12", "section":"A"},"tag":"SF1", "homeTeam":"Winner QF1", "awayTeam":"Winner QF4", "homeTeamFrom":"U12_A_QF1", "awayTeamFrom":"U12_A_QF4", "stage2Tag":"U12_A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37]&gt;[.$J36];[.B36];[.B36]+1)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formula="of:=FIRST_GAME_MS + ((DURATION_MS + GAME_GAP_MS) * ([.$B37]-1)) + SECTION_GAP_MS" office:value-type="float" office:value="61200000" calcext:value-type="float">
            <text:p>61200000</text:p>
          </table:table-cell>
          <table:table-cell table:style-name="ce19" table:formula="of:=AGE_GROUP_TRANSLATED&amp;&quot;_&quot;&amp;SECTION_TRANSLATED&amp;&quot;_SF2&quot;" office:value-type="string" office:string-value="U12_A_SF2" calcext:value-type="string">
            <text:p>U12_A_SF2</text:p>
          </table:table-cell>
          <table:table-cell table:formula="of:=AGE_GROUP_TRANSLATED&amp;&quot;_&quot;&amp;SECTION_TRANSLATED&amp;&quot;_QF2&quot;" office:value-type="string" office:string-value="U12_A_QF2" calcext:value-type="string">
            <text:p>U12_A_QF2</text:p>
          </table:table-cell>
          <table:table-cell table:formula="of:=AGE_GROUP_TRANSLATED&amp;&quot;_&quot;&amp;SECTION_TRANSLATED&amp;&quot;_QF3&quot;" office:value-type="string" office:string-value="U12_A_QF3" calcext:value-type="string">
            <text:p>U12_A_QF3</text:p>
          </table:table-cell>
          <table:table-cell table:style-name="ce74" office:value-type="string" calcext:value-type="string">
            <text:p>Winner QF2</text:p>
          </table:table-cell>
          <table:table-cell office:value-type="string" calcext:value-type="string">
            <text:p>Winner QF3</text:p>
          </table:table-cell>
          <table:table-cell table:style-name="ce78" table:formula="of:=IF(MOD([.$C37]; NUM_PITCHES)=0;INDEX(PITCHES;1;NUM_PITCHES);INDEX(PITCHES;1;MOD([.$C37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, &quot;&quot;homeTeamFrom&quot;&quot;:&quot;&quot;&quot; &amp; [.F37] &amp; &quot;&quot;&quot;, &quot;&quot;awayTeamFrom&quot;&quot;:&quot;&quot;&quot; &amp; [.G37] &amp; &quot;&quot;&quot;, &quot;&quot;stage2Tag&quot;&quot;:&quot;&quot;&quot; &amp; [.E37] &amp; &quot;&quot;&quot;}&quot;" office:value-type="string" office:string-value="{&quot;__v&quot;:0,&quot;day&quot;:2,&quot;dateTime&quot;:61200000,&quot;duration&quot;:&quot;15m&quot;,&quot;pitch&quot;:&quot;2&quot;,&quot;competition&quot;:{&quot;name&quot;:&quot;U12&quot;, &quot;section&quot;:&quot;A&quot;},&quot;tag&quot;:&quot;SF2&quot;, &quot;homeTeam&quot;:&quot;Winner QF2&quot;, &quot;awayTeam&quot;:&quot;Winner QF3&quot;, &quot;homeTeamFrom&quot;:&quot;U12_A_QF2&quot;, &quot;awayTeamFrom&quot;:&quot;U12_A_QF3&quot;, &quot;stage2Tag&quot;:&quot;U12_A_SF2&quot;}" calcext:value-type="string">
            <text:p>{"__v":0,"day":2,"dateTime":61200000,"duration":"15m","pitch":"2","competition":{"name":"U12", "section":"A"},"tag":"SF2", "homeTeam":"Winner QF2", "awayTeam":"Winner QF3", "homeTeamFrom":"U12_A_QF2", "awayTeamFrom":"U12_A_QF3", "stage2Tag":"U12_A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38]&gt;[.$J37];[.B37];[.B37]+1)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formula="of:=FIRST_GAME_MS + ((DURATION_MS + GAME_GAP_MS) * ([.$B38]-1)) + SECTION_GAP_MS" office:value-type="float" office:value="62400000" calcext:value-type="float">
            <text:p>62400000</text:p>
          </table:table-cell>
          <table:table-cell table:style-name="ce19" table:formula="of:=AGE_GROUP_TRANSLATED&amp;&quot;_&quot;&amp;SECTION_TRANSLATED&amp;&quot;_FNL&quot;" office:value-type="string" office:string-value="U12_A_FNL" calcext:value-type="string">
            <text:p>U12_A_FNL</text:p>
          </table:table-cell>
          <table:table-cell table:formula="of:=AGE_GROUP_TRANSLATED&amp;&quot;_&quot;&amp;SECTION_TRANSLATED&amp;&quot;_SF1&quot;" office:value-type="string" office:string-value="U12_A_SF1" calcext:value-type="string">
            <text:p>U12_A_SF1</text:p>
          </table:table-cell>
          <table:table-cell table:formula="of:=AGE_GROUP_TRANSLATED&amp;&quot;_&quot;&amp;SECTION_TRANSLATED&amp;&quot;_SF2&quot;" office:value-type="string" office:string-value="U12_A_SF2" calcext:value-type="string">
            <text:p>U12_A_SF2</text:p>
          </table:table-cell>
          <table:table-cell table:style-name="ce74"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style-name="ce78" table:formula="of:=IF(MOD([.$C38]; NUM_PITCHES)=0;INDEX(PITCHES;1;NUM_PITCHES);INDEX(PITCHES;1;MOD([.$C38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, &quot;&quot;homeTeamFrom&quot;&quot;:&quot;&quot;&quot; &amp; [.F38] &amp; &quot;&quot;&quot;, &quot;&quot;awayTeamFrom&quot;&quot;:&quot;&quot;&quot; &amp; [.G38] &amp; &quot;&quot;&quot;, &quot;&quot;stage2Tag&quot;&quot;:&quot;&quot;&quot; &amp; [.E38] &amp; &quot;&quot;&quot;}&quot;" office:value-type="string" office:string-value="{&quot;__v&quot;:0,&quot;day&quot;:2,&quot;dateTime&quot;:62400000,&quot;duration&quot;:&quot;15m&quot;,&quot;pitch&quot;:&quot;1&quot;,&quot;competition&quot;:{&quot;name&quot;:&quot;U12&quot;, &quot;section&quot;:&quot;A&quot;},&quot;tag&quot;:&quot;FNL&quot;, &quot;homeTeam&quot;:&quot;Winner SF1&quot;, &quot;awayTeam&quot;:&quot;Winner SF2&quot;, &quot;homeTeamFrom&quot;:&quot;U12_A_SF1&quot;, &quot;awayTeamFrom&quot;:&quot;U12_A_SF2&quot;, &quot;stage2Tag&quot;:&quot;U12_A_FNL&quot;}" calcext:value-type="string">
            <text:p>{"__v":0,"day":2,"dateTime":62400000,"duration":"15m","pitch":"1","competition":{"name":"U12", "section":"A"},"tag":"FNL", "homeTeam":"Winner SF1", "awayTeam":"Winner SF2", "homeTeamFrom":"U12_A_SF1", "awayTeamFrom":"U12_A_SF2", "stage2Tag":"U12_A_FNL"}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9"/>
          <table:table-cell table:number-columns-repeated="2"/>
          <table:table-cell table:style-name="ce77"/>
          <table:table-cell table:style-name="ce23"/>
          <table:table-cell table:style-name="ce80"/>
          <table:table-cell table:style-name="ce23"/>
          <table:table-cell table:number-columns-repeated="101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 x 6 ~KO P=2,4" table:style-name="ta2">
        <office:forms form:automatic-focus="false" form:apply-design-mode="false"/>
        <table:table-column table:style-name="co4" table:default-cell-style-name="ce73"/>
        <table:table-column table:style-name="co24" table:default-cell-style-name="ce73"/>
        <table:table-column table:style-name="co6" table:default-cell-style-name="ce73"/>
        <table:table-column table:style-name="co12" table:number-columns-repeated="2" table:default-cell-style-name="ce73"/>
        <table:table-column table:style-name="co12" table:number-columns-repeated="2" table:default-cell-style-name="ce19"/>
        <table:table-column table:style-name="co23" table:default-cell-style-name="ce76"/>
        <table:table-column table:style-name="co23" table:default-cell-style-name="ce77"/>
        <table:table-column table:style-name="co10" table:default-cell-style-name="ce23"/>
        <table:table-column table:style-name="co11" table:default-cell-style-name="ce80"/>
        <table:table-column table:style-name="co3" table:number-columns-repeated="1013" table:default-cell-style-name="ce23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1" office:value-type="string" calcext:value-type="string">
            <text:p>Index</text:p>
          </table:table-cell>
          <table:table-cell table:style-name="ce81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style-name="ce31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50400000" calcext:value-type="float">
            <text:p>504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2];TRANSLATED_TEAM_NAMES;[.$E2]+1)" office:value-type="string" office:string-value="Calcot Royals" calcext:value-type="string">
            <text:p>Calcot Royals</text:p>
          </table:table-cell>
          <table:table-cell table:formula="of:=VLOOKUP([.G2];TRANSLATED_TEAM_NAMES;[.$E2]+1)" office:value-type="string" office:string-value="Hawley Colts 1" calcext:value-type="string">
            <text:p>Hawley Colts 1</text:p>
          </table:table-cell>
          <table:table-cell table:style-name="ce78" table:formula="of:=IF(MOD([.$C2]; NUM_PITCHES)=0;INDEX(PITCHES;1;NUM_PITCHES);INDEX(PITCHES;1;MOD([.$C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50400000,&quot;duration&quot;:&quot;15m&quot;,&quot;pitch&quot;:&quot;1&quot;,&quot;competition&quot;:{&quot;name&quot;:&quot;U12&quot;, &quot;section&quot;:&quot;A&quot;, &quot;group&quot;:&quot;1&quot;},&quot;tag&quot;:&quot;1&quot;, &quot;homeTeam&quot;:&quot;Calcot Royals&quot;, &quot;awayTeam&quot;:&quot;Hawley Colts 1&quot;}" calcext:value-type="string">
            <text:p>{"__v":0,"day":2,"dateTime":50400000,"duration":"15m","pitch":"1","competition":{"name":"U12", "section":"A", "group":"1"},"tag":"1", "homeTeam":"Calcot Royals", "awayTeam":"Hawley Colts 1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$B3]-1))" office:value-type="float" office:value="50400000" calcext:value-type="float">
            <text:p>504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3];TRANSLATED_TEAM_NAMES;[.$E3]+1)" office:value-type="string" office:string-value="Hawley Colts 2" calcext:value-type="string">
            <text:p>Hawley Colts 2</text:p>
          </table:table-cell>
          <table:table-cell table:formula="of:=VLOOKUP([.G3];TRANSLATED_TEAM_NAMES;[.$E3]+1)" office:value-type="string" office:string-value="Holy Trinity Harriers" calcext:value-type="string">
            <text:p>Holy Trinity Harriers</text:p>
          </table:table-cell>
          <table:table-cell table:style-name="ce78" table:formula="of:=IF(MOD([.$C3]; NUM_PITCHES)=0;INDEX(PITCHES;1;NUM_PITCHES);INDEX(PITCHES;1;MOD([.$C3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50400000,&quot;duration&quot;:&quot;15m&quot;,&quot;pitch&quot;:&quot;2&quot;,&quot;competition&quot;:{&quot;name&quot;:&quot;U12&quot;, &quot;section&quot;:&quot;A&quot;, &quot;group&quot;:&quot;2&quot;},&quot;tag&quot;:&quot;1&quot;, &quot;homeTeam&quot;:&quot;Hawley Colts 2&quot;, &quot;awayTeam&quot;:&quot;Holy Trinity Harriers&quot;}" calcext:value-type="string">
            <text:p>{"__v":0,"day":2,"dateTime":50400000,"duration":"15m","pitch":"2","competition":{"name":"U12", "section":"A", "group":"2"},"tag":"1", "homeTeam":"Hawley Colts 2", "awayTeam":"Holy Trinity Harriers"}</text:p>
          </table:table-cell>
          <table:table-cell table:number-columns-repeated="1013"/>
        </table:table-row>
        <table:table-row table:style-name="ro1">
          <table:table-cell table:formula="of:=[.B4]" office:value-type="float" office:value="1" calcext:value-type="float">
            <text:p>1</text:p>
          </table:table-cell>
          <table:table-cell table:formula="of:=IF([.$J4]&gt;[.$J3];[.B3];[.B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$B4]-1))" office:value-type="float" office:value="50400000" calcext:value-type="float">
            <text:p>504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.F4];TRANSLATED_TEAM_NAMES;[.$E4]+1)" office:value-type="string" office:string-value="STBGFC Boys 'B'" calcext:value-type="string">
            <text:p>STBGFC Boys 'B'</text:p>
          </table:table-cell>
          <table:table-cell table:formula="of:=VLOOKUP([.G4];TRANSLATED_TEAM_NAMES;[.$E4]+1)" office:value-type="string" office:string-value="Mytchett Athletic Kestrels" calcext:value-type="string">
            <text:p>Mytchett Athletic Kestrels</text:p>
          </table:table-cell>
          <table:table-cell table:style-name="ce78" table:formula="of:=IF(MOD([.$C4]; NUM_PITCHES)=0;INDEX(PITCHES;1;NUM_PITCHES);INDEX(PITCHES;1;MOD([.$C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50400000,&quot;duration&quot;:&quot;15m&quot;,&quot;pitch&quot;:&quot;3&quot;,&quot;competition&quot;:{&quot;name&quot;:&quot;U12&quot;, &quot;section&quot;:&quot;A&quot;, &quot;group&quot;:&quot;1&quot;},&quot;tag&quot;:&quot;1&quot;, &quot;homeTeam&quot;:&quot;STBGFC Boys 'B'&quot;, &quot;awayTeam&quot;:&quot;Mytchett Athletic Kestrels&quot;}" calcext:value-type="string">
            <text:p>{"__v":0,"day":2,"dateTime":50400000,"duration":"15m","pitch":"3","competition":{"name":"U12", "section":"A", "group":"1"},"tag":"1", "homeTeam":"STBGFC Boys 'B'", "awayTeam":"Mytchett Athletic Kestrels"}</text:p>
          </table:table-cell>
          <table:table-cell table:number-columns-repeated="1013"/>
        </table:table-row>
        <table:table-row table:style-name="ro1">
          <table:table-cell table:formula="of:=[.B5]" office:value-type="float" office:value="1" calcext:value-type="float">
            <text:p>1</text:p>
          </table:table-cell>
          <table:table-cell table:formula="of:=IF([.$J5]&gt;[.$J4];[.B4];[.B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$B5]-1))" office:value-type="float" office:value="50400000" calcext:value-type="float">
            <text:p>5040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.F5];TRANSLATED_TEAM_NAMES;[.$E5]+1)" office:value-type="string" office:string-value="STBGFC Boys 'A'" calcext:value-type="string">
            <text:p>STBGFC Boys 'A'</text:p>
          </table:table-cell>
          <table:table-cell table:formula="of:=VLOOKUP([.G5];TRANSLATED_TEAM_NAMES;[.$E5]+1)" office:value-type="string" office:string-value="Oxford City" calcext:value-type="string">
            <text:p>Oxford City</text:p>
          </table:table-cell>
          <table:table-cell table:style-name="ce78" table:formula="of:=IF(MOD([.$C5]; NUM_PITCHES)=0;INDEX(PITCHES;1;NUM_PITCHES);INDEX(PITCHES;1;MOD([.$C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50400000,&quot;duration&quot;:&quot;15m&quot;,&quot;pitch&quot;:&quot;4&quot;,&quot;competition&quot;:{&quot;name&quot;:&quot;U12&quot;, &quot;section&quot;:&quot;A&quot;, &quot;group&quot;:&quot;2&quot;},&quot;tag&quot;:&quot;1&quot;, &quot;homeTeam&quot;:&quot;STBGFC Boys 'A'&quot;, &quot;awayTeam&quot;:&quot;Oxford City&quot;}" calcext:value-type="string">
            <text:p>{"__v":0,"day":2,"dateTime":50400000,"duration":"15m","pitch":"4","competition":{"name":"U12", "section":"A", "group":"2"},"tag":"1", "homeTeam":"STBGFC Boys 'A'", "awayTeam":"Oxford City"}</text:p>
          </table:table-cell>
          <table:table-cell table:number-columns-repeated="1013"/>
        </table:table-row>
        <table:table-row table:style-name="ro1">
          <table:table-cell table:formula="of:=[.B6]" office:value-type="float" office:value="2" calcext:value-type="float">
            <text:p>2</text:p>
          </table:table-cell>
          <table:table-cell table:formula="of:=IF([.$J6]&gt;[.$J5];[.B5];[.B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$B6]-1))" office:value-type="float" office:value="51600000" calcext:value-type="float">
            <text:p>516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.F6];TRANSLATED_TEAM_NAMES;[.$E6]+1)" office:value-type="string" office:string-value="Rushmoor Com. Hotspurs - Blue" calcext:value-type="string">
            <text:p>Rushmoor Com. Hotspurs - Blue</text:p>
          </table:table-cell>
          <table:table-cell table:formula="of:=VLOOKUP([.G6];TRANSLATED_TEAM_NAMES;[.$E6]+1)">
            <text:p/>
          </table:table-cell>
          <table:table-cell table:style-name="ce78" table:formula="of:=IF(MOD([.$C6]; NUM_PITCHES)=0;INDEX(PITCHES;1;NUM_PITCHES);INDEX(PITCHES;1;MOD([.$C6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51600000,&quot;duration&quot;:&quot;15m&quot;,&quot;pitch&quot;:&quot;1&quot;,&quot;competition&quot;:{&quot;name&quot;:&quot;U12&quot;, &quot;section&quot;:&quot;A&quot;, &quot;group&quot;:&quot;1&quot;},&quot;tag&quot;:&quot;2&quot;, &quot;homeTeam&quot;:&quot;Rushmoor Com. Hotspurs - Blue&quot;, &quot;awayTeam&quot;:&quot;&quot;}" calcext:value-type="string">
            <text:p>{"__v":0,"day":2,"dateTime":51600000,"duration":"15m","pitch":"1","competition":{"name":"U12", "section":"A", "group":"1"},"tag":"2", "homeTeam":"Rushmoor Com. Hotspurs - Blue", "awayTeam":""}</text:p>
          </table:table-cell>
          <table:table-cell table:number-columns-repeated="1013"/>
        </table:table-row>
        <table:table-row table:style-name="ro1">
          <table:table-cell table:formula="of:=[.B7]" office:value-type="float" office:value="2" calcext:value-type="float">
            <text:p>2</text:p>
          </table:table-cell>
          <table:table-cell table:formula="of:=IF([.$J7]&gt;[.$J6];[.B6];[.B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$B7]-1))" office:value-type="float" office:value="51600000" calcext:value-type="float">
            <text:p>5160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.F7];TRANSLATED_TEAM_NAMES;[.$E7]+1)" office:value-type="string" office:string-value="Rushmoor Comm. Hotspurs - Yellow" calcext:value-type="string">
            <text:p>Rushmoor Comm. Hotspurs - Yellow</text:p>
          </table:table-cell>
          <table:table-cell table:formula="of:=VLOOKUP([.G7];TRANSLATED_TEAM_NAMES;[.$E7]+1)">
            <text:p/>
          </table:table-cell>
          <table:table-cell table:style-name="ce78" table:formula="of:=IF(MOD([.$C7]; NUM_PITCHES)=0;INDEX(PITCHES;1;NUM_PITCHES);INDEX(PITCHES;1;MOD([.$C7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51600000,&quot;duration&quot;:&quot;15m&quot;,&quot;pitch&quot;:&quot;2&quot;,&quot;competition&quot;:{&quot;name&quot;:&quot;U12&quot;, &quot;section&quot;:&quot;A&quot;, &quot;group&quot;:&quot;2&quot;},&quot;tag&quot;:&quot;2&quot;, &quot;homeTeam&quot;:&quot;Rushmoor Comm. Hotspurs - Yellow&quot;, &quot;awayTeam&quot;:&quot;&quot;}" calcext:value-type="string">
            <text:p>{"__v":0,"day":2,"dateTime":51600000,"duration":"15m","pitch":"2","competition":{"name":"U12", "section":"A", "group":"2"},"tag":"2", "homeTeam":"Rushmoor Comm. Hotspurs - Yellow", "awayTeam":""}</text:p>
          </table:table-cell>
          <table:table-cell table:number-columns-repeated="1013"/>
        </table:table-row>
        <table:table-row table:style-name="ro1">
          <table:table-cell table:formula="of:=[.B8]" office:value-type="float" office:value="2" calcext:value-type="float">
            <text:p>2</text:p>
          </table:table-cell>
          <table:table-cell table:formula="of:=IF([.$J8]&gt;[.$J7];[.B7];[.B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$B8]-1))" office:value-type="float" office:value="51600000" calcext:value-type="float">
            <text:p>516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F8];TRANSLATED_TEAM_NAMES;[.$E8]+1)" office:value-type="string" office:string-value="Mytchett Athletic Kestrels" calcext:value-type="string">
            <text:p>Mytchett Athletic Kestrels</text:p>
          </table:table-cell>
          <table:table-cell table:formula="of:=VLOOKUP([.G8];TRANSLATED_TEAM_NAMES;[.$E8]+1)" office:value-type="string" office:string-value="Calcot Royals" calcext:value-type="string">
            <text:p>Calcot Royals</text:p>
          </table:table-cell>
          <table:table-cell table:style-name="ce78" table:formula="of:=IF(MOD([.$C8]; NUM_PITCHES)=0;INDEX(PITCHES;1;NUM_PITCHES);INDEX(PITCHES;1;MOD([.$C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51600000,&quot;duration&quot;:&quot;15m&quot;,&quot;pitch&quot;:&quot;3&quot;,&quot;competition&quot;:{&quot;name&quot;:&quot;U12&quot;, &quot;section&quot;:&quot;A&quot;, &quot;group&quot;:&quot;1&quot;},&quot;tag&quot;:&quot;2&quot;, &quot;homeTeam&quot;:&quot;Mytchett Athletic Kestrels&quot;, &quot;awayTeam&quot;:&quot;Calcot Royals&quot;}" calcext:value-type="string">
            <text:p>{"__v":0,"day":2,"dateTime":51600000,"duration":"15m","pitch":"3","competition":{"name":"U12", "section":"A", "group":"1"},"tag":"2", "homeTeam":"Mytchett Athletic Kestrels", "awayTeam":"Calcot Royals"}</text:p>
          </table:table-cell>
          <table:table-cell table:number-columns-repeated="1013"/>
        </table:table-row>
        <table:table-row table:style-name="ro1">
          <table:table-cell table:formula="of:=[.B9]" office:value-type="float" office:value="2" calcext:value-type="float">
            <text:p>2</text:p>
          </table:table-cell>
          <table:table-cell table:formula="of:=IF([.$J9]&gt;[.$J8];[.B8];[.B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$B9]-1))" office:value-type="float" office:value="51600000" calcext:value-type="float">
            <text:p>516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F9];TRANSLATED_TEAM_NAMES;[.$E9]+1)" office:value-type="string" office:string-value="Oxford City" calcext:value-type="string">
            <text:p>Oxford City</text:p>
          </table:table-cell>
          <table:table-cell table:formula="of:=VLOOKUP([.G9];TRANSLATED_TEAM_NAMES;[.$E9]+1)" office:value-type="string" office:string-value="Hawley Colts 2" calcext:value-type="string">
            <text:p>Hawley Colts 2</text:p>
          </table:table-cell>
          <table:table-cell table:style-name="ce78" table:formula="of:=IF(MOD([.$C9]; NUM_PITCHES)=0;INDEX(PITCHES;1;NUM_PITCHES);INDEX(PITCHES;1;MOD([.$C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51600000,&quot;duration&quot;:&quot;15m&quot;,&quot;pitch&quot;:&quot;4&quot;,&quot;competition&quot;:{&quot;name&quot;:&quot;U12&quot;, &quot;section&quot;:&quot;A&quot;, &quot;group&quot;:&quot;2&quot;},&quot;tag&quot;:&quot;2&quot;, &quot;homeTeam&quot;:&quot;Oxford City&quot;, &quot;awayTeam&quot;:&quot;Hawley Colts 2&quot;}" calcext:value-type="string">
            <text:p>{"__v":0,"day":2,"dateTime":51600000,"duration":"15m","pitch":"4","competition":{"name":"U12", "section":"A", "group":"2"},"tag":"2", "homeTeam":"Oxford City", "awayTeam":"Hawley Colts 2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3" calcext:value-type="float">
            <text:p>3</text:p>
          </table:table-cell>
          <table:table-cell table:formula="of:=IF([.$J10]&gt;[.$J9];[.B9];[.B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$B10]-1))" office:value-type="float" office:value="52800000" calcext:value-type="float">
            <text:p>528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F10];TRANSLATED_TEAM_NAMES;[.$E10]+1)" office:value-type="string" office:string-value="Hawley Colts 1" calcext:value-type="string">
            <text:p>Hawley Colts 1</text:p>
          </table:table-cell>
          <table:table-cell table:formula="of:=VLOOKUP([.G10];TRANSLATED_TEAM_NAMES;[.$E10]+1)" office:value-type="string" office:string-value="Rushmoor Com. Hotspurs - Blue" calcext:value-type="string">
            <text:p>Rushmoor Com. Hotspurs - Blue</text:p>
          </table:table-cell>
          <table:table-cell table:style-name="ce78" table:formula="of:=IF(MOD([.$C10]; NUM_PITCHES)=0;INDEX(PITCHES;1;NUM_PITCHES);INDEX(PITCHES;1;MOD([.$C10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52800000,&quot;duration&quot;:&quot;15m&quot;,&quot;pitch&quot;:&quot;1&quot;,&quot;competition&quot;:{&quot;name&quot;:&quot;U12&quot;, &quot;section&quot;:&quot;A&quot;, &quot;group&quot;:&quot;1&quot;},&quot;tag&quot;:&quot;3&quot;, &quot;homeTeam&quot;:&quot;Hawley Colts 1&quot;, &quot;awayTeam&quot;:&quot;Rushmoor Com. Hotspurs - Blue&quot;}" calcext:value-type="string">
            <text:p>{"__v":0,"day":2,"dateTime":52800000,"duration":"15m","pitch":"1","competition":{"name":"U12", "section":"A", "group":"1"},"tag":"3", "homeTeam":"Hawley Colts 1", "awayTeam":"Rushmoor Com. Hotspurs - Blue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3" calcext:value-type="float">
            <text:p>3</text:p>
          </table:table-cell>
          <table:table-cell table:formula="of:=IF([.$J11]&gt;[.$J10];[.B10];[.B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$B11]-1))" office:value-type="float" office:value="52800000" calcext:value-type="float">
            <text:p>528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F11];TRANSLATED_TEAM_NAMES;[.$E11]+1)" office:value-type="string" office:string-value="Holy Trinity Harriers" calcext:value-type="string">
            <text:p>Holy Trinity Harriers</text:p>
          </table:table-cell>
          <table:table-cell table:formula="of:=VLOOKUP([.G11];TRANSLATED_TEAM_NAMES;[.$E11]+1)" office:value-type="string" office:string-value="Rushmoor Comm. Hotspurs - Yellow" calcext:value-type="string">
            <text:p>Rushmoor Comm. Hotspurs - Yellow</text:p>
          </table:table-cell>
          <table:table-cell table:style-name="ce78" table:formula="of:=IF(MOD([.$C11]; NUM_PITCHES)=0;INDEX(PITCHES;1;NUM_PITCHES);INDEX(PITCHES;1;MOD([.$C11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52800000,&quot;duration&quot;:&quot;15m&quot;,&quot;pitch&quot;:&quot;2&quot;,&quot;competition&quot;:{&quot;name&quot;:&quot;U12&quot;, &quot;section&quot;:&quot;A&quot;, &quot;group&quot;:&quot;2&quot;},&quot;tag&quot;:&quot;3&quot;, &quot;homeTeam&quot;:&quot;Holy Trinity Harriers&quot;, &quot;awayTeam&quot;:&quot;Rushmoor Comm. Hotspurs - Yellow&quot;}" calcext:value-type="string">
            <text:p>{"__v":0,"day":2,"dateTime":52800000,"duration":"15m","pitch":"2","competition":{"name":"U12", "section":"A", "group":"2"},"tag":"3", "homeTeam":"Holy Trinity Harriers", "awayTeam":"Rushmoor Comm. Hotspurs - Yellow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3" calcext:value-type="float">
            <text:p>3</text:p>
          </table:table-cell>
          <table:table-cell table:formula="of:=IF([.$J12]&gt;[.$J11];[.B11];[.B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$B12]-1))" office:value-type="float" office:value="52800000" calcext:value-type="float">
            <text:p>528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F12];TRANSLATED_TEAM_NAMES;[.$E12]+1)" office:value-type="string" office:string-value="STBGFC Boys 'B'" calcext:value-type="string">
            <text:p>STBGFC Boys 'B'</text:p>
          </table:table-cell>
          <table:table-cell table:formula="of:=VLOOKUP([.G12];TRANSLATED_TEAM_NAMES;[.$E12]+1)">
            <text:p/>
          </table:table-cell>
          <table:table-cell table:style-name="ce78" table:formula="of:=IF(MOD([.$C12]; NUM_PITCHES)=0;INDEX(PITCHES;1;NUM_PITCHES);INDEX(PITCHES;1;MOD([.$C1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52800000,&quot;duration&quot;:&quot;15m&quot;,&quot;pitch&quot;:&quot;3&quot;,&quot;competition&quot;:{&quot;name&quot;:&quot;U12&quot;, &quot;section&quot;:&quot;A&quot;, &quot;group&quot;:&quot;1&quot;},&quot;tag&quot;:&quot;3&quot;, &quot;homeTeam&quot;:&quot;STBGFC Boys 'B'&quot;, &quot;awayTeam&quot;:&quot;&quot;}" calcext:value-type="string">
            <text:p>{"__v":0,"day":2,"dateTime":52800000,"duration":"15m","pitch":"3","competition":{"name":"U12", "section":"A", "group":"1"},"tag":"3", "homeTeam":"STBGFC Boys 'B'", "awayTeam":"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3" calcext:value-type="float">
            <text:p>3</text:p>
          </table:table-cell>
          <table:table-cell table:formula="of:=IF([.$J13]&gt;[.$J12];[.B12];[.B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$B13]-1))" office:value-type="float" office:value="52800000" calcext:value-type="float">
            <text:p>5280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F13];TRANSLATED_TEAM_NAMES;[.$E13]+1)" office:value-type="string" office:string-value="STBGFC Boys 'A'" calcext:value-type="string">
            <text:p>STBGFC Boys 'A'</text:p>
          </table:table-cell>
          <table:table-cell table:formula="of:=VLOOKUP([.G13];TRANSLATED_TEAM_NAMES;[.$E13]+1)">
            <text:p/>
          </table:table-cell>
          <table:table-cell table:style-name="ce78" table:formula="of:=IF(MOD([.$C13]; NUM_PITCHES)=0;INDEX(PITCHES;1;NUM_PITCHES);INDEX(PITCHES;1;MOD([.$C1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52800000,&quot;duration&quot;:&quot;15m&quot;,&quot;pitch&quot;:&quot;4&quot;,&quot;competition&quot;:{&quot;name&quot;:&quot;U12&quot;, &quot;section&quot;:&quot;A&quot;, &quot;group&quot;:&quot;2&quot;},&quot;tag&quot;:&quot;3&quot;, &quot;homeTeam&quot;:&quot;STBGFC Boys 'A'&quot;, &quot;awayTeam&quot;:&quot;&quot;}" calcext:value-type="string">
            <text:p>{"__v":0,"day":2,"dateTime":52800000,"duration":"15m","pitch":"4","competition":{"name":"U12", "section":"A", "group":"2"},"tag":"3", "homeTeam":"STBGFC Boys 'A'", "awayTeam":"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4" calcext:value-type="float">
            <text:p>4</text:p>
          </table:table-cell>
          <table:table-cell table:formula="of:=IF([.$J14]&gt;[.$J13];[.B13];[.B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$B14]-1))" office:value-type="float" office:value="54000000" calcext:value-type="float">
            <text:p>54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14];TRANSLATED_TEAM_NAMES;[.$E14]+1)" office:value-type="string" office:string-value="Hawley Colts 1" calcext:value-type="string">
            <text:p>Hawley Colts 1</text:p>
          </table:table-cell>
          <table:table-cell table:formula="of:=VLOOKUP([.G14];TRANSLATED_TEAM_NAMES;[.$E14]+1)" office:value-type="string" office:string-value="Mytchett Athletic Kestrels" calcext:value-type="string">
            <text:p>Mytchett Athletic Kestrels</text:p>
          </table:table-cell>
          <table:table-cell table:style-name="ce78" table:formula="of:=IF(MOD([.$C14]; NUM_PITCHES)=0;INDEX(PITCHES;1;NUM_PITCHES);INDEX(PITCHES;1;MOD([.$C14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54000000,&quot;duration&quot;:&quot;15m&quot;,&quot;pitch&quot;:&quot;1&quot;,&quot;competition&quot;:{&quot;name&quot;:&quot;U12&quot;, &quot;section&quot;:&quot;A&quot;, &quot;group&quot;:&quot;1&quot;},&quot;tag&quot;:&quot;4&quot;, &quot;homeTeam&quot;:&quot;Hawley Colts 1&quot;, &quot;awayTeam&quot;:&quot;Mytchett Athletic Kestrels&quot;}" calcext:value-type="string">
            <text:p>{"__v":0,"day":2,"dateTime":54000000,"duration":"15m","pitch":"1","competition":{"name":"U12", "section":"A", "group":"1"},"tag":"4", "homeTeam":"Hawley Colts 1", "awayTeam":"Mytchett Athletic Kestrels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4" calcext:value-type="float">
            <text:p>4</text:p>
          </table:table-cell>
          <table:table-cell table:formula="of:=IF([.$J15]&gt;[.$J14];[.B14];[.B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$B15]-1))" office:value-type="float" office:value="54000000" calcext:value-type="float">
            <text:p>540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15];TRANSLATED_TEAM_NAMES;[.$E15]+1)" office:value-type="string" office:string-value="Holy Trinity Harriers" calcext:value-type="string">
            <text:p>Holy Trinity Harriers</text:p>
          </table:table-cell>
          <table:table-cell table:formula="of:=VLOOKUP([.G15];TRANSLATED_TEAM_NAMES;[.$E15]+1)" office:value-type="string" office:string-value="Oxford City" calcext:value-type="string">
            <text:p>Oxford City</text:p>
          </table:table-cell>
          <table:table-cell table:style-name="ce78" table:formula="of:=IF(MOD([.$C15]; NUM_PITCHES)=0;INDEX(PITCHES;1;NUM_PITCHES);INDEX(PITCHES;1;MOD([.$C15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54000000,&quot;duration&quot;:&quot;15m&quot;,&quot;pitch&quot;:&quot;2&quot;,&quot;competition&quot;:{&quot;name&quot;:&quot;U12&quot;, &quot;section&quot;:&quot;A&quot;, &quot;group&quot;:&quot;2&quot;},&quot;tag&quot;:&quot;4&quot;, &quot;homeTeam&quot;:&quot;Holy Trinity Harriers&quot;, &quot;awayTeam&quot;:&quot;Oxford City&quot;}" calcext:value-type="string">
            <text:p>{"__v":0,"day":2,"dateTime":54000000,"duration":"15m","pitch":"2","competition":{"name":"U12", "section":"A", "group":"2"},"tag":"4", "homeTeam":"Holy Trinity Harriers", "awayTeam":"Oxford City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4" calcext:value-type="float">
            <text:p>4</text:p>
          </table:table-cell>
          <table:table-cell table:formula="of:=IF([.$J16]&gt;[.$J15];[.B15];[.B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$B16]-1))" office:value-type="float" office:value="54000000" calcext:value-type="float">
            <text:p>54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VLOOKUP([.F16];TRANSLATED_TEAM_NAMES;[.$E16]+1)" office:value-type="string" office:string-value="Calcot Royals" calcext:value-type="string">
            <text:p>Calcot Royals</text:p>
          </table:table-cell>
          <table:table-cell table:formula="of:=VLOOKUP([.G16];TRANSLATED_TEAM_NAMES;[.$E16]+1)">
            <text:p/>
          </table:table-cell>
          <table:table-cell table:style-name="ce78" table:formula="of:=IF(MOD([.$C16]; NUM_PITCHES)=0;INDEX(PITCHES;1;NUM_PITCHES);INDEX(PITCHES;1;MOD([.$C1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54000000,&quot;duration&quot;:&quot;15m&quot;,&quot;pitch&quot;:&quot;3&quot;,&quot;competition&quot;:{&quot;name&quot;:&quot;U12&quot;, &quot;section&quot;:&quot;A&quot;, &quot;group&quot;:&quot;1&quot;},&quot;tag&quot;:&quot;4&quot;, &quot;homeTeam&quot;:&quot;Calcot Royals&quot;, &quot;awayTeam&quot;:&quot;&quot;}" calcext:value-type="string">
            <text:p>{"__v":0,"day":2,"dateTime":54000000,"duration":"15m","pitch":"3","competition":{"name":"U12", "section":"A", "group":"1"},"tag":"4", "homeTeam":"Calcot Royals", "awayTeam":"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4" calcext:value-type="float">
            <text:p>4</text:p>
          </table:table-cell>
          <table:table-cell table:formula="of:=IF([.$J17]&gt;[.$J16];[.B16];[.B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$B17]-1))" office:value-type="float" office:value="54000000" calcext:value-type="float">
            <text:p>540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VLOOKUP([.F17];TRANSLATED_TEAM_NAMES;[.$E17]+1)" office:value-type="string" office:string-value="Hawley Colts 2" calcext:value-type="string">
            <text:p>Hawley Colts 2</text:p>
          </table:table-cell>
          <table:table-cell table:formula="of:=VLOOKUP([.G17];TRANSLATED_TEAM_NAMES;[.$E17]+1)">
            <text:p/>
          </table:table-cell>
          <table:table-cell table:style-name="ce78" table:formula="of:=IF(MOD([.$C17]; NUM_PITCHES)=0;INDEX(PITCHES;1;NUM_PITCHES);INDEX(PITCHES;1;MOD([.$C1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54000000,&quot;duration&quot;:&quot;15m&quot;,&quot;pitch&quot;:&quot;4&quot;,&quot;competition&quot;:{&quot;name&quot;:&quot;U12&quot;, &quot;section&quot;:&quot;A&quot;, &quot;group&quot;:&quot;2&quot;},&quot;tag&quot;:&quot;4&quot;, &quot;homeTeam&quot;:&quot;Hawley Colts 2&quot;, &quot;awayTeam&quot;:&quot;&quot;}" calcext:value-type="string">
            <text:p>{"__v":0,"day":2,"dateTime":54000000,"duration":"15m","pitch":"4","competition":{"name":"U12", "section":"A", "group":"2"},"tag":"4", "homeTeam":"Hawley Colts 2", "awayTeam":"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5" calcext:value-type="float">
            <text:p>5</text:p>
          </table:table-cell>
          <table:table-cell table:formula="of:=IF([.$J18]&gt;[.$J17];[.B17];[.B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$B18]-1))" office:value-type="float" office:value="55200000" calcext:value-type="float">
            <text:p>552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18];TRANSLATED_TEAM_NAMES;[.$E18]+1)" office:value-type="string" office:string-value="Rushmoor Com. Hotspurs - Blue" calcext:value-type="string">
            <text:p>Rushmoor Com. Hotspurs - Blue</text:p>
          </table:table-cell>
          <table:table-cell table:formula="of:=VLOOKUP([.G18];TRANSLATED_TEAM_NAMES;[.$E18]+1)" office:value-type="string" office:string-value="STBGFC Boys 'B'" calcext:value-type="string">
            <text:p>STBGFC Boys 'B'</text:p>
          </table:table-cell>
          <table:table-cell table:style-name="ce78" table:formula="of:=IF(MOD([.$C18]; NUM_PITCHES)=0;INDEX(PITCHES;1;NUM_PITCHES);INDEX(PITCHES;1;MOD([.$C18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55200000,&quot;duration&quot;:&quot;15m&quot;,&quot;pitch&quot;:&quot;1&quot;,&quot;competition&quot;:{&quot;name&quot;:&quot;U12&quot;, &quot;section&quot;:&quot;A&quot;, &quot;group&quot;:&quot;1&quot;},&quot;tag&quot;:&quot;5&quot;, &quot;homeTeam&quot;:&quot;Rushmoor Com. Hotspurs - Blue&quot;, &quot;awayTeam&quot;:&quot;STBGFC Boys 'B'&quot;}" calcext:value-type="string">
            <text:p>{"__v":0,"day":2,"dateTime":55200000,"duration":"15m","pitch":"1","competition":{"name":"U12", "section":"A", "group":"1"},"tag":"5", "homeTeam":"Rushmoor Com. Hotspurs - Blue", "awayTeam":"STBGFC Boys 'B'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5" calcext:value-type="float">
            <text:p>5</text:p>
          </table:table-cell>
          <table:table-cell table:formula="of:=IF([.$J19]&gt;[.$J18];[.B18];[.B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$B19]-1))" office:value-type="float" office:value="55200000" calcext:value-type="float">
            <text:p>5520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19];TRANSLATED_TEAM_NAMES;[.$E19]+1)" office:value-type="string" office:string-value="Rushmoor Comm. Hotspurs - Yellow" calcext:value-type="string">
            <text:p>Rushmoor Comm. Hotspurs - Yellow</text:p>
          </table:table-cell>
          <table:table-cell table:formula="of:=VLOOKUP([.G19];TRANSLATED_TEAM_NAMES;[.$E19]+1)" office:value-type="string" office:string-value="STBGFC Boys 'A'" calcext:value-type="string">
            <text:p>STBGFC Boys 'A'</text:p>
          </table:table-cell>
          <table:table-cell table:style-name="ce78" table:formula="of:=IF(MOD([.$C19]; NUM_PITCHES)=0;INDEX(PITCHES;1;NUM_PITCHES);INDEX(PITCHES;1;MOD([.$C19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55200000,&quot;duration&quot;:&quot;15m&quot;,&quot;pitch&quot;:&quot;2&quot;,&quot;competition&quot;:{&quot;name&quot;:&quot;U12&quot;, &quot;section&quot;:&quot;A&quot;, &quot;group&quot;:&quot;2&quot;},&quot;tag&quot;:&quot;5&quot;, &quot;homeTeam&quot;:&quot;Rushmoor Comm. Hotspurs - Yellow&quot;, &quot;awayTeam&quot;:&quot;STBGFC Boys 'A'&quot;}" calcext:value-type="string">
            <text:p>{"__v":0,"day":2,"dateTime":55200000,"duration":"15m","pitch":"2","competition":{"name":"U12", "section":"A", "group":"2"},"tag":"5", "homeTeam":"Rushmoor Comm. Hotspurs - Yellow", "awayTeam":"STBGFC Boys 'A'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5" calcext:value-type="float">
            <text:p>5</text:p>
          </table:table-cell>
          <table:table-cell table:formula="of:=IF([.$J20]&gt;[.$J19];[.B19];[.B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$B20]-1))" office:value-type="float" office:value="55200000" calcext:value-type="float">
            <text:p>552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.F20];TRANSLATED_TEAM_NAMES;[.$E20]+1)">
            <text:p/>
          </table:table-cell>
          <table:table-cell table:formula="of:=VLOOKUP([.G20];TRANSLATED_TEAM_NAMES;[.$E20]+1)" office:value-type="string" office:string-value="Hawley Colts 1" calcext:value-type="string">
            <text:p>Hawley Colts 1</text:p>
          </table:table-cell>
          <table:table-cell table:style-name="ce78" table:formula="of:=IF(MOD([.$C20]; NUM_PITCHES)=0;INDEX(PITCHES;1;NUM_PITCHES);INDEX(PITCHES;1;MOD([.$C20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55200000,&quot;duration&quot;:&quot;15m&quot;,&quot;pitch&quot;:&quot;3&quot;,&quot;competition&quot;:{&quot;name&quot;:&quot;U12&quot;, &quot;section&quot;:&quot;A&quot;, &quot;group&quot;:&quot;1&quot;},&quot;tag&quot;:&quot;5&quot;, &quot;homeTeam&quot;:&quot;&quot;, &quot;awayTeam&quot;:&quot;Hawley Colts 1&quot;}" calcext:value-type="string">
            <text:p>{"__v":0,"day":2,"dateTime":55200000,"duration":"15m","pitch":"3","competition":{"name":"U12", "section":"A", "group":"1"},"tag":"5", "homeTeam":"", "awayTeam":"Hawley Colts 1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5" calcext:value-type="float">
            <text:p>5</text:p>
          </table:table-cell>
          <table:table-cell table:formula="of:=IF([.$J21]&gt;[.$J20];[.B20];[.B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$B21]-1))" office:value-type="float" office:value="55200000" calcext:value-type="float">
            <text:p>55200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.F21];TRANSLATED_TEAM_NAMES;[.$E21]+1)">
            <text:p/>
          </table:table-cell>
          <table:table-cell table:formula="of:=VLOOKUP([.G21];TRANSLATED_TEAM_NAMES;[.$E21]+1)" office:value-type="string" office:string-value="Holy Trinity Harriers" calcext:value-type="string">
            <text:p>Holy Trinity Harriers</text:p>
          </table:table-cell>
          <table:table-cell table:style-name="ce78" table:formula="of:=IF(MOD([.$C21]; NUM_PITCHES)=0;INDEX(PITCHES;1;NUM_PITCHES);INDEX(PITCHES;1;MOD([.$C21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55200000,&quot;duration&quot;:&quot;15m&quot;,&quot;pitch&quot;:&quot;4&quot;,&quot;competition&quot;:{&quot;name&quot;:&quot;U12&quot;, &quot;section&quot;:&quot;A&quot;, &quot;group&quot;:&quot;2&quot;},&quot;tag&quot;:&quot;5&quot;, &quot;homeTeam&quot;:&quot;&quot;, &quot;awayTeam&quot;:&quot;Holy Trinity Harriers&quot;}" calcext:value-type="string">
            <text:p>{"__v":0,"day":2,"dateTime":55200000,"duration":"15m","pitch":"4","competition":{"name":"U12", "section":"A", "group":"2"},"tag":"5", "homeTeam":"", "awayTeam":"Holy Trinity Harriers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6" calcext:value-type="float">
            <text:p>6</text:p>
          </table:table-cell>
          <table:table-cell table:formula="of:=IF([.$J22]&gt;[.$J21];[.B21];[.B21]+1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$B22]-1))" office:value-type="float" office:value="56400000" calcext:value-type="float">
            <text:p>564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22];TRANSLATED_TEAM_NAMES;[.$E22]+1)" office:value-type="string" office:string-value="Mytchett Athletic Kestrels" calcext:value-type="string">
            <text:p>Mytchett Athletic Kestrels</text:p>
          </table:table-cell>
          <table:table-cell table:formula="of:=VLOOKUP([.G22];TRANSLATED_TEAM_NAMES;[.$E22]+1)" office:value-type="string" office:string-value="Rushmoor Com. Hotspurs - Blue" calcext:value-type="string">
            <text:p>Rushmoor Com. Hotspurs - Blue</text:p>
          </table:table-cell>
          <table:table-cell table:style-name="ce78" table:formula="of:=IF(MOD([.$C22]; NUM_PITCHES)=0;INDEX(PITCHES;1;NUM_PITCHES);INDEX(PITCHES;1;MOD([.$C2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56400000,&quot;duration&quot;:&quot;15m&quot;,&quot;pitch&quot;:&quot;1&quot;,&quot;competition&quot;:{&quot;name&quot;:&quot;U12&quot;, &quot;section&quot;:&quot;A&quot;, &quot;group&quot;:&quot;1&quot;},&quot;tag&quot;:&quot;6&quot;, &quot;homeTeam&quot;:&quot;Mytchett Athletic Kestrels&quot;, &quot;awayTeam&quot;:&quot;Rushmoor Com. Hotspurs - Blue&quot;}" calcext:value-type="string">
            <text:p>{"__v":0,"day":2,"dateTime":56400000,"duration":"15m","pitch":"1","competition":{"name":"U12", "section":"A", "group":"1"},"tag":"6", "homeTeam":"Mytchett Athletic Kestrels", "awayTeam":"Rushmoor Com. Hotspurs - Blue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6" calcext:value-type="float">
            <text:p>6</text:p>
          </table:table-cell>
          <table:table-cell table:formula="of:=IF([.$J23]&gt;[.$J22];[.B22];[.B22]+1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$B23]-1))" office:value-type="float" office:value="56400000" calcext:value-type="float">
            <text:p>564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23];TRANSLATED_TEAM_NAMES;[.$E23]+1)" office:value-type="string" office:string-value="Oxford City" calcext:value-type="string">
            <text:p>Oxford City</text:p>
          </table:table-cell>
          <table:table-cell table:formula="of:=VLOOKUP([.G23];TRANSLATED_TEAM_NAMES;[.$E23]+1)" office:value-type="string" office:string-value="Rushmoor Comm. Hotspurs - Yellow" calcext:value-type="string">
            <text:p>Rushmoor Comm. Hotspurs - Yellow</text:p>
          </table:table-cell>
          <table:table-cell table:style-name="ce78" table:formula="of:=IF(MOD([.$C23]; NUM_PITCHES)=0;INDEX(PITCHES;1;NUM_PITCHES);INDEX(PITCHES;1;MOD([.$C23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56400000,&quot;duration&quot;:&quot;15m&quot;,&quot;pitch&quot;:&quot;2&quot;,&quot;competition&quot;:{&quot;name&quot;:&quot;U12&quot;, &quot;section&quot;:&quot;A&quot;, &quot;group&quot;:&quot;2&quot;},&quot;tag&quot;:&quot;6&quot;, &quot;homeTeam&quot;:&quot;Oxford City&quot;, &quot;awayTeam&quot;:&quot;Rushmoor Comm. Hotspurs - Yellow&quot;}" calcext:value-type="string">
            <text:p>{"__v":0,"day":2,"dateTime":56400000,"duration":"15m","pitch":"2","competition":{"name":"U12", "section":"A", "group":"2"},"tag":"6", "homeTeam":"Oxford City", "awayTeam":"Rushmoor Comm. Hotspurs - Yellow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6" calcext:value-type="float">
            <text:p>6</text:p>
          </table:table-cell>
          <table:table-cell table:formula="of:=IF([.$J24]&gt;[.$J23];[.B23];[.B23]+1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$B24]-1))" office:value-type="float" office:value="56400000" calcext:value-type="float">
            <text:p>564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24];TRANSLATED_TEAM_NAMES;[.$E24]+1)" office:value-type="string" office:string-value="STBGFC Boys 'B'" calcext:value-type="string">
            <text:p>STBGFC Boys 'B'</text:p>
          </table:table-cell>
          <table:table-cell table:formula="of:=VLOOKUP([.G24];TRANSLATED_TEAM_NAMES;[.$E24]+1)" office:value-type="string" office:string-value="Calcot Royals" calcext:value-type="string">
            <text:p>Calcot Royals</text:p>
          </table:table-cell>
          <table:table-cell table:style-name="ce78" table:formula="of:=IF(MOD([.$C24]; NUM_PITCHES)=0;INDEX(PITCHES;1;NUM_PITCHES);INDEX(PITCHES;1;MOD([.$C2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56400000,&quot;duration&quot;:&quot;15m&quot;,&quot;pitch&quot;:&quot;3&quot;,&quot;competition&quot;:{&quot;name&quot;:&quot;U12&quot;, &quot;section&quot;:&quot;A&quot;, &quot;group&quot;:&quot;1&quot;},&quot;tag&quot;:&quot;6&quot;, &quot;homeTeam&quot;:&quot;STBGFC Boys 'B'&quot;, &quot;awayTeam&quot;:&quot;Calcot Royals&quot;}" calcext:value-type="string">
            <text:p>{"__v":0,"day":2,"dateTime":56400000,"duration":"15m","pitch":"3","competition":{"name":"U12", "section":"A", "group":"1"},"tag":"6", "homeTeam":"STBGFC Boys 'B'", "awayTeam":"Calcot Royals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6" calcext:value-type="float">
            <text:p>6</text:p>
          </table:table-cell>
          <table:table-cell table:formula="of:=IF([.$J25]&gt;[.$J24];[.B24];[.B24]+1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$B25]-1))" office:value-type="float" office:value="56400000" calcext:value-type="float">
            <text:p>5640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25];TRANSLATED_TEAM_NAMES;[.$E25]+1)" office:value-type="string" office:string-value="STBGFC Boys 'A'" calcext:value-type="string">
            <text:p>STBGFC Boys 'A'</text:p>
          </table:table-cell>
          <table:table-cell table:formula="of:=VLOOKUP([.G25];TRANSLATED_TEAM_NAMES;[.$E25]+1)" office:value-type="string" office:string-value="Hawley Colts 2" calcext:value-type="string">
            <text:p>Hawley Colts 2</text:p>
          </table:table-cell>
          <table:table-cell table:style-name="ce78" table:formula="of:=IF(MOD([.$C25]; NUM_PITCHES)=0;INDEX(PITCHES;1;NUM_PITCHES);INDEX(PITCHES;1;MOD([.$C2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56400000,&quot;duration&quot;:&quot;15m&quot;,&quot;pitch&quot;:&quot;4&quot;,&quot;competition&quot;:{&quot;name&quot;:&quot;U12&quot;, &quot;section&quot;:&quot;A&quot;, &quot;group&quot;:&quot;2&quot;},&quot;tag&quot;:&quot;6&quot;, &quot;homeTeam&quot;:&quot;STBGFC Boys 'A'&quot;, &quot;awayTeam&quot;:&quot;Hawley Colts 2&quot;}" calcext:value-type="string">
            <text:p>{"__v":0,"day":2,"dateTime":56400000,"duration":"15m","pitch":"4","competition":{"name":"U12", "section":"A", "group":"2"},"tag":"6", "homeTeam":"STBGFC Boys 'A'", "awayTeam":"Hawley Colts 2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7" calcext:value-type="float">
            <text:p>7</text:p>
          </table:table-cell>
          <table:table-cell table:formula="of:=IF([.$J26]&gt;[.$J25];[.B25];[.B25]+1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$B26]-1))" office:value-type="float" office:value="57600000" calcext:value-type="float">
            <text:p>576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VLOOKUP([.F26];TRANSLATED_TEAM_NAMES;[.$E26]+1)">
            <text:p/>
          </table:table-cell>
          <table:table-cell table:formula="of:=VLOOKUP([.G26];TRANSLATED_TEAM_NAMES;[.$E26]+1)" office:value-type="string" office:string-value="Mytchett Athletic Kestrels" calcext:value-type="string">
            <text:p>Mytchett Athletic Kestrels</text:p>
          </table:table-cell>
          <table:table-cell table:style-name="ce78" table:formula="of:=IF(MOD([.$C26]; NUM_PITCHES)=0;INDEX(PITCHES;1;NUM_PITCHES);INDEX(PITCHES;1;MOD([.$C26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57600000,&quot;duration&quot;:&quot;15m&quot;,&quot;pitch&quot;:&quot;1&quot;,&quot;competition&quot;:{&quot;name&quot;:&quot;U12&quot;, &quot;section&quot;:&quot;A&quot;, &quot;group&quot;:&quot;1&quot;},&quot;tag&quot;:&quot;7&quot;, &quot;homeTeam&quot;:&quot;&quot;, &quot;awayTeam&quot;:&quot;Mytchett Athletic Kestrels&quot;}" calcext:value-type="string">
            <text:p>{"__v":0,"day":2,"dateTime":57600000,"duration":"15m","pitch":"1","competition":{"name":"U12", "section":"A", "group":"1"},"tag":"7", "homeTeam":"", "awayTeam":"Mytchett Athletic Kestrels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7" calcext:value-type="float">
            <text:p>7</text:p>
          </table:table-cell>
          <table:table-cell table:formula="of:=IF([.$J27]&gt;[.$J26];[.B26];[.B26]+1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$B27]-1))" office:value-type="float" office:value="57600000" calcext:value-type="float">
            <text:p>57600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VLOOKUP([.F27];TRANSLATED_TEAM_NAMES;[.$E27]+1)">
            <text:p/>
          </table:table-cell>
          <table:table-cell table:formula="of:=VLOOKUP([.G27];TRANSLATED_TEAM_NAMES;[.$E27]+1)" office:value-type="string" office:string-value="Oxford City" calcext:value-type="string">
            <text:p>Oxford City</text:p>
          </table:table-cell>
          <table:table-cell table:style-name="ce78" table:formula="of:=IF(MOD([.$C27]; NUM_PITCHES)=0;INDEX(PITCHES;1;NUM_PITCHES);INDEX(PITCHES;1;MOD([.$C27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57600000,&quot;duration&quot;:&quot;15m&quot;,&quot;pitch&quot;:&quot;2&quot;,&quot;competition&quot;:{&quot;name&quot;:&quot;U12&quot;, &quot;section&quot;:&quot;A&quot;, &quot;group&quot;:&quot;2&quot;},&quot;tag&quot;:&quot;7&quot;, &quot;homeTeam&quot;:&quot;&quot;, &quot;awayTeam&quot;:&quot;Oxford City&quot;}" calcext:value-type="string">
            <text:p>{"__v":0,"day":2,"dateTime":57600000,"duration":"15m","pitch":"2","competition":{"name":"U12", "section":"A", "group":"2"},"tag":"7", "homeTeam":"", "awayTeam":"Oxford City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7" calcext:value-type="float">
            <text:p>7</text:p>
          </table:table-cell>
          <table:table-cell table:formula="of:=IF([.$J28]&gt;[.$J27];[.B27];[.B27]+1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$B28]-1))" office:value-type="float" office:value="57600000" calcext:value-type="float">
            <text:p>576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VLOOKUP([.F28];TRANSLATED_TEAM_NAMES;[.$E28]+1)" office:value-type="string" office:string-value="Hawley Colts 1" calcext:value-type="string">
            <text:p>Hawley Colts 1</text:p>
          </table:table-cell>
          <table:table-cell table:formula="of:=VLOOKUP([.G28];TRANSLATED_TEAM_NAMES;[.$E28]+1)" office:value-type="string" office:string-value="STBGFC Boys 'B'" calcext:value-type="string">
            <text:p>STBGFC Boys 'B'</text:p>
          </table:table-cell>
          <table:table-cell table:style-name="ce78" table:formula="of:=IF(MOD([.$C28]; NUM_PITCHES)=0;INDEX(PITCHES;1;NUM_PITCHES);INDEX(PITCHES;1;MOD([.$C2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57600000,&quot;duration&quot;:&quot;15m&quot;,&quot;pitch&quot;:&quot;3&quot;,&quot;competition&quot;:{&quot;name&quot;:&quot;U12&quot;, &quot;section&quot;:&quot;A&quot;, &quot;group&quot;:&quot;1&quot;},&quot;tag&quot;:&quot;7&quot;, &quot;homeTeam&quot;:&quot;Hawley Colts 1&quot;, &quot;awayTeam&quot;:&quot;STBGFC Boys 'B'&quot;}" calcext:value-type="string">
            <text:p>{"__v":0,"day":2,"dateTime":57600000,"duration":"15m","pitch":"3","competition":{"name":"U12", "section":"A", "group":"1"},"tag":"7", "homeTeam":"Hawley Colts 1", "awayTeam":"STBGFC Boys 'B'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7" calcext:value-type="float">
            <text:p>7</text:p>
          </table:table-cell>
          <table:table-cell table:formula="of:=IF([.$J29]&gt;[.$J28];[.B28];[.B28]+1)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$B29]-1))" office:value-type="float" office:value="57600000" calcext:value-type="float">
            <text:p>576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VLOOKUP([.F29];TRANSLATED_TEAM_NAMES;[.$E29]+1)" office:value-type="string" office:string-value="Holy Trinity Harriers" calcext:value-type="string">
            <text:p>Holy Trinity Harriers</text:p>
          </table:table-cell>
          <table:table-cell table:formula="of:=VLOOKUP([.G29];TRANSLATED_TEAM_NAMES;[.$E29]+1)" office:value-type="string" office:string-value="STBGFC Boys 'A'" calcext:value-type="string">
            <text:p>STBGFC Boys 'A'</text:p>
          </table:table-cell>
          <table:table-cell table:style-name="ce78" table:formula="of:=IF(MOD([.$C29]; NUM_PITCHES)=0;INDEX(PITCHES;1;NUM_PITCHES);INDEX(PITCHES;1;MOD([.$C2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57600000,&quot;duration&quot;:&quot;15m&quot;,&quot;pitch&quot;:&quot;4&quot;,&quot;competition&quot;:{&quot;name&quot;:&quot;U12&quot;, &quot;section&quot;:&quot;A&quot;, &quot;group&quot;:&quot;2&quot;},&quot;tag&quot;:&quot;7&quot;, &quot;homeTeam&quot;:&quot;Holy Trinity Harriers&quot;, &quot;awayTeam&quot;:&quot;STBGFC Boys 'A'&quot;}" calcext:value-type="string">
            <text:p>{"__v":0,"day":2,"dateTime":57600000,"duration":"15m","pitch":"4","competition":{"name":"U12", "section":"A", "group":"2"},"tag":"7", "homeTeam":"Holy Trinity Harriers", "awayTeam":"STBGFC Boys 'A'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8" calcext:value-type="float">
            <text:p>8</text:p>
          </table:table-cell>
          <table:table-cell table:formula="of:=IF([.$J30]&gt;[.$J29];[.B29];[.B29]+1)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formula="of:=FIRST_GAME_MS + ((DURATION_MS + GAME_GAP_MS) * ([.$B30]-1))" office:value-type="float" office:value="58800000" calcext:value-type="float">
            <text:p>588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30];TRANSLATED_TEAM_NAMES;[.$E30]+1)" office:value-type="string" office:string-value="Rushmoor Com. Hotspurs - Blue" calcext:value-type="string">
            <text:p>Rushmoor Com. Hotspurs - Blue</text:p>
          </table:table-cell>
          <table:table-cell table:formula="of:=VLOOKUP([.G30];TRANSLATED_TEAM_NAMES;[.$E30]+1)" office:value-type="string" office:string-value="Calcot Royals" calcext:value-type="string">
            <text:p>Calcot Royals</text:p>
          </table:table-cell>
          <table:table-cell table:style-name="ce78" table:formula="of:=IF(MOD([.$C30]; NUM_PITCHES)=0;INDEX(PITCHES;1;NUM_PITCHES);INDEX(PITCHES;1;MOD([.$C30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2,&quot;dateTime&quot;:58800000,&quot;duration&quot;:&quot;15m&quot;,&quot;pitch&quot;:&quot;1&quot;,&quot;competition&quot;:{&quot;name&quot;:&quot;U12&quot;, &quot;section&quot;:&quot;A&quot;, &quot;group&quot;:&quot;1&quot;},&quot;tag&quot;:&quot;8&quot;, &quot;homeTeam&quot;:&quot;Rushmoor Com. Hotspurs - Blue&quot;, &quot;awayTeam&quot;:&quot;Calcot Royals&quot;}" calcext:value-type="string">
            <text:p>{"__v":0,"day":2,"dateTime":58800000,"duration":"15m","pitch":"1","competition":{"name":"U12", "section":"A", "group":"1"},"tag":"8", "homeTeam":"Rushmoor Com. Hotspurs - Blue", "awayTeam":"Calcot Royals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8" calcext:value-type="float">
            <text:p>8</text:p>
          </table:table-cell>
          <table:table-cell table:formula="of:=IF([.$J31]&gt;[.$J30];[.B30];[.B30]+1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FIRST_GAME_MS + ((DURATION_MS + GAME_GAP_MS) * ([.$B31]-1))" office:value-type="float" office:value="58800000" calcext:value-type="float">
            <text:p>5880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31];TRANSLATED_TEAM_NAMES;[.$E31]+1)" office:value-type="string" office:string-value="Rushmoor Comm. Hotspurs - Yellow" calcext:value-type="string">
            <text:p>Rushmoor Comm. Hotspurs - Yellow</text:p>
          </table:table-cell>
          <table:table-cell table:formula="of:=VLOOKUP([.G31];TRANSLATED_TEAM_NAMES;[.$E31]+1)" office:value-type="string" office:string-value="Hawley Colts 2" calcext:value-type="string">
            <text:p>Hawley Colts 2</text:p>
          </table:table-cell>
          <table:table-cell table:style-name="ce78" table:formula="of:=IF(MOD([.$C31]; NUM_PITCHES)=0;INDEX(PITCHES;1;NUM_PITCHES);INDEX(PITCHES;1;MOD([.$C31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2,&quot;dateTime&quot;:58800000,&quot;duration&quot;:&quot;15m&quot;,&quot;pitch&quot;:&quot;2&quot;,&quot;competition&quot;:{&quot;name&quot;:&quot;U12&quot;, &quot;section&quot;:&quot;A&quot;, &quot;group&quot;:&quot;2&quot;},&quot;tag&quot;:&quot;8&quot;, &quot;homeTeam&quot;:&quot;Rushmoor Comm. Hotspurs - Yellow&quot;, &quot;awayTeam&quot;:&quot;Hawley Colts 2&quot;}" calcext:value-type="string">
            <text:p>{"__v":0,"day":2,"dateTime":58800000,"duration":"15m","pitch":"2","competition":{"name":"U12", "section":"A", "group":"2"},"tag":"8", "homeTeam":"Rushmoor Comm. Hotspurs - Yellow", "awayTeam":"Hawley Colts 2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SF1</text:p>
          </table:table-cell>
          <table:table-cell table:formula="of:=IF([.$J32]&gt;[.$J31];[.B31];[.B31]+1)"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formula="of:=FIRST_GAME_MS + ((DURATION_MS + GAME_GAP_MS) * ([.$B32]-1)) + SECTION_GAP_MS" office:value-type="float" office:value="60000000" calcext:value-type="float">
            <text:p>60000000</text:p>
          </table:table-cell>
          <table:table-cell table:style-name="ce19" table:formula="of:=AGE_GROUP_TRANSLATED&amp;&quot;_&quot;&amp;SECTION_TRANSLATED&amp;&quot;_SF1&quot;" office:value-type="string" office:string-value="U12_A_SF1" calcext:value-type="string">
            <text:p>U12_A_SF1</text:p>
          </table:table-cell>
          <table:table-cell table:formula="of:=AGE_GROUP_TRANSLATED&amp;&quot;_&quot;&amp;SECTION_TRANSLATED&amp;&quot;_G1_P1&quot;" office:value-type="string" office:string-value="U12_A_G1_P1" calcext:value-type="string">
            <text:p>U12_A_G1_P1</text:p>
          </table:table-cell>
          <table:table-cell table:formula="of:=AGE_GROUP_TRANSLATED&amp;&quot;_&quot;&amp;SECTION_TRANSLATED&amp;&quot;_G2_P1&quot;" office:value-type="string" office:string-value="U12_A_G2_P1" calcext:value-type="string">
            <text:p>U12_A_G2_P1</text:p>
          </table:table-cell>
          <table:table-cell table:style-name="ce74" office:value-type="string" calcext:value-type="string">
            <text:p>Winner Group 1</text:p>
          </table:table-cell>
          <table:table-cell table:style-name="ce88" office:value-type="string" calcext:value-type="string">
            <text:p>2<text:span text:style-name="T1">nd</text:span> Group 2</text:p>
          </table:table-cell>
          <table:table-cell table:style-name="ce78" table:formula="of:=IF(MOD([.$C32]; NUM_PITCHES)=0;INDEX(PITCHES;1;NUM_PITCHES);INDEX(PITCHES;1;MOD([.$C3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, &quot;&quot;homeTeamFrom&quot;&quot;:&quot;&quot;&quot; &amp; [.F32] &amp; &quot;&quot;&quot;, &quot;&quot;awayTeamFrom&quot;&quot;:&quot;&quot;&quot; &amp; [.G32] &amp; &quot;&quot;&quot;, &quot;&quot;stage2Tag&quot;&quot;:&quot;&quot;&quot; &amp; [.E32] &amp; &quot;&quot;&quot;}&quot;" office:value-type="string" office:string-value="{&quot;__v&quot;:0,&quot;day&quot;:2,&quot;dateTime&quot;:60000000,&quot;duration&quot;:&quot;15m&quot;,&quot;pitch&quot;:&quot;1&quot;,&quot;competition&quot;:{&quot;name&quot;:&quot;U12&quot;, &quot;section&quot;:&quot;A&quot;},&quot;tag&quot;:&quot;SF1&quot;, &quot;homeTeam&quot;:&quot;Winner Group 1&quot;, &quot;awayTeam&quot;:&quot;2nd Group 2&quot;, &quot;homeTeamFrom&quot;:&quot;U12_A_G1_P1&quot;, &quot;awayTeamFrom&quot;:&quot;U12_A_G2_P1&quot;, &quot;stage2Tag&quot;:&quot;U12_A_SF1&quot;}" calcext:value-type="string">
            <text:p>{"__v":0,"day":2,"dateTime":60000000,"duration":"15m","pitch":"1","competition":{"name":"U12", "section":"A"},"tag":"SF1", "homeTeam":"Winner Group 1", "awayTeam":"2nd Group 2", "homeTeamFrom":"U12_A_G1_P1", "awayTeamFrom":"U12_A_G2_P1", "stage2Tag":"U12_A_SF1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SF2</text:p>
          </table:table-cell>
          <table:table-cell table:formula="of:=IF([.$J33]&gt;[.$J32];[.B32];[.B32]+1)"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table:formula="of:=FIRST_GAME_MS + ((DURATION_MS + GAME_GAP_MS) * ([.$B33]-1)) + SECTION_GAP_MS" office:value-type="float" office:value="60000000" calcext:value-type="float">
            <text:p>60000000</text:p>
          </table:table-cell>
          <table:table-cell table:style-name="ce19" table:formula="of:=AGE_GROUP_TRANSLATED&amp;&quot;_&quot;&amp;SECTION_TRANSLATED&amp;&quot;_SF2&quot;" office:value-type="string" office:string-value="U12_A_SF2" calcext:value-type="string">
            <text:p>U12_A_SF2</text:p>
          </table:table-cell>
          <table:table-cell table:formula="of:=AGE_GROUP_TRANSLATED&amp;&quot;_&quot;&amp;SECTION_TRANSLATED&amp;&quot;_G2_P1&quot;" office:value-type="string" office:string-value="U12_A_G2_P1" calcext:value-type="string">
            <text:p>U12_A_G2_P1</text:p>
          </table:table-cell>
          <table:table-cell table:formula="of:=AGE_GROUP_TRANSLATED&amp;&quot;_&quot;&amp;SECTION_TRANSLATED&amp;&quot;_G1_P2&quot;" office:value-type="string" office:string-value="U12_A_G1_P2" calcext:value-type="string">
            <text:p>U12_A_G1_P2</text:p>
          </table:table-cell>
          <table:table-cell table:style-name="ce74" office:value-type="string" calcext:value-type="string">
            <text:p>Winner Group 2</text:p>
          </table:table-cell>
          <table:table-cell table:style-name="ce88" office:value-type="string" calcext:value-type="string">
            <text:p>2<text:span text:style-name="T1">nd</text:span> Group 1</text:p>
          </table:table-cell>
          <table:table-cell table:style-name="ce78" table:formula="of:=IF(MOD([.$C33]; NUM_PITCHES)=0;INDEX(PITCHES;1;NUM_PITCHES);INDEX(PITCHES;1;MOD([.$C33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, &quot;&quot;homeTeamFrom&quot;&quot;:&quot;&quot;&quot; &amp; [.F33] &amp; &quot;&quot;&quot;, &quot;&quot;awayTeamFrom&quot;&quot;:&quot;&quot;&quot; &amp; [.G33] &amp; &quot;&quot;&quot;, &quot;&quot;stage2Tag&quot;&quot;:&quot;&quot;&quot; &amp; [.E33] &amp; &quot;&quot;&quot;}&quot;" office:value-type="string" office:string-value="{&quot;__v&quot;:0,&quot;day&quot;:2,&quot;dateTime&quot;:60000000,&quot;duration&quot;:&quot;15m&quot;,&quot;pitch&quot;:&quot;2&quot;,&quot;competition&quot;:{&quot;name&quot;:&quot;U12&quot;, &quot;section&quot;:&quot;A&quot;},&quot;tag&quot;:&quot;SF2&quot;, &quot;homeTeam&quot;:&quot;Winner Group 2&quot;, &quot;awayTeam&quot;:&quot;2nd Group 1&quot;, &quot;homeTeamFrom&quot;:&quot;U12_A_G2_P1&quot;, &quot;awayTeamFrom&quot;:&quot;U12_A_G1_P2&quot;, &quot;stage2Tag&quot;:&quot;U12_A_SF2&quot;}" calcext:value-type="string">
            <text:p>{"__v":0,"day":2,"dateTime":60000000,"duration":"15m","pitch":"2","competition":{"name":"U12", "section":"A"},"tag":"SF2", "homeTeam":"Winner Group 2", "awayTeam":"2nd Group 1", "homeTeamFrom":"U12_A_G2_P1", "awayTeamFrom":"U12_A_G1_P2", "stage2Tag":"U12_A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34]&gt;[.$J33];[.B33];[.B33]+1)"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formula="of:=FIRST_GAME_MS + ((DURATION_MS + GAME_GAP_MS) * ([.$B34]-1)) + SECTION_GAP_MS" office:value-type="float" office:value="61200000" calcext:value-type="float">
            <text:p>61200000</text:p>
          </table:table-cell>
          <table:table-cell table:style-name="ce19" table:formula="of:=AGE_GROUP_TRANSLATED&amp;&quot;_&quot;&amp;SECTION_TRANSLATED&amp;&quot;_FNL&quot;" office:value-type="string" office:string-value="U12_A_FNL" calcext:value-type="string">
            <text:p>U12_A_FNL</text:p>
          </table:table-cell>
          <table:table-cell table:formula="of:=AGE_GROUP_TRANSLATED&amp;&quot;_&quot;&amp;SECTION_TRANSLATED&amp;&quot;_SF1&quot;" office:value-type="string" office:string-value="U12_A_SF1" calcext:value-type="string">
            <text:p>U12_A_SF1</text:p>
          </table:table-cell>
          <table:table-cell table:formula="of:=AGE_GROUP_TRANSLATED&amp;&quot;_&quot;&amp;SECTION_TRANSLATED&amp;&quot;_SF2&quot;" office:value-type="string" office:string-value="U12_A_SF2" calcext:value-type="string">
            <text:p>U12_A_SF2</text:p>
          </table:table-cell>
          <table:table-cell table:style-name="ce74"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style-name="ce78" table:formula="of:=IF(MOD([.$C34]; NUM_PITCHES)=0;INDEX(PITCHES;1;NUM_PITCHES);INDEX(PITCHES;1;MOD([.$C34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, &quot;&quot;homeTeamFrom&quot;&quot;:&quot;&quot;&quot; &amp; [.F34] &amp; &quot;&quot;&quot;, &quot;&quot;awayTeamFrom&quot;&quot;:&quot;&quot;&quot; &amp; [.G34] &amp; &quot;&quot;&quot;, &quot;&quot;stage2Tag&quot;&quot;:&quot;&quot;&quot; &amp; [.E34] &amp; &quot;&quot;&quot;}&quot;" office:value-type="string" office:string-value="{&quot;__v&quot;:0,&quot;day&quot;:2,&quot;dateTime&quot;:61200000,&quot;duration&quot;:&quot;15m&quot;,&quot;pitch&quot;:&quot;1&quot;,&quot;competition&quot;:{&quot;name&quot;:&quot;U12&quot;, &quot;section&quot;:&quot;A&quot;},&quot;tag&quot;:&quot;FNL&quot;, &quot;homeTeam&quot;:&quot;Winner SF1&quot;, &quot;awayTeam&quot;:&quot;Winner SF2&quot;, &quot;homeTeamFrom&quot;:&quot;U12_A_SF1&quot;, &quot;awayTeamFrom&quot;:&quot;U12_A_SF2&quot;, &quot;stage2Tag&quot;:&quot;U12_A_FNL&quot;}" calcext:value-type="string">
            <text:p>{"__v":0,"day":2,"dateTime":61200000,"duration":"15m","pitch":"1","competition":{"name":"U12", "section":"A"},"tag":"FNL", "homeTeam":"Winner SF1", "awayTeam":"Winner SF2", "homeTeamFrom":"U12_A_SF1", "awayTeamFrom":"U12_A_SF2", "stage2Tag":"U12_A_FNL"}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9"/>
          <table:table-cell table:number-columns-repeated="2"/>
          <table:table-cell table:style-name="ce77"/>
          <table:table-cell table:style-name="ce23"/>
          <table:table-cell table:style-name="ce80"/>
          <table:table-cell table:style-name="ce23"/>
          <table:table-cell table:number-columns-repeated="1013"/>
        </table:table-row>
        <table:table-row table:style-name="ro1" table:number-rows-repeated="1048537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 x 6 KO P=3" table:style-name="ta2">
        <office:forms form:automatic-focus="false" form:apply-design-mode="false"/>
        <table:table-column table:style-name="co25" table:default-cell-style-name="ce73"/>
        <table:table-column table:style-name="co24" table:default-cell-style-name="ce73"/>
        <table:table-column table:style-name="co26" table:default-cell-style-name="ce73"/>
        <table:table-column table:style-name="co27" table:default-cell-style-name="ce19"/>
        <table:table-column table:style-name="co28" table:number-columns-repeated="3" table:default-cell-style-name="ce19"/>
        <table:table-column table:style-name="co29" table:default-cell-style-name="ce23"/>
        <table:table-column table:style-name="co29" table:default-cell-style-name="ce80"/>
        <table:table-column table:style-name="co3" table:number-columns-repeated="1015" table:default-cell-style-name="Default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1" office:value-type="string" calcext:value-type="string">
            <text:p>Index</text:p>
          </table:table-cell>
          <table:table-cell table:style-name="ce81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style-name="ce31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3" table:formula="of:=FIRST_GAME_MS" office:value-type="float" office:value="50400000" calcext:value-type="float">
            <text:p>504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2];TRANSLATED_TEAM_NAMES;[.$E2]+1)" office:value-type="string" office:string-value="Mytchett Athletic Kestrels" calcext:value-type="string">
            <text:p>Mytchett Athletic Kestrels</text:p>
          </table:table-cell>
          <table:table-cell table:style-name="ce77" table:formula="of:=VLOOKUP([.G2];TRANSLATED_TEAM_NAMES;[.$E2]+1)" office:value-type="string" office:string-value="Rushmoor Com. Hotspurs - Blue" calcext:value-type="string">
            <text:p>Rushmoor Com. Hotspurs - Blue</text:p>
          </table:table-cell>
          <table:table-cell table:style-name="ce78" table:formula="of:=IF(MOD([.$C2]; NUM_PITCHES)=0;INDEX(PITCHES;1;NUM_PITCHES);INDEX(PITCHES;1;MOD([.$C2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50400000,&quot;duration&quot;:&quot;15m&quot;,&quot;pitch&quot;:&quot;1&quot;,&quot;competition&quot;:{&quot;name&quot;:&quot;U12&quot;, &quot;section&quot;:&quot;A&quot;, &quot;group&quot;:&quot;1&quot;},&quot;tag&quot;:&quot;1&quot;, &quot;homeTeam&quot;:&quot;Mytchett Athletic Kestrels&quot;, &quot;awayTeam&quot;:&quot;Rushmoor Com. Hotspurs - Blue&quot;}" calcext:value-type="string">
            <text:p>{"__v":0,"day":2,"dateTime":50400000,"duration":"15m","pitch":"1","competition":{"name":"U12", "section":"A", "group":"1"},"tag":"1", "homeTeam":"Mytchett Athletic Kestrels", "awayTeam":"Rushmoor Com. Hotspurs - Blue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3" table:formula="of:=FIRST_GAME_MS + ((DURATION_MS + GAME_GAP_MS) * ([.$B3]-1))" office:value-type="float" office:value="50400000" calcext:value-type="float">
            <text:p>504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3];TRANSLATED_TEAM_NAMES;[.$E3]+1)" office:value-type="string" office:string-value="STBGFC Boys 'B'" calcext:value-type="string">
            <text:p>STBGFC Boys 'B'</text:p>
          </table:table-cell>
          <table:table-cell table:style-name="ce77" table:formula="of:=VLOOKUP([.G3];TRANSLATED_TEAM_NAMES;[.$E3]+1)">
            <text:p/>
          </table:table-cell>
          <table:table-cell table:style-name="ce78" table:formula="of:=IF(MOD([.$C3]; NUM_PITCHES)=0;INDEX(PITCHES;1;NUM_PITCHES);INDEX(PITCHES;1;MOD([.$C3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50400000,&quot;duration&quot;:&quot;15m&quot;,&quot;pitch&quot;:&quot;2&quot;,&quot;competition&quot;:{&quot;name&quot;:&quot;U12&quot;, &quot;section&quot;:&quot;A&quot;, &quot;group&quot;:&quot;1&quot;},&quot;tag&quot;:&quot;1&quot;, &quot;homeTeam&quot;:&quot;STBGFC Boys 'B'&quot;, &quot;awayTeam&quot;:&quot;&quot;}" calcext:value-type="string">
            <text:p>{"__v":0,"day":2,"dateTime":50400000,"duration":"15m","pitch":"2","competition":{"name":"U12", "section":"A", "group":"1"},"tag":"1", "homeTeam":"STBGFC Boys 'B'", "awayTeam":""}</text:p>
          </table:table-cell>
          <table:table-cell table:number-columns-repeated="1013"/>
        </table:table-row>
        <table:table-row table:style-name="ro1">
          <table:table-cell table:formula="of:=[.B4]" office:value-type="float" office:value="1" calcext:value-type="float">
            <text:p>1</text:p>
          </table:table-cell>
          <table:table-cell table:formula="of:=IF([.$J4]&gt;[.$J3];[.B3];[.B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3" table:formula="of:=FIRST_GAME_MS + ((DURATION_MS + GAME_GAP_MS) * ([.$B4]-1))" office:value-type="float" office:value="50400000" calcext:value-type="float">
            <text:p>504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4];TRANSLATED_TEAM_NAMES;[.$E4]+1)" office:value-type="string" office:string-value="Calcot Royals" calcext:value-type="string">
            <text:p>Calcot Royals</text:p>
          </table:table-cell>
          <table:table-cell table:style-name="ce77" table:formula="of:=VLOOKUP([.G4];TRANSLATED_TEAM_NAMES;[.$E4]+1)" office:value-type="string" office:string-value="Hawley Colts 1" calcext:value-type="string">
            <text:p>Hawley Colts 1</text:p>
          </table:table-cell>
          <table:table-cell table:style-name="ce78" table:formula="of:=IF(MOD([.$C4]; NUM_PITCHES)=0;INDEX(PITCHES;1;NUM_PITCHES);INDEX(PITCHES;1;MOD([.$C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50400000,&quot;duration&quot;:&quot;15m&quot;,&quot;pitch&quot;:&quot;3&quot;,&quot;competition&quot;:{&quot;name&quot;:&quot;U12&quot;, &quot;section&quot;:&quot;A&quot;, &quot;group&quot;:&quot;1&quot;},&quot;tag&quot;:&quot;1&quot;, &quot;homeTeam&quot;:&quot;Calcot Royals&quot;, &quot;awayTeam&quot;:&quot;Hawley Colts 1&quot;}" calcext:value-type="string">
            <text:p>{"__v":0,"day":2,"dateTime":50400000,"duration":"15m","pitch":"3","competition":{"name":"U12", "section":"A", "group":"1"},"tag":"1", "homeTeam":"Calcot Royals", "awayTeam":"Hawley Colts 1"}</text:p>
          </table:table-cell>
          <table:table-cell table:number-columns-repeated="1013"/>
        </table:table-row>
        <table:table-row table:style-name="ro1">
          <table:table-cell table:formula="of:=[.B5]" office:value-type="float" office:value="1" calcext:value-type="float">
            <text:p>1</text:p>
          </table:table-cell>
          <table:table-cell table:formula="of:=IF([.$J5]&gt;[.$J4];[.B4];[.B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73" table:formula="of:=FIRST_GAME_MS + ((DURATION_MS + GAME_GAP_MS) * ([.$B5]-1))" office:value-type="float" office:value="50400000" calcext:value-type="float">
            <text:p>504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5];TRANSLATED_TEAM_NAMES;[.$E5]+1)" office:value-type="string" office:string-value="Oxford City" calcext:value-type="string">
            <text:p>Oxford City</text:p>
          </table:table-cell>
          <table:table-cell table:style-name="ce77" table:formula="of:=VLOOKUP([.G5];TRANSLATED_TEAM_NAMES;[.$E5]+1)" office:value-type="string" office:string-value="Rushmoor Comm. Hotspurs - Yellow" calcext:value-type="string">
            <text:p>Rushmoor Comm. Hotspurs - Yellow</text:p>
          </table:table-cell>
          <table:table-cell table:style-name="ce78" table:formula="of:=IF(MOD([.$C5]; NUM_PITCHES)=0;INDEX(PITCHES;1;NUM_PITCHES);INDEX(PITCHES;1;MOD([.$C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50400000,&quot;duration&quot;:&quot;15m&quot;,&quot;pitch&quot;:&quot;4&quot;,&quot;competition&quot;:{&quot;name&quot;:&quot;U12&quot;, &quot;section&quot;:&quot;A&quot;, &quot;group&quot;:&quot;2&quot;},&quot;tag&quot;:&quot;1&quot;, &quot;homeTeam&quot;:&quot;Oxford City&quot;, &quot;awayTeam&quot;:&quot;Rushmoor Comm. Hotspurs - Yellow&quot;}" calcext:value-type="string">
            <text:p>{"__v":0,"day":2,"dateTime":50400000,"duration":"15m","pitch":"4","competition":{"name":"U12", "section":"A", "group":"2"},"tag":"1", "homeTeam":"Oxford City", "awayTeam":"Rushmoor Comm. Hotspurs - Yellow"}</text:p>
          </table:table-cell>
          <table:table-cell table:number-columns-repeated="1013"/>
        </table:table-row>
        <table:table-row table:style-name="ro1">
          <table:table-cell table:formula="of:=[.B6]" office:value-type="float" office:value="2" calcext:value-type="float">
            <text:p>2</text:p>
          </table:table-cell>
          <table:table-cell table:formula="of:=IF([.$J6]&gt;[.$J5];[.B5];[.B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3" table:formula="of:=FIRST_GAME_MS + ((DURATION_MS + GAME_GAP_MS) * ([.$B6]-1))" office:value-type="float" office:value="51600000" calcext:value-type="float">
            <text:p>516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6];TRANSLATED_TEAM_NAMES;[.$E6]+1)" office:value-type="string" office:string-value="STBGFC Boys 'A'" calcext:value-type="string">
            <text:p>STBGFC Boys 'A'</text:p>
          </table:table-cell>
          <table:table-cell table:style-name="ce77" table:formula="of:=VLOOKUP([.G6];TRANSLATED_TEAM_NAMES;[.$E6]+1)">
            <text:p/>
          </table:table-cell>
          <table:table-cell table:style-name="ce78" table:formula="of:=IF(MOD([.$C6]; NUM_PITCHES)=0;INDEX(PITCHES;1;NUM_PITCHES);INDEX(PITCHES;1;MOD([.$C6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51600000,&quot;duration&quot;:&quot;15m&quot;,&quot;pitch&quot;:&quot;1&quot;,&quot;competition&quot;:{&quot;name&quot;:&quot;U12&quot;, &quot;section&quot;:&quot;A&quot;, &quot;group&quot;:&quot;2&quot;},&quot;tag&quot;:&quot;2&quot;, &quot;homeTeam&quot;:&quot;STBGFC Boys 'A'&quot;, &quot;awayTeam&quot;:&quot;&quot;}" calcext:value-type="string">
            <text:p>{"__v":0,"day":2,"dateTime":51600000,"duration":"15m","pitch":"1","competition":{"name":"U12", "section":"A", "group":"2"},"tag":"2", "homeTeam":"STBGFC Boys 'A'", "awayTeam":""}</text:p>
          </table:table-cell>
          <table:table-cell table:number-columns-repeated="1013"/>
        </table:table-row>
        <table:table-row table:style-name="ro1">
          <table:table-cell table:formula="of:=[.B7]" office:value-type="float" office:value="2" calcext:value-type="float">
            <text:p>2</text:p>
          </table:table-cell>
          <table:table-cell table:formula="of:=IF([.$J7]&gt;[.$J6];[.B6];[.B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3" table:formula="of:=FIRST_GAME_MS + ((DURATION_MS + GAME_GAP_MS) * ([.$B7]-1))" office:value-type="float" office:value="51600000" calcext:value-type="float">
            <text:p>516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7];TRANSLATED_TEAM_NAMES;[.$E7]+1)" office:value-type="string" office:string-value="Hawley Colts 2" calcext:value-type="string">
            <text:p>Hawley Colts 2</text:p>
          </table:table-cell>
          <table:table-cell table:style-name="ce77" table:formula="of:=VLOOKUP([.G7];TRANSLATED_TEAM_NAMES;[.$E7]+1)" office:value-type="string" office:string-value="Holy Trinity Harriers" calcext:value-type="string">
            <text:p>Holy Trinity Harriers</text:p>
          </table:table-cell>
          <table:table-cell table:style-name="ce78" table:formula="of:=IF(MOD([.$C7]; NUM_PITCHES)=0;INDEX(PITCHES;1;NUM_PITCHES);INDEX(PITCHES;1;MOD([.$C7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51600000,&quot;duration&quot;:&quot;15m&quot;,&quot;pitch&quot;:&quot;2&quot;,&quot;competition&quot;:{&quot;name&quot;:&quot;U12&quot;, &quot;section&quot;:&quot;A&quot;, &quot;group&quot;:&quot;2&quot;},&quot;tag&quot;:&quot;2&quot;, &quot;homeTeam&quot;:&quot;Hawley Colts 2&quot;, &quot;awayTeam&quot;:&quot;Holy Trinity Harriers&quot;}" calcext:value-type="string">
            <text:p>{"__v":0,"day":2,"dateTime":51600000,"duration":"15m","pitch":"2","competition":{"name":"U12", "section":"A", "group":"2"},"tag":"2", "homeTeam":"Hawley Colts 2", "awayTeam":"Holy Trinity Harriers"}</text:p>
          </table:table-cell>
          <table:table-cell table:number-columns-repeated="1013"/>
        </table:table-row>
        <table:table-row table:style-name="ro1">
          <table:table-cell table:formula="of:=[.B8]" office:value-type="float" office:value="2" calcext:value-type="float">
            <text:p>2</text:p>
          </table:table-cell>
          <table:table-cell table:formula="of:=IF([.$J8]&gt;[.$J7];[.B7];[.B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73" table:formula="of:=FIRST_GAME_MS + ((DURATION_MS + GAME_GAP_MS) * ([.$B8]-1))" office:value-type="float" office:value="51600000" calcext:value-type="float">
            <text:p>516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8];TRANSLATED_TEAM_NAMES;[.$E8]+1)" office:value-type="string" office:string-value="Hawley Colts 1" calcext:value-type="string">
            <text:p>Hawley Colts 1</text:p>
          </table:table-cell>
          <table:table-cell table:style-name="ce77" table:formula="of:=VLOOKUP([.G8];TRANSLATED_TEAM_NAMES;[.$E8]+1)" office:value-type="string" office:string-value="STBGFC Boys 'B'" calcext:value-type="string">
            <text:p>STBGFC Boys 'B'</text:p>
          </table:table-cell>
          <table:table-cell table:style-name="ce78" table:formula="of:=IF(MOD([.$C8]; NUM_PITCHES)=0;INDEX(PITCHES;1;NUM_PITCHES);INDEX(PITCHES;1;MOD([.$C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51600000,&quot;duration&quot;:&quot;15m&quot;,&quot;pitch&quot;:&quot;3&quot;,&quot;competition&quot;:{&quot;name&quot;:&quot;U12&quot;, &quot;section&quot;:&quot;A&quot;, &quot;group&quot;:&quot;1&quot;},&quot;tag&quot;:&quot;2&quot;, &quot;homeTeam&quot;:&quot;Hawley Colts 1&quot;, &quot;awayTeam&quot;:&quot;STBGFC Boys 'B'&quot;}" calcext:value-type="string">
            <text:p>{"__v":0,"day":2,"dateTime":51600000,"duration":"15m","pitch":"3","competition":{"name":"U12", "section":"A", "group":"1"},"tag":"2", "homeTeam":"Hawley Colts 1", "awayTeam":"STBGFC Boys 'B'"}</text:p>
          </table:table-cell>
          <table:table-cell table:number-columns-repeated="1013"/>
        </table:table-row>
        <table:table-row table:style-name="ro1">
          <table:table-cell table:formula="of:=[.B9]" office:value-type="float" office:value="2" calcext:value-type="float">
            <text:p>2</text:p>
          </table:table-cell>
          <table:table-cell table:formula="of:=IF([.$J9]&gt;[.$J8];[.B8];[.B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73" table:formula="of:=FIRST_GAME_MS + ((DURATION_MS + GAME_GAP_MS) * ([.$B9]-1))" office:value-type="float" office:value="51600000" calcext:value-type="float">
            <text:p>516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9];TRANSLATED_TEAM_NAMES;[.$E9]+1)" office:value-type="string" office:string-value="Rushmoor Com. Hotspurs - Blue" calcext:value-type="string">
            <text:p>Rushmoor Com. Hotspurs - Blue</text:p>
          </table:table-cell>
          <table:table-cell table:style-name="ce77" table:formula="of:=VLOOKUP([.G9];TRANSLATED_TEAM_NAMES;[.$E9]+1)" office:value-type="string" office:string-value="Calcot Royals" calcext:value-type="string">
            <text:p>Calcot Royals</text:p>
          </table:table-cell>
          <table:table-cell table:style-name="ce78" table:formula="of:=IF(MOD([.$C9]; NUM_PITCHES)=0;INDEX(PITCHES;1;NUM_PITCHES);INDEX(PITCHES;1;MOD([.$C9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51600000,&quot;duration&quot;:&quot;15m&quot;,&quot;pitch&quot;:&quot;4&quot;,&quot;competition&quot;:{&quot;name&quot;:&quot;U12&quot;, &quot;section&quot;:&quot;A&quot;, &quot;group&quot;:&quot;1&quot;},&quot;tag&quot;:&quot;2&quot;, &quot;homeTeam&quot;:&quot;Rushmoor Com. Hotspurs - Blue&quot;, &quot;awayTeam&quot;:&quot;Calcot Royals&quot;}" calcext:value-type="string">
            <text:p>{"__v":0,"day":2,"dateTime":51600000,"duration":"15m","pitch":"4","competition":{"name":"U12", "section":"A", "group":"1"},"tag":"2", "homeTeam":"Rushmoor Com. Hotspurs - Blue", "awayTeam":"Calcot Royals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3" calcext:value-type="float">
            <text:p>3</text:p>
          </table:table-cell>
          <table:table-cell table:formula="of:=IF([.$J10]&gt;[.$J9];[.B9];[.B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73" table:formula="of:=FIRST_GAME_MS + ((DURATION_MS + GAME_GAP_MS) * ([.$B10]-1))" office:value-type="float" office:value="52800000" calcext:value-type="float">
            <text:p>528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10];TRANSLATED_TEAM_NAMES;[.$E10]+1)">
            <text:p/>
          </table:table-cell>
          <table:table-cell table:style-name="ce77" table:formula="of:=VLOOKUP([.G10];TRANSLATED_TEAM_NAMES;[.$E10]+1)" office:value-type="string" office:string-value="Mytchett Athletic Kestrels" calcext:value-type="string">
            <text:p>Mytchett Athletic Kestrels</text:p>
          </table:table-cell>
          <table:table-cell table:style-name="ce78" table:formula="of:=IF(MOD([.$C10]; NUM_PITCHES)=0;INDEX(PITCHES;1;NUM_PITCHES);INDEX(PITCHES;1;MOD([.$C10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52800000,&quot;duration&quot;:&quot;15m&quot;,&quot;pitch&quot;:&quot;1&quot;,&quot;competition&quot;:{&quot;name&quot;:&quot;U12&quot;, &quot;section&quot;:&quot;A&quot;, &quot;group&quot;:&quot;1&quot;},&quot;tag&quot;:&quot;3&quot;, &quot;homeTeam&quot;:&quot;&quot;, &quot;awayTeam&quot;:&quot;Mytchett Athletic Kestrels&quot;}" calcext:value-type="string">
            <text:p>{"__v":0,"day":2,"dateTime":52800000,"duration":"15m","pitch":"1","competition":{"name":"U12", "section":"A", "group":"1"},"tag":"3", "homeTeam":"", "awayTeam":"Mytchett Athletic Kestrels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3" calcext:value-type="float">
            <text:p>3</text:p>
          </table:table-cell>
          <table:table-cell table:formula="of:=IF([.$J11]&gt;[.$J10];[.B10];[.B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73" table:formula="of:=FIRST_GAME_MS + ((DURATION_MS + GAME_GAP_MS) * ([.$B11]-1))" office:value-type="float" office:value="52800000" calcext:value-type="float">
            <text:p>528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11];TRANSLATED_TEAM_NAMES;[.$E11]+1)" office:value-type="string" office:string-value="Holy Trinity Harriers" calcext:value-type="string">
            <text:p>Holy Trinity Harriers</text:p>
          </table:table-cell>
          <table:table-cell table:style-name="ce77" table:formula="of:=VLOOKUP([.G11];TRANSLATED_TEAM_NAMES;[.$E11]+1)" office:value-type="string" office:string-value="STBGFC Boys 'A'" calcext:value-type="string">
            <text:p>STBGFC Boys 'A'</text:p>
          </table:table-cell>
          <table:table-cell table:style-name="ce78" table:formula="of:=IF(MOD([.$C11]; NUM_PITCHES)=0;INDEX(PITCHES;1;NUM_PITCHES);INDEX(PITCHES;1;MOD([.$C11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52800000,&quot;duration&quot;:&quot;15m&quot;,&quot;pitch&quot;:&quot;2&quot;,&quot;competition&quot;:{&quot;name&quot;:&quot;U12&quot;, &quot;section&quot;:&quot;A&quot;, &quot;group&quot;:&quot;2&quot;},&quot;tag&quot;:&quot;3&quot;, &quot;homeTeam&quot;:&quot;Holy Trinity Harriers&quot;, &quot;awayTeam&quot;:&quot;STBGFC Boys 'A'&quot;}" calcext:value-type="string">
            <text:p>{"__v":0,"day":2,"dateTime":52800000,"duration":"15m","pitch":"2","competition":{"name":"U12", "section":"A", "group":"2"},"tag":"3", "homeTeam":"Holy Trinity Harriers", "awayTeam":"STBGFC Boys 'A'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3" calcext:value-type="float">
            <text:p>3</text:p>
          </table:table-cell>
          <table:table-cell table:formula="of:=IF([.$J12]&gt;[.$J11];[.B11];[.B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73" table:formula="of:=FIRST_GAME_MS + ((DURATION_MS + GAME_GAP_MS) * ([.$B12]-1))" office:value-type="float" office:value="52800000" calcext:value-type="float">
            <text:p>528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12];TRANSLATED_TEAM_NAMES;[.$E12]+1)" office:value-type="string" office:string-value="Rushmoor Comm. Hotspurs - Yellow" calcext:value-type="string">
            <text:p>Rushmoor Comm. Hotspurs - Yellow</text:p>
          </table:table-cell>
          <table:table-cell table:style-name="ce77" table:formula="of:=VLOOKUP([.G12];TRANSLATED_TEAM_NAMES;[.$E12]+1)" office:value-type="string" office:string-value="Hawley Colts 2" calcext:value-type="string">
            <text:p>Hawley Colts 2</text:p>
          </table:table-cell>
          <table:table-cell table:style-name="ce78" table:formula="of:=IF(MOD([.$C12]; NUM_PITCHES)=0;INDEX(PITCHES;1;NUM_PITCHES);INDEX(PITCHES;1;MOD([.$C12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52800000,&quot;duration&quot;:&quot;15m&quot;,&quot;pitch&quot;:&quot;3&quot;,&quot;competition&quot;:{&quot;name&quot;:&quot;U12&quot;, &quot;section&quot;:&quot;A&quot;, &quot;group&quot;:&quot;2&quot;},&quot;tag&quot;:&quot;3&quot;, &quot;homeTeam&quot;:&quot;Rushmoor Comm. Hotspurs - Yellow&quot;, &quot;awayTeam&quot;:&quot;Hawley Colts 2&quot;}" calcext:value-type="string">
            <text:p>{"__v":0,"day":2,"dateTime":52800000,"duration":"15m","pitch":"3","competition":{"name":"U12", "section":"A", "group":"2"},"tag":"3", "homeTeam":"Rushmoor Comm. Hotspurs - Yellow", "awayTeam":"Hawley Colts 2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3" calcext:value-type="float">
            <text:p>3</text:p>
          </table:table-cell>
          <table:table-cell table:formula="of:=IF([.$J13]&gt;[.$J12];[.B12];[.B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73" table:formula="of:=FIRST_GAME_MS + ((DURATION_MS + GAME_GAP_MS) * ([.$B13]-1))" office:value-type="float" office:value="52800000" calcext:value-type="float">
            <text:p>528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13];TRANSLATED_TEAM_NAMES;[.$E13]+1)">
            <text:p/>
          </table:table-cell>
          <table:table-cell table:style-name="ce77" table:formula="of:=VLOOKUP([.G13];TRANSLATED_TEAM_NAMES;[.$E13]+1)" office:value-type="string" office:string-value="Oxford City" calcext:value-type="string">
            <text:p>Oxford City</text:p>
          </table:table-cell>
          <table:table-cell table:style-name="ce78" table:formula="of:=IF(MOD([.$C13]; NUM_PITCHES)=0;INDEX(PITCHES;1;NUM_PITCHES);INDEX(PITCHES;1;MOD([.$C13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52800000,&quot;duration&quot;:&quot;15m&quot;,&quot;pitch&quot;:&quot;4&quot;,&quot;competition&quot;:{&quot;name&quot;:&quot;U12&quot;, &quot;section&quot;:&quot;A&quot;, &quot;group&quot;:&quot;2&quot;},&quot;tag&quot;:&quot;3&quot;, &quot;homeTeam&quot;:&quot;&quot;, &quot;awayTeam&quot;:&quot;Oxford City&quot;}" calcext:value-type="string">
            <text:p>{"__v":0,"day":2,"dateTime":52800000,"duration":"15m","pitch":"4","competition":{"name":"U12", "section":"A", "group":"2"},"tag":"3", "homeTeam":"", "awayTeam":"Oxford City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4" calcext:value-type="float">
            <text:p>4</text:p>
          </table:table-cell>
          <table:table-cell table:formula="of:=IF([.$J14]&gt;[.$J13];[.B13];[.B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73" table:formula="of:=FIRST_GAME_MS + ((DURATION_MS + GAME_GAP_MS) * ([.$B14]-1))" office:value-type="float" office:value="54000000" calcext:value-type="float">
            <text:p>540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14];TRANSLATED_TEAM_NAMES;[.$E14]+1)" office:value-type="string" office:string-value="Mytchett Athletic Kestrels" calcext:value-type="string">
            <text:p>Mytchett Athletic Kestrels</text:p>
          </table:table-cell>
          <table:table-cell table:style-name="ce77" table:formula="of:=VLOOKUP([.G14];TRANSLATED_TEAM_NAMES;[.$E14]+1)" office:value-type="string" office:string-value="Calcot Royals" calcext:value-type="string">
            <text:p>Calcot Royals</text:p>
          </table:table-cell>
          <table:table-cell table:style-name="ce78" table:formula="of:=IF(MOD([.$C14]; NUM_PITCHES)=0;INDEX(PITCHES;1;NUM_PITCHES);INDEX(PITCHES;1;MOD([.$C14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54000000,&quot;duration&quot;:&quot;15m&quot;,&quot;pitch&quot;:&quot;1&quot;,&quot;competition&quot;:{&quot;name&quot;:&quot;U12&quot;, &quot;section&quot;:&quot;A&quot;, &quot;group&quot;:&quot;1&quot;},&quot;tag&quot;:&quot;4&quot;, &quot;homeTeam&quot;:&quot;Mytchett Athletic Kestrels&quot;, &quot;awayTeam&quot;:&quot;Calcot Royals&quot;}" calcext:value-type="string">
            <text:p>{"__v":0,"day":2,"dateTime":54000000,"duration":"15m","pitch":"1","competition":{"name":"U12", "section":"A", "group":"1"},"tag":"4", "homeTeam":"Mytchett Athletic Kestrels", "awayTeam":"Calcot Royals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4" calcext:value-type="float">
            <text:p>4</text:p>
          </table:table-cell>
          <table:table-cell table:formula="of:=IF([.$J15]&gt;[.$J14];[.B14];[.B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73" table:formula="of:=FIRST_GAME_MS + ((DURATION_MS + GAME_GAP_MS) * ([.$B15]-1))" office:value-type="float" office:value="54000000" calcext:value-type="float">
            <text:p>540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15];TRANSLATED_TEAM_NAMES;[.$E15]+1)" office:value-type="string" office:string-value="Hawley Colts 1" calcext:value-type="string">
            <text:p>Hawley Colts 1</text:p>
          </table:table-cell>
          <table:table-cell table:style-name="ce77" table:formula="of:=VLOOKUP([.G15];TRANSLATED_TEAM_NAMES;[.$E15]+1)">
            <text:p/>
          </table:table-cell>
          <table:table-cell table:style-name="ce78" table:formula="of:=IF(MOD([.$C15]; NUM_PITCHES)=0;INDEX(PITCHES;1;NUM_PITCHES);INDEX(PITCHES;1;MOD([.$C15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54000000,&quot;duration&quot;:&quot;15m&quot;,&quot;pitch&quot;:&quot;2&quot;,&quot;competition&quot;:{&quot;name&quot;:&quot;U12&quot;, &quot;section&quot;:&quot;A&quot;, &quot;group&quot;:&quot;1&quot;},&quot;tag&quot;:&quot;4&quot;, &quot;homeTeam&quot;:&quot;Hawley Colts 1&quot;, &quot;awayTeam&quot;:&quot;&quot;}" calcext:value-type="string">
            <text:p>{"__v":0,"day":2,"dateTime":54000000,"duration":"15m","pitch":"2","competition":{"name":"U12", "section":"A", "group":"1"},"tag":"4", "homeTeam":"Hawley Colts 1", "awayTeam":"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4" calcext:value-type="float">
            <text:p>4</text:p>
          </table:table-cell>
          <table:table-cell table:formula="of:=IF([.$J16]&gt;[.$J15];[.B15];[.B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73" table:formula="of:=FIRST_GAME_MS + ((DURATION_MS + GAME_GAP_MS) * ([.$B16]-1))" office:value-type="float" office:value="54000000" calcext:value-type="float">
            <text:p>540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16];TRANSLATED_TEAM_NAMES;[.$E16]+1)" office:value-type="string" office:string-value="STBGFC Boys 'B'" calcext:value-type="string">
            <text:p>STBGFC Boys 'B'</text:p>
          </table:table-cell>
          <table:table-cell table:style-name="ce77" table:formula="of:=VLOOKUP([.G16];TRANSLATED_TEAM_NAMES;[.$E16]+1)" office:value-type="string" office:string-value="Rushmoor Com. Hotspurs - Blue" calcext:value-type="string">
            <text:p>Rushmoor Com. Hotspurs - Blue</text:p>
          </table:table-cell>
          <table:table-cell table:style-name="ce78" table:formula="of:=IF(MOD([.$C16]; NUM_PITCHES)=0;INDEX(PITCHES;1;NUM_PITCHES);INDEX(PITCHES;1;MOD([.$C16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54000000,&quot;duration&quot;:&quot;15m&quot;,&quot;pitch&quot;:&quot;3&quot;,&quot;competition&quot;:{&quot;name&quot;:&quot;U12&quot;, &quot;section&quot;:&quot;A&quot;, &quot;group&quot;:&quot;1&quot;},&quot;tag&quot;:&quot;4&quot;, &quot;homeTeam&quot;:&quot;STBGFC Boys 'B'&quot;, &quot;awayTeam&quot;:&quot;Rushmoor Com. Hotspurs - Blue&quot;}" calcext:value-type="string">
            <text:p>{"__v":0,"day":2,"dateTime":54000000,"duration":"15m","pitch":"3","competition":{"name":"U12", "section":"A", "group":"1"},"tag":"4", "homeTeam":"STBGFC Boys 'B'", "awayTeam":"Rushmoor Com. Hotspurs - Blue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4" calcext:value-type="float">
            <text:p>4</text:p>
          </table:table-cell>
          <table:table-cell table:formula="of:=IF([.$J17]&gt;[.$J16];[.B16];[.B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73" table:formula="of:=FIRST_GAME_MS + ((DURATION_MS + GAME_GAP_MS) * ([.$B17]-1))" office:value-type="float" office:value="54000000" calcext:value-type="float">
            <text:p>540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17];TRANSLATED_TEAM_NAMES;[.$E17]+1)" office:value-type="string" office:string-value="Oxford City" calcext:value-type="string">
            <text:p>Oxford City</text:p>
          </table:table-cell>
          <table:table-cell table:style-name="ce77" table:formula="of:=VLOOKUP([.G17];TRANSLATED_TEAM_NAMES;[.$E17]+1)" office:value-type="string" office:string-value="Hawley Colts 2" calcext:value-type="string">
            <text:p>Hawley Colts 2</text:p>
          </table:table-cell>
          <table:table-cell table:style-name="ce78" table:formula="of:=IF(MOD([.$C17]; NUM_PITCHES)=0;INDEX(PITCHES;1;NUM_PITCHES);INDEX(PITCHES;1;MOD([.$C17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54000000,&quot;duration&quot;:&quot;15m&quot;,&quot;pitch&quot;:&quot;4&quot;,&quot;competition&quot;:{&quot;name&quot;:&quot;U12&quot;, &quot;section&quot;:&quot;A&quot;, &quot;group&quot;:&quot;2&quot;},&quot;tag&quot;:&quot;4&quot;, &quot;homeTeam&quot;:&quot;Oxford City&quot;, &quot;awayTeam&quot;:&quot;Hawley Colts 2&quot;}" calcext:value-type="string">
            <text:p>{"__v":0,"day":2,"dateTime":54000000,"duration":"15m","pitch":"4","competition":{"name":"U12", "section":"A", "group":"2"},"tag":"4", "homeTeam":"Oxford City", "awayTeam":"Hawley Colts 2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5" calcext:value-type="float">
            <text:p>5</text:p>
          </table:table-cell>
          <table:table-cell table:formula="of:=IF([.$J18]&gt;[.$J17];[.B17];[.B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73" table:formula="of:=FIRST_GAME_MS + ((DURATION_MS + GAME_GAP_MS) * ([.$B18]-1))" office:value-type="float" office:value="55200000" calcext:value-type="float">
            <text:p>552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18];TRANSLATED_TEAM_NAMES;[.$E18]+1)" office:value-type="string" office:string-value="Holy Trinity Harriers" calcext:value-type="string">
            <text:p>Holy Trinity Harriers</text:p>
          </table:table-cell>
          <table:table-cell table:style-name="ce77" table:formula="of:=VLOOKUP([.G18];TRANSLATED_TEAM_NAMES;[.$E18]+1)">
            <text:p/>
          </table:table-cell>
          <table:table-cell table:style-name="ce78" table:formula="of:=IF(MOD([.$C18]; NUM_PITCHES)=0;INDEX(PITCHES;1;NUM_PITCHES);INDEX(PITCHES;1;MOD([.$C18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55200000,&quot;duration&quot;:&quot;15m&quot;,&quot;pitch&quot;:&quot;1&quot;,&quot;competition&quot;:{&quot;name&quot;:&quot;U12&quot;, &quot;section&quot;:&quot;A&quot;, &quot;group&quot;:&quot;2&quot;},&quot;tag&quot;:&quot;5&quot;, &quot;homeTeam&quot;:&quot;Holy Trinity Harriers&quot;, &quot;awayTeam&quot;:&quot;&quot;}" calcext:value-type="string">
            <text:p>{"__v":0,"day":2,"dateTime":55200000,"duration":"15m","pitch":"1","competition":{"name":"U12", "section":"A", "group":"2"},"tag":"5", "homeTeam":"Holy Trinity Harriers", "awayTeam":"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5" calcext:value-type="float">
            <text:p>5</text:p>
          </table:table-cell>
          <table:table-cell table:formula="of:=IF([.$J19]&gt;[.$J18];[.B18];[.B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73" table:formula="of:=FIRST_GAME_MS + ((DURATION_MS + GAME_GAP_MS) * ([.$B19]-1))" office:value-type="float" office:value="55200000" calcext:value-type="float">
            <text:p>552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19];TRANSLATED_TEAM_NAMES;[.$E19]+1)" office:value-type="string" office:string-value="STBGFC Boys 'A'" calcext:value-type="string">
            <text:p>STBGFC Boys 'A'</text:p>
          </table:table-cell>
          <table:table-cell table:style-name="ce77" table:formula="of:=VLOOKUP([.G19];TRANSLATED_TEAM_NAMES;[.$E19]+1)" office:value-type="string" office:string-value="Rushmoor Comm. Hotspurs - Yellow" calcext:value-type="string">
            <text:p>Rushmoor Comm. Hotspurs - Yellow</text:p>
          </table:table-cell>
          <table:table-cell table:style-name="ce78" table:formula="of:=IF(MOD([.$C19]; NUM_PITCHES)=0;INDEX(PITCHES;1;NUM_PITCHES);INDEX(PITCHES;1;MOD([.$C19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55200000,&quot;duration&quot;:&quot;15m&quot;,&quot;pitch&quot;:&quot;2&quot;,&quot;competition&quot;:{&quot;name&quot;:&quot;U12&quot;, &quot;section&quot;:&quot;A&quot;, &quot;group&quot;:&quot;2&quot;},&quot;tag&quot;:&quot;5&quot;, &quot;homeTeam&quot;:&quot;STBGFC Boys 'A'&quot;, &quot;awayTeam&quot;:&quot;Rushmoor Comm. Hotspurs - Yellow&quot;}" calcext:value-type="string">
            <text:p>{"__v":0,"day":2,"dateTime":55200000,"duration":"15m","pitch":"2","competition":{"name":"U12", "section":"A", "group":"2"},"tag":"5", "homeTeam":"STBGFC Boys 'A'", "awayTeam":"Rushmoor Comm. Hotspurs - Yellow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5" calcext:value-type="float">
            <text:p>5</text:p>
          </table:table-cell>
          <table:table-cell table:formula="of:=IF([.$J20]&gt;[.$J19];[.B19];[.B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73" table:formula="of:=FIRST_GAME_MS + ((DURATION_MS + GAME_GAP_MS) * ([.$B20]-1))" office:value-type="float" office:value="55200000" calcext:value-type="float">
            <text:p>552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20];TRANSLATED_TEAM_NAMES;[.$E20]+1)" office:value-type="string" office:string-value="Calcot Royals" calcext:value-type="string">
            <text:p>Calcot Royals</text:p>
          </table:table-cell>
          <table:table-cell table:style-name="ce77" table:formula="of:=VLOOKUP([.G20];TRANSLATED_TEAM_NAMES;[.$E20]+1)" office:value-type="string" office:string-value="STBGFC Boys 'B'" calcext:value-type="string">
            <text:p>STBGFC Boys 'B'</text:p>
          </table:table-cell>
          <table:table-cell table:style-name="ce78" table:formula="of:=IF(MOD([.$C20]; NUM_PITCHES)=0;INDEX(PITCHES;1;NUM_PITCHES);INDEX(PITCHES;1;MOD([.$C20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55200000,&quot;duration&quot;:&quot;15m&quot;,&quot;pitch&quot;:&quot;3&quot;,&quot;competition&quot;:{&quot;name&quot;:&quot;U12&quot;, &quot;section&quot;:&quot;A&quot;, &quot;group&quot;:&quot;1&quot;},&quot;tag&quot;:&quot;5&quot;, &quot;homeTeam&quot;:&quot;Calcot Royals&quot;, &quot;awayTeam&quot;:&quot;STBGFC Boys 'B'&quot;}" calcext:value-type="string">
            <text:p>{"__v":0,"day":2,"dateTime":55200000,"duration":"15m","pitch":"3","competition":{"name":"U12", "section":"A", "group":"1"},"tag":"5", "homeTeam":"Calcot Royals", "awayTeam":"STBGFC Boys 'B'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5" calcext:value-type="float">
            <text:p>5</text:p>
          </table:table-cell>
          <table:table-cell table:formula="of:=IF([.$J21]&gt;[.$J20];[.B20];[.B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73" table:formula="of:=FIRST_GAME_MS + ((DURATION_MS + GAME_GAP_MS) * ([.$B21]-1))" office:value-type="float" office:value="55200000" calcext:value-type="float">
            <text:p>552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21];TRANSLATED_TEAM_NAMES;[.$E21]+1)" office:value-type="string" office:string-value="Hawley Colts 1" calcext:value-type="string">
            <text:p>Hawley Colts 1</text:p>
          </table:table-cell>
          <table:table-cell table:style-name="ce77" table:formula="of:=VLOOKUP([.G21];TRANSLATED_TEAM_NAMES;[.$E21]+1)" office:value-type="string" office:string-value="Mytchett Athletic Kestrels" calcext:value-type="string">
            <text:p>Mytchett Athletic Kestrels</text:p>
          </table:table-cell>
          <table:table-cell table:style-name="ce78" table:formula="of:=IF(MOD([.$C21]; NUM_PITCHES)=0;INDEX(PITCHES;1;NUM_PITCHES);INDEX(PITCHES;1;MOD([.$C21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55200000,&quot;duration&quot;:&quot;15m&quot;,&quot;pitch&quot;:&quot;4&quot;,&quot;competition&quot;:{&quot;name&quot;:&quot;U12&quot;, &quot;section&quot;:&quot;A&quot;, &quot;group&quot;:&quot;1&quot;},&quot;tag&quot;:&quot;5&quot;, &quot;homeTeam&quot;:&quot;Hawley Colts 1&quot;, &quot;awayTeam&quot;:&quot;Mytchett Athletic Kestrels&quot;}" calcext:value-type="string">
            <text:p>{"__v":0,"day":2,"dateTime":55200000,"duration":"15m","pitch":"4","competition":{"name":"U12", "section":"A", "group":"1"},"tag":"5", "homeTeam":"Hawley Colts 1", "awayTeam":"Mytchett Athletic Kestrels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6" calcext:value-type="float">
            <text:p>6</text:p>
          </table:table-cell>
          <table:table-cell table:formula="of:=IF([.$J22]&gt;[.$J21];[.B21];[.B21]+1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ce73" table:formula="of:=FIRST_GAME_MS + ((DURATION_MS + GAME_GAP_MS) * ([.$B22]-1))" office:value-type="float" office:value="56400000" calcext:value-type="float">
            <text:p>564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22];TRANSLATED_TEAM_NAMES;[.$E22]+1)">
            <text:p/>
          </table:table-cell>
          <table:table-cell table:style-name="ce77" table:formula="of:=VLOOKUP([.G22];TRANSLATED_TEAM_NAMES;[.$E22]+1)" office:value-type="string" office:string-value="Rushmoor Com. Hotspurs - Blue" calcext:value-type="string">
            <text:p>Rushmoor Com. Hotspurs - Blue</text:p>
          </table:table-cell>
          <table:table-cell table:style-name="ce78" table:formula="of:=IF(MOD([.$C22]; NUM_PITCHES)=0;INDEX(PITCHES;1;NUM_PITCHES);INDEX(PITCHES;1;MOD([.$C22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56400000,&quot;duration&quot;:&quot;15m&quot;,&quot;pitch&quot;:&quot;1&quot;,&quot;competition&quot;:{&quot;name&quot;:&quot;U12&quot;, &quot;section&quot;:&quot;A&quot;, &quot;group&quot;:&quot;1&quot;},&quot;tag&quot;:&quot;6&quot;, &quot;homeTeam&quot;:&quot;&quot;, &quot;awayTeam&quot;:&quot;Rushmoor Com. Hotspurs - Blue&quot;}" calcext:value-type="string">
            <text:p>{"__v":0,"day":2,"dateTime":56400000,"duration":"15m","pitch":"1","competition":{"name":"U12", "section":"A", "group":"1"},"tag":"6", "homeTeam":"", "awayTeam":"Rushmoor Com. Hotspurs - Blue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6" calcext:value-type="float">
            <text:p>6</text:p>
          </table:table-cell>
          <table:table-cell table:formula="of:=IF([.$J23]&gt;[.$J22];[.B22];[.B22]+1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style-name="ce73" table:formula="of:=FIRST_GAME_MS + ((DURATION_MS + GAME_GAP_MS) * ([.$B23]-1))" office:value-type="float" office:value="56400000" calcext:value-type="float">
            <text:p>564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23];TRANSLATED_TEAM_NAMES;[.$E23]+1)" office:value-type="string" office:string-value="Hawley Colts 2" calcext:value-type="string">
            <text:p>Hawley Colts 2</text:p>
          </table:table-cell>
          <table:table-cell table:style-name="ce77" table:formula="of:=VLOOKUP([.G23];TRANSLATED_TEAM_NAMES;[.$E23]+1)" office:value-type="string" office:string-value="STBGFC Boys 'A'" calcext:value-type="string">
            <text:p>STBGFC Boys 'A'</text:p>
          </table:table-cell>
          <table:table-cell table:style-name="ce78" table:formula="of:=IF(MOD([.$C23]; NUM_PITCHES)=0;INDEX(PITCHES;1;NUM_PITCHES);INDEX(PITCHES;1;MOD([.$C23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56400000,&quot;duration&quot;:&quot;15m&quot;,&quot;pitch&quot;:&quot;2&quot;,&quot;competition&quot;:{&quot;name&quot;:&quot;U12&quot;, &quot;section&quot;:&quot;A&quot;, &quot;group&quot;:&quot;2&quot;},&quot;tag&quot;:&quot;6&quot;, &quot;homeTeam&quot;:&quot;Hawley Colts 2&quot;, &quot;awayTeam&quot;:&quot;STBGFC Boys 'A'&quot;}" calcext:value-type="string">
            <text:p>{"__v":0,"day":2,"dateTime":56400000,"duration":"15m","pitch":"2","competition":{"name":"U12", "section":"A", "group":"2"},"tag":"6", "homeTeam":"Hawley Colts 2", "awayTeam":"STBGFC Boys 'A'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6" calcext:value-type="float">
            <text:p>6</text:p>
          </table:table-cell>
          <table:table-cell table:formula="of:=IF([.$J24]&gt;[.$J23];[.B23];[.B23]+1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style-name="ce73" table:formula="of:=FIRST_GAME_MS + ((DURATION_MS + GAME_GAP_MS) * ([.$B24]-1))" office:value-type="float" office:value="56400000" calcext:value-type="float">
            <text:p>564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24];TRANSLATED_TEAM_NAMES;[.$E24]+1)" office:value-type="string" office:string-value="Holy Trinity Harriers" calcext:value-type="string">
            <text:p>Holy Trinity Harriers</text:p>
          </table:table-cell>
          <table:table-cell table:style-name="ce77" table:formula="of:=VLOOKUP([.G24];TRANSLATED_TEAM_NAMES;[.$E24]+1)" office:value-type="string" office:string-value="Oxford City" calcext:value-type="string">
            <text:p>Oxford City</text:p>
          </table:table-cell>
          <table:table-cell table:style-name="ce78" table:formula="of:=IF(MOD([.$C24]; NUM_PITCHES)=0;INDEX(PITCHES;1;NUM_PITCHES);INDEX(PITCHES;1;MOD([.$C2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56400000,&quot;duration&quot;:&quot;15m&quot;,&quot;pitch&quot;:&quot;3&quot;,&quot;competition&quot;:{&quot;name&quot;:&quot;U12&quot;, &quot;section&quot;:&quot;A&quot;, &quot;group&quot;:&quot;2&quot;},&quot;tag&quot;:&quot;6&quot;, &quot;homeTeam&quot;:&quot;Holy Trinity Harriers&quot;, &quot;awayTeam&quot;:&quot;Oxford City&quot;}" calcext:value-type="string">
            <text:p>{"__v":0,"day":2,"dateTime":56400000,"duration":"15m","pitch":"3","competition":{"name":"U12", "section":"A", "group":"2"},"tag":"6", "homeTeam":"Holy Trinity Harriers", "awayTeam":"Oxford City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6" calcext:value-type="float">
            <text:p>6</text:p>
          </table:table-cell>
          <table:table-cell table:formula="of:=IF([.$J25]&gt;[.$J24];[.B24];[.B24]+1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style-name="ce73" table:formula="of:=FIRST_GAME_MS + ((DURATION_MS + GAME_GAP_MS) * ([.$B25]-1))" office:value-type="float" office:value="56400000" calcext:value-type="float">
            <text:p>564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25];TRANSLATED_TEAM_NAMES;[.$E25]+1)">
            <text:p/>
          </table:table-cell>
          <table:table-cell table:style-name="ce77" table:formula="of:=VLOOKUP([.G25];TRANSLATED_TEAM_NAMES;[.$E25]+1)" office:value-type="string" office:string-value="Rushmoor Comm. Hotspurs - Yellow" calcext:value-type="string">
            <text:p>Rushmoor Comm. Hotspurs - Yellow</text:p>
          </table:table-cell>
          <table:table-cell table:style-name="ce78" table:formula="of:=IF(MOD([.$C25]; NUM_PITCHES)=0;INDEX(PITCHES;1;NUM_PITCHES);INDEX(PITCHES;1;MOD([.$C2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56400000,&quot;duration&quot;:&quot;15m&quot;,&quot;pitch&quot;:&quot;4&quot;,&quot;competition&quot;:{&quot;name&quot;:&quot;U12&quot;, &quot;section&quot;:&quot;A&quot;, &quot;group&quot;:&quot;2&quot;},&quot;tag&quot;:&quot;6&quot;, &quot;homeTeam&quot;:&quot;&quot;, &quot;awayTeam&quot;:&quot;Rushmoor Comm. Hotspurs - Yellow&quot;}" calcext:value-type="string">
            <text:p>{"__v":0,"day":2,"dateTime":56400000,"duration":"15m","pitch":"4","competition":{"name":"U12", "section":"A", "group":"2"},"tag":"6", "homeTeam":"", "awayTeam":"Rushmoor Comm. Hotspurs - Yellow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7" calcext:value-type="float">
            <text:p>7</text:p>
          </table:table-cell>
          <table:table-cell table:formula="of:=IF([.$J26]&gt;[.$J25];[.B25];[.B25]+1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style-name="ce73" table:formula="of:=FIRST_GAME_MS + ((DURATION_MS + GAME_GAP_MS) * ([.$B26]-1))" office:value-type="float" office:value="57600000" calcext:value-type="float">
            <text:p>576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26];TRANSLATED_TEAM_NAMES;[.$E26]+1)" office:value-type="string" office:string-value="Calcot Royals" calcext:value-type="string">
            <text:p>Calcot Royals</text:p>
          </table:table-cell>
          <table:table-cell table:style-name="ce77" table:formula="of:=VLOOKUP([.G26];TRANSLATED_TEAM_NAMES;[.$E26]+1)">
            <text:p/>
          </table:table-cell>
          <table:table-cell table:style-name="ce78" table:formula="of:=IF(MOD([.$C26]; NUM_PITCHES)=0;INDEX(PITCHES;1;NUM_PITCHES);INDEX(PITCHES;1;MOD([.$C26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57600000,&quot;duration&quot;:&quot;15m&quot;,&quot;pitch&quot;:&quot;1&quot;,&quot;competition&quot;:{&quot;name&quot;:&quot;U12&quot;, &quot;section&quot;:&quot;A&quot;, &quot;group&quot;:&quot;1&quot;},&quot;tag&quot;:&quot;7&quot;, &quot;homeTeam&quot;:&quot;Calcot Royals&quot;, &quot;awayTeam&quot;:&quot;&quot;}" calcext:value-type="string">
            <text:p>{"__v":0,"day":2,"dateTime":57600000,"duration":"15m","pitch":"1","competition":{"name":"U12", "section":"A", "group":"1"},"tag":"7", "homeTeam":"Calcot Royals", "awayTeam":"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7" calcext:value-type="float">
            <text:p>7</text:p>
          </table:table-cell>
          <table:table-cell table:formula="of:=IF([.$J27]&gt;[.$J26];[.B26];[.B26]+1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style-name="ce73" table:formula="of:=FIRST_GAME_MS + ((DURATION_MS + GAME_GAP_MS) * ([.$B27]-1))" office:value-type="float" office:value="57600000" calcext:value-type="float">
            <text:p>576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27];TRANSLATED_TEAM_NAMES;[.$E27]+1)" office:value-type="string" office:string-value="Rushmoor Com. Hotspurs - Blue" calcext:value-type="string">
            <text:p>Rushmoor Com. Hotspurs - Blue</text:p>
          </table:table-cell>
          <table:table-cell table:style-name="ce77" table:formula="of:=VLOOKUP([.G27];TRANSLATED_TEAM_NAMES;[.$E27]+1)" office:value-type="string" office:string-value="Hawley Colts 1" calcext:value-type="string">
            <text:p>Hawley Colts 1</text:p>
          </table:table-cell>
          <table:table-cell table:style-name="ce78" table:formula="of:=IF(MOD([.$C27]; NUM_PITCHES)=0;INDEX(PITCHES;1;NUM_PITCHES);INDEX(PITCHES;1;MOD([.$C27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57600000,&quot;duration&quot;:&quot;15m&quot;,&quot;pitch&quot;:&quot;2&quot;,&quot;competition&quot;:{&quot;name&quot;:&quot;U12&quot;, &quot;section&quot;:&quot;A&quot;, &quot;group&quot;:&quot;1&quot;},&quot;tag&quot;:&quot;7&quot;, &quot;homeTeam&quot;:&quot;Rushmoor Com. Hotspurs - Blue&quot;, &quot;awayTeam&quot;:&quot;Hawley Colts 1&quot;}" calcext:value-type="string">
            <text:p>{"__v":0,"day":2,"dateTime":57600000,"duration":"15m","pitch":"2","competition":{"name":"U12", "section":"A", "group":"1"},"tag":"7", "homeTeam":"Rushmoor Com. Hotspurs - Blue", "awayTeam":"Hawley Colts 1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7" calcext:value-type="float">
            <text:p>7</text:p>
          </table:table-cell>
          <table:table-cell table:formula="of:=IF([.$J28]&gt;[.$J27];[.B27];[.B27]+1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73" table:formula="of:=FIRST_GAME_MS + ((DURATION_MS + GAME_GAP_MS) * ([.$B28]-1))" office:value-type="float" office:value="57600000" calcext:value-type="float">
            <text:p>576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28];TRANSLATED_TEAM_NAMES;[.$E28]+1)" office:value-type="string" office:string-value="STBGFC Boys 'B'" calcext:value-type="string">
            <text:p>STBGFC Boys 'B'</text:p>
          </table:table-cell>
          <table:table-cell table:style-name="ce77" table:formula="of:=VLOOKUP([.G28];TRANSLATED_TEAM_NAMES;[.$E28]+1)" office:value-type="string" office:string-value="Mytchett Athletic Kestrels" calcext:value-type="string">
            <text:p>Mytchett Athletic Kestrels</text:p>
          </table:table-cell>
          <table:table-cell table:style-name="ce78" table:formula="of:=IF(MOD([.$C28]; NUM_PITCHES)=0;INDEX(PITCHES;1;NUM_PITCHES);INDEX(PITCHES;1;MOD([.$C2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57600000,&quot;duration&quot;:&quot;15m&quot;,&quot;pitch&quot;:&quot;3&quot;,&quot;competition&quot;:{&quot;name&quot;:&quot;U12&quot;, &quot;section&quot;:&quot;A&quot;, &quot;group&quot;:&quot;1&quot;},&quot;tag&quot;:&quot;7&quot;, &quot;homeTeam&quot;:&quot;STBGFC Boys 'B'&quot;, &quot;awayTeam&quot;:&quot;Mytchett Athletic Kestrels&quot;}" calcext:value-type="string">
            <text:p>{"__v":0,"day":2,"dateTime":57600000,"duration":"15m","pitch":"3","competition":{"name":"U12", "section":"A", "group":"1"},"tag":"7", "homeTeam":"STBGFC Boys 'B'", "awayTeam":"Mytchett Athletic Kestrels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7" calcext:value-type="float">
            <text:p>7</text:p>
          </table:table-cell>
          <table:table-cell table:formula="of:=IF([.$J29]&gt;[.$J28];[.B28];[.B28]+1)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style-name="ce73" table:formula="of:=FIRST_GAME_MS + ((DURATION_MS + GAME_GAP_MS) * ([.$B29]-1))" office:value-type="float" office:value="57600000" calcext:value-type="float">
            <text:p>576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29];TRANSLATED_TEAM_NAMES;[.$E29]+1)" office:value-type="string" office:string-value="Hawley Colts 2" calcext:value-type="string">
            <text:p>Hawley Colts 2</text:p>
          </table:table-cell>
          <table:table-cell table:style-name="ce77" table:formula="of:=VLOOKUP([.G29];TRANSLATED_TEAM_NAMES;[.$E29]+1)">
            <text:p/>
          </table:table-cell>
          <table:table-cell table:style-name="ce78" table:formula="of:=IF(MOD([.$C29]; NUM_PITCHES)=0;INDEX(PITCHES;1;NUM_PITCHES);INDEX(PITCHES;1;MOD([.$C29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57600000,&quot;duration&quot;:&quot;15m&quot;,&quot;pitch&quot;:&quot;4&quot;,&quot;competition&quot;:{&quot;name&quot;:&quot;U12&quot;, &quot;section&quot;:&quot;A&quot;, &quot;group&quot;:&quot;2&quot;},&quot;tag&quot;:&quot;7&quot;, &quot;homeTeam&quot;:&quot;Hawley Colts 2&quot;, &quot;awayTeam&quot;:&quot;&quot;}" calcext:value-type="string">
            <text:p>{"__v":0,"day":2,"dateTime":57600000,"duration":"15m","pitch":"4","competition":{"name":"U12", "section":"A", "group":"2"},"tag":"7", "homeTeam":"Hawley Colts 2", "awayTeam":"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8" calcext:value-type="float">
            <text:p>8</text:p>
          </table:table-cell>
          <table:table-cell table:formula="of:=IF([.$J30]&gt;[.$J29];[.B29];[.B29]+1)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style-name="ce73" table:formula="of:=FIRST_GAME_MS + ((DURATION_MS + GAME_GAP_MS) * ([.$B30]-1))" office:value-type="float" office:value="58800000" calcext:value-type="float">
            <text:p>588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30];TRANSLATED_TEAM_NAMES;[.$E30]+1)" office:value-type="string" office:string-value="Rushmoor Comm. Hotspurs - Yellow" calcext:value-type="string">
            <text:p>Rushmoor Comm. Hotspurs - Yellow</text:p>
          </table:table-cell>
          <table:table-cell table:style-name="ce77" table:formula="of:=VLOOKUP([.G30];TRANSLATED_TEAM_NAMES;[.$E30]+1)" office:value-type="string" office:string-value="Holy Trinity Harriers" calcext:value-type="string">
            <text:p>Holy Trinity Harriers</text:p>
          </table:table-cell>
          <table:table-cell table:style-name="ce78" table:formula="of:=IF(MOD([.$C30]; NUM_PITCHES)=0;INDEX(PITCHES;1;NUM_PITCHES);INDEX(PITCHES;1;MOD([.$C30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2,&quot;dateTime&quot;:58800000,&quot;duration&quot;:&quot;15m&quot;,&quot;pitch&quot;:&quot;1&quot;,&quot;competition&quot;:{&quot;name&quot;:&quot;U12&quot;, &quot;section&quot;:&quot;A&quot;, &quot;group&quot;:&quot;2&quot;},&quot;tag&quot;:&quot;8&quot;, &quot;homeTeam&quot;:&quot;Rushmoor Comm. Hotspurs - Yellow&quot;, &quot;awayTeam&quot;:&quot;Holy Trinity Harriers&quot;}" calcext:value-type="string">
            <text:p>{"__v":0,"day":2,"dateTime":58800000,"duration":"15m","pitch":"1","competition":{"name":"U12", "section":"A", "group":"2"},"tag":"8", "homeTeam":"Rushmoor Comm. Hotspurs - Yellow", "awayTeam":"Holy Trinity Harriers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8" calcext:value-type="float">
            <text:p>8</text:p>
          </table:table-cell>
          <table:table-cell table:formula="of:=IF([.$J31]&gt;[.$J30];[.B30];[.B30]+1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style-name="ce73" table:formula="of:=FIRST_GAME_MS + ((DURATION_MS + GAME_GAP_MS) * ([.$B31]-1))" office:value-type="float" office:value="58800000" calcext:value-type="float">
            <text:p>588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31];TRANSLATED_TEAM_NAMES;[.$E31]+1)" office:value-type="string" office:string-value="STBGFC Boys 'A'" calcext:value-type="string">
            <text:p>STBGFC Boys 'A'</text:p>
          </table:table-cell>
          <table:table-cell table:style-name="ce77" table:formula="of:=VLOOKUP([.G31];TRANSLATED_TEAM_NAMES;[.$E31]+1)" office:value-type="string" office:string-value="Oxford City" calcext:value-type="string">
            <text:p>Oxford City</text:p>
          </table:table-cell>
          <table:table-cell table:style-name="ce78" table:formula="of:=IF(MOD([.$C31]; NUM_PITCHES)=0;INDEX(PITCHES;1;NUM_PITCHES);INDEX(PITCHES;1;MOD([.$C31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2,&quot;dateTime&quot;:58800000,&quot;duration&quot;:&quot;15m&quot;,&quot;pitch&quot;:&quot;2&quot;,&quot;competition&quot;:{&quot;name&quot;:&quot;U12&quot;, &quot;section&quot;:&quot;A&quot;, &quot;group&quot;:&quot;2&quot;},&quot;tag&quot;:&quot;8&quot;, &quot;homeTeam&quot;:&quot;STBGFC Boys 'A'&quot;, &quot;awayTeam&quot;:&quot;Oxford City&quot;}" calcext:value-type="string">
            <text:p>{"__v":0,"day":2,"dateTime":58800000,"duration":"15m","pitch":"2","competition":{"name":"U12", "section":"A", "group":"2"},"tag":"8", "homeTeam":"STBGFC Boys 'A'", "awayTeam":"Oxford City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1</text:p>
          </table:table-cell>
          <table:table-cell table:formula="of:=IF([.$J32]&gt;[.$J31];[.B31];[.B31]+1)"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style-name="ce73" table:formula="of:=FIRST_GAME_MS + ((DURATION_MS + GAME_GAP_MS) * ([.$B32]-1)) + SECTION_GAP_MS" office:value-type="float" office:value="60000000" calcext:value-type="float">
            <text:p>60000000</text:p>
          </table:table-cell>
          <table:table-cell table:formula="of:=AGE_GROUP_TRANSLATED&amp;&quot;_&quot;&amp;SECTION_TRANSLATED&amp;&quot;_QF1&quot;" office:value-type="string" office:string-value="U12_A_QF1" calcext:value-type="string">
            <text:p>U12_A_QF1</text:p>
          </table:table-cell>
          <table:table-cell table:formula="of:=AGE_GROUP_TRANSLATED&amp;&quot;_&quot;&amp;SECTION_TRANSLATED&amp;&quot;_G1_P2&quot;" office:value-type="string" office:string-value="U12_A_G1_P2" calcext:value-type="string">
            <text:p>U12_A_G1_P2</text:p>
          </table:table-cell>
          <table:table-cell table:formula="of:=AGE_GROUP_TRANSLATED&amp;&quot;_&quot;&amp;SECTION_TRANSLATED&amp;&quot;_G2_P3&quot;" office:value-type="string" office:string-value="U12_A_G2_P3" calcext:value-type="string">
            <text:p>U12_A_G2_P3</text:p>
          </table:table-cell>
          <table:table-cell table:style-name="ce74" office:value-type="string" calcext:value-type="string">
            <text:p>2<text:span text:style-name="T1">nd</text:span> Group 1</text:p>
          </table:table-cell>
          <table:table-cell table:style-name="ce77" office:value-type="string" calcext:value-type="string">
            <text:p>3<text:span text:style-name="T1">rd</text:span> Group 2</text:p>
          </table:table-cell>
          <table:table-cell table:style-name="ce78" table:formula="of:=IF(MOD([.$C32]; NUM_PITCHES)=0;INDEX(PITCHES;1;NUM_PITCHES);INDEX(PITCHES;1;MOD([.$C32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, &quot;&quot;homeTeamFrom&quot;&quot;:&quot;&quot;&quot; &amp; [.F32] &amp; &quot;&quot;&quot;, &quot;&quot;awayTeamFrom&quot;&quot;:&quot;&quot;&quot; &amp; [.G32] &amp; &quot;&quot;&quot;, &quot;&quot;stage2Tag&quot;&quot;:&quot;&quot;&quot; &amp; [.E32] &amp; &quot;&quot;&quot;}&quot;" office:value-type="string" office:string-value="{&quot;__v&quot;:0,&quot;day&quot;:2,&quot;dateTime&quot;:60000000,&quot;duration&quot;:&quot;15m&quot;,&quot;pitch&quot;:&quot;2&quot;,&quot;competition&quot;:{&quot;name&quot;:&quot;U12&quot;, &quot;section&quot;:&quot;A&quot;},&quot;tag&quot;:&quot;QF1&quot;, &quot;homeTeam&quot;:&quot;2nd Group 1&quot;, &quot;awayTeam&quot;:&quot;3rd Group 2&quot;, &quot;homeTeamFrom&quot;:&quot;U12_A_G1_P2&quot;, &quot;awayTeamFrom&quot;:&quot;U12_A_G2_P3&quot;, &quot;stage2Tag&quot;:&quot;U12_A_QF1&quot;}" calcext:value-type="string">
            <text:p>{"__v":0,"day":2,"dateTime":60000000,"duration":"15m","pitch":"2","competition":{"name":"U12", "section":"A"},"tag":"QF1", "homeTeam":"2nd Group 1", "awayTeam":"3rd Group 2", "homeTeamFrom":"U12_A_G1_P2", "awayTeamFrom":"U12_A_G2_P3", "stage2Tag":"U12_A_QF1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2</text:p>
          </table:table-cell>
          <table:table-cell table:formula="of:=IF([.$J33]&gt;[.$J32];[.B32];[.B32]+1)"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style-name="ce73" table:formula="of:=FIRST_GAME_MS + ((DURATION_MS + GAME_GAP_MS) * ([.$B33]-1)) + SECTION_GAP_MS" office:value-type="float" office:value="60000000" calcext:value-type="float">
            <text:p>60000000</text:p>
          </table:table-cell>
          <table:table-cell table:formula="of:=AGE_GROUP_TRANSLATED&amp;&quot;_&quot;&amp;SECTION_TRANSLATED&amp;&quot;_QF2&quot;" office:value-type="string" office:string-value="U12_A_QF2" calcext:value-type="string">
            <text:p>U12_A_QF2</text:p>
          </table:table-cell>
          <table:table-cell table:formula="of:=AGE_GROUP_TRANSLATED&amp;&quot;_&quot;&amp;SECTION_TRANSLATED&amp;&quot;_G2_P2&quot;" office:value-type="string" office:string-value="U12_A_G2_P2" calcext:value-type="string">
            <text:p>U12_A_G2_P2</text:p>
          </table:table-cell>
          <table:table-cell table:formula="of:=AGE_GROUP_TRANSLATED&amp;&quot;_&quot;&amp;SECTION_TRANSLATED&amp;&quot;_G1_P3&quot;" office:value-type="string" office:string-value="U12_A_G1_P3" calcext:value-type="string">
            <text:p>U12_A_G1_P3</text:p>
          </table:table-cell>
          <table:table-cell table:style-name="ce74" office:value-type="string" calcext:value-type="string">
            <text:p>2<text:span text:style-name="T1">nd</text:span> Group 2</text:p>
          </table:table-cell>
          <table:table-cell table:style-name="ce77" office:value-type="string" calcext:value-type="string">
            <text:p>3<text:span text:style-name="T1">rd</text:span> Group 1</text:p>
          </table:table-cell>
          <table:table-cell table:style-name="ce78" table:formula="of:=IF(MOD([.$C33]; NUM_PITCHES)=0;INDEX(PITCHES;1;NUM_PITCHES);INDEX(PITCHES;1;MOD([.$C33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3] &amp; &quot;&quot;&quot;, &quot;&quot;homeTeam&quot;&quot;:&quot;&quot;&quot; &amp; [.H33] &amp; &quot;&quot;&quot;, &quot;&quot;awayTeam&quot;&quot;:&quot;&quot;&quot; &amp; [.I35] &amp; &quot;&quot;&quot;, &quot;&quot;homeTeamFrom&quot;&quot;:&quot;&quot;&quot; &amp; [.F33] &amp; &quot;&quot;&quot;, &quot;&quot;awayTeamFrom&quot;&quot;:&quot;&quot;&quot; &amp; [.G33] &amp; &quot;&quot;&quot;, &quot;&quot;stage2Tag&quot;&quot;:&quot;&quot;&quot; &amp; [.E33] &amp; &quot;&quot;&quot;}&quot;" office:value-type="string" office:string-value="{&quot;__v&quot;:0,&quot;day&quot;:2,&quot;dateTime&quot;:60000000,&quot;duration&quot;:&quot;15m&quot;,&quot;pitch&quot;:&quot;3&quot;,&quot;competition&quot;:{&quot;name&quot;:&quot;U12&quot;, &quot;section&quot;:&quot;A&quot;},&quot;tag&quot;:&quot;QF2&quot;, &quot;homeTeam&quot;:&quot;2nd Group 2&quot;, &quot;awayTeam&quot;:&quot;4th Group 1&quot;, &quot;homeTeamFrom&quot;:&quot;U12_A_G2_P2&quot;, &quot;awayTeamFrom&quot;:&quot;U12_A_G1_P3&quot;, &quot;stage2Tag&quot;:&quot;U12_A_QF2&quot;}" calcext:value-type="string">
            <text:p>{"__v":0,"day":2,"dateTime":60000000,"duration":"15m","pitch":"3","competition":{"name":"U12", "section":"A"},"tag":"QF2", "homeTeam":"2nd Group 2", "awayTeam":"4th Group 1", "homeTeamFrom":"U12_A_G2_P2", "awayTeamFrom":"U12_A_G1_P3", "stage2Tag":"U12_A_QF2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3</text:p>
          </table:table-cell>
          <table:table-cell table:formula="of:=IF([.$J34]&gt;[.$J33];[.B33];[.B33]+1)"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table:style-name="ce73" table:formula="of:=FIRST_GAME_MS + ((DURATION_MS + GAME_GAP_MS) * ([.$B34]-1)) + SECTION_GAP_MS" office:value-type="float" office:value="61200000" calcext:value-type="float">
            <text:p>61200000</text:p>
          </table:table-cell>
          <table:table-cell table:formula="of:=AGE_GROUP_TRANSLATED&amp;&quot;_&quot;&amp;SECTION_TRANSLATED&amp;&quot;_QF3&quot;" office:value-type="string" office:string-value="U12_A_QF3" calcext:value-type="string">
            <text:p>U12_A_QF3</text:p>
          </table:table-cell>
          <table:table-cell table:formula="of:=AGE_GROUP_TRANSLATED&amp;&quot;_&quot;&amp;SECTION_TRANSLATED&amp;&quot;_G1_P1&quot;" office:value-type="string" office:string-value="U12_A_G1_P1" calcext:value-type="string">
            <text:p>U12_A_G1_P1</text:p>
          </table:table-cell>
          <table:table-cell table:formula="of:=AGE_GROUP_TRANSLATED&amp;&quot;_&quot;&amp;SECTION_TRANSLATED&amp;&quot;_G2_P4&quot;" office:value-type="string" office:string-value="U12_A_G2_P4" calcext:value-type="string">
            <text:p>U12_A_G2_P4</text:p>
          </table:table-cell>
          <table:table-cell table:style-name="ce74" office:value-type="string" calcext:value-type="string">
            <text:p>Winner Group 1</text:p>
          </table:table-cell>
          <table:table-cell table:style-name="ce77" office:value-type="string" calcext:value-type="string">
            <text:p>4<text:span text:style-name="T1">th</text:span> Group 2</text:p>
          </table:table-cell>
          <table:table-cell table:style-name="ce78" table:formula="of:=IF(MOD([.$C34]; NUM_PITCHES)=0;INDEX(PITCHES;1;NUM_PITCHES);INDEX(PITCHES;1;MOD([.$C34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, &quot;&quot;homeTeamFrom&quot;&quot;:&quot;&quot;&quot; &amp; [.F34] &amp; &quot;&quot;&quot;, &quot;&quot;awayTeamFrom&quot;&quot;:&quot;&quot;&quot; &amp; [.G34] &amp; &quot;&quot;&quot;, &quot;&quot;stage2Tag&quot;&quot;:&quot;&quot;&quot; &amp; [.E34] &amp; &quot;&quot;&quot;}&quot;" office:value-type="string" office:string-value="{&quot;__v&quot;:0,&quot;day&quot;:2,&quot;dateTime&quot;:61200000,&quot;duration&quot;:&quot;15m&quot;,&quot;pitch&quot;:&quot;1&quot;,&quot;competition&quot;:{&quot;name&quot;:&quot;U12&quot;, &quot;section&quot;:&quot;A&quot;},&quot;tag&quot;:&quot;QF3&quot;, &quot;homeTeam&quot;:&quot;Winner Group 1&quot;, &quot;awayTeam&quot;:&quot;4th Group 2&quot;, &quot;homeTeamFrom&quot;:&quot;U12_A_G1_P1&quot;, &quot;awayTeamFrom&quot;:&quot;U12_A_G2_P4&quot;, &quot;stage2Tag&quot;:&quot;U12_A_QF3&quot;}" calcext:value-type="string">
            <text:p>{"__v":0,"day":2,"dateTime":61200000,"duration":"15m","pitch":"1","competition":{"name":"U12", "section":"A"},"tag":"QF3", "homeTeam":"Winner Group 1", "awayTeam":"4th Group 2", "homeTeamFrom":"U12_A_G1_P1", "awayTeamFrom":"U12_A_G2_P4", "stage2Tag":"U12_A_QF3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4</text:p>
          </table:table-cell>
          <table:table-cell table:formula="of:=IF([.$J35]&gt;[.$J34];[.B34];[.B34]+1)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73" table:formula="of:=FIRST_GAME_MS + ((DURATION_MS + GAME_GAP_MS) * ([.$B35]-1)) + SECTION_GAP_MS" office:value-type="float" office:value="61200000" calcext:value-type="float">
            <text:p>61200000</text:p>
          </table:table-cell>
          <table:table-cell table:formula="of:=AGE_GROUP_TRANSLATED&amp;&quot;_&quot;&amp;SECTION_TRANSLATED&amp;&quot;_QF4&quot;" office:value-type="string" office:string-value="U12_A_QF4" calcext:value-type="string">
            <text:p>U12_A_QF4</text:p>
          </table:table-cell>
          <table:table-cell table:formula="of:=AGE_GROUP_TRANSLATED&amp;&quot;_&quot;&amp;SECTION_TRANSLATED&amp;&quot;_G2_P1&quot;" office:value-type="string" office:string-value="U12_A_G2_P1" calcext:value-type="string">
            <text:p>U12_A_G2_P1</text:p>
          </table:table-cell>
          <table:table-cell table:formula="of:=AGE_GROUP_TRANSLATED&amp;&quot;_&quot;&amp;SECTION_TRANSLATED&amp;&quot;_G1_P4&quot;" office:value-type="string" office:string-value="U12_A_G1_P4" calcext:value-type="string">
            <text:p>U12_A_G1_P4</text:p>
          </table:table-cell>
          <table:table-cell table:style-name="ce74" office:value-type="string" calcext:value-type="string">
            <text:p>Winner Group 2</text:p>
          </table:table-cell>
          <table:table-cell table:style-name="ce77" office:value-type="string" calcext:value-type="string">
            <text:p>4<text:span text:style-name="T1">th</text:span> Group 1</text:p>
          </table:table-cell>
          <table:table-cell table:style-name="ce78" table:formula="of:=IF(MOD([.$C35]; NUM_PITCHES)=0;INDEX(PITCHES;1;NUM_PITCHES);INDEX(PITCHES;1;MOD([.$C35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, &quot;&quot;homeTeamFrom&quot;&quot;:&quot;&quot;&quot; &amp; [.F35] &amp; &quot;&quot;&quot;, &quot;&quot;awayTeamFrom&quot;&quot;:&quot;&quot;&quot; &amp; [.G35] &amp; &quot;&quot;&quot;, &quot;&quot;stage2Tag&quot;&quot;:&quot;&quot;&quot; &amp; [.E35] &amp; &quot;&quot;&quot;}&quot;" office:value-type="string" office:string-value="{&quot;__v&quot;:0,&quot;day&quot;:2,&quot;dateTime&quot;:61200000,&quot;duration&quot;:&quot;15m&quot;,&quot;pitch&quot;:&quot;2&quot;,&quot;competition&quot;:{&quot;name&quot;:&quot;U12&quot;, &quot;section&quot;:&quot;A&quot;},&quot;tag&quot;:&quot;QF4&quot;, &quot;homeTeam&quot;:&quot;Winner Group 2&quot;, &quot;awayTeam&quot;:&quot;4th Group 1&quot;, &quot;homeTeamFrom&quot;:&quot;U12_A_G2_P1&quot;, &quot;awayTeamFrom&quot;:&quot;U12_A_G1_P4&quot;, &quot;stage2Tag&quot;:&quot;U12_A_QF4&quot;}" calcext:value-type="string">
            <text:p>{"__v":0,"day":2,"dateTime":61200000,"duration":"15m","pitch":"2","competition":{"name":"U12", "section":"A"},"tag":"QF4", "homeTeam":"Winner Group 2", "awayTeam":"4th Group 1", "homeTeamFrom":"U12_A_G2_P1", "awayTeamFrom":"U12_A_G1_P4", "stage2Tag":"U12_A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36]&gt;[.$J35];[.B35];[.B35]+1)"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style-name="ce73" table:formula="of:=FIRST_GAME_MS + ((DURATION_MS + GAME_GAP_MS) * ([.$B36]-1)) + SECTION_GAP_MS" office:value-type="float" office:value="61200000" calcext:value-type="float">
            <text:p>61200000</text:p>
          </table:table-cell>
          <table:table-cell table:formula="of:=AGE_GROUP_TRANSLATED&amp;&quot;_&quot;&amp;SECTION_TRANSLATED&amp;&quot;_SF1&quot;" office:value-type="string" office:string-value="U12_A_SF1" calcext:value-type="string">
            <text:p>U12_A_SF1</text:p>
          </table:table-cell>
          <table:table-cell table:formula="of:=AGE_GROUP_TRANSLATED&amp;&quot;_&quot;&amp;SECTION_TRANSLATED&amp;&quot;_QF1&quot;" office:value-type="string" office:string-value="U12_A_QF1" calcext:value-type="string">
            <text:p>U12_A_QF1</text:p>
          </table:table-cell>
          <table:table-cell table:formula="of:=AGE_GROUP_TRANSLATED&amp;&quot;_&quot;&amp;SECTION_TRANSLATED&amp;&quot;_QF4&quot;" office:value-type="string" office:string-value="U12_A_QF4" calcext:value-type="string">
            <text:p>U12_A_QF4</text:p>
          </table:table-cell>
          <table:table-cell table:style-name="ce74" office:value-type="string" calcext:value-type="string">
            <text:p>Winner QF1</text:p>
          </table:table-cell>
          <table:table-cell table:style-name="ce77" office:value-type="string" calcext:value-type="string">
            <text:p>Winner QF4</text:p>
          </table:table-cell>
          <table:table-cell table:style-name="ce78" table:formula="of:=IF(MOD([.$C36]; NUM_PITCHES)=0;INDEX(PITCHES;1;NUM_PITCHES);INDEX(PITCHES;1;MOD([.$C36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, &quot;&quot;homeTeamFrom&quot;&quot;:&quot;&quot;&quot; &amp; [.F36] &amp; &quot;&quot;&quot;, &quot;&quot;awayTeamFrom&quot;&quot;:&quot;&quot;&quot; &amp; [.G36] &amp; &quot;&quot;&quot;, &quot;&quot;stage2Tag&quot;&quot;:&quot;&quot;&quot; &amp; [.E36] &amp; &quot;&quot;&quot;}&quot;" office:value-type="string" office:string-value="{&quot;__v&quot;:0,&quot;day&quot;:2,&quot;dateTime&quot;:61200000,&quot;duration&quot;:&quot;15m&quot;,&quot;pitch&quot;:&quot;4&quot;,&quot;competition&quot;:{&quot;name&quot;:&quot;U12&quot;, &quot;section&quot;:&quot;A&quot;},&quot;tag&quot;:&quot;SF1&quot;, &quot;homeTeam&quot;:&quot;Winner QF1&quot;, &quot;awayTeam&quot;:&quot;Winner QF4&quot;, &quot;homeTeamFrom&quot;:&quot;U12_A_QF1&quot;, &quot;awayTeamFrom&quot;:&quot;U12_A_QF4&quot;, &quot;stage2Tag&quot;:&quot;U12_A_SF1&quot;}" calcext:value-type="string">
            <text:p>{"__v":0,"day":2,"dateTime":61200000,"duration":"15m","pitch":"4","competition":{"name":"U12", "section":"A"},"tag":"SF1", "homeTeam":"Winner QF1", "awayTeam":"Winner QF4", "homeTeamFrom":"U12_A_QF1", "awayTeamFrom":"U12_A_QF4", "stage2Tag":"U12_A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37]&gt;[.$J36];[.B36];[.B36]+1)"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table:style-name="ce73" table:formula="of:=FIRST_GAME_MS + ((DURATION_MS + GAME_GAP_MS) * ([.$B37]-1)) + SECTION_GAP_MS" office:value-type="float" office:value="62400000" calcext:value-type="float">
            <text:p>62400000</text:p>
          </table:table-cell>
          <table:table-cell table:formula="of:=AGE_GROUP_TRANSLATED&amp;&quot;_&quot;&amp;SECTION_TRANSLATED&amp;&quot;_SF2&quot;" office:value-type="string" office:string-value="U12_A_SF2" calcext:value-type="string">
            <text:p>U12_A_SF2</text:p>
          </table:table-cell>
          <table:table-cell table:formula="of:=AGE_GROUP_TRANSLATED&amp;&quot;_&quot;&amp;SECTION_TRANSLATED&amp;&quot;_QF2&quot;" office:value-type="string" office:string-value="U12_A_QF2" calcext:value-type="string">
            <text:p>U12_A_QF2</text:p>
          </table:table-cell>
          <table:table-cell table:formula="of:=AGE_GROUP_TRANSLATED&amp;&quot;_&quot;&amp;SECTION_TRANSLATED&amp;&quot;_QF3&quot;" office:value-type="string" office:string-value="U12_A_QF3" calcext:value-type="string">
            <text:p>U12_A_QF3</text:p>
          </table:table-cell>
          <table:table-cell table:style-name="ce74" office:value-type="string" calcext:value-type="string">
            <text:p>Winner QF2</text:p>
          </table:table-cell>
          <table:table-cell table:style-name="ce77" office:value-type="string" calcext:value-type="string">
            <text:p>Winner QF3</text:p>
          </table:table-cell>
          <table:table-cell table:style-name="ce78" table:formula="of:=IF(MOD([.$C37]; NUM_PITCHES)=0;INDEX(PITCHES;1;NUM_PITCHES);INDEX(PITCHES;1;MOD([.$C37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, &quot;&quot;homeTeamFrom&quot;&quot;:&quot;&quot;&quot; &amp; [.F37] &amp; &quot;&quot;&quot;, &quot;&quot;awayTeamFrom&quot;&quot;:&quot;&quot;&quot; &amp; [.G37] &amp; &quot;&quot;&quot;, &quot;&quot;stage2Tag&quot;&quot;:&quot;&quot;&quot; &amp; [.E37] &amp; &quot;&quot;&quot;}&quot;" office:value-type="string" office:string-value="{&quot;__v&quot;:0,&quot;day&quot;:2,&quot;dateTime&quot;:62400000,&quot;duration&quot;:&quot;15m&quot;,&quot;pitch&quot;:&quot;1&quot;,&quot;competition&quot;:{&quot;name&quot;:&quot;U12&quot;, &quot;section&quot;:&quot;A&quot;},&quot;tag&quot;:&quot;SF2&quot;, &quot;homeTeam&quot;:&quot;Winner QF2&quot;, &quot;awayTeam&quot;:&quot;Winner QF3&quot;, &quot;homeTeamFrom&quot;:&quot;U12_A_QF2&quot;, &quot;awayTeamFrom&quot;:&quot;U12_A_QF3&quot;, &quot;stage2Tag&quot;:&quot;U12_A_SF2&quot;}" calcext:value-type="string">
            <text:p>{"__v":0,"day":2,"dateTime":62400000,"duration":"15m","pitch":"1","competition":{"name":"U12", "section":"A"},"tag":"SF2", "homeTeam":"Winner QF2", "awayTeam":"Winner QF3", "homeTeamFrom":"U12_A_QF2", "awayTeamFrom":"U12_A_QF3", "stage2Tag":"U12_A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38]&gt;[.$J37];[.B37];[.B37]+1)"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table:style-name="ce73" table:formula="of:=FIRST_GAME_MS + ((DURATION_MS + GAME_GAP_MS) * ([.$B38]-1)) + SECTION_GAP_MS" office:value-type="float" office:value="62400000" calcext:value-type="float">
            <text:p>62400000</text:p>
          </table:table-cell>
          <table:table-cell table:formula="of:=AGE_GROUP_TRANSLATED&amp;&quot;_&quot;&amp;SECTION_TRANSLATED&amp;&quot;_FNL&quot;" office:value-type="string" office:string-value="U12_A_FNL" calcext:value-type="string">
            <text:p>U12_A_FNL</text:p>
          </table:table-cell>
          <table:table-cell table:formula="of:=AGE_GROUP_TRANSLATED&amp;&quot;_&quot;&amp;SECTION_TRANSLATED&amp;&quot;_SF1&quot;" office:value-type="string" office:string-value="U12_A_SF1" calcext:value-type="string">
            <text:p>U12_A_SF1</text:p>
          </table:table-cell>
          <table:table-cell table:formula="of:=AGE_GROUP_TRANSLATED&amp;&quot;_&quot;&amp;SECTION_TRANSLATED&amp;&quot;_SF2&quot;" office:value-type="string" office:string-value="U12_A_SF2" calcext:value-type="string">
            <text:p>U12_A_SF2</text:p>
          </table:table-cell>
          <table:table-cell table:style-name="ce74" office:value-type="string" calcext:value-type="string">
            <text:p>Winner SF1</text:p>
          </table:table-cell>
          <table:table-cell table:style-name="ce77" office:value-type="string" calcext:value-type="string">
            <text:p>Winner SF2</text:p>
          </table:table-cell>
          <table:table-cell table:style-name="ce78" table:formula="of:=IF(MOD([.$C38]; NUM_PITCHES)=0;INDEX(PITCHES;1;NUM_PITCHES);INDEX(PITCHES;1;MOD([.$C3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, &quot;&quot;homeTeamFrom&quot;&quot;:&quot;&quot;&quot; &amp; [.F38] &amp; &quot;&quot;&quot;, &quot;&quot;awayTeamFrom&quot;&quot;:&quot;&quot;&quot; &amp; [.G38] &amp; &quot;&quot;&quot;, &quot;&quot;stage2Tag&quot;&quot;:&quot;&quot;&quot; &amp; [.E38] &amp; &quot;&quot;&quot;}&quot;" office:value-type="string" office:string-value="{&quot;__v&quot;:0,&quot;day&quot;:2,&quot;dateTime&quot;:62400000,&quot;duration&quot;:&quot;15m&quot;,&quot;pitch&quot;:&quot;3&quot;,&quot;competition&quot;:{&quot;name&quot;:&quot;U12&quot;, &quot;section&quot;:&quot;A&quot;},&quot;tag&quot;:&quot;FNL&quot;, &quot;homeTeam&quot;:&quot;Winner SF1&quot;, &quot;awayTeam&quot;:&quot;Winner SF2&quot;, &quot;homeTeamFrom&quot;:&quot;U12_A_SF1&quot;, &quot;awayTeamFrom&quot;:&quot;U12_A_SF2&quot;, &quot;stage2Tag&quot;:&quot;U12_A_FNL&quot;}" calcext:value-type="string">
            <text:p>{"__v":0,"day":2,"dateTime":62400000,"duration":"15m","pitch":"3","competition":{"name":"U12", "section":"A"},"tag":"FNL", "homeTeam":"Winner SF1", "awayTeam":"Winner SF2", "homeTeamFrom":"U12_A_SF1", "awayTeamFrom":"U12_A_SF2", "stage2Tag":"U12_A_FNL"}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 table:number-rows-repeated="6">
          <table:table-cell table:number-columns-repeated="2"/>
          <table:table-cell table:style-name="ce67" table:number-columns-repeated="3"/>
          <table:table-cell table:style-name="Default" table:number-columns-repeated="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67" table:number-columns-repeated="3"/>
          <table:table-cell table:number-columns-repeated="1019"/>
        </table:table-row>
        <table:table-row table:style-name="ro1" table:number-rows-repeated="1048474">
          <table:table-cell table:number-columns-repeated="1024"/>
        </table:table-row>
        <table:table-row table:style-name="ro3" table:number-rows-repeated="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 x 6 KO P=3" table:style-name="ta2">
        <office:forms form:automatic-focus="false" form:apply-design-mode="false"/>
        <table:table-column table:style-name="co25" table:default-cell-style-name="ce73"/>
        <table:table-column table:style-name="co24" table:default-cell-style-name="ce73"/>
        <table:table-column table:style-name="co26" table:default-cell-style-name="ce73"/>
        <table:table-column table:style-name="co27" table:default-cell-style-name="ce19"/>
        <table:table-column table:style-name="co30" table:default-cell-style-name="ce19"/>
        <table:table-column table:style-name="co19" table:number-columns-repeated="2" table:default-cell-style-name="ce19"/>
        <table:table-column table:style-name="co29" table:default-cell-style-name="ce23"/>
        <table:table-column table:style-name="co29" table:default-cell-style-name="ce80"/>
        <table:table-column table:style-name="co3" table:number-columns-repeated="1015" table:default-cell-style-name="Default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1" office:value-type="string" calcext:value-type="string">
            <text:p>Index</text:p>
          </table:table-cell>
          <table:table-cell table:style-name="ce81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style-name="ce31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3" table:formula="of:=FIRST_GAME_MS" office:value-type="float" office:value="50400000" calcext:value-type="float">
            <text:p>504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2];TRANSLATED_TEAM_NAMES;[.$E2]+1)" office:value-type="string" office:string-value="STBGFC Boys 'B'" calcext:value-type="string">
            <text:p>STBGFC Boys 'B'</text:p>
          </table:table-cell>
          <table:table-cell table:style-name="ce77" table:formula="of:=VLOOKUP([.G2];TRANSLATED_TEAM_NAMES;[.$E2]+1)">
            <text:p/>
          </table:table-cell>
          <table:table-cell table:style-name="ce78" table:formula="of:=IF(MOD([.$C2]; NUM_PITCHES)=0;INDEX(PITCHES;1;NUM_PITCHES);INDEX(PITCHES;1;MOD([.$C2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50400000,&quot;duration&quot;:&quot;15m&quot;,&quot;pitch&quot;:&quot;1&quot;,&quot;competition&quot;:{&quot;name&quot;:&quot;U12&quot;, &quot;section&quot;:&quot;A&quot;, &quot;group&quot;:&quot;1&quot;},&quot;tag&quot;:&quot;1&quot;, &quot;homeTeam&quot;:&quot;STBGFC Boys 'B'&quot;, &quot;awayTeam&quot;:&quot;&quot;}" calcext:value-type="string">
            <text:p>{"__v":0,"day":2,"dateTime":50400000,"duration":"15m","pitch":"1","competition":{"name":"U12", "section":"A", "group":"1"},"tag":"1", "homeTeam":"STBGFC Boys 'B'", "awayTeam":"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3" table:formula="of:=FIRST_GAME_MS + ((DURATION_MS + GAME_GAP_MS) * ([.$B3]-1))" office:value-type="float" office:value="50400000" calcext:value-type="float">
            <text:p>504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3];TRANSLATED_TEAM_NAMES;[.$E3]+1)" office:value-type="string" office:string-value="STBGFC Boys 'A'" calcext:value-type="string">
            <text:p>STBGFC Boys 'A'</text:p>
          </table:table-cell>
          <table:table-cell table:style-name="ce77" table:formula="of:=VLOOKUP([.G3];TRANSLATED_TEAM_NAMES;[.$E3]+1)">
            <text:p/>
          </table:table-cell>
          <table:table-cell table:style-name="ce78" table:formula="of:=IF(MOD([.$C3]; NUM_PITCHES)=0;INDEX(PITCHES;1;NUM_PITCHES);INDEX(PITCHES;1;MOD([.$C3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50400000,&quot;duration&quot;:&quot;15m&quot;,&quot;pitch&quot;:&quot;2&quot;,&quot;competition&quot;:{&quot;name&quot;:&quot;U12&quot;, &quot;section&quot;:&quot;A&quot;, &quot;group&quot;:&quot;2&quot;},&quot;tag&quot;:&quot;1&quot;, &quot;homeTeam&quot;:&quot;STBGFC Boys 'A'&quot;, &quot;awayTeam&quot;:&quot;&quot;}" calcext:value-type="string">
            <text:p>{"__v":0,"day":2,"dateTime":50400000,"duration":"15m","pitch":"2","competition":{"name":"U12", "section":"A", "group":"2"},"tag":"1", "homeTeam":"STBGFC Boys 'A'", "awayTeam":""}</text:p>
          </table:table-cell>
          <table:table-cell table:number-columns-repeated="1013"/>
        </table:table-row>
        <table:table-row table:style-name="ro1">
          <table:table-cell table:formula="of:=[.B4]" office:value-type="float" office:value="1" calcext:value-type="float">
            <text:p>1</text:p>
          </table:table-cell>
          <table:table-cell table:formula="of:=IF([.$J4]&gt;[.$J3];[.B3];[.B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3" table:formula="of:=FIRST_GAME_MS + ((DURATION_MS + GAME_GAP_MS) * ([.$B4]-1))" office:value-type="float" office:value="50400000" calcext:value-type="float">
            <text:p>504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4];TRANSLATED_TEAM_NAMES;[.$E4]+1)">
            <text:p/>
          </table:table-cell>
          <table:table-cell table:style-name="ce77" table:formula="of:=VLOOKUP([.G4];TRANSLATED_TEAM_NAMES;[.$E4]+1)">
            <text:p/>
          </table:table-cell>
          <table:table-cell table:style-name="ce78" table:formula="of:=IF(MOD([.$C4]; NUM_PITCHES)=0;INDEX(PITCHES;1;NUM_PITCHES);INDEX(PITCHES;1;MOD([.$C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50400000,&quot;duration&quot;:&quot;15m&quot;,&quot;pitch&quot;:&quot;3&quot;,&quot;competition&quot;:{&quot;name&quot;:&quot;U12&quot;, &quot;section&quot;:&quot;A&quot;, &quot;group&quot;:&quot;3&quot;},&quot;tag&quot;:&quot;1&quot;, &quot;homeTeam&quot;:&quot;&quot;, &quot;awayTeam&quot;:&quot;&quot;}" calcext:value-type="string">
            <text:p>{"__v":0,"day":2,"dateTime":50400000,"duration":"15m","pitch":"3","competition":{"name":"U12", "section":"A", "group":"3"},"tag":"1", "homeTeam":"", "awayTeam":""}</text:p>
          </table:table-cell>
          <table:table-cell table:number-columns-repeated="1013"/>
        </table:table-row>
        <table:table-row table:style-name="ro1">
          <table:table-cell table:formula="of:=[.B5]" office:value-type="float" office:value="1" calcext:value-type="float">
            <text:p>1</text:p>
          </table:table-cell>
          <table:table-cell table:formula="of:=IF([.$J5]&gt;[.$J4];[.B4];[.B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73" table:formula="of:=FIRST_GAME_MS + ((DURATION_MS + GAME_GAP_MS) * ([.$B5]-1))" office:value-type="float" office:value="50400000" calcext:value-type="float">
            <text:p>504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5];TRANSLATED_TEAM_NAMES;[.$E5]+1)" office:value-type="string" office:string-value="Mytchett Athletic Kestrels" calcext:value-type="string">
            <text:p>Mytchett Athletic Kestrels</text:p>
          </table:table-cell>
          <table:table-cell table:style-name="ce77" table:formula="of:=VLOOKUP([.G5];TRANSLATED_TEAM_NAMES;[.$E5]+1)" office:value-type="string" office:string-value="Rushmoor Com. Hotspurs - Blue" calcext:value-type="string">
            <text:p>Rushmoor Com. Hotspurs - Blue</text:p>
          </table:table-cell>
          <table:table-cell table:style-name="ce78" table:formula="of:=IF(MOD([.$C5]; NUM_PITCHES)=0;INDEX(PITCHES;1;NUM_PITCHES);INDEX(PITCHES;1;MOD([.$C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50400000,&quot;duration&quot;:&quot;15m&quot;,&quot;pitch&quot;:&quot;4&quot;,&quot;competition&quot;:{&quot;name&quot;:&quot;U12&quot;, &quot;section&quot;:&quot;A&quot;, &quot;group&quot;:&quot;1&quot;},&quot;tag&quot;:&quot;1&quot;, &quot;homeTeam&quot;:&quot;Mytchett Athletic Kestrels&quot;, &quot;awayTeam&quot;:&quot;Rushmoor Com. Hotspurs - Blue&quot;}" calcext:value-type="string">
            <text:p>{"__v":0,"day":2,"dateTime":50400000,"duration":"15m","pitch":"4","competition":{"name":"U12", "section":"A", "group":"1"},"tag":"1", "homeTeam":"Mytchett Athletic Kestrels", "awayTeam":"Rushmoor Com. Hotspurs - Blue"}</text:p>
          </table:table-cell>
          <table:table-cell table:number-columns-repeated="1013"/>
        </table:table-row>
        <table:table-row table:style-name="ro1">
          <table:table-cell table:formula="of:=[.B6]" office:value-type="float" office:value="2" calcext:value-type="float">
            <text:p>2</text:p>
          </table:table-cell>
          <table:table-cell table:formula="of:=IF([.$J6]&gt;[.$J5];[.B5];[.B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3" table:formula="of:=FIRST_GAME_MS + ((DURATION_MS + GAME_GAP_MS) * ([.$B6]-1))" office:value-type="float" office:value="51600000" calcext:value-type="float">
            <text:p>516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6];TRANSLATED_TEAM_NAMES;[.$E6]+1)" office:value-type="string" office:string-value="Oxford City" calcext:value-type="string">
            <text:p>Oxford City</text:p>
          </table:table-cell>
          <table:table-cell table:style-name="ce77" table:formula="of:=VLOOKUP([.G6];TRANSLATED_TEAM_NAMES;[.$E6]+1)" office:value-type="string" office:string-value="Rushmoor Comm. Hotspurs - Yellow" calcext:value-type="string">
            <text:p>Rushmoor Comm. Hotspurs - Yellow</text:p>
          </table:table-cell>
          <table:table-cell table:style-name="ce78" table:formula="of:=IF(MOD([.$C6]; NUM_PITCHES)=0;INDEX(PITCHES;1;NUM_PITCHES);INDEX(PITCHES;1;MOD([.$C6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51600000,&quot;duration&quot;:&quot;15m&quot;,&quot;pitch&quot;:&quot;1&quot;,&quot;competition&quot;:{&quot;name&quot;:&quot;U12&quot;, &quot;section&quot;:&quot;A&quot;, &quot;group&quot;:&quot;2&quot;},&quot;tag&quot;:&quot;2&quot;, &quot;homeTeam&quot;:&quot;Oxford City&quot;, &quot;awayTeam&quot;:&quot;Rushmoor Comm. Hotspurs - Yellow&quot;}" calcext:value-type="string">
            <text:p>{"__v":0,"day":2,"dateTime":51600000,"duration":"15m","pitch":"1","competition":{"name":"U12", "section":"A", "group":"2"},"tag":"2", "homeTeam":"Oxford City", "awayTeam":"Rushmoor Comm. Hotspurs - Yellow"}</text:p>
          </table:table-cell>
          <table:table-cell table:number-columns-repeated="1013"/>
        </table:table-row>
        <table:table-row table:style-name="ro1">
          <table:table-cell table:formula="of:=[.B7]" office:value-type="float" office:value="2" calcext:value-type="float">
            <text:p>2</text:p>
          </table:table-cell>
          <table:table-cell table:formula="of:=IF([.$J7]&gt;[.$J6];[.B6];[.B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3" table:formula="of:=FIRST_GAME_MS + ((DURATION_MS + GAME_GAP_MS) * ([.$B7]-1))" office:value-type="float" office:value="51600000" calcext:value-type="float">
            <text:p>516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7];TRANSLATED_TEAM_NAMES;[.$E7]+1)">
            <text:p/>
          </table:table-cell>
          <table:table-cell table:style-name="ce77" table:formula="of:=VLOOKUP([.G7];TRANSLATED_TEAM_NAMES;[.$E7]+1)">
            <text:p/>
          </table:table-cell>
          <table:table-cell table:style-name="ce78" table:formula="of:=IF(MOD([.$C7]; NUM_PITCHES)=0;INDEX(PITCHES;1;NUM_PITCHES);INDEX(PITCHES;1;MOD([.$C7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51600000,&quot;duration&quot;:&quot;15m&quot;,&quot;pitch&quot;:&quot;2&quot;,&quot;competition&quot;:{&quot;name&quot;:&quot;U12&quot;, &quot;section&quot;:&quot;A&quot;, &quot;group&quot;:&quot;3&quot;},&quot;tag&quot;:&quot;2&quot;, &quot;homeTeam&quot;:&quot;&quot;, &quot;awayTeam&quot;:&quot;&quot;}" calcext:value-type="string">
            <text:p>{"__v":0,"day":2,"dateTime":51600000,"duration":"15m","pitch":"2","competition":{"name":"U12", "section":"A", "group":"3"},"tag":"2", "homeTeam":"", "awayTeam":""}</text:p>
          </table:table-cell>
          <table:table-cell table:number-columns-repeated="1013"/>
        </table:table-row>
        <table:table-row table:style-name="ro1">
          <table:table-cell table:formula="of:=[.B8]" office:value-type="float" office:value="2" calcext:value-type="float">
            <text:p>2</text:p>
          </table:table-cell>
          <table:table-cell table:formula="of:=IF([.$J8]&gt;[.$J7];[.B7];[.B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73" table:formula="of:=FIRST_GAME_MS + ((DURATION_MS + GAME_GAP_MS) * ([.$B8]-1))" office:value-type="float" office:value="51600000" calcext:value-type="float">
            <text:p>516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8];TRANSLATED_TEAM_NAMES;[.$E8]+1)" office:value-type="string" office:string-value="Calcot Royals" calcext:value-type="string">
            <text:p>Calcot Royals</text:p>
          </table:table-cell>
          <table:table-cell table:style-name="ce77" table:formula="of:=VLOOKUP([.G8];TRANSLATED_TEAM_NAMES;[.$E8]+1)" office:value-type="string" office:string-value="Hawley Colts 1" calcext:value-type="string">
            <text:p>Hawley Colts 1</text:p>
          </table:table-cell>
          <table:table-cell table:style-name="ce78" table:formula="of:=IF(MOD([.$C8]; NUM_PITCHES)=0;INDEX(PITCHES;1;NUM_PITCHES);INDEX(PITCHES;1;MOD([.$C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51600000,&quot;duration&quot;:&quot;15m&quot;,&quot;pitch&quot;:&quot;3&quot;,&quot;competition&quot;:{&quot;name&quot;:&quot;U12&quot;, &quot;section&quot;:&quot;A&quot;, &quot;group&quot;:&quot;1&quot;},&quot;tag&quot;:&quot;2&quot;, &quot;homeTeam&quot;:&quot;Calcot Royals&quot;, &quot;awayTeam&quot;:&quot;Hawley Colts 1&quot;}" calcext:value-type="string">
            <text:p>{"__v":0,"day":2,"dateTime":51600000,"duration":"15m","pitch":"3","competition":{"name":"U12", "section":"A", "group":"1"},"tag":"2", "homeTeam":"Calcot Royals", "awayTeam":"Hawley Colts 1"}</text:p>
          </table:table-cell>
          <table:table-cell table:number-columns-repeated="1013"/>
        </table:table-row>
        <table:table-row table:style-name="ro1">
          <table:table-cell table:formula="of:=[.B9]" office:value-type="float" office:value="2" calcext:value-type="float">
            <text:p>2</text:p>
          </table:table-cell>
          <table:table-cell table:formula="of:=IF([.$J9]&gt;[.$J8];[.B8];[.B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73" table:formula="of:=FIRST_GAME_MS + ((DURATION_MS + GAME_GAP_MS) * ([.$B9]-1))" office:value-type="float" office:value="51600000" calcext:value-type="float">
            <text:p>516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9];TRANSLATED_TEAM_NAMES;[.$E9]+1)" office:value-type="string" office:string-value="Hawley Colts 2" calcext:value-type="string">
            <text:p>Hawley Colts 2</text:p>
          </table:table-cell>
          <table:table-cell table:style-name="ce77" table:formula="of:=VLOOKUP([.G9];TRANSLATED_TEAM_NAMES;[.$E9]+1)" office:value-type="string" office:string-value="Holy Trinity Harriers" calcext:value-type="string">
            <text:p>Holy Trinity Harriers</text:p>
          </table:table-cell>
          <table:table-cell table:style-name="ce78" table:formula="of:=IF(MOD([.$C9]; NUM_PITCHES)=0;INDEX(PITCHES;1;NUM_PITCHES);INDEX(PITCHES;1;MOD([.$C9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51600000,&quot;duration&quot;:&quot;15m&quot;,&quot;pitch&quot;:&quot;4&quot;,&quot;competition&quot;:{&quot;name&quot;:&quot;U12&quot;, &quot;section&quot;:&quot;A&quot;, &quot;group&quot;:&quot;2&quot;},&quot;tag&quot;:&quot;2&quot;, &quot;homeTeam&quot;:&quot;Hawley Colts 2&quot;, &quot;awayTeam&quot;:&quot;Holy Trinity Harriers&quot;}" calcext:value-type="string">
            <text:p>{"__v":0,"day":2,"dateTime":51600000,"duration":"15m","pitch":"4","competition":{"name":"U12", "section":"A", "group":"2"},"tag":"2", "homeTeam":"Hawley Colts 2", "awayTeam":"Holy Trinity Harriers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3" calcext:value-type="float">
            <text:p>3</text:p>
          </table:table-cell>
          <table:table-cell table:formula="of:=IF([.$J10]&gt;[.$J9];[.B9];[.B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73" table:formula="of:=FIRST_GAME_MS + ((DURATION_MS + GAME_GAP_MS) * ([.$B10]-1))" office:value-type="float" office:value="52800000" calcext:value-type="float">
            <text:p>528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10];TRANSLATED_TEAM_NAMES;[.$E10]+1)">
            <text:p/>
          </table:table-cell>
          <table:table-cell table:style-name="ce77" table:formula="of:=VLOOKUP([.G10];TRANSLATED_TEAM_NAMES;[.$E10]+1)">
            <text:p/>
          </table:table-cell>
          <table:table-cell table:style-name="ce78" table:formula="of:=IF(MOD([.$C10]; NUM_PITCHES)=0;INDEX(PITCHES;1;NUM_PITCHES);INDEX(PITCHES;1;MOD([.$C10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52800000,&quot;duration&quot;:&quot;15m&quot;,&quot;pitch&quot;:&quot;1&quot;,&quot;competition&quot;:{&quot;name&quot;:&quot;U12&quot;, &quot;section&quot;:&quot;A&quot;, &quot;group&quot;:&quot;3&quot;},&quot;tag&quot;:&quot;3&quot;, &quot;homeTeam&quot;:&quot;&quot;, &quot;awayTeam&quot;:&quot;&quot;}" calcext:value-type="string">
            <text:p>{"__v":0,"day":2,"dateTime":52800000,"duration":"15m","pitch":"1","competition":{"name":"U12", "section":"A", "group":"3"},"tag":"3", "homeTeam":"", "awayTeam":"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3" calcext:value-type="float">
            <text:p>3</text:p>
          </table:table-cell>
          <table:table-cell table:formula="of:=IF([.$J11]&gt;[.$J10];[.B10];[.B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73" table:formula="of:=FIRST_GAME_MS + ((DURATION_MS + GAME_GAP_MS) * ([.$B11]-1))" office:value-type="float" office:value="52800000" calcext:value-type="float">
            <text:p>528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11];TRANSLATED_TEAM_NAMES;[.$E11]+1)" office:value-type="string" office:string-value="Rushmoor Com. Hotspurs - Blue" calcext:value-type="string">
            <text:p>Rushmoor Com. Hotspurs - Blue</text:p>
          </table:table-cell>
          <table:table-cell table:style-name="ce77" table:formula="of:=VLOOKUP([.G11];TRANSLATED_TEAM_NAMES;[.$E11]+1)" office:value-type="string" office:string-value="STBGFC Boys 'B'" calcext:value-type="string">
            <text:p>STBGFC Boys 'B'</text:p>
          </table:table-cell>
          <table:table-cell table:style-name="ce78" table:formula="of:=IF(MOD([.$C11]; NUM_PITCHES)=0;INDEX(PITCHES;1;NUM_PITCHES);INDEX(PITCHES;1;MOD([.$C11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52800000,&quot;duration&quot;:&quot;15m&quot;,&quot;pitch&quot;:&quot;2&quot;,&quot;competition&quot;:{&quot;name&quot;:&quot;U12&quot;, &quot;section&quot;:&quot;A&quot;, &quot;group&quot;:&quot;1&quot;},&quot;tag&quot;:&quot;3&quot;, &quot;homeTeam&quot;:&quot;Rushmoor Com. Hotspurs - Blue&quot;, &quot;awayTeam&quot;:&quot;STBGFC Boys 'B'&quot;}" calcext:value-type="string">
            <text:p>{"__v":0,"day":2,"dateTime":52800000,"duration":"15m","pitch":"2","competition":{"name":"U12", "section":"A", "group":"1"},"tag":"3", "homeTeam":"Rushmoor Com. Hotspurs - Blue", "awayTeam":"STBGFC Boys 'B'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3" calcext:value-type="float">
            <text:p>3</text:p>
          </table:table-cell>
          <table:table-cell table:formula="of:=IF([.$J12]&gt;[.$J11];[.B11];[.B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73" table:formula="of:=FIRST_GAME_MS + ((DURATION_MS + GAME_GAP_MS) * ([.$B12]-1))" office:value-type="float" office:value="52800000" calcext:value-type="float">
            <text:p>528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12];TRANSLATED_TEAM_NAMES;[.$E12]+1)" office:value-type="string" office:string-value="Rushmoor Comm. Hotspurs - Yellow" calcext:value-type="string">
            <text:p>Rushmoor Comm. Hotspurs - Yellow</text:p>
          </table:table-cell>
          <table:table-cell table:style-name="ce77" table:formula="of:=VLOOKUP([.G12];TRANSLATED_TEAM_NAMES;[.$E12]+1)" office:value-type="string" office:string-value="STBGFC Boys 'A'" calcext:value-type="string">
            <text:p>STBGFC Boys 'A'</text:p>
          </table:table-cell>
          <table:table-cell table:style-name="ce78" table:formula="of:=IF(MOD([.$C12]; NUM_PITCHES)=0;INDEX(PITCHES;1;NUM_PITCHES);INDEX(PITCHES;1;MOD([.$C12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52800000,&quot;duration&quot;:&quot;15m&quot;,&quot;pitch&quot;:&quot;3&quot;,&quot;competition&quot;:{&quot;name&quot;:&quot;U12&quot;, &quot;section&quot;:&quot;A&quot;, &quot;group&quot;:&quot;2&quot;},&quot;tag&quot;:&quot;3&quot;, &quot;homeTeam&quot;:&quot;Rushmoor Comm. Hotspurs - Yellow&quot;, &quot;awayTeam&quot;:&quot;STBGFC Boys 'A'&quot;}" calcext:value-type="string">
            <text:p>{"__v":0,"day":2,"dateTime":52800000,"duration":"15m","pitch":"3","competition":{"name":"U12", "section":"A", "group":"2"},"tag":"3", "homeTeam":"Rushmoor Comm. Hotspurs - Yellow", "awayTeam":"STBGFC Boys 'A'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3" calcext:value-type="float">
            <text:p>3</text:p>
          </table:table-cell>
          <table:table-cell table:formula="of:=IF([.$J13]&gt;[.$J12];[.B12];[.B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73" table:formula="of:=FIRST_GAME_MS + ((DURATION_MS + GAME_GAP_MS) * ([.$B13]-1))" office:value-type="float" office:value="52800000" calcext:value-type="float">
            <text:p>528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13];TRANSLATED_TEAM_NAMES;[.$E13]+1)">
            <text:p/>
          </table:table-cell>
          <table:table-cell table:style-name="ce77" table:formula="of:=VLOOKUP([.G13];TRANSLATED_TEAM_NAMES;[.$E13]+1)">
            <text:p/>
          </table:table-cell>
          <table:table-cell table:style-name="ce78" table:formula="of:=IF(MOD([.$C13]; NUM_PITCHES)=0;INDEX(PITCHES;1;NUM_PITCHES);INDEX(PITCHES;1;MOD([.$C13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52800000,&quot;duration&quot;:&quot;15m&quot;,&quot;pitch&quot;:&quot;4&quot;,&quot;competition&quot;:{&quot;name&quot;:&quot;U12&quot;, &quot;section&quot;:&quot;A&quot;, &quot;group&quot;:&quot;3&quot;},&quot;tag&quot;:&quot;3&quot;, &quot;homeTeam&quot;:&quot;&quot;, &quot;awayTeam&quot;:&quot;&quot;}" calcext:value-type="string">
            <text:p>{"__v":0,"day":2,"dateTime":52800000,"duration":"15m","pitch":"4","competition":{"name":"U12", "section":"A", "group":"3"},"tag":"3", "homeTeam":"", "awayTeam":"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4" calcext:value-type="float">
            <text:p>4</text:p>
          </table:table-cell>
          <table:table-cell table:formula="of:=IF([.$J14]&gt;[.$J13];[.B13];[.B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73" table:formula="of:=FIRST_GAME_MS + ((DURATION_MS + GAME_GAP_MS) * ([.$B14]-1))" office:value-type="float" office:value="54000000" calcext:value-type="float">
            <text:p>540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14];TRANSLATED_TEAM_NAMES;[.$E14]+1)">
            <text:p/>
          </table:table-cell>
          <table:table-cell table:style-name="ce77" table:formula="of:=VLOOKUP([.G14];TRANSLATED_TEAM_NAMES;[.$E14]+1)" office:value-type="string" office:string-value="Calcot Royals" calcext:value-type="string">
            <text:p>Calcot Royals</text:p>
          </table:table-cell>
          <table:table-cell table:style-name="ce78" table:formula="of:=IF(MOD([.$C14]; NUM_PITCHES)=0;INDEX(PITCHES;1;NUM_PITCHES);INDEX(PITCHES;1;MOD([.$C14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54000000,&quot;duration&quot;:&quot;15m&quot;,&quot;pitch&quot;:&quot;1&quot;,&quot;competition&quot;:{&quot;name&quot;:&quot;U12&quot;, &quot;section&quot;:&quot;A&quot;, &quot;group&quot;:&quot;1&quot;},&quot;tag&quot;:&quot;4&quot;, &quot;homeTeam&quot;:&quot;&quot;, &quot;awayTeam&quot;:&quot;Calcot Royals&quot;}" calcext:value-type="string">
            <text:p>{"__v":0,"day":2,"dateTime":54000000,"duration":"15m","pitch":"1","competition":{"name":"U12", "section":"A", "group":"1"},"tag":"4", "homeTeam":"", "awayTeam":"Calcot Royals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4" calcext:value-type="float">
            <text:p>4</text:p>
          </table:table-cell>
          <table:table-cell table:formula="of:=IF([.$J15]&gt;[.$J14];[.B14];[.B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73" table:formula="of:=FIRST_GAME_MS + ((DURATION_MS + GAME_GAP_MS) * ([.$B15]-1))" office:value-type="float" office:value="54000000" calcext:value-type="float">
            <text:p>540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15];TRANSLATED_TEAM_NAMES;[.$E15]+1)">
            <text:p/>
          </table:table-cell>
          <table:table-cell table:style-name="ce77" table:formula="of:=VLOOKUP([.G15];TRANSLATED_TEAM_NAMES;[.$E15]+1)" office:value-type="string" office:string-value="Hawley Colts 2" calcext:value-type="string">
            <text:p>Hawley Colts 2</text:p>
          </table:table-cell>
          <table:table-cell table:style-name="ce78" table:formula="of:=IF(MOD([.$C15]; NUM_PITCHES)=0;INDEX(PITCHES;1;NUM_PITCHES);INDEX(PITCHES;1;MOD([.$C15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54000000,&quot;duration&quot;:&quot;15m&quot;,&quot;pitch&quot;:&quot;2&quot;,&quot;competition&quot;:{&quot;name&quot;:&quot;U12&quot;, &quot;section&quot;:&quot;A&quot;, &quot;group&quot;:&quot;2&quot;},&quot;tag&quot;:&quot;4&quot;, &quot;homeTeam&quot;:&quot;&quot;, &quot;awayTeam&quot;:&quot;Hawley Colts 2&quot;}" calcext:value-type="string">
            <text:p>{"__v":0,"day":2,"dateTime":54000000,"duration":"15m","pitch":"2","competition":{"name":"U12", "section":"A", "group":"2"},"tag":"4", "homeTeam":"", "awayTeam":"Hawley Colts 2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4" calcext:value-type="float">
            <text:p>4</text:p>
          </table:table-cell>
          <table:table-cell table:formula="of:=IF([.$J16]&gt;[.$J15];[.B15];[.B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73" table:formula="of:=FIRST_GAME_MS + ((DURATION_MS + GAME_GAP_MS) * ([.$B16]-1))" office:value-type="float" office:value="54000000" calcext:value-type="float">
            <text:p>540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16];TRANSLATED_TEAM_NAMES;[.$E16]+1)">
            <text:p/>
          </table:table-cell>
          <table:table-cell table:style-name="ce77" table:formula="of:=VLOOKUP([.G16];TRANSLATED_TEAM_NAMES;[.$E16]+1)">
            <text:p/>
          </table:table-cell>
          <table:table-cell table:style-name="ce78" table:formula="of:=IF(MOD([.$C16]; NUM_PITCHES)=0;INDEX(PITCHES;1;NUM_PITCHES);INDEX(PITCHES;1;MOD([.$C16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54000000,&quot;duration&quot;:&quot;15m&quot;,&quot;pitch&quot;:&quot;3&quot;,&quot;competition&quot;:{&quot;name&quot;:&quot;U12&quot;, &quot;section&quot;:&quot;A&quot;, &quot;group&quot;:&quot;3&quot;},&quot;tag&quot;:&quot;4&quot;, &quot;homeTeam&quot;:&quot;&quot;, &quot;awayTeam&quot;:&quot;&quot;}" calcext:value-type="string">
            <text:p>{"__v":0,"day":2,"dateTime":54000000,"duration":"15m","pitch":"3","competition":{"name":"U12", "section":"A", "group":"3"},"tag":"4", "homeTeam":"", "awayTeam":"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4" calcext:value-type="float">
            <text:p>4</text:p>
          </table:table-cell>
          <table:table-cell table:formula="of:=IF([.$J17]&gt;[.$J16];[.B16];[.B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73" table:formula="of:=FIRST_GAME_MS + ((DURATION_MS + GAME_GAP_MS) * ([.$B17]-1))" office:value-type="float" office:value="54000000" calcext:value-type="float">
            <text:p>540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17];TRANSLATED_TEAM_NAMES;[.$E17]+1)" office:value-type="string" office:string-value="Hawley Colts 1" calcext:value-type="string">
            <text:p>Hawley Colts 1</text:p>
          </table:table-cell>
          <table:table-cell table:style-name="ce77" table:formula="of:=VLOOKUP([.G17];TRANSLATED_TEAM_NAMES;[.$E17]+1)" office:value-type="string" office:string-value="Mytchett Athletic Kestrels" calcext:value-type="string">
            <text:p>Mytchett Athletic Kestrels</text:p>
          </table:table-cell>
          <table:table-cell table:style-name="ce78" table:formula="of:=IF(MOD([.$C17]; NUM_PITCHES)=0;INDEX(PITCHES;1;NUM_PITCHES);INDEX(PITCHES;1;MOD([.$C17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54000000,&quot;duration&quot;:&quot;15m&quot;,&quot;pitch&quot;:&quot;4&quot;,&quot;competition&quot;:{&quot;name&quot;:&quot;U12&quot;, &quot;section&quot;:&quot;A&quot;, &quot;group&quot;:&quot;1&quot;},&quot;tag&quot;:&quot;4&quot;, &quot;homeTeam&quot;:&quot;Hawley Colts 1&quot;, &quot;awayTeam&quot;:&quot;Mytchett Athletic Kestrels&quot;}" calcext:value-type="string">
            <text:p>{"__v":0,"day":2,"dateTime":54000000,"duration":"15m","pitch":"4","competition":{"name":"U12", "section":"A", "group":"1"},"tag":"4", "homeTeam":"Hawley Colts 1", "awayTeam":"Mytchett Athletic Kestrels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5" calcext:value-type="float">
            <text:p>5</text:p>
          </table:table-cell>
          <table:table-cell table:formula="of:=IF([.$J18]&gt;[.$J17];[.B17];[.B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73" table:formula="of:=FIRST_GAME_MS + ((DURATION_MS + GAME_GAP_MS) * ([.$B18]-1))" office:value-type="float" office:value="55200000" calcext:value-type="float">
            <text:p>552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18];TRANSLATED_TEAM_NAMES;[.$E18]+1)" office:value-type="string" office:string-value="Holy Trinity Harriers" calcext:value-type="string">
            <text:p>Holy Trinity Harriers</text:p>
          </table:table-cell>
          <table:table-cell table:style-name="ce77" table:formula="of:=VLOOKUP([.G18];TRANSLATED_TEAM_NAMES;[.$E18]+1)" office:value-type="string" office:string-value="Oxford City" calcext:value-type="string">
            <text:p>Oxford City</text:p>
          </table:table-cell>
          <table:table-cell table:style-name="ce78" table:formula="of:=IF(MOD([.$C18]; NUM_PITCHES)=0;INDEX(PITCHES;1;NUM_PITCHES);INDEX(PITCHES;1;MOD([.$C18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55200000,&quot;duration&quot;:&quot;15m&quot;,&quot;pitch&quot;:&quot;1&quot;,&quot;competition&quot;:{&quot;name&quot;:&quot;U12&quot;, &quot;section&quot;:&quot;A&quot;, &quot;group&quot;:&quot;2&quot;},&quot;tag&quot;:&quot;5&quot;, &quot;homeTeam&quot;:&quot;Holy Trinity Harriers&quot;, &quot;awayTeam&quot;:&quot;Oxford City&quot;}" calcext:value-type="string">
            <text:p>{"__v":0,"day":2,"dateTime":55200000,"duration":"15m","pitch":"1","competition":{"name":"U12", "section":"A", "group":"2"},"tag":"5", "homeTeam":"Holy Trinity Harriers", "awayTeam":"Oxford City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5" calcext:value-type="float">
            <text:p>5</text:p>
          </table:table-cell>
          <table:table-cell table:formula="of:=IF([.$J19]&gt;[.$J18];[.B18];[.B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73" table:formula="of:=FIRST_GAME_MS + ((DURATION_MS + GAME_GAP_MS) * ([.$B19]-1))" office:value-type="float" office:value="55200000" calcext:value-type="float">
            <text:p>552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19];TRANSLATED_TEAM_NAMES;[.$E19]+1)">
            <text:p/>
          </table:table-cell>
          <table:table-cell table:style-name="ce77" table:formula="of:=VLOOKUP([.G19];TRANSLATED_TEAM_NAMES;[.$E19]+1)">
            <text:p/>
          </table:table-cell>
          <table:table-cell table:style-name="ce78" table:formula="of:=IF(MOD([.$C19]; NUM_PITCHES)=0;INDEX(PITCHES;1;NUM_PITCHES);INDEX(PITCHES;1;MOD([.$C19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55200000,&quot;duration&quot;:&quot;15m&quot;,&quot;pitch&quot;:&quot;2&quot;,&quot;competition&quot;:{&quot;name&quot;:&quot;U12&quot;, &quot;section&quot;:&quot;A&quot;, &quot;group&quot;:&quot;3&quot;},&quot;tag&quot;:&quot;5&quot;, &quot;homeTeam&quot;:&quot;&quot;, &quot;awayTeam&quot;:&quot;&quot;}" calcext:value-type="string">
            <text:p>{"__v":0,"day":2,"dateTime":55200000,"duration":"15m","pitch":"2","competition":{"name":"U12", "section":"A", "group":"3"},"tag":"5", "homeTeam":"", "awayTeam":"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5" calcext:value-type="float">
            <text:p>5</text:p>
          </table:table-cell>
          <table:table-cell table:formula="of:=IF([.$J20]&gt;[.$J19];[.B19];[.B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73" table:formula="of:=FIRST_GAME_MS + ((DURATION_MS + GAME_GAP_MS) * ([.$B20]-1))" office:value-type="float" office:value="55200000" calcext:value-type="float">
            <text:p>552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20];TRANSLATED_TEAM_NAMES;[.$E20]+1)" office:value-type="string" office:string-value="Rushmoor Com. Hotspurs - Blue" calcext:value-type="string">
            <text:p>Rushmoor Com. Hotspurs - Blue</text:p>
          </table:table-cell>
          <table:table-cell table:style-name="ce77" table:formula="of:=VLOOKUP([.G20];TRANSLATED_TEAM_NAMES;[.$E20]+1)">
            <text:p/>
          </table:table-cell>
          <table:table-cell table:style-name="ce78" table:formula="of:=IF(MOD([.$C20]; NUM_PITCHES)=0;INDEX(PITCHES;1;NUM_PITCHES);INDEX(PITCHES;1;MOD([.$C20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55200000,&quot;duration&quot;:&quot;15m&quot;,&quot;pitch&quot;:&quot;3&quot;,&quot;competition&quot;:{&quot;name&quot;:&quot;U12&quot;, &quot;section&quot;:&quot;A&quot;, &quot;group&quot;:&quot;1&quot;},&quot;tag&quot;:&quot;5&quot;, &quot;homeTeam&quot;:&quot;Rushmoor Com. Hotspurs - Blue&quot;, &quot;awayTeam&quot;:&quot;&quot;}" calcext:value-type="string">
            <text:p>{"__v":0,"day":2,"dateTime":55200000,"duration":"15m","pitch":"3","competition":{"name":"U12", "section":"A", "group":"1"},"tag":"5", "homeTeam":"Rushmoor Com. Hotspurs - Blue", "awayTeam":"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5" calcext:value-type="float">
            <text:p>5</text:p>
          </table:table-cell>
          <table:table-cell table:formula="of:=IF([.$J21]&gt;[.$J20];[.B20];[.B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73" table:formula="of:=FIRST_GAME_MS + ((DURATION_MS + GAME_GAP_MS) * ([.$B21]-1))" office:value-type="float" office:value="55200000" calcext:value-type="float">
            <text:p>552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21];TRANSLATED_TEAM_NAMES;[.$E21]+1)" office:value-type="string" office:string-value="Rushmoor Comm. Hotspurs - Yellow" calcext:value-type="string">
            <text:p>Rushmoor Comm. Hotspurs - Yellow</text:p>
          </table:table-cell>
          <table:table-cell table:style-name="ce77" table:formula="of:=VLOOKUP([.G21];TRANSLATED_TEAM_NAMES;[.$E21]+1)">
            <text:p/>
          </table:table-cell>
          <table:table-cell table:style-name="ce78" table:formula="of:=IF(MOD([.$C21]; NUM_PITCHES)=0;INDEX(PITCHES;1;NUM_PITCHES);INDEX(PITCHES;1;MOD([.$C21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55200000,&quot;duration&quot;:&quot;15m&quot;,&quot;pitch&quot;:&quot;4&quot;,&quot;competition&quot;:{&quot;name&quot;:&quot;U12&quot;, &quot;section&quot;:&quot;A&quot;, &quot;group&quot;:&quot;2&quot;},&quot;tag&quot;:&quot;5&quot;, &quot;homeTeam&quot;:&quot;Rushmoor Comm. Hotspurs - Yellow&quot;, &quot;awayTeam&quot;:&quot;&quot;}" calcext:value-type="string">
            <text:p>{"__v":0,"day":2,"dateTime":55200000,"duration":"15m","pitch":"4","competition":{"name":"U12", "section":"A", "group":"2"},"tag":"5", "homeTeam":"Rushmoor Comm. Hotspurs - Yellow", "awayTeam":"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6" calcext:value-type="float">
            <text:p>6</text:p>
          </table:table-cell>
          <table:table-cell table:formula="of:=IF([.$J22]&gt;[.$J21];[.B21];[.B21]+1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ce73" table:formula="of:=FIRST_GAME_MS + ((DURATION_MS + GAME_GAP_MS) * ([.$B22]-1))" office:value-type="float" office:value="56400000" calcext:value-type="float">
            <text:p>564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22];TRANSLATED_TEAM_NAMES;[.$E22]+1)">
            <text:p/>
          </table:table-cell>
          <table:table-cell table:style-name="ce77" table:formula="of:=VLOOKUP([.G22];TRANSLATED_TEAM_NAMES;[.$E22]+1)">
            <text:p/>
          </table:table-cell>
          <table:table-cell table:style-name="ce78" table:formula="of:=IF(MOD([.$C22]; NUM_PITCHES)=0;INDEX(PITCHES;1;NUM_PITCHES);INDEX(PITCHES;1;MOD([.$C22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56400000,&quot;duration&quot;:&quot;15m&quot;,&quot;pitch&quot;:&quot;1&quot;,&quot;competition&quot;:{&quot;name&quot;:&quot;U12&quot;, &quot;section&quot;:&quot;A&quot;, &quot;group&quot;:&quot;3&quot;},&quot;tag&quot;:&quot;6&quot;, &quot;homeTeam&quot;:&quot;&quot;, &quot;awayTeam&quot;:&quot;&quot;}" calcext:value-type="string">
            <text:p>{"__v":0,"day":2,"dateTime":56400000,"duration":"15m","pitch":"1","competition":{"name":"U12", "section":"A", "group":"3"},"tag":"6", "homeTeam":"", "awayTeam":"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6" calcext:value-type="float">
            <text:p>6</text:p>
          </table:table-cell>
          <table:table-cell table:formula="of:=IF([.$J23]&gt;[.$J22];[.B22];[.B22]+1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style-name="ce73" table:formula="of:=FIRST_GAME_MS + ((DURATION_MS + GAME_GAP_MS) * ([.$B23]-1))" office:value-type="float" office:value="56400000" calcext:value-type="float">
            <text:p>564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23];TRANSLATED_TEAM_NAMES;[.$E23]+1)" office:value-type="string" office:string-value="STBGFC Boys 'B'" calcext:value-type="string">
            <text:p>STBGFC Boys 'B'</text:p>
          </table:table-cell>
          <table:table-cell table:style-name="ce77" table:formula="of:=VLOOKUP([.G23];TRANSLATED_TEAM_NAMES;[.$E23]+1)" office:value-type="string" office:string-value="Hawley Colts 1" calcext:value-type="string">
            <text:p>Hawley Colts 1</text:p>
          </table:table-cell>
          <table:table-cell table:style-name="ce78" table:formula="of:=IF(MOD([.$C23]; NUM_PITCHES)=0;INDEX(PITCHES;1;NUM_PITCHES);INDEX(PITCHES;1;MOD([.$C23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56400000,&quot;duration&quot;:&quot;15m&quot;,&quot;pitch&quot;:&quot;2&quot;,&quot;competition&quot;:{&quot;name&quot;:&quot;U12&quot;, &quot;section&quot;:&quot;A&quot;, &quot;group&quot;:&quot;1&quot;},&quot;tag&quot;:&quot;6&quot;, &quot;homeTeam&quot;:&quot;STBGFC Boys 'B'&quot;, &quot;awayTeam&quot;:&quot;Hawley Colts 1&quot;}" calcext:value-type="string">
            <text:p>{"__v":0,"day":2,"dateTime":56400000,"duration":"15m","pitch":"2","competition":{"name":"U12", "section":"A", "group":"1"},"tag":"6", "homeTeam":"STBGFC Boys 'B'", "awayTeam":"Hawley Colts 1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6" calcext:value-type="float">
            <text:p>6</text:p>
          </table:table-cell>
          <table:table-cell table:formula="of:=IF([.$J24]&gt;[.$J23];[.B23];[.B23]+1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style-name="ce73" table:formula="of:=FIRST_GAME_MS + ((DURATION_MS + GAME_GAP_MS) * ([.$B24]-1))" office:value-type="float" office:value="56400000" calcext:value-type="float">
            <text:p>564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24];TRANSLATED_TEAM_NAMES;[.$E24]+1)" office:value-type="string" office:string-value="STBGFC Boys 'A'" calcext:value-type="string">
            <text:p>STBGFC Boys 'A'</text:p>
          </table:table-cell>
          <table:table-cell table:style-name="ce77" table:formula="of:=VLOOKUP([.G24];TRANSLATED_TEAM_NAMES;[.$E24]+1)" office:value-type="string" office:string-value="Holy Trinity Harriers" calcext:value-type="string">
            <text:p>Holy Trinity Harriers</text:p>
          </table:table-cell>
          <table:table-cell table:style-name="ce78" table:formula="of:=IF(MOD([.$C24]; NUM_PITCHES)=0;INDEX(PITCHES;1;NUM_PITCHES);INDEX(PITCHES;1;MOD([.$C2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56400000,&quot;duration&quot;:&quot;15m&quot;,&quot;pitch&quot;:&quot;3&quot;,&quot;competition&quot;:{&quot;name&quot;:&quot;U12&quot;, &quot;section&quot;:&quot;A&quot;, &quot;group&quot;:&quot;2&quot;},&quot;tag&quot;:&quot;6&quot;, &quot;homeTeam&quot;:&quot;STBGFC Boys 'A'&quot;, &quot;awayTeam&quot;:&quot;Holy Trinity Harriers&quot;}" calcext:value-type="string">
            <text:p>{"__v":0,"day":2,"dateTime":56400000,"duration":"15m","pitch":"3","competition":{"name":"U12", "section":"A", "group":"2"},"tag":"6", "homeTeam":"STBGFC Boys 'A'", "awayTeam":"Holy Trinity Harriers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6" calcext:value-type="float">
            <text:p>6</text:p>
          </table:table-cell>
          <table:table-cell table:formula="of:=IF([.$J25]&gt;[.$J24];[.B24];[.B24]+1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style-name="ce73" table:formula="of:=FIRST_GAME_MS + ((DURATION_MS + GAME_GAP_MS) * ([.$B25]-1))" office:value-type="float" office:value="56400000" calcext:value-type="float">
            <text:p>564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25];TRANSLATED_TEAM_NAMES;[.$E25]+1)">
            <text:p/>
          </table:table-cell>
          <table:table-cell table:style-name="ce77" table:formula="of:=VLOOKUP([.G25];TRANSLATED_TEAM_NAMES;[.$E25]+1)">
            <text:p/>
          </table:table-cell>
          <table:table-cell table:style-name="ce78" table:formula="of:=IF(MOD([.$C25]; NUM_PITCHES)=0;INDEX(PITCHES;1;NUM_PITCHES);INDEX(PITCHES;1;MOD([.$C2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56400000,&quot;duration&quot;:&quot;15m&quot;,&quot;pitch&quot;:&quot;4&quot;,&quot;competition&quot;:{&quot;name&quot;:&quot;U12&quot;, &quot;section&quot;:&quot;A&quot;, &quot;group&quot;:&quot;3&quot;},&quot;tag&quot;:&quot;6&quot;, &quot;homeTeam&quot;:&quot;&quot;, &quot;awayTeam&quot;:&quot;&quot;}" calcext:value-type="string">
            <text:p>{"__v":0,"day":2,"dateTime":56400000,"duration":"15m","pitch":"4","competition":{"name":"U12", "section":"A", "group":"3"},"tag":"6", "homeTeam":"", "awayTeam":"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7" calcext:value-type="float">
            <text:p>7</text:p>
          </table:table-cell>
          <table:table-cell table:formula="of:=IF([.$J26]&gt;[.$J25];[.B25];[.B25]+1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style-name="ce73" table:formula="of:=FIRST_GAME_MS + ((DURATION_MS + GAME_GAP_MS) * ([.$B26]-1))" office:value-type="float" office:value="57600000" calcext:value-type="float">
            <text:p>576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26];TRANSLATED_TEAM_NAMES;[.$E26]+1)" office:value-type="string" office:string-value="Calcot Royals" calcext:value-type="string">
            <text:p>Calcot Royals</text:p>
          </table:table-cell>
          <table:table-cell table:style-name="ce77" table:formula="of:=VLOOKUP([.G26];TRANSLATED_TEAM_NAMES;[.$E26]+1)" office:value-type="string" office:string-value="Mytchett Athletic Kestrels" calcext:value-type="string">
            <text:p>Mytchett Athletic Kestrels</text:p>
          </table:table-cell>
          <table:table-cell table:style-name="ce78" table:formula="of:=IF(MOD([.$C26]; NUM_PITCHES)=0;INDEX(PITCHES;1;NUM_PITCHES);INDEX(PITCHES;1;MOD([.$C26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57600000,&quot;duration&quot;:&quot;15m&quot;,&quot;pitch&quot;:&quot;1&quot;,&quot;competition&quot;:{&quot;name&quot;:&quot;U12&quot;, &quot;section&quot;:&quot;A&quot;, &quot;group&quot;:&quot;1&quot;},&quot;tag&quot;:&quot;7&quot;, &quot;homeTeam&quot;:&quot;Calcot Royals&quot;, &quot;awayTeam&quot;:&quot;Mytchett Athletic Kestrels&quot;}" calcext:value-type="string">
            <text:p>{"__v":0,"day":2,"dateTime":57600000,"duration":"15m","pitch":"1","competition":{"name":"U12", "section":"A", "group":"1"},"tag":"7", "homeTeam":"Calcot Royals", "awayTeam":"Mytchett Athletic Kestrels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7" calcext:value-type="float">
            <text:p>7</text:p>
          </table:table-cell>
          <table:table-cell table:formula="of:=IF([.$J27]&gt;[.$J26];[.B26];[.B26]+1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style-name="ce73" table:formula="of:=FIRST_GAME_MS + ((DURATION_MS + GAME_GAP_MS) * ([.$B27]-1))" office:value-type="float" office:value="57600000" calcext:value-type="float">
            <text:p>576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27];TRANSLATED_TEAM_NAMES;[.$E27]+1)" office:value-type="string" office:string-value="Hawley Colts 2" calcext:value-type="string">
            <text:p>Hawley Colts 2</text:p>
          </table:table-cell>
          <table:table-cell table:style-name="ce77" table:formula="of:=VLOOKUP([.G27];TRANSLATED_TEAM_NAMES;[.$E27]+1)" office:value-type="string" office:string-value="Oxford City" calcext:value-type="string">
            <text:p>Oxford City</text:p>
          </table:table-cell>
          <table:table-cell table:style-name="ce78" table:formula="of:=IF(MOD([.$C27]; NUM_PITCHES)=0;INDEX(PITCHES;1;NUM_PITCHES);INDEX(PITCHES;1;MOD([.$C27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57600000,&quot;duration&quot;:&quot;15m&quot;,&quot;pitch&quot;:&quot;2&quot;,&quot;competition&quot;:{&quot;name&quot;:&quot;U12&quot;, &quot;section&quot;:&quot;A&quot;, &quot;group&quot;:&quot;2&quot;},&quot;tag&quot;:&quot;7&quot;, &quot;homeTeam&quot;:&quot;Hawley Colts 2&quot;, &quot;awayTeam&quot;:&quot;Oxford City&quot;}" calcext:value-type="string">
            <text:p>{"__v":0,"day":2,"dateTime":57600000,"duration":"15m","pitch":"2","competition":{"name":"U12", "section":"A", "group":"2"},"tag":"7", "homeTeam":"Hawley Colts 2", "awayTeam":"Oxford City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7" calcext:value-type="float">
            <text:p>7</text:p>
          </table:table-cell>
          <table:table-cell table:formula="of:=IF([.$J28]&gt;[.$J27];[.B27];[.B27]+1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73" table:formula="of:=FIRST_GAME_MS + ((DURATION_MS + GAME_GAP_MS) * ([.$B28]-1))" office:value-type="float" office:value="57600000" calcext:value-type="float">
            <text:p>576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28];TRANSLATED_TEAM_NAMES;[.$E28]+1)">
            <text:p/>
          </table:table-cell>
          <table:table-cell table:style-name="ce77" table:formula="of:=VLOOKUP([.G28];TRANSLATED_TEAM_NAMES;[.$E28]+1)">
            <text:p/>
          </table:table-cell>
          <table:table-cell table:style-name="ce78" table:formula="of:=IF(MOD([.$C28]; NUM_PITCHES)=0;INDEX(PITCHES;1;NUM_PITCHES);INDEX(PITCHES;1;MOD([.$C2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57600000,&quot;duration&quot;:&quot;15m&quot;,&quot;pitch&quot;:&quot;3&quot;,&quot;competition&quot;:{&quot;name&quot;:&quot;U12&quot;, &quot;section&quot;:&quot;A&quot;, &quot;group&quot;:&quot;3&quot;},&quot;tag&quot;:&quot;7&quot;, &quot;homeTeam&quot;:&quot;&quot;, &quot;awayTeam&quot;:&quot;&quot;}" calcext:value-type="string">
            <text:p>{"__v":0,"day":2,"dateTime":57600000,"duration":"15m","pitch":"3","competition":{"name":"U12", "section":"A", "group":"3"},"tag":"7", "homeTeam":"", "awayTeam":"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7" calcext:value-type="float">
            <text:p>7</text:p>
          </table:table-cell>
          <table:table-cell table:formula="of:=IF([.$J29]&gt;[.$J28];[.B28];[.B28]+1)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style-name="ce73" table:formula="of:=FIRST_GAME_MS + ((DURATION_MS + GAME_GAP_MS) * ([.$B29]-1))" office:value-type="float" office:value="57600000" calcext:value-type="float">
            <text:p>576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29];TRANSLATED_TEAM_NAMES;[.$E29]+1)">
            <text:p/>
          </table:table-cell>
          <table:table-cell table:style-name="ce77" table:formula="of:=VLOOKUP([.G29];TRANSLATED_TEAM_NAMES;[.$E29]+1)" office:value-type="string" office:string-value="Hawley Colts 1" calcext:value-type="string">
            <text:p>Hawley Colts 1</text:p>
          </table:table-cell>
          <table:table-cell table:style-name="ce78" table:formula="of:=IF(MOD([.$C29]; NUM_PITCHES)=0;INDEX(PITCHES;1;NUM_PITCHES);INDEX(PITCHES;1;MOD([.$C29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57600000,&quot;duration&quot;:&quot;15m&quot;,&quot;pitch&quot;:&quot;4&quot;,&quot;competition&quot;:{&quot;name&quot;:&quot;U12&quot;, &quot;section&quot;:&quot;A&quot;, &quot;group&quot;:&quot;1&quot;},&quot;tag&quot;:&quot;7&quot;, &quot;homeTeam&quot;:&quot;&quot;, &quot;awayTeam&quot;:&quot;Hawley Colts 1&quot;}" calcext:value-type="string">
            <text:p>{"__v":0,"day":2,"dateTime":57600000,"duration":"15m","pitch":"4","competition":{"name":"U12", "section":"A", "group":"1"},"tag":"7", "homeTeam":"", "awayTeam":"Hawley Colts 1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8" calcext:value-type="float">
            <text:p>8</text:p>
          </table:table-cell>
          <table:table-cell table:formula="of:=IF([.$J30]&gt;[.$J29];[.B29];[.B29]+1)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style-name="ce73" table:formula="of:=FIRST_GAME_MS + ((DURATION_MS + GAME_GAP_MS) * ([.$B30]-1))" office:value-type="float" office:value="58800000" calcext:value-type="float">
            <text:p>588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30];TRANSLATED_TEAM_NAMES;[.$E30]+1)">
            <text:p/>
          </table:table-cell>
          <table:table-cell table:style-name="ce77" table:formula="of:=VLOOKUP([.G30];TRANSLATED_TEAM_NAMES;[.$E30]+1)" office:value-type="string" office:string-value="Holy Trinity Harriers" calcext:value-type="string">
            <text:p>Holy Trinity Harriers</text:p>
          </table:table-cell>
          <table:table-cell table:style-name="ce78" table:formula="of:=IF(MOD([.$C30]; NUM_PITCHES)=0;INDEX(PITCHES;1;NUM_PITCHES);INDEX(PITCHES;1;MOD([.$C30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2,&quot;dateTime&quot;:58800000,&quot;duration&quot;:&quot;15m&quot;,&quot;pitch&quot;:&quot;1&quot;,&quot;competition&quot;:{&quot;name&quot;:&quot;U12&quot;, &quot;section&quot;:&quot;A&quot;, &quot;group&quot;:&quot;2&quot;},&quot;tag&quot;:&quot;8&quot;, &quot;homeTeam&quot;:&quot;&quot;, &quot;awayTeam&quot;:&quot;Holy Trinity Harriers&quot;}" calcext:value-type="string">
            <text:p>{"__v":0,"day":2,"dateTime":58800000,"duration":"15m","pitch":"1","competition":{"name":"U12", "section":"A", "group":"2"},"tag":"8", "homeTeam":"", "awayTeam":"Holy Trinity Harriers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8" calcext:value-type="float">
            <text:p>8</text:p>
          </table:table-cell>
          <table:table-cell table:formula="of:=IF([.$J31]&gt;[.$J30];[.B30];[.B30]+1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style-name="ce73" table:formula="of:=FIRST_GAME_MS + ((DURATION_MS + GAME_GAP_MS) * ([.$B31]-1))" office:value-type="float" office:value="58800000" calcext:value-type="float">
            <text:p>588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31];TRANSLATED_TEAM_NAMES;[.$E31]+1)">
            <text:p/>
          </table:table-cell>
          <table:table-cell table:style-name="ce77" table:formula="of:=VLOOKUP([.G31];TRANSLATED_TEAM_NAMES;[.$E31]+1)">
            <text:p/>
          </table:table-cell>
          <table:table-cell table:style-name="ce78" table:formula="of:=IF(MOD([.$C31]; NUM_PITCHES)=0;INDEX(PITCHES;1;NUM_PITCHES);INDEX(PITCHES;1;MOD([.$C31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2,&quot;dateTime&quot;:58800000,&quot;duration&quot;:&quot;15m&quot;,&quot;pitch&quot;:&quot;2&quot;,&quot;competition&quot;:{&quot;name&quot;:&quot;U12&quot;, &quot;section&quot;:&quot;A&quot;, &quot;group&quot;:&quot;3&quot;},&quot;tag&quot;:&quot;8&quot;, &quot;homeTeam&quot;:&quot;&quot;, &quot;awayTeam&quot;:&quot;&quot;}" calcext:value-type="string">
            <text:p>{"__v":0,"day":2,"dateTime":58800000,"duration":"15m","pitch":"2","competition":{"name":"U12", "section":"A", "group":"3"},"tag":"8", "homeTeam":"", "awayTeam":""}</text:p>
          </table:table-cell>
          <table:table-cell table:number-columns-repeated="1013"/>
        </table:table-row>
        <table:table-row table:style-name="ro1">
          <table:table-cell table:formula="of:=[.B32]" office:value-type="float" office:value="8" calcext:value-type="float">
            <text:p>8</text:p>
          </table:table-cell>
          <table:table-cell table:formula="of:=IF([.$J32]&gt;[.$J31];[.B31];[.B31]+1)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style-name="ce73" table:formula="of:=FIRST_GAME_MS + ((DURATION_MS + GAME_GAP_MS) * ([.$B32]-1))" office:value-type="float" office:value="58800000" calcext:value-type="float">
            <text:p>588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32];TRANSLATED_TEAM_NAMES;[.$E32]+1)" office:value-type="string" office:string-value="Rushmoor Com. Hotspurs - Blue" calcext:value-type="string">
            <text:p>Rushmoor Com. Hotspurs - Blue</text:p>
          </table:table-cell>
          <table:table-cell table:style-name="ce77" table:formula="of:=VLOOKUP([.G32];TRANSLATED_TEAM_NAMES;[.$E32]+1)" office:value-type="string" office:string-value="Calcot Royals" calcext:value-type="string">
            <text:p>Calcot Royals</text:p>
          </table:table-cell>
          <table:table-cell table:style-name="ce78" table:formula="of:=IF(MOD([.$C32]; NUM_PITCHES)=0;INDEX(PITCHES;1;NUM_PITCHES);INDEX(PITCHES;1;MOD([.$C32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2]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}&quot;" office:value-type="string" office:string-value="{&quot;__v&quot;:0,&quot;day&quot;:2,&quot;dateTime&quot;:58800000,&quot;duration&quot;:&quot;15m&quot;,&quot;pitch&quot;:&quot;3&quot;,&quot;competition&quot;:{&quot;name&quot;:&quot;U12&quot;, &quot;section&quot;:&quot;A&quot;, &quot;group&quot;:&quot;1&quot;},&quot;tag&quot;:&quot;8&quot;, &quot;homeTeam&quot;:&quot;Rushmoor Com. Hotspurs - Blue&quot;, &quot;awayTeam&quot;:&quot;Calcot Royals&quot;}" calcext:value-type="string">
            <text:p>{"__v":0,"day":2,"dateTime":58800000,"duration":"15m","pitch":"3","competition":{"name":"U12", "section":"A", "group":"1"},"tag":"8", "homeTeam":"Rushmoor Com. Hotspurs - Blue", "awayTeam":"Calcot Royals"}</text:p>
          </table:table-cell>
          <table:table-cell table:number-columns-repeated="1013"/>
        </table:table-row>
        <table:table-row table:style-name="ro1">
          <table:table-cell table:formula="of:=[.B33]" office:value-type="float" office:value="8" calcext:value-type="float">
            <text:p>8</text:p>
          </table:table-cell>
          <table:table-cell table:formula="of:=IF([.$J33]&gt;[.$J32];[.B32];[.B32]+1)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73" table:formula="of:=FIRST_GAME_MS + ((DURATION_MS + GAME_GAP_MS) * ([.$B33]-1))" office:value-type="float" office:value="58800000" calcext:value-type="float">
            <text:p>588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33];TRANSLATED_TEAM_NAMES;[.$E33]+1)" office:value-type="string" office:string-value="Rushmoor Comm. Hotspurs - Yellow" calcext:value-type="string">
            <text:p>Rushmoor Comm. Hotspurs - Yellow</text:p>
          </table:table-cell>
          <table:table-cell table:style-name="ce77" table:formula="of:=VLOOKUP([.G33];TRANSLATED_TEAM_NAMES;[.$E33]+1)" office:value-type="string" office:string-value="Hawley Colts 2" calcext:value-type="string">
            <text:p>Hawley Colts 2</text:p>
          </table:table-cell>
          <table:table-cell table:style-name="ce78" table:formula="of:=IF(MOD([.$C33]; NUM_PITCHES)=0;INDEX(PITCHES;1;NUM_PITCHES);INDEX(PITCHES;1;MOD([.$C33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3]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}&quot;" office:value-type="string" office:string-value="{&quot;__v&quot;:0,&quot;day&quot;:2,&quot;dateTime&quot;:58800000,&quot;duration&quot;:&quot;15m&quot;,&quot;pitch&quot;:&quot;4&quot;,&quot;competition&quot;:{&quot;name&quot;:&quot;U12&quot;, &quot;section&quot;:&quot;A&quot;, &quot;group&quot;:&quot;2&quot;},&quot;tag&quot;:&quot;8&quot;, &quot;homeTeam&quot;:&quot;Rushmoor Comm. Hotspurs - Yellow&quot;, &quot;awayTeam&quot;:&quot;Hawley Colts 2&quot;}" calcext:value-type="string">
            <text:p>{"__v":0,"day":2,"dateTime":58800000,"duration":"15m","pitch":"4","competition":{"name":"U12", "section":"A", "group":"2"},"tag":"8", "homeTeam":"Rushmoor Comm. Hotspurs - Yellow", "awayTeam":"Hawley Colts 2"}</text:p>
          </table:table-cell>
          <table:table-cell table:number-columns-repeated="1013"/>
        </table:table-row>
        <table:table-row table:style-name="ro1">
          <table:table-cell table:formula="of:=[.B34]" office:value-type="float" office:value="9" calcext:value-type="float">
            <text:p>9</text:p>
          </table:table-cell>
          <table:table-cell table:formula="of:=IF([.$J34]&gt;[.$J33];[.B33];[.B33]+1)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style-name="ce73" table:formula="of:=FIRST_GAME_MS + ((DURATION_MS + GAME_GAP_MS) * ([.$B34]-1))" office:value-type="float" office:value="60000000" calcext:value-type="float">
            <text:p>600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34];TRANSLATED_TEAM_NAMES;[.$E34]+1)">
            <text:p/>
          </table:table-cell>
          <table:table-cell table:style-name="ce77" table:formula="of:=VLOOKUP([.G34];TRANSLATED_TEAM_NAMES;[.$E34]+1)">
            <text:p/>
          </table:table-cell>
          <table:table-cell table:style-name="ce78" table:formula="of:=IF(MOD([.$C34]; NUM_PITCHES)=0;INDEX(PITCHES;1;NUM_PITCHES);INDEX(PITCHES;1;MOD([.$C34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4]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}&quot;" office:value-type="string" office:string-value="{&quot;__v&quot;:0,&quot;day&quot;:2,&quot;dateTime&quot;:60000000,&quot;duration&quot;:&quot;15m&quot;,&quot;pitch&quot;:&quot;1&quot;,&quot;competition&quot;:{&quot;name&quot;:&quot;U12&quot;, &quot;section&quot;:&quot;A&quot;, &quot;group&quot;:&quot;3&quot;},&quot;tag&quot;:&quot;9&quot;, &quot;homeTeam&quot;:&quot;&quot;, &quot;awayTeam&quot;:&quot;&quot;}" calcext:value-type="string">
            <text:p>{"__v":0,"day":2,"dateTime":60000000,"duration":"15m","pitch":"1","competition":{"name":"U12", "section":"A", "group":"3"},"tag":"9", "homeTeam":"", "awayTeam":""}</text:p>
          </table:table-cell>
          <table:table-cell table:number-columns-repeated="1013"/>
        </table:table-row>
        <table:table-row table:style-name="ro1">
          <table:table-cell table:formula="of:=[.B35]" office:value-type="float" office:value="9" calcext:value-type="float">
            <text:p>9</text:p>
          </table:table-cell>
          <table:table-cell table:formula="of:=IF([.$J35]&gt;[.$J34];[.B34];[.B34]+1)"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style-name="ce73" table:formula="of:=FIRST_GAME_MS + ((DURATION_MS + GAME_GAP_MS) * ([.$B35]-1))" office:value-type="float" office:value="60000000" calcext:value-type="float">
            <text:p>600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35];TRANSLATED_TEAM_NAMES;[.$E35]+1)" office:value-type="string" office:string-value="Mytchett Athletic Kestrels" calcext:value-type="string">
            <text:p>Mytchett Athletic Kestrels</text:p>
          </table:table-cell>
          <table:table-cell table:style-name="ce77" table:formula="of:=VLOOKUP([.G35];TRANSLATED_TEAM_NAMES;[.$E35]+1)" office:value-type="string" office:string-value="STBGFC Boys 'B'" calcext:value-type="string">
            <text:p>STBGFC Boys 'B'</text:p>
          </table:table-cell>
          <table:table-cell table:style-name="ce78" table:formula="of:=IF(MOD([.$C35]; NUM_PITCHES)=0;INDEX(PITCHES;1;NUM_PITCHES);INDEX(PITCHES;1;MOD([.$C35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5]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}&quot;" office:value-type="string" office:string-value="{&quot;__v&quot;:0,&quot;day&quot;:2,&quot;dateTime&quot;:60000000,&quot;duration&quot;:&quot;15m&quot;,&quot;pitch&quot;:&quot;2&quot;,&quot;competition&quot;:{&quot;name&quot;:&quot;U12&quot;, &quot;section&quot;:&quot;A&quot;, &quot;group&quot;:&quot;1&quot;},&quot;tag&quot;:&quot;9&quot;, &quot;homeTeam&quot;:&quot;Mytchett Athletic Kestrels&quot;, &quot;awayTeam&quot;:&quot;STBGFC Boys 'B'&quot;}" calcext:value-type="string">
            <text:p>{"__v":0,"day":2,"dateTime":60000000,"duration":"15m","pitch":"2","competition":{"name":"U12", "section":"A", "group":"1"},"tag":"9", "homeTeam":"Mytchett Athletic Kestrels", "awayTeam":"STBGFC Boys 'B'"}</text:p>
          </table:table-cell>
          <table:table-cell table:number-columns-repeated="1013"/>
        </table:table-row>
        <table:table-row table:style-name="ro1">
          <table:table-cell table:formula="of:=[.B36]" office:value-type="float" office:value="9" calcext:value-type="float">
            <text:p>9</text:p>
          </table:table-cell>
          <table:table-cell table:formula="of:=IF([.$J36]&gt;[.$J35];[.B35];[.B35]+1)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style-name="ce73" table:formula="of:=FIRST_GAME_MS + ((DURATION_MS + GAME_GAP_MS) * ([.$B36]-1))" office:value-type="float" office:value="60000000" calcext:value-type="float">
            <text:p>600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36];TRANSLATED_TEAM_NAMES;[.$E36]+1)" office:value-type="string" office:string-value="Oxford City" calcext:value-type="string">
            <text:p>Oxford City</text:p>
          </table:table-cell>
          <table:table-cell table:style-name="ce77" table:formula="of:=VLOOKUP([.G36];TRANSLATED_TEAM_NAMES;[.$E36]+1)" office:value-type="string" office:string-value="STBGFC Boys 'A'" calcext:value-type="string">
            <text:p>STBGFC Boys 'A'</text:p>
          </table:table-cell>
          <table:table-cell table:style-name="ce78" table:formula="of:=IF(MOD([.$C36]; NUM_PITCHES)=0;INDEX(PITCHES;1;NUM_PITCHES);INDEX(PITCHES;1;MOD([.$C36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6]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}&quot;" office:value-type="string" office:string-value="{&quot;__v&quot;:0,&quot;day&quot;:2,&quot;dateTime&quot;:60000000,&quot;duration&quot;:&quot;15m&quot;,&quot;pitch&quot;:&quot;3&quot;,&quot;competition&quot;:{&quot;name&quot;:&quot;U12&quot;, &quot;section&quot;:&quot;A&quot;, &quot;group&quot;:&quot;2&quot;},&quot;tag&quot;:&quot;9&quot;, &quot;homeTeam&quot;:&quot;Oxford City&quot;, &quot;awayTeam&quot;:&quot;STBGFC Boys 'A'&quot;}" calcext:value-type="string">
            <text:p>{"__v":0,"day":2,"dateTime":60000000,"duration":"15m","pitch":"3","competition":{"name":"U12", "section":"A", "group":"2"},"tag":"9", "homeTeam":"Oxford City", "awayTeam":"STBGFC Boys 'A'"}</text:p>
          </table:table-cell>
          <table:table-cell table:number-columns-repeated="1013"/>
        </table:table-row>
        <table:table-row table:style-name="ro1">
          <table:table-cell table:formula="of:=[.B37]" office:value-type="float" office:value="9" calcext:value-type="float">
            <text:p>9</text:p>
          </table:table-cell>
          <table:table-cell table:formula="of:=IF([.$J37]&gt;[.$J36];[.B36];[.B36]+1)"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style-name="ce73" table:formula="of:=FIRST_GAME_MS + ((DURATION_MS + GAME_GAP_MS) * ([.$B37]-1))" office:value-type="float" office:value="60000000" calcext:value-type="float">
            <text:p>600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37];TRANSLATED_TEAM_NAMES;[.$E37]+1)">
            <text:p/>
          </table:table-cell>
          <table:table-cell table:style-name="ce77" table:formula="of:=VLOOKUP([.G37];TRANSLATED_TEAM_NAMES;[.$E37]+1)">
            <text:p/>
          </table:table-cell>
          <table:table-cell table:style-name="ce78" table:formula="of:=IF(MOD([.$C37]; NUM_PITCHES)=0;INDEX(PITCHES;1;NUM_PITCHES);INDEX(PITCHES;1;MOD([.$C37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7]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}&quot;" office:value-type="string" office:string-value="{&quot;__v&quot;:0,&quot;day&quot;:2,&quot;dateTime&quot;:60000000,&quot;duration&quot;:&quot;15m&quot;,&quot;pitch&quot;:&quot;4&quot;,&quot;competition&quot;:{&quot;name&quot;:&quot;U12&quot;, &quot;section&quot;:&quot;A&quot;, &quot;group&quot;:&quot;3&quot;},&quot;tag&quot;:&quot;9&quot;, &quot;homeTeam&quot;:&quot;&quot;, &quot;awayTeam&quot;:&quot;&quot;}" calcext:value-type="string">
            <text:p>{"__v":0,"day":2,"dateTime":60000000,"duration":"15m","pitch":"4","competition":{"name":"U12", "section":"A", "group":"3"},"tag":"9", "homeTeam":"", "awayTeam":""}</text:p>
          </table:table-cell>
          <table:table-cell table:number-columns-repeated="1013"/>
        </table:table-row>
        <table:table-row table:style-name="ro1">
          <table:table-cell table:formula="of:=[.B38]" office:value-type="float" office:value="10" calcext:value-type="float">
            <text:p>10</text:p>
          </table:table-cell>
          <table:table-cell table:formula="of:=IF([.$J38]&gt;[.$J37];[.B37];[.B37]+1)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style-name="ce73" table:formula="of:=FIRST_GAME_MS + ((DURATION_MS + GAME_GAP_MS) * ([.$B38]-1))" office:value-type="float" office:value="61200000" calcext:value-type="float">
            <text:p>612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38];TRANSLATED_TEAM_NAMES;[.$E38]+1)" office:value-type="string" office:string-value="Hawley Colts 1" calcext:value-type="string">
            <text:p>Hawley Colts 1</text:p>
          </table:table-cell>
          <table:table-cell table:style-name="ce77" table:formula="of:=VLOOKUP([.G38];TRANSLATED_TEAM_NAMES;[.$E38]+1)" office:value-type="string" office:string-value="Rushmoor Com. Hotspurs - Blue" calcext:value-type="string">
            <text:p>Rushmoor Com. Hotspurs - Blue</text:p>
          </table:table-cell>
          <table:table-cell table:style-name="ce78" table:formula="of:=IF(MOD([.$C38]; NUM_PITCHES)=0;INDEX(PITCHES;1;NUM_PITCHES);INDEX(PITCHES;1;MOD([.$C38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8]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}&quot;" office:value-type="string" office:string-value="{&quot;__v&quot;:0,&quot;day&quot;:2,&quot;dateTime&quot;:61200000,&quot;duration&quot;:&quot;15m&quot;,&quot;pitch&quot;:&quot;1&quot;,&quot;competition&quot;:{&quot;name&quot;:&quot;U12&quot;, &quot;section&quot;:&quot;A&quot;, &quot;group&quot;:&quot;1&quot;},&quot;tag&quot;:&quot;10&quot;, &quot;homeTeam&quot;:&quot;Hawley Colts 1&quot;, &quot;awayTeam&quot;:&quot;Rushmoor Com. Hotspurs - Blue&quot;}" calcext:value-type="string">
            <text:p>{"__v":0,"day":2,"dateTime":61200000,"duration":"15m","pitch":"1","competition":{"name":"U12", "section":"A", "group":"1"},"tag":"10", "homeTeam":"Hawley Colts 1", "awayTeam":"Rushmoor Com. Hotspurs - Blue"}</text:p>
          </table:table-cell>
          <table:table-cell table:number-columns-repeated="1013"/>
        </table:table-row>
        <table:table-row table:style-name="ro1">
          <table:table-cell table:formula="of:=[.B39]" office:value-type="float" office:value="10" calcext:value-type="float">
            <text:p>10</text:p>
          </table:table-cell>
          <table:table-cell table:formula="of:=IF([.$J39]&gt;[.$J38];[.B38];[.B38]+1)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style-name="ce73" table:formula="of:=FIRST_GAME_MS + ((DURATION_MS + GAME_GAP_MS) * ([.$B39]-1))" office:value-type="float" office:value="61200000" calcext:value-type="float">
            <text:p>612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39];TRANSLATED_TEAM_NAMES;[.$E39]+1)" office:value-type="string" office:string-value="Holy Trinity Harriers" calcext:value-type="string">
            <text:p>Holy Trinity Harriers</text:p>
          </table:table-cell>
          <table:table-cell table:style-name="ce77" table:formula="of:=VLOOKUP([.G39];TRANSLATED_TEAM_NAMES;[.$E39]+1)" office:value-type="string" office:string-value="Rushmoor Comm. Hotspurs - Yellow" calcext:value-type="string">
            <text:p>Rushmoor Comm. Hotspurs - Yellow</text:p>
          </table:table-cell>
          <table:table-cell table:style-name="ce78" table:formula="of:=IF(MOD([.$C39]; NUM_PITCHES)=0;INDEX(PITCHES;1;NUM_PITCHES);INDEX(PITCHES;1;MOD([.$C39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39] &amp; &quot;,&quot;&quot;duration&quot;&quot;:&quot;&quot;&quot; &amp; MATCH_DURATION &amp; &quot;m&quot;&quot;,&quot;&quot;pitch&quot;&quot;:&quot;&quot;&quot; &amp; [.J3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9] &amp; &quot;&quot;&quot;},&quot;&quot;tag&quot;&quot;:&quot;&quot;&quot; &amp; [.$A39] &amp; &quot;&quot;&quot;, &quot;&quot;homeTeam&quot;&quot;:&quot;&quot;&quot; &amp; [.H39] &amp; &quot;&quot;&quot;, &quot;&quot;awayTeam&quot;&quot;:&quot;&quot;&quot; &amp; [.I39] &amp; &quot;&quot;&quot;}&quot;" office:value-type="string" office:string-value="{&quot;__v&quot;:0,&quot;day&quot;:2,&quot;dateTime&quot;:61200000,&quot;duration&quot;:&quot;15m&quot;,&quot;pitch&quot;:&quot;2&quot;,&quot;competition&quot;:{&quot;name&quot;:&quot;U12&quot;, &quot;section&quot;:&quot;A&quot;, &quot;group&quot;:&quot;2&quot;},&quot;tag&quot;:&quot;10&quot;, &quot;homeTeam&quot;:&quot;Holy Trinity Harriers&quot;, &quot;awayTeam&quot;:&quot;Rushmoor Comm. Hotspurs - Yellow&quot;}" calcext:value-type="string">
            <text:p>{"__v":0,"day":2,"dateTime":61200000,"duration":"15m","pitch":"2","competition":{"name":"U12", "section":"A", "group":"2"},"tag":"10", "homeTeam":"Holy Trinity Harriers", "awayTeam":"Rushmoor Comm. Hotspurs - Yellow"}</text:p>
          </table:table-cell>
          <table:table-cell table:number-columns-repeated="1013"/>
        </table:table-row>
        <table:table-row table:style-name="ro1">
          <table:table-cell table:formula="of:=[.B40]" office:value-type="float" office:value="10" calcext:value-type="float">
            <text:p>10</text:p>
          </table:table-cell>
          <table:table-cell table:formula="of:=IF([.$J40]&gt;[.$J39];[.B39];[.B39]+1)"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style-name="ce73" table:formula="of:=FIRST_GAME_MS + ((DURATION_MS + GAME_GAP_MS) * ([.$B40]-1))" office:value-type="float" office:value="61200000" calcext:value-type="float">
            <text:p>612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40];TRANSLATED_TEAM_NAMES;[.$E40]+1)">
            <text:p/>
          </table:table-cell>
          <table:table-cell table:style-name="ce77" table:formula="of:=VLOOKUP([.G40];TRANSLATED_TEAM_NAMES;[.$E40]+1)">
            <text:p/>
          </table:table-cell>
          <table:table-cell table:style-name="ce78" table:formula="of:=IF(MOD([.$C40]; NUM_PITCHES)=0;INDEX(PITCHES;1;NUM_PITCHES);INDEX(PITCHES;1;MOD([.$C40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0] &amp; &quot;,&quot;&quot;duration&quot;&quot;:&quot;&quot;&quot; &amp; MATCH_DURATION &amp; &quot;m&quot;&quot;,&quot;&quot;pitch&quot;&quot;:&quot;&quot;&quot; &amp; [.J4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0] &amp; &quot;&quot;&quot;},&quot;&quot;tag&quot;&quot;:&quot;&quot;&quot; &amp; [.$A40] &amp; &quot;&quot;&quot;, &quot;&quot;homeTeam&quot;&quot;:&quot;&quot;&quot; &amp; [.H40] &amp; &quot;&quot;&quot;, &quot;&quot;awayTeam&quot;&quot;:&quot;&quot;&quot; &amp; [.I40] &amp; &quot;&quot;&quot;}&quot;" office:value-type="string" office:string-value="{&quot;__v&quot;:0,&quot;day&quot;:2,&quot;dateTime&quot;:61200000,&quot;duration&quot;:&quot;15m&quot;,&quot;pitch&quot;:&quot;3&quot;,&quot;competition&quot;:{&quot;name&quot;:&quot;U12&quot;, &quot;section&quot;:&quot;A&quot;, &quot;group&quot;:&quot;3&quot;},&quot;tag&quot;:&quot;10&quot;, &quot;homeTeam&quot;:&quot;&quot;, &quot;awayTeam&quot;:&quot;&quot;}" calcext:value-type="string">
            <text:p>{"__v":0,"day":2,"dateTime":61200000,"duration":"15m","pitch":"3","competition":{"name":"U12", "section":"A", "group":"3"},"tag":"10", "homeTeam":"", "awayTeam":""}</text:p>
          </table:table-cell>
          <table:table-cell table:number-columns-repeated="1013"/>
        </table:table-row>
        <table:table-row table:style-name="ro1">
          <table:table-cell table:formula="of:=[.B41]" office:value-type="float" office:value="10" calcext:value-type="float">
            <text:p>10</text:p>
          </table:table-cell>
          <table:table-cell table:formula="of:=IF([.$J41]&gt;[.$J40];[.B40];[.B40]+1)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73" table:formula="of:=FIRST_GAME_MS + ((DURATION_MS + GAME_GAP_MS) * ([.$B41]-1))" office:value-type="float" office:value="61200000" calcext:value-type="float">
            <text:p>612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41];TRANSLATED_TEAM_NAMES;[.$E41]+1)" office:value-type="string" office:string-value="Mytchett Athletic Kestrels" calcext:value-type="string">
            <text:p>Mytchett Athletic Kestrels</text:p>
          </table:table-cell>
          <table:table-cell table:style-name="ce77" table:formula="of:=VLOOKUP([.G41];TRANSLATED_TEAM_NAMES;[.$E41]+1)">
            <text:p/>
          </table:table-cell>
          <table:table-cell table:style-name="ce78" table:formula="of:=IF(MOD([.$C41]; NUM_PITCHES)=0;INDEX(PITCHES;1;NUM_PITCHES);INDEX(PITCHES;1;MOD([.$C41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41] &amp; &quot;,&quot;&quot;duration&quot;&quot;:&quot;&quot;&quot; &amp; MATCH_DURATION &amp; &quot;m&quot;&quot;,&quot;&quot;pitch&quot;&quot;:&quot;&quot;&quot; &amp; [.J4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1] &amp; &quot;&quot;&quot;},&quot;&quot;tag&quot;&quot;:&quot;&quot;&quot; &amp; [.$A41] &amp; &quot;&quot;&quot;, &quot;&quot;homeTeam&quot;&quot;:&quot;&quot;&quot; &amp; [.H41] &amp; &quot;&quot;&quot;, &quot;&quot;awayTeam&quot;&quot;:&quot;&quot;&quot; &amp; [.I41] &amp; &quot;&quot;&quot;}&quot;" office:value-type="string" office:string-value="{&quot;__v&quot;:0,&quot;day&quot;:2,&quot;dateTime&quot;:61200000,&quot;duration&quot;:&quot;15m&quot;,&quot;pitch&quot;:&quot;4&quot;,&quot;competition&quot;:{&quot;name&quot;:&quot;U12&quot;, &quot;section&quot;:&quot;A&quot;, &quot;group&quot;:&quot;1&quot;},&quot;tag&quot;:&quot;10&quot;, &quot;homeTeam&quot;:&quot;Mytchett Athletic Kestrels&quot;, &quot;awayTeam&quot;:&quot;&quot;}" calcext:value-type="string">
            <text:p>{"__v":0,"day":2,"dateTime":61200000,"duration":"15m","pitch":"4","competition":{"name":"U12", "section":"A", "group":"1"},"tag":"10", "homeTeam":"Mytchett Athletic Kestrels", "awayTeam":""}</text:p>
          </table:table-cell>
          <table:table-cell table:number-columns-repeated="1013"/>
        </table:table-row>
        <table:table-row table:style-name="ro1">
          <table:table-cell table:formula="of:=[.B42]" office:value-type="float" office:value="11" calcext:value-type="float">
            <text:p>11</text:p>
          </table:table-cell>
          <table:table-cell table:formula="of:=IF([.$J42]&gt;[.$J41];[.B41];[.B41]+1)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style-name="ce73" table:formula="of:=FIRST_GAME_MS + ((DURATION_MS + GAME_GAP_MS) * ([.$B42]-1))" office:value-type="float" office:value="62400000" calcext:value-type="float">
            <text:p>624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42];TRANSLATED_TEAM_NAMES;[.$E42]+1)" office:value-type="string" office:string-value="Oxford City" calcext:value-type="string">
            <text:p>Oxford City</text:p>
          </table:table-cell>
          <table:table-cell table:style-name="ce77" table:formula="of:=VLOOKUP([.G42];TRANSLATED_TEAM_NAMES;[.$E42]+1)">
            <text:p/>
          </table:table-cell>
          <table:table-cell table:style-name="ce78" table:formula="of:=IF(MOD([.$C42]; NUM_PITCHES)=0;INDEX(PITCHES;1;NUM_PITCHES);INDEX(PITCHES;1;MOD([.$C42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42] &amp; &quot;,&quot;&quot;duration&quot;&quot;:&quot;&quot;&quot; &amp; MATCH_DURATION &amp; &quot;m&quot;&quot;,&quot;&quot;pitch&quot;&quot;:&quot;&quot;&quot; &amp; [.J4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2] &amp; &quot;&quot;&quot;},&quot;&quot;tag&quot;&quot;:&quot;&quot;&quot; &amp; [.$A42] &amp; &quot;&quot;&quot;, &quot;&quot;homeTeam&quot;&quot;:&quot;&quot;&quot; &amp; [.H42] &amp; &quot;&quot;&quot;, &quot;&quot;awayTeam&quot;&quot;:&quot;&quot;&quot; &amp; [.I42] &amp; &quot;&quot;&quot;}&quot;" office:value-type="string" office:string-value="{&quot;__v&quot;:0,&quot;day&quot;:2,&quot;dateTime&quot;:62400000,&quot;duration&quot;:&quot;15m&quot;,&quot;pitch&quot;:&quot;1&quot;,&quot;competition&quot;:{&quot;name&quot;:&quot;U12&quot;, &quot;section&quot;:&quot;A&quot;, &quot;group&quot;:&quot;2&quot;},&quot;tag&quot;:&quot;11&quot;, &quot;homeTeam&quot;:&quot;Oxford City&quot;, &quot;awayTeam&quot;:&quot;&quot;}" calcext:value-type="string">
            <text:p>{"__v":0,"day":2,"dateTime":62400000,"duration":"15m","pitch":"1","competition":{"name":"U12", "section":"A", "group":"2"},"tag":"11", "homeTeam":"Oxford City", "awayTeam":""}</text:p>
          </table:table-cell>
          <table:table-cell table:number-columns-repeated="1013"/>
        </table:table-row>
        <table:table-row table:style-name="ro1">
          <table:table-cell table:formula="of:=[.B43]" office:value-type="float" office:value="11" calcext:value-type="float">
            <text:p>11</text:p>
          </table:table-cell>
          <table:table-cell table:formula="of:=IF([.$J43]&gt;[.$J42];[.B42];[.B42]+1)"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style-name="ce73" table:formula="of:=FIRST_GAME_MS + ((DURATION_MS + GAME_GAP_MS) * ([.$B43]-1))" office:value-type="float" office:value="62400000" calcext:value-type="float">
            <text:p>624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43];TRANSLATED_TEAM_NAMES;[.$E43]+1)">
            <text:p/>
          </table:table-cell>
          <table:table-cell table:style-name="ce77" table:formula="of:=VLOOKUP([.G43];TRANSLATED_TEAM_NAMES;[.$E43]+1)">
            <text:p/>
          </table:table-cell>
          <table:table-cell table:style-name="ce78" table:formula="of:=IF(MOD([.$C43]; NUM_PITCHES)=0;INDEX(PITCHES;1;NUM_PITCHES);INDEX(PITCHES;1;MOD([.$C43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43] &amp; &quot;,&quot;&quot;duration&quot;&quot;:&quot;&quot;&quot; &amp; MATCH_DURATION &amp; &quot;m&quot;&quot;,&quot;&quot;pitch&quot;&quot;:&quot;&quot;&quot; &amp; [.J4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3] &amp; &quot;&quot;&quot;},&quot;&quot;tag&quot;&quot;:&quot;&quot;&quot; &amp; [.$A43] &amp; &quot;&quot;&quot;, &quot;&quot;homeTeam&quot;&quot;:&quot;&quot;&quot; &amp; [.H43] &amp; &quot;&quot;&quot;, &quot;&quot;awayTeam&quot;&quot;:&quot;&quot;&quot; &amp; [.I43] &amp; &quot;&quot;&quot;}&quot;" office:value-type="string" office:string-value="{&quot;__v&quot;:0,&quot;day&quot;:2,&quot;dateTime&quot;:62400000,&quot;duration&quot;:&quot;15m&quot;,&quot;pitch&quot;:&quot;2&quot;,&quot;competition&quot;:{&quot;name&quot;:&quot;U12&quot;, &quot;section&quot;:&quot;A&quot;, &quot;group&quot;:&quot;3&quot;},&quot;tag&quot;:&quot;11&quot;, &quot;homeTeam&quot;:&quot;&quot;, &quot;awayTeam&quot;:&quot;&quot;}" calcext:value-type="string">
            <text:p>{"__v":0,"day":2,"dateTime":62400000,"duration":"15m","pitch":"2","competition":{"name":"U12", "section":"A", "group":"3"},"tag":"11", "homeTeam":"", "awayTeam":""}</text:p>
          </table:table-cell>
          <table:table-cell table:number-columns-repeated="1013"/>
        </table:table-row>
        <table:table-row table:style-name="ro1">
          <table:table-cell table:formula="of:=[.B44]" office:value-type="float" office:value="11" calcext:value-type="float">
            <text:p>11</text:p>
          </table:table-cell>
          <table:table-cell table:formula="of:=IF([.$J44]&gt;[.$J43];[.B43];[.B43]+1)"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style-name="ce73" table:formula="of:=FIRST_GAME_MS + ((DURATION_MS + GAME_GAP_MS) * ([.$B44]-1))" office:value-type="float" office:value="62400000" calcext:value-type="float">
            <text:p>624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44];TRANSLATED_TEAM_NAMES;[.$E44]+1)" office:value-type="string" office:string-value="STBGFC Boys 'B'" calcext:value-type="string">
            <text:p>STBGFC Boys 'B'</text:p>
          </table:table-cell>
          <table:table-cell table:style-name="ce77" table:formula="of:=VLOOKUP([.G44];TRANSLATED_TEAM_NAMES;[.$E44]+1)" office:value-type="string" office:string-value="Calcot Royals" calcext:value-type="string">
            <text:p>Calcot Royals</text:p>
          </table:table-cell>
          <table:table-cell table:style-name="ce78" table:formula="of:=IF(MOD([.$C44]; NUM_PITCHES)=0;INDEX(PITCHES;1;NUM_PITCHES);INDEX(PITCHES;1;MOD([.$C4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4] &amp; &quot;,&quot;&quot;duration&quot;&quot;:&quot;&quot;&quot; &amp; MATCH_DURATION &amp; &quot;m&quot;&quot;,&quot;&quot;pitch&quot;&quot;:&quot;&quot;&quot; &amp; [.J4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4] &amp; &quot;&quot;&quot;},&quot;&quot;tag&quot;&quot;:&quot;&quot;&quot; &amp; [.$A44] &amp; &quot;&quot;&quot;, &quot;&quot;homeTeam&quot;&quot;:&quot;&quot;&quot; &amp; [.H44] &amp; &quot;&quot;&quot;, &quot;&quot;awayTeam&quot;&quot;:&quot;&quot;&quot; &amp; [.I44] &amp; &quot;&quot;&quot;}&quot;" office:value-type="string" office:string-value="{&quot;__v&quot;:0,&quot;day&quot;:2,&quot;dateTime&quot;:62400000,&quot;duration&quot;:&quot;15m&quot;,&quot;pitch&quot;:&quot;3&quot;,&quot;competition&quot;:{&quot;name&quot;:&quot;U12&quot;, &quot;section&quot;:&quot;A&quot;, &quot;group&quot;:&quot;1&quot;},&quot;tag&quot;:&quot;11&quot;, &quot;homeTeam&quot;:&quot;STBGFC Boys 'B'&quot;, &quot;awayTeam&quot;:&quot;Calcot Royals&quot;}" calcext:value-type="string">
            <text:p>{"__v":0,"day":2,"dateTime":62400000,"duration":"15m","pitch":"3","competition":{"name":"U12", "section":"A", "group":"1"},"tag":"11", "homeTeam":"STBGFC Boys 'B'", "awayTeam":"Calcot Royals"}</text:p>
          </table:table-cell>
          <table:table-cell table:number-columns-repeated="1013"/>
        </table:table-row>
        <table:table-row table:style-name="ro1">
          <table:table-cell table:formula="of:=[.B45]" office:value-type="float" office:value="11" calcext:value-type="float">
            <text:p>11</text:p>
          </table:table-cell>
          <table:table-cell table:formula="of:=IF([.$J45]&gt;[.$J44];[.B44];[.B44]+1)"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style-name="ce73" table:formula="of:=FIRST_GAME_MS + ((DURATION_MS + GAME_GAP_MS) * ([.$B45]-1))" office:value-type="float" office:value="62400000" calcext:value-type="float">
            <text:p>624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45];TRANSLATED_TEAM_NAMES;[.$E45]+1)" office:value-type="string" office:string-value="STBGFC Boys 'A'" calcext:value-type="string">
            <text:p>STBGFC Boys 'A'</text:p>
          </table:table-cell>
          <table:table-cell table:style-name="ce77" table:formula="of:=VLOOKUP([.G45];TRANSLATED_TEAM_NAMES;[.$E45]+1)" office:value-type="string" office:string-value="Hawley Colts 2" calcext:value-type="string">
            <text:p>Hawley Colts 2</text:p>
          </table:table-cell>
          <table:table-cell table:style-name="ce78" table:formula="of:=IF(MOD([.$C45]; NUM_PITCHES)=0;INDEX(PITCHES;1;NUM_PITCHES);INDEX(PITCHES;1;MOD([.$C4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45] &amp; &quot;,&quot;&quot;duration&quot;&quot;:&quot;&quot;&quot; &amp; MATCH_DURATION &amp; &quot;m&quot;&quot;,&quot;&quot;pitch&quot;&quot;:&quot;&quot;&quot; &amp; [.J4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5] &amp; &quot;&quot;&quot;},&quot;&quot;tag&quot;&quot;:&quot;&quot;&quot; &amp; [.$A45] &amp; &quot;&quot;&quot;, &quot;&quot;homeTeam&quot;&quot;:&quot;&quot;&quot; &amp; [.H45] &amp; &quot;&quot;&quot;, &quot;&quot;awayTeam&quot;&quot;:&quot;&quot;&quot; &amp; [.I45] &amp; &quot;&quot;&quot;}&quot;" office:value-type="string" office:string-value="{&quot;__v&quot;:0,&quot;day&quot;:2,&quot;dateTime&quot;:62400000,&quot;duration&quot;:&quot;15m&quot;,&quot;pitch&quot;:&quot;4&quot;,&quot;competition&quot;:{&quot;name&quot;:&quot;U12&quot;, &quot;section&quot;:&quot;A&quot;, &quot;group&quot;:&quot;2&quot;},&quot;tag&quot;:&quot;11&quot;, &quot;homeTeam&quot;:&quot;STBGFC Boys 'A'&quot;, &quot;awayTeam&quot;:&quot;Hawley Colts 2&quot;}" calcext:value-type="string">
            <text:p>{"__v":0,"day":2,"dateTime":62400000,"duration":"15m","pitch":"4","competition":{"name":"U12", "section":"A", "group":"2"},"tag":"11", "homeTeam":"STBGFC Boys 'A'", "awayTeam":"Hawley Colts 2"}</text:p>
          </table:table-cell>
          <table:table-cell table:number-columns-repeated="1013"/>
        </table:table-row>
        <table:table-row table:style-name="ro1">
          <table:table-cell table:formula="of:=[.B46]" office:value-type="float" office:value="12" calcext:value-type="float">
            <text:p>12</text:p>
          </table:table-cell>
          <table:table-cell table:formula="of:=IF([.$J46]&gt;[.$J45];[.B45];[.B45]+1)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style-name="ce73" table:formula="of:=FIRST_GAME_MS + ((DURATION_MS + GAME_GAP_MS) * ([.$B46]-1))" office:value-type="float" office:value="63600000" calcext:value-type="float">
            <text:p>636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46];TRANSLATED_TEAM_NAMES;[.$E46]+1)">
            <text:p/>
          </table:table-cell>
          <table:table-cell table:style-name="ce77" table:formula="of:=VLOOKUP([.G46];TRANSLATED_TEAM_NAMES;[.$E46]+1)">
            <text:p/>
          </table:table-cell>
          <table:table-cell table:style-name="ce78" table:formula="of:=IF(MOD([.$C46]; NUM_PITCHES)=0;INDEX(PITCHES;1;NUM_PITCHES);INDEX(PITCHES;1;MOD([.$C46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46] &amp; &quot;,&quot;&quot;duration&quot;&quot;:&quot;&quot;&quot; &amp; MATCH_DURATION &amp; &quot;m&quot;&quot;,&quot;&quot;pitch&quot;&quot;:&quot;&quot;&quot; &amp; [.J4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6] &amp; &quot;&quot;&quot;},&quot;&quot;tag&quot;&quot;:&quot;&quot;&quot; &amp; [.$A46] &amp; &quot;&quot;&quot;, &quot;&quot;homeTeam&quot;&quot;:&quot;&quot;&quot; &amp; [.H46] &amp; &quot;&quot;&quot;, &quot;&quot;awayTeam&quot;&quot;:&quot;&quot;&quot; &amp; [.I46] &amp; &quot;&quot;&quot;}&quot;" office:value-type="string" office:string-value="{&quot;__v&quot;:0,&quot;day&quot;:2,&quot;dateTime&quot;:63600000,&quot;duration&quot;:&quot;15m&quot;,&quot;pitch&quot;:&quot;1&quot;,&quot;competition&quot;:{&quot;name&quot;:&quot;U12&quot;, &quot;section&quot;:&quot;A&quot;, &quot;group&quot;:&quot;3&quot;},&quot;tag&quot;:&quot;12&quot;, &quot;homeTeam&quot;:&quot;&quot;, &quot;awayTeam&quot;:&quot;&quot;}" calcext:value-type="string">
            <text:p>{"__v":0,"day":2,"dateTime":63600000,"duration":"15m","pitch":"1","competition":{"name":"U12", "section":"A", "group":"3"},"tag":"12", "homeTeam":"", "awayTeam":"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1</text:p>
          </table:table-cell>
          <table:table-cell table:formula="of:=IF([.$J47]&gt;[.$J46];[.B46];[.B46]+1)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style-name="ce73" table:formula="of:=FIRST_GAME_MS + ((DURATION_MS + GAME_GAP_MS) * ([.$B47]-1)) + SECTION_GAP_MS" office:value-type="float" office:value="63600000" calcext:value-type="float">
            <text:p>63600000</text:p>
          </table:table-cell>
          <table:table-cell table:formula="of:=AGE_GROUP_TRANSLATED&amp;&quot;_&quot;&amp;SECTION_TRANSLATED&amp;&quot;_QF1&quot;" office:value-type="string" office:string-value="U12_A_QF1" calcext:value-type="string">
            <text:p>U12_A_QF1</text:p>
          </table:table-cell>
          <table:table-cell table:formula="of:=AGE_GROUP_TRANSLATED&amp;&quot;_&quot;&amp;SECTION_TRANSLATED&amp;&quot;_G1_P1&quot;" office:value-type="string" office:string-value="U12_A_G1_P1" calcext:value-type="string">
            <text:p>U12_A_G1_P1</text:p>
          </table:table-cell>
          <table:table-cell/>
          <table:table-cell table:style-name="ce74" office:value-type="string" calcext:value-type="string">
            <text:p>Winner Group 1</text:p>
          </table:table-cell>
          <table:table-cell table:style-name="ce77" office:value-type="string" calcext:value-type="string">
            <text:p>Best 3<text:span text:style-name="T1">rd</text:span> Place</text:p>
          </table:table-cell>
          <table:table-cell table:style-name="ce78" table:formula="of:=IF(MOD([.$C47]; NUM_PITCHES)=0;INDEX(PITCHES;1;NUM_PITCHES);INDEX(PITCHES;1;MOD([.$C47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47] &amp; &quot;,&quot;&quot;duration&quot;&quot;:&quot;&quot;&quot; &amp; MATCH_DURATION &amp; &quot;m&quot;&quot;,&quot;&quot;pitch&quot;&quot;:&quot;&quot;&quot; &amp; [.J4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7] &amp; &quot;&quot;&quot;, &quot;&quot;homeTeam&quot;&quot;:&quot;&quot;&quot; &amp; [.H47] &amp; &quot;&quot;&quot;, &quot;&quot;awayTeam&quot;&quot;:&quot;&quot;&quot; &amp; [.I47] &amp; &quot;&quot;&quot;, &quot;&quot;homeTeamFrom&quot;&quot;:&quot;&quot;&quot; &amp; [.F47] &amp; &quot;&quot;&quot;, &quot;&quot;awayTeamFrom&quot;&quot;:&quot;&quot;&quot; &amp; [.G47] &amp; &quot;&quot;&quot;, &quot;&quot;stage2Tag&quot;&quot;:&quot;&quot;&quot; &amp; [.E47] &amp; &quot;&quot;&quot;}&quot;" office:value-type="string" office:string-value="{&quot;__v&quot;:0,&quot;day&quot;:2,&quot;dateTime&quot;:63600000,&quot;duration&quot;:&quot;15m&quot;,&quot;pitch&quot;:&quot;2&quot;,&quot;competition&quot;:{&quot;name&quot;:&quot;U12&quot;, &quot;section&quot;:&quot;A&quot;},&quot;tag&quot;:&quot;QF1&quot;, &quot;homeTeam&quot;:&quot;Winner Group 1&quot;, &quot;awayTeam&quot;:&quot;Best 3rd Place&quot;, &quot;homeTeamFrom&quot;:&quot;U12_A_G1_P1&quot;, &quot;awayTeamFrom&quot;:&quot;&quot;, &quot;stage2Tag&quot;:&quot;U12_A_QF1&quot;}" calcext:value-type="string">
            <text:p>{"__v":0,"day":2,"dateTime":63600000,"duration":"15m","pitch":"2","competition":{"name":"U12", "section":"A"},"tag":"QF1", "homeTeam":"Winner Group 1", "awayTeam":"Best 3rd Place", "homeTeamFrom":"U12_A_G1_P1", "awayTeamFrom":"", "stage2Tag":"U12_A_QF1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2</text:p>
          </table:table-cell>
          <table:table-cell table:formula="of:=IF([.$J48]&gt;[.$J47];[.B47];[.B47]+1)"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style-name="ce73" table:formula="of:=FIRST_GAME_MS + ((DURATION_MS + GAME_GAP_MS) * ([.$B48]-1)) + SECTION_GAP_MS" office:value-type="float" office:value="63600000" calcext:value-type="float">
            <text:p>63600000</text:p>
          </table:table-cell>
          <table:table-cell table:formula="of:=AGE_GROUP_TRANSLATED&amp;&quot;_&quot;&amp;SECTION_TRANSLATED&amp;&quot;_QF2&quot;" office:value-type="string" office:string-value="U12_A_QF2" calcext:value-type="string">
            <text:p>U12_A_QF2</text:p>
          </table:table-cell>
          <table:table-cell table:formula="of:=AGE_GROUP_TRANSLATED&amp;&quot;_&quot;&amp;SECTION_TRANSLATED&amp;&quot;_G2_P1&quot;" office:value-type="string" office:string-value="U12_A_G2_P1" calcext:value-type="string">
            <text:p>U12_A_G2_P1</text:p>
          </table:table-cell>
          <table:table-cell/>
          <table:table-cell table:style-name="ce74" office:value-type="string" calcext:value-type="string">
            <text:p>Winner Group 2</text:p>
          </table:table-cell>
          <table:table-cell table:style-name="ce77" office:value-type="string" calcext:value-type="string">
            <text:p>2<text:span text:style-name="T1">nd</text:span> Best 3<text:span text:style-name="T1">rd</text:span> Place</text:p>
          </table:table-cell>
          <table:table-cell table:style-name="ce78" table:formula="of:=IF(MOD([.$C48]; NUM_PITCHES)=0;INDEX(PITCHES;1;NUM_PITCHES);INDEX(PITCHES;1;MOD([.$C4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8] &amp; &quot;,&quot;&quot;duration&quot;&quot;:&quot;&quot;&quot; &amp; MATCH_DURATION &amp; &quot;m&quot;&quot;,&quot;&quot;pitch&quot;&quot;:&quot;&quot;&quot; &amp; [.J4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8] &amp; &quot;&quot;&quot;, &quot;&quot;homeTeam&quot;&quot;:&quot;&quot;&quot; &amp; [.H48] &amp; &quot;&quot;&quot;, &quot;&quot;awayTeam&quot;&quot;:&quot;&quot;&quot; &amp; [.I50] &amp; &quot;&quot;&quot;, &quot;&quot;homeTeamFrom&quot;&quot;:&quot;&quot;&quot; &amp; [.F48] &amp; &quot;&quot;&quot;, &quot;&quot;awayTeamFrom&quot;&quot;:&quot;&quot;&quot; &amp; [.G48] &amp; &quot;&quot;&quot;, &quot;&quot;stage2Tag&quot;&quot;:&quot;&quot;&quot; &amp; [.E48] &amp; &quot;&quot;&quot;}&quot;" office:value-type="string" office:string-value="{&quot;__v&quot;:0,&quot;day&quot;:2,&quot;dateTime&quot;:63600000,&quot;duration&quot;:&quot;15m&quot;,&quot;pitch&quot;:&quot;3&quot;,&quot;competition&quot;:{&quot;name&quot;:&quot;U12&quot;, &quot;section&quot;:&quot;A&quot;},&quot;tag&quot;:&quot;QF2&quot;, &quot;homeTeam&quot;:&quot;Winner Group 2&quot;, &quot;awayTeam&quot;:&quot;2nd Group 1&quot;, &quot;homeTeamFrom&quot;:&quot;U12_A_G2_P1&quot;, &quot;awayTeamFrom&quot;:&quot;&quot;, &quot;stage2Tag&quot;:&quot;U12_A_QF2&quot;}" calcext:value-type="string">
            <text:p>{"__v":0,"day":2,"dateTime":63600000,"duration":"15m","pitch":"3","competition":{"name":"U12", "section":"A"},"tag":"QF2", "homeTeam":"Winner Group 2", "awayTeam":"2nd Group 1", "homeTeamFrom":"U12_A_G2_P1", "awayTeamFrom":"", "stage2Tag":"U12_A_QF2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3</text:p>
          </table:table-cell>
          <table:table-cell table:formula="of:=IF([.$J49]&gt;[.$J48];[.B48];[.B48]+1)"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style-name="ce73" table:formula="of:=FIRST_GAME_MS + ((DURATION_MS + GAME_GAP_MS) * ([.$B49]-1)) + SECTION_GAP_MS" office:value-type="float" office:value="64800000" calcext:value-type="float">
            <text:p>64800000</text:p>
          </table:table-cell>
          <table:table-cell table:formula="of:=AGE_GROUP_TRANSLATED&amp;&quot;_&quot;&amp;SECTION_TRANSLATED&amp;&quot;_QF3&quot;" office:value-type="string" office:string-value="U12_A_QF3" calcext:value-type="string">
            <text:p>U12_A_QF3</text:p>
          </table:table-cell>
          <table:table-cell table:formula="of:=AGE_GROUP_TRANSLATED&amp;&quot;_&quot;&amp;SECTION_TRANSLATED&amp;&quot;_G3_P1&quot;" office:value-type="string" office:string-value="U12_A_G3_P1" calcext:value-type="string">
            <text:p>U12_A_G3_P1</text:p>
          </table:table-cell>
          <table:table-cell table:formula="of:=AGE_GROUP_TRANSLATED&amp;&quot;_&quot;&amp;SECTION_TRANSLATED&amp;&quot;_G2_P2&quot;" office:value-type="string" office:string-value="U12_A_G2_P2" calcext:value-type="string">
            <text:p>U12_A_G2_P2</text:p>
          </table:table-cell>
          <table:table-cell table:style-name="ce74" office:value-type="string" calcext:value-type="string">
            <text:p>Winner Group 3</text:p>
          </table:table-cell>
          <table:table-cell table:style-name="ce77" office:value-type="string" calcext:value-type="string">
            <text:p>2<text:span text:style-name="T1">nd</text:span> Group 2</text:p>
          </table:table-cell>
          <table:table-cell table:style-name="ce78" table:formula="of:=IF(MOD([.$C49]; NUM_PITCHES)=0;INDEX(PITCHES;1;NUM_PITCHES);INDEX(PITCHES;1;MOD([.$C49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49] &amp; &quot;,&quot;&quot;duration&quot;&quot;:&quot;&quot;&quot; &amp; MATCH_DURATION &amp; &quot;m&quot;&quot;,&quot;&quot;pitch&quot;&quot;:&quot;&quot;&quot; &amp; [.J4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9] &amp; &quot;&quot;&quot;, &quot;&quot;homeTeam&quot;&quot;:&quot;&quot;&quot; &amp; [.H49] &amp; &quot;&quot;&quot;, &quot;&quot;awayTeam&quot;&quot;:&quot;&quot;&quot; &amp; [.I49] &amp; &quot;&quot;&quot;, &quot;&quot;homeTeamFrom&quot;&quot;:&quot;&quot;&quot; &amp; [.F49] &amp; &quot;&quot;&quot;, &quot;&quot;awayTeamFrom&quot;&quot;:&quot;&quot;&quot; &amp; [.G49] &amp; &quot;&quot;&quot;, &quot;&quot;stage2Tag&quot;&quot;:&quot;&quot;&quot; &amp; [.E49] &amp; &quot;&quot;&quot;}&quot;" office:value-type="string" office:string-value="{&quot;__v&quot;:0,&quot;day&quot;:2,&quot;dateTime&quot;:64800000,&quot;duration&quot;:&quot;15m&quot;,&quot;pitch&quot;:&quot;1&quot;,&quot;competition&quot;:{&quot;name&quot;:&quot;U12&quot;, &quot;section&quot;:&quot;A&quot;},&quot;tag&quot;:&quot;QF3&quot;, &quot;homeTeam&quot;:&quot;Winner Group 3&quot;, &quot;awayTeam&quot;:&quot;2nd Group 2&quot;, &quot;homeTeamFrom&quot;:&quot;U12_A_G3_P1&quot;, &quot;awayTeamFrom&quot;:&quot;U12_A_G2_P2&quot;, &quot;stage2Tag&quot;:&quot;U12_A_QF3&quot;}" calcext:value-type="string">
            <text:p>{"__v":0,"day":2,"dateTime":64800000,"duration":"15m","pitch":"1","competition":{"name":"U12", "section":"A"},"tag":"QF3", "homeTeam":"Winner Group 3", "awayTeam":"2nd Group 2", "homeTeamFrom":"U12_A_G3_P1", "awayTeamFrom":"U12_A_G2_P2", "stage2Tag":"U12_A_QF3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4</text:p>
          </table:table-cell>
          <table:table-cell table:formula="of:=IF([.$J50]&gt;[.$J49];[.B49];[.B49]+1)"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style-name="ce73" table:formula="of:=FIRST_GAME_MS + ((DURATION_MS + GAME_GAP_MS) * ([.$B50]-1)) + SECTION_GAP_MS" office:value-type="float" office:value="64800000" calcext:value-type="float">
            <text:p>64800000</text:p>
          </table:table-cell>
          <table:table-cell table:formula="of:=AGE_GROUP_TRANSLATED&amp;&quot;_&quot;&amp;SECTION_TRANSLATED&amp;&quot;_QF4&quot;" office:value-type="string" office:string-value="U12_A_QF4" calcext:value-type="string">
            <text:p>U12_A_QF4</text:p>
          </table:table-cell>
          <table:table-cell table:formula="of:=AGE_GROUP_TRANSLATED&amp;&quot;_&quot;&amp;SECTION_TRANSLATED&amp;&quot;_G3_P2&quot;" office:value-type="string" office:string-value="U12_A_G3_P2" calcext:value-type="string">
            <text:p>U12_A_G3_P2</text:p>
          </table:table-cell>
          <table:table-cell table:formula="of:=AGE_GROUP_TRANSLATED&amp;&quot;_&quot;&amp;SECTION_TRANSLATED&amp;&quot;_G1_P2&quot;" office:value-type="string" office:string-value="U12_A_G1_P2" calcext:value-type="string">
            <text:p>U12_A_G1_P2</text:p>
          </table:table-cell>
          <table:table-cell table:style-name="ce74" office:value-type="string" calcext:value-type="string">
            <text:p>2<text:span text:style-name="T1">nd</text:span> Group 3</text:p>
          </table:table-cell>
          <table:table-cell table:style-name="ce77" office:value-type="string" calcext:value-type="string">
            <text:p>2<text:span text:style-name="T1">nd</text:span> Group 1</text:p>
          </table:table-cell>
          <table:table-cell table:style-name="ce78" table:formula="of:=IF(MOD([.$C50]; NUM_PITCHES)=0;INDEX(PITCHES;1;NUM_PITCHES);INDEX(PITCHES;1;MOD([.$C50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50] &amp; &quot;,&quot;&quot;duration&quot;&quot;:&quot;&quot;&quot; &amp; MATCH_DURATION &amp; &quot;m&quot;&quot;,&quot;&quot;pitch&quot;&quot;:&quot;&quot;&quot; &amp; [.J5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0] &amp; &quot;&quot;&quot;, &quot;&quot;homeTeam&quot;&quot;:&quot;&quot;&quot; &amp; [.H50] &amp; &quot;&quot;&quot;, &quot;&quot;awayTeam&quot;&quot;:&quot;&quot;&quot; &amp; [.I50] &amp; &quot;&quot;&quot;, &quot;&quot;homeTeamFrom&quot;&quot;:&quot;&quot;&quot; &amp; [.F50] &amp; &quot;&quot;&quot;, &quot;&quot;awayTeamFrom&quot;&quot;:&quot;&quot;&quot; &amp; [.G50] &amp; &quot;&quot;&quot;, &quot;&quot;stage2Tag&quot;&quot;:&quot;&quot;&quot; &amp; [.E50] &amp; &quot;&quot;&quot;}&quot;" office:value-type="string" office:string-value="{&quot;__v&quot;:0,&quot;day&quot;:2,&quot;dateTime&quot;:64800000,&quot;duration&quot;:&quot;15m&quot;,&quot;pitch&quot;:&quot;2&quot;,&quot;competition&quot;:{&quot;name&quot;:&quot;U12&quot;, &quot;section&quot;:&quot;A&quot;},&quot;tag&quot;:&quot;QF4&quot;, &quot;homeTeam&quot;:&quot;2nd Group 3&quot;, &quot;awayTeam&quot;:&quot;2nd Group 1&quot;, &quot;homeTeamFrom&quot;:&quot;U12_A_G3_P2&quot;, &quot;awayTeamFrom&quot;:&quot;U12_A_G1_P2&quot;, &quot;stage2Tag&quot;:&quot;U12_A_QF4&quot;}" calcext:value-type="string">
            <text:p>{"__v":0,"day":2,"dateTime":64800000,"duration":"15m","pitch":"2","competition":{"name":"U12", "section":"A"},"tag":"QF4", "homeTeam":"2nd Group 3", "awayTeam":"2nd Group 1", "homeTeamFrom":"U12_A_G3_P2", "awayTeamFrom":"U12_A_G1_P2", "stage2Tag":"U12_A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51]&gt;[.$J50];[.B50];[.B50]+1)"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style-name="ce73" table:formula="of:=FIRST_GAME_MS + ((DURATION_MS + GAME_GAP_MS) * ([.$B51]-1)) + SECTION_GAP_MS" office:value-type="float" office:value="64800000" calcext:value-type="float">
            <text:p>64800000</text:p>
          </table:table-cell>
          <table:table-cell table:formula="of:=AGE_GROUP_TRANSLATED&amp;&quot;_&quot;&amp;SECTION_TRANSLATED&amp;&quot;_SF1&quot;" office:value-type="string" office:string-value="U12_A_SF1" calcext:value-type="string">
            <text:p>U12_A_SF1</text:p>
          </table:table-cell>
          <table:table-cell table:formula="of:=AGE_GROUP_TRANSLATED&amp;&quot;_&quot;&amp;SECTION_TRANSLATED&amp;&quot;_QF1&quot;" office:value-type="string" office:string-value="U12_A_QF1" calcext:value-type="string">
            <text:p>U12_A_QF1</text:p>
          </table:table-cell>
          <table:table-cell table:formula="of:=AGE_GROUP_TRANSLATED&amp;&quot;_&quot;&amp;SECTION_TRANSLATED&amp;&quot;_QF4&quot;" office:value-type="string" office:string-value="U12_A_QF4" calcext:value-type="string">
            <text:p>U12_A_QF4</text:p>
          </table:table-cell>
          <table:table-cell table:style-name="ce74" office:value-type="string" calcext:value-type="string">
            <text:p>Winner QF1</text:p>
          </table:table-cell>
          <table:table-cell table:style-name="ce77" office:value-type="string" calcext:value-type="string">
            <text:p>Winner QF4</text:p>
          </table:table-cell>
          <table:table-cell table:style-name="ce78" table:formula="of:=IF(MOD([.$C51]; NUM_PITCHES)=0;INDEX(PITCHES;1;NUM_PITCHES);INDEX(PITCHES;1;MOD([.$C51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51] &amp; &quot;,&quot;&quot;duration&quot;&quot;:&quot;&quot;&quot; &amp; MATCH_DURATION &amp; &quot;m&quot;&quot;,&quot;&quot;pitch&quot;&quot;:&quot;&quot;&quot; &amp; [.J51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1] &amp; &quot;&quot;&quot;, &quot;&quot;homeTeam&quot;&quot;:&quot;&quot;&quot; &amp; [.H51] &amp; &quot;&quot;&quot;, &quot;&quot;awayTeam&quot;&quot;:&quot;&quot;&quot; &amp; [.I51] &amp; &quot;&quot;&quot;, &quot;&quot;homeTeamFrom&quot;&quot;:&quot;&quot;&quot; &amp; [.F51] &amp; &quot;&quot;&quot;, &quot;&quot;awayTeamFrom&quot;&quot;:&quot;&quot;&quot; &amp; [.G51] &amp; &quot;&quot;&quot;, &quot;&quot;stage2Tag&quot;&quot;:&quot;&quot;&quot; &amp; [.E51] &amp; &quot;&quot;&quot;}&quot;" office:value-type="string" office:string-value="{&quot;__v&quot;:0,&quot;day&quot;:2,&quot;dateTime&quot;:64800000,&quot;duration&quot;:&quot;15m&quot;,&quot;pitch&quot;:&quot;4&quot;,&quot;competition&quot;:{&quot;name&quot;:&quot;U12&quot;, &quot;section&quot;:&quot;A&quot;},&quot;tag&quot;:&quot;SF1&quot;, &quot;homeTeam&quot;:&quot;Winner QF1&quot;, &quot;awayTeam&quot;:&quot;Winner QF4&quot;, &quot;homeTeamFrom&quot;:&quot;U12_A_QF1&quot;, &quot;awayTeamFrom&quot;:&quot;U12_A_QF4&quot;, &quot;stage2Tag&quot;:&quot;U12_A_SF1&quot;}" calcext:value-type="string">
            <text:p>{"__v":0,"day":2,"dateTime":64800000,"duration":"15m","pitch":"4","competition":{"name":"U12", "section":"A"},"tag":"SF1", "homeTeam":"Winner QF1", "awayTeam":"Winner QF4", "homeTeamFrom":"U12_A_QF1", "awayTeamFrom":"U12_A_QF4", "stage2Tag":"U12_A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52]&gt;[.$J51];[.B51];[.B51]+1)"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style-name="ce73" table:formula="of:=FIRST_GAME_MS + ((DURATION_MS + GAME_GAP_MS) * ([.$B52]-1)) + SECTION_GAP_MS" office:value-type="float" office:value="66000000" calcext:value-type="float">
            <text:p>66000000</text:p>
          </table:table-cell>
          <table:table-cell table:formula="of:=AGE_GROUP_TRANSLATED&amp;&quot;_&quot;&amp;SECTION_TRANSLATED&amp;&quot;_SF2&quot;" office:value-type="string" office:string-value="U12_A_SF2" calcext:value-type="string">
            <text:p>U12_A_SF2</text:p>
          </table:table-cell>
          <table:table-cell table:formula="of:=AGE_GROUP_TRANSLATED&amp;&quot;_&quot;&amp;SECTION_TRANSLATED&amp;&quot;_QF2&quot;" office:value-type="string" office:string-value="U12_A_QF2" calcext:value-type="string">
            <text:p>U12_A_QF2</text:p>
          </table:table-cell>
          <table:table-cell table:formula="of:=AGE_GROUP_TRANSLATED&amp;&quot;_&quot;&amp;SECTION_TRANSLATED&amp;&quot;_QF3&quot;" office:value-type="string" office:string-value="U12_A_QF3" calcext:value-type="string">
            <text:p>U12_A_QF3</text:p>
          </table:table-cell>
          <table:table-cell table:style-name="ce74" office:value-type="string" calcext:value-type="string">
            <text:p>Winner QF2</text:p>
          </table:table-cell>
          <table:table-cell table:style-name="ce77" office:value-type="string" calcext:value-type="string">
            <text:p>Winner QF3</text:p>
          </table:table-cell>
          <table:table-cell table:style-name="ce78" table:formula="of:=IF(MOD([.$C52]; NUM_PITCHES)=0;INDEX(PITCHES;1;NUM_PITCHES);INDEX(PITCHES;1;MOD([.$C52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52] &amp; &quot;,&quot;&quot;duration&quot;&quot;:&quot;&quot;&quot; &amp; MATCH_DURATION &amp; &quot;m&quot;&quot;,&quot;&quot;pitch&quot;&quot;:&quot;&quot;&quot; &amp; [.J5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2] &amp; &quot;&quot;&quot;, &quot;&quot;homeTeam&quot;&quot;:&quot;&quot;&quot; &amp; [.H52] &amp; &quot;&quot;&quot;, &quot;&quot;awayTeam&quot;&quot;:&quot;&quot;&quot; &amp; [.I52] &amp; &quot;&quot;&quot;, &quot;&quot;homeTeamFrom&quot;&quot;:&quot;&quot;&quot; &amp; [.F52] &amp; &quot;&quot;&quot;, &quot;&quot;awayTeamFrom&quot;&quot;:&quot;&quot;&quot; &amp; [.G52] &amp; &quot;&quot;&quot;, &quot;&quot;stage2Tag&quot;&quot;:&quot;&quot;&quot; &amp; [.E52] &amp; &quot;&quot;&quot;}&quot;" office:value-type="string" office:string-value="{&quot;__v&quot;:0,&quot;day&quot;:2,&quot;dateTime&quot;:66000000,&quot;duration&quot;:&quot;15m&quot;,&quot;pitch&quot;:&quot;1&quot;,&quot;competition&quot;:{&quot;name&quot;:&quot;U12&quot;, &quot;section&quot;:&quot;A&quot;},&quot;tag&quot;:&quot;SF2&quot;, &quot;homeTeam&quot;:&quot;Winner QF2&quot;, &quot;awayTeam&quot;:&quot;Winner QF3&quot;, &quot;homeTeamFrom&quot;:&quot;U12_A_QF2&quot;, &quot;awayTeamFrom&quot;:&quot;U12_A_QF3&quot;, &quot;stage2Tag&quot;:&quot;U12_A_SF2&quot;}" calcext:value-type="string">
            <text:p>{"__v":0,"day":2,"dateTime":66000000,"duration":"15m","pitch":"1","competition":{"name":"U12", "section":"A"},"tag":"SF2", "homeTeam":"Winner QF2", "awayTeam":"Winner QF3", "homeTeamFrom":"U12_A_QF2", "awayTeamFrom":"U12_A_QF3", "stage2Tag":"U12_A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53]&gt;[.$J52];[.B52];[.B52]+1)"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table:style-name="ce73" table:formula="of:=FIRST_GAME_MS + ((DURATION_MS + GAME_GAP_MS) * ([.$B53]-1)) + SECTION_GAP_MS" office:value-type="float" office:value="66000000" calcext:value-type="float">
            <text:p>66000000</text:p>
          </table:table-cell>
          <table:table-cell table:formula="of:=AGE_GROUP_TRANSLATED&amp;&quot;_&quot;&amp;SECTION_TRANSLATED&amp;&quot;_FNL&quot;" office:value-type="string" office:string-value="U12_A_FNL" calcext:value-type="string">
            <text:p>U12_A_FNL</text:p>
          </table:table-cell>
          <table:table-cell table:formula="of:=AGE_GROUP_TRANSLATED&amp;&quot;_&quot;&amp;SECTION_TRANSLATED&amp;&quot;_SF1&quot;" office:value-type="string" office:string-value="U12_A_SF1" calcext:value-type="string">
            <text:p>U12_A_SF1</text:p>
          </table:table-cell>
          <table:table-cell table:formula="of:=AGE_GROUP_TRANSLATED&amp;&quot;_&quot;&amp;SECTION_TRANSLATED&amp;&quot;_SF2&quot;" office:value-type="string" office:string-value="U12_A_SF2" calcext:value-type="string">
            <text:p>U12_A_SF2</text:p>
          </table:table-cell>
          <table:table-cell table:style-name="ce74" office:value-type="string" calcext:value-type="string">
            <text:p>Winner SF1</text:p>
          </table:table-cell>
          <table:table-cell table:style-name="ce77" office:value-type="string" calcext:value-type="string">
            <text:p>Winner SF2</text:p>
          </table:table-cell>
          <table:table-cell table:style-name="ce78" table:formula="of:=IF(MOD([.$C53]; NUM_PITCHES)=0;INDEX(PITCHES;1;NUM_PITCHES);INDEX(PITCHES;1;MOD([.$C53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53] &amp; &quot;,&quot;&quot;duration&quot;&quot;:&quot;&quot;&quot; &amp; MATCH_DURATION &amp; &quot;m&quot;&quot;,&quot;&quot;pitch&quot;&quot;:&quot;&quot;&quot; &amp; [.J5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3] &amp; &quot;&quot;&quot;, &quot;&quot;homeTeam&quot;&quot;:&quot;&quot;&quot; &amp; [.H53] &amp; &quot;&quot;&quot;, &quot;&quot;awayTeam&quot;&quot;:&quot;&quot;&quot; &amp; [.I53] &amp; &quot;&quot;&quot;, &quot;&quot;homeTeamFrom&quot;&quot;:&quot;&quot;&quot; &amp; [.F53] &amp; &quot;&quot;&quot;, &quot;&quot;awayTeamFrom&quot;&quot;:&quot;&quot;&quot; &amp; [.G53] &amp; &quot;&quot;&quot;, &quot;&quot;stage2Tag&quot;&quot;:&quot;&quot;&quot; &amp; [.E53] &amp; &quot;&quot;&quot;}&quot;" office:value-type="string" office:string-value="{&quot;__v&quot;:0,&quot;day&quot;:2,&quot;dateTime&quot;:66000000,&quot;duration&quot;:&quot;15m&quot;,&quot;pitch&quot;:&quot;3&quot;,&quot;competition&quot;:{&quot;name&quot;:&quot;U12&quot;, &quot;section&quot;:&quot;A&quot;},&quot;tag&quot;:&quot;FNL&quot;, &quot;homeTeam&quot;:&quot;Winner SF1&quot;, &quot;awayTeam&quot;:&quot;Winner SF2&quot;, &quot;homeTeamFrom&quot;:&quot;U12_A_SF1&quot;, &quot;awayTeamFrom&quot;:&quot;U12_A_SF2&quot;, &quot;stage2Tag&quot;:&quot;U12_A_FNL&quot;}" calcext:value-type="string">
            <text:p>{"__v":0,"day":2,"dateTime":66000000,"duration":"15m","pitch":"3","competition":{"name":"U12", "section":"A"},"tag":"FNL", "homeTeam":"Winner SF1", "awayTeam":"Winner SF2", "homeTeamFrom":"U12_A_SF1", "awayTeamFrom":"U12_A_SF2", "stage2Tag":"U12_A_FNL"}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 table:number-rows-repeated="6">
          <table:table-cell table:number-columns-repeated="2"/>
          <table:table-cell table:style-name="ce67" table:number-columns-repeated="3"/>
          <table:table-cell table:style-name="Default" table:number-columns-repeated="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67" table:number-columns-repeated="3"/>
          <table:table-cell table:number-columns-repeated="1019"/>
        </table:table-row>
        <table:table-row table:style-name="ro1" table:number-rows-repeated="1048474">
          <table:table-cell table:number-columns-repeated="1024"/>
        </table:table-row>
        <table:table-row table:style-name="ro3" table:number-rows-repeated="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 x 7 KO P=2,4" table:style-name="ta2">
        <office:forms form:automatic-focus="false" form:apply-design-mode="false"/>
        <table:table-column table:style-name="co31" table:default-cell-style-name="ce73"/>
        <table:table-column table:style-name="co6" table:default-cell-style-name="ce73"/>
        <table:table-column table:style-name="co12" table:default-cell-style-name="ce73"/>
        <table:table-column table:style-name="co12" table:number-columns-repeated="2" table:default-cell-style-name="ce19"/>
        <table:table-column table:style-name="co32" table:default-cell-style-name="ce76"/>
        <table:table-column table:style-name="co32" table:default-cell-style-name="ce77"/>
        <table:table-column table:style-name="co33" table:default-cell-style-name="ce19"/>
        <table:table-column table:style-name="co33" table:default-cell-style-name="ce80"/>
        <table:table-column table:style-name="co3" table:number-columns-repeated="1015" table:default-cell-style-name="ce23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1" office:value-type="string" calcext:value-type="string">
            <text:p>Index</text:p>
          </table:table-cell>
          <table:table-cell table:style-name="ce81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style-name="ce31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3" table:formula="of:=FIRST_GAME_MS" office:value-type="float" office:value="50400000" calcext:value-type="float">
            <text:p>504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2];TRANSLATED_TEAM_NAMES;[.$E2]+1)" office:value-type="string" office:string-value="Calcot Royals" calcext:value-type="string">
            <text:p>Calcot Royals</text:p>
          </table:table-cell>
          <table:table-cell table:style-name="ce77" table:formula="of:=VLOOKUP([.G2];TRANSLATED_TEAM_NAMES;[.$E2]+1)" office:value-type="string" office:string-value="Hawley Colts 1" calcext:value-type="string">
            <text:p>Hawley Colts 1</text:p>
          </table:table-cell>
          <table:table-cell table:style-name="ce78" table:formula="of:=IF(MOD([.$C2]; NUM_PITCHES)=0;INDEX(PITCHES;1;NUM_PITCHES);INDEX(PITCHES;1;MOD([.$C2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50400000,&quot;duration&quot;:&quot;15m&quot;,&quot;pitch&quot;:&quot;1&quot;,&quot;competition&quot;:{&quot;name&quot;:&quot;U12&quot;, &quot;section&quot;:&quot;A&quot;, &quot;group&quot;:&quot;1&quot;},&quot;tag&quot;:&quot;1&quot;, &quot;homeTeam&quot;:&quot;Calcot Royals&quot;, &quot;awayTeam&quot;:&quot;Hawley Colts 1&quot;}" calcext:value-type="string">
            <text:p>{"__v":0,"day":2,"dateTime":50400000,"duration":"15m","pitch":"1","competition":{"name":"U12", "section":"A", "group":"1"},"tag":"1", "homeTeam":"Calcot Royals", "awayTeam":"Hawley Colts 1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3" table:formula="of:=FIRST_GAME_MS + ((DURATION_MS + GAME_GAP_MS) * ([.$B3]-1))" office:value-type="float" office:value="50400000" calcext:value-type="float">
            <text:p>504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3];TRANSLATED_TEAM_NAMES;[.$E3]+1)" office:value-type="string" office:string-value="Mytchett Athletic Kestrels" calcext:value-type="string">
            <text:p>Mytchett Athletic Kestrels</text:p>
          </table:table-cell>
          <table:table-cell table:style-name="ce77" table:formula="of:=VLOOKUP([.G3];TRANSLATED_TEAM_NAMES;[.$E3]+1)" office:value-type="string" office:string-value="Rushmoor Com. Hotspurs - Blue" calcext:value-type="string">
            <text:p>Rushmoor Com. Hotspurs - Blue</text:p>
          </table:table-cell>
          <table:table-cell table:style-name="ce78" table:formula="of:=IF(MOD([.$C3]; NUM_PITCHES)=0;INDEX(PITCHES;1;NUM_PITCHES);INDEX(PITCHES;1;MOD([.$C3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50400000,&quot;duration&quot;:&quot;15m&quot;,&quot;pitch&quot;:&quot;2&quot;,&quot;competition&quot;:{&quot;name&quot;:&quot;U12&quot;, &quot;section&quot;:&quot;A&quot;, &quot;group&quot;:&quot;1&quot;},&quot;tag&quot;:&quot;1&quot;, &quot;homeTeam&quot;:&quot;Mytchett Athletic Kestrels&quot;, &quot;awayTeam&quot;:&quot;Rushmoor Com. Hotspurs - Blue&quot;}" calcext:value-type="string">
            <text:p>{"__v":0,"day":2,"dateTime":50400000,"duration":"15m","pitch":"2","competition":{"name":"U12", "section":"A", "group":"1"},"tag":"1", "homeTeam":"Mytchett Athletic Kestrels", "awayTeam":"Rushmoor Com. Hotspurs - Blue"}</text:p>
          </table:table-cell>
          <table:table-cell table:number-columns-repeated="1013"/>
        </table:table-row>
        <table:table-row table:style-name="ro1">
          <table:table-cell table:formula="of:=[.B4]" office:value-type="float" office:value="1" calcext:value-type="float">
            <text:p>1</text:p>
          </table:table-cell>
          <table:table-cell table:formula="of:=IF([.$J4]&gt;[.$J3];[.B3];[.B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3" table:formula="of:=FIRST_GAME_MS + ((DURATION_MS + GAME_GAP_MS) * ([.$B4]-1))" office:value-type="float" office:value="50400000" calcext:value-type="float">
            <text:p>504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4];TRANSLATED_TEAM_NAMES;[.$E4]+1)" office:value-type="string" office:string-value="Hawley Colts 2" calcext:value-type="string">
            <text:p>Hawley Colts 2</text:p>
          </table:table-cell>
          <table:table-cell table:style-name="ce77" table:formula="of:=VLOOKUP([.G4];TRANSLATED_TEAM_NAMES;[.$E4]+1)" office:value-type="string" office:string-value="Holy Trinity Harriers" calcext:value-type="string">
            <text:p>Holy Trinity Harriers</text:p>
          </table:table-cell>
          <table:table-cell table:style-name="ce78" table:formula="of:=IF(MOD([.$C4]; NUM_PITCHES)=0;INDEX(PITCHES;1;NUM_PITCHES);INDEX(PITCHES;1;MOD([.$C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50400000,&quot;duration&quot;:&quot;15m&quot;,&quot;pitch&quot;:&quot;3&quot;,&quot;competition&quot;:{&quot;name&quot;:&quot;U12&quot;, &quot;section&quot;:&quot;A&quot;, &quot;group&quot;:&quot;2&quot;},&quot;tag&quot;:&quot;1&quot;, &quot;homeTeam&quot;:&quot;Hawley Colts 2&quot;, &quot;awayTeam&quot;:&quot;Holy Trinity Harriers&quot;}" calcext:value-type="string">
            <text:p>{"__v":0,"day":2,"dateTime":50400000,"duration":"15m","pitch":"3","competition":{"name":"U12", "section":"A", "group":"2"},"tag":"1", "homeTeam":"Hawley Colts 2", "awayTeam":"Holy Trinity Harriers"}</text:p>
          </table:table-cell>
          <table:table-cell table:number-columns-repeated="1013"/>
        </table:table-row>
        <table:table-row table:style-name="ro1">
          <table:table-cell table:formula="of:=[.B5]" office:value-type="float" office:value="1" calcext:value-type="float">
            <text:p>1</text:p>
          </table:table-cell>
          <table:table-cell table:formula="of:=IF([.$J5]&gt;[.$J4];[.B4];[.B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73" table:formula="of:=FIRST_GAME_MS + ((DURATION_MS + GAME_GAP_MS) * ([.$B5]-1))" office:value-type="float" office:value="50400000" calcext:value-type="float">
            <text:p>504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5];TRANSLATED_TEAM_NAMES;[.$E5]+1)" office:value-type="string" office:string-value="Oxford City" calcext:value-type="string">
            <text:p>Oxford City</text:p>
          </table:table-cell>
          <table:table-cell table:style-name="ce77" table:formula="of:=VLOOKUP([.G5];TRANSLATED_TEAM_NAMES;[.$E5]+1)" office:value-type="string" office:string-value="Rushmoor Comm. Hotspurs - Yellow" calcext:value-type="string">
            <text:p>Rushmoor Comm. Hotspurs - Yellow</text:p>
          </table:table-cell>
          <table:table-cell table:style-name="ce78" table:formula="of:=IF(MOD([.$C5]; NUM_PITCHES)=0;INDEX(PITCHES;1;NUM_PITCHES);INDEX(PITCHES;1;MOD([.$C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50400000,&quot;duration&quot;:&quot;15m&quot;,&quot;pitch&quot;:&quot;4&quot;,&quot;competition&quot;:{&quot;name&quot;:&quot;U12&quot;, &quot;section&quot;:&quot;A&quot;, &quot;group&quot;:&quot;2&quot;},&quot;tag&quot;:&quot;1&quot;, &quot;homeTeam&quot;:&quot;Oxford City&quot;, &quot;awayTeam&quot;:&quot;Rushmoor Comm. Hotspurs - Yellow&quot;}" calcext:value-type="string">
            <text:p>{"__v":0,"day":2,"dateTime":50400000,"duration":"15m","pitch":"4","competition":{"name":"U12", "section":"A", "group":"2"},"tag":"1", "homeTeam":"Oxford City", "awayTeam":"Rushmoor Comm. Hotspurs - Yellow"}</text:p>
          </table:table-cell>
          <table:table-cell table:number-columns-repeated="1013"/>
        </table:table-row>
        <table:table-row table:style-name="ro1">
          <table:table-cell table:formula="of:=[.B6]" office:value-type="float" office:value="2" calcext:value-type="float">
            <text:p>2</text:p>
          </table:table-cell>
          <table:table-cell table:formula="of:=IF([.$J6]&gt;[.$J5];[.B5];[.B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3" table:formula="of:=FIRST_GAME_MS + ((DURATION_MS + GAME_GAP_MS) * ([.$B6]-1))" office:value-type="float" office:value="51600000" calcext:value-type="float">
            <text:p>516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6];TRANSLATED_TEAM_NAMES;[.$E6]+1)" office:value-type="string" office:string-value="STBGFC Boys 'B'" calcext:value-type="string">
            <text:p>STBGFC Boys 'B'</text:p>
          </table:table-cell>
          <table:table-cell table:style-name="ce77" table:formula="of:=VLOOKUP([.G6];TRANSLATED_TEAM_NAMES;[.$E6]+1)">
            <text:p/>
          </table:table-cell>
          <table:table-cell table:style-name="ce78" table:formula="of:=IF(MOD([.$C6]; NUM_PITCHES)=0;INDEX(PITCHES;1;NUM_PITCHES);INDEX(PITCHES;1;MOD([.$C6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51600000,&quot;duration&quot;:&quot;15m&quot;,&quot;pitch&quot;:&quot;1&quot;,&quot;competition&quot;:{&quot;name&quot;:&quot;U12&quot;, &quot;section&quot;:&quot;A&quot;, &quot;group&quot;:&quot;1&quot;},&quot;tag&quot;:&quot;2&quot;, &quot;homeTeam&quot;:&quot;STBGFC Boys 'B'&quot;, &quot;awayTeam&quot;:&quot;&quot;}" calcext:value-type="string">
            <text:p>{"__v":0,"day":2,"dateTime":51600000,"duration":"15m","pitch":"1","competition":{"name":"U12", "section":"A", "group":"1"},"tag":"2", "homeTeam":"STBGFC Boys 'B'", "awayTeam":""}</text:p>
          </table:table-cell>
          <table:table-cell table:number-columns-repeated="1013"/>
        </table:table-row>
        <table:table-row table:style-name="ro1">
          <table:table-cell table:formula="of:=[.B7]" office:value-type="float" office:value="2" calcext:value-type="float">
            <text:p>2</text:p>
          </table:table-cell>
          <table:table-cell table:formula="of:=IF([.$J7]&gt;[.$J6];[.B6];[.B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3" table:formula="of:=FIRST_GAME_MS + ((DURATION_MS + GAME_GAP_MS) * ([.$B7]-1))" office:value-type="float" office:value="51600000" calcext:value-type="float">
            <text:p>516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7];TRANSLATED_TEAM_NAMES;[.$E7]+1)">
            <text:p/>
          </table:table-cell>
          <table:table-cell table:style-name="ce77" table:formula="of:=VLOOKUP([.G7];TRANSLATED_TEAM_NAMES;[.$E7]+1)" office:value-type="string" office:string-value="Calcot Royals" calcext:value-type="string">
            <text:p>Calcot Royals</text:p>
          </table:table-cell>
          <table:table-cell table:style-name="ce78" table:formula="of:=IF(MOD([.$C7]; NUM_PITCHES)=0;INDEX(PITCHES;1;NUM_PITCHES);INDEX(PITCHES;1;MOD([.$C7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51600000,&quot;duration&quot;:&quot;15m&quot;,&quot;pitch&quot;:&quot;2&quot;,&quot;competition&quot;:{&quot;name&quot;:&quot;U12&quot;, &quot;section&quot;:&quot;A&quot;, &quot;group&quot;:&quot;1&quot;},&quot;tag&quot;:&quot;2&quot;, &quot;homeTeam&quot;:&quot;&quot;, &quot;awayTeam&quot;:&quot;Calcot Royals&quot;}" calcext:value-type="string">
            <text:p>{"__v":0,"day":2,"dateTime":51600000,"duration":"15m","pitch":"2","competition":{"name":"U12", "section":"A", "group":"1"},"tag":"2", "homeTeam":"", "awayTeam":"Calcot Royals"}</text:p>
          </table:table-cell>
          <table:table-cell table:number-columns-repeated="1013"/>
        </table:table-row>
        <table:table-row table:style-name="ro1">
          <table:table-cell table:formula="of:=[.B8]" office:value-type="float" office:value="2" calcext:value-type="float">
            <text:p>2</text:p>
          </table:table-cell>
          <table:table-cell table:formula="of:=IF([.$J8]&gt;[.$J7];[.B7];[.B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73" table:formula="of:=FIRST_GAME_MS + ((DURATION_MS + GAME_GAP_MS) * ([.$B8]-1))" office:value-type="float" office:value="51600000" calcext:value-type="float">
            <text:p>516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8];TRANSLATED_TEAM_NAMES;[.$E8]+1)" office:value-type="string" office:string-value="STBGFC Boys 'A'" calcext:value-type="string">
            <text:p>STBGFC Boys 'A'</text:p>
          </table:table-cell>
          <table:table-cell table:style-name="ce77" table:formula="of:=VLOOKUP([.G8];TRANSLATED_TEAM_NAMES;[.$E8]+1)">
            <text:p/>
          </table:table-cell>
          <table:table-cell table:style-name="ce78" table:formula="of:=IF(MOD([.$C8]; NUM_PITCHES)=0;INDEX(PITCHES;1;NUM_PITCHES);INDEX(PITCHES;1;MOD([.$C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51600000,&quot;duration&quot;:&quot;15m&quot;,&quot;pitch&quot;:&quot;3&quot;,&quot;competition&quot;:{&quot;name&quot;:&quot;U12&quot;, &quot;section&quot;:&quot;A&quot;, &quot;group&quot;:&quot;2&quot;},&quot;tag&quot;:&quot;2&quot;, &quot;homeTeam&quot;:&quot;STBGFC Boys 'A'&quot;, &quot;awayTeam&quot;:&quot;&quot;}" calcext:value-type="string">
            <text:p>{"__v":0,"day":2,"dateTime":51600000,"duration":"15m","pitch":"3","competition":{"name":"U12", "section":"A", "group":"2"},"tag":"2", "homeTeam":"STBGFC Boys 'A'", "awayTeam":""}</text:p>
          </table:table-cell>
          <table:table-cell table:number-columns-repeated="1013"/>
        </table:table-row>
        <table:table-row table:style-name="ro1">
          <table:table-cell table:formula="of:=[.B9]" office:value-type="float" office:value="2" calcext:value-type="float">
            <text:p>2</text:p>
          </table:table-cell>
          <table:table-cell table:formula="of:=IF([.$J9]&gt;[.$J8];[.B8];[.B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73" table:formula="of:=FIRST_GAME_MS + ((DURATION_MS + GAME_GAP_MS) * ([.$B9]-1))" office:value-type="float" office:value="51600000" calcext:value-type="float">
            <text:p>516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9];TRANSLATED_TEAM_NAMES;[.$E9]+1)">
            <text:p/>
          </table:table-cell>
          <table:table-cell table:style-name="ce77" table:formula="of:=VLOOKUP([.G9];TRANSLATED_TEAM_NAMES;[.$E9]+1)" office:value-type="string" office:string-value="Hawley Colts 2" calcext:value-type="string">
            <text:p>Hawley Colts 2</text:p>
          </table:table-cell>
          <table:table-cell table:style-name="ce78" table:formula="of:=IF(MOD([.$C9]; NUM_PITCHES)=0;INDEX(PITCHES;1;NUM_PITCHES);INDEX(PITCHES;1;MOD([.$C9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51600000,&quot;duration&quot;:&quot;15m&quot;,&quot;pitch&quot;:&quot;4&quot;,&quot;competition&quot;:{&quot;name&quot;:&quot;U12&quot;, &quot;section&quot;:&quot;A&quot;, &quot;group&quot;:&quot;2&quot;},&quot;tag&quot;:&quot;2&quot;, &quot;homeTeam&quot;:&quot;&quot;, &quot;awayTeam&quot;:&quot;Hawley Colts 2&quot;}" calcext:value-type="string">
            <text:p>{"__v":0,"day":2,"dateTime":51600000,"duration":"15m","pitch":"4","competition":{"name":"U12", "section":"A", "group":"2"},"tag":"2", "homeTeam":"", "awayTeam":"Hawley Colts 2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3" calcext:value-type="float">
            <text:p>3</text:p>
          </table:table-cell>
          <table:table-cell table:formula="of:=IF([.$J10]&gt;[.$J9];[.B9];[.B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73" table:formula="of:=FIRST_GAME_MS + ((DURATION_MS + GAME_GAP_MS) * ([.$B10]-1))" office:value-type="float" office:value="52800000" calcext:value-type="float">
            <text:p>528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10];TRANSLATED_TEAM_NAMES;[.$E10]+1)" office:value-type="string" office:string-value="Rushmoor Com. Hotspurs - Blue" calcext:value-type="string">
            <text:p>Rushmoor Com. Hotspurs - Blue</text:p>
          </table:table-cell>
          <table:table-cell table:style-name="ce77" table:formula="of:=VLOOKUP([.G10];TRANSLATED_TEAM_NAMES;[.$E10]+1)" office:value-type="string" office:string-value="STBGFC Boys 'B'" calcext:value-type="string">
            <text:p>STBGFC Boys 'B'</text:p>
          </table:table-cell>
          <table:table-cell table:style-name="ce78" table:formula="of:=IF(MOD([.$C10]; NUM_PITCHES)=0;INDEX(PITCHES;1;NUM_PITCHES);INDEX(PITCHES;1;MOD([.$C10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52800000,&quot;duration&quot;:&quot;15m&quot;,&quot;pitch&quot;:&quot;1&quot;,&quot;competition&quot;:{&quot;name&quot;:&quot;U12&quot;, &quot;section&quot;:&quot;A&quot;, &quot;group&quot;:&quot;1&quot;},&quot;tag&quot;:&quot;3&quot;, &quot;homeTeam&quot;:&quot;Rushmoor Com. Hotspurs - Blue&quot;, &quot;awayTeam&quot;:&quot;STBGFC Boys 'B'&quot;}" calcext:value-type="string">
            <text:p>{"__v":0,"day":2,"dateTime":52800000,"duration":"15m","pitch":"1","competition":{"name":"U12", "section":"A", "group":"1"},"tag":"3", "homeTeam":"Rushmoor Com. Hotspurs - Blue", "awayTeam":"STBGFC Boys 'B'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3" calcext:value-type="float">
            <text:p>3</text:p>
          </table:table-cell>
          <table:table-cell table:formula="of:=IF([.$J11]&gt;[.$J10];[.B10];[.B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73" table:formula="of:=FIRST_GAME_MS + ((DURATION_MS + GAME_GAP_MS) * ([.$B11]-1))" office:value-type="float" office:value="52800000" calcext:value-type="float">
            <text:p>528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11];TRANSLATED_TEAM_NAMES;[.$E11]+1)" office:value-type="string" office:string-value="Hawley Colts 1" calcext:value-type="string">
            <text:p>Hawley Colts 1</text:p>
          </table:table-cell>
          <table:table-cell table:style-name="ce77" table:formula="of:=VLOOKUP([.G11];TRANSLATED_TEAM_NAMES;[.$E11]+1)" office:value-type="string" office:string-value="Mytchett Athletic Kestrels" calcext:value-type="string">
            <text:p>Mytchett Athletic Kestrels</text:p>
          </table:table-cell>
          <table:table-cell table:style-name="ce78" table:formula="of:=IF(MOD([.$C11]; NUM_PITCHES)=0;INDEX(PITCHES;1;NUM_PITCHES);INDEX(PITCHES;1;MOD([.$C11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52800000,&quot;duration&quot;:&quot;15m&quot;,&quot;pitch&quot;:&quot;2&quot;,&quot;competition&quot;:{&quot;name&quot;:&quot;U12&quot;, &quot;section&quot;:&quot;A&quot;, &quot;group&quot;:&quot;1&quot;},&quot;tag&quot;:&quot;3&quot;, &quot;homeTeam&quot;:&quot;Hawley Colts 1&quot;, &quot;awayTeam&quot;:&quot;Mytchett Athletic Kestrels&quot;}" calcext:value-type="string">
            <text:p>{"__v":0,"day":2,"dateTime":52800000,"duration":"15m","pitch":"2","competition":{"name":"U12", "section":"A", "group":"1"},"tag":"3", "homeTeam":"Hawley Colts 1", "awayTeam":"Mytchett Athletic Kestrels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3" calcext:value-type="float">
            <text:p>3</text:p>
          </table:table-cell>
          <table:table-cell table:formula="of:=IF([.$J12]&gt;[.$J11];[.B11];[.B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73" table:formula="of:=FIRST_GAME_MS + ((DURATION_MS + GAME_GAP_MS) * ([.$B12]-1))" office:value-type="float" office:value="52800000" calcext:value-type="float">
            <text:p>528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12];TRANSLATED_TEAM_NAMES;[.$E12]+1)" office:value-type="string" office:string-value="Rushmoor Comm. Hotspurs - Yellow" calcext:value-type="string">
            <text:p>Rushmoor Comm. Hotspurs - Yellow</text:p>
          </table:table-cell>
          <table:table-cell table:style-name="ce77" table:formula="of:=VLOOKUP([.G12];TRANSLATED_TEAM_NAMES;[.$E12]+1)" office:value-type="string" office:string-value="STBGFC Boys 'A'" calcext:value-type="string">
            <text:p>STBGFC Boys 'A'</text:p>
          </table:table-cell>
          <table:table-cell table:style-name="ce78" table:formula="of:=IF(MOD([.$C12]; NUM_PITCHES)=0;INDEX(PITCHES;1;NUM_PITCHES);INDEX(PITCHES;1;MOD([.$C12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52800000,&quot;duration&quot;:&quot;15m&quot;,&quot;pitch&quot;:&quot;3&quot;,&quot;competition&quot;:{&quot;name&quot;:&quot;U12&quot;, &quot;section&quot;:&quot;A&quot;, &quot;group&quot;:&quot;2&quot;},&quot;tag&quot;:&quot;3&quot;, &quot;homeTeam&quot;:&quot;Rushmoor Comm. Hotspurs - Yellow&quot;, &quot;awayTeam&quot;:&quot;STBGFC Boys 'A'&quot;}" calcext:value-type="string">
            <text:p>{"__v":0,"day":2,"dateTime":52800000,"duration":"15m","pitch":"3","competition":{"name":"U12", "section":"A", "group":"2"},"tag":"3", "homeTeam":"Rushmoor Comm. Hotspurs - Yellow", "awayTeam":"STBGFC Boys 'A'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3" calcext:value-type="float">
            <text:p>3</text:p>
          </table:table-cell>
          <table:table-cell table:formula="of:=IF([.$J13]&gt;[.$J12];[.B12];[.B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73" table:formula="of:=FIRST_GAME_MS + ((DURATION_MS + GAME_GAP_MS) * ([.$B13]-1))" office:value-type="float" office:value="52800000" calcext:value-type="float">
            <text:p>528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13];TRANSLATED_TEAM_NAMES;[.$E13]+1)" office:value-type="string" office:string-value="Holy Trinity Harriers" calcext:value-type="string">
            <text:p>Holy Trinity Harriers</text:p>
          </table:table-cell>
          <table:table-cell table:style-name="ce77" table:formula="of:=VLOOKUP([.G13];TRANSLATED_TEAM_NAMES;[.$E13]+1)" office:value-type="string" office:string-value="Oxford City" calcext:value-type="string">
            <text:p>Oxford City</text:p>
          </table:table-cell>
          <table:table-cell table:style-name="ce78" table:formula="of:=IF(MOD([.$C13]; NUM_PITCHES)=0;INDEX(PITCHES;1;NUM_PITCHES);INDEX(PITCHES;1;MOD([.$C13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52800000,&quot;duration&quot;:&quot;15m&quot;,&quot;pitch&quot;:&quot;4&quot;,&quot;competition&quot;:{&quot;name&quot;:&quot;U12&quot;, &quot;section&quot;:&quot;A&quot;, &quot;group&quot;:&quot;2&quot;},&quot;tag&quot;:&quot;3&quot;, &quot;homeTeam&quot;:&quot;Holy Trinity Harriers&quot;, &quot;awayTeam&quot;:&quot;Oxford City&quot;}" calcext:value-type="string">
            <text:p>{"__v":0,"day":2,"dateTime":52800000,"duration":"15m","pitch":"4","competition":{"name":"U12", "section":"A", "group":"2"},"tag":"3", "homeTeam":"Holy Trinity Harriers", "awayTeam":"Oxford City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4" calcext:value-type="float">
            <text:p>4</text:p>
          </table:table-cell>
          <table:table-cell table:formula="of:=IF([.$J14]&gt;[.$J13];[.B13];[.B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73" table:formula="of:=FIRST_GAME_MS + ((DURATION_MS + GAME_GAP_MS) * ([.$B14]-1))" office:value-type="float" office:value="54000000" calcext:value-type="float">
            <text:p>540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14];TRANSLATED_TEAM_NAMES;[.$E14]+1)">
            <text:p/>
          </table:table-cell>
          <table:table-cell table:style-name="ce77" table:formula="of:=VLOOKUP([.G14];TRANSLATED_TEAM_NAMES;[.$E14]+1)">
            <text:p/>
          </table:table-cell>
          <table:table-cell table:style-name="ce78" table:formula="of:=IF(MOD([.$C14]; NUM_PITCHES)=0;INDEX(PITCHES;1;NUM_PITCHES);INDEX(PITCHES;1;MOD([.$C14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54000000,&quot;duration&quot;:&quot;15m&quot;,&quot;pitch&quot;:&quot;1&quot;,&quot;competition&quot;:{&quot;name&quot;:&quot;U12&quot;, &quot;section&quot;:&quot;A&quot;, &quot;group&quot;:&quot;1&quot;},&quot;tag&quot;:&quot;4&quot;, &quot;homeTeam&quot;:&quot;&quot;, &quot;awayTeam&quot;:&quot;&quot;}" calcext:value-type="string">
            <text:p>{"__v":0,"day":2,"dateTime":54000000,"duration":"15m","pitch":"1","competition":{"name":"U12", "section":"A", "group":"1"},"tag":"4", "homeTeam":"", "awayTeam":"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4" calcext:value-type="float">
            <text:p>4</text:p>
          </table:table-cell>
          <table:table-cell table:formula="of:=IF([.$J15]&gt;[.$J14];[.B14];[.B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73" table:formula="of:=FIRST_GAME_MS + ((DURATION_MS + GAME_GAP_MS) * ([.$B15]-1))" office:value-type="float" office:value="54000000" calcext:value-type="float">
            <text:p>540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15];TRANSLATED_TEAM_NAMES;[.$E15]+1)" office:value-type="string" office:string-value="Hawley Colts 1" calcext:value-type="string">
            <text:p>Hawley Colts 1</text:p>
          </table:table-cell>
          <table:table-cell table:style-name="ce77" table:formula="of:=VLOOKUP([.G15];TRANSLATED_TEAM_NAMES;[.$E15]+1)" office:value-type="string" office:string-value="Rushmoor Com. Hotspurs - Blue" calcext:value-type="string">
            <text:p>Rushmoor Com. Hotspurs - Blue</text:p>
          </table:table-cell>
          <table:table-cell table:style-name="ce78" table:formula="of:=IF(MOD([.$C15]; NUM_PITCHES)=0;INDEX(PITCHES;1;NUM_PITCHES);INDEX(PITCHES;1;MOD([.$C15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54000000,&quot;duration&quot;:&quot;15m&quot;,&quot;pitch&quot;:&quot;2&quot;,&quot;competition&quot;:{&quot;name&quot;:&quot;U12&quot;, &quot;section&quot;:&quot;A&quot;, &quot;group&quot;:&quot;1&quot;},&quot;tag&quot;:&quot;4&quot;, &quot;homeTeam&quot;:&quot;Hawley Colts 1&quot;, &quot;awayTeam&quot;:&quot;Rushmoor Com. Hotspurs - Blue&quot;}" calcext:value-type="string">
            <text:p>{"__v":0,"day":2,"dateTime":54000000,"duration":"15m","pitch":"2","competition":{"name":"U12", "section":"A", "group":"1"},"tag":"4", "homeTeam":"Hawley Colts 1", "awayTeam":"Rushmoor Com. Hotspurs - Blue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4" calcext:value-type="float">
            <text:p>4</text:p>
          </table:table-cell>
          <table:table-cell table:formula="of:=IF([.$J16]&gt;[.$J15];[.B15];[.B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73" table:formula="of:=FIRST_GAME_MS + ((DURATION_MS + GAME_GAP_MS) * ([.$B16]-1))" office:value-type="float" office:value="54000000" calcext:value-type="float">
            <text:p>540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16];TRANSLATED_TEAM_NAMES;[.$E16]+1)">
            <text:p/>
          </table:table-cell>
          <table:table-cell table:style-name="ce77" table:formula="of:=VLOOKUP([.G16];TRANSLATED_TEAM_NAMES;[.$E16]+1)">
            <text:p/>
          </table:table-cell>
          <table:table-cell table:style-name="ce78" table:formula="of:=IF(MOD([.$C16]; NUM_PITCHES)=0;INDEX(PITCHES;1;NUM_PITCHES);INDEX(PITCHES;1;MOD([.$C16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54000000,&quot;duration&quot;:&quot;15m&quot;,&quot;pitch&quot;:&quot;3&quot;,&quot;competition&quot;:{&quot;name&quot;:&quot;U12&quot;, &quot;section&quot;:&quot;A&quot;, &quot;group&quot;:&quot;2&quot;},&quot;tag&quot;:&quot;4&quot;, &quot;homeTeam&quot;:&quot;&quot;, &quot;awayTeam&quot;:&quot;&quot;}" calcext:value-type="string">
            <text:p>{"__v":0,"day":2,"dateTime":54000000,"duration":"15m","pitch":"3","competition":{"name":"U12", "section":"A", "group":"2"},"tag":"4", "homeTeam":"", "awayTeam":"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4" calcext:value-type="float">
            <text:p>4</text:p>
          </table:table-cell>
          <table:table-cell table:formula="of:=IF([.$J17]&gt;[.$J16];[.B16];[.B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73" table:formula="of:=FIRST_GAME_MS + ((DURATION_MS + GAME_GAP_MS) * ([.$B17]-1))" office:value-type="float" office:value="54000000" calcext:value-type="float">
            <text:p>540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17];TRANSLATED_TEAM_NAMES;[.$E17]+1)" office:value-type="string" office:string-value="Holy Trinity Harriers" calcext:value-type="string">
            <text:p>Holy Trinity Harriers</text:p>
          </table:table-cell>
          <table:table-cell table:style-name="ce77" table:formula="of:=VLOOKUP([.G17];TRANSLATED_TEAM_NAMES;[.$E17]+1)" office:value-type="string" office:string-value="Rushmoor Comm. Hotspurs - Yellow" calcext:value-type="string">
            <text:p>Rushmoor Comm. Hotspurs - Yellow</text:p>
          </table:table-cell>
          <table:table-cell table:style-name="ce78" table:formula="of:=IF(MOD([.$C17]; NUM_PITCHES)=0;INDEX(PITCHES;1;NUM_PITCHES);INDEX(PITCHES;1;MOD([.$C17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54000000,&quot;duration&quot;:&quot;15m&quot;,&quot;pitch&quot;:&quot;4&quot;,&quot;competition&quot;:{&quot;name&quot;:&quot;U12&quot;, &quot;section&quot;:&quot;A&quot;, &quot;group&quot;:&quot;2&quot;},&quot;tag&quot;:&quot;4&quot;, &quot;homeTeam&quot;:&quot;Holy Trinity Harriers&quot;, &quot;awayTeam&quot;:&quot;Rushmoor Comm. Hotspurs - Yellow&quot;}" calcext:value-type="string">
            <text:p>{"__v":0,"day":2,"dateTime":54000000,"duration":"15m","pitch":"4","competition":{"name":"U12", "section":"A", "group":"2"},"tag":"4", "homeTeam":"Holy Trinity Harriers", "awayTeam":"Rushmoor Comm. Hotspurs - Yellow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5" calcext:value-type="float">
            <text:p>5</text:p>
          </table:table-cell>
          <table:table-cell table:formula="of:=IF([.$J18]&gt;[.$J17];[.B17];[.B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73" table:formula="of:=FIRST_GAME_MS + ((DURATION_MS + GAME_GAP_MS) * ([.$B18]-1))" office:value-type="float" office:value="55200000" calcext:value-type="float">
            <text:p>552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18];TRANSLATED_TEAM_NAMES;[.$E18]+1)" office:value-type="string" office:string-value="Mytchett Athletic Kestrels" calcext:value-type="string">
            <text:p>Mytchett Athletic Kestrels</text:p>
          </table:table-cell>
          <table:table-cell table:style-name="ce77" table:formula="of:=VLOOKUP([.G18];TRANSLATED_TEAM_NAMES;[.$E18]+1)" office:value-type="string" office:string-value="Calcot Royals" calcext:value-type="string">
            <text:p>Calcot Royals</text:p>
          </table:table-cell>
          <table:table-cell table:style-name="ce78" table:formula="of:=IF(MOD([.$C18]; NUM_PITCHES)=0;INDEX(PITCHES;1;NUM_PITCHES);INDEX(PITCHES;1;MOD([.$C18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55200000,&quot;duration&quot;:&quot;15m&quot;,&quot;pitch&quot;:&quot;1&quot;,&quot;competition&quot;:{&quot;name&quot;:&quot;U12&quot;, &quot;section&quot;:&quot;A&quot;, &quot;group&quot;:&quot;1&quot;},&quot;tag&quot;:&quot;5&quot;, &quot;homeTeam&quot;:&quot;Mytchett Athletic Kestrels&quot;, &quot;awayTeam&quot;:&quot;Calcot Royals&quot;}" calcext:value-type="string">
            <text:p>{"__v":0,"day":2,"dateTime":55200000,"duration":"15m","pitch":"1","competition":{"name":"U12", "section":"A", "group":"1"},"tag":"5", "homeTeam":"Mytchett Athletic Kestrels", "awayTeam":"Calcot Royals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5" calcext:value-type="float">
            <text:p>5</text:p>
          </table:table-cell>
          <table:table-cell table:formula="of:=IF([.$J19]&gt;[.$J18];[.B18];[.B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73" table:formula="of:=FIRST_GAME_MS + ((DURATION_MS + GAME_GAP_MS) * ([.$B19]-1))" office:value-type="float" office:value="55200000" calcext:value-type="float">
            <text:p>552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19];TRANSLATED_TEAM_NAMES;[.$E19]+1)">
            <text:p/>
          </table:table-cell>
          <table:table-cell table:style-name="ce77" table:formula="of:=VLOOKUP([.G19];TRANSLATED_TEAM_NAMES;[.$E19]+1)" office:value-type="string" office:string-value="STBGFC Boys 'B'" calcext:value-type="string">
            <text:p>STBGFC Boys 'B'</text:p>
          </table:table-cell>
          <table:table-cell table:style-name="ce78" table:formula="of:=IF(MOD([.$C19]; NUM_PITCHES)=0;INDEX(PITCHES;1;NUM_PITCHES);INDEX(PITCHES;1;MOD([.$C19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55200000,&quot;duration&quot;:&quot;15m&quot;,&quot;pitch&quot;:&quot;2&quot;,&quot;competition&quot;:{&quot;name&quot;:&quot;U12&quot;, &quot;section&quot;:&quot;A&quot;, &quot;group&quot;:&quot;1&quot;},&quot;tag&quot;:&quot;5&quot;, &quot;homeTeam&quot;:&quot;&quot;, &quot;awayTeam&quot;:&quot;STBGFC Boys 'B'&quot;}" calcext:value-type="string">
            <text:p>{"__v":0,"day":2,"dateTime":55200000,"duration":"15m","pitch":"2","competition":{"name":"U12", "section":"A", "group":"1"},"tag":"5", "homeTeam":"", "awayTeam":"STBGFC Boys 'B'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5" calcext:value-type="float">
            <text:p>5</text:p>
          </table:table-cell>
          <table:table-cell table:formula="of:=IF([.$J20]&gt;[.$J19];[.B19];[.B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73" table:formula="of:=FIRST_GAME_MS + ((DURATION_MS + GAME_GAP_MS) * ([.$B20]-1))" office:value-type="float" office:value="55200000" calcext:value-type="float">
            <text:p>552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20];TRANSLATED_TEAM_NAMES;[.$E20]+1)" office:value-type="string" office:string-value="Oxford City" calcext:value-type="string">
            <text:p>Oxford City</text:p>
          </table:table-cell>
          <table:table-cell table:style-name="ce77" table:formula="of:=VLOOKUP([.G20];TRANSLATED_TEAM_NAMES;[.$E20]+1)" office:value-type="string" office:string-value="Hawley Colts 2" calcext:value-type="string">
            <text:p>Hawley Colts 2</text:p>
          </table:table-cell>
          <table:table-cell table:style-name="ce78" table:formula="of:=IF(MOD([.$C20]; NUM_PITCHES)=0;INDEX(PITCHES;1;NUM_PITCHES);INDEX(PITCHES;1;MOD([.$C20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55200000,&quot;duration&quot;:&quot;15m&quot;,&quot;pitch&quot;:&quot;3&quot;,&quot;competition&quot;:{&quot;name&quot;:&quot;U12&quot;, &quot;section&quot;:&quot;A&quot;, &quot;group&quot;:&quot;2&quot;},&quot;tag&quot;:&quot;5&quot;, &quot;homeTeam&quot;:&quot;Oxford City&quot;, &quot;awayTeam&quot;:&quot;Hawley Colts 2&quot;}" calcext:value-type="string">
            <text:p>{"__v":0,"day":2,"dateTime":55200000,"duration":"15m","pitch":"3","competition":{"name":"U12", "section":"A", "group":"2"},"tag":"5", "homeTeam":"Oxford City", "awayTeam":"Hawley Colts 2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5" calcext:value-type="float">
            <text:p>5</text:p>
          </table:table-cell>
          <table:table-cell table:formula="of:=IF([.$J21]&gt;[.$J20];[.B20];[.B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73" table:formula="of:=FIRST_GAME_MS + ((DURATION_MS + GAME_GAP_MS) * ([.$B21]-1))" office:value-type="float" office:value="55200000" calcext:value-type="float">
            <text:p>552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21];TRANSLATED_TEAM_NAMES;[.$E21]+1)">
            <text:p/>
          </table:table-cell>
          <table:table-cell table:style-name="ce77" table:formula="of:=VLOOKUP([.G21];TRANSLATED_TEAM_NAMES;[.$E21]+1)" office:value-type="string" office:string-value="STBGFC Boys 'A'" calcext:value-type="string">
            <text:p>STBGFC Boys 'A'</text:p>
          </table:table-cell>
          <table:table-cell table:style-name="ce78" table:formula="of:=IF(MOD([.$C21]; NUM_PITCHES)=0;INDEX(PITCHES;1;NUM_PITCHES);INDEX(PITCHES;1;MOD([.$C21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55200000,&quot;duration&quot;:&quot;15m&quot;,&quot;pitch&quot;:&quot;4&quot;,&quot;competition&quot;:{&quot;name&quot;:&quot;U12&quot;, &quot;section&quot;:&quot;A&quot;, &quot;group&quot;:&quot;2&quot;},&quot;tag&quot;:&quot;5&quot;, &quot;homeTeam&quot;:&quot;&quot;, &quot;awayTeam&quot;:&quot;STBGFC Boys 'A'&quot;}" calcext:value-type="string">
            <text:p>{"__v":0,"day":2,"dateTime":55200000,"duration":"15m","pitch":"4","competition":{"name":"U12", "section":"A", "group":"2"},"tag":"5", "homeTeam":"", "awayTeam":"STBGFC Boys 'A'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6" calcext:value-type="float">
            <text:p>6</text:p>
          </table:table-cell>
          <table:table-cell table:formula="of:=IF([.$J22]&gt;[.$J21];[.B21];[.B21]+1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ce73" table:formula="of:=FIRST_GAME_MS + ((DURATION_MS + GAME_GAP_MS) * ([.$B22]-1))" office:value-type="float" office:value="56400000" calcext:value-type="float">
            <text:p>564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22];TRANSLATED_TEAM_NAMES;[.$E22]+1)" office:value-type="string" office:string-value="Calcot Royals" calcext:value-type="string">
            <text:p>Calcot Royals</text:p>
          </table:table-cell>
          <table:table-cell table:style-name="ce77" table:formula="of:=VLOOKUP([.G22];TRANSLATED_TEAM_NAMES;[.$E22]+1)" office:value-type="string" office:string-value="Rushmoor Com. Hotspurs - Blue" calcext:value-type="string">
            <text:p>Rushmoor Com. Hotspurs - Blue</text:p>
          </table:table-cell>
          <table:table-cell table:style-name="ce78" table:formula="of:=IF(MOD([.$C22]; NUM_PITCHES)=0;INDEX(PITCHES;1;NUM_PITCHES);INDEX(PITCHES;1;MOD([.$C22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56400000,&quot;duration&quot;:&quot;15m&quot;,&quot;pitch&quot;:&quot;1&quot;,&quot;competition&quot;:{&quot;name&quot;:&quot;U12&quot;, &quot;section&quot;:&quot;A&quot;, &quot;group&quot;:&quot;1&quot;},&quot;tag&quot;:&quot;6&quot;, &quot;homeTeam&quot;:&quot;Calcot Royals&quot;, &quot;awayTeam&quot;:&quot;Rushmoor Com. Hotspurs - Blue&quot;}" calcext:value-type="string">
            <text:p>{"__v":0,"day":2,"dateTime":56400000,"duration":"15m","pitch":"1","competition":{"name":"U12", "section":"A", "group":"1"},"tag":"6", "homeTeam":"Calcot Royals", "awayTeam":"Rushmoor Com. Hotspurs - Blue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6" calcext:value-type="float">
            <text:p>6</text:p>
          </table:table-cell>
          <table:table-cell table:formula="of:=IF([.$J23]&gt;[.$J22];[.B22];[.B22]+1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style-name="ce73" table:formula="of:=FIRST_GAME_MS + ((DURATION_MS + GAME_GAP_MS) * ([.$B23]-1))" office:value-type="float" office:value="56400000" calcext:value-type="float">
            <text:p>564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23];TRANSLATED_TEAM_NAMES;[.$E23]+1)" office:value-type="string" office:string-value="Mytchett Athletic Kestrels" calcext:value-type="string">
            <text:p>Mytchett Athletic Kestrels</text:p>
          </table:table-cell>
          <table:table-cell table:style-name="ce77" table:formula="of:=VLOOKUP([.G23];TRANSLATED_TEAM_NAMES;[.$E23]+1)">
            <text:p/>
          </table:table-cell>
          <table:table-cell table:style-name="ce78" table:formula="of:=IF(MOD([.$C23]; NUM_PITCHES)=0;INDEX(PITCHES;1;NUM_PITCHES);INDEX(PITCHES;1;MOD([.$C23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56400000,&quot;duration&quot;:&quot;15m&quot;,&quot;pitch&quot;:&quot;2&quot;,&quot;competition&quot;:{&quot;name&quot;:&quot;U12&quot;, &quot;section&quot;:&quot;A&quot;, &quot;group&quot;:&quot;1&quot;},&quot;tag&quot;:&quot;6&quot;, &quot;homeTeam&quot;:&quot;Mytchett Athletic Kestrels&quot;, &quot;awayTeam&quot;:&quot;&quot;}" calcext:value-type="string">
            <text:p>{"__v":0,"day":2,"dateTime":56400000,"duration":"15m","pitch":"2","competition":{"name":"U12", "section":"A", "group":"1"},"tag":"6", "homeTeam":"Mytchett Athletic Kestrels", "awayTeam":"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6" calcext:value-type="float">
            <text:p>6</text:p>
          </table:table-cell>
          <table:table-cell table:formula="of:=IF([.$J24]&gt;[.$J23];[.B23];[.B23]+1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style-name="ce73" table:formula="of:=FIRST_GAME_MS + ((DURATION_MS + GAME_GAP_MS) * ([.$B24]-1))" office:value-type="float" office:value="56400000" calcext:value-type="float">
            <text:p>564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24];TRANSLATED_TEAM_NAMES;[.$E24]+1)" office:value-type="string" office:string-value="Hawley Colts 2" calcext:value-type="string">
            <text:p>Hawley Colts 2</text:p>
          </table:table-cell>
          <table:table-cell table:style-name="ce77" table:formula="of:=VLOOKUP([.G24];TRANSLATED_TEAM_NAMES;[.$E24]+1)" office:value-type="string" office:string-value="Rushmoor Comm. Hotspurs - Yellow" calcext:value-type="string">
            <text:p>Rushmoor Comm. Hotspurs - Yellow</text:p>
          </table:table-cell>
          <table:table-cell table:style-name="ce78" table:formula="of:=IF(MOD([.$C24]; NUM_PITCHES)=0;INDEX(PITCHES;1;NUM_PITCHES);INDEX(PITCHES;1;MOD([.$C2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56400000,&quot;duration&quot;:&quot;15m&quot;,&quot;pitch&quot;:&quot;3&quot;,&quot;competition&quot;:{&quot;name&quot;:&quot;U12&quot;, &quot;section&quot;:&quot;A&quot;, &quot;group&quot;:&quot;2&quot;},&quot;tag&quot;:&quot;6&quot;, &quot;homeTeam&quot;:&quot;Hawley Colts 2&quot;, &quot;awayTeam&quot;:&quot;Rushmoor Comm. Hotspurs - Yellow&quot;}" calcext:value-type="string">
            <text:p>{"__v":0,"day":2,"dateTime":56400000,"duration":"15m","pitch":"3","competition":{"name":"U12", "section":"A", "group":"2"},"tag":"6", "homeTeam":"Hawley Colts 2", "awayTeam":"Rushmoor Comm. Hotspurs - Yellow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6" calcext:value-type="float">
            <text:p>6</text:p>
          </table:table-cell>
          <table:table-cell table:formula="of:=IF([.$J25]&gt;[.$J24];[.B24];[.B24]+1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style-name="ce73" table:formula="of:=FIRST_GAME_MS + ((DURATION_MS + GAME_GAP_MS) * ([.$B25]-1))" office:value-type="float" office:value="56400000" calcext:value-type="float">
            <text:p>564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25];TRANSLATED_TEAM_NAMES;[.$E25]+1)" office:value-type="string" office:string-value="Oxford City" calcext:value-type="string">
            <text:p>Oxford City</text:p>
          </table:table-cell>
          <table:table-cell table:style-name="ce77" table:formula="of:=VLOOKUP([.G25];TRANSLATED_TEAM_NAMES;[.$E25]+1)">
            <text:p/>
          </table:table-cell>
          <table:table-cell table:style-name="ce78" table:formula="of:=IF(MOD([.$C25]; NUM_PITCHES)=0;INDEX(PITCHES;1;NUM_PITCHES);INDEX(PITCHES;1;MOD([.$C2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56400000,&quot;duration&quot;:&quot;15m&quot;,&quot;pitch&quot;:&quot;4&quot;,&quot;competition&quot;:{&quot;name&quot;:&quot;U12&quot;, &quot;section&quot;:&quot;A&quot;, &quot;group&quot;:&quot;2&quot;},&quot;tag&quot;:&quot;6&quot;, &quot;homeTeam&quot;:&quot;Oxford City&quot;, &quot;awayTeam&quot;:&quot;&quot;}" calcext:value-type="string">
            <text:p>{"__v":0,"day":2,"dateTime":56400000,"duration":"15m","pitch":"4","competition":{"name":"U12", "section":"A", "group":"2"},"tag":"6", "homeTeam":"Oxford City", "awayTeam":"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7" calcext:value-type="float">
            <text:p>7</text:p>
          </table:table-cell>
          <table:table-cell table:formula="of:=IF([.$J26]&gt;[.$J25];[.B25];[.B25]+1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style-name="ce73" table:formula="of:=FIRST_GAME_MS + ((DURATION_MS + GAME_GAP_MS) * ([.$B26]-1))" office:value-type="float" office:value="57600000" calcext:value-type="float">
            <text:p>576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26];TRANSLATED_TEAM_NAMES;[.$E26]+1)">
            <text:p/>
          </table:table-cell>
          <table:table-cell table:style-name="ce77" table:formula="of:=VLOOKUP([.G26];TRANSLATED_TEAM_NAMES;[.$E26]+1)" office:value-type="string" office:string-value="Hawley Colts 1" calcext:value-type="string">
            <text:p>Hawley Colts 1</text:p>
          </table:table-cell>
          <table:table-cell table:style-name="ce78" table:formula="of:=IF(MOD([.$C26]; NUM_PITCHES)=0;INDEX(PITCHES;1;NUM_PITCHES);INDEX(PITCHES;1;MOD([.$C26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57600000,&quot;duration&quot;:&quot;15m&quot;,&quot;pitch&quot;:&quot;1&quot;,&quot;competition&quot;:{&quot;name&quot;:&quot;U12&quot;, &quot;section&quot;:&quot;A&quot;, &quot;group&quot;:&quot;1&quot;},&quot;tag&quot;:&quot;7&quot;, &quot;homeTeam&quot;:&quot;&quot;, &quot;awayTeam&quot;:&quot;Hawley Colts 1&quot;}" calcext:value-type="string">
            <text:p>{"__v":0,"day":2,"dateTime":57600000,"duration":"15m","pitch":"1","competition":{"name":"U12", "section":"A", "group":"1"},"tag":"7", "homeTeam":"", "awayTeam":"Hawley Colts 1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7" calcext:value-type="float">
            <text:p>7</text:p>
          </table:table-cell>
          <table:table-cell table:formula="of:=IF([.$J27]&gt;[.$J26];[.B26];[.B26]+1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style-name="ce73" table:formula="of:=FIRST_GAME_MS + ((DURATION_MS + GAME_GAP_MS) * ([.$B27]-1))" office:value-type="float" office:value="57600000" calcext:value-type="float">
            <text:p>576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27];TRANSLATED_TEAM_NAMES;[.$E27]+1)" office:value-type="string" office:string-value="Calcot Royals" calcext:value-type="string">
            <text:p>Calcot Royals</text:p>
          </table:table-cell>
          <table:table-cell table:style-name="ce77" table:formula="of:=VLOOKUP([.G27];TRANSLATED_TEAM_NAMES;[.$E27]+1)" office:value-type="string" office:string-value="STBGFC Boys 'B'" calcext:value-type="string">
            <text:p>STBGFC Boys 'B'</text:p>
          </table:table-cell>
          <table:table-cell table:style-name="ce78" table:formula="of:=IF(MOD([.$C27]; NUM_PITCHES)=0;INDEX(PITCHES;1;NUM_PITCHES);INDEX(PITCHES;1;MOD([.$C27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57600000,&quot;duration&quot;:&quot;15m&quot;,&quot;pitch&quot;:&quot;2&quot;,&quot;competition&quot;:{&quot;name&quot;:&quot;U12&quot;, &quot;section&quot;:&quot;A&quot;, &quot;group&quot;:&quot;1&quot;},&quot;tag&quot;:&quot;7&quot;, &quot;homeTeam&quot;:&quot;Calcot Royals&quot;, &quot;awayTeam&quot;:&quot;STBGFC Boys 'B'&quot;}" calcext:value-type="string">
            <text:p>{"__v":0,"day":2,"dateTime":57600000,"duration":"15m","pitch":"2","competition":{"name":"U12", "section":"A", "group":"1"},"tag":"7", "homeTeam":"Calcot Royals", "awayTeam":"STBGFC Boys 'B'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7" calcext:value-type="float">
            <text:p>7</text:p>
          </table:table-cell>
          <table:table-cell table:formula="of:=IF([.$J28]&gt;[.$J27];[.B27];[.B27]+1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73" table:formula="of:=FIRST_GAME_MS + ((DURATION_MS + GAME_GAP_MS) * ([.$B28]-1))" office:value-type="float" office:value="57600000" calcext:value-type="float">
            <text:p>576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28];TRANSLATED_TEAM_NAMES;[.$E28]+1)">
            <text:p/>
          </table:table-cell>
          <table:table-cell table:style-name="ce77" table:formula="of:=VLOOKUP([.G28];TRANSLATED_TEAM_NAMES;[.$E28]+1)" office:value-type="string" office:string-value="Holy Trinity Harriers" calcext:value-type="string">
            <text:p>Holy Trinity Harriers</text:p>
          </table:table-cell>
          <table:table-cell table:style-name="ce78" table:formula="of:=IF(MOD([.$C28]; NUM_PITCHES)=0;INDEX(PITCHES;1;NUM_PITCHES);INDEX(PITCHES;1;MOD([.$C2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57600000,&quot;duration&quot;:&quot;15m&quot;,&quot;pitch&quot;:&quot;3&quot;,&quot;competition&quot;:{&quot;name&quot;:&quot;U12&quot;, &quot;section&quot;:&quot;A&quot;, &quot;group&quot;:&quot;2&quot;},&quot;tag&quot;:&quot;7&quot;, &quot;homeTeam&quot;:&quot;&quot;, &quot;awayTeam&quot;:&quot;Holy Trinity Harriers&quot;}" calcext:value-type="string">
            <text:p>{"__v":0,"day":2,"dateTime":57600000,"duration":"15m","pitch":"3","competition":{"name":"U12", "section":"A", "group":"2"},"tag":"7", "homeTeam":"", "awayTeam":"Holy Trinity Harriers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7" calcext:value-type="float">
            <text:p>7</text:p>
          </table:table-cell>
          <table:table-cell table:formula="of:=IF([.$J29]&gt;[.$J28];[.B28];[.B28]+1)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style-name="ce73" table:formula="of:=FIRST_GAME_MS + ((DURATION_MS + GAME_GAP_MS) * ([.$B29]-1))" office:value-type="float" office:value="57600000" calcext:value-type="float">
            <text:p>576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29];TRANSLATED_TEAM_NAMES;[.$E29]+1)" office:value-type="string" office:string-value="Hawley Colts 2" calcext:value-type="string">
            <text:p>Hawley Colts 2</text:p>
          </table:table-cell>
          <table:table-cell table:style-name="ce77" table:formula="of:=VLOOKUP([.G29];TRANSLATED_TEAM_NAMES;[.$E29]+1)" office:value-type="string" office:string-value="STBGFC Boys 'A'" calcext:value-type="string">
            <text:p>STBGFC Boys 'A'</text:p>
          </table:table-cell>
          <table:table-cell table:style-name="ce78" table:formula="of:=IF(MOD([.$C29]; NUM_PITCHES)=0;INDEX(PITCHES;1;NUM_PITCHES);INDEX(PITCHES;1;MOD([.$C29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57600000,&quot;duration&quot;:&quot;15m&quot;,&quot;pitch&quot;:&quot;4&quot;,&quot;competition&quot;:{&quot;name&quot;:&quot;U12&quot;, &quot;section&quot;:&quot;A&quot;, &quot;group&quot;:&quot;2&quot;},&quot;tag&quot;:&quot;7&quot;, &quot;homeTeam&quot;:&quot;Hawley Colts 2&quot;, &quot;awayTeam&quot;:&quot;STBGFC Boys 'A'&quot;}" calcext:value-type="string">
            <text:p>{"__v":0,"day":2,"dateTime":57600000,"duration":"15m","pitch":"4","competition":{"name":"U12", "section":"A", "group":"2"},"tag":"7", "homeTeam":"Hawley Colts 2", "awayTeam":"STBGFC Boys 'A'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8" calcext:value-type="float">
            <text:p>8</text:p>
          </table:table-cell>
          <table:table-cell table:formula="of:=IF([.$J30]&gt;[.$J29];[.B29];[.B29]+1)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style-name="ce73" table:formula="of:=FIRST_GAME_MS + ((DURATION_MS + GAME_GAP_MS) * ([.$B30]-1))" office:value-type="float" office:value="58800000" calcext:value-type="float">
            <text:p>588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30];TRANSLATED_TEAM_NAMES;[.$E30]+1)" office:value-type="string" office:string-value="STBGFC Boys 'B'" calcext:value-type="string">
            <text:p>STBGFC Boys 'B'</text:p>
          </table:table-cell>
          <table:table-cell table:style-name="ce77" table:formula="of:=VLOOKUP([.G30];TRANSLATED_TEAM_NAMES;[.$E30]+1)" office:value-type="string" office:string-value="Mytchett Athletic Kestrels" calcext:value-type="string">
            <text:p>Mytchett Athletic Kestrels</text:p>
          </table:table-cell>
          <table:table-cell table:style-name="ce78" table:formula="of:=IF(MOD([.$C30]; NUM_PITCHES)=0;INDEX(PITCHES;1;NUM_PITCHES);INDEX(PITCHES;1;MOD([.$C30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2,&quot;dateTime&quot;:58800000,&quot;duration&quot;:&quot;15m&quot;,&quot;pitch&quot;:&quot;1&quot;,&quot;competition&quot;:{&quot;name&quot;:&quot;U12&quot;, &quot;section&quot;:&quot;A&quot;, &quot;group&quot;:&quot;1&quot;},&quot;tag&quot;:&quot;8&quot;, &quot;homeTeam&quot;:&quot;STBGFC Boys 'B'&quot;, &quot;awayTeam&quot;:&quot;Mytchett Athletic Kestrels&quot;}" calcext:value-type="string">
            <text:p>{"__v":0,"day":2,"dateTime":58800000,"duration":"15m","pitch":"1","competition":{"name":"U12", "section":"A", "group":"1"},"tag":"8", "homeTeam":"STBGFC Boys 'B'", "awayTeam":"Mytchett Athletic Kestrels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8" calcext:value-type="float">
            <text:p>8</text:p>
          </table:table-cell>
          <table:table-cell table:formula="of:=IF([.$J31]&gt;[.$J30];[.B30];[.B30]+1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style-name="ce73" table:formula="of:=FIRST_GAME_MS + ((DURATION_MS + GAME_GAP_MS) * ([.$B31]-1))" office:value-type="float" office:value="58800000" calcext:value-type="float">
            <text:p>588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31];TRANSLATED_TEAM_NAMES;[.$E31]+1)" office:value-type="string" office:string-value="Rushmoor Com. Hotspurs - Blue" calcext:value-type="string">
            <text:p>Rushmoor Com. Hotspurs - Blue</text:p>
          </table:table-cell>
          <table:table-cell table:style-name="ce77" table:formula="of:=VLOOKUP([.G31];TRANSLATED_TEAM_NAMES;[.$E31]+1)">
            <text:p/>
          </table:table-cell>
          <table:table-cell table:style-name="ce78" table:formula="of:=IF(MOD([.$C31]; NUM_PITCHES)=0;INDEX(PITCHES;1;NUM_PITCHES);INDEX(PITCHES;1;MOD([.$C31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2,&quot;dateTime&quot;:58800000,&quot;duration&quot;:&quot;15m&quot;,&quot;pitch&quot;:&quot;2&quot;,&quot;competition&quot;:{&quot;name&quot;:&quot;U12&quot;, &quot;section&quot;:&quot;A&quot;, &quot;group&quot;:&quot;1&quot;},&quot;tag&quot;:&quot;8&quot;, &quot;homeTeam&quot;:&quot;Rushmoor Com. Hotspurs - Blue&quot;, &quot;awayTeam&quot;:&quot;&quot;}" calcext:value-type="string">
            <text:p>{"__v":0,"day":2,"dateTime":58800000,"duration":"15m","pitch":"2","competition":{"name":"U12", "section":"A", "group":"1"},"tag":"8", "homeTeam":"Rushmoor Com. Hotspurs - Blue", "awayTeam":""}</text:p>
          </table:table-cell>
          <table:table-cell table:number-columns-repeated="1013"/>
        </table:table-row>
        <table:table-row table:style-name="ro1">
          <table:table-cell table:formula="of:=[.B32]" office:value-type="float" office:value="8" calcext:value-type="float">
            <text:p>8</text:p>
          </table:table-cell>
          <table:table-cell table:formula="of:=IF([.$J32]&gt;[.$J31];[.B31];[.B31]+1)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style-name="ce73" table:formula="of:=FIRST_GAME_MS + ((DURATION_MS + GAME_GAP_MS) * ([.$B32]-1))" office:value-type="float" office:value="58800000" calcext:value-type="float">
            <text:p>588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32];TRANSLATED_TEAM_NAMES;[.$E32]+1)" office:value-type="string" office:string-value="STBGFC Boys 'A'" calcext:value-type="string">
            <text:p>STBGFC Boys 'A'</text:p>
          </table:table-cell>
          <table:table-cell table:style-name="ce77" table:formula="of:=VLOOKUP([.G32];TRANSLATED_TEAM_NAMES;[.$E32]+1)" office:value-type="string" office:string-value="Oxford City" calcext:value-type="string">
            <text:p>Oxford City</text:p>
          </table:table-cell>
          <table:table-cell table:style-name="ce78" table:formula="of:=IF(MOD([.$C32]; NUM_PITCHES)=0;INDEX(PITCHES;1;NUM_PITCHES);INDEX(PITCHES;1;MOD([.$C32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2]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}&quot;" office:value-type="string" office:string-value="{&quot;__v&quot;:0,&quot;day&quot;:2,&quot;dateTime&quot;:58800000,&quot;duration&quot;:&quot;15m&quot;,&quot;pitch&quot;:&quot;3&quot;,&quot;competition&quot;:{&quot;name&quot;:&quot;U12&quot;, &quot;section&quot;:&quot;A&quot;, &quot;group&quot;:&quot;2&quot;},&quot;tag&quot;:&quot;8&quot;, &quot;homeTeam&quot;:&quot;STBGFC Boys 'A'&quot;, &quot;awayTeam&quot;:&quot;Oxford City&quot;}" calcext:value-type="string">
            <text:p>{"__v":0,"day":2,"dateTime":58800000,"duration":"15m","pitch":"3","competition":{"name":"U12", "section":"A", "group":"2"},"tag":"8", "homeTeam":"STBGFC Boys 'A'", "awayTeam":"Oxford City"}</text:p>
          </table:table-cell>
          <table:table-cell table:number-columns-repeated="1013"/>
        </table:table-row>
        <table:table-row table:style-name="ro1">
          <table:table-cell table:formula="of:=[.B33]" office:value-type="float" office:value="8" calcext:value-type="float">
            <text:p>8</text:p>
          </table:table-cell>
          <table:table-cell table:formula="of:=IF([.$J33]&gt;[.$J32];[.B32];[.B32]+1)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73" table:formula="of:=FIRST_GAME_MS + ((DURATION_MS + GAME_GAP_MS) * ([.$B33]-1))" office:value-type="float" office:value="58800000" calcext:value-type="float">
            <text:p>588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33];TRANSLATED_TEAM_NAMES;[.$E33]+1)" office:value-type="string" office:string-value="Rushmoor Comm. Hotspurs - Yellow" calcext:value-type="string">
            <text:p>Rushmoor Comm. Hotspurs - Yellow</text:p>
          </table:table-cell>
          <table:table-cell table:style-name="ce77" table:formula="of:=VLOOKUP([.G33];TRANSLATED_TEAM_NAMES;[.$E33]+1)">
            <text:p/>
          </table:table-cell>
          <table:table-cell table:style-name="ce78" table:formula="of:=IF(MOD([.$C33]; NUM_PITCHES)=0;INDEX(PITCHES;1;NUM_PITCHES);INDEX(PITCHES;1;MOD([.$C33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3]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}&quot;" office:value-type="string" office:string-value="{&quot;__v&quot;:0,&quot;day&quot;:2,&quot;dateTime&quot;:58800000,&quot;duration&quot;:&quot;15m&quot;,&quot;pitch&quot;:&quot;4&quot;,&quot;competition&quot;:{&quot;name&quot;:&quot;U12&quot;, &quot;section&quot;:&quot;A&quot;, &quot;group&quot;:&quot;2&quot;},&quot;tag&quot;:&quot;8&quot;, &quot;homeTeam&quot;:&quot;Rushmoor Comm. Hotspurs - Yellow&quot;, &quot;awayTeam&quot;:&quot;&quot;}" calcext:value-type="string">
            <text:p>{"__v":0,"day":2,"dateTime":58800000,"duration":"15m","pitch":"4","competition":{"name":"U12", "section":"A", "group":"2"},"tag":"8", "homeTeam":"Rushmoor Comm. Hotspurs - Yellow", "awayTeam":""}</text:p>
          </table:table-cell>
          <table:table-cell table:number-columns-repeated="1013"/>
        </table:table-row>
        <table:table-row table:style-name="ro1">
          <table:table-cell table:formula="of:=[.B34]" office:value-type="float" office:value="9" calcext:value-type="float">
            <text:p>9</text:p>
          </table:table-cell>
          <table:table-cell table:formula="of:=IF([.$J34]&gt;[.$J33];[.B33];[.B33]+1)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style-name="ce73" table:formula="of:=FIRST_GAME_MS + ((DURATION_MS + GAME_GAP_MS) * ([.$B34]-1))" office:value-type="float" office:value="60000000" calcext:value-type="float">
            <text:p>600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34];TRANSLATED_TEAM_NAMES;[.$E34]+1)">
            <text:p/>
          </table:table-cell>
          <table:table-cell table:style-name="ce77" table:formula="of:=VLOOKUP([.G34];TRANSLATED_TEAM_NAMES;[.$E34]+1)" office:value-type="string" office:string-value="Mytchett Athletic Kestrels" calcext:value-type="string">
            <text:p>Mytchett Athletic Kestrels</text:p>
          </table:table-cell>
          <table:table-cell table:style-name="ce78" table:formula="of:=IF(MOD([.$C34]; NUM_PITCHES)=0;INDEX(PITCHES;1;NUM_PITCHES);INDEX(PITCHES;1;MOD([.$C34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4]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}&quot;" office:value-type="string" office:string-value="{&quot;__v&quot;:0,&quot;day&quot;:2,&quot;dateTime&quot;:60000000,&quot;duration&quot;:&quot;15m&quot;,&quot;pitch&quot;:&quot;1&quot;,&quot;competition&quot;:{&quot;name&quot;:&quot;U12&quot;, &quot;section&quot;:&quot;A&quot;, &quot;group&quot;:&quot;1&quot;},&quot;tag&quot;:&quot;9&quot;, &quot;homeTeam&quot;:&quot;&quot;, &quot;awayTeam&quot;:&quot;Mytchett Athletic Kestrels&quot;}" calcext:value-type="string">
            <text:p>{"__v":0,"day":2,"dateTime":60000000,"duration":"15m","pitch":"1","competition":{"name":"U12", "section":"A", "group":"1"},"tag":"9", "homeTeam":"", "awayTeam":"Mytchett Athletic Kestrels"}</text:p>
          </table:table-cell>
          <table:table-cell table:number-columns-repeated="1013"/>
        </table:table-row>
        <table:table-row table:style-name="ro1">
          <table:table-cell table:formula="of:=[.B35]" office:value-type="float" office:value="9" calcext:value-type="float">
            <text:p>9</text:p>
          </table:table-cell>
          <table:table-cell table:formula="of:=IF([.$J35]&gt;[.$J34];[.B34];[.B34]+1)"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style-name="ce73" table:formula="of:=FIRST_GAME_MS + ((DURATION_MS + GAME_GAP_MS) * ([.$B35]-1))" office:value-type="float" office:value="60000000" calcext:value-type="float">
            <text:p>600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35];TRANSLATED_TEAM_NAMES;[.$E35]+1)" office:value-type="string" office:string-value="Rushmoor Com. Hotspurs - Blue" calcext:value-type="string">
            <text:p>Rushmoor Com. Hotspurs - Blue</text:p>
          </table:table-cell>
          <table:table-cell table:style-name="ce77" table:formula="of:=VLOOKUP([.G35];TRANSLATED_TEAM_NAMES;[.$E35]+1)">
            <text:p/>
          </table:table-cell>
          <table:table-cell table:style-name="ce78" table:formula="of:=IF(MOD([.$C35]; NUM_PITCHES)=0;INDEX(PITCHES;1;NUM_PITCHES);INDEX(PITCHES;1;MOD([.$C35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5]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}&quot;" office:value-type="string" office:string-value="{&quot;__v&quot;:0,&quot;day&quot;:2,&quot;dateTime&quot;:60000000,&quot;duration&quot;:&quot;15m&quot;,&quot;pitch&quot;:&quot;2&quot;,&quot;competition&quot;:{&quot;name&quot;:&quot;U12&quot;, &quot;section&quot;:&quot;A&quot;, &quot;group&quot;:&quot;1&quot;},&quot;tag&quot;:&quot;9&quot;, &quot;homeTeam&quot;:&quot;Rushmoor Com. Hotspurs - Blue&quot;, &quot;awayTeam&quot;:&quot;&quot;}" calcext:value-type="string">
            <text:p>{"__v":0,"day":2,"dateTime":60000000,"duration":"15m","pitch":"2","competition":{"name":"U12", "section":"A", "group":"1"},"tag":"9", "homeTeam":"Rushmoor Com. Hotspurs - Blue", "awayTeam":""}</text:p>
          </table:table-cell>
          <table:table-cell table:number-columns-repeated="1013"/>
        </table:table-row>
        <table:table-row table:style-name="ro1">
          <table:table-cell table:formula="of:=[.B36]" office:value-type="float" office:value="9" calcext:value-type="float">
            <text:p>9</text:p>
          </table:table-cell>
          <table:table-cell table:formula="of:=IF([.$J36]&gt;[.$J35];[.B35];[.B35]+1)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style-name="ce73" table:formula="of:=FIRST_GAME_MS + ((DURATION_MS + GAME_GAP_MS) * ([.$B36]-1))" office:value-type="float" office:value="60000000" calcext:value-type="float">
            <text:p>600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36];TRANSLATED_TEAM_NAMES;[.$E36]+1)">
            <text:p/>
          </table:table-cell>
          <table:table-cell table:style-name="ce77" table:formula="of:=VLOOKUP([.G36];TRANSLATED_TEAM_NAMES;[.$E36]+1)" office:value-type="string" office:string-value="Oxford City" calcext:value-type="string">
            <text:p>Oxford City</text:p>
          </table:table-cell>
          <table:table-cell table:style-name="ce78" table:formula="of:=IF(MOD([.$C36]; NUM_PITCHES)=0;INDEX(PITCHES;1;NUM_PITCHES);INDEX(PITCHES;1;MOD([.$C36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6]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}&quot;" office:value-type="string" office:string-value="{&quot;__v&quot;:0,&quot;day&quot;:2,&quot;dateTime&quot;:60000000,&quot;duration&quot;:&quot;15m&quot;,&quot;pitch&quot;:&quot;3&quot;,&quot;competition&quot;:{&quot;name&quot;:&quot;U12&quot;, &quot;section&quot;:&quot;A&quot;, &quot;group&quot;:&quot;2&quot;},&quot;tag&quot;:&quot;9&quot;, &quot;homeTeam&quot;:&quot;&quot;, &quot;awayTeam&quot;:&quot;Oxford City&quot;}" calcext:value-type="string">
            <text:p>{"__v":0,"day":2,"dateTime":60000000,"duration":"15m","pitch":"3","competition":{"name":"U12", "section":"A", "group":"2"},"tag":"9", "homeTeam":"", "awayTeam":"Oxford City"}</text:p>
          </table:table-cell>
          <table:table-cell table:number-columns-repeated="1013"/>
        </table:table-row>
        <table:table-row table:style-name="ro1">
          <table:table-cell table:formula="of:=[.B37]" office:value-type="float" office:value="9" calcext:value-type="float">
            <text:p>9</text:p>
          </table:table-cell>
          <table:table-cell table:formula="of:=IF([.$J37]&gt;[.$J36];[.B36];[.B36]+1)"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style-name="ce73" table:formula="of:=FIRST_GAME_MS + ((DURATION_MS + GAME_GAP_MS) * ([.$B37]-1))" office:value-type="float" office:value="60000000" calcext:value-type="float">
            <text:p>600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37];TRANSLATED_TEAM_NAMES;[.$E37]+1)" office:value-type="string" office:string-value="Rushmoor Comm. Hotspurs - Yellow" calcext:value-type="string">
            <text:p>Rushmoor Comm. Hotspurs - Yellow</text:p>
          </table:table-cell>
          <table:table-cell table:style-name="ce77" table:formula="of:=VLOOKUP([.G37];TRANSLATED_TEAM_NAMES;[.$E37]+1)">
            <text:p/>
          </table:table-cell>
          <table:table-cell table:style-name="ce78" table:formula="of:=IF(MOD([.$C37]; NUM_PITCHES)=0;INDEX(PITCHES;1;NUM_PITCHES);INDEX(PITCHES;1;MOD([.$C37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7]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}&quot;" office:value-type="string" office:string-value="{&quot;__v&quot;:0,&quot;day&quot;:2,&quot;dateTime&quot;:60000000,&quot;duration&quot;:&quot;15m&quot;,&quot;pitch&quot;:&quot;4&quot;,&quot;competition&quot;:{&quot;name&quot;:&quot;U12&quot;, &quot;section&quot;:&quot;A&quot;, &quot;group&quot;:&quot;2&quot;},&quot;tag&quot;:&quot;9&quot;, &quot;homeTeam&quot;:&quot;Rushmoor Comm. Hotspurs - Yellow&quot;, &quot;awayTeam&quot;:&quot;&quot;}" calcext:value-type="string">
            <text:p>{"__v":0,"day":2,"dateTime":60000000,"duration":"15m","pitch":"4","competition":{"name":"U12", "section":"A", "group":"2"},"tag":"9", "homeTeam":"Rushmoor Comm. Hotspurs - Yellow", "awayTeam":""}</text:p>
          </table:table-cell>
          <table:table-cell table:number-columns-repeated="1013"/>
        </table:table-row>
        <table:table-row table:style-name="ro1">
          <table:table-cell table:formula="of:=[.B38]" office:value-type="float" office:value="10" calcext:value-type="float">
            <text:p>10</text:p>
          </table:table-cell>
          <table:table-cell table:formula="of:=IF([.$J38]&gt;[.$J37];[.B37];[.B37]+1)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style-name="ce73" table:formula="of:=FIRST_GAME_MS + ((DURATION_MS + GAME_GAP_MS) * ([.$B38]-1))" office:value-type="float" office:value="61200000" calcext:value-type="float">
            <text:p>612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38];TRANSLATED_TEAM_NAMES;[.$E38]+1)" office:value-type="string" office:string-value="STBGFC Boys 'B'" calcext:value-type="string">
            <text:p>STBGFC Boys 'B'</text:p>
          </table:table-cell>
          <table:table-cell table:style-name="ce77" table:formula="of:=VLOOKUP([.G38];TRANSLATED_TEAM_NAMES;[.$E38]+1)" office:value-type="string" office:string-value="Hawley Colts 1" calcext:value-type="string">
            <text:p>Hawley Colts 1</text:p>
          </table:table-cell>
          <table:table-cell table:style-name="ce78" table:formula="of:=IF(MOD([.$C38]; NUM_PITCHES)=0;INDEX(PITCHES;1;NUM_PITCHES);INDEX(PITCHES;1;MOD([.$C38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8]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}&quot;" office:value-type="string" office:string-value="{&quot;__v&quot;:0,&quot;day&quot;:2,&quot;dateTime&quot;:61200000,&quot;duration&quot;:&quot;15m&quot;,&quot;pitch&quot;:&quot;1&quot;,&quot;competition&quot;:{&quot;name&quot;:&quot;U12&quot;, &quot;section&quot;:&quot;A&quot;, &quot;group&quot;:&quot;1&quot;},&quot;tag&quot;:&quot;10&quot;, &quot;homeTeam&quot;:&quot;STBGFC Boys 'B'&quot;, &quot;awayTeam&quot;:&quot;Hawley Colts 1&quot;}" calcext:value-type="string">
            <text:p>{"__v":0,"day":2,"dateTime":61200000,"duration":"15m","pitch":"1","competition":{"name":"U12", "section":"A", "group":"1"},"tag":"10", "homeTeam":"STBGFC Boys 'B'", "awayTeam":"Hawley Colts 1"}</text:p>
          </table:table-cell>
          <table:table-cell table:number-columns-repeated="1013"/>
        </table:table-row>
        <table:table-row table:style-name="ro1">
          <table:table-cell table:formula="of:=[.B39]" office:value-type="float" office:value="10" calcext:value-type="float">
            <text:p>10</text:p>
          </table:table-cell>
          <table:table-cell table:formula="of:=IF([.$J39]&gt;[.$J38];[.B38];[.B38]+1)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style-name="ce73" table:formula="of:=FIRST_GAME_MS + ((DURATION_MS + GAME_GAP_MS) * ([.$B39]-1))" office:value-type="float" office:value="61200000" calcext:value-type="float">
            <text:p>612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39];TRANSLATED_TEAM_NAMES;[.$E39]+1)">
            <text:p/>
          </table:table-cell>
          <table:table-cell table:style-name="ce77" table:formula="of:=VLOOKUP([.G39];TRANSLATED_TEAM_NAMES;[.$E39]+1)" office:value-type="string" office:string-value="Calcot Royals" calcext:value-type="string">
            <text:p>Calcot Royals</text:p>
          </table:table-cell>
          <table:table-cell table:style-name="ce78" table:formula="of:=IF(MOD([.$C39]; NUM_PITCHES)=0;INDEX(PITCHES;1;NUM_PITCHES);INDEX(PITCHES;1;MOD([.$C39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39] &amp; &quot;,&quot;&quot;duration&quot;&quot;:&quot;&quot;&quot; &amp; MATCH_DURATION &amp; &quot;m&quot;&quot;,&quot;&quot;pitch&quot;&quot;:&quot;&quot;&quot; &amp; [.J3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9] &amp; &quot;&quot;&quot;},&quot;&quot;tag&quot;&quot;:&quot;&quot;&quot; &amp; [.$A39] &amp; &quot;&quot;&quot;, &quot;&quot;homeTeam&quot;&quot;:&quot;&quot;&quot; &amp; [.H39] &amp; &quot;&quot;&quot;, &quot;&quot;awayTeam&quot;&quot;:&quot;&quot;&quot; &amp; [.I39] &amp; &quot;&quot;&quot;}&quot;" office:value-type="string" office:string-value="{&quot;__v&quot;:0,&quot;day&quot;:2,&quot;dateTime&quot;:61200000,&quot;duration&quot;:&quot;15m&quot;,&quot;pitch&quot;:&quot;2&quot;,&quot;competition&quot;:{&quot;name&quot;:&quot;U12&quot;, &quot;section&quot;:&quot;A&quot;, &quot;group&quot;:&quot;1&quot;},&quot;tag&quot;:&quot;10&quot;, &quot;homeTeam&quot;:&quot;&quot;, &quot;awayTeam&quot;:&quot;Calcot Royals&quot;}" calcext:value-type="string">
            <text:p>{"__v":0,"day":2,"dateTime":61200000,"duration":"15m","pitch":"2","competition":{"name":"U12", "section":"A", "group":"1"},"tag":"10", "homeTeam":"", "awayTeam":"Calcot Royals"}</text:p>
          </table:table-cell>
          <table:table-cell table:number-columns-repeated="1013"/>
        </table:table-row>
        <table:table-row table:style-name="ro1">
          <table:table-cell table:formula="of:=[.B40]" office:value-type="float" office:value="10" calcext:value-type="float">
            <text:p>10</text:p>
          </table:table-cell>
          <table:table-cell table:formula="of:=IF([.$J40]&gt;[.$J39];[.B39];[.B39]+1)"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style-name="ce73" table:formula="of:=FIRST_GAME_MS + ((DURATION_MS + GAME_GAP_MS) * ([.$B40]-1))" office:value-type="float" office:value="61200000" calcext:value-type="float">
            <text:p>612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40];TRANSLATED_TEAM_NAMES;[.$E40]+1)" office:value-type="string" office:string-value="STBGFC Boys 'A'" calcext:value-type="string">
            <text:p>STBGFC Boys 'A'</text:p>
          </table:table-cell>
          <table:table-cell table:style-name="ce77" table:formula="of:=VLOOKUP([.G40];TRANSLATED_TEAM_NAMES;[.$E40]+1)" office:value-type="string" office:string-value="Holy Trinity Harriers" calcext:value-type="string">
            <text:p>Holy Trinity Harriers</text:p>
          </table:table-cell>
          <table:table-cell table:style-name="ce78" table:formula="of:=IF(MOD([.$C40]; NUM_PITCHES)=0;INDEX(PITCHES;1;NUM_PITCHES);INDEX(PITCHES;1;MOD([.$C40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0] &amp; &quot;,&quot;&quot;duration&quot;&quot;:&quot;&quot;&quot; &amp; MATCH_DURATION &amp; &quot;m&quot;&quot;,&quot;&quot;pitch&quot;&quot;:&quot;&quot;&quot; &amp; [.J4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0] &amp; &quot;&quot;&quot;},&quot;&quot;tag&quot;&quot;:&quot;&quot;&quot; &amp; [.$A40] &amp; &quot;&quot;&quot;, &quot;&quot;homeTeam&quot;&quot;:&quot;&quot;&quot; &amp; [.H40] &amp; &quot;&quot;&quot;, &quot;&quot;awayTeam&quot;&quot;:&quot;&quot;&quot; &amp; [.I40] &amp; &quot;&quot;&quot;}&quot;" office:value-type="string" office:string-value="{&quot;__v&quot;:0,&quot;day&quot;:2,&quot;dateTime&quot;:61200000,&quot;duration&quot;:&quot;15m&quot;,&quot;pitch&quot;:&quot;3&quot;,&quot;competition&quot;:{&quot;name&quot;:&quot;U12&quot;, &quot;section&quot;:&quot;A&quot;, &quot;group&quot;:&quot;2&quot;},&quot;tag&quot;:&quot;10&quot;, &quot;homeTeam&quot;:&quot;STBGFC Boys 'A'&quot;, &quot;awayTeam&quot;:&quot;Holy Trinity Harriers&quot;}" calcext:value-type="string">
            <text:p>{"__v":0,"day":2,"dateTime":61200000,"duration":"15m","pitch":"3","competition":{"name":"U12", "section":"A", "group":"2"},"tag":"10", "homeTeam":"STBGFC Boys 'A'", "awayTeam":"Holy Trinity Harriers"}</text:p>
          </table:table-cell>
          <table:table-cell table:number-columns-repeated="1013"/>
        </table:table-row>
        <table:table-row table:style-name="ro1">
          <table:table-cell table:formula="of:=[.B41]" office:value-type="float" office:value="10" calcext:value-type="float">
            <text:p>10</text:p>
          </table:table-cell>
          <table:table-cell table:formula="of:=IF([.$J41]&gt;[.$J40];[.B40];[.B40]+1)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73" table:formula="of:=FIRST_GAME_MS + ((DURATION_MS + GAME_GAP_MS) * ([.$B41]-1))" office:value-type="float" office:value="61200000" calcext:value-type="float">
            <text:p>612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41];TRANSLATED_TEAM_NAMES;[.$E41]+1)">
            <text:p/>
          </table:table-cell>
          <table:table-cell table:style-name="ce77" table:formula="of:=VLOOKUP([.G41];TRANSLATED_TEAM_NAMES;[.$E41]+1)" office:value-type="string" office:string-value="Hawley Colts 2" calcext:value-type="string">
            <text:p>Hawley Colts 2</text:p>
          </table:table-cell>
          <table:table-cell table:style-name="ce78" table:formula="of:=IF(MOD([.$C41]; NUM_PITCHES)=0;INDEX(PITCHES;1;NUM_PITCHES);INDEX(PITCHES;1;MOD([.$C41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41] &amp; &quot;,&quot;&quot;duration&quot;&quot;:&quot;&quot;&quot; &amp; MATCH_DURATION &amp; &quot;m&quot;&quot;,&quot;&quot;pitch&quot;&quot;:&quot;&quot;&quot; &amp; [.J4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1] &amp; &quot;&quot;&quot;},&quot;&quot;tag&quot;&quot;:&quot;&quot;&quot; &amp; [.$A41] &amp; &quot;&quot;&quot;, &quot;&quot;homeTeam&quot;&quot;:&quot;&quot;&quot; &amp; [.H41] &amp; &quot;&quot;&quot;, &quot;&quot;awayTeam&quot;&quot;:&quot;&quot;&quot; &amp; [.I41] &amp; &quot;&quot;&quot;}&quot;" office:value-type="string" office:string-value="{&quot;__v&quot;:0,&quot;day&quot;:2,&quot;dateTime&quot;:61200000,&quot;duration&quot;:&quot;15m&quot;,&quot;pitch&quot;:&quot;4&quot;,&quot;competition&quot;:{&quot;name&quot;:&quot;U12&quot;, &quot;section&quot;:&quot;A&quot;, &quot;group&quot;:&quot;2&quot;},&quot;tag&quot;:&quot;10&quot;, &quot;homeTeam&quot;:&quot;&quot;, &quot;awayTeam&quot;:&quot;Hawley Colts 2&quot;}" calcext:value-type="string">
            <text:p>{"__v":0,"day":2,"dateTime":61200000,"duration":"15m","pitch":"4","competition":{"name":"U12", "section":"A", "group":"2"},"tag":"10", "homeTeam":"", "awayTeam":"Hawley Colts 2"}</text:p>
          </table:table-cell>
          <table:table-cell table:number-columns-repeated="1013"/>
        </table:table-row>
        <table:table-row table:style-name="ro1">
          <table:table-cell table:formula="of:=[.B42]" office:value-type="float" office:value="11" calcext:value-type="float">
            <text:p>11</text:p>
          </table:table-cell>
          <table:table-cell table:formula="of:=IF([.$J42]&gt;[.$J41];[.B41];[.B41]+1)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style-name="ce73" table:formula="of:=FIRST_GAME_MS + ((DURATION_MS + GAME_GAP_MS) * ([.$B42]-1))" office:value-type="float" office:value="62400000" calcext:value-type="float">
            <text:p>624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42];TRANSLATED_TEAM_NAMES;[.$E42]+1)" office:value-type="string" office:string-value="Hawley Colts 1" calcext:value-type="string">
            <text:p>Hawley Colts 1</text:p>
          </table:table-cell>
          <table:table-cell table:style-name="ce77" table:formula="of:=VLOOKUP([.G42];TRANSLATED_TEAM_NAMES;[.$E42]+1)">
            <text:p/>
          </table:table-cell>
          <table:table-cell table:style-name="ce78" table:formula="of:=IF(MOD([.$C42]; NUM_PITCHES)=0;INDEX(PITCHES;1;NUM_PITCHES);INDEX(PITCHES;1;MOD([.$C42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42] &amp; &quot;,&quot;&quot;duration&quot;&quot;:&quot;&quot;&quot; &amp; MATCH_DURATION &amp; &quot;m&quot;&quot;,&quot;&quot;pitch&quot;&quot;:&quot;&quot;&quot; &amp; [.J4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2] &amp; &quot;&quot;&quot;},&quot;&quot;tag&quot;&quot;:&quot;&quot;&quot; &amp; [.$A42] &amp; &quot;&quot;&quot;, &quot;&quot;homeTeam&quot;&quot;:&quot;&quot;&quot; &amp; [.H42] &amp; &quot;&quot;&quot;, &quot;&quot;awayTeam&quot;&quot;:&quot;&quot;&quot; &amp; [.I42] &amp; &quot;&quot;&quot;}&quot;" office:value-type="string" office:string-value="{&quot;__v&quot;:0,&quot;day&quot;:2,&quot;dateTime&quot;:62400000,&quot;duration&quot;:&quot;15m&quot;,&quot;pitch&quot;:&quot;1&quot;,&quot;competition&quot;:{&quot;name&quot;:&quot;U12&quot;, &quot;section&quot;:&quot;A&quot;, &quot;group&quot;:&quot;1&quot;},&quot;tag&quot;:&quot;11&quot;, &quot;homeTeam&quot;:&quot;Hawley Colts 1&quot;, &quot;awayTeam&quot;:&quot;&quot;}" calcext:value-type="string">
            <text:p>{"__v":0,"day":2,"dateTime":62400000,"duration":"15m","pitch":"1","competition":{"name":"U12", "section":"A", "group":"1"},"tag":"11", "homeTeam":"Hawley Colts 1", "awayTeam":""}</text:p>
          </table:table-cell>
          <table:table-cell table:number-columns-repeated="1013"/>
        </table:table-row>
        <table:table-row table:style-name="ro1">
          <table:table-cell table:formula="of:=[.B43]" office:value-type="float" office:value="11" calcext:value-type="float">
            <text:p>11</text:p>
          </table:table-cell>
          <table:table-cell table:formula="of:=IF([.$J43]&gt;[.$J42];[.B42];[.B42]+1)"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style-name="ce73" table:formula="of:=FIRST_GAME_MS + ((DURATION_MS + GAME_GAP_MS) * ([.$B43]-1))" office:value-type="float" office:value="62400000" calcext:value-type="float">
            <text:p>624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43];TRANSLATED_TEAM_NAMES;[.$E43]+1)" office:value-type="string" office:string-value="Holy Trinity Harriers" calcext:value-type="string">
            <text:p>Holy Trinity Harriers</text:p>
          </table:table-cell>
          <table:table-cell table:style-name="ce77" table:formula="of:=VLOOKUP([.G43];TRANSLATED_TEAM_NAMES;[.$E43]+1)">
            <text:p/>
          </table:table-cell>
          <table:table-cell table:style-name="ce78" table:formula="of:=IF(MOD([.$C43]; NUM_PITCHES)=0;INDEX(PITCHES;1;NUM_PITCHES);INDEX(PITCHES;1;MOD([.$C43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43] &amp; &quot;,&quot;&quot;duration&quot;&quot;:&quot;&quot;&quot; &amp; MATCH_DURATION &amp; &quot;m&quot;&quot;,&quot;&quot;pitch&quot;&quot;:&quot;&quot;&quot; &amp; [.J4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3] &amp; &quot;&quot;&quot;},&quot;&quot;tag&quot;&quot;:&quot;&quot;&quot; &amp; [.$A43] &amp; &quot;&quot;&quot;, &quot;&quot;homeTeam&quot;&quot;:&quot;&quot;&quot; &amp; [.H43] &amp; &quot;&quot;&quot;, &quot;&quot;awayTeam&quot;&quot;:&quot;&quot;&quot; &amp; [.I43] &amp; &quot;&quot;&quot;}&quot;" office:value-type="string" office:string-value="{&quot;__v&quot;:0,&quot;day&quot;:2,&quot;dateTime&quot;:62400000,&quot;duration&quot;:&quot;15m&quot;,&quot;pitch&quot;:&quot;2&quot;,&quot;competition&quot;:{&quot;name&quot;:&quot;U12&quot;, &quot;section&quot;:&quot;A&quot;, &quot;group&quot;:&quot;2&quot;},&quot;tag&quot;:&quot;11&quot;, &quot;homeTeam&quot;:&quot;Holy Trinity Harriers&quot;, &quot;awayTeam&quot;:&quot;&quot;}" calcext:value-type="string">
            <text:p>{"__v":0,"day":2,"dateTime":62400000,"duration":"15m","pitch":"2","competition":{"name":"U12", "section":"A", "group":"2"},"tag":"11", "homeTeam":"Holy Trinity Harriers", "awayTeam":"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1</text:p>
          </table:table-cell>
          <table:table-cell table:formula="of:=IF([.$J44]&gt;[.$J43];[.B43];[.B43]+1)"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style-name="ce73" table:formula="of:=FIRST_GAME_MS + ((DURATION_MS + GAME_GAP_MS) * ([.$B44]-1)) + SECTION_GAP_MS" office:value-type="float" office:value="63600000" calcext:value-type="float">
            <text:p>63600000</text:p>
          </table:table-cell>
          <table:table-cell table:formula="of:=AGE_GROUP_TRANSLATED&amp;&quot;_&quot;&amp;SECTION_TRANSLATED&amp;&quot;_QF1&quot;" office:value-type="string" office:string-value="U12_A_QF1" calcext:value-type="string">
            <text:p>U12_A_QF1</text:p>
          </table:table-cell>
          <table:table-cell table:style-name="ce19" table:formula="of:=AGE_GROUP_TRANSLATED&amp;&quot;_&quot;&amp;SECTION_TRANSLATED&amp;&quot;_G1_P1&quot;" office:value-type="string" office:string-value="U12_A_G1_P1" calcext:value-type="string">
            <text:p>U12_A_G1_P1</text:p>
          </table:table-cell>
          <table:table-cell table:style-name="ce19" table:formula="of:=AGE_GROUP_TRANSLATED&amp;&quot;_&quot;&amp;SECTION_TRANSLATED&amp;&quot;_G2_P4&quot;" office:value-type="string" office:string-value="U12_A_G2_P4" calcext:value-type="string">
            <text:p>U12_A_G2_P4</text:p>
          </table:table-cell>
          <table:table-cell table:style-name="ce74" office:value-type="string" calcext:value-type="string">
            <text:p>Winner Group 1</text:p>
          </table:table-cell>
          <table:table-cell table:style-name="ce77" office:value-type="string" calcext:value-type="string">
            <text:p>4<text:span text:style-name="T1">th</text:span> Group 2</text:p>
          </table:table-cell>
          <table:table-cell table:style-name="ce78" table:formula="of:=IF(MOD([.$C44]; NUM_PITCHES)=0;INDEX(PITCHES;1;NUM_PITCHES);INDEX(PITCHES;1;MOD([.$C44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44] &amp; &quot;,&quot;&quot;duration&quot;&quot;:&quot;&quot;&quot; &amp; MATCH_DURATION &amp; &quot;m&quot;&quot;,&quot;&quot;pitch&quot;&quot;:&quot;&quot;&quot; &amp; [.J4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4] &amp; &quot;&quot;&quot;, &quot;&quot;homeTeam&quot;&quot;:&quot;&quot;&quot; &amp; [.H44] &amp; &quot;&quot;&quot;, &quot;&quot;awayTeam&quot;&quot;:&quot;&quot;&quot; &amp; [.I44] &amp; &quot;&quot;&quot;, &quot;&quot;homeTeamFrom&quot;&quot;:&quot;&quot;&quot; &amp; [.F44] &amp; &quot;&quot;&quot;, &quot;&quot;awayTeamFrom&quot;&quot;:&quot;&quot;&quot; &amp; [.G44] &amp; &quot;&quot;&quot;, &quot;&quot;stage2Tag&quot;&quot;:&quot;&quot;&quot; &amp; [.E44] &amp; &quot;&quot;&quot;}&quot;" office:value-type="string" office:string-value="{&quot;__v&quot;:0,&quot;day&quot;:2,&quot;dateTime&quot;:63600000,&quot;duration&quot;:&quot;15m&quot;,&quot;pitch&quot;:&quot;1&quot;,&quot;competition&quot;:{&quot;name&quot;:&quot;U12&quot;, &quot;section&quot;:&quot;A&quot;},&quot;tag&quot;:&quot;QF1&quot;, &quot;homeTeam&quot;:&quot;Winner Group 1&quot;, &quot;awayTeam&quot;:&quot;4th Group 2&quot;, &quot;homeTeamFrom&quot;:&quot;U12_A_G1_P1&quot;, &quot;awayTeamFrom&quot;:&quot;U12_A_G2_P4&quot;, &quot;stage2Tag&quot;:&quot;U12_A_QF1&quot;}" calcext:value-type="string">
            <text:p>{"__v":0,"day":2,"dateTime":63600000,"duration":"15m","pitch":"1","competition":{"name":"U12", "section":"A"},"tag":"QF1", "homeTeam":"Winner Group 1", "awayTeam":"4th Group 2", "homeTeamFrom":"U12_A_G1_P1", "awayTeamFrom":"U12_A_G2_P4", "stage2Tag":"U12_A_QF1"}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QF2</text:p>
          </table:table-cell>
          <table:table-cell table:formula="of:=IF([.$J45]&gt;[.$J44];[.B44];[.B44]+1)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style-name="ce73" table:formula="of:=FIRST_GAME_MS + ((DURATION_MS + GAME_GAP_MS) * ([.$B45]-1)) + SECTION_GAP_MS" office:value-type="float" office:value="63600000" calcext:value-type="float">
            <text:p>63600000</text:p>
          </table:table-cell>
          <table:table-cell table:formula="of:=AGE_GROUP_TRANSLATED&amp;&quot;_&quot;&amp;SECTION_TRANSLATED&amp;&quot;_QF2&quot;" office:value-type="string" office:string-value="U12_A_QF2" calcext:value-type="string">
            <text:p>U12_A_QF2</text:p>
          </table:table-cell>
          <table:table-cell table:style-name="ce19" table:formula="of:=AGE_GROUP_TRANSLATED&amp;&quot;_&quot;&amp;SECTION_TRANSLATED&amp;&quot;_G1_P2&quot;" office:value-type="string" office:string-value="U12_A_G1_P2" calcext:value-type="string">
            <text:p>U12_A_G1_P2</text:p>
          </table:table-cell>
          <table:table-cell table:style-name="ce19" table:formula="of:=AGE_GROUP_TRANSLATED&amp;&quot;_&quot;&amp;SECTION_TRANSLATED&amp;&quot;_G2_P3&quot;" office:value-type="string" office:string-value="U12_A_G2_P3" calcext:value-type="string">
            <text:p>U12_A_G2_P3</text:p>
          </table:table-cell>
          <table:table-cell table:style-name="ce74" office:value-type="string" calcext:value-type="string">
            <text:p>2<text:span text:style-name="T1">nd</text:span> Group 1</text:p>
          </table:table-cell>
          <table:table-cell table:style-name="ce77" office:value-type="string" calcext:value-type="string">
            <text:p>3<text:span text:style-name="T1">rd</text:span> Group 2</text:p>
          </table:table-cell>
          <table:table-cell table:style-name="ce78" table:formula="of:=IF(MOD([.$C45]; NUM_PITCHES)=0;INDEX(PITCHES;1;NUM_PITCHES);INDEX(PITCHES;1;MOD([.$C45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45] &amp; &quot;,&quot;&quot;duration&quot;&quot;:&quot;&quot;&quot; &amp; MATCH_DURATION &amp; &quot;m&quot;&quot;,&quot;&quot;pitch&quot;&quot;:&quot;&quot;&quot; &amp; [.J4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5] &amp; &quot;&quot;&quot;, &quot;&quot;homeTeam&quot;&quot;:&quot;&quot;&quot; &amp; [.H45] &amp; &quot;&quot;&quot;, &quot;&quot;awayTeam&quot;&quot;:&quot;&quot;&quot; &amp; [.I45] &amp; &quot;&quot;&quot;, &quot;&quot;homeTeamFrom&quot;&quot;:&quot;&quot;&quot; &amp; [.F45] &amp; &quot;&quot;&quot;, &quot;&quot;awayTeamFrom&quot;&quot;:&quot;&quot;&quot; &amp; [.G45] &amp; &quot;&quot;&quot;, &quot;&quot;stage2Tag&quot;&quot;:&quot;&quot;&quot; &amp; [.E45] &amp; &quot;&quot;&quot;}&quot;" office:value-type="string" office:string-value="{&quot;__v&quot;:0,&quot;day&quot;:2,&quot;dateTime&quot;:63600000,&quot;duration&quot;:&quot;15m&quot;,&quot;pitch&quot;:&quot;2&quot;,&quot;competition&quot;:{&quot;name&quot;:&quot;U12&quot;, &quot;section&quot;:&quot;A&quot;},&quot;tag&quot;:&quot;QF2&quot;, &quot;homeTeam&quot;:&quot;2nd Group 1&quot;, &quot;awayTeam&quot;:&quot;3rd Group 2&quot;, &quot;homeTeamFrom&quot;:&quot;U12_A_G1_P2&quot;, &quot;awayTeamFrom&quot;:&quot;U12_A_G2_P3&quot;, &quot;stage2Tag&quot;:&quot;U12_A_QF2&quot;}" calcext:value-type="string">
            <text:p>{"__v":0,"day":2,"dateTime":63600000,"duration":"15m","pitch":"2","competition":{"name":"U12", "section":"A"},"tag":"QF2", "homeTeam":"2nd Group 1", "awayTeam":"3rd Group 2", "homeTeamFrom":"U12_A_G1_P2", "awayTeamFrom":"U12_A_G2_P3", "stage2Tag":"U12_A_QF2"}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QF3</text:p>
          </table:table-cell>
          <table:table-cell table:formula="of:=IF([.$J46]&gt;[.$J45];[.B45];[.B45]+1)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style-name="ce73" table:formula="of:=FIRST_GAME_MS + ((DURATION_MS + GAME_GAP_MS) * ([.$B46]-1)) + SECTION_GAP_MS" office:value-type="float" office:value="63600000" calcext:value-type="float">
            <text:p>63600000</text:p>
          </table:table-cell>
          <table:table-cell table:formula="of:=AGE_GROUP_TRANSLATED&amp;&quot;_&quot;&amp;SECTION_TRANSLATED&amp;&quot;_QF3&quot;" office:value-type="string" office:string-value="U12_A_QF3" calcext:value-type="string">
            <text:p>U12_A_QF3</text:p>
          </table:table-cell>
          <table:table-cell table:style-name="ce19" table:formula="of:=AGE_GROUP_TRANSLATED&amp;&quot;_&quot;&amp;SECTION_TRANSLATED&amp;&quot;_G2_P1&quot;" office:value-type="string" office:string-value="U12_A_G2_P1" calcext:value-type="string">
            <text:p>U12_A_G2_P1</text:p>
          </table:table-cell>
          <table:table-cell table:style-name="ce19" table:formula="of:=AGE_GROUP_TRANSLATED&amp;&quot;_&quot;&amp;SECTION_TRANSLATED&amp;&quot;_G1_P4&quot;" office:value-type="string" office:string-value="U12_A_G1_P4" calcext:value-type="string">
            <text:p>U12_A_G1_P4</text:p>
          </table:table-cell>
          <table:table-cell table:style-name="ce74" office:value-type="string" calcext:value-type="string">
            <text:p>Winner Group 2</text:p>
          </table:table-cell>
          <table:table-cell table:style-name="ce77" office:value-type="string" calcext:value-type="string">
            <text:p>4<text:span text:style-name="T1">th</text:span> Group 1</text:p>
          </table:table-cell>
          <table:table-cell table:style-name="ce78" table:formula="of:=IF(MOD([.$C46]; NUM_PITCHES)=0;INDEX(PITCHES;1;NUM_PITCHES);INDEX(PITCHES;1;MOD([.$C46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6] &amp; &quot;,&quot;&quot;duration&quot;&quot;:&quot;&quot;&quot; &amp; MATCH_DURATION &amp; &quot;m&quot;&quot;,&quot;&quot;pitch&quot;&quot;:&quot;&quot;&quot; &amp; [.J4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6] &amp; &quot;&quot;&quot;, &quot;&quot;homeTeam&quot;&quot;:&quot;&quot;&quot; &amp; [.H46] &amp; &quot;&quot;&quot;, &quot;&quot;awayTeam&quot;&quot;:&quot;&quot;&quot; &amp; [.I46] &amp; &quot;&quot;&quot;, &quot;&quot;homeTeamFrom&quot;&quot;:&quot;&quot;&quot; &amp; [.F46] &amp; &quot;&quot;&quot;, &quot;&quot;awayTeamFrom&quot;&quot;:&quot;&quot;&quot; &amp; [.G46] &amp; &quot;&quot;&quot;, &quot;&quot;stage2Tag&quot;&quot;:&quot;&quot;&quot; &amp; [.E46] &amp; &quot;&quot;&quot;}&quot;" office:value-type="string" office:string-value="{&quot;__v&quot;:0,&quot;day&quot;:2,&quot;dateTime&quot;:63600000,&quot;duration&quot;:&quot;15m&quot;,&quot;pitch&quot;:&quot;3&quot;,&quot;competition&quot;:{&quot;name&quot;:&quot;U12&quot;, &quot;section&quot;:&quot;A&quot;},&quot;tag&quot;:&quot;QF3&quot;, &quot;homeTeam&quot;:&quot;Winner Group 2&quot;, &quot;awayTeam&quot;:&quot;4th Group 1&quot;, &quot;homeTeamFrom&quot;:&quot;U12_A_G2_P1&quot;, &quot;awayTeamFrom&quot;:&quot;U12_A_G1_P4&quot;, &quot;stage2Tag&quot;:&quot;U12_A_QF3&quot;}" calcext:value-type="string">
            <text:p>{"__v":0,"day":2,"dateTime":63600000,"duration":"15m","pitch":"3","competition":{"name":"U12", "section":"A"},"tag":"QF3", "homeTeam":"Winner Group 2", "awayTeam":"4th Group 1", "homeTeamFrom":"U12_A_G2_P1", "awayTeamFrom":"U12_A_G1_P4", "stage2Tag":"U12_A_QF3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4</text:p>
          </table:table-cell>
          <table:table-cell table:formula="of:=IF([.$J47]&gt;[.$J46];[.B46];[.B46]+1)"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style-name="ce73" table:formula="of:=FIRST_GAME_MS + ((DURATION_MS + GAME_GAP_MS) * ([.$B47]-1)) + SECTION_GAP_MS" office:value-type="float" office:value="63600000" calcext:value-type="float">
            <text:p>63600000</text:p>
          </table:table-cell>
          <table:table-cell table:formula="of:=AGE_GROUP_TRANSLATED&amp;&quot;_&quot;&amp;SECTION_TRANSLATED&amp;&quot;_QF4&quot;" office:value-type="string" office:string-value="U12_A_QF4" calcext:value-type="string">
            <text:p>U12_A_QF4</text:p>
          </table:table-cell>
          <table:table-cell table:style-name="ce19" table:formula="of:=AGE_GROUP_TRANSLATED&amp;&quot;_&quot;&amp;SECTION_TRANSLATED&amp;&quot;_G2_P2&quot;" office:value-type="string" office:string-value="U12_A_G2_P2" calcext:value-type="string">
            <text:p>U12_A_G2_P2</text:p>
          </table:table-cell>
          <table:table-cell table:style-name="ce19" table:formula="of:=AGE_GROUP_TRANSLATED&amp;&quot;_&quot;&amp;SECTION_TRANSLATED&amp;&quot;_G1_P3&quot;" office:value-type="string" office:string-value="U12_A_G1_P3" calcext:value-type="string">
            <text:p>U12_A_G1_P3</text:p>
          </table:table-cell>
          <table:table-cell table:style-name="ce74" office:value-type="string" calcext:value-type="string">
            <text:p>2<text:span text:style-name="T1">nd</text:span> Group 2</text:p>
          </table:table-cell>
          <table:table-cell table:style-name="ce77" office:value-type="string" calcext:value-type="string">
            <text:p>3<text:span text:style-name="T1">rd</text:span> Group 1</text:p>
          </table:table-cell>
          <table:table-cell table:style-name="ce78" table:formula="of:=IF(MOD([.$C47]; NUM_PITCHES)=0;INDEX(PITCHES;1;NUM_PITCHES);INDEX(PITCHES;1;MOD([.$C47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47] &amp; &quot;,&quot;&quot;duration&quot;&quot;:&quot;&quot;&quot; &amp; MATCH_DURATION &amp; &quot;m&quot;&quot;,&quot;&quot;pitch&quot;&quot;:&quot;&quot;&quot; &amp; [.J4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7] &amp; &quot;&quot;&quot;, &quot;&quot;homeTeam&quot;&quot;:&quot;&quot;&quot; &amp; [.H47] &amp; &quot;&quot;&quot;, &quot;&quot;awayTeam&quot;&quot;:&quot;&quot;&quot; &amp; [.I47] &amp; &quot;&quot;&quot;, &quot;&quot;homeTeamFrom&quot;&quot;:&quot;&quot;&quot; &amp; [.F47] &amp; &quot;&quot;&quot;, &quot;&quot;awayTeamFrom&quot;&quot;:&quot;&quot;&quot; &amp; [.G47] &amp; &quot;&quot;&quot;, &quot;&quot;stage2Tag&quot;&quot;:&quot;&quot;&quot; &amp; [.E47] &amp; &quot;&quot;&quot;}&quot;" office:value-type="string" office:string-value="{&quot;__v&quot;:0,&quot;day&quot;:2,&quot;dateTime&quot;:63600000,&quot;duration&quot;:&quot;15m&quot;,&quot;pitch&quot;:&quot;4&quot;,&quot;competition&quot;:{&quot;name&quot;:&quot;U12&quot;, &quot;section&quot;:&quot;A&quot;},&quot;tag&quot;:&quot;QF4&quot;, &quot;homeTeam&quot;:&quot;2nd Group 2&quot;, &quot;awayTeam&quot;:&quot;3rd Group 1&quot;, &quot;homeTeamFrom&quot;:&quot;U12_A_G2_P2&quot;, &quot;awayTeamFrom&quot;:&quot;U12_A_G1_P3&quot;, &quot;stage2Tag&quot;:&quot;U12_A_QF4&quot;}" calcext:value-type="string">
            <text:p>{"__v":0,"day":2,"dateTime":63600000,"duration":"15m","pitch":"4","competition":{"name":"U12", "section":"A"},"tag":"QF4", "homeTeam":"2nd Group 2", "awayTeam":"3rd Group 1", "homeTeamFrom":"U12_A_G2_P2", "awayTeamFrom":"U12_A_G1_P3", "stage2Tag":"U12_A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48]&gt;[.$J47];[.B47];[.B47]+1)"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table:style-name="ce73" table:formula="of:=FIRST_GAME_MS + ((DURATION_MS + GAME_GAP_MS) * ([.$B48]-1)) + SECTION_GAP_MS" office:value-type="float" office:value="64800000" calcext:value-type="float">
            <text:p>64800000</text:p>
          </table:table-cell>
          <table:table-cell table:formula="of:=AGE_GROUP_TRANSLATED&amp;&quot;_&quot;&amp;SECTION_TRANSLATED&amp;&quot;_SF1&quot;" office:value-type="string" office:string-value="U12_A_SF1" calcext:value-type="string">
            <text:p>U12_A_SF1</text:p>
          </table:table-cell>
          <table:table-cell table:style-name="ce19" table:formula="of:=AGE_GROUP_TRANSLATED&amp;&quot;_&quot;&amp;SECTION_TRANSLATED&amp;&quot;_QF1&quot;" office:value-type="string" office:string-value="U12_A_QF1" calcext:value-type="string">
            <text:p>U12_A_QF1</text:p>
          </table:table-cell>
          <table:table-cell table:style-name="ce19" table:formula="of:=AGE_GROUP_TRANSLATED&amp;&quot;_&quot;&amp;SECTION_TRANSLATED&amp;&quot;_QF4&quot;" office:value-type="string" office:string-value="U12_A_QF4" calcext:value-type="string">
            <text:p>U12_A_QF4</text:p>
          </table:table-cell>
          <table:table-cell table:style-name="ce74" office:value-type="string" calcext:value-type="string">
            <text:p>Winner QF1</text:p>
          </table:table-cell>
          <table:table-cell table:style-name="ce77" office:value-type="string" calcext:value-type="string">
            <text:p>Winner QF4</text:p>
          </table:table-cell>
          <table:table-cell table:style-name="ce78" table:formula="of:=IF(MOD([.$C48]; NUM_PITCHES)=0;INDEX(PITCHES;1;NUM_PITCHES);INDEX(PITCHES;1;MOD([.$C48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48] &amp; &quot;,&quot;&quot;duration&quot;&quot;:&quot;&quot;&quot; &amp; MATCH_DURATION &amp; &quot;m&quot;&quot;,&quot;&quot;pitch&quot;&quot;:&quot;&quot;&quot; &amp; [.J4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8] &amp; &quot;&quot;&quot;, &quot;&quot;homeTeam&quot;&quot;:&quot;&quot;&quot; &amp; [.H48] &amp; &quot;&quot;&quot;, &quot;&quot;awayTeam&quot;&quot;:&quot;&quot;&quot; &amp; [.I48] &amp; &quot;&quot;&quot;, &quot;&quot;homeTeamFrom&quot;&quot;:&quot;&quot;&quot; &amp; [.F48] &amp; &quot;&quot;&quot;, &quot;&quot;awayTeamFrom&quot;&quot;:&quot;&quot;&quot; &amp; [.G48] &amp; &quot;&quot;&quot;, &quot;&quot;stage2Tag&quot;&quot;:&quot;&quot;&quot; &amp; [.E48] &amp; &quot;&quot;&quot;}&quot;" office:value-type="string" office:string-value="{&quot;__v&quot;:0,&quot;day&quot;:2,&quot;dateTime&quot;:64800000,&quot;duration&quot;:&quot;15m&quot;,&quot;pitch&quot;:&quot;1&quot;,&quot;competition&quot;:{&quot;name&quot;:&quot;U12&quot;, &quot;section&quot;:&quot;A&quot;},&quot;tag&quot;:&quot;SF1&quot;, &quot;homeTeam&quot;:&quot;Winner QF1&quot;, &quot;awayTeam&quot;:&quot;Winner QF4&quot;, &quot;homeTeamFrom&quot;:&quot;U12_A_QF1&quot;, &quot;awayTeamFrom&quot;:&quot;U12_A_QF4&quot;, &quot;stage2Tag&quot;:&quot;U12_A_SF1&quot;}" calcext:value-type="string">
            <text:p>{"__v":0,"day":2,"dateTime":64800000,"duration":"15m","pitch":"1","competition":{"name":"U12", "section":"A"},"tag":"SF1", "homeTeam":"Winner QF1", "awayTeam":"Winner QF4", "homeTeamFrom":"U12_A_QF1", "awayTeamFrom":"U12_A_QF4", "stage2Tag":"U12_A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49]&gt;[.$J48];[.B48];[.B48]+1)"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table:style-name="ce73" table:formula="of:=FIRST_GAME_MS + ((DURATION_MS + GAME_GAP_MS) * ([.$B49]-1)) + SECTION_GAP_MS" office:value-type="float" office:value="64800000" calcext:value-type="float">
            <text:p>64800000</text:p>
          </table:table-cell>
          <table:table-cell table:formula="of:=AGE_GROUP_TRANSLATED&amp;&quot;_&quot;&amp;SECTION_TRANSLATED&amp;&quot;_SF2&quot;" office:value-type="string" office:string-value="U12_A_SF2" calcext:value-type="string">
            <text:p>U12_A_SF2</text:p>
          </table:table-cell>
          <table:table-cell table:style-name="ce19" table:formula="of:=AGE_GROUP_TRANSLATED&amp;&quot;_&quot;&amp;SECTION_TRANSLATED&amp;&quot;_QF2&quot;" office:value-type="string" office:string-value="U12_A_QF2" calcext:value-type="string">
            <text:p>U12_A_QF2</text:p>
          </table:table-cell>
          <table:table-cell table:style-name="ce19" table:formula="of:=AGE_GROUP_TRANSLATED&amp;&quot;_&quot;&amp;SECTION_TRANSLATED&amp;&quot;_QF3&quot;" office:value-type="string" office:string-value="U12_A_QF3" calcext:value-type="string">
            <text:p>U12_A_QF3</text:p>
          </table:table-cell>
          <table:table-cell table:style-name="ce74" office:value-type="string" calcext:value-type="string">
            <text:p>Winner QF2</text:p>
          </table:table-cell>
          <table:table-cell table:style-name="ce77" office:value-type="string" calcext:value-type="string">
            <text:p>Winner QF3</text:p>
          </table:table-cell>
          <table:table-cell table:style-name="ce78" table:formula="of:=IF(MOD([.$C49]; NUM_PITCHES)=0;INDEX(PITCHES;1;NUM_PITCHES);INDEX(PITCHES;1;MOD([.$C49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49] &amp; &quot;,&quot;&quot;duration&quot;&quot;:&quot;&quot;&quot; &amp; MATCH_DURATION &amp; &quot;m&quot;&quot;,&quot;&quot;pitch&quot;&quot;:&quot;&quot;&quot; &amp; [.J4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9] &amp; &quot;&quot;&quot;, &quot;&quot;homeTeam&quot;&quot;:&quot;&quot;&quot; &amp; [.H49] &amp; &quot;&quot;&quot;, &quot;&quot;awayTeam&quot;&quot;:&quot;&quot;&quot; &amp; [.I49] &amp; &quot;&quot;&quot;, &quot;&quot;homeTeamFrom&quot;&quot;:&quot;&quot;&quot; &amp; [.F49] &amp; &quot;&quot;&quot;, &quot;&quot;awayTeamFrom&quot;&quot;:&quot;&quot;&quot; &amp; [.G49] &amp; &quot;&quot;&quot;, &quot;&quot;stage2Tag&quot;&quot;:&quot;&quot;&quot; &amp; [.E49] &amp; &quot;&quot;&quot;}&quot;" office:value-type="string" office:string-value="{&quot;__v&quot;:0,&quot;day&quot;:2,&quot;dateTime&quot;:64800000,&quot;duration&quot;:&quot;15m&quot;,&quot;pitch&quot;:&quot;2&quot;,&quot;competition&quot;:{&quot;name&quot;:&quot;U12&quot;, &quot;section&quot;:&quot;A&quot;},&quot;tag&quot;:&quot;SF2&quot;, &quot;homeTeam&quot;:&quot;Winner QF2&quot;, &quot;awayTeam&quot;:&quot;Winner QF3&quot;, &quot;homeTeamFrom&quot;:&quot;U12_A_QF2&quot;, &quot;awayTeamFrom&quot;:&quot;U12_A_QF3&quot;, &quot;stage2Tag&quot;:&quot;U12_A_SF2&quot;}" calcext:value-type="string">
            <text:p>{"__v":0,"day":2,"dateTime":64800000,"duration":"15m","pitch":"2","competition":{"name":"U12", "section":"A"},"tag":"SF2", "homeTeam":"Winner QF2", "awayTeam":"Winner QF3", "homeTeamFrom":"U12_A_QF2", "awayTeamFrom":"U12_A_QF3", "stage2Tag":"U12_A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50]&gt;[.$J49];[.B49];[.B49]+1)"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style-name="ce73" table:formula="of:=FIRST_GAME_MS + ((DURATION_MS + GAME_GAP_MS) * ([.$B50]-1)) + SECTION_GAP_MS" office:value-type="float" office:value="66000000" calcext:value-type="float">
            <text:p>66000000</text:p>
          </table:table-cell>
          <table:table-cell table:formula="of:=AGE_GROUP_TRANSLATED&amp;&quot;_&quot;&amp;SECTION_TRANSLATED&amp;&quot;_FNL&quot;" office:value-type="string" office:string-value="U12_A_FNL" calcext:value-type="string">
            <text:p>U12_A_FNL</text:p>
          </table:table-cell>
          <table:table-cell table:style-name="ce19" table:formula="of:=AGE_GROUP_TRANSLATED&amp;&quot;_&quot;&amp;SECTION_TRANSLATED&amp;&quot;_SF1&quot;" office:value-type="string" office:string-value="U12_A_SF1" calcext:value-type="string">
            <text:p>U12_A_SF1</text:p>
          </table:table-cell>
          <table:table-cell table:style-name="ce19" table:formula="of:=AGE_GROUP_TRANSLATED&amp;&quot;_&quot;&amp;SECTION_TRANSLATED&amp;&quot;_SF2&quot;" office:value-type="string" office:string-value="U12_A_SF2" calcext:value-type="string">
            <text:p>U12_A_SF2</text:p>
          </table:table-cell>
          <table:table-cell table:style-name="ce74" office:value-type="string" calcext:value-type="string">
            <text:p>Winner SF1</text:p>
          </table:table-cell>
          <table:table-cell table:style-name="ce77" office:value-type="string" calcext:value-type="string">
            <text:p>Winner SF2</text:p>
          </table:table-cell>
          <table:table-cell table:style-name="ce78" table:formula="of:=IF(MOD([.$C50]; NUM_PITCHES)=0;INDEX(PITCHES;1;NUM_PITCHES);INDEX(PITCHES;1;MOD([.$C50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50] &amp; &quot;,&quot;&quot;duration&quot;&quot;:&quot;&quot;&quot; &amp; MATCH_DURATION &amp; &quot;m&quot;&quot;,&quot;&quot;pitch&quot;&quot;:&quot;&quot;&quot; &amp; [.J5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0] &amp; &quot;&quot;&quot;, &quot;&quot;homeTeam&quot;&quot;:&quot;&quot;&quot; &amp; [.H50] &amp; &quot;&quot;&quot;, &quot;&quot;awayTeam&quot;&quot;:&quot;&quot;&quot; &amp; [.I50] &amp; &quot;&quot;&quot;, &quot;&quot;homeTeamFrom&quot;&quot;:&quot;&quot;&quot; &amp; [.F50] &amp; &quot;&quot;&quot;, &quot;&quot;awayTeamFrom&quot;&quot;:&quot;&quot;&quot; &amp; [.G50] &amp; &quot;&quot;&quot;, &quot;&quot;stage2Tag&quot;&quot;:&quot;&quot;&quot; &amp; [.E50] &amp; &quot;&quot;&quot;}&quot;" office:value-type="string" office:string-value="{&quot;__v&quot;:0,&quot;day&quot;:2,&quot;dateTime&quot;:66000000,&quot;duration&quot;:&quot;15m&quot;,&quot;pitch&quot;:&quot;1&quot;,&quot;competition&quot;:{&quot;name&quot;:&quot;U12&quot;, &quot;section&quot;:&quot;A&quot;},&quot;tag&quot;:&quot;FNL&quot;, &quot;homeTeam&quot;:&quot;Winner SF1&quot;, &quot;awayTeam&quot;:&quot;Winner SF2&quot;, &quot;homeTeamFrom&quot;:&quot;U12_A_SF1&quot;, &quot;awayTeamFrom&quot;:&quot;U12_A_SF2&quot;, &quot;stage2Tag&quot;:&quot;U12_A_FNL&quot;}" calcext:value-type="string">
            <text:p>{"__v":0,"day":2,"dateTime":66000000,"duration":"15m","pitch":"1","competition":{"name":"U12", "section":"A"},"tag":"FNL", "homeTeam":"Winner SF1", "awayTeam":"Winner SF2", "homeTeamFrom":"U12_A_SF1", "awayTeamFrom":"U12_A_SF2", "stage2Tag":"U12_A_FNL"}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4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 x 8 KO P=4" table:style-name="ta2" table:print="false">
        <office:forms form:automatic-focus="false" form:apply-design-mode="false"/>
        <table:table-column table:style-name="co31" table:default-cell-style-name="ce73"/>
        <table:table-column table:style-name="co6" table:default-cell-style-name="ce73"/>
        <table:table-column table:style-name="co12" table:default-cell-style-name="ce73"/>
        <table:table-column table:style-name="co12" table:number-columns-repeated="2" table:default-cell-style-name="ce19"/>
        <table:table-column table:style-name="co33" table:default-cell-style-name="ce76"/>
        <table:table-column table:style-name="co33" table:default-cell-style-name="ce77"/>
        <table:table-column table:style-name="co33" table:default-cell-style-name="ce19"/>
        <table:table-column table:style-name="co33" table:default-cell-style-name="ce80"/>
        <table:table-column table:style-name="co3" table:number-columns-repeated="1015" table:default-cell-style-name="ce23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1" office:value-type="string" calcext:value-type="string">
            <text:p>Index</text:p>
          </table:table-cell>
          <table:table-cell table:style-name="ce81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3" table:formula="of:=FIRST_GAME_MS" office:value-type="float" office:value="50400000" calcext:value-type="float">
            <text:p>504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2];TRANSLATED_TEAM_NAMES;[.$E2]+1)" office:value-type="string" office:string-value="Calcot Royals" calcext:value-type="string">
            <text:p>Calcot Royals</text:p>
          </table:table-cell>
          <table:table-cell table:style-name="ce77" table:formula="of:=VLOOKUP([.G2];TRANSLATED_TEAM_NAMES;[.$E2]+1)" office:value-type="string" office:string-value="Hawley Colts 1" calcext:value-type="string">
            <text:p>Hawley Colts 1</text:p>
          </table:table-cell>
          <table:table-cell table:style-name="ce78" table:formula="of:=IF(MOD([.$C2]; NUM_PITCHES)=0;INDEX(PITCHES;1;NUM_PITCHES);INDEX(PITCHES;1;MOD([.$C2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50400000,&quot;duration&quot;:&quot;15m&quot;,&quot;pitch&quot;:&quot;1&quot;,&quot;competition&quot;:{&quot;name&quot;:&quot;U12&quot;, &quot;section&quot;:&quot;A&quot;, &quot;group&quot;:&quot;1&quot;},&quot;tag&quot;:&quot;1&quot;, &quot;homeTeam&quot;:&quot;Calcot Royals&quot;, &quot;awayTeam&quot;:&quot;Hawley Colts 1&quot;}" calcext:value-type="string">
            <text:p>{"__v":0,"day":2,"dateTime":50400000,"duration":"15m","pitch":"1","competition":{"name":"U12", "section":"A", "group":"1"},"tag":"1", "homeTeam":"Calcot Royals", "awayTeam":"Hawley Colts 1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3" table:formula="of:=FIRST_GAME_MS + ((DURATION_MS + GAME_GAP_MS) * ([.$B3]-1))" office:value-type="float" office:value="50400000" calcext:value-type="float">
            <text:p>504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3];TRANSLATED_TEAM_NAMES;[.$E3]+1)" office:value-type="string" office:string-value="Mytchett Athletic Kestrels" calcext:value-type="string">
            <text:p>Mytchett Athletic Kestrels</text:p>
          </table:table-cell>
          <table:table-cell table:style-name="ce77" table:formula="of:=VLOOKUP([.G3];TRANSLATED_TEAM_NAMES;[.$E3]+1)" office:value-type="string" office:string-value="Rushmoor Com. Hotspurs - Blue" calcext:value-type="string">
            <text:p>Rushmoor Com. Hotspurs - Blue</text:p>
          </table:table-cell>
          <table:table-cell table:style-name="ce78" table:formula="of:=IF(MOD([.$C3]; NUM_PITCHES)=0;INDEX(PITCHES;1;NUM_PITCHES);INDEX(PITCHES;1;MOD([.$C3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50400000,&quot;duration&quot;:&quot;15m&quot;,&quot;pitch&quot;:&quot;2&quot;,&quot;competition&quot;:{&quot;name&quot;:&quot;U12&quot;, &quot;section&quot;:&quot;A&quot;, &quot;group&quot;:&quot;1&quot;},&quot;tag&quot;:&quot;1&quot;, &quot;homeTeam&quot;:&quot;Mytchett Athletic Kestrels&quot;, &quot;awayTeam&quot;:&quot;Rushmoor Com. Hotspurs - Blue&quot;}" calcext:value-type="string">
            <text:p>{"__v":0,"day":2,"dateTime":50400000,"duration":"15m","pitch":"2","competition":{"name":"U12", "section":"A", "group":"1"},"tag":"1", "homeTeam":"Mytchett Athletic Kestrels", "awayTeam":"Rushmoor Com. Hotspurs - Blue"}</text:p>
          </table:table-cell>
          <table:table-cell table:number-columns-repeated="1013"/>
        </table:table-row>
        <table:table-row table:style-name="ro1">
          <table:table-cell table:formula="of:=[.B4]" office:value-type="float" office:value="1" calcext:value-type="float">
            <text:p>1</text:p>
          </table:table-cell>
          <table:table-cell table:formula="of:=IF([.$J4]&gt;[.$J3];[.B3];[.B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3" table:formula="of:=FIRST_GAME_MS + ((DURATION_MS + GAME_GAP_MS) * ([.$B4]-1))" office:value-type="float" office:value="50400000" calcext:value-type="float">
            <text:p>504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4];TRANSLATED_TEAM_NAMES;[.$E4]+1)" office:value-type="string" office:string-value="Hawley Colts 2" calcext:value-type="string">
            <text:p>Hawley Colts 2</text:p>
          </table:table-cell>
          <table:table-cell table:style-name="ce77" table:formula="of:=VLOOKUP([.G4];TRANSLATED_TEAM_NAMES;[.$E4]+1)" office:value-type="string" office:string-value="Holy Trinity Harriers" calcext:value-type="string">
            <text:p>Holy Trinity Harriers</text:p>
          </table:table-cell>
          <table:table-cell table:style-name="ce78" table:formula="of:=IF(MOD([.$C4]; NUM_PITCHES)=0;INDEX(PITCHES;1;NUM_PITCHES);INDEX(PITCHES;1;MOD([.$C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50400000,&quot;duration&quot;:&quot;15m&quot;,&quot;pitch&quot;:&quot;3&quot;,&quot;competition&quot;:{&quot;name&quot;:&quot;U12&quot;, &quot;section&quot;:&quot;A&quot;, &quot;group&quot;:&quot;2&quot;},&quot;tag&quot;:&quot;1&quot;, &quot;homeTeam&quot;:&quot;Hawley Colts 2&quot;, &quot;awayTeam&quot;:&quot;Holy Trinity Harriers&quot;}" calcext:value-type="string">
            <text:p>{"__v":0,"day":2,"dateTime":50400000,"duration":"15m","pitch":"3","competition":{"name":"U12", "section":"A", "group":"2"},"tag":"1", "homeTeam":"Hawley Colts 2", "awayTeam":"Holy Trinity Harriers"}</text:p>
          </table:table-cell>
          <table:table-cell table:number-columns-repeated="1013"/>
        </table:table-row>
        <table:table-row table:style-name="ro1">
          <table:table-cell table:formula="of:=[.B5]" office:value-type="float" office:value="1" calcext:value-type="float">
            <text:p>1</text:p>
          </table:table-cell>
          <table:table-cell table:formula="of:=IF([.$J5]&gt;[.$J4];[.B4];[.B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73" table:formula="of:=FIRST_GAME_MS + ((DURATION_MS + GAME_GAP_MS) * ([.$B5]-1))" office:value-type="float" office:value="50400000" calcext:value-type="float">
            <text:p>504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5];TRANSLATED_TEAM_NAMES;[.$E5]+1)" office:value-type="string" office:string-value="Oxford City" calcext:value-type="string">
            <text:p>Oxford City</text:p>
          </table:table-cell>
          <table:table-cell table:style-name="ce77" table:formula="of:=VLOOKUP([.G5];TRANSLATED_TEAM_NAMES;[.$E5]+1)" office:value-type="string" office:string-value="Rushmoor Comm. Hotspurs - Yellow" calcext:value-type="string">
            <text:p>Rushmoor Comm. Hotspurs - Yellow</text:p>
          </table:table-cell>
          <table:table-cell table:style-name="ce78" table:formula="of:=IF(MOD([.$C5]; NUM_PITCHES)=0;INDEX(PITCHES;1;NUM_PITCHES);INDEX(PITCHES;1;MOD([.$C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50400000,&quot;duration&quot;:&quot;15m&quot;,&quot;pitch&quot;:&quot;4&quot;,&quot;competition&quot;:{&quot;name&quot;:&quot;U12&quot;, &quot;section&quot;:&quot;A&quot;, &quot;group&quot;:&quot;2&quot;},&quot;tag&quot;:&quot;1&quot;, &quot;homeTeam&quot;:&quot;Oxford City&quot;, &quot;awayTeam&quot;:&quot;Rushmoor Comm. Hotspurs - Yellow&quot;}" calcext:value-type="string">
            <text:p>{"__v":0,"day":2,"dateTime":50400000,"duration":"15m","pitch":"4","competition":{"name":"U12", "section":"A", "group":"2"},"tag":"1", "homeTeam":"Oxford City", "awayTeam":"Rushmoor Comm. Hotspurs - Yellow"}</text:p>
          </table:table-cell>
          <table:table-cell table:number-columns-repeated="1013"/>
        </table:table-row>
        <table:table-row table:style-name="ro1">
          <table:table-cell table:formula="of:=[.B6]" office:value-type="float" office:value="2" calcext:value-type="float">
            <text:p>2</text:p>
          </table:table-cell>
          <table:table-cell table:formula="of:=IF([.$J6]&gt;[.$J5];[.B5];[.B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3" table:formula="of:=FIRST_GAME_MS + ((DURATION_MS + GAME_GAP_MS) * ([.$B6]-1))" office:value-type="float" office:value="51600000" calcext:value-type="float">
            <text:p>516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6];TRANSLATED_TEAM_NAMES;[.$E6]+1)" office:value-type="string" office:string-value="STBGFC Boys 'B'" calcext:value-type="string">
            <text:p>STBGFC Boys 'B'</text:p>
          </table:table-cell>
          <table:table-cell table:style-name="ce77" table:formula="of:=VLOOKUP([.G6];TRANSLATED_TEAM_NAMES;[.$E6]+1)">
            <text:p/>
          </table:table-cell>
          <table:table-cell table:style-name="ce78" table:formula="of:=IF(MOD([.$C6]; NUM_PITCHES)=0;INDEX(PITCHES;1;NUM_PITCHES);INDEX(PITCHES;1;MOD([.$C6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51600000,&quot;duration&quot;:&quot;15m&quot;,&quot;pitch&quot;:&quot;1&quot;,&quot;competition&quot;:{&quot;name&quot;:&quot;U12&quot;, &quot;section&quot;:&quot;A&quot;, &quot;group&quot;:&quot;1&quot;},&quot;tag&quot;:&quot;2&quot;, &quot;homeTeam&quot;:&quot;STBGFC Boys 'B'&quot;, &quot;awayTeam&quot;:&quot;&quot;}" calcext:value-type="string">
            <text:p>{"__v":0,"day":2,"dateTime":51600000,"duration":"15m","pitch":"1","competition":{"name":"U12", "section":"A", "group":"1"},"tag":"2", "homeTeam":"STBGFC Boys 'B'", "awayTeam":""}</text:p>
          </table:table-cell>
          <table:table-cell table:number-columns-repeated="1013"/>
        </table:table-row>
        <table:table-row table:style-name="ro1">
          <table:table-cell table:formula="of:=[.B7]" office:value-type="float" office:value="2" calcext:value-type="float">
            <text:p>2</text:p>
          </table:table-cell>
          <table:table-cell table:formula="of:=IF([.$J7]&gt;[.$J6];[.B6];[.B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3" table:formula="of:=FIRST_GAME_MS + ((DURATION_MS + GAME_GAP_MS) * ([.$B7]-1))" office:value-type="float" office:value="51600000" calcext:value-type="float">
            <text:p>516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VLOOKUP([.F7];TRANSLATED_TEAM_NAMES;[.$E7]+1)">
            <text:p/>
          </table:table-cell>
          <table:table-cell table:style-name="ce77" table:formula="of:=VLOOKUP([.G7];TRANSLATED_TEAM_NAMES;[.$E7]+1)">
            <text:p/>
          </table:table-cell>
          <table:table-cell table:style-name="ce78" table:formula="of:=IF(MOD([.$C7]; NUM_PITCHES)=0;INDEX(PITCHES;1;NUM_PITCHES);INDEX(PITCHES;1;MOD([.$C7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51600000,&quot;duration&quot;:&quot;15m&quot;,&quot;pitch&quot;:&quot;2&quot;,&quot;competition&quot;:{&quot;name&quot;:&quot;U12&quot;, &quot;section&quot;:&quot;A&quot;, &quot;group&quot;:&quot;1&quot;},&quot;tag&quot;:&quot;2&quot;, &quot;homeTeam&quot;:&quot;&quot;, &quot;awayTeam&quot;:&quot;&quot;}" calcext:value-type="string">
            <text:p>{"__v":0,"day":2,"dateTime":51600000,"duration":"15m","pitch":"2","competition":{"name":"U12", "section":"A", "group":"1"},"tag":"2", "homeTeam":"", "awayTeam":""}</text:p>
          </table:table-cell>
          <table:table-cell table:number-columns-repeated="1013"/>
        </table:table-row>
        <table:table-row table:style-name="ro1">
          <table:table-cell table:formula="of:=[.B8]" office:value-type="float" office:value="2" calcext:value-type="float">
            <text:p>2</text:p>
          </table:table-cell>
          <table:table-cell table:formula="of:=IF([.$J8]&gt;[.$J7];[.B7];[.B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73" table:formula="of:=FIRST_GAME_MS + ((DURATION_MS + GAME_GAP_MS) * ([.$B8]-1))" office:value-type="float" office:value="51600000" calcext:value-type="float">
            <text:p>516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8];TRANSLATED_TEAM_NAMES;[.$E8]+1)" office:value-type="string" office:string-value="STBGFC Boys 'A'" calcext:value-type="string">
            <text:p>STBGFC Boys 'A'</text:p>
          </table:table-cell>
          <table:table-cell table:style-name="ce77" table:formula="of:=VLOOKUP([.G8];TRANSLATED_TEAM_NAMES;[.$E8]+1)">
            <text:p/>
          </table:table-cell>
          <table:table-cell table:style-name="ce78" table:formula="of:=IF(MOD([.$C8]; NUM_PITCHES)=0;INDEX(PITCHES;1;NUM_PITCHES);INDEX(PITCHES;1;MOD([.$C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51600000,&quot;duration&quot;:&quot;15m&quot;,&quot;pitch&quot;:&quot;3&quot;,&quot;competition&quot;:{&quot;name&quot;:&quot;U12&quot;, &quot;section&quot;:&quot;A&quot;, &quot;group&quot;:&quot;2&quot;},&quot;tag&quot;:&quot;2&quot;, &quot;homeTeam&quot;:&quot;STBGFC Boys 'A'&quot;, &quot;awayTeam&quot;:&quot;&quot;}" calcext:value-type="string">
            <text:p>{"__v":0,"day":2,"dateTime":51600000,"duration":"15m","pitch":"3","competition":{"name":"U12", "section":"A", "group":"2"},"tag":"2", "homeTeam":"STBGFC Boys 'A'", "awayTeam":""}</text:p>
          </table:table-cell>
          <table:table-cell table:number-columns-repeated="1013"/>
        </table:table-row>
        <table:table-row table:style-name="ro1">
          <table:table-cell table:formula="of:=[.B9]" office:value-type="float" office:value="2" calcext:value-type="float">
            <text:p>2</text:p>
          </table:table-cell>
          <table:table-cell table:formula="of:=IF([.$J9]&gt;[.$J8];[.B8];[.B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73" table:formula="of:=FIRST_GAME_MS + ((DURATION_MS + GAME_GAP_MS) * ([.$B9]-1))" office:value-type="float" office:value="51600000" calcext:value-type="float">
            <text:p>516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VLOOKUP([.F9];TRANSLATED_TEAM_NAMES;[.$E9]+1)">
            <text:p/>
          </table:table-cell>
          <table:table-cell table:style-name="ce77" table:formula="of:=VLOOKUP([.G9];TRANSLATED_TEAM_NAMES;[.$E9]+1)">
            <text:p/>
          </table:table-cell>
          <table:table-cell table:style-name="ce78" table:formula="of:=IF(MOD([.$C9]; NUM_PITCHES)=0;INDEX(PITCHES;1;NUM_PITCHES);INDEX(PITCHES;1;MOD([.$C9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51600000,&quot;duration&quot;:&quot;15m&quot;,&quot;pitch&quot;:&quot;4&quot;,&quot;competition&quot;:{&quot;name&quot;:&quot;U12&quot;, &quot;section&quot;:&quot;A&quot;, &quot;group&quot;:&quot;2&quot;},&quot;tag&quot;:&quot;2&quot;, &quot;homeTeam&quot;:&quot;&quot;, &quot;awayTeam&quot;:&quot;&quot;}" calcext:value-type="string">
            <text:p>{"__v":0,"day":2,"dateTime":51600000,"duration":"15m","pitch":"4","competition":{"name":"U12", "section":"A", "group":"2"},"tag":"2", "homeTeam":"", "awayTeam":"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3" calcext:value-type="float">
            <text:p>3</text:p>
          </table:table-cell>
          <table:table-cell table:formula="of:=IF([.$J10]&gt;[.$J9];[.B9];[.B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73" table:formula="of:=FIRST_GAME_MS + ((DURATION_MS + GAME_GAP_MS) * ([.$B10]-1))" office:value-type="float" office:value="52800000" calcext:value-type="float">
            <text:p>528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10];TRANSLATED_TEAM_NAMES;[.$E10]+1)" office:value-type="string" office:string-value="Rushmoor Com. Hotspurs - Blue" calcext:value-type="string">
            <text:p>Rushmoor Com. Hotspurs - Blue</text:p>
          </table:table-cell>
          <table:table-cell table:style-name="ce77" table:formula="of:=VLOOKUP([.G10];TRANSLATED_TEAM_NAMES;[.$E10]+1)" office:value-type="string" office:string-value="STBGFC Boys 'B'" calcext:value-type="string">
            <text:p>STBGFC Boys 'B'</text:p>
          </table:table-cell>
          <table:table-cell table:style-name="ce78" table:formula="of:=IF(MOD([.$C10]; NUM_PITCHES)=0;INDEX(PITCHES;1;NUM_PITCHES);INDEX(PITCHES;1;MOD([.$C10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52800000,&quot;duration&quot;:&quot;15m&quot;,&quot;pitch&quot;:&quot;1&quot;,&quot;competition&quot;:{&quot;name&quot;:&quot;U12&quot;, &quot;section&quot;:&quot;A&quot;, &quot;group&quot;:&quot;1&quot;},&quot;tag&quot;:&quot;3&quot;, &quot;homeTeam&quot;:&quot;Rushmoor Com. Hotspurs - Blue&quot;, &quot;awayTeam&quot;:&quot;STBGFC Boys 'B'&quot;}" calcext:value-type="string">
            <text:p>{"__v":0,"day":2,"dateTime":52800000,"duration":"15m","pitch":"1","competition":{"name":"U12", "section":"A", "group":"1"},"tag":"3", "homeTeam":"Rushmoor Com. Hotspurs - Blue", "awayTeam":"STBGFC Boys 'B'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3" calcext:value-type="float">
            <text:p>3</text:p>
          </table:table-cell>
          <table:table-cell table:formula="of:=IF([.$J11]&gt;[.$J10];[.B10];[.B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73" table:formula="of:=FIRST_GAME_MS + ((DURATION_MS + GAME_GAP_MS) * ([.$B11]-1))" office:value-type="float" office:value="52800000" calcext:value-type="float">
            <text:p>528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11];TRANSLATED_TEAM_NAMES;[.$E11]+1)">
            <text:p/>
          </table:table-cell>
          <table:table-cell table:style-name="ce77" table:formula="of:=VLOOKUP([.G11];TRANSLATED_TEAM_NAMES;[.$E11]+1)" office:value-type="string" office:string-value="Calcot Royals" calcext:value-type="string">
            <text:p>Calcot Royals</text:p>
          </table:table-cell>
          <table:table-cell table:style-name="ce78" table:formula="of:=IF(MOD([.$C11]; NUM_PITCHES)=0;INDEX(PITCHES;1;NUM_PITCHES);INDEX(PITCHES;1;MOD([.$C11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52800000,&quot;duration&quot;:&quot;15m&quot;,&quot;pitch&quot;:&quot;2&quot;,&quot;competition&quot;:{&quot;name&quot;:&quot;U12&quot;, &quot;section&quot;:&quot;A&quot;, &quot;group&quot;:&quot;1&quot;},&quot;tag&quot;:&quot;3&quot;, &quot;homeTeam&quot;:&quot;&quot;, &quot;awayTeam&quot;:&quot;Calcot Royals&quot;}" calcext:value-type="string">
            <text:p>{"__v":0,"day":2,"dateTime":52800000,"duration":"15m","pitch":"2","competition":{"name":"U12", "section":"A", "group":"1"},"tag":"3", "homeTeam":"", "awayTeam":"Calcot Royals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3" calcext:value-type="float">
            <text:p>3</text:p>
          </table:table-cell>
          <table:table-cell table:formula="of:=IF([.$J12]&gt;[.$J11];[.B11];[.B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73" table:formula="of:=FIRST_GAME_MS + ((DURATION_MS + GAME_GAP_MS) * ([.$B12]-1))" office:value-type="float" office:value="52800000" calcext:value-type="float">
            <text:p>528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12];TRANSLATED_TEAM_NAMES;[.$E12]+1)" office:value-type="string" office:string-value="Rushmoor Comm. Hotspurs - Yellow" calcext:value-type="string">
            <text:p>Rushmoor Comm. Hotspurs - Yellow</text:p>
          </table:table-cell>
          <table:table-cell table:style-name="ce77" table:formula="of:=VLOOKUP([.G12];TRANSLATED_TEAM_NAMES;[.$E12]+1)" office:value-type="string" office:string-value="STBGFC Boys 'A'" calcext:value-type="string">
            <text:p>STBGFC Boys 'A'</text:p>
          </table:table-cell>
          <table:table-cell table:style-name="ce78" table:formula="of:=IF(MOD([.$C12]; NUM_PITCHES)=0;INDEX(PITCHES;1;NUM_PITCHES);INDEX(PITCHES;1;MOD([.$C12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52800000,&quot;duration&quot;:&quot;15m&quot;,&quot;pitch&quot;:&quot;3&quot;,&quot;competition&quot;:{&quot;name&quot;:&quot;U12&quot;, &quot;section&quot;:&quot;A&quot;, &quot;group&quot;:&quot;2&quot;},&quot;tag&quot;:&quot;3&quot;, &quot;homeTeam&quot;:&quot;Rushmoor Comm. Hotspurs - Yellow&quot;, &quot;awayTeam&quot;:&quot;STBGFC Boys 'A'&quot;}" calcext:value-type="string">
            <text:p>{"__v":0,"day":2,"dateTime":52800000,"duration":"15m","pitch":"3","competition":{"name":"U12", "section":"A", "group":"2"},"tag":"3", "homeTeam":"Rushmoor Comm. Hotspurs - Yellow", "awayTeam":"STBGFC Boys 'A'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3" calcext:value-type="float">
            <text:p>3</text:p>
          </table:table-cell>
          <table:table-cell table:formula="of:=IF([.$J13]&gt;[.$J12];[.B12];[.B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73" table:formula="of:=FIRST_GAME_MS + ((DURATION_MS + GAME_GAP_MS) * ([.$B13]-1))" office:value-type="float" office:value="52800000" calcext:value-type="float">
            <text:p>528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13];TRANSLATED_TEAM_NAMES;[.$E13]+1)">
            <text:p/>
          </table:table-cell>
          <table:table-cell table:style-name="ce77" table:formula="of:=VLOOKUP([.G13];TRANSLATED_TEAM_NAMES;[.$E13]+1)" office:value-type="string" office:string-value="Hawley Colts 2" calcext:value-type="string">
            <text:p>Hawley Colts 2</text:p>
          </table:table-cell>
          <table:table-cell table:style-name="ce78" table:formula="of:=IF(MOD([.$C13]; NUM_PITCHES)=0;INDEX(PITCHES;1;NUM_PITCHES);INDEX(PITCHES;1;MOD([.$C13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52800000,&quot;duration&quot;:&quot;15m&quot;,&quot;pitch&quot;:&quot;4&quot;,&quot;competition&quot;:{&quot;name&quot;:&quot;U12&quot;, &quot;section&quot;:&quot;A&quot;, &quot;group&quot;:&quot;2&quot;},&quot;tag&quot;:&quot;3&quot;, &quot;homeTeam&quot;:&quot;&quot;, &quot;awayTeam&quot;:&quot;Hawley Colts 2&quot;}" calcext:value-type="string">
            <text:p>{"__v":0,"day":2,"dateTime":52800000,"duration":"15m","pitch":"4","competition":{"name":"U12", "section":"A", "group":"2"},"tag":"3", "homeTeam":"", "awayTeam":"Hawley Colts 2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4" calcext:value-type="float">
            <text:p>4</text:p>
          </table:table-cell>
          <table:table-cell table:formula="of:=IF([.$J14]&gt;[.$J13];[.B13];[.B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73" table:formula="of:=FIRST_GAME_MS + ((DURATION_MS + GAME_GAP_MS) * ([.$B14]-1))" office:value-type="float" office:value="54000000" calcext:value-type="float">
            <text:p>540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14];TRANSLATED_TEAM_NAMES;[.$E14]+1)">
            <text:p/>
          </table:table-cell>
          <table:table-cell table:style-name="ce77" table:formula="of:=VLOOKUP([.G14];TRANSLATED_TEAM_NAMES;[.$E14]+1)">
            <text:p/>
          </table:table-cell>
          <table:table-cell table:style-name="ce78" table:formula="of:=IF(MOD([.$C14]; NUM_PITCHES)=0;INDEX(PITCHES;1;NUM_PITCHES);INDEX(PITCHES;1;MOD([.$C14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54000000,&quot;duration&quot;:&quot;15m&quot;,&quot;pitch&quot;:&quot;1&quot;,&quot;competition&quot;:{&quot;name&quot;:&quot;U12&quot;, &quot;section&quot;:&quot;A&quot;, &quot;group&quot;:&quot;1&quot;},&quot;tag&quot;:&quot;4&quot;, &quot;homeTeam&quot;:&quot;&quot;, &quot;awayTeam&quot;:&quot;&quot;}" calcext:value-type="string">
            <text:p>{"__v":0,"day":2,"dateTime":54000000,"duration":"15m","pitch":"1","competition":{"name":"U12", "section":"A", "group":"1"},"tag":"4", "homeTeam":"", "awayTeam":"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4" calcext:value-type="float">
            <text:p>4</text:p>
          </table:table-cell>
          <table:table-cell table:formula="of:=IF([.$J15]&gt;[.$J14];[.B14];[.B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73" table:formula="of:=FIRST_GAME_MS + ((DURATION_MS + GAME_GAP_MS) * ([.$B15]-1))" office:value-type="float" office:value="54000000" calcext:value-type="float">
            <text:p>540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15];TRANSLATED_TEAM_NAMES;[.$E15]+1)" office:value-type="string" office:string-value="Hawley Colts 1" calcext:value-type="string">
            <text:p>Hawley Colts 1</text:p>
          </table:table-cell>
          <table:table-cell table:style-name="ce77" table:formula="of:=VLOOKUP([.G15];TRANSLATED_TEAM_NAMES;[.$E15]+1)" office:value-type="string" office:string-value="Mytchett Athletic Kestrels" calcext:value-type="string">
            <text:p>Mytchett Athletic Kestrels</text:p>
          </table:table-cell>
          <table:table-cell table:style-name="ce78" table:formula="of:=IF(MOD([.$C15]; NUM_PITCHES)=0;INDEX(PITCHES;1;NUM_PITCHES);INDEX(PITCHES;1;MOD([.$C15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54000000,&quot;duration&quot;:&quot;15m&quot;,&quot;pitch&quot;:&quot;2&quot;,&quot;competition&quot;:{&quot;name&quot;:&quot;U12&quot;, &quot;section&quot;:&quot;A&quot;, &quot;group&quot;:&quot;1&quot;},&quot;tag&quot;:&quot;4&quot;, &quot;homeTeam&quot;:&quot;Hawley Colts 1&quot;, &quot;awayTeam&quot;:&quot;Mytchett Athletic Kestrels&quot;}" calcext:value-type="string">
            <text:p>{"__v":0,"day":2,"dateTime":54000000,"duration":"15m","pitch":"2","competition":{"name":"U12", "section":"A", "group":"1"},"tag":"4", "homeTeam":"Hawley Colts 1", "awayTeam":"Mytchett Athletic Kestrels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4" calcext:value-type="float">
            <text:p>4</text:p>
          </table:table-cell>
          <table:table-cell table:formula="of:=IF([.$J16]&gt;[.$J15];[.B15];[.B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73" table:formula="of:=FIRST_GAME_MS + ((DURATION_MS + GAME_GAP_MS) * ([.$B16]-1))" office:value-type="float" office:value="54000000" calcext:value-type="float">
            <text:p>540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16];TRANSLATED_TEAM_NAMES;[.$E16]+1)">
            <text:p/>
          </table:table-cell>
          <table:table-cell table:style-name="ce77" table:formula="of:=VLOOKUP([.G16];TRANSLATED_TEAM_NAMES;[.$E16]+1)">
            <text:p/>
          </table:table-cell>
          <table:table-cell table:style-name="ce78" table:formula="of:=IF(MOD([.$C16]; NUM_PITCHES)=0;INDEX(PITCHES;1;NUM_PITCHES);INDEX(PITCHES;1;MOD([.$C16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54000000,&quot;duration&quot;:&quot;15m&quot;,&quot;pitch&quot;:&quot;3&quot;,&quot;competition&quot;:{&quot;name&quot;:&quot;U12&quot;, &quot;section&quot;:&quot;A&quot;, &quot;group&quot;:&quot;2&quot;},&quot;tag&quot;:&quot;4&quot;, &quot;homeTeam&quot;:&quot;&quot;, &quot;awayTeam&quot;:&quot;&quot;}" calcext:value-type="string">
            <text:p>{"__v":0,"day":2,"dateTime":54000000,"duration":"15m","pitch":"3","competition":{"name":"U12", "section":"A", "group":"2"},"tag":"4", "homeTeam":"", "awayTeam":"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4" calcext:value-type="float">
            <text:p>4</text:p>
          </table:table-cell>
          <table:table-cell table:formula="of:=IF([.$J17]&gt;[.$J16];[.B16];[.B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73" table:formula="of:=FIRST_GAME_MS + ((DURATION_MS + GAME_GAP_MS) * ([.$B17]-1))" office:value-type="float" office:value="54000000" calcext:value-type="float">
            <text:p>540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17];TRANSLATED_TEAM_NAMES;[.$E17]+1)" office:value-type="string" office:string-value="Holy Trinity Harriers" calcext:value-type="string">
            <text:p>Holy Trinity Harriers</text:p>
          </table:table-cell>
          <table:table-cell table:style-name="ce77" table:formula="of:=VLOOKUP([.G17];TRANSLATED_TEAM_NAMES;[.$E17]+1)" office:value-type="string" office:string-value="Oxford City" calcext:value-type="string">
            <text:p>Oxford City</text:p>
          </table:table-cell>
          <table:table-cell table:style-name="ce78" table:formula="of:=IF(MOD([.$C17]; NUM_PITCHES)=0;INDEX(PITCHES;1;NUM_PITCHES);INDEX(PITCHES;1;MOD([.$C17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54000000,&quot;duration&quot;:&quot;15m&quot;,&quot;pitch&quot;:&quot;4&quot;,&quot;competition&quot;:{&quot;name&quot;:&quot;U12&quot;, &quot;section&quot;:&quot;A&quot;, &quot;group&quot;:&quot;2&quot;},&quot;tag&quot;:&quot;4&quot;, &quot;homeTeam&quot;:&quot;Holy Trinity Harriers&quot;, &quot;awayTeam&quot;:&quot;Oxford City&quot;}" calcext:value-type="string">
            <text:p>{"__v":0,"day":2,"dateTime":54000000,"duration":"15m","pitch":"4","competition":{"name":"U12", "section":"A", "group":"2"},"tag":"4", "homeTeam":"Holy Trinity Harriers", "awayTeam":"Oxford City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5" calcext:value-type="float">
            <text:p>5</text:p>
          </table:table-cell>
          <table:table-cell table:formula="of:=IF([.$J18]&gt;[.$J17];[.B17];[.B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73" table:formula="of:=FIRST_GAME_MS + ((DURATION_MS + GAME_GAP_MS) * ([.$B18]-1))" office:value-type="float" office:value="55200000" calcext:value-type="float">
            <text:p>552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18];TRANSLATED_TEAM_NAMES;[.$E18]+1)" office:value-type="string" office:string-value="STBGFC Boys 'B'" calcext:value-type="string">
            <text:p>STBGFC Boys 'B'</text:p>
          </table:table-cell>
          <table:table-cell table:style-name="ce77" table:formula="of:=VLOOKUP([.G18];TRANSLATED_TEAM_NAMES;[.$E18]+1)">
            <text:p/>
          </table:table-cell>
          <table:table-cell table:style-name="ce78" table:formula="of:=IF(MOD([.$C18]; NUM_PITCHES)=0;INDEX(PITCHES;1;NUM_PITCHES);INDEX(PITCHES;1;MOD([.$C18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55200000,&quot;duration&quot;:&quot;15m&quot;,&quot;pitch&quot;:&quot;1&quot;,&quot;competition&quot;:{&quot;name&quot;:&quot;U12&quot;, &quot;section&quot;:&quot;A&quot;, &quot;group&quot;:&quot;1&quot;},&quot;tag&quot;:&quot;5&quot;, &quot;homeTeam&quot;:&quot;STBGFC Boys 'B'&quot;, &quot;awayTeam&quot;:&quot;&quot;}" calcext:value-type="string">
            <text:p>{"__v":0,"day":2,"dateTime":55200000,"duration":"15m","pitch":"1","competition":{"name":"U12", "section":"A", "group":"1"},"tag":"5", "homeTeam":"STBGFC Boys 'B'", "awayTeam":"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5" calcext:value-type="float">
            <text:p>5</text:p>
          </table:table-cell>
          <table:table-cell table:formula="of:=IF([.$J19]&gt;[.$J18];[.B18];[.B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73" table:formula="of:=FIRST_GAME_MS + ((DURATION_MS + GAME_GAP_MS) * ([.$B19]-1))" office:value-type="float" office:value="55200000" calcext:value-type="float">
            <text:p>552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19];TRANSLATED_TEAM_NAMES;[.$E19]+1)" office:value-type="string" office:string-value="Calcot Royals" calcext:value-type="string">
            <text:p>Calcot Royals</text:p>
          </table:table-cell>
          <table:table-cell table:style-name="ce77" table:formula="of:=VLOOKUP([.G19];TRANSLATED_TEAM_NAMES;[.$E19]+1)" office:value-type="string" office:string-value="Mytchett Athletic Kestrels" calcext:value-type="string">
            <text:p>Mytchett Athletic Kestrels</text:p>
          </table:table-cell>
          <table:table-cell table:style-name="ce78" table:formula="of:=IF(MOD([.$C19]; NUM_PITCHES)=0;INDEX(PITCHES;1;NUM_PITCHES);INDEX(PITCHES;1;MOD([.$C19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55200000,&quot;duration&quot;:&quot;15m&quot;,&quot;pitch&quot;:&quot;2&quot;,&quot;competition&quot;:{&quot;name&quot;:&quot;U12&quot;, &quot;section&quot;:&quot;A&quot;, &quot;group&quot;:&quot;1&quot;},&quot;tag&quot;:&quot;5&quot;, &quot;homeTeam&quot;:&quot;Calcot Royals&quot;, &quot;awayTeam&quot;:&quot;Mytchett Athletic Kestrels&quot;}" calcext:value-type="string">
            <text:p>{"__v":0,"day":2,"dateTime":55200000,"duration":"15m","pitch":"2","competition":{"name":"U12", "section":"A", "group":"1"},"tag":"5", "homeTeam":"Calcot Royals", "awayTeam":"Mytchett Athletic Kestrels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5" calcext:value-type="float">
            <text:p>5</text:p>
          </table:table-cell>
          <table:table-cell table:formula="of:=IF([.$J20]&gt;[.$J19];[.B19];[.B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73" table:formula="of:=FIRST_GAME_MS + ((DURATION_MS + GAME_GAP_MS) * ([.$B20]-1))" office:value-type="float" office:value="55200000" calcext:value-type="float">
            <text:p>552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20];TRANSLATED_TEAM_NAMES;[.$E20]+1)" office:value-type="string" office:string-value="STBGFC Boys 'A'" calcext:value-type="string">
            <text:p>STBGFC Boys 'A'</text:p>
          </table:table-cell>
          <table:table-cell table:style-name="ce77" table:formula="of:=VLOOKUP([.G20];TRANSLATED_TEAM_NAMES;[.$E20]+1)">
            <text:p/>
          </table:table-cell>
          <table:table-cell table:style-name="ce78" table:formula="of:=IF(MOD([.$C20]; NUM_PITCHES)=0;INDEX(PITCHES;1;NUM_PITCHES);INDEX(PITCHES;1;MOD([.$C20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55200000,&quot;duration&quot;:&quot;15m&quot;,&quot;pitch&quot;:&quot;3&quot;,&quot;competition&quot;:{&quot;name&quot;:&quot;U12&quot;, &quot;section&quot;:&quot;A&quot;, &quot;group&quot;:&quot;2&quot;},&quot;tag&quot;:&quot;5&quot;, &quot;homeTeam&quot;:&quot;STBGFC Boys 'A'&quot;, &quot;awayTeam&quot;:&quot;&quot;}" calcext:value-type="string">
            <text:p>{"__v":0,"day":2,"dateTime":55200000,"duration":"15m","pitch":"3","competition":{"name":"U12", "section":"A", "group":"2"},"tag":"5", "homeTeam":"STBGFC Boys 'A'", "awayTeam":"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5" calcext:value-type="float">
            <text:p>5</text:p>
          </table:table-cell>
          <table:table-cell table:formula="of:=IF([.$J21]&gt;[.$J20];[.B20];[.B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73" table:formula="of:=FIRST_GAME_MS + ((DURATION_MS + GAME_GAP_MS) * ([.$B21]-1))" office:value-type="float" office:value="55200000" calcext:value-type="float">
            <text:p>552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21];TRANSLATED_TEAM_NAMES;[.$E21]+1)" office:value-type="string" office:string-value="Hawley Colts 2" calcext:value-type="string">
            <text:p>Hawley Colts 2</text:p>
          </table:table-cell>
          <table:table-cell table:style-name="ce77" table:formula="of:=VLOOKUP([.G21];TRANSLATED_TEAM_NAMES;[.$E21]+1)" office:value-type="string" office:string-value="Oxford City" calcext:value-type="string">
            <text:p>Oxford City</text:p>
          </table:table-cell>
          <table:table-cell table:style-name="ce78" table:formula="of:=IF(MOD([.$C21]; NUM_PITCHES)=0;INDEX(PITCHES;1;NUM_PITCHES);INDEX(PITCHES;1;MOD([.$C21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55200000,&quot;duration&quot;:&quot;15m&quot;,&quot;pitch&quot;:&quot;4&quot;,&quot;competition&quot;:{&quot;name&quot;:&quot;U12&quot;, &quot;section&quot;:&quot;A&quot;, &quot;group&quot;:&quot;2&quot;},&quot;tag&quot;:&quot;5&quot;, &quot;homeTeam&quot;:&quot;Hawley Colts 2&quot;, &quot;awayTeam&quot;:&quot;Oxford City&quot;}" calcext:value-type="string">
            <text:p>{"__v":0,"day":2,"dateTime":55200000,"duration":"15m","pitch":"4","competition":{"name":"U12", "section":"A", "group":"2"},"tag":"5", "homeTeam":"Hawley Colts 2", "awayTeam":"Oxford City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6" calcext:value-type="float">
            <text:p>6</text:p>
          </table:table-cell>
          <table:table-cell table:formula="of:=IF([.$J22]&gt;[.$J21];[.B21];[.B21]+1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ce73" table:formula="of:=FIRST_GAME_MS + ((DURATION_MS + GAME_GAP_MS) * ([.$B22]-1))" office:value-type="float" office:value="56400000" calcext:value-type="float">
            <text:p>564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22];TRANSLATED_TEAM_NAMES;[.$E22]+1)" office:value-type="string" office:string-value="Hawley Colts 1" calcext:value-type="string">
            <text:p>Hawley Colts 1</text:p>
          </table:table-cell>
          <table:table-cell table:style-name="ce77" table:formula="of:=VLOOKUP([.G22];TRANSLATED_TEAM_NAMES;[.$E22]+1)" office:value-type="string" office:string-value="Rushmoor Com. Hotspurs - Blue" calcext:value-type="string">
            <text:p>Rushmoor Com. Hotspurs - Blue</text:p>
          </table:table-cell>
          <table:table-cell table:style-name="ce78" table:formula="of:=IF(MOD([.$C22]; NUM_PITCHES)=0;INDEX(PITCHES;1;NUM_PITCHES);INDEX(PITCHES;1;MOD([.$C22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56400000,&quot;duration&quot;:&quot;15m&quot;,&quot;pitch&quot;:&quot;1&quot;,&quot;competition&quot;:{&quot;name&quot;:&quot;U12&quot;, &quot;section&quot;:&quot;A&quot;, &quot;group&quot;:&quot;1&quot;},&quot;tag&quot;:&quot;6&quot;, &quot;homeTeam&quot;:&quot;Hawley Colts 1&quot;, &quot;awayTeam&quot;:&quot;Rushmoor Com. Hotspurs - Blue&quot;}" calcext:value-type="string">
            <text:p>{"__v":0,"day":2,"dateTime":56400000,"duration":"15m","pitch":"1","competition":{"name":"U12", "section":"A", "group":"1"},"tag":"6", "homeTeam":"Hawley Colts 1", "awayTeam":"Rushmoor Com. Hotspurs - Blue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6" calcext:value-type="float">
            <text:p>6</text:p>
          </table:table-cell>
          <table:table-cell table:formula="of:=IF([.$J23]&gt;[.$J22];[.B22];[.B22]+1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style-name="ce73" table:formula="of:=FIRST_GAME_MS + ((DURATION_MS + GAME_GAP_MS) * ([.$B23]-1))" office:value-type="float" office:value="56400000" calcext:value-type="float">
            <text:p>564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VLOOKUP([.F23];TRANSLATED_TEAM_NAMES;[.$E23]+1)">
            <text:p/>
          </table:table-cell>
          <table:table-cell table:style-name="ce77" table:formula="of:=VLOOKUP([.G23];TRANSLATED_TEAM_NAMES;[.$E23]+1)">
            <text:p/>
          </table:table-cell>
          <table:table-cell table:style-name="ce78" table:formula="of:=IF(MOD([.$C23]; NUM_PITCHES)=0;INDEX(PITCHES;1;NUM_PITCHES);INDEX(PITCHES;1;MOD([.$C23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56400000,&quot;duration&quot;:&quot;15m&quot;,&quot;pitch&quot;:&quot;2&quot;,&quot;competition&quot;:{&quot;name&quot;:&quot;U12&quot;, &quot;section&quot;:&quot;A&quot;, &quot;group&quot;:&quot;1&quot;},&quot;tag&quot;:&quot;6&quot;, &quot;homeTeam&quot;:&quot;&quot;, &quot;awayTeam&quot;:&quot;&quot;}" calcext:value-type="string">
            <text:p>{"__v":0,"day":2,"dateTime":56400000,"duration":"15m","pitch":"2","competition":{"name":"U12", "section":"A", "group":"1"},"tag":"6", "homeTeam":"", "awayTeam":"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6" calcext:value-type="float">
            <text:p>6</text:p>
          </table:table-cell>
          <table:table-cell table:formula="of:=IF([.$J24]&gt;[.$J23];[.B23];[.B23]+1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style-name="ce73" table:formula="of:=FIRST_GAME_MS + ((DURATION_MS + GAME_GAP_MS) * ([.$B24]-1))" office:value-type="float" office:value="56400000" calcext:value-type="float">
            <text:p>564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24];TRANSLATED_TEAM_NAMES;[.$E24]+1)" office:value-type="string" office:string-value="Holy Trinity Harriers" calcext:value-type="string">
            <text:p>Holy Trinity Harriers</text:p>
          </table:table-cell>
          <table:table-cell table:style-name="ce77" table:formula="of:=VLOOKUP([.G24];TRANSLATED_TEAM_NAMES;[.$E24]+1)" office:value-type="string" office:string-value="Rushmoor Comm. Hotspurs - Yellow" calcext:value-type="string">
            <text:p>Rushmoor Comm. Hotspurs - Yellow</text:p>
          </table:table-cell>
          <table:table-cell table:style-name="ce78" table:formula="of:=IF(MOD([.$C24]; NUM_PITCHES)=0;INDEX(PITCHES;1;NUM_PITCHES);INDEX(PITCHES;1;MOD([.$C2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56400000,&quot;duration&quot;:&quot;15m&quot;,&quot;pitch&quot;:&quot;3&quot;,&quot;competition&quot;:{&quot;name&quot;:&quot;U12&quot;, &quot;section&quot;:&quot;A&quot;, &quot;group&quot;:&quot;2&quot;},&quot;tag&quot;:&quot;6&quot;, &quot;homeTeam&quot;:&quot;Holy Trinity Harriers&quot;, &quot;awayTeam&quot;:&quot;Rushmoor Comm. Hotspurs - Yellow&quot;}" calcext:value-type="string">
            <text:p>{"__v":0,"day":2,"dateTime":56400000,"duration":"15m","pitch":"3","competition":{"name":"U12", "section":"A", "group":"2"},"tag":"6", "homeTeam":"Holy Trinity Harriers", "awayTeam":"Rushmoor Comm. Hotspurs - Yellow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6" calcext:value-type="float">
            <text:p>6</text:p>
          </table:table-cell>
          <table:table-cell table:formula="of:=IF([.$J25]&gt;[.$J24];[.B24];[.B24]+1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style-name="ce73" table:formula="of:=FIRST_GAME_MS + ((DURATION_MS + GAME_GAP_MS) * ([.$B25]-1))" office:value-type="float" office:value="56400000" calcext:value-type="float">
            <text:p>564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VLOOKUP([.F25];TRANSLATED_TEAM_NAMES;[.$E25]+1)">
            <text:p/>
          </table:table-cell>
          <table:table-cell table:style-name="ce77" table:formula="of:=VLOOKUP([.G25];TRANSLATED_TEAM_NAMES;[.$E25]+1)">
            <text:p/>
          </table:table-cell>
          <table:table-cell table:style-name="ce78" table:formula="of:=IF(MOD([.$C25]; NUM_PITCHES)=0;INDEX(PITCHES;1;NUM_PITCHES);INDEX(PITCHES;1;MOD([.$C2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56400000,&quot;duration&quot;:&quot;15m&quot;,&quot;pitch&quot;:&quot;4&quot;,&quot;competition&quot;:{&quot;name&quot;:&quot;U12&quot;, &quot;section&quot;:&quot;A&quot;, &quot;group&quot;:&quot;2&quot;},&quot;tag&quot;:&quot;6&quot;, &quot;homeTeam&quot;:&quot;&quot;, &quot;awayTeam&quot;:&quot;&quot;}" calcext:value-type="string">
            <text:p>{"__v":0,"day":2,"dateTime":56400000,"duration":"15m","pitch":"4","competition":{"name":"U12", "section":"A", "group":"2"},"tag":"6", "homeTeam":"", "awayTeam":"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7" calcext:value-type="float">
            <text:p>7</text:p>
          </table:table-cell>
          <table:table-cell table:formula="of:=IF([.$J26]&gt;[.$J25];[.B25];[.B25]+1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style-name="ce73" table:formula="of:=FIRST_GAME_MS + ((DURATION_MS + GAME_GAP_MS) * ([.$B26]-1))" office:value-type="float" office:value="57600000" calcext:value-type="float">
            <text:p>576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VLOOKUP([.F26];TRANSLATED_TEAM_NAMES;[.$E26]+1)" office:value-type="string" office:string-value="Rushmoor Com. Hotspurs - Blue" calcext:value-type="string">
            <text:p>Rushmoor Com. Hotspurs - Blue</text:p>
          </table:table-cell>
          <table:table-cell table:style-name="ce77" table:formula="of:=VLOOKUP([.G26];TRANSLATED_TEAM_NAMES;[.$E26]+1)">
            <text:p/>
          </table:table-cell>
          <table:table-cell table:style-name="ce78" table:formula="of:=IF(MOD([.$C26]; NUM_PITCHES)=0;INDEX(PITCHES;1;NUM_PITCHES);INDEX(PITCHES;1;MOD([.$C26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57600000,&quot;duration&quot;:&quot;15m&quot;,&quot;pitch&quot;:&quot;1&quot;,&quot;competition&quot;:{&quot;name&quot;:&quot;U12&quot;, &quot;section&quot;:&quot;A&quot;, &quot;group&quot;:&quot;1&quot;},&quot;tag&quot;:&quot;7&quot;, &quot;homeTeam&quot;:&quot;Rushmoor Com. Hotspurs - Blue&quot;, &quot;awayTeam&quot;:&quot;&quot;}" calcext:value-type="string">
            <text:p>{"__v":0,"day":2,"dateTime":57600000,"duration":"15m","pitch":"1","competition":{"name":"U12", "section":"A", "group":"1"},"tag":"7", "homeTeam":"Rushmoor Com. Hotspurs - Blue", "awayTeam":"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7" calcext:value-type="float">
            <text:p>7</text:p>
          </table:table-cell>
          <table:table-cell table:formula="of:=IF([.$J27]&gt;[.$J26];[.B26];[.B26]+1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style-name="ce73" table:formula="of:=FIRST_GAME_MS + ((DURATION_MS + GAME_GAP_MS) * ([.$B27]-1))" office:value-type="float" office:value="57600000" calcext:value-type="float">
            <text:p>576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27];TRANSLATED_TEAM_NAMES;[.$E27]+1)" office:value-type="string" office:string-value="Hawley Colts 1" calcext:value-type="string">
            <text:p>Hawley Colts 1</text:p>
          </table:table-cell>
          <table:table-cell table:style-name="ce77" table:formula="of:=VLOOKUP([.G27];TRANSLATED_TEAM_NAMES;[.$E27]+1)">
            <text:p/>
          </table:table-cell>
          <table:table-cell table:style-name="ce78" table:formula="of:=IF(MOD([.$C27]; NUM_PITCHES)=0;INDEX(PITCHES;1;NUM_PITCHES);INDEX(PITCHES;1;MOD([.$C27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57600000,&quot;duration&quot;:&quot;15m&quot;,&quot;pitch&quot;:&quot;2&quot;,&quot;competition&quot;:{&quot;name&quot;:&quot;U12&quot;, &quot;section&quot;:&quot;A&quot;, &quot;group&quot;:&quot;1&quot;},&quot;tag&quot;:&quot;7&quot;, &quot;homeTeam&quot;:&quot;Hawley Colts 1&quot;, &quot;awayTeam&quot;:&quot;&quot;}" calcext:value-type="string">
            <text:p>{"__v":0,"day":2,"dateTime":57600000,"duration":"15m","pitch":"2","competition":{"name":"U12", "section":"A", "group":"1"},"tag":"7", "homeTeam":"Hawley Colts 1", "awayTeam":"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7" calcext:value-type="float">
            <text:p>7</text:p>
          </table:table-cell>
          <table:table-cell table:formula="of:=IF([.$J28]&gt;[.$J27];[.B27];[.B27]+1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73" table:formula="of:=FIRST_GAME_MS + ((DURATION_MS + GAME_GAP_MS) * ([.$B28]-1))" office:value-type="float" office:value="57600000" calcext:value-type="float">
            <text:p>576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VLOOKUP([.F28];TRANSLATED_TEAM_NAMES;[.$E28]+1)" office:value-type="string" office:string-value="Rushmoor Comm. Hotspurs - Yellow" calcext:value-type="string">
            <text:p>Rushmoor Comm. Hotspurs - Yellow</text:p>
          </table:table-cell>
          <table:table-cell table:style-name="ce77" table:formula="of:=VLOOKUP([.G28];TRANSLATED_TEAM_NAMES;[.$E28]+1)">
            <text:p/>
          </table:table-cell>
          <table:table-cell table:style-name="ce78" table:formula="of:=IF(MOD([.$C28]; NUM_PITCHES)=0;INDEX(PITCHES;1;NUM_PITCHES);INDEX(PITCHES;1;MOD([.$C2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57600000,&quot;duration&quot;:&quot;15m&quot;,&quot;pitch&quot;:&quot;3&quot;,&quot;competition&quot;:{&quot;name&quot;:&quot;U12&quot;, &quot;section&quot;:&quot;A&quot;, &quot;group&quot;:&quot;2&quot;},&quot;tag&quot;:&quot;7&quot;, &quot;homeTeam&quot;:&quot;Rushmoor Comm. Hotspurs - Yellow&quot;, &quot;awayTeam&quot;:&quot;&quot;}" calcext:value-type="string">
            <text:p>{"__v":0,"day":2,"dateTime":57600000,"duration":"15m","pitch":"3","competition":{"name":"U12", "section":"A", "group":"2"},"tag":"7", "homeTeam":"Rushmoor Comm. Hotspurs - Yellow", "awayTeam":"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7" calcext:value-type="float">
            <text:p>7</text:p>
          </table:table-cell>
          <table:table-cell table:formula="of:=IF([.$J29]&gt;[.$J28];[.B28];[.B28]+1)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style-name="ce73" table:formula="of:=FIRST_GAME_MS + ((DURATION_MS + GAME_GAP_MS) * ([.$B29]-1))" office:value-type="float" office:value="57600000" calcext:value-type="float">
            <text:p>576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29];TRANSLATED_TEAM_NAMES;[.$E29]+1)" office:value-type="string" office:string-value="Holy Trinity Harriers" calcext:value-type="string">
            <text:p>Holy Trinity Harriers</text:p>
          </table:table-cell>
          <table:table-cell table:style-name="ce77" table:formula="of:=VLOOKUP([.G29];TRANSLATED_TEAM_NAMES;[.$E29]+1)">
            <text:p/>
          </table:table-cell>
          <table:table-cell table:style-name="ce78" table:formula="of:=IF(MOD([.$C29]; NUM_PITCHES)=0;INDEX(PITCHES;1;NUM_PITCHES);INDEX(PITCHES;1;MOD([.$C29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57600000,&quot;duration&quot;:&quot;15m&quot;,&quot;pitch&quot;:&quot;4&quot;,&quot;competition&quot;:{&quot;name&quot;:&quot;U12&quot;, &quot;section&quot;:&quot;A&quot;, &quot;group&quot;:&quot;2&quot;},&quot;tag&quot;:&quot;7&quot;, &quot;homeTeam&quot;:&quot;Holy Trinity Harriers&quot;, &quot;awayTeam&quot;:&quot;&quot;}" calcext:value-type="string">
            <text:p>{"__v":0,"day":2,"dateTime":57600000,"duration":"15m","pitch":"4","competition":{"name":"U12", "section":"A", "group":"2"},"tag":"7", "homeTeam":"Holy Trinity Harriers", "awayTeam":"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8" calcext:value-type="float">
            <text:p>8</text:p>
          </table:table-cell>
          <table:table-cell table:formula="of:=IF([.$J30]&gt;[.$J29];[.B29];[.B29]+1)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style-name="ce73" table:formula="of:=FIRST_GAME_MS + ((DURATION_MS + GAME_GAP_MS) * ([.$B30]-1))" office:value-type="float" office:value="58800000" calcext:value-type="float">
            <text:p>588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30];TRANSLATED_TEAM_NAMES;[.$E30]+1)" office:value-type="string" office:string-value="Mytchett Athletic Kestrels" calcext:value-type="string">
            <text:p>Mytchett Athletic Kestrels</text:p>
          </table:table-cell>
          <table:table-cell table:style-name="ce77" table:formula="of:=VLOOKUP([.G30];TRANSLATED_TEAM_NAMES;[.$E30]+1)">
            <text:p/>
          </table:table-cell>
          <table:table-cell table:style-name="ce78" table:formula="of:=IF(MOD([.$C30]; NUM_PITCHES)=0;INDEX(PITCHES;1;NUM_PITCHES);INDEX(PITCHES;1;MOD([.$C30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2,&quot;dateTime&quot;:58800000,&quot;duration&quot;:&quot;15m&quot;,&quot;pitch&quot;:&quot;1&quot;,&quot;competition&quot;:{&quot;name&quot;:&quot;U12&quot;, &quot;section&quot;:&quot;A&quot;, &quot;group&quot;:&quot;1&quot;},&quot;tag&quot;:&quot;8&quot;, &quot;homeTeam&quot;:&quot;Mytchett Athletic Kestrels&quot;, &quot;awayTeam&quot;:&quot;&quot;}" calcext:value-type="string">
            <text:p>{"__v":0,"day":2,"dateTime":58800000,"duration":"15m","pitch":"1","competition":{"name":"U12", "section":"A", "group":"1"},"tag":"8", "homeTeam":"Mytchett Athletic Kestrels", "awayTeam":"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8" calcext:value-type="float">
            <text:p>8</text:p>
          </table:table-cell>
          <table:table-cell table:formula="of:=IF([.$J31]&gt;[.$J30];[.B30];[.B30]+1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style-name="ce73" table:formula="of:=FIRST_GAME_MS + ((DURATION_MS + GAME_GAP_MS) * ([.$B31]-1))" office:value-type="float" office:value="58800000" calcext:value-type="float">
            <text:p>588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31];TRANSLATED_TEAM_NAMES;[.$E31]+1)" office:value-type="string" office:string-value="Calcot Royals" calcext:value-type="string">
            <text:p>Calcot Royals</text:p>
          </table:table-cell>
          <table:table-cell table:style-name="ce77" table:formula="of:=VLOOKUP([.G31];TRANSLATED_TEAM_NAMES;[.$E31]+1)" office:value-type="string" office:string-value="STBGFC Boys 'B'" calcext:value-type="string">
            <text:p>STBGFC Boys 'B'</text:p>
          </table:table-cell>
          <table:table-cell table:style-name="ce78" table:formula="of:=IF(MOD([.$C31]; NUM_PITCHES)=0;INDEX(PITCHES;1;NUM_PITCHES);INDEX(PITCHES;1;MOD([.$C31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2,&quot;dateTime&quot;:58800000,&quot;duration&quot;:&quot;15m&quot;,&quot;pitch&quot;:&quot;2&quot;,&quot;competition&quot;:{&quot;name&quot;:&quot;U12&quot;, &quot;section&quot;:&quot;A&quot;, &quot;group&quot;:&quot;1&quot;},&quot;tag&quot;:&quot;8&quot;, &quot;homeTeam&quot;:&quot;Calcot Royals&quot;, &quot;awayTeam&quot;:&quot;STBGFC Boys 'B'&quot;}" calcext:value-type="string">
            <text:p>{"__v":0,"day":2,"dateTime":58800000,"duration":"15m","pitch":"2","competition":{"name":"U12", "section":"A", "group":"1"},"tag":"8", "homeTeam":"Calcot Royals", "awayTeam":"STBGFC Boys 'B'"}</text:p>
          </table:table-cell>
          <table:table-cell table:number-columns-repeated="1013"/>
        </table:table-row>
        <table:table-row table:style-name="ro1">
          <table:table-cell table:formula="of:=[.B32]" office:value-type="float" office:value="8" calcext:value-type="float">
            <text:p>8</text:p>
          </table:table-cell>
          <table:table-cell table:formula="of:=IF([.$J32]&gt;[.$J31];[.B31];[.B31]+1)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style-name="ce73" table:formula="of:=FIRST_GAME_MS + ((DURATION_MS + GAME_GAP_MS) * ([.$B32]-1))" office:value-type="float" office:value="58800000" calcext:value-type="float">
            <text:p>588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32];TRANSLATED_TEAM_NAMES;[.$E32]+1)" office:value-type="string" office:string-value="Oxford City" calcext:value-type="string">
            <text:p>Oxford City</text:p>
          </table:table-cell>
          <table:table-cell table:style-name="ce77" table:formula="of:=VLOOKUP([.G32];TRANSLATED_TEAM_NAMES;[.$E32]+1)">
            <text:p/>
          </table:table-cell>
          <table:table-cell table:style-name="ce78" table:formula="of:=IF(MOD([.$C32]; NUM_PITCHES)=0;INDEX(PITCHES;1;NUM_PITCHES);INDEX(PITCHES;1;MOD([.$C32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2]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}&quot;" office:value-type="string" office:string-value="{&quot;__v&quot;:0,&quot;day&quot;:2,&quot;dateTime&quot;:58800000,&quot;duration&quot;:&quot;15m&quot;,&quot;pitch&quot;:&quot;3&quot;,&quot;competition&quot;:{&quot;name&quot;:&quot;U12&quot;, &quot;section&quot;:&quot;A&quot;, &quot;group&quot;:&quot;2&quot;},&quot;tag&quot;:&quot;8&quot;, &quot;homeTeam&quot;:&quot;Oxford City&quot;, &quot;awayTeam&quot;:&quot;&quot;}" calcext:value-type="string">
            <text:p>{"__v":0,"day":2,"dateTime":58800000,"duration":"15m","pitch":"3","competition":{"name":"U12", "section":"A", "group":"2"},"tag":"8", "homeTeam":"Oxford City", "awayTeam":""}</text:p>
          </table:table-cell>
          <table:table-cell table:number-columns-repeated="1013"/>
        </table:table-row>
        <table:table-row table:style-name="ro1">
          <table:table-cell table:formula="of:=[.B33]" office:value-type="float" office:value="8" calcext:value-type="float">
            <text:p>8</text:p>
          </table:table-cell>
          <table:table-cell table:formula="of:=IF([.$J33]&gt;[.$J32];[.B32];[.B32]+1)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73" table:formula="of:=FIRST_GAME_MS + ((DURATION_MS + GAME_GAP_MS) * ([.$B33]-1))" office:value-type="float" office:value="58800000" calcext:value-type="float">
            <text:p>588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33];TRANSLATED_TEAM_NAMES;[.$E33]+1)" office:value-type="string" office:string-value="Hawley Colts 2" calcext:value-type="string">
            <text:p>Hawley Colts 2</text:p>
          </table:table-cell>
          <table:table-cell table:style-name="ce77" table:formula="of:=VLOOKUP([.G33];TRANSLATED_TEAM_NAMES;[.$E33]+1)" office:value-type="string" office:string-value="STBGFC Boys 'A'" calcext:value-type="string">
            <text:p>STBGFC Boys 'A'</text:p>
          </table:table-cell>
          <table:table-cell table:style-name="ce78" table:formula="of:=IF(MOD([.$C33]; NUM_PITCHES)=0;INDEX(PITCHES;1;NUM_PITCHES);INDEX(PITCHES;1;MOD([.$C33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3]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}&quot;" office:value-type="string" office:string-value="{&quot;__v&quot;:0,&quot;day&quot;:2,&quot;dateTime&quot;:58800000,&quot;duration&quot;:&quot;15m&quot;,&quot;pitch&quot;:&quot;4&quot;,&quot;competition&quot;:{&quot;name&quot;:&quot;U12&quot;, &quot;section&quot;:&quot;A&quot;, &quot;group&quot;:&quot;2&quot;},&quot;tag&quot;:&quot;8&quot;, &quot;homeTeam&quot;:&quot;Hawley Colts 2&quot;, &quot;awayTeam&quot;:&quot;STBGFC Boys 'A'&quot;}" calcext:value-type="string">
            <text:p>{"__v":0,"day":2,"dateTime":58800000,"duration":"15m","pitch":"4","competition":{"name":"U12", "section":"A", "group":"2"},"tag":"8", "homeTeam":"Hawley Colts 2", "awayTeam":"STBGFC Boys 'A'"}</text:p>
          </table:table-cell>
          <table:table-cell table:number-columns-repeated="1013"/>
        </table:table-row>
        <table:table-row table:style-name="ro1">
          <table:table-cell table:formula="of:=[.B34]" office:value-type="float" office:value="9" calcext:value-type="float">
            <text:p>9</text:p>
          </table:table-cell>
          <table:table-cell table:formula="of:=IF([.$J34]&gt;[.$J33];[.B33];[.B33]+1)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style-name="ce73" table:formula="of:=FIRST_GAME_MS + ((DURATION_MS + GAME_GAP_MS) * ([.$B34]-1))" office:value-type="float" office:value="60000000" calcext:value-type="float">
            <text:p>600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34];TRANSLATED_TEAM_NAMES;[.$E34]+1)">
            <text:p/>
          </table:table-cell>
          <table:table-cell table:style-name="ce77" table:formula="of:=VLOOKUP([.G34];TRANSLATED_TEAM_NAMES;[.$E34]+1)" office:value-type="string" office:string-value="Hawley Colts 1" calcext:value-type="string">
            <text:p>Hawley Colts 1</text:p>
          </table:table-cell>
          <table:table-cell table:style-name="ce78" table:formula="of:=IF(MOD([.$C34]; NUM_PITCHES)=0;INDEX(PITCHES;1;NUM_PITCHES);INDEX(PITCHES;1;MOD([.$C34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4]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}&quot;" office:value-type="string" office:string-value="{&quot;__v&quot;:0,&quot;day&quot;:2,&quot;dateTime&quot;:60000000,&quot;duration&quot;:&quot;15m&quot;,&quot;pitch&quot;:&quot;1&quot;,&quot;competition&quot;:{&quot;name&quot;:&quot;U12&quot;, &quot;section&quot;:&quot;A&quot;, &quot;group&quot;:&quot;1&quot;},&quot;tag&quot;:&quot;9&quot;, &quot;homeTeam&quot;:&quot;&quot;, &quot;awayTeam&quot;:&quot;Hawley Colts 1&quot;}" calcext:value-type="string">
            <text:p>{"__v":0,"day":2,"dateTime":60000000,"duration":"15m","pitch":"1","competition":{"name":"U12", "section":"A", "group":"1"},"tag":"9", "homeTeam":"", "awayTeam":"Hawley Colts 1"}</text:p>
          </table:table-cell>
          <table:table-cell table:number-columns-repeated="1013"/>
        </table:table-row>
        <table:table-row table:style-name="ro1">
          <table:table-cell table:formula="of:=[.B35]" office:value-type="float" office:value="9" calcext:value-type="float">
            <text:p>9</text:p>
          </table:table-cell>
          <table:table-cell table:formula="of:=IF([.$J35]&gt;[.$J34];[.B34];[.B34]+1)"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style-name="ce73" table:formula="of:=FIRST_GAME_MS + ((DURATION_MS + GAME_GAP_MS) * ([.$B35]-1))" office:value-type="float" office:value="60000000" calcext:value-type="float">
            <text:p>600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35];TRANSLATED_TEAM_NAMES;[.$E35]+1)">
            <text:p/>
          </table:table-cell>
          <table:table-cell table:style-name="ce77" table:formula="of:=VLOOKUP([.G35];TRANSLATED_TEAM_NAMES;[.$E35]+1)" office:value-type="string" office:string-value="Calcot Royals" calcext:value-type="string">
            <text:p>Calcot Royals</text:p>
          </table:table-cell>
          <table:table-cell table:style-name="ce78" table:formula="of:=IF(MOD([.$C35]; NUM_PITCHES)=0;INDEX(PITCHES;1;NUM_PITCHES);INDEX(PITCHES;1;MOD([.$C35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5]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}&quot;" office:value-type="string" office:string-value="{&quot;__v&quot;:0,&quot;day&quot;:2,&quot;dateTime&quot;:60000000,&quot;duration&quot;:&quot;15m&quot;,&quot;pitch&quot;:&quot;2&quot;,&quot;competition&quot;:{&quot;name&quot;:&quot;U12&quot;, &quot;section&quot;:&quot;A&quot;, &quot;group&quot;:&quot;1&quot;},&quot;tag&quot;:&quot;9&quot;, &quot;homeTeam&quot;:&quot;&quot;, &quot;awayTeam&quot;:&quot;Calcot Royals&quot;}" calcext:value-type="string">
            <text:p>{"__v":0,"day":2,"dateTime":60000000,"duration":"15m","pitch":"2","competition":{"name":"U12", "section":"A", "group":"1"},"tag":"9", "homeTeam":"", "awayTeam":"Calcot Royals"}</text:p>
          </table:table-cell>
          <table:table-cell table:number-columns-repeated="1013"/>
        </table:table-row>
        <table:table-row table:style-name="ro1">
          <table:table-cell table:formula="of:=[.B36]" office:value-type="float" office:value="9" calcext:value-type="float">
            <text:p>9</text:p>
          </table:table-cell>
          <table:table-cell table:formula="of:=IF([.$J36]&gt;[.$J35];[.B35];[.B35]+1)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style-name="ce73" table:formula="of:=FIRST_GAME_MS + ((DURATION_MS + GAME_GAP_MS) * ([.$B36]-1))" office:value-type="float" office:value="60000000" calcext:value-type="float">
            <text:p>600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36];TRANSLATED_TEAM_NAMES;[.$E36]+1)">
            <text:p/>
          </table:table-cell>
          <table:table-cell table:style-name="ce77" table:formula="of:=VLOOKUP([.G36];TRANSLATED_TEAM_NAMES;[.$E36]+1)" office:value-type="string" office:string-value="Holy Trinity Harriers" calcext:value-type="string">
            <text:p>Holy Trinity Harriers</text:p>
          </table:table-cell>
          <table:table-cell table:style-name="ce78" table:formula="of:=IF(MOD([.$C36]; NUM_PITCHES)=0;INDEX(PITCHES;1;NUM_PITCHES);INDEX(PITCHES;1;MOD([.$C36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6]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}&quot;" office:value-type="string" office:string-value="{&quot;__v&quot;:0,&quot;day&quot;:2,&quot;dateTime&quot;:60000000,&quot;duration&quot;:&quot;15m&quot;,&quot;pitch&quot;:&quot;3&quot;,&quot;competition&quot;:{&quot;name&quot;:&quot;U12&quot;, &quot;section&quot;:&quot;A&quot;, &quot;group&quot;:&quot;2&quot;},&quot;tag&quot;:&quot;9&quot;, &quot;homeTeam&quot;:&quot;&quot;, &quot;awayTeam&quot;:&quot;Holy Trinity Harriers&quot;}" calcext:value-type="string">
            <text:p>{"__v":0,"day":2,"dateTime":60000000,"duration":"15m","pitch":"3","competition":{"name":"U12", "section":"A", "group":"2"},"tag":"9", "homeTeam":"", "awayTeam":"Holy Trinity Harriers"}</text:p>
          </table:table-cell>
          <table:table-cell table:number-columns-repeated="1013"/>
        </table:table-row>
        <table:table-row table:style-name="ro1">
          <table:table-cell table:formula="of:=[.B37]" office:value-type="float" office:value="9" calcext:value-type="float">
            <text:p>9</text:p>
          </table:table-cell>
          <table:table-cell table:formula="of:=IF([.$J37]&gt;[.$J36];[.B36];[.B36]+1)"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style-name="ce73" table:formula="of:=FIRST_GAME_MS + ((DURATION_MS + GAME_GAP_MS) * ([.$B37]-1))" office:value-type="float" office:value="60000000" calcext:value-type="float">
            <text:p>600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37];TRANSLATED_TEAM_NAMES;[.$E37]+1)">
            <text:p/>
          </table:table-cell>
          <table:table-cell table:style-name="ce77" table:formula="of:=VLOOKUP([.G37];TRANSLATED_TEAM_NAMES;[.$E37]+1)" office:value-type="string" office:string-value="Hawley Colts 2" calcext:value-type="string">
            <text:p>Hawley Colts 2</text:p>
          </table:table-cell>
          <table:table-cell table:style-name="ce78" table:formula="of:=IF(MOD([.$C37]; NUM_PITCHES)=0;INDEX(PITCHES;1;NUM_PITCHES);INDEX(PITCHES;1;MOD([.$C37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7]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}&quot;" office:value-type="string" office:string-value="{&quot;__v&quot;:0,&quot;day&quot;:2,&quot;dateTime&quot;:60000000,&quot;duration&quot;:&quot;15m&quot;,&quot;pitch&quot;:&quot;4&quot;,&quot;competition&quot;:{&quot;name&quot;:&quot;U12&quot;, &quot;section&quot;:&quot;A&quot;, &quot;group&quot;:&quot;2&quot;},&quot;tag&quot;:&quot;9&quot;, &quot;homeTeam&quot;:&quot;&quot;, &quot;awayTeam&quot;:&quot;Hawley Colts 2&quot;}" calcext:value-type="string">
            <text:p>{"__v":0,"day":2,"dateTime":60000000,"duration":"15m","pitch":"4","competition":{"name":"U12", "section":"A", "group":"2"},"tag":"9", "homeTeam":"", "awayTeam":"Hawley Colts 2"}</text:p>
          </table:table-cell>
          <table:table-cell table:number-columns-repeated="1013"/>
        </table:table-row>
        <table:table-row table:style-name="ro1">
          <table:table-cell table:formula="of:=[.B38]" office:value-type="float" office:value="10" calcext:value-type="float">
            <text:p>10</text:p>
          </table:table-cell>
          <table:table-cell table:formula="of:=IF([.$J38]&gt;[.$J37];[.B37];[.B37]+1)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style-name="ce73" table:formula="of:=FIRST_GAME_MS + ((DURATION_MS + GAME_GAP_MS) * ([.$B38]-1))" office:value-type="float" office:value="61200000" calcext:value-type="float">
            <text:p>612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38];TRANSLATED_TEAM_NAMES;[.$E38]+1)" office:value-type="string" office:string-value="Mytchett Athletic Kestrels" calcext:value-type="string">
            <text:p>Mytchett Athletic Kestrels</text:p>
          </table:table-cell>
          <table:table-cell table:style-name="ce77" table:formula="of:=VLOOKUP([.G38];TRANSLATED_TEAM_NAMES;[.$E38]+1)" office:value-type="string" office:string-value="STBGFC Boys 'B'" calcext:value-type="string">
            <text:p>STBGFC Boys 'B'</text:p>
          </table:table-cell>
          <table:table-cell table:style-name="ce78" table:formula="of:=IF(MOD([.$C38]; NUM_PITCHES)=0;INDEX(PITCHES;1;NUM_PITCHES);INDEX(PITCHES;1;MOD([.$C38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8]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}&quot;" office:value-type="string" office:string-value="{&quot;__v&quot;:0,&quot;day&quot;:2,&quot;dateTime&quot;:61200000,&quot;duration&quot;:&quot;15m&quot;,&quot;pitch&quot;:&quot;1&quot;,&quot;competition&quot;:{&quot;name&quot;:&quot;U12&quot;, &quot;section&quot;:&quot;A&quot;, &quot;group&quot;:&quot;1&quot;},&quot;tag&quot;:&quot;10&quot;, &quot;homeTeam&quot;:&quot;Mytchett Athletic Kestrels&quot;, &quot;awayTeam&quot;:&quot;STBGFC Boys 'B'&quot;}" calcext:value-type="string">
            <text:p>{"__v":0,"day":2,"dateTime":61200000,"duration":"15m","pitch":"1","competition":{"name":"U12", "section":"A", "group":"1"},"tag":"10", "homeTeam":"Mytchett Athletic Kestrels", "awayTeam":"STBGFC Boys 'B'"}</text:p>
          </table:table-cell>
          <table:table-cell table:number-columns-repeated="1013"/>
        </table:table-row>
        <table:table-row table:style-name="ro1">
          <table:table-cell table:formula="of:=[.B39]" office:value-type="float" office:value="10" calcext:value-type="float">
            <text:p>10</text:p>
          </table:table-cell>
          <table:table-cell table:formula="of:=IF([.$J39]&gt;[.$J38];[.B38];[.B38]+1)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style-name="ce73" table:formula="of:=FIRST_GAME_MS + ((DURATION_MS + GAME_GAP_MS) * ([.$B39]-1))" office:value-type="float" office:value="61200000" calcext:value-type="float">
            <text:p>612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39];TRANSLATED_TEAM_NAMES;[.$E39]+1)" office:value-type="string" office:string-value="Rushmoor Com. Hotspurs - Blue" calcext:value-type="string">
            <text:p>Rushmoor Com. Hotspurs - Blue</text:p>
          </table:table-cell>
          <table:table-cell table:style-name="ce77" table:formula="of:=VLOOKUP([.G39];TRANSLATED_TEAM_NAMES;[.$E39]+1)">
            <text:p/>
          </table:table-cell>
          <table:table-cell table:style-name="ce78" table:formula="of:=IF(MOD([.$C39]; NUM_PITCHES)=0;INDEX(PITCHES;1;NUM_PITCHES);INDEX(PITCHES;1;MOD([.$C39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39] &amp; &quot;,&quot;&quot;duration&quot;&quot;:&quot;&quot;&quot; &amp; MATCH_DURATION &amp; &quot;m&quot;&quot;,&quot;&quot;pitch&quot;&quot;:&quot;&quot;&quot; &amp; [.J3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9] &amp; &quot;&quot;&quot;},&quot;&quot;tag&quot;&quot;:&quot;&quot;&quot; &amp; [.$A39] &amp; &quot;&quot;&quot;, &quot;&quot;homeTeam&quot;&quot;:&quot;&quot;&quot; &amp; [.H39] &amp; &quot;&quot;&quot;, &quot;&quot;awayTeam&quot;&quot;:&quot;&quot;&quot; &amp; [.I39] &amp; &quot;&quot;&quot;}&quot;" office:value-type="string" office:string-value="{&quot;__v&quot;:0,&quot;day&quot;:2,&quot;dateTime&quot;:61200000,&quot;duration&quot;:&quot;15m&quot;,&quot;pitch&quot;:&quot;2&quot;,&quot;competition&quot;:{&quot;name&quot;:&quot;U12&quot;, &quot;section&quot;:&quot;A&quot;, &quot;group&quot;:&quot;1&quot;},&quot;tag&quot;:&quot;10&quot;, &quot;homeTeam&quot;:&quot;Rushmoor Com. Hotspurs - Blue&quot;, &quot;awayTeam&quot;:&quot;&quot;}" calcext:value-type="string">
            <text:p>{"__v":0,"day":2,"dateTime":61200000,"duration":"15m","pitch":"2","competition":{"name":"U12", "section":"A", "group":"1"},"tag":"10", "homeTeam":"Rushmoor Com. Hotspurs - Blue", "awayTeam":""}</text:p>
          </table:table-cell>
          <table:table-cell table:number-columns-repeated="1013"/>
        </table:table-row>
        <table:table-row table:style-name="ro1">
          <table:table-cell table:formula="of:=[.B40]" office:value-type="float" office:value="10" calcext:value-type="float">
            <text:p>10</text:p>
          </table:table-cell>
          <table:table-cell table:formula="of:=IF([.$J40]&gt;[.$J39];[.B39];[.B39]+1)"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style-name="ce73" table:formula="of:=FIRST_GAME_MS + ((DURATION_MS + GAME_GAP_MS) * ([.$B40]-1))" office:value-type="float" office:value="61200000" calcext:value-type="float">
            <text:p>612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40];TRANSLATED_TEAM_NAMES;[.$E40]+1)" office:value-type="string" office:string-value="Oxford City" calcext:value-type="string">
            <text:p>Oxford City</text:p>
          </table:table-cell>
          <table:table-cell table:style-name="ce77" table:formula="of:=VLOOKUP([.G40];TRANSLATED_TEAM_NAMES;[.$E40]+1)" office:value-type="string" office:string-value="STBGFC Boys 'A'" calcext:value-type="string">
            <text:p>STBGFC Boys 'A'</text:p>
          </table:table-cell>
          <table:table-cell table:style-name="ce78" table:formula="of:=IF(MOD([.$C40]; NUM_PITCHES)=0;INDEX(PITCHES;1;NUM_PITCHES);INDEX(PITCHES;1;MOD([.$C40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0] &amp; &quot;,&quot;&quot;duration&quot;&quot;:&quot;&quot;&quot; &amp; MATCH_DURATION &amp; &quot;m&quot;&quot;,&quot;&quot;pitch&quot;&quot;:&quot;&quot;&quot; &amp; [.J4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0] &amp; &quot;&quot;&quot;},&quot;&quot;tag&quot;&quot;:&quot;&quot;&quot; &amp; [.$A40] &amp; &quot;&quot;&quot;, &quot;&quot;homeTeam&quot;&quot;:&quot;&quot;&quot; &amp; [.H40] &amp; &quot;&quot;&quot;, &quot;&quot;awayTeam&quot;&quot;:&quot;&quot;&quot; &amp; [.I40] &amp; &quot;&quot;&quot;}&quot;" office:value-type="string" office:string-value="{&quot;__v&quot;:0,&quot;day&quot;:2,&quot;dateTime&quot;:61200000,&quot;duration&quot;:&quot;15m&quot;,&quot;pitch&quot;:&quot;3&quot;,&quot;competition&quot;:{&quot;name&quot;:&quot;U12&quot;, &quot;section&quot;:&quot;A&quot;, &quot;group&quot;:&quot;2&quot;},&quot;tag&quot;:&quot;10&quot;, &quot;homeTeam&quot;:&quot;Oxford City&quot;, &quot;awayTeam&quot;:&quot;STBGFC Boys 'A'&quot;}" calcext:value-type="string">
            <text:p>{"__v":0,"day":2,"dateTime":61200000,"duration":"15m","pitch":"3","competition":{"name":"U12", "section":"A", "group":"2"},"tag":"10", "homeTeam":"Oxford City", "awayTeam":"STBGFC Boys 'A'"}</text:p>
          </table:table-cell>
          <table:table-cell table:number-columns-repeated="1013"/>
        </table:table-row>
        <table:table-row table:style-name="ro1">
          <table:table-cell table:formula="of:=[.B41]" office:value-type="float" office:value="10" calcext:value-type="float">
            <text:p>10</text:p>
          </table:table-cell>
          <table:table-cell table:formula="of:=IF([.$J41]&gt;[.$J40];[.B40];[.B40]+1)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73" table:formula="of:=FIRST_GAME_MS + ((DURATION_MS + GAME_GAP_MS) * ([.$B41]-1))" office:value-type="float" office:value="61200000" calcext:value-type="float">
            <text:p>612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41];TRANSLATED_TEAM_NAMES;[.$E41]+1)" office:value-type="string" office:string-value="Rushmoor Comm. Hotspurs - Yellow" calcext:value-type="string">
            <text:p>Rushmoor Comm. Hotspurs - Yellow</text:p>
          </table:table-cell>
          <table:table-cell table:style-name="ce77" table:formula="of:=VLOOKUP([.G41];TRANSLATED_TEAM_NAMES;[.$E41]+1)">
            <text:p/>
          </table:table-cell>
          <table:table-cell table:style-name="ce78" table:formula="of:=IF(MOD([.$C41]; NUM_PITCHES)=0;INDEX(PITCHES;1;NUM_PITCHES);INDEX(PITCHES;1;MOD([.$C41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41] &amp; &quot;,&quot;&quot;duration&quot;&quot;:&quot;&quot;&quot; &amp; MATCH_DURATION &amp; &quot;m&quot;&quot;,&quot;&quot;pitch&quot;&quot;:&quot;&quot;&quot; &amp; [.J4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1] &amp; &quot;&quot;&quot;},&quot;&quot;tag&quot;&quot;:&quot;&quot;&quot; &amp; [.$A41] &amp; &quot;&quot;&quot;, &quot;&quot;homeTeam&quot;&quot;:&quot;&quot;&quot; &amp; [.H41] &amp; &quot;&quot;&quot;, &quot;&quot;awayTeam&quot;&quot;:&quot;&quot;&quot; &amp; [.I41] &amp; &quot;&quot;&quot;}&quot;" office:value-type="string" office:string-value="{&quot;__v&quot;:0,&quot;day&quot;:2,&quot;dateTime&quot;:61200000,&quot;duration&quot;:&quot;15m&quot;,&quot;pitch&quot;:&quot;4&quot;,&quot;competition&quot;:{&quot;name&quot;:&quot;U12&quot;, &quot;section&quot;:&quot;A&quot;, &quot;group&quot;:&quot;2&quot;},&quot;tag&quot;:&quot;10&quot;, &quot;homeTeam&quot;:&quot;Rushmoor Comm. Hotspurs - Yellow&quot;, &quot;awayTeam&quot;:&quot;&quot;}" calcext:value-type="string">
            <text:p>{"__v":0,"day":2,"dateTime":61200000,"duration":"15m","pitch":"4","competition":{"name":"U12", "section":"A", "group":"2"},"tag":"10", "homeTeam":"Rushmoor Comm. Hotspurs - Yellow", "awayTeam":""}</text:p>
          </table:table-cell>
          <table:table-cell table:number-columns-repeated="1013"/>
        </table:table-row>
        <table:table-row table:style-name="ro1">
          <table:table-cell table:formula="of:=[.B42]" office:value-type="float" office:value="11" calcext:value-type="float">
            <text:p>11</text:p>
          </table:table-cell>
          <table:table-cell table:formula="of:=IF([.$J42]&gt;[.$J41];[.B41];[.B41]+1)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style-name="ce73" table:formula="of:=FIRST_GAME_MS + ((DURATION_MS + GAME_GAP_MS) * ([.$B42]-1))" office:value-type="float" office:value="62400000" calcext:value-type="float">
            <text:p>624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42];TRANSLATED_TEAM_NAMES;[.$E42]+1)">
            <text:p/>
          </table:table-cell>
          <table:table-cell table:style-name="ce77" table:formula="of:=VLOOKUP([.G42];TRANSLATED_TEAM_NAMES;[.$E42]+1)" office:value-type="string" office:string-value="Calcot Royals" calcext:value-type="string">
            <text:p>Calcot Royals</text:p>
          </table:table-cell>
          <table:table-cell table:style-name="ce78" table:formula="of:=IF(MOD([.$C42]; NUM_PITCHES)=0;INDEX(PITCHES;1;NUM_PITCHES);INDEX(PITCHES;1;MOD([.$C42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42] &amp; &quot;,&quot;&quot;duration&quot;&quot;:&quot;&quot;&quot; &amp; MATCH_DURATION &amp; &quot;m&quot;&quot;,&quot;&quot;pitch&quot;&quot;:&quot;&quot;&quot; &amp; [.J4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2] &amp; &quot;&quot;&quot;},&quot;&quot;tag&quot;&quot;:&quot;&quot;&quot; &amp; [.$A42] &amp; &quot;&quot;&quot;, &quot;&quot;homeTeam&quot;&quot;:&quot;&quot;&quot; &amp; [.H42] &amp; &quot;&quot;&quot;, &quot;&quot;awayTeam&quot;&quot;:&quot;&quot;&quot; &amp; [.I42] &amp; &quot;&quot;&quot;}&quot;" office:value-type="string" office:string-value="{&quot;__v&quot;:0,&quot;day&quot;:2,&quot;dateTime&quot;:62400000,&quot;duration&quot;:&quot;15m&quot;,&quot;pitch&quot;:&quot;1&quot;,&quot;competition&quot;:{&quot;name&quot;:&quot;U12&quot;, &quot;section&quot;:&quot;A&quot;, &quot;group&quot;:&quot;1&quot;},&quot;tag&quot;:&quot;11&quot;, &quot;homeTeam&quot;:&quot;&quot;, &quot;awayTeam&quot;:&quot;Calcot Royals&quot;}" calcext:value-type="string">
            <text:p>{"__v":0,"day":2,"dateTime":62400000,"duration":"15m","pitch":"1","competition":{"name":"U12", "section":"A", "group":"1"},"tag":"11", "homeTeam":"", "awayTeam":"Calcot Royals"}</text:p>
          </table:table-cell>
          <table:table-cell table:number-columns-repeated="1013"/>
        </table:table-row>
        <table:table-row table:style-name="ro1">
          <table:table-cell table:formula="of:=[.B43]" office:value-type="float" office:value="11" calcext:value-type="float">
            <text:p>11</text:p>
          </table:table-cell>
          <table:table-cell table:formula="of:=IF([.$J43]&gt;[.$J42];[.B42];[.B42]+1)"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style-name="ce73" table:formula="of:=FIRST_GAME_MS + ((DURATION_MS + GAME_GAP_MS) * ([.$B43]-1))" office:value-type="float" office:value="62400000" calcext:value-type="float">
            <text:p>624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43];TRANSLATED_TEAM_NAMES;[.$E43]+1)" office:value-type="string" office:string-value="Hawley Colts 1" calcext:value-type="string">
            <text:p>Hawley Colts 1</text:p>
          </table:table-cell>
          <table:table-cell table:style-name="ce77" table:formula="of:=VLOOKUP([.G43];TRANSLATED_TEAM_NAMES;[.$E43]+1)" office:value-type="string" office:string-value="STBGFC Boys 'B'" calcext:value-type="string">
            <text:p>STBGFC Boys 'B'</text:p>
          </table:table-cell>
          <table:table-cell table:style-name="ce78" table:formula="of:=IF(MOD([.$C43]; NUM_PITCHES)=0;INDEX(PITCHES;1;NUM_PITCHES);INDEX(PITCHES;1;MOD([.$C43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43] &amp; &quot;,&quot;&quot;duration&quot;&quot;:&quot;&quot;&quot; &amp; MATCH_DURATION &amp; &quot;m&quot;&quot;,&quot;&quot;pitch&quot;&quot;:&quot;&quot;&quot; &amp; [.J4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3] &amp; &quot;&quot;&quot;},&quot;&quot;tag&quot;&quot;:&quot;&quot;&quot; &amp; [.$A43] &amp; &quot;&quot;&quot;, &quot;&quot;homeTeam&quot;&quot;:&quot;&quot;&quot; &amp; [.H43] &amp; &quot;&quot;&quot;, &quot;&quot;awayTeam&quot;&quot;:&quot;&quot;&quot; &amp; [.I43] &amp; &quot;&quot;&quot;}&quot;" office:value-type="string" office:string-value="{&quot;__v&quot;:0,&quot;day&quot;:2,&quot;dateTime&quot;:62400000,&quot;duration&quot;:&quot;15m&quot;,&quot;pitch&quot;:&quot;2&quot;,&quot;competition&quot;:{&quot;name&quot;:&quot;U12&quot;, &quot;section&quot;:&quot;A&quot;, &quot;group&quot;:&quot;1&quot;},&quot;tag&quot;:&quot;11&quot;, &quot;homeTeam&quot;:&quot;Hawley Colts 1&quot;, &quot;awayTeam&quot;:&quot;STBGFC Boys 'B'&quot;}" calcext:value-type="string">
            <text:p>{"__v":0,"day":2,"dateTime":62400000,"duration":"15m","pitch":"2","competition":{"name":"U12", "section":"A", "group":"1"},"tag":"11", "homeTeam":"Hawley Colts 1", "awayTeam":"STBGFC Boys 'B'"}</text:p>
          </table:table-cell>
          <table:table-cell table:number-columns-repeated="1013"/>
        </table:table-row>
        <table:table-row table:style-name="ro1">
          <table:table-cell table:formula="of:=[.B44]" office:value-type="float" office:value="11" calcext:value-type="float">
            <text:p>11</text:p>
          </table:table-cell>
          <table:table-cell table:formula="of:=IF([.$J44]&gt;[.$J43];[.B43];[.B43]+1)"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style-name="ce73" table:formula="of:=FIRST_GAME_MS + ((DURATION_MS + GAME_GAP_MS) * ([.$B44]-1))" office:value-type="float" office:value="62400000" calcext:value-type="float">
            <text:p>624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44];TRANSLATED_TEAM_NAMES;[.$E44]+1)">
            <text:p/>
          </table:table-cell>
          <table:table-cell table:style-name="ce77" table:formula="of:=VLOOKUP([.G44];TRANSLATED_TEAM_NAMES;[.$E44]+1)" office:value-type="string" office:string-value="Hawley Colts 2" calcext:value-type="string">
            <text:p>Hawley Colts 2</text:p>
          </table:table-cell>
          <table:table-cell table:style-name="ce78" table:formula="of:=IF(MOD([.$C44]; NUM_PITCHES)=0;INDEX(PITCHES;1;NUM_PITCHES);INDEX(PITCHES;1;MOD([.$C4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4] &amp; &quot;,&quot;&quot;duration&quot;&quot;:&quot;&quot;&quot; &amp; MATCH_DURATION &amp; &quot;m&quot;&quot;,&quot;&quot;pitch&quot;&quot;:&quot;&quot;&quot; &amp; [.J4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4] &amp; &quot;&quot;&quot;},&quot;&quot;tag&quot;&quot;:&quot;&quot;&quot; &amp; [.$A44] &amp; &quot;&quot;&quot;, &quot;&quot;homeTeam&quot;&quot;:&quot;&quot;&quot; &amp; [.H44] &amp; &quot;&quot;&quot;, &quot;&quot;awayTeam&quot;&quot;:&quot;&quot;&quot; &amp; [.I44] &amp; &quot;&quot;&quot;}&quot;" office:value-type="string" office:string-value="{&quot;__v&quot;:0,&quot;day&quot;:2,&quot;dateTime&quot;:62400000,&quot;duration&quot;:&quot;15m&quot;,&quot;pitch&quot;:&quot;3&quot;,&quot;competition&quot;:{&quot;name&quot;:&quot;U12&quot;, &quot;section&quot;:&quot;A&quot;, &quot;group&quot;:&quot;2&quot;},&quot;tag&quot;:&quot;11&quot;, &quot;homeTeam&quot;:&quot;&quot;, &quot;awayTeam&quot;:&quot;Hawley Colts 2&quot;}" calcext:value-type="string">
            <text:p>{"__v":0,"day":2,"dateTime":62400000,"duration":"15m","pitch":"3","competition":{"name":"U12", "section":"A", "group":"2"},"tag":"11", "homeTeam":"", "awayTeam":"Hawley Colts 2"}</text:p>
          </table:table-cell>
          <table:table-cell table:number-columns-repeated="1013"/>
        </table:table-row>
        <table:table-row table:style-name="ro1">
          <table:table-cell table:formula="of:=[.B45]" office:value-type="float" office:value="11" calcext:value-type="float">
            <text:p>11</text:p>
          </table:table-cell>
          <table:table-cell table:formula="of:=IF([.$J45]&gt;[.$J44];[.B44];[.B44]+1)"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style-name="ce73" table:formula="of:=FIRST_GAME_MS + ((DURATION_MS + GAME_GAP_MS) * ([.$B45]-1))" office:value-type="float" office:value="62400000" calcext:value-type="float">
            <text:p>624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45];TRANSLATED_TEAM_NAMES;[.$E45]+1)" office:value-type="string" office:string-value="Holy Trinity Harriers" calcext:value-type="string">
            <text:p>Holy Trinity Harriers</text:p>
          </table:table-cell>
          <table:table-cell table:style-name="ce77" table:formula="of:=VLOOKUP([.G45];TRANSLATED_TEAM_NAMES;[.$E45]+1)" office:value-type="string" office:string-value="STBGFC Boys 'A'" calcext:value-type="string">
            <text:p>STBGFC Boys 'A'</text:p>
          </table:table-cell>
          <table:table-cell table:style-name="ce78" table:formula="of:=IF(MOD([.$C45]; NUM_PITCHES)=0;INDEX(PITCHES;1;NUM_PITCHES);INDEX(PITCHES;1;MOD([.$C4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45] &amp; &quot;,&quot;&quot;duration&quot;&quot;:&quot;&quot;&quot; &amp; MATCH_DURATION &amp; &quot;m&quot;&quot;,&quot;&quot;pitch&quot;&quot;:&quot;&quot;&quot; &amp; [.J4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5] &amp; &quot;&quot;&quot;},&quot;&quot;tag&quot;&quot;:&quot;&quot;&quot; &amp; [.$A45] &amp; &quot;&quot;&quot;, &quot;&quot;homeTeam&quot;&quot;:&quot;&quot;&quot; &amp; [.H45] &amp; &quot;&quot;&quot;, &quot;&quot;awayTeam&quot;&quot;:&quot;&quot;&quot; &amp; [.I45] &amp; &quot;&quot;&quot;}&quot;" office:value-type="string" office:string-value="{&quot;__v&quot;:0,&quot;day&quot;:2,&quot;dateTime&quot;:62400000,&quot;duration&quot;:&quot;15m&quot;,&quot;pitch&quot;:&quot;4&quot;,&quot;competition&quot;:{&quot;name&quot;:&quot;U12&quot;, &quot;section&quot;:&quot;A&quot;, &quot;group&quot;:&quot;2&quot;},&quot;tag&quot;:&quot;11&quot;, &quot;homeTeam&quot;:&quot;Holy Trinity Harriers&quot;, &quot;awayTeam&quot;:&quot;STBGFC Boys 'A'&quot;}" calcext:value-type="string">
            <text:p>{"__v":0,"day":2,"dateTime":62400000,"duration":"15m","pitch":"4","competition":{"name":"U12", "section":"A", "group":"2"},"tag":"11", "homeTeam":"Holy Trinity Harriers", "awayTeam":"STBGFC Boys 'A'"}</text:p>
          </table:table-cell>
          <table:table-cell table:number-columns-repeated="1013"/>
        </table:table-row>
        <table:table-row table:style-name="ro1">
          <table:table-cell table:formula="of:=[.B46]" office:value-type="float" office:value="12" calcext:value-type="float">
            <text:p>12</text:p>
          </table:table-cell>
          <table:table-cell table:formula="of:=IF([.$J46]&gt;[.$J45];[.B45];[.B45]+1)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style-name="ce73" table:formula="of:=FIRST_GAME_MS + ((DURATION_MS + GAME_GAP_MS) * ([.$B46]-1))" office:value-type="float" office:value="63600000" calcext:value-type="float">
            <text:p>636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46];TRANSLATED_TEAM_NAMES;[.$E46]+1)">
            <text:p/>
          </table:table-cell>
          <table:table-cell table:style-name="ce77" table:formula="of:=VLOOKUP([.G46];TRANSLATED_TEAM_NAMES;[.$E46]+1)" office:value-type="string" office:string-value="Mytchett Athletic Kestrels" calcext:value-type="string">
            <text:p>Mytchett Athletic Kestrels</text:p>
          </table:table-cell>
          <table:table-cell table:style-name="ce78" table:formula="of:=IF(MOD([.$C46]; NUM_PITCHES)=0;INDEX(PITCHES;1;NUM_PITCHES);INDEX(PITCHES;1;MOD([.$C46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46] &amp; &quot;,&quot;&quot;duration&quot;&quot;:&quot;&quot;&quot; &amp; MATCH_DURATION &amp; &quot;m&quot;&quot;,&quot;&quot;pitch&quot;&quot;:&quot;&quot;&quot; &amp; [.J4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6] &amp; &quot;&quot;&quot;},&quot;&quot;tag&quot;&quot;:&quot;&quot;&quot; &amp; [.$A46] &amp; &quot;&quot;&quot;, &quot;&quot;homeTeam&quot;&quot;:&quot;&quot;&quot; &amp; [.H46] &amp; &quot;&quot;&quot;, &quot;&quot;awayTeam&quot;&quot;:&quot;&quot;&quot; &amp; [.I46] &amp; &quot;&quot;&quot;}&quot;" office:value-type="string" office:string-value="{&quot;__v&quot;:0,&quot;day&quot;:2,&quot;dateTime&quot;:63600000,&quot;duration&quot;:&quot;15m&quot;,&quot;pitch&quot;:&quot;1&quot;,&quot;competition&quot;:{&quot;name&quot;:&quot;U12&quot;, &quot;section&quot;:&quot;A&quot;, &quot;group&quot;:&quot;1&quot;},&quot;tag&quot;:&quot;12&quot;, &quot;homeTeam&quot;:&quot;&quot;, &quot;awayTeam&quot;:&quot;Mytchett Athletic Kestrels&quot;}" calcext:value-type="string">
            <text:p>{"__v":0,"day":2,"dateTime":63600000,"duration":"15m","pitch":"1","competition":{"name":"U12", "section":"A", "group":"1"},"tag":"12", "homeTeam":"", "awayTeam":"Mytchett Athletic Kestrels"}</text:p>
          </table:table-cell>
          <table:table-cell table:number-columns-repeated="1013"/>
        </table:table-row>
        <table:table-row table:style-name="ro1">
          <table:table-cell table:formula="of:=[.B47]" office:value-type="float" office:value="12" calcext:value-type="float">
            <text:p>12</text:p>
          </table:table-cell>
          <table:table-cell table:formula="of:=IF([.$J47]&gt;[.$J46];[.B46];[.B46]+1)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style-name="ce73" table:formula="of:=FIRST_GAME_MS + ((DURATION_MS + GAME_GAP_MS) * ([.$B47]-1))" office:value-type="float" office:value="63600000" calcext:value-type="float">
            <text:p>636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47];TRANSLATED_TEAM_NAMES;[.$E47]+1)" office:value-type="string" office:string-value="Rushmoor Com. Hotspurs - Blue" calcext:value-type="string">
            <text:p>Rushmoor Com. Hotspurs - Blue</text:p>
          </table:table-cell>
          <table:table-cell table:style-name="ce77" table:formula="of:=VLOOKUP([.G47];TRANSLATED_TEAM_NAMES;[.$E47]+1)">
            <text:p/>
          </table:table-cell>
          <table:table-cell table:style-name="ce78" table:formula="of:=IF(MOD([.$C47]; NUM_PITCHES)=0;INDEX(PITCHES;1;NUM_PITCHES);INDEX(PITCHES;1;MOD([.$C47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47] &amp; &quot;,&quot;&quot;duration&quot;&quot;:&quot;&quot;&quot; &amp; MATCH_DURATION &amp; &quot;m&quot;&quot;,&quot;&quot;pitch&quot;&quot;:&quot;&quot;&quot; &amp; [.J4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7] &amp; &quot;&quot;&quot;},&quot;&quot;tag&quot;&quot;:&quot;&quot;&quot; &amp; [.$A47] &amp; &quot;&quot;&quot;, &quot;&quot;homeTeam&quot;&quot;:&quot;&quot;&quot; &amp; [.H47] &amp; &quot;&quot;&quot;, &quot;&quot;awayTeam&quot;&quot;:&quot;&quot;&quot; &amp; [.I47] &amp; &quot;&quot;&quot;}&quot;" office:value-type="string" office:string-value="{&quot;__v&quot;:0,&quot;day&quot;:2,&quot;dateTime&quot;:63600000,&quot;duration&quot;:&quot;15m&quot;,&quot;pitch&quot;:&quot;2&quot;,&quot;competition&quot;:{&quot;name&quot;:&quot;U12&quot;, &quot;section&quot;:&quot;A&quot;, &quot;group&quot;:&quot;1&quot;},&quot;tag&quot;:&quot;12&quot;, &quot;homeTeam&quot;:&quot;Rushmoor Com. Hotspurs - Blue&quot;, &quot;awayTeam&quot;:&quot;&quot;}" calcext:value-type="string">
            <text:p>{"__v":0,"day":2,"dateTime":63600000,"duration":"15m","pitch":"2","competition":{"name":"U12", "section":"A", "group":"1"},"tag":"12", "homeTeam":"Rushmoor Com. Hotspurs - Blue", "awayTeam":""}</text:p>
          </table:table-cell>
          <table:table-cell table:number-columns-repeated="1013"/>
        </table:table-row>
        <table:table-row table:style-name="ro1">
          <table:table-cell table:formula="of:=[.B48]" office:value-type="float" office:value="12" calcext:value-type="float">
            <text:p>12</text:p>
          </table:table-cell>
          <table:table-cell table:formula="of:=IF([.$J48]&gt;[.$J47];[.B47];[.B47]+1)"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style-name="ce73" table:formula="of:=FIRST_GAME_MS + ((DURATION_MS + GAME_GAP_MS) * ([.$B48]-1))" office:value-type="float" office:value="63600000" calcext:value-type="float">
            <text:p>636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48];TRANSLATED_TEAM_NAMES;[.$E48]+1)">
            <text:p/>
          </table:table-cell>
          <table:table-cell table:style-name="ce77" table:formula="of:=VLOOKUP([.G48];TRANSLATED_TEAM_NAMES;[.$E48]+1)" office:value-type="string" office:string-value="Oxford City" calcext:value-type="string">
            <text:p>Oxford City</text:p>
          </table:table-cell>
          <table:table-cell table:style-name="ce78" table:formula="of:=IF(MOD([.$C48]; NUM_PITCHES)=0;INDEX(PITCHES;1;NUM_PITCHES);INDEX(PITCHES;1;MOD([.$C4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8] &amp; &quot;,&quot;&quot;duration&quot;&quot;:&quot;&quot;&quot; &amp; MATCH_DURATION &amp; &quot;m&quot;&quot;,&quot;&quot;pitch&quot;&quot;:&quot;&quot;&quot; &amp; [.J4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8] &amp; &quot;&quot;&quot;},&quot;&quot;tag&quot;&quot;:&quot;&quot;&quot; &amp; [.$A48] &amp; &quot;&quot;&quot;, &quot;&quot;homeTeam&quot;&quot;:&quot;&quot;&quot; &amp; [.H48] &amp; &quot;&quot;&quot;, &quot;&quot;awayTeam&quot;&quot;:&quot;&quot;&quot; &amp; [.I48] &amp; &quot;&quot;&quot;}&quot;" office:value-type="string" office:string-value="{&quot;__v&quot;:0,&quot;day&quot;:2,&quot;dateTime&quot;:63600000,&quot;duration&quot;:&quot;15m&quot;,&quot;pitch&quot;:&quot;3&quot;,&quot;competition&quot;:{&quot;name&quot;:&quot;U12&quot;, &quot;section&quot;:&quot;A&quot;, &quot;group&quot;:&quot;2&quot;},&quot;tag&quot;:&quot;12&quot;, &quot;homeTeam&quot;:&quot;&quot;, &quot;awayTeam&quot;:&quot;Oxford City&quot;}" calcext:value-type="string">
            <text:p>{"__v":0,"day":2,"dateTime":63600000,"duration":"15m","pitch":"3","competition":{"name":"U12", "section":"A", "group":"2"},"tag":"12", "homeTeam":"", "awayTeam":"Oxford City"}</text:p>
          </table:table-cell>
          <table:table-cell table:number-columns-repeated="1013"/>
        </table:table-row>
        <table:table-row table:style-name="ro1">
          <table:table-cell table:formula="of:=[.B49]" office:value-type="float" office:value="12" calcext:value-type="float">
            <text:p>12</text:p>
          </table:table-cell>
          <table:table-cell table:formula="of:=IF([.$J49]&gt;[.$J48];[.B48];[.B48]+1)"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style-name="ce73" table:formula="of:=FIRST_GAME_MS + ((DURATION_MS + GAME_GAP_MS) * ([.$B49]-1))" office:value-type="float" office:value="63600000" calcext:value-type="float">
            <text:p>636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49];TRANSLATED_TEAM_NAMES;[.$E49]+1)" office:value-type="string" office:string-value="Rushmoor Comm. Hotspurs - Yellow" calcext:value-type="string">
            <text:p>Rushmoor Comm. Hotspurs - Yellow</text:p>
          </table:table-cell>
          <table:table-cell table:style-name="ce77" table:formula="of:=VLOOKUP([.G49];TRANSLATED_TEAM_NAMES;[.$E49]+1)">
            <text:p/>
          </table:table-cell>
          <table:table-cell table:style-name="ce78" table:formula="of:=IF(MOD([.$C49]; NUM_PITCHES)=0;INDEX(PITCHES;1;NUM_PITCHES);INDEX(PITCHES;1;MOD([.$C49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49] &amp; &quot;,&quot;&quot;duration&quot;&quot;:&quot;&quot;&quot; &amp; MATCH_DURATION &amp; &quot;m&quot;&quot;,&quot;&quot;pitch&quot;&quot;:&quot;&quot;&quot; &amp; [.J4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9] &amp; &quot;&quot;&quot;},&quot;&quot;tag&quot;&quot;:&quot;&quot;&quot; &amp; [.$A49] &amp; &quot;&quot;&quot;, &quot;&quot;homeTeam&quot;&quot;:&quot;&quot;&quot; &amp; [.H49] &amp; &quot;&quot;&quot;, &quot;&quot;awayTeam&quot;&quot;:&quot;&quot;&quot; &amp; [.I49] &amp; &quot;&quot;&quot;}&quot;" office:value-type="string" office:string-value="{&quot;__v&quot;:0,&quot;day&quot;:2,&quot;dateTime&quot;:63600000,&quot;duration&quot;:&quot;15m&quot;,&quot;pitch&quot;:&quot;4&quot;,&quot;competition&quot;:{&quot;name&quot;:&quot;U12&quot;, &quot;section&quot;:&quot;A&quot;, &quot;group&quot;:&quot;2&quot;},&quot;tag&quot;:&quot;12&quot;, &quot;homeTeam&quot;:&quot;Rushmoor Comm. Hotspurs - Yellow&quot;, &quot;awayTeam&quot;:&quot;&quot;}" calcext:value-type="string">
            <text:p>{"__v":0,"day":2,"dateTime":63600000,"duration":"15m","pitch":"4","competition":{"name":"U12", "section":"A", "group":"2"},"tag":"12", "homeTeam":"Rushmoor Comm. Hotspurs - Yellow", "awayTeam":""}</text:p>
          </table:table-cell>
          <table:table-cell table:number-columns-repeated="1013"/>
        </table:table-row>
        <table:table-row table:style-name="ro1">
          <table:table-cell table:formula="of:=[.B50]" office:value-type="float" office:value="13" calcext:value-type="float">
            <text:p>13</text:p>
          </table:table-cell>
          <table:table-cell table:formula="of:=IF([.$J50]&gt;[.$J49];[.B49];[.B49]+1)"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style-name="ce73" table:formula="of:=FIRST_GAME_MS + ((DURATION_MS + GAME_GAP_MS) * ([.$B50]-1))" office:value-type="float" office:value="64800000" calcext:value-type="float">
            <text:p>648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50];TRANSLATED_TEAM_NAMES;[.$E50]+1)" office:value-type="string" office:string-value="Mytchett Athletic Kestrels" calcext:value-type="string">
            <text:p>Mytchett Athletic Kestrels</text:p>
          </table:table-cell>
          <table:table-cell table:style-name="ce77" table:formula="of:=VLOOKUP([.G50];TRANSLATED_TEAM_NAMES;[.$E50]+1)">
            <text:p/>
          </table:table-cell>
          <table:table-cell table:style-name="ce78" table:formula="of:=IF(MOD([.$C50]; NUM_PITCHES)=0;INDEX(PITCHES;1;NUM_PITCHES);INDEX(PITCHES;1;MOD([.$C50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50] &amp; &quot;,&quot;&quot;duration&quot;&quot;:&quot;&quot;&quot; &amp; MATCH_DURATION &amp; &quot;m&quot;&quot;,&quot;&quot;pitch&quot;&quot;:&quot;&quot;&quot; &amp; [.J5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0] &amp; &quot;&quot;&quot;},&quot;&quot;tag&quot;&quot;:&quot;&quot;&quot; &amp; [.$A50] &amp; &quot;&quot;&quot;, &quot;&quot;homeTeam&quot;&quot;:&quot;&quot;&quot; &amp; [.H50] &amp; &quot;&quot;&quot;, &quot;&quot;awayTeam&quot;&quot;:&quot;&quot;&quot; &amp; [.I50] &amp; &quot;&quot;&quot;}&quot;" office:value-type="string" office:string-value="{&quot;__v&quot;:0,&quot;day&quot;:2,&quot;dateTime&quot;:64800000,&quot;duration&quot;:&quot;15m&quot;,&quot;pitch&quot;:&quot;1&quot;,&quot;competition&quot;:{&quot;name&quot;:&quot;U12&quot;, &quot;section&quot;:&quot;A&quot;, &quot;group&quot;:&quot;1&quot;},&quot;tag&quot;:&quot;13&quot;, &quot;homeTeam&quot;:&quot;Mytchett Athletic Kestrels&quot;, &quot;awayTeam&quot;:&quot;&quot;}" calcext:value-type="string">
            <text:p>{"__v":0,"day":2,"dateTime":64800000,"duration":"15m","pitch":"1","competition":{"name":"U12", "section":"A", "group":"1"},"tag":"13", "homeTeam":"Mytchett Athletic Kestrels", "awayTeam":""}</text:p>
          </table:table-cell>
          <table:table-cell table:number-columns-repeated="1013"/>
        </table:table-row>
        <table:table-row table:style-name="ro1">
          <table:table-cell table:formula="of:=[.B51]" office:value-type="float" office:value="13" calcext:value-type="float">
            <text:p>13</text:p>
          </table:table-cell>
          <table:table-cell table:formula="of:=IF([.$J51]&gt;[.$J50];[.B50];[.B50]+1)"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style-name="ce73" table:formula="of:=FIRST_GAME_MS + ((DURATION_MS + GAME_GAP_MS) * ([.$B51]-1))" office:value-type="float" office:value="64800000" calcext:value-type="float">
            <text:p>648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VLOOKUP([.F51];TRANSLATED_TEAM_NAMES;[.$E51]+1)" office:value-type="string" office:string-value="STBGFC Boys 'B'" calcext:value-type="string">
            <text:p>STBGFC Boys 'B'</text:p>
          </table:table-cell>
          <table:table-cell table:style-name="ce77" table:formula="of:=VLOOKUP([.G51];TRANSLATED_TEAM_NAMES;[.$E51]+1)">
            <text:p/>
          </table:table-cell>
          <table:table-cell table:style-name="ce78" table:formula="of:=IF(MOD([.$C51]; NUM_PITCHES)=0;INDEX(PITCHES;1;NUM_PITCHES);INDEX(PITCHES;1;MOD([.$C51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51] &amp; &quot;,&quot;&quot;duration&quot;&quot;:&quot;&quot;&quot; &amp; MATCH_DURATION &amp; &quot;m&quot;&quot;,&quot;&quot;pitch&quot;&quot;:&quot;&quot;&quot; &amp; [.J5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1] &amp; &quot;&quot;&quot;},&quot;&quot;tag&quot;&quot;:&quot;&quot;&quot; &amp; [.$A51] &amp; &quot;&quot;&quot;, &quot;&quot;homeTeam&quot;&quot;:&quot;&quot;&quot; &amp; [.H51] &amp; &quot;&quot;&quot;, &quot;&quot;awayTeam&quot;&quot;:&quot;&quot;&quot; &amp; [.I51] &amp; &quot;&quot;&quot;}&quot;" office:value-type="string" office:string-value="{&quot;__v&quot;:0,&quot;day&quot;:2,&quot;dateTime&quot;:64800000,&quot;duration&quot;:&quot;15m&quot;,&quot;pitch&quot;:&quot;2&quot;,&quot;competition&quot;:{&quot;name&quot;:&quot;U12&quot;, &quot;section&quot;:&quot;A&quot;, &quot;group&quot;:&quot;1&quot;},&quot;tag&quot;:&quot;13&quot;, &quot;homeTeam&quot;:&quot;STBGFC Boys 'B'&quot;, &quot;awayTeam&quot;:&quot;&quot;}" calcext:value-type="string">
            <text:p>{"__v":0,"day":2,"dateTime":64800000,"duration":"15m","pitch":"2","competition":{"name":"U12", "section":"A", "group":"1"},"tag":"13", "homeTeam":"STBGFC Boys 'B'", "awayTeam":""}</text:p>
          </table:table-cell>
          <table:table-cell table:number-columns-repeated="1013"/>
        </table:table-row>
        <table:table-row table:style-name="ro1">
          <table:table-cell table:formula="of:=[.B52]" office:value-type="float" office:value="13" calcext:value-type="float">
            <text:p>13</text:p>
          </table:table-cell>
          <table:table-cell table:formula="of:=IF([.$J52]&gt;[.$J51];[.B51];[.B51]+1)"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style-name="ce73" table:formula="of:=FIRST_GAME_MS + ((DURATION_MS + GAME_GAP_MS) * ([.$B52]-1))" office:value-type="float" office:value="64800000" calcext:value-type="float">
            <text:p>648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52];TRANSLATED_TEAM_NAMES;[.$E52]+1)" office:value-type="string" office:string-value="Oxford City" calcext:value-type="string">
            <text:p>Oxford City</text:p>
          </table:table-cell>
          <table:table-cell table:style-name="ce77" table:formula="of:=VLOOKUP([.G52];TRANSLATED_TEAM_NAMES;[.$E52]+1)">
            <text:p/>
          </table:table-cell>
          <table:table-cell table:style-name="ce78" table:formula="of:=IF(MOD([.$C52]; NUM_PITCHES)=0;INDEX(PITCHES;1;NUM_PITCHES);INDEX(PITCHES;1;MOD([.$C52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52] &amp; &quot;,&quot;&quot;duration&quot;&quot;:&quot;&quot;&quot; &amp; MATCH_DURATION &amp; &quot;m&quot;&quot;,&quot;&quot;pitch&quot;&quot;:&quot;&quot;&quot; &amp; [.J5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2] &amp; &quot;&quot;&quot;},&quot;&quot;tag&quot;&quot;:&quot;&quot;&quot; &amp; [.$A52] &amp; &quot;&quot;&quot;, &quot;&quot;homeTeam&quot;&quot;:&quot;&quot;&quot; &amp; [.H52] &amp; &quot;&quot;&quot;, &quot;&quot;awayTeam&quot;&quot;:&quot;&quot;&quot; &amp; [.I52] &amp; &quot;&quot;&quot;}&quot;" office:value-type="string" office:string-value="{&quot;__v&quot;:0,&quot;day&quot;:2,&quot;dateTime&quot;:64800000,&quot;duration&quot;:&quot;15m&quot;,&quot;pitch&quot;:&quot;3&quot;,&quot;competition&quot;:{&quot;name&quot;:&quot;U12&quot;, &quot;section&quot;:&quot;A&quot;, &quot;group&quot;:&quot;2&quot;},&quot;tag&quot;:&quot;13&quot;, &quot;homeTeam&quot;:&quot;Oxford City&quot;, &quot;awayTeam&quot;:&quot;&quot;}" calcext:value-type="string">
            <text:p>{"__v":0,"day":2,"dateTime":64800000,"duration":"15m","pitch":"3","competition":{"name":"U12", "section":"A", "group":"2"},"tag":"13", "homeTeam":"Oxford City", "awayTeam":""}</text:p>
          </table:table-cell>
          <table:table-cell table:number-columns-repeated="1013"/>
        </table:table-row>
        <table:table-row table:style-name="ro1">
          <table:table-cell table:formula="of:=[.B53]" office:value-type="float" office:value="13" calcext:value-type="float">
            <text:p>13</text:p>
          </table:table-cell>
          <table:table-cell table:formula="of:=IF([.$J53]&gt;[.$J52];[.B52];[.B52]+1)"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style-name="ce73" table:formula="of:=FIRST_GAME_MS + ((DURATION_MS + GAME_GAP_MS) * ([.$B53]-1))" office:value-type="float" office:value="64800000" calcext:value-type="float">
            <text:p>648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VLOOKUP([.F53];TRANSLATED_TEAM_NAMES;[.$E53]+1)" office:value-type="string" office:string-value="STBGFC Boys 'A'" calcext:value-type="string">
            <text:p>STBGFC Boys 'A'</text:p>
          </table:table-cell>
          <table:table-cell table:style-name="ce77" table:formula="of:=VLOOKUP([.G53];TRANSLATED_TEAM_NAMES;[.$E53]+1)">
            <text:p/>
          </table:table-cell>
          <table:table-cell table:style-name="ce78" table:formula="of:=IF(MOD([.$C53]; NUM_PITCHES)=0;INDEX(PITCHES;1;NUM_PITCHES);INDEX(PITCHES;1;MOD([.$C53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53] &amp; &quot;,&quot;&quot;duration&quot;&quot;:&quot;&quot;&quot; &amp; MATCH_DURATION &amp; &quot;m&quot;&quot;,&quot;&quot;pitch&quot;&quot;:&quot;&quot;&quot; &amp; [.J5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3] &amp; &quot;&quot;&quot;},&quot;&quot;tag&quot;&quot;:&quot;&quot;&quot; &amp; [.$A53] &amp; &quot;&quot;&quot;, &quot;&quot;homeTeam&quot;&quot;:&quot;&quot;&quot; &amp; [.H53] &amp; &quot;&quot;&quot;, &quot;&quot;awayTeam&quot;&quot;:&quot;&quot;&quot; &amp; [.I53] &amp; &quot;&quot;&quot;}&quot;" office:value-type="string" office:string-value="{&quot;__v&quot;:0,&quot;day&quot;:2,&quot;dateTime&quot;:64800000,&quot;duration&quot;:&quot;15m&quot;,&quot;pitch&quot;:&quot;4&quot;,&quot;competition&quot;:{&quot;name&quot;:&quot;U12&quot;, &quot;section&quot;:&quot;A&quot;, &quot;group&quot;:&quot;2&quot;},&quot;tag&quot;:&quot;13&quot;, &quot;homeTeam&quot;:&quot;STBGFC Boys 'A'&quot;, &quot;awayTeam&quot;:&quot;&quot;}" calcext:value-type="string">
            <text:p>{"__v":0,"day":2,"dateTime":64800000,"duration":"15m","pitch":"4","competition":{"name":"U12", "section":"A", "group":"2"},"tag":"13", "homeTeam":"STBGFC Boys 'A'", "awayTeam":""}</text:p>
          </table:table-cell>
          <table:table-cell table:number-columns-repeated="1013"/>
        </table:table-row>
        <table:table-row table:style-name="ro1">
          <table:table-cell table:formula="of:=[.B54]" office:value-type="float" office:value="14" calcext:value-type="float">
            <text:p>14</text:p>
          </table:table-cell>
          <table:table-cell table:formula="of:=IF([.$J54]&gt;[.$J53];[.B53];[.B53]+1)"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style-name="ce73" table:formula="of:=FIRST_GAME_MS + ((DURATION_MS + GAME_GAP_MS) * ([.$B54]-1))" office:value-type="float" office:value="66000000" calcext:value-type="float">
            <text:p>660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54];TRANSLATED_TEAM_NAMES;[.$E54]+1)" office:value-type="string" office:string-value="Calcot Royals" calcext:value-type="string">
            <text:p>Calcot Royals</text:p>
          </table:table-cell>
          <table:table-cell table:style-name="ce77" table:formula="of:=VLOOKUP([.G54];TRANSLATED_TEAM_NAMES;[.$E54]+1)" office:value-type="string" office:string-value="Rushmoor Com. Hotspurs - Blue" calcext:value-type="string">
            <text:p>Rushmoor Com. Hotspurs - Blue</text:p>
          </table:table-cell>
          <table:table-cell table:style-name="ce78" table:formula="of:=IF(MOD([.$C54]; NUM_PITCHES)=0;INDEX(PITCHES;1;NUM_PITCHES);INDEX(PITCHES;1;MOD([.$C54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54] &amp; &quot;,&quot;&quot;duration&quot;&quot;:&quot;&quot;&quot; &amp; MATCH_DURATION &amp; &quot;m&quot;&quot;,&quot;&quot;pitch&quot;&quot;:&quot;&quot;&quot; &amp; [.J5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4] &amp; &quot;&quot;&quot;},&quot;&quot;tag&quot;&quot;:&quot;&quot;&quot; &amp; [.$A54] &amp; &quot;&quot;&quot;, &quot;&quot;homeTeam&quot;&quot;:&quot;&quot;&quot; &amp; [.H54] &amp; &quot;&quot;&quot;, &quot;&quot;awayTeam&quot;&quot;:&quot;&quot;&quot; &amp; [.I54] &amp; &quot;&quot;&quot;}&quot;" office:value-type="string" office:string-value="{&quot;__v&quot;:0,&quot;day&quot;:2,&quot;dateTime&quot;:66000000,&quot;duration&quot;:&quot;15m&quot;,&quot;pitch&quot;:&quot;1&quot;,&quot;competition&quot;:{&quot;name&quot;:&quot;U12&quot;, &quot;section&quot;:&quot;A&quot;, &quot;group&quot;:&quot;1&quot;},&quot;tag&quot;:&quot;14&quot;, &quot;homeTeam&quot;:&quot;Calcot Royals&quot;, &quot;awayTeam&quot;:&quot;Rushmoor Com. Hotspurs - Blue&quot;}" calcext:value-type="string">
            <text:p>{"__v":0,"day":2,"dateTime":66000000,"duration":"15m","pitch":"1","competition":{"name":"U12", "section":"A", "group":"1"},"tag":"14", "homeTeam":"Calcot Royals", "awayTeam":"Rushmoor Com. Hotspurs - Blue"}</text:p>
          </table:table-cell>
          <table:table-cell table:number-columns-repeated="1013"/>
        </table:table-row>
        <table:table-row table:style-name="ro1">
          <table:table-cell table:formula="of:=[.B55]" office:value-type="float" office:value="14" calcext:value-type="float">
            <text:p>14</text:p>
          </table:table-cell>
          <table:table-cell table:formula="of:=IF([.$J55]&gt;[.$J54];[.B54];[.B54]+1)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73" table:formula="of:=FIRST_GAME_MS + ((DURATION_MS + GAME_GAP_MS) * ([.$B55]-1))" office:value-type="float" office:value="66000000" calcext:value-type="float">
            <text:p>660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55];TRANSLATED_TEAM_NAMES;[.$E55]+1)">
            <text:p/>
          </table:table-cell>
          <table:table-cell table:style-name="ce77" table:formula="of:=VLOOKUP([.G55];TRANSLATED_TEAM_NAMES;[.$E55]+1)" office:value-type="string" office:string-value="Hawley Colts 1" calcext:value-type="string">
            <text:p>Hawley Colts 1</text:p>
          </table:table-cell>
          <table:table-cell table:style-name="ce78" table:formula="of:=IF(MOD([.$C55]; NUM_PITCHES)=0;INDEX(PITCHES;1;NUM_PITCHES);INDEX(PITCHES;1;MOD([.$C55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55] &amp; &quot;,&quot;&quot;duration&quot;&quot;:&quot;&quot;&quot; &amp; MATCH_DURATION &amp; &quot;m&quot;&quot;,&quot;&quot;pitch&quot;&quot;:&quot;&quot;&quot; &amp; [.J5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5] &amp; &quot;&quot;&quot;},&quot;&quot;tag&quot;&quot;:&quot;&quot;&quot; &amp; [.$A55] &amp; &quot;&quot;&quot;, &quot;&quot;homeTeam&quot;&quot;:&quot;&quot;&quot; &amp; [.H55] &amp; &quot;&quot;&quot;, &quot;&quot;awayTeam&quot;&quot;:&quot;&quot;&quot; &amp; [.I55] &amp; &quot;&quot;&quot;}&quot;" office:value-type="string" office:string-value="{&quot;__v&quot;:0,&quot;day&quot;:2,&quot;dateTime&quot;:66000000,&quot;duration&quot;:&quot;15m&quot;,&quot;pitch&quot;:&quot;2&quot;,&quot;competition&quot;:{&quot;name&quot;:&quot;U12&quot;, &quot;section&quot;:&quot;A&quot;, &quot;group&quot;:&quot;1&quot;},&quot;tag&quot;:&quot;14&quot;, &quot;homeTeam&quot;:&quot;&quot;, &quot;awayTeam&quot;:&quot;Hawley Colts 1&quot;}" calcext:value-type="string">
            <text:p>{"__v":0,"day":2,"dateTime":66000000,"duration":"15m","pitch":"2","competition":{"name":"U12", "section":"A", "group":"1"},"tag":"14", "homeTeam":"", "awayTeam":"Hawley Colts 1"}</text:p>
          </table:table-cell>
          <table:table-cell table:number-columns-repeated="1013"/>
        </table:table-row>
        <table:table-row table:style-name="ro1">
          <table:table-cell table:formula="of:=[.B56]" office:value-type="float" office:value="14" calcext:value-type="float">
            <text:p>14</text:p>
          </table:table-cell>
          <table:table-cell table:formula="of:=IF([.$J56]&gt;[.$J55];[.B55];[.B55]+1)"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table:style-name="ce73" table:formula="of:=FIRST_GAME_MS + ((DURATION_MS + GAME_GAP_MS) * ([.$B56]-1))" office:value-type="float" office:value="66000000" calcext:value-type="float">
            <text:p>660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56];TRANSLATED_TEAM_NAMES;[.$E56]+1)" office:value-type="string" office:string-value="Hawley Colts 2" calcext:value-type="string">
            <text:p>Hawley Colts 2</text:p>
          </table:table-cell>
          <table:table-cell table:style-name="ce77" table:formula="of:=VLOOKUP([.G56];TRANSLATED_TEAM_NAMES;[.$E56]+1)" office:value-type="string" office:string-value="Rushmoor Comm. Hotspurs - Yellow" calcext:value-type="string">
            <text:p>Rushmoor Comm. Hotspurs - Yellow</text:p>
          </table:table-cell>
          <table:table-cell table:style-name="ce78" table:formula="of:=IF(MOD([.$C56]; NUM_PITCHES)=0;INDEX(PITCHES;1;NUM_PITCHES);INDEX(PITCHES;1;MOD([.$C56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56] &amp; &quot;,&quot;&quot;duration&quot;&quot;:&quot;&quot;&quot; &amp; MATCH_DURATION &amp; &quot;m&quot;&quot;,&quot;&quot;pitch&quot;&quot;:&quot;&quot;&quot; &amp; [.J5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6] &amp; &quot;&quot;&quot;},&quot;&quot;tag&quot;&quot;:&quot;&quot;&quot; &amp; [.$A56] &amp; &quot;&quot;&quot;, &quot;&quot;homeTeam&quot;&quot;:&quot;&quot;&quot; &amp; [.H56] &amp; &quot;&quot;&quot;, &quot;&quot;awayTeam&quot;&quot;:&quot;&quot;&quot; &amp; [.I56] &amp; &quot;&quot;&quot;}&quot;" office:value-type="string" office:string-value="{&quot;__v&quot;:0,&quot;day&quot;:2,&quot;dateTime&quot;:66000000,&quot;duration&quot;:&quot;15m&quot;,&quot;pitch&quot;:&quot;3&quot;,&quot;competition&quot;:{&quot;name&quot;:&quot;U12&quot;, &quot;section&quot;:&quot;A&quot;, &quot;group&quot;:&quot;2&quot;},&quot;tag&quot;:&quot;14&quot;, &quot;homeTeam&quot;:&quot;Hawley Colts 2&quot;, &quot;awayTeam&quot;:&quot;Rushmoor Comm. Hotspurs - Yellow&quot;}" calcext:value-type="string">
            <text:p>{"__v":0,"day":2,"dateTime":66000000,"duration":"15m","pitch":"3","competition":{"name":"U12", "section":"A", "group":"2"},"tag":"14", "homeTeam":"Hawley Colts 2", "awayTeam":"Rushmoor Comm. Hotspurs - Yellow"}</text:p>
          </table:table-cell>
          <table:table-cell table:number-columns-repeated="1013"/>
        </table:table-row>
        <table:table-row table:style-name="ro1">
          <table:table-cell table:formula="of:=[.B57]" office:value-type="float" office:value="14" calcext:value-type="float">
            <text:p>14</text:p>
          </table:table-cell>
          <table:table-cell table:formula="of:=IF([.$J57]&gt;[.$J56];[.B56];[.B56]+1)"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table:style-name="ce73" table:formula="of:=FIRST_GAME_MS + ((DURATION_MS + GAME_GAP_MS) * ([.$B57]-1))" office:value-type="float" office:value="66000000" calcext:value-type="float">
            <text:p>660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57];TRANSLATED_TEAM_NAMES;[.$E57]+1)">
            <text:p/>
          </table:table-cell>
          <table:table-cell table:style-name="ce77" table:formula="of:=VLOOKUP([.G57];TRANSLATED_TEAM_NAMES;[.$E57]+1)" office:value-type="string" office:string-value="Holy Trinity Harriers" calcext:value-type="string">
            <text:p>Holy Trinity Harriers</text:p>
          </table:table-cell>
          <table:table-cell table:style-name="ce78" table:formula="of:=IF(MOD([.$C57]; NUM_PITCHES)=0;INDEX(PITCHES;1;NUM_PITCHES);INDEX(PITCHES;1;MOD([.$C57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57] &amp; &quot;,&quot;&quot;duration&quot;&quot;:&quot;&quot;&quot; &amp; MATCH_DURATION &amp; &quot;m&quot;&quot;,&quot;&quot;pitch&quot;&quot;:&quot;&quot;&quot; &amp; [.J5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7] &amp; &quot;&quot;&quot;},&quot;&quot;tag&quot;&quot;:&quot;&quot;&quot; &amp; [.$A57] &amp; &quot;&quot;&quot;, &quot;&quot;homeTeam&quot;&quot;:&quot;&quot;&quot; &amp; [.H57] &amp; &quot;&quot;&quot;, &quot;&quot;awayTeam&quot;&quot;:&quot;&quot;&quot; &amp; [.I57] &amp; &quot;&quot;&quot;}&quot;" office:value-type="string" office:string-value="{&quot;__v&quot;:0,&quot;day&quot;:2,&quot;dateTime&quot;:66000000,&quot;duration&quot;:&quot;15m&quot;,&quot;pitch&quot;:&quot;4&quot;,&quot;competition&quot;:{&quot;name&quot;:&quot;U12&quot;, &quot;section&quot;:&quot;A&quot;, &quot;group&quot;:&quot;2&quot;},&quot;tag&quot;:&quot;14&quot;, &quot;homeTeam&quot;:&quot;&quot;, &quot;awayTeam&quot;:&quot;Holy Trinity Harriers&quot;}" calcext:value-type="string">
            <text:p>{"__v":0,"day":2,"dateTime":66000000,"duration":"15m","pitch":"4","competition":{"name":"U12", "section":"A", "group":"2"},"tag":"14", "homeTeam":"", "awayTeam":"Holy Trinity Harriers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1</text:p>
          </table:table-cell>
          <table:table-cell table:formula="of:=IF([.$J58]&gt;[.$J57];[.B57];[.B57]+1)"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style-name="ce73" table:formula="of:=FIRST_GAME_MS + ((DURATION_MS + GAME_GAP_MS) * ([.$B58]-1)) + SECTION_GAP_MS" office:value-type="float" office:value="67200000" calcext:value-type="float">
            <text:p>67200000</text:p>
          </table:table-cell>
          <table:table-cell table:formula="of:=AGE_GROUP_TRANSLATED&amp;&quot;_&quot;&amp;SECTION_TRANSLATED&amp;&quot;_QF1&quot;" office:value-type="string" office:string-value="U12_A_QF1" calcext:value-type="string">
            <text:p>U12_A_QF1</text:p>
          </table:table-cell>
          <table:table-cell table:style-name="ce19" table:formula="of:=AGE_GROUP_TRANSLATED&amp;&quot;_&quot;&amp;SECTION_TRANSLATED&amp;&quot;_G1_P1&quot;" office:value-type="string" office:string-value="U12_A_G1_P1" calcext:value-type="string">
            <text:p>U12_A_G1_P1</text:p>
          </table:table-cell>
          <table:table-cell table:style-name="ce19" table:formula="of:=AGE_GROUP_TRANSLATED&amp;&quot;_&quot;&amp;SECTION_TRANSLATED&amp;&quot;_G2_P4&quot;" office:value-type="string" office:string-value="U12_A_G2_P4" calcext:value-type="string">
            <text:p>U12_A_G2_P4</text:p>
          </table:table-cell>
          <table:table-cell table:style-name="ce74" office:value-type="string" calcext:value-type="string">
            <text:p>Winner Group 1</text:p>
          </table:table-cell>
          <table:table-cell table:style-name="ce77" office:value-type="string" calcext:value-type="string">
            <text:p>4<text:span text:style-name="T1">th</text:span> Group 2</text:p>
          </table:table-cell>
          <table:table-cell table:style-name="ce78" table:formula="of:=IF(MOD([.$C58]; NUM_PITCHES)=0;INDEX(PITCHES;1;NUM_PITCHES);INDEX(PITCHES;1;MOD([.$C58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58] &amp; &quot;,&quot;&quot;duration&quot;&quot;:&quot;&quot;&quot; &amp; MATCH_DURATION &amp; &quot;m&quot;&quot;,&quot;&quot;pitch&quot;&quot;:&quot;&quot;&quot; &amp; [.J5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8] &amp; &quot;&quot;&quot;, &quot;&quot;homeTeam&quot;&quot;:&quot;&quot;&quot; &amp; [.H58] &amp; &quot;&quot;&quot;, &quot;&quot;awayTeam&quot;&quot;:&quot;&quot;&quot; &amp; [.I58] &amp; &quot;&quot;&quot;, &quot;&quot;homeTeamFrom&quot;&quot;:&quot;&quot;&quot; &amp; [.F58] &amp; &quot;&quot;&quot;, &quot;&quot;awayTeamFrom&quot;&quot;:&quot;&quot;&quot; &amp; [.G58] &amp; &quot;&quot;&quot;, &quot;&quot;stage2Tag&quot;&quot;:&quot;&quot;&quot; &amp; [.E58] &amp; &quot;&quot;&quot;}&quot;" office:value-type="string" office:string-value="{&quot;__v&quot;:0,&quot;day&quot;:2,&quot;dateTime&quot;:67200000,&quot;duration&quot;:&quot;15m&quot;,&quot;pitch&quot;:&quot;1&quot;,&quot;competition&quot;:{&quot;name&quot;:&quot;U12&quot;, &quot;section&quot;:&quot;A&quot;},&quot;tag&quot;:&quot;QF1&quot;, &quot;homeTeam&quot;:&quot;Winner Group 1&quot;, &quot;awayTeam&quot;:&quot;4th Group 2&quot;, &quot;homeTeamFrom&quot;:&quot;U12_A_G1_P1&quot;, &quot;awayTeamFrom&quot;:&quot;U12_A_G2_P4&quot;, &quot;stage2Tag&quot;:&quot;U12_A_QF1&quot;}" calcext:value-type="string">
            <text:p>{"__v":0,"day":2,"dateTime":67200000,"duration":"15m","pitch":"1","competition":{"name":"U12", "section":"A"},"tag":"QF1", "homeTeam":"Winner Group 1", "awayTeam":"4th Group 2", "homeTeamFrom":"U12_A_G1_P1", "awayTeamFrom":"U12_A_G2_P4", "stage2Tag":"U12_A_QF1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2</text:p>
          </table:table-cell>
          <table:table-cell table:formula="of:=IF([.$J59]&gt;[.$J58];[.B58];[.B58]+1)"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style-name="ce73" table:formula="of:=FIRST_GAME_MS + ((DURATION_MS + GAME_GAP_MS) * ([.$B59]-1)) + SECTION_GAP_MS" office:value-type="float" office:value="67200000" calcext:value-type="float">
            <text:p>67200000</text:p>
          </table:table-cell>
          <table:table-cell table:formula="of:=AGE_GROUP_TRANSLATED&amp;&quot;_&quot;&amp;SECTION_TRANSLATED&amp;&quot;_QF2&quot;" office:value-type="string" office:string-value="U12_A_QF2" calcext:value-type="string">
            <text:p>U12_A_QF2</text:p>
          </table:table-cell>
          <table:table-cell table:style-name="ce19" table:formula="of:=AGE_GROUP_TRANSLATED&amp;&quot;_&quot;&amp;SECTION_TRANSLATED&amp;&quot;_G2_P1&quot;" office:value-type="string" office:string-value="U12_A_G2_P1" calcext:value-type="string">
            <text:p>U12_A_G2_P1</text:p>
          </table:table-cell>
          <table:table-cell table:style-name="ce19" table:formula="of:=AGE_GROUP_TRANSLATED&amp;&quot;_&quot;&amp;SECTION_TRANSLATED&amp;&quot;_G1_P4&quot;" office:value-type="string" office:string-value="U12_A_G1_P4" calcext:value-type="string">
            <text:p>U12_A_G1_P4</text:p>
          </table:table-cell>
          <table:table-cell table:style-name="ce74" office:value-type="string" calcext:value-type="string">
            <text:p>Winner Group 2</text:p>
          </table:table-cell>
          <table:table-cell table:style-name="ce77" office:value-type="string" calcext:value-type="string">
            <text:p>4<text:span text:style-name="T1">th</text:span> Group 1</text:p>
          </table:table-cell>
          <table:table-cell table:style-name="ce78" table:formula="of:=IF(MOD([.$C59]; NUM_PITCHES)=0;INDEX(PITCHES;1;NUM_PITCHES);INDEX(PITCHES;1;MOD([.$C59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59] &amp; &quot;,&quot;&quot;duration&quot;&quot;:&quot;&quot;&quot; &amp; MATCH_DURATION &amp; &quot;m&quot;&quot;,&quot;&quot;pitch&quot;&quot;:&quot;&quot;&quot; &amp; [.J5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9] &amp; &quot;&quot;&quot;, &quot;&quot;homeTeam&quot;&quot;:&quot;&quot;&quot; &amp; [.H59] &amp; &quot;&quot;&quot;, &quot;&quot;awayTeam&quot;&quot;:&quot;&quot;&quot; &amp; [.I59] &amp; &quot;&quot;&quot;, &quot;&quot;homeTeamFrom&quot;&quot;:&quot;&quot;&quot; &amp; [.F59] &amp; &quot;&quot;&quot;, &quot;&quot;awayTeamFrom&quot;&quot;:&quot;&quot;&quot; &amp; [.G59] &amp; &quot;&quot;&quot;, &quot;&quot;stage2Tag&quot;&quot;:&quot;&quot;&quot; &amp; [.E59] &amp; &quot;&quot;&quot;}&quot;" office:value-type="string" office:string-value="{&quot;__v&quot;:0,&quot;day&quot;:2,&quot;dateTime&quot;:67200000,&quot;duration&quot;:&quot;15m&quot;,&quot;pitch&quot;:&quot;2&quot;,&quot;competition&quot;:{&quot;name&quot;:&quot;U12&quot;, &quot;section&quot;:&quot;A&quot;},&quot;tag&quot;:&quot;QF2&quot;, &quot;homeTeam&quot;:&quot;Winner Group 2&quot;, &quot;awayTeam&quot;:&quot;4th Group 1&quot;, &quot;homeTeamFrom&quot;:&quot;U12_A_G2_P1&quot;, &quot;awayTeamFrom&quot;:&quot;U12_A_G1_P4&quot;, &quot;stage2Tag&quot;:&quot;U12_A_QF2&quot;}" calcext:value-type="string">
            <text:p>{"__v":0,"day":2,"dateTime":67200000,"duration":"15m","pitch":"2","competition":{"name":"U12", "section":"A"},"tag":"QF2", "homeTeam":"Winner Group 2", "awayTeam":"4th Group 1", "homeTeamFrom":"U12_A_G2_P1", "awayTeamFrom":"U12_A_G1_P4", "stage2Tag":"U12_A_QF2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3</text:p>
          </table:table-cell>
          <table:table-cell table:formula="of:=IF([.$J60]&gt;[.$J59];[.B59];[.B59]+1)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73" table:formula="of:=FIRST_GAME_MS + ((DURATION_MS + GAME_GAP_MS) * ([.$B60]-1)) + SECTION_GAP_MS" office:value-type="float" office:value="67200000" calcext:value-type="float">
            <text:p>67200000</text:p>
          </table:table-cell>
          <table:table-cell table:formula="of:=AGE_GROUP_TRANSLATED&amp;&quot;_&quot;&amp;SECTION_TRANSLATED&amp;&quot;_QF3&quot;" office:value-type="string" office:string-value="U12_A_QF3" calcext:value-type="string">
            <text:p>U12_A_QF3</text:p>
          </table:table-cell>
          <table:table-cell table:style-name="ce19" table:formula="of:=AGE_GROUP_TRANSLATED&amp;&quot;_&quot;&amp;SECTION_TRANSLATED&amp;&quot;_G1_P2&quot;" office:value-type="string" office:string-value="U12_A_G1_P2" calcext:value-type="string">
            <text:p>U12_A_G1_P2</text:p>
          </table:table-cell>
          <table:table-cell table:style-name="ce19" table:formula="of:=AGE_GROUP_TRANSLATED&amp;&quot;_&quot;&amp;SECTION_TRANSLATED&amp;&quot;_G2_P3&quot;" office:value-type="string" office:string-value="U12_A_G2_P3" calcext:value-type="string">
            <text:p>U12_A_G2_P3</text:p>
          </table:table-cell>
          <table:table-cell table:style-name="ce74" office:value-type="string" calcext:value-type="string">
            <text:p>2<text:span text:style-name="T1">nd</text:span> Group 1</text:p>
          </table:table-cell>
          <table:table-cell table:style-name="ce77" office:value-type="string" calcext:value-type="string">
            <text:p>3<text:span text:style-name="T1">rd</text:span> Group 2</text:p>
          </table:table-cell>
          <table:table-cell table:style-name="ce78" table:formula="of:=IF(MOD([.$C60]; NUM_PITCHES)=0;INDEX(PITCHES;1;NUM_PITCHES);INDEX(PITCHES;1;MOD([.$C60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60] &amp; &quot;,&quot;&quot;duration&quot;&quot;:&quot;&quot;&quot; &amp; MATCH_DURATION &amp; &quot;m&quot;&quot;,&quot;&quot;pitch&quot;&quot;:&quot;&quot;&quot; &amp; [.J6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0] &amp; &quot;&quot;&quot;, &quot;&quot;homeTeam&quot;&quot;:&quot;&quot;&quot; &amp; [.H60] &amp; &quot;&quot;&quot;, &quot;&quot;awayTeam&quot;&quot;:&quot;&quot;&quot; &amp; [.I60] &amp; &quot;&quot;&quot;, &quot;&quot;homeTeamFrom&quot;&quot;:&quot;&quot;&quot; &amp; [.F60] &amp; &quot;&quot;&quot;, &quot;&quot;awayTeamFrom&quot;&quot;:&quot;&quot;&quot; &amp; [.G60] &amp; &quot;&quot;&quot;, &quot;&quot;stage2Tag&quot;&quot;:&quot;&quot;&quot; &amp; [.E60] &amp; &quot;&quot;&quot;}&quot;" office:value-type="string" office:string-value="{&quot;__v&quot;:0,&quot;day&quot;:2,&quot;dateTime&quot;:67200000,&quot;duration&quot;:&quot;15m&quot;,&quot;pitch&quot;:&quot;3&quot;,&quot;competition&quot;:{&quot;name&quot;:&quot;U12&quot;, &quot;section&quot;:&quot;A&quot;},&quot;tag&quot;:&quot;QF3&quot;, &quot;homeTeam&quot;:&quot;2nd Group 1&quot;, &quot;awayTeam&quot;:&quot;3rd Group 2&quot;, &quot;homeTeamFrom&quot;:&quot;U12_A_G1_P2&quot;, &quot;awayTeamFrom&quot;:&quot;U12_A_G2_P3&quot;, &quot;stage2Tag&quot;:&quot;U12_A_QF3&quot;}" calcext:value-type="string">
            <text:p>{"__v":0,"day":2,"dateTime":67200000,"duration":"15m","pitch":"3","competition":{"name":"U12", "section":"A"},"tag":"QF3", "homeTeam":"2nd Group 1", "awayTeam":"3rd Group 2", "homeTeamFrom":"U12_A_G1_P2", "awayTeamFrom":"U12_A_G2_P3", "stage2Tag":"U12_A_QF3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4</text:p>
          </table:table-cell>
          <table:table-cell table:formula="of:=IF([.$J61]&gt;[.$J60];[.B60];[.B60]+1)"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73" table:formula="of:=FIRST_GAME_MS + ((DURATION_MS + GAME_GAP_MS) * ([.$B61]-1)) + SECTION_GAP_MS" office:value-type="float" office:value="67200000" calcext:value-type="float">
            <text:p>67200000</text:p>
          </table:table-cell>
          <table:table-cell table:formula="of:=AGE_GROUP_TRANSLATED&amp;&quot;_&quot;&amp;SECTION_TRANSLATED&amp;&quot;_QF4&quot;" office:value-type="string" office:string-value="U12_A_QF4" calcext:value-type="string">
            <text:p>U12_A_QF4</text:p>
          </table:table-cell>
          <table:table-cell table:style-name="ce19" table:formula="of:=AGE_GROUP_TRANSLATED&amp;&quot;_&quot;&amp;SECTION_TRANSLATED&amp;&quot;_G2_P2&quot;" office:value-type="string" office:string-value="U12_A_G2_P2" calcext:value-type="string">
            <text:p>U12_A_G2_P2</text:p>
          </table:table-cell>
          <table:table-cell table:style-name="ce19" table:formula="of:=AGE_GROUP_TRANSLATED&amp;&quot;_&quot;&amp;SECTION_TRANSLATED&amp;&quot;_G1_P3&quot;" office:value-type="string" office:string-value="U12_A_G1_P3" calcext:value-type="string">
            <text:p>U12_A_G1_P3</text:p>
          </table:table-cell>
          <table:table-cell table:style-name="ce74" office:value-type="string" calcext:value-type="string">
            <text:p>2<text:span text:style-name="T1">nd</text:span> Group 2</text:p>
          </table:table-cell>
          <table:table-cell table:style-name="ce77" office:value-type="string" calcext:value-type="string">
            <text:p>3<text:span text:style-name="T1">rd</text:span> Group 1</text:p>
          </table:table-cell>
          <table:table-cell table:style-name="ce78" table:formula="of:=IF(MOD([.$C61]; NUM_PITCHES)=0;INDEX(PITCHES;1;NUM_PITCHES);INDEX(PITCHES;1;MOD([.$C61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61] &amp; &quot;,&quot;&quot;duration&quot;&quot;:&quot;&quot;&quot; &amp; MATCH_DURATION &amp; &quot;m&quot;&quot;,&quot;&quot;pitch&quot;&quot;:&quot;&quot;&quot; &amp; [.J61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1] &amp; &quot;&quot;&quot;, &quot;&quot;homeTeam&quot;&quot;:&quot;&quot;&quot; &amp; [.H61] &amp; &quot;&quot;&quot;, &quot;&quot;awayTeam&quot;&quot;:&quot;&quot;&quot; &amp; [.I61] &amp; &quot;&quot;&quot;, &quot;&quot;homeTeamFrom&quot;&quot;:&quot;&quot;&quot; &amp; [.F61] &amp; &quot;&quot;&quot;, &quot;&quot;awayTeamFrom&quot;&quot;:&quot;&quot;&quot; &amp; [.G61] &amp; &quot;&quot;&quot;, &quot;&quot;stage2Tag&quot;&quot;:&quot;&quot;&quot; &amp; [.E61] &amp; &quot;&quot;&quot;}&quot;" office:value-type="string" office:string-value="{&quot;__v&quot;:0,&quot;day&quot;:2,&quot;dateTime&quot;:67200000,&quot;duration&quot;:&quot;15m&quot;,&quot;pitch&quot;:&quot;4&quot;,&quot;competition&quot;:{&quot;name&quot;:&quot;U12&quot;, &quot;section&quot;:&quot;A&quot;},&quot;tag&quot;:&quot;QF4&quot;, &quot;homeTeam&quot;:&quot;2nd Group 2&quot;, &quot;awayTeam&quot;:&quot;3rd Group 1&quot;, &quot;homeTeamFrom&quot;:&quot;U12_A_G2_P2&quot;, &quot;awayTeamFrom&quot;:&quot;U12_A_G1_P3&quot;, &quot;stage2Tag&quot;:&quot;U12_A_QF4&quot;}" calcext:value-type="string">
            <text:p>{"__v":0,"day":2,"dateTime":67200000,"duration":"15m","pitch":"4","competition":{"name":"U12", "section":"A"},"tag":"QF4", "homeTeam":"2nd Group 2", "awayTeam":"3rd Group 1", "homeTeamFrom":"U12_A_G2_P2", "awayTeamFrom":"U12_A_G1_P3", "stage2Tag":"U12_A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62]&gt;[.$J61];[.B61];[.B61]+1)"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style-name="ce73" table:formula="of:=FIRST_GAME_MS + ((DURATION_MS + GAME_GAP_MS) * ([.$B62]-1)) + SECTION_GAP_MS" office:value-type="float" office:value="68400000" calcext:value-type="float">
            <text:p>68400000</text:p>
          </table:table-cell>
          <table:table-cell table:formula="of:=AGE_GROUP_TRANSLATED&amp;&quot;_&quot;&amp;SECTION_TRANSLATED&amp;&quot;_SF1&quot;" office:value-type="string" office:string-value="U12_A_SF1" calcext:value-type="string">
            <text:p>U12_A_SF1</text:p>
          </table:table-cell>
          <table:table-cell table:style-name="ce19" table:formula="of:=AGE_GROUP_TRANSLATED&amp;&quot;_&quot;&amp;SECTION_TRANSLATED&amp;&quot;_QF1&quot;" office:value-type="string" office:string-value="U12_A_QF1" calcext:value-type="string">
            <text:p>U12_A_QF1</text:p>
          </table:table-cell>
          <table:table-cell table:style-name="ce19" table:formula="of:=AGE_GROUP_TRANSLATED&amp;&quot;_&quot;&amp;SECTION_TRANSLATED&amp;&quot;_QF4&quot;" office:value-type="string" office:string-value="U12_A_QF4" calcext:value-type="string">
            <text:p>U12_A_QF4</text:p>
          </table:table-cell>
          <table:table-cell table:style-name="ce74" office:value-type="string" calcext:value-type="string">
            <text:p>Winner QF1</text:p>
          </table:table-cell>
          <table:table-cell table:style-name="ce77" office:value-type="string" calcext:value-type="string">
            <text:p>Winner QF4</text:p>
          </table:table-cell>
          <table:table-cell table:style-name="ce78" table:formula="of:=IF(MOD([.$C62]; NUM_PITCHES)=0;INDEX(PITCHES;1;NUM_PITCHES);INDEX(PITCHES;1;MOD([.$C62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62] &amp; &quot;,&quot;&quot;duration&quot;&quot;:&quot;&quot;&quot; &amp; MATCH_DURATION &amp; &quot;m&quot;&quot;,&quot;&quot;pitch&quot;&quot;:&quot;&quot;&quot; &amp; [.J6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2] &amp; &quot;&quot;&quot;, &quot;&quot;homeTeam&quot;&quot;:&quot;&quot;&quot; &amp; [.H62] &amp; &quot;&quot;&quot;, &quot;&quot;awayTeam&quot;&quot;:&quot;&quot;&quot; &amp; [.I62] &amp; &quot;&quot;&quot;, &quot;&quot;homeTeamFrom&quot;&quot;:&quot;&quot;&quot; &amp; [.F62] &amp; &quot;&quot;&quot;, &quot;&quot;awayTeamFrom&quot;&quot;:&quot;&quot;&quot; &amp; [.G62] &amp; &quot;&quot;&quot;, &quot;&quot;stage2Tag&quot;&quot;:&quot;&quot;&quot; &amp; [.E62] &amp; &quot;&quot;&quot;}&quot;" office:value-type="string" office:string-value="{&quot;__v&quot;:0,&quot;day&quot;:2,&quot;dateTime&quot;:68400000,&quot;duration&quot;:&quot;15m&quot;,&quot;pitch&quot;:&quot;1&quot;,&quot;competition&quot;:{&quot;name&quot;:&quot;U12&quot;, &quot;section&quot;:&quot;A&quot;},&quot;tag&quot;:&quot;SF1&quot;, &quot;homeTeam&quot;:&quot;Winner QF1&quot;, &quot;awayTeam&quot;:&quot;Winner QF4&quot;, &quot;homeTeamFrom&quot;:&quot;U12_A_QF1&quot;, &quot;awayTeamFrom&quot;:&quot;U12_A_QF4&quot;, &quot;stage2Tag&quot;:&quot;U12_A_SF1&quot;}" calcext:value-type="string">
            <text:p>{"__v":0,"day":2,"dateTime":68400000,"duration":"15m","pitch":"1","competition":{"name":"U12", "section":"A"},"tag":"SF1", "homeTeam":"Winner QF1", "awayTeam":"Winner QF4", "homeTeamFrom":"U12_A_QF1", "awayTeamFrom":"U12_A_QF4", "stage2Tag":"U12_A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63]&gt;[.$J62];[.B62];[.B62]+1)"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style-name="ce73" table:formula="of:=FIRST_GAME_MS + ((DURATION_MS + GAME_GAP_MS) * ([.$B63]-1)) + SECTION_GAP_MS" office:value-type="float" office:value="68400000" calcext:value-type="float">
            <text:p>68400000</text:p>
          </table:table-cell>
          <table:table-cell table:formula="of:=AGE_GROUP_TRANSLATED&amp;&quot;_&quot;&amp;SECTION_TRANSLATED&amp;&quot;_SF2&quot;" office:value-type="string" office:string-value="U12_A_SF2" calcext:value-type="string">
            <text:p>U12_A_SF2</text:p>
          </table:table-cell>
          <table:table-cell table:style-name="ce19" table:formula="of:=AGE_GROUP_TRANSLATED&amp;&quot;_&quot;&amp;SECTION_TRANSLATED&amp;&quot;_QF2&quot;" office:value-type="string" office:string-value="U12_A_QF2" calcext:value-type="string">
            <text:p>U12_A_QF2</text:p>
          </table:table-cell>
          <table:table-cell table:style-name="ce19" table:formula="of:=AGE_GROUP_TRANSLATED&amp;&quot;_&quot;&amp;SECTION_TRANSLATED&amp;&quot;_QF3&quot;" office:value-type="string" office:string-value="U12_A_QF3" calcext:value-type="string">
            <text:p>U12_A_QF3</text:p>
          </table:table-cell>
          <table:table-cell table:style-name="ce74" office:value-type="string" calcext:value-type="string">
            <text:p>Winner QF2</text:p>
          </table:table-cell>
          <table:table-cell table:style-name="ce77" office:value-type="string" calcext:value-type="string">
            <text:p>Winner QF3</text:p>
          </table:table-cell>
          <table:table-cell table:style-name="ce78" table:formula="of:=IF(MOD([.$C63]; NUM_PITCHES)=0;INDEX(PITCHES;1;NUM_PITCHES);INDEX(PITCHES;1;MOD([.$C63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63] &amp; &quot;,&quot;&quot;duration&quot;&quot;:&quot;&quot;&quot; &amp; MATCH_DURATION &amp; &quot;m&quot;&quot;,&quot;&quot;pitch&quot;&quot;:&quot;&quot;&quot; &amp; [.J6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3] &amp; &quot;&quot;&quot;, &quot;&quot;homeTeam&quot;&quot;:&quot;&quot;&quot; &amp; [.H63] &amp; &quot;&quot;&quot;, &quot;&quot;awayTeam&quot;&quot;:&quot;&quot;&quot; &amp; [.I63] &amp; &quot;&quot;&quot;, &quot;&quot;homeTeamFrom&quot;&quot;:&quot;&quot;&quot; &amp; [.F63] &amp; &quot;&quot;&quot;, &quot;&quot;awayTeamFrom&quot;&quot;:&quot;&quot;&quot; &amp; [.G63] &amp; &quot;&quot;&quot;, &quot;&quot;stage2Tag&quot;&quot;:&quot;&quot;&quot; &amp; [.E63] &amp; &quot;&quot;&quot;}&quot;" office:value-type="string" office:string-value="{&quot;__v&quot;:0,&quot;day&quot;:2,&quot;dateTime&quot;:68400000,&quot;duration&quot;:&quot;15m&quot;,&quot;pitch&quot;:&quot;2&quot;,&quot;competition&quot;:{&quot;name&quot;:&quot;U12&quot;, &quot;section&quot;:&quot;A&quot;},&quot;tag&quot;:&quot;SF2&quot;, &quot;homeTeam&quot;:&quot;Winner QF2&quot;, &quot;awayTeam&quot;:&quot;Winner QF3&quot;, &quot;homeTeamFrom&quot;:&quot;U12_A_QF2&quot;, &quot;awayTeamFrom&quot;:&quot;U12_A_QF3&quot;, &quot;stage2Tag&quot;:&quot;U12_A_SF2&quot;}" calcext:value-type="string">
            <text:p>{"__v":0,"day":2,"dateTime":68400000,"duration":"15m","pitch":"2","competition":{"name":"U12", "section":"A"},"tag":"SF2", "homeTeam":"Winner QF2", "awayTeam":"Winner QF3", "homeTeamFrom":"U12_A_QF2", "awayTeamFrom":"U12_A_QF3", "stage2Tag":"U12_A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64]&gt;[.$J63];[.B63];[.B63]+1)"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table:style-name="ce73" table:formula="of:=FIRST_GAME_MS + ((DURATION_MS + GAME_GAP_MS) * ([.$B64]-1)) + SECTION_GAP_MS" office:value-type="float" office:value="69600000" calcext:value-type="float">
            <text:p>69600000</text:p>
          </table:table-cell>
          <table:table-cell table:formula="of:=AGE_GROUP_TRANSLATED&amp;&quot;_&quot;&amp;SECTION_TRANSLATED&amp;&quot;_FNL&quot;" office:value-type="string" office:string-value="U12_A_FNL" calcext:value-type="string">
            <text:p>U12_A_FNL</text:p>
          </table:table-cell>
          <table:table-cell table:style-name="ce19" table:formula="of:=AGE_GROUP_TRANSLATED&amp;&quot;_&quot;&amp;SECTION_TRANSLATED&amp;&quot;_SF1&quot;" office:value-type="string" office:string-value="U12_A_SF1" calcext:value-type="string">
            <text:p>U12_A_SF1</text:p>
          </table:table-cell>
          <table:table-cell table:style-name="ce19" table:formula="of:=AGE_GROUP_TRANSLATED&amp;&quot;_&quot;&amp;SECTION_TRANSLATED&amp;&quot;_SF2&quot;" office:value-type="string" office:string-value="U12_A_SF2" calcext:value-type="string">
            <text:p>U12_A_SF2</text:p>
          </table:table-cell>
          <table:table-cell table:style-name="ce74" office:value-type="string" calcext:value-type="string">
            <text:p>Winner SF1</text:p>
          </table:table-cell>
          <table:table-cell table:style-name="ce77" office:value-type="string" calcext:value-type="string">
            <text:p>Winner SF2</text:p>
          </table:table-cell>
          <table:table-cell table:style-name="ce78" table:formula="of:=IF(MOD([.$C64]; NUM_PITCHES)=0;INDEX(PITCHES;1;NUM_PITCHES);INDEX(PITCHES;1;MOD([.$C64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64] &amp; &quot;,&quot;&quot;duration&quot;&quot;:&quot;&quot;&quot; &amp; MATCH_DURATION &amp; &quot;m&quot;&quot;,&quot;&quot;pitch&quot;&quot;:&quot;&quot;&quot; &amp; [.J6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4] &amp; &quot;&quot;&quot;, &quot;&quot;homeTeam&quot;&quot;:&quot;&quot;&quot; &amp; [.H64] &amp; &quot;&quot;&quot;, &quot;&quot;awayTeam&quot;&quot;:&quot;&quot;&quot; &amp; [.I64] &amp; &quot;&quot;&quot;, &quot;&quot;homeTeamFrom&quot;&quot;:&quot;&quot;&quot; &amp; [.F64] &amp; &quot;&quot;&quot;, &quot;&quot;awayTeamFrom&quot;&quot;:&quot;&quot;&quot; &amp; [.G64] &amp; &quot;&quot;&quot;, &quot;&quot;stage2Tag&quot;&quot;:&quot;&quot;&quot; &amp; [.E64] &amp; &quot;&quot;&quot;}&quot;" office:value-type="string" office:string-value="{&quot;__v&quot;:0,&quot;day&quot;:2,&quot;dateTime&quot;:69600000,&quot;duration&quot;:&quot;15m&quot;,&quot;pitch&quot;:&quot;1&quot;,&quot;competition&quot;:{&quot;name&quot;:&quot;U12&quot;, &quot;section&quot;:&quot;A&quot;},&quot;tag&quot;:&quot;FNL&quot;, &quot;homeTeam&quot;:&quot;Winner SF1&quot;, &quot;awayTeam&quot;:&quot;Winner SF2&quot;, &quot;homeTeamFrom&quot;:&quot;U12_A_SF1&quot;, &quot;awayTeamFrom&quot;:&quot;U12_A_SF2&quot;, &quot;stage2Tag&quot;:&quot;U12_A_FNL&quot;}" calcext:value-type="string">
            <text:p>{"__v":0,"day":2,"dateTime":69600000,"duration":"15m","pitch":"1","competition":{"name":"U12", "section":"A"},"tag":"FNL", "homeTeam":"Winner SF1", "awayTeam":"Winner SF2", "homeTeamFrom":"U12_A_SF1", "awayTeamFrom":"U12_A_SF2", "stage2Tag":"U12_A_FNL"}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6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 x 4 x 2 P=2" table:style-name="ta2">
        <office:forms form:automatic-focus="false" form:apply-design-mode="false"/>
        <table:table-column table:style-name="co31" table:default-cell-style-name="ce67"/>
        <table:table-column table:style-name="co31" table:default-cell-style-name="ce73"/>
        <table:table-column table:style-name="co6" table:default-cell-style-name="ce73"/>
        <table:table-column table:style-name="co18" table:default-cell-style-name="ce73"/>
        <table:table-column table:style-name="co6" table:default-cell-style-name="ce73"/>
        <table:table-column table:style-name="co34" table:number-columns-repeated="2" table:default-cell-style-name="ce73"/>
        <table:table-column table:style-name="co35" table:default-cell-style-name="ce74"/>
        <table:table-column table:style-name="co35" table:default-cell-style-name="ce88"/>
        <table:table-column table:style-name="co11" table:default-cell-style-name="ce86"/>
        <table:table-column table:style-name="co3" table:number-columns-repeated="1012" table:default-cell-style-name="ce72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 #</text:p>
          </table:table-cell>
          <table:table-cell table:style-name="ce81" office:value-type="string" calcext:value-type="string">
            <text:p>Index</text:p>
          </table:table-cell>
          <table:table-cell table:style-name="ce81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81" office:value-type="string" calcext:value-type="string">
            <text:p>Home</text:p>
          </table:table-cell>
          <table:table-cell table:style-name="ce81" office:value-type="string" calcext:value-type="string">
            <text:p>Away</text:p>
          </table:table-cell>
          <table:table-cell table:style-name="ce82" office:value-type="string" calcext:value-type="string">
            <text:p>Home</text:p>
          </table:table-cell>
          <table:table-cell table:style-name="ce89" office:value-type="string" calcext:value-type="string">
            <text:p>Away</text:p>
          </table:table-cell>
          <table:table-cell table:style-name="ce81" office:value-type="string" calcext:value-type="string">
            <text:p>Pitch</text:p>
          </table:table-cell>
          <table:table-cell table:style-name="ce81"/>
          <table:table-cell table:style-name="ce90" table:number-columns-repeated="1011"/>
        </table:table-row>
        <table:table-row table:style-name="ro1">
          <table:table-cell table:style-name="ce73"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50400000" calcext:value-type="float">
            <text:p>504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2];TRANSLATED_TEAM_NAMES;[.$E2]+1)" office:value-type="string" office:string-value="Calcot Royals" calcext:value-type="string">
            <text:p>Calcot Royals</text:p>
          </table:table-cell>
          <table:table-cell table:formula="of:=VLOOKUP([.$G2];TRANSLATED_TEAM_NAMES;[.$E2]+1)" office:value-type="string" office:string-value="Hawley Colts 1" calcext:value-type="string">
            <text:p>Hawley Colts 1</text:p>
          </table:table-cell>
          <table:table-cell table:style-name="ce78" table:formula="of:=IF(MOD([.$C2]; NUM_PITCHES)=0;INDEX(PITCHES;1;NUM_PITCHES);INDEX(PITCHES;1;MOD([.$C2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B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50400000,&quot;duration&quot;:&quot;15m&quot;,&quot;pitch&quot;:&quot;1&quot;,&quot;competition&quot;:{&quot;name&quot;:&quot;U12&quot;, &quot;section&quot;:&quot;A&quot;, &quot;group&quot;:&quot;1&quot;},&quot;tag&quot;:&quot;1&quot;, &quot;homeTeam&quot;:&quot;Calcot Royals&quot;, &quot;awayTeam&quot;:&quot;Hawley Colts 1&quot;}" calcext:value-type="string">
            <text:p>{"__v":0,"day":2,"dateTime":50400000,"duration":"15m","pitch":"1","competition":{"name":"U12", "section":"A", "group":"1"},"tag":"1", "homeTeam":"Calcot Royals", "awayTeam":"Hawley Colts 1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3]" office:value-type="float" office:value="1" calcext:value-type="float">
            <text:p>1</text:p>
          </table:table-cell>
          <table:table-cell table:formula="of:=IF([.J3]&gt;[.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B3]-1))" office:value-type="float" office:value="50400000" calcext:value-type="float">
            <text:p>504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3];TRANSLATED_TEAM_NAMES;[.$E3]+1)" office:value-type="string" office:string-value="Mytchett Athletic Kestrels" calcext:value-type="string">
            <text:p>Mytchett Athletic Kestrels</text:p>
          </table:table-cell>
          <table:table-cell table:formula="of:=VLOOKUP([.$G3];TRANSLATED_TEAM_NAMES;[.$E3]+1)" office:value-type="string" office:string-value="Rushmoor Com. Hotspurs - Blue" calcext:value-type="string">
            <text:p>Rushmoor Com. Hotspurs - Blue</text:p>
          </table:table-cell>
          <table:table-cell table:style-name="ce78" table:formula="of:=IF(MOD([.$C3]; NUM_PITCHES)=0;INDEX(PITCHES;1;NUM_PITCHES);INDEX(PITCHES;1;MOD([.$C3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B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50400000,&quot;duration&quot;:&quot;15m&quot;,&quot;pitch&quot;:&quot;2&quot;,&quot;competition&quot;:{&quot;name&quot;:&quot;U12&quot;, &quot;section&quot;:&quot;A&quot;, &quot;group&quot;:&quot;1&quot;},&quot;tag&quot;:&quot;1&quot;, &quot;homeTeam&quot;:&quot;Mytchett Athletic Kestrels&quot;, &quot;awayTeam&quot;:&quot;Rushmoor Com. Hotspurs - Blue&quot;}" calcext:value-type="string">
            <text:p>{"__v":0,"day":2,"dateTime":50400000,"duration":"15m","pitch":"2","competition":{"name":"U12", "section":"A", "group":"1"},"tag":"1", "homeTeam":"Mytchett Athletic Kestrels", "awayTeam":"Rushmoor Com. Hotspurs - Blue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4]" office:value-type="float" office:value="1" calcext:value-type="float">
            <text:p>1</text:p>
          </table:table-cell>
          <table:table-cell table:formula="of:=IF([.J4]&gt;[.J3];[.B3];[.B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B4]-1))" office:value-type="float" office:value="50400000" calcext:value-type="float">
            <text:p>504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4];TRANSLATED_TEAM_NAMES;[.$E4]+1)" office:value-type="string" office:string-value="Hawley Colts 2" calcext:value-type="string">
            <text:p>Hawley Colts 2</text:p>
          </table:table-cell>
          <table:table-cell table:formula="of:=VLOOKUP([.$G4];TRANSLATED_TEAM_NAMES;[.$E4]+1)" office:value-type="string" office:string-value="Holy Trinity Harriers" calcext:value-type="string">
            <text:p>Holy Trinity Harriers</text:p>
          </table:table-cell>
          <table:table-cell table:style-name="ce78" table:formula="of:=IF(MOD([.$C4]; NUM_PITCHES)=0;INDEX(PITCHES;1;NUM_PITCHES);INDEX(PITCHES;1;MOD([.$C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B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50400000,&quot;duration&quot;:&quot;15m&quot;,&quot;pitch&quot;:&quot;3&quot;,&quot;competition&quot;:{&quot;name&quot;:&quot;U12&quot;, &quot;section&quot;:&quot;A&quot;, &quot;group&quot;:&quot;2&quot;},&quot;tag&quot;:&quot;1&quot;, &quot;homeTeam&quot;:&quot;Hawley Colts 2&quot;, &quot;awayTeam&quot;:&quot;Holy Trinity Harriers&quot;}" calcext:value-type="string">
            <text:p>{"__v":0,"day":2,"dateTime":50400000,"duration":"15m","pitch":"3","competition":{"name":"U12", "section":"A", "group":"2"},"tag":"1", "homeTeam":"Hawley Colts 2", "awayTeam":"Holy Trinity Harrier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5]" office:value-type="float" office:value="1" calcext:value-type="float">
            <text:p>1</text:p>
          </table:table-cell>
          <table:table-cell table:formula="of:=IF([.J5]&gt;[.J4];[.B4];[.B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B5]-1))" office:value-type="float" office:value="50400000" calcext:value-type="float">
            <text:p>504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5];TRANSLATED_TEAM_NAMES;[.$E5]+1)" office:value-type="string" office:string-value="Oxford City" calcext:value-type="string">
            <text:p>Oxford City</text:p>
          </table:table-cell>
          <table:table-cell table:formula="of:=VLOOKUP([.$G5];TRANSLATED_TEAM_NAMES;[.$E5]+1)" office:value-type="string" office:string-value="Rushmoor Comm. Hotspurs - Yellow" calcext:value-type="string">
            <text:p>Rushmoor Comm. Hotspurs - Yellow</text:p>
          </table:table-cell>
          <table:table-cell table:style-name="ce78" table:formula="of:=IF(MOD([.$C5]; NUM_PITCHES)=0;INDEX(PITCHES;1;NUM_PITCHES);INDEX(PITCHES;1;MOD([.$C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B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50400000,&quot;duration&quot;:&quot;15m&quot;,&quot;pitch&quot;:&quot;4&quot;,&quot;competition&quot;:{&quot;name&quot;:&quot;U12&quot;, &quot;section&quot;:&quot;A&quot;, &quot;group&quot;:&quot;2&quot;},&quot;tag&quot;:&quot;1&quot;, &quot;homeTeam&quot;:&quot;Oxford City&quot;, &quot;awayTeam&quot;:&quot;Rushmoor Comm. Hotspurs - Yellow&quot;}" calcext:value-type="string">
            <text:p>{"__v":0,"day":2,"dateTime":50400000,"duration":"15m","pitch":"4","competition":{"name":"U12", "section":"A", "group":"2"},"tag":"1", "homeTeam":"Oxford City", "awayTeam":"Rushmoor Comm. Hotspurs - Yellow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6]" office:value-type="float" office:value="2" calcext:value-type="float">
            <text:p>2</text:p>
          </table:table-cell>
          <table:table-cell table:formula="of:=IF([.J6]&gt;[.J5];[.B5];[.B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B6]-1))" office:value-type="float" office:value="51600000" calcext:value-type="float">
            <text:p>516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6];TRANSLATED_TEAM_NAMES;[.$E6]+1)" office:value-type="string" office:string-value="Mytchett Athletic Kestrels" calcext:value-type="string">
            <text:p>Mytchett Athletic Kestrels</text:p>
          </table:table-cell>
          <table:table-cell table:formula="of:=VLOOKUP([.$G6];TRANSLATED_TEAM_NAMES;[.$E6]+1)" office:value-type="string" office:string-value="Calcot Royals" calcext:value-type="string">
            <text:p>Calcot Royals</text:p>
          </table:table-cell>
          <table:table-cell table:style-name="ce78" table:formula="of:=IF(MOD([.$C6]; NUM_PITCHES)=0;INDEX(PITCHES;1;NUM_PITCHES);INDEX(PITCHES;1;MOD([.$C6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B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51600000,&quot;duration&quot;:&quot;15m&quot;,&quot;pitch&quot;:&quot;1&quot;,&quot;competition&quot;:{&quot;name&quot;:&quot;U12&quot;, &quot;section&quot;:&quot;A&quot;, &quot;group&quot;:&quot;1&quot;},&quot;tag&quot;:&quot;2&quot;, &quot;homeTeam&quot;:&quot;Mytchett Athletic Kestrels&quot;, &quot;awayTeam&quot;:&quot;Calcot Royals&quot;}" calcext:value-type="string">
            <text:p>{"__v":0,"day":2,"dateTime":51600000,"duration":"15m","pitch":"1","competition":{"name":"U12", "section":"A", "group":"1"},"tag":"2", "homeTeam":"Mytchett Athletic Kestrels", "awayTeam":"Calcot Royal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7]" office:value-type="float" office:value="2" calcext:value-type="float">
            <text:p>2</text:p>
          </table:table-cell>
          <table:table-cell table:formula="of:=IF([.J7]&gt;[.J6];[.B6];[.B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B7]-1))" office:value-type="float" office:value="51600000" calcext:value-type="float">
            <text:p>516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7];TRANSLATED_TEAM_NAMES;[.$E7]+1)" office:value-type="string" office:string-value="Hawley Colts 1" calcext:value-type="string">
            <text:p>Hawley Colts 1</text:p>
          </table:table-cell>
          <table:table-cell table:formula="of:=VLOOKUP([.$G7];TRANSLATED_TEAM_NAMES;[.$E7]+1)" office:value-type="string" office:string-value="Rushmoor Com. Hotspurs - Blue" calcext:value-type="string">
            <text:p>Rushmoor Com. Hotspurs - Blue</text:p>
          </table:table-cell>
          <table:table-cell table:style-name="ce78" table:formula="of:=IF(MOD([.$C7]; NUM_PITCHES)=0;INDEX(PITCHES;1;NUM_PITCHES);INDEX(PITCHES;1;MOD([.$C7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B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51600000,&quot;duration&quot;:&quot;15m&quot;,&quot;pitch&quot;:&quot;2&quot;,&quot;competition&quot;:{&quot;name&quot;:&quot;U12&quot;, &quot;section&quot;:&quot;A&quot;, &quot;group&quot;:&quot;1&quot;},&quot;tag&quot;:&quot;2&quot;, &quot;homeTeam&quot;:&quot;Hawley Colts 1&quot;, &quot;awayTeam&quot;:&quot;Rushmoor Com. Hotspurs - Blue&quot;}" calcext:value-type="string">
            <text:p>{"__v":0,"day":2,"dateTime":51600000,"duration":"15m","pitch":"2","competition":{"name":"U12", "section":"A", "group":"1"},"tag":"2", "homeTeam":"Hawley Colts 1", "awayTeam":"Rushmoor Com. Hotspurs - Blue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8]" office:value-type="float" office:value="2" calcext:value-type="float">
            <text:p>2</text:p>
          </table:table-cell>
          <table:table-cell table:formula="of:=IF([.J8]&gt;[.J7];[.B7];[.B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B8]-1))" office:value-type="float" office:value="51600000" calcext:value-type="float">
            <text:p>516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8];TRANSLATED_TEAM_NAMES;[.$E8]+1)" office:value-type="string" office:string-value="Oxford City" calcext:value-type="string">
            <text:p>Oxford City</text:p>
          </table:table-cell>
          <table:table-cell table:formula="of:=VLOOKUP([.$G8];TRANSLATED_TEAM_NAMES;[.$E8]+1)" office:value-type="string" office:string-value="Hawley Colts 2" calcext:value-type="string">
            <text:p>Hawley Colts 2</text:p>
          </table:table-cell>
          <table:table-cell table:style-name="ce78" table:formula="of:=IF(MOD([.$C8]; NUM_PITCHES)=0;INDEX(PITCHES;1;NUM_PITCHES);INDEX(PITCHES;1;MOD([.$C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B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51600000,&quot;duration&quot;:&quot;15m&quot;,&quot;pitch&quot;:&quot;3&quot;,&quot;competition&quot;:{&quot;name&quot;:&quot;U12&quot;, &quot;section&quot;:&quot;A&quot;, &quot;group&quot;:&quot;2&quot;},&quot;tag&quot;:&quot;2&quot;, &quot;homeTeam&quot;:&quot;Oxford City&quot;, &quot;awayTeam&quot;:&quot;Hawley Colts 2&quot;}" calcext:value-type="string">
            <text:p>{"__v":0,"day":2,"dateTime":51600000,"duration":"15m","pitch":"3","competition":{"name":"U12", "section":"A", "group":"2"},"tag":"2", "homeTeam":"Oxford City", "awayTeam":"Hawley Colts 2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9]" office:value-type="float" office:value="2" calcext:value-type="float">
            <text:p>2</text:p>
          </table:table-cell>
          <table:table-cell table:formula="of:=IF([.J9]&gt;[.J8];[.B8];[.B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B9]-1))" office:value-type="float" office:value="51600000" calcext:value-type="float">
            <text:p>516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9];TRANSLATED_TEAM_NAMES;[.$E9]+1)" office:value-type="string" office:string-value="Holy Trinity Harriers" calcext:value-type="string">
            <text:p>Holy Trinity Harriers</text:p>
          </table:table-cell>
          <table:table-cell table:formula="of:=VLOOKUP([.$G9];TRANSLATED_TEAM_NAMES;[.$E9]+1)" office:value-type="string" office:string-value="Rushmoor Comm. Hotspurs - Yellow" calcext:value-type="string">
            <text:p>Rushmoor Comm. Hotspurs - Yellow</text:p>
          </table:table-cell>
          <table:table-cell table:style-name="ce78" table:formula="of:=IF(MOD([.$C9]; NUM_PITCHES)=0;INDEX(PITCHES;1;NUM_PITCHES);INDEX(PITCHES;1;MOD([.$C9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B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51600000,&quot;duration&quot;:&quot;15m&quot;,&quot;pitch&quot;:&quot;4&quot;,&quot;competition&quot;:{&quot;name&quot;:&quot;U12&quot;, &quot;section&quot;:&quot;A&quot;, &quot;group&quot;:&quot;2&quot;},&quot;tag&quot;:&quot;2&quot;, &quot;homeTeam&quot;:&quot;Holy Trinity Harriers&quot;, &quot;awayTeam&quot;:&quot;Rushmoor Comm. Hotspurs - Yellow&quot;}" calcext:value-type="string">
            <text:p>{"__v":0,"day":2,"dateTime":51600000,"duration":"15m","pitch":"4","competition":{"name":"U12", "section":"A", "group":"2"},"tag":"2", "homeTeam":"Holy Trinity Harriers", "awayTeam":"Rushmoor Comm. Hotspurs - Yellow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0]" office:value-type="float" office:value="3" calcext:value-type="float">
            <text:p>3</text:p>
          </table:table-cell>
          <table:table-cell table:formula="of:=IF([.J10]&gt;[.J9];[.B9];[.B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B10]-1))" office:value-type="float" office:value="52800000" calcext:value-type="float">
            <text:p>528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10];TRANSLATED_TEAM_NAMES;[.$E10]+1)" office:value-type="string" office:string-value="Rushmoor Com. Hotspurs - Blue" calcext:value-type="string">
            <text:p>Rushmoor Com. Hotspurs - Blue</text:p>
          </table:table-cell>
          <table:table-cell table:formula="of:=VLOOKUP([.$G10];TRANSLATED_TEAM_NAMES;[.$E10]+1)" office:value-type="string" office:string-value="Calcot Royals" calcext:value-type="string">
            <text:p>Calcot Royals</text:p>
          </table:table-cell>
          <table:table-cell table:style-name="ce78" table:formula="of:=IF(MOD([.$C10]; NUM_PITCHES)=0;INDEX(PITCHES;1;NUM_PITCHES);INDEX(PITCHES;1;MOD([.$C10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B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52800000,&quot;duration&quot;:&quot;15m&quot;,&quot;pitch&quot;:&quot;1&quot;,&quot;competition&quot;:{&quot;name&quot;:&quot;U12&quot;, &quot;section&quot;:&quot;A&quot;, &quot;group&quot;:&quot;1&quot;},&quot;tag&quot;:&quot;3&quot;, &quot;homeTeam&quot;:&quot;Rushmoor Com. Hotspurs - Blue&quot;, &quot;awayTeam&quot;:&quot;Calcot Royals&quot;}" calcext:value-type="string">
            <text:p>{"__v":0,"day":2,"dateTime":52800000,"duration":"15m","pitch":"1","competition":{"name":"U12", "section":"A", "group":"1"},"tag":"3", "homeTeam":"Rushmoor Com. Hotspurs - Blue", "awayTeam":"Calcot Royal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1]" office:value-type="float" office:value="3" calcext:value-type="float">
            <text:p>3</text:p>
          </table:table-cell>
          <table:table-cell table:formula="of:=IF([.J11]&gt;[.J10];[.B10];[.B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B11]-1))" office:value-type="float" office:value="52800000" calcext:value-type="float">
            <text:p>528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11];TRANSLATED_TEAM_NAMES;[.$E11]+1)" office:value-type="string" office:string-value="Hawley Colts 1" calcext:value-type="string">
            <text:p>Hawley Colts 1</text:p>
          </table:table-cell>
          <table:table-cell table:formula="of:=VLOOKUP([.$G11];TRANSLATED_TEAM_NAMES;[.$E11]+1)" office:value-type="string" office:string-value="Mytchett Athletic Kestrels" calcext:value-type="string">
            <text:p>Mytchett Athletic Kestrels</text:p>
          </table:table-cell>
          <table:table-cell table:style-name="ce78" table:formula="of:=IF(MOD([.$C11]; NUM_PITCHES)=0;INDEX(PITCHES;1;NUM_PITCHES);INDEX(PITCHES;1;MOD([.$C11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B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52800000,&quot;duration&quot;:&quot;15m&quot;,&quot;pitch&quot;:&quot;2&quot;,&quot;competition&quot;:{&quot;name&quot;:&quot;U12&quot;, &quot;section&quot;:&quot;A&quot;, &quot;group&quot;:&quot;1&quot;},&quot;tag&quot;:&quot;3&quot;, &quot;homeTeam&quot;:&quot;Hawley Colts 1&quot;, &quot;awayTeam&quot;:&quot;Mytchett Athletic Kestrels&quot;}" calcext:value-type="string">
            <text:p>{"__v":0,"day":2,"dateTime":52800000,"duration":"15m","pitch":"2","competition":{"name":"U12", "section":"A", "group":"1"},"tag":"3", "homeTeam":"Hawley Colts 1", "awayTeam":"Mytchett Athletic Kestrel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2]" office:value-type="float" office:value="3" calcext:value-type="float">
            <text:p>3</text:p>
          </table:table-cell>
          <table:table-cell table:formula="of:=IF([.J12]&gt;[.J11];[.B11];[.B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B12]-1))" office:value-type="float" office:value="52800000" calcext:value-type="float">
            <text:p>5280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12];TRANSLATED_TEAM_NAMES;[.$E12]+1)" office:value-type="string" office:string-value="Rushmoor Comm. Hotspurs - Yellow" calcext:value-type="string">
            <text:p>Rushmoor Comm. Hotspurs - Yellow</text:p>
          </table:table-cell>
          <table:table-cell table:formula="of:=VLOOKUP([.$G12];TRANSLATED_TEAM_NAMES;[.$E12]+1)" office:value-type="string" office:string-value="Hawley Colts 2" calcext:value-type="string">
            <text:p>Hawley Colts 2</text:p>
          </table:table-cell>
          <table:table-cell table:style-name="ce78" table:formula="of:=IF(MOD([.$C12]; NUM_PITCHES)=0;INDEX(PITCHES;1;NUM_PITCHES);INDEX(PITCHES;1;MOD([.$C12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B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52800000,&quot;duration&quot;:&quot;15m&quot;,&quot;pitch&quot;:&quot;3&quot;,&quot;competition&quot;:{&quot;name&quot;:&quot;U12&quot;, &quot;section&quot;:&quot;A&quot;, &quot;group&quot;:&quot;2&quot;},&quot;tag&quot;:&quot;3&quot;, &quot;homeTeam&quot;:&quot;Rushmoor Comm. Hotspurs - Yellow&quot;, &quot;awayTeam&quot;:&quot;Hawley Colts 2&quot;}" calcext:value-type="string">
            <text:p>{"__v":0,"day":2,"dateTime":52800000,"duration":"15m","pitch":"3","competition":{"name":"U12", "section":"A", "group":"2"},"tag":"3", "homeTeam":"Rushmoor Comm. Hotspurs - Yellow", "awayTeam":"Hawley Colts 2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3]" office:value-type="float" office:value="3" calcext:value-type="float">
            <text:p>3</text:p>
          </table:table-cell>
          <table:table-cell table:formula="of:=IF([.J13]&gt;[.J12];[.B12];[.B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B13]-1))" office:value-type="float" office:value="52800000" calcext:value-type="float">
            <text:p>528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13];TRANSLATED_TEAM_NAMES;[.$E13]+1)" office:value-type="string" office:string-value="Holy Trinity Harriers" calcext:value-type="string">
            <text:p>Holy Trinity Harriers</text:p>
          </table:table-cell>
          <table:table-cell table:formula="of:=VLOOKUP([.$G13];TRANSLATED_TEAM_NAMES;[.$E13]+1)" office:value-type="string" office:string-value="Oxford City" calcext:value-type="string">
            <text:p>Oxford City</text:p>
          </table:table-cell>
          <table:table-cell table:style-name="ce78" table:formula="of:=IF(MOD([.$C13]; NUM_PITCHES)=0;INDEX(PITCHES;1;NUM_PITCHES);INDEX(PITCHES;1;MOD([.$C13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B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52800000,&quot;duration&quot;:&quot;15m&quot;,&quot;pitch&quot;:&quot;4&quot;,&quot;competition&quot;:{&quot;name&quot;:&quot;U12&quot;, &quot;section&quot;:&quot;A&quot;, &quot;group&quot;:&quot;2&quot;},&quot;tag&quot;:&quot;3&quot;, &quot;homeTeam&quot;:&quot;Holy Trinity Harriers&quot;, &quot;awayTeam&quot;:&quot;Oxford City&quot;}" calcext:value-type="string">
            <text:p>{"__v":0,"day":2,"dateTime":52800000,"duration":"15m","pitch":"4","competition":{"name":"U12", "section":"A", "group":"2"},"tag":"3", "homeTeam":"Holy Trinity Harriers", "awayTeam":"Oxford City"}</text:p>
          </table:table-cell>
          <table:table-cell table:style-name="ce91" table:number-columns-repeated="1011"/>
        </table:table-row>
        <table:table-row table:style-name="ro5">
          <table:table-cell table:style-name="ce73" table:formula="of:=[.B14]" office:value-type="float" office:value="4" calcext:value-type="float">
            <text:p>4</text:p>
          </table:table-cell>
          <table:table-cell table:formula="of:=IF([.J14]&gt;[.J13];[.B13];[.B13]+1)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B14]-1)) + SECTION_GAP_MS" office:value-type="float" office:value="54000000" calcext:value-type="float">
            <text:p>540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1&quot;" office:value-type="string" office:string-value="U12_A_G1_P1" calcext:value-type="string">
            <text:p>U12_A_G1_P1</text:p>
          </table:table-cell>
          <table:table-cell table:formula="of:=AGE_GROUP_TRANSLATED &amp; &quot;_&quot; &amp;SECTION_TRANSLATED &amp; &quot;_G2_P2&quot;" office:value-type="string" office:string-value="U12_A_G2_P2" calcext:value-type="string">
            <text:p>U12_A_G2_P2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2<text:span text:style-name="T1">nd</text:span> Group 2</text:p>
          </table:table-cell>
          <table:table-cell table:style-name="ce78" table:formula="of:=IF(MOD([.$C14]; NUM_PITCHES)=0;INDEX(PITCHES;1;NUM_PITCHES);INDEX(PITCHES;1;MOD([.$C14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, &quot;&quot;homeTeamFrom&quot;&quot;:&quot;&quot;&quot; &amp; [.F14] &amp; &quot;&quot;&quot;, &quot;&quot;awayTeamFrom&quot;&quot;:&quot;&quot;&quot; &amp; [.G14] &amp; &quot;&quot;&quot;}&quot;" office:value-type="string" office:string-value="{&quot;__v&quot;:0,&quot;day&quot;:2,&quot;dateTime&quot;:54000000,&quot;duration&quot;:&quot;15m&quot;,&quot;pitch&quot;:&quot;1&quot;,&quot;competition&quot;:{&quot;name&quot;:&quot;U12&quot;, &quot;section&quot;:&quot;Champions League&quot;, &quot;group&quot;:&quot;1&quot;},&quot;tag&quot;:&quot;4&quot;, &quot;homeTeam&quot;:&quot;Winner Group 1&quot;, &quot;awayTeam&quot;:&quot;2nd Group 2&quot;, &quot;homeTeamFrom&quot;:&quot;U12_A_G1_P1&quot;, &quot;awayTeamFrom&quot;:&quot;U12_A_G2_P2&quot;}" calcext:value-type="string">
            <text:p>{"__v":0,"day":2,"dateTime":54000000,"duration":"15m","pitch":"1","competition":{"name":"U12", "section":"Champions League", "group":"1"},"tag":"4", "homeTeam":"Winner Group 1", "awayTeam":"2nd Group 2", "homeTeamFrom":"U12_A_G1_P1", "awayTeamFrom":"U12_A_G2_P2"}</text:p>
          </table:table-cell>
          <table:table-cell table:number-columns-repeated="1011"/>
        </table:table-row>
        <table:table-row table:style-name="ro5">
          <table:table-cell table:style-name="ce73" table:formula="of:=[.B15]" office:value-type="float" office:value="4" calcext:value-type="float">
            <text:p>4</text:p>
          </table:table-cell>
          <table:table-cell table:formula="of:=IF([.J15]&gt;[.J14];[.B14];[.B14]+1)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B15]-1)) + SECTION_GAP_MS" office:value-type="float" office:value="54000000" calcext:value-type="float">
            <text:p>540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1&quot;" office:value-type="string" office:string-value="U12_A_G2_P1" calcext:value-type="string">
            <text:p>U12_A_G2_P1</text:p>
          </table:table-cell>
          <table:table-cell table:formula="of:=AGE_GROUP_TRANSLATED &amp; &quot;_&quot; &amp;SECTION_TRANSLATED &amp; &quot;_G1_P2&quot;" office:value-type="string" office:string-value="U12_A_G1_P2" calcext:value-type="string">
            <text:p>U12_A_G1_P2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78" table:formula="of:=IF(MOD([.$C15]; NUM_PITCHES)=0;INDEX(PITCHES;1;NUM_PITCHES);INDEX(PITCHES;1;MOD([.$C15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, &quot;&quot;homeTeamFrom&quot;&quot;:&quot;&quot;&quot; &amp; [.F15] &amp; &quot;&quot;&quot;, &quot;&quot;awayTeamFrom&quot;&quot;:&quot;&quot;&quot; &amp; [.G15] &amp; &quot;&quot;&quot;}&quot;" office:value-type="string" office:string-value="{&quot;__v&quot;:0,&quot;day&quot;:2,&quot;dateTime&quot;:54000000,&quot;duration&quot;:&quot;15m&quot;,&quot;pitch&quot;:&quot;2&quot;,&quot;competition&quot;:{&quot;name&quot;:&quot;U12&quot;, &quot;section&quot;:&quot;Champions League&quot;, &quot;group&quot;:&quot;1&quot;},&quot;tag&quot;:&quot;4&quot;, &quot;homeTeam&quot;:&quot;Winner Group 2&quot;, &quot;awayTeam&quot;:&quot;2nd Group 1&quot;, &quot;homeTeamFrom&quot;:&quot;U12_A_G2_P1&quot;, &quot;awayTeamFrom&quot;:&quot;U12_A_G1_P2&quot;}" calcext:value-type="string">
            <text:p>{"__v":0,"day":2,"dateTime":54000000,"duration":"15m","pitch":"2","competition":{"name":"U12", "section":"Champions League", "group":"1"},"tag":"4", "homeTeam":"Winner Group 2", "awayTeam":"2nd Group 1", "homeTeamFrom":"U12_A_G2_P1", "awayTeamFrom":"U12_A_G1_P2"}</text:p>
          </table:table-cell>
          <table:table-cell table:number-columns-repeated="1011"/>
        </table:table-row>
        <table:table-row table:style-name="ro1">
          <table:table-cell table:style-name="ce73" table:formula="of:=[.B16]" office:value-type="float" office:value="4" calcext:value-type="float">
            <text:p>4</text:p>
          </table:table-cell>
          <table:table-cell table:formula="of:=IF([.J16]&gt;[.J15];[.B15];[.B15]+1)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B16]-1)) + SECTION_GAP_MS" office:value-type="float" office:value="54000000" calcext:value-type="float">
            <text:p>540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3&quot;" office:value-type="string" office:string-value="U12_A_G1_P3" calcext:value-type="string">
            <text:p>U12_A_G1_P3</text:p>
          </table:table-cell>
          <table:table-cell table:formula="of:=AGE_GROUP_TRANSLATED &amp; &quot;_&quot; &amp;SECTION_TRANSLATED &amp; &quot;_G2_P4&quot;" office:value-type="string" office:string-value="U12_A_G2_P4" calcext:value-type="string">
            <text:p>U12_A_G2_P4</text:p>
          </table:table-cell>
          <table:table-cell office:value-type="string" calcext:value-type="string">
            <text:p>3rd Group 1</text:p>
          </table:table-cell>
          <table:table-cell office:value-type="string" calcext:value-type="string">
            <text:p>4th Group 2</text:p>
          </table:table-cell>
          <table:table-cell table:style-name="ce78" table:formula="of:=IF(MOD([.$C16]; NUM_PITCHES)=0;INDEX(PITCHES;1;NUM_PITCHES);INDEX(PITCHES;1;MOD([.$C16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, &quot;&quot;homeTeamFrom&quot;&quot;:&quot;&quot;&quot; &amp; [.F16] &amp; &quot;&quot;&quot;, &quot;&quot;awayTeamFrom&quot;&quot;:&quot;&quot;&quot; &amp; [.G16] &amp; &quot;&quot;&quot;}&quot;" office:value-type="string" office:string-value="{&quot;__v&quot;:0,&quot;day&quot;:2,&quot;dateTime&quot;:54000000,&quot;duration&quot;:&quot;15m&quot;,&quot;pitch&quot;:&quot;3&quot;,&quot;competition&quot;:{&quot;name&quot;:&quot;U12&quot;, &quot;section&quot;:&quot;Europa League&quot;, &quot;group&quot;:&quot;1&quot;},&quot;tag&quot;:&quot;4&quot;, &quot;homeTeam&quot;:&quot;3rd Group 1&quot;, &quot;awayTeam&quot;:&quot;4th Group 2&quot;, &quot;homeTeamFrom&quot;:&quot;U12_A_G1_P3&quot;, &quot;awayTeamFrom&quot;:&quot;U12_A_G2_P4&quot;}" calcext:value-type="string">
            <text:p>{"__v":0,"day":2,"dateTime":54000000,"duration":"15m","pitch":"3","competition":{"name":"U12", "section":"Europa League", "group":"1"},"tag":"4", "homeTeam":"3rd Group 1", "awayTeam":"4th Group 2", "homeTeamFrom":"U12_A_G1_P3", "awayTeamFrom":"U12_A_G2_P4"}</text:p>
          </table:table-cell>
          <table:table-cell table:number-columns-repeated="1011"/>
        </table:table-row>
        <table:table-row table:style-name="ro1">
          <table:table-cell table:style-name="ce73" table:formula="of:=[.B17]" office:value-type="float" office:value="4" calcext:value-type="float">
            <text:p>4</text:p>
          </table:table-cell>
          <table:table-cell table:formula="of:=IF([.J17]&gt;[.J16];[.B16];[.B16]+1)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B17]-1)) + SECTION_GAP_MS" office:value-type="float" office:value="54000000" calcext:value-type="float">
            <text:p>540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3&quot;" office:value-type="string" office:string-value="U12_A_G2_P3" calcext:value-type="string">
            <text:p>U12_A_G2_P3</text:p>
          </table:table-cell>
          <table:table-cell table:formula="of:=AGE_GROUP_TRANSLATED &amp; &quot;_&quot; &amp;SECTION_TRANSLATED &amp; &quot;_G1_P4&quot;" office:value-type="string" office:string-value="U12_A_G1_P4" calcext:value-type="string">
            <text:p>U12_A_G1_P4</text:p>
          </table:table-cell>
          <table:table-cell office:value-type="string" calcext:value-type="string">
            <text:p>3rd Group 2</text:p>
          </table:table-cell>
          <table:table-cell office:value-type="string" calcext:value-type="string">
            <text:p>4th Group 1</text:p>
          </table:table-cell>
          <table:table-cell table:style-name="ce78" table:formula="of:=IF(MOD([.$C17]; NUM_PITCHES)=0;INDEX(PITCHES;1;NUM_PITCHES);INDEX(PITCHES;1;MOD([.$C17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, &quot;&quot;homeTeamFrom&quot;&quot;:&quot;&quot;&quot; &amp; [.F17] &amp; &quot;&quot;&quot;, &quot;&quot;awayTeamFrom&quot;&quot;:&quot;&quot;&quot; &amp; [.G17] &amp; &quot;&quot;&quot;}&quot;" office:value-type="string" office:string-value="{&quot;__v&quot;:0,&quot;day&quot;:2,&quot;dateTime&quot;:54000000,&quot;duration&quot;:&quot;15m&quot;,&quot;pitch&quot;:&quot;4&quot;,&quot;competition&quot;:{&quot;name&quot;:&quot;U12&quot;, &quot;section&quot;:&quot;Europa League&quot;, &quot;group&quot;:&quot;1&quot;},&quot;tag&quot;:&quot;4&quot;, &quot;homeTeam&quot;:&quot;3rd Group 2&quot;, &quot;awayTeam&quot;:&quot;4th Group 1&quot;, &quot;homeTeamFrom&quot;:&quot;U12_A_G2_P3&quot;, &quot;awayTeamFrom&quot;:&quot;U12_A_G1_P4&quot;}" calcext:value-type="string">
            <text:p>{"__v":0,"day":2,"dateTime":54000000,"duration":"15m","pitch":"4","competition":{"name":"U12", "section":"Europa League", "group":"1"},"tag":"4", "homeTeam":"3rd Group 2", "awayTeam":"4th Group 1", "homeTeamFrom":"U12_A_G2_P3", "awayTeamFrom":"U12_A_G1_P4"}</text:p>
          </table:table-cell>
          <table:table-cell table:number-columns-repeated="1011"/>
        </table:table-row>
        <table:table-row table:style-name="ro1">
          <table:table-cell table:style-name="ce73" table:formula="of:=[.B18]" office:value-type="float" office:value="5" calcext:value-type="float">
            <text:p>5</text:p>
          </table:table-cell>
          <table:table-cell table:formula="of:=IF([.J18]&gt;[.J17];[.B17];[.B17]+1)"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formula="of:=FIRST_GAME_MS + ((DURATION_MS + GAME_GAP_MS) * ([.B18]-1)) + SECTION_GAP_MS" office:value-type="float" office:value="55200000" calcext:value-type="float">
            <text:p>552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1&quot;" office:value-type="string" office:string-value="U12_A_G2_P1" calcext:value-type="string">
            <text:p>U12_A_G2_P1</text:p>
          </table:table-cell>
          <table:table-cell table:formula="of:=AGE_GROUP_TRANSLATED &amp; &quot;_&quot; &amp;SECTION_TRANSLATED &amp; &quot;_G1_P1&quot;" office:value-type="string" office:string-value="U12_A_G1_P1" calcext:value-type="string">
            <text:p>U12_A_G1_P1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Winner Group 1</text:p>
          </table:table-cell>
          <table:table-cell table:style-name="ce78" table:formula="of:=IF(MOD([.$C18]; NUM_PITCHES)=0;INDEX(PITCHES;1;NUM_PITCHES);INDEX(PITCHES;1;MOD([.$C18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, &quot;&quot;homeTeamFrom&quot;&quot;:&quot;&quot;&quot; &amp; [.F18] &amp; &quot;&quot;&quot;, &quot;&quot;awayTeamFrom&quot;&quot;:&quot;&quot;&quot; &amp; [.G18] &amp; &quot;&quot;&quot;}&quot;" office:value-type="string" office:string-value="{&quot;__v&quot;:0,&quot;day&quot;:2,&quot;dateTime&quot;:55200000,&quot;duration&quot;:&quot;15m&quot;,&quot;pitch&quot;:&quot;1&quot;,&quot;competition&quot;:{&quot;name&quot;:&quot;U12&quot;, &quot;section&quot;:&quot;Champions League&quot;, &quot;group&quot;:&quot;1&quot;},&quot;tag&quot;:&quot;5&quot;, &quot;homeTeam&quot;:&quot;Winner Group 2&quot;, &quot;awayTeam&quot;:&quot;Winner Group 1&quot;, &quot;homeTeamFrom&quot;:&quot;U12_A_G2_P1&quot;, &quot;awayTeamFrom&quot;:&quot;U12_A_G1_P1&quot;}" calcext:value-type="string">
            <text:p>{"__v":0,"day":2,"dateTime":55200000,"duration":"15m","pitch":"1","competition":{"name":"U12", "section":"Champions League", "group":"1"},"tag":"5", "homeTeam":"Winner Group 2", "awayTeam":"Winner Group 1", "homeTeamFrom":"U12_A_G2_P1", "awayTeamFrom":"U12_A_G1_P1"}</text:p>
          </table:table-cell>
          <table:table-cell table:number-columns-repeated="1011"/>
        </table:table-row>
        <table:table-row table:style-name="ro5">
          <table:table-cell table:style-name="ce73" table:formula="of:=[.B19]" office:value-type="float" office:value="5" calcext:value-type="float">
            <text:p>5</text:p>
          </table:table-cell>
          <table:table-cell table:formula="of:=IF([.J19]&gt;[.J18];[.B18];[.B18]+1)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FIRST_GAME_MS + ((DURATION_MS + GAME_GAP_MS) * ([.B19]-1)) + SECTION_GAP_MS" office:value-type="float" office:value="55200000" calcext:value-type="float">
            <text:p>552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2&quot;" office:value-type="string" office:string-value="U12_A_G2_P2" calcext:value-type="string">
            <text:p>U12_A_G2_P2</text:p>
          </table:table-cell>
          <table:table-cell table:formula="of:=AGE_GROUP_TRANSLATED &amp; &quot;_&quot; &amp;SECTION_TRANSLATED &amp; &quot;_G1_P2&quot;" office:value-type="string" office:string-value="U12_A_G1_P2" calcext:value-type="string">
            <text:p>U12_A_G1_P2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78" table:formula="of:=IF(MOD([.$C19]; NUM_PITCHES)=0;INDEX(PITCHES;1;NUM_PITCHES);INDEX(PITCHES;1;MOD([.$C19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, &quot;&quot;homeTeamFrom&quot;&quot;:&quot;&quot;&quot; &amp; [.F19] &amp; &quot;&quot;&quot;, &quot;&quot;awayTeamFrom&quot;&quot;:&quot;&quot;&quot; &amp; [.G19] &amp; &quot;&quot;&quot;}&quot;" office:value-type="string" office:string-value="{&quot;__v&quot;:0,&quot;day&quot;:2,&quot;dateTime&quot;:55200000,&quot;duration&quot;:&quot;15m&quot;,&quot;pitch&quot;:&quot;2&quot;,&quot;competition&quot;:{&quot;name&quot;:&quot;U12&quot;, &quot;section&quot;:&quot;Champions League&quot;, &quot;group&quot;:&quot;1&quot;},&quot;tag&quot;:&quot;5&quot;, &quot;homeTeam&quot;:&quot;2nd Group 2&quot;, &quot;awayTeam&quot;:&quot;2nd Group 1&quot;, &quot;homeTeamFrom&quot;:&quot;U12_A_G2_P2&quot;, &quot;awayTeamFrom&quot;:&quot;U12_A_G1_P2&quot;}" calcext:value-type="string">
            <text:p>{"__v":0,"day":2,"dateTime":55200000,"duration":"15m","pitch":"2","competition":{"name":"U12", "section":"Champions League", "group":"1"},"tag":"5", "homeTeam":"2nd Group 2", "awayTeam":"2nd Group 1", "homeTeamFrom":"U12_A_G2_P2", "awayTeamFrom":"U12_A_G1_P2"}</text:p>
          </table:table-cell>
          <table:table-cell table:number-columns-repeated="1011"/>
        </table:table-row>
        <table:table-row table:style-name="ro1">
          <table:table-cell table:style-name="ce73" table:formula="of:=[.B20]" office:value-type="float" office:value="5" calcext:value-type="float">
            <text:p>5</text:p>
          </table:table-cell>
          <table:table-cell table:formula="of:=IF([.J20]&gt;[.J19];[.B19];[.B19]+1)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formula="of:=FIRST_GAME_MS + ((DURATION_MS + GAME_GAP_MS) * ([.B20]-1)) + SECTION_GAP_MS" office:value-type="float" office:value="55200000" calcext:value-type="float">
            <text:p>552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3&quot;" office:value-type="string" office:string-value="U12_A_G2_P3" calcext:value-type="string">
            <text:p>U12_A_G2_P3</text:p>
          </table:table-cell>
          <table:table-cell table:formula="of:=AGE_GROUP_TRANSLATED &amp; &quot;_&quot; &amp;SECTION_TRANSLATED &amp; &quot;_G1_P3&quot;" office:value-type="string" office:string-value="U12_A_G1_P3" calcext:value-type="string">
            <text:p>U12_A_G1_P3</text:p>
          </table:table-cell>
          <table:table-cell office:value-type="string" calcext:value-type="string">
            <text:p>3rd Group 2</text:p>
          </table:table-cell>
          <table:table-cell office:value-type="string" calcext:value-type="string">
            <text:p>3rd Group 1</text:p>
          </table:table-cell>
          <table:table-cell table:style-name="ce78" table:formula="of:=IF(MOD([.$C20]; NUM_PITCHES)=0;INDEX(PITCHES;1;NUM_PITCHES);INDEX(PITCHES;1;MOD([.$C20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, &quot;&quot;homeTeamFrom&quot;&quot;:&quot;&quot;&quot; &amp; [.F20] &amp; &quot;&quot;&quot;, &quot;&quot;awayTeamFrom&quot;&quot;:&quot;&quot;&quot; &amp; [.G20] &amp; &quot;&quot;&quot;}&quot;" office:value-type="string" office:string-value="{&quot;__v&quot;:0,&quot;day&quot;:2,&quot;dateTime&quot;:55200000,&quot;duration&quot;:&quot;15m&quot;,&quot;pitch&quot;:&quot;3&quot;,&quot;competition&quot;:{&quot;name&quot;:&quot;U12&quot;, &quot;section&quot;:&quot;Europa League&quot;, &quot;group&quot;:&quot;1&quot;},&quot;tag&quot;:&quot;5&quot;, &quot;homeTeam&quot;:&quot;3rd Group 2&quot;, &quot;awayTeam&quot;:&quot;3rd Group 1&quot;, &quot;homeTeamFrom&quot;:&quot;U12_A_G2_P3&quot;, &quot;awayTeamFrom&quot;:&quot;U12_A_G1_P3&quot;}" calcext:value-type="string">
            <text:p>{"__v":0,"day":2,"dateTime":55200000,"duration":"15m","pitch":"3","competition":{"name":"U12", "section":"Europa League", "group":"1"},"tag":"5", "homeTeam":"3rd Group 2", "awayTeam":"3rd Group 1", "homeTeamFrom":"U12_A_G2_P3", "awayTeamFrom":"U12_A_G1_P3"}</text:p>
          </table:table-cell>
          <table:table-cell table:number-columns-repeated="1011"/>
        </table:table-row>
        <table:table-row table:style-name="ro1">
          <table:table-cell table:style-name="ce73" table:formula="of:=[.B21]" office:value-type="float" office:value="5" calcext:value-type="float">
            <text:p>5</text:p>
          </table:table-cell>
          <table:table-cell table:formula="of:=IF([.J21]&gt;[.J20];[.B20];[.B20]+1)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formula="of:=FIRST_GAME_MS + ((DURATION_MS + GAME_GAP_MS) * ([.B21]-1)) + SECTION_GAP_MS" office:value-type="float" office:value="55200000" calcext:value-type="float">
            <text:p>552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4&quot;" office:value-type="string" office:string-value="U12_A_G2_P4" calcext:value-type="string">
            <text:p>U12_A_G2_P4</text:p>
          </table:table-cell>
          <table:table-cell table:formula="of:=AGE_GROUP_TRANSLATED &amp; &quot;_&quot; &amp;SECTION_TRANSLATED &amp; &quot;_G1_P4&quot;" office:value-type="string" office:string-value="U12_A_G1_P4" calcext:value-type="string">
            <text:p>U12_A_G1_P4</text:p>
          </table:table-cell>
          <table:table-cell office:value-type="string" calcext:value-type="string">
            <text:p>4th Group 2</text:p>
          </table:table-cell>
          <table:table-cell office:value-type="string" calcext:value-type="string">
            <text:p>4th Group 1</text:p>
          </table:table-cell>
          <table:table-cell table:style-name="ce78" table:formula="of:=IF(MOD([.$C21]; NUM_PITCHES)=0;INDEX(PITCHES;1;NUM_PITCHES);INDEX(PITCHES;1;MOD([.$C21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, &quot;&quot;homeTeamFrom&quot;&quot;:&quot;&quot;&quot; &amp; [.F21] &amp; &quot;&quot;&quot;, &quot;&quot;awayTeamFrom&quot;&quot;:&quot;&quot;&quot; &amp; [.G21] &amp; &quot;&quot;&quot;}&quot;" office:value-type="string" office:string-value="{&quot;__v&quot;:0,&quot;day&quot;:2,&quot;dateTime&quot;:55200000,&quot;duration&quot;:&quot;15m&quot;,&quot;pitch&quot;:&quot;4&quot;,&quot;competition&quot;:{&quot;name&quot;:&quot;U12&quot;, &quot;section&quot;:&quot;Europa League&quot;, &quot;group&quot;:&quot;1&quot;},&quot;tag&quot;:&quot;5&quot;, &quot;homeTeam&quot;:&quot;4th Group 2&quot;, &quot;awayTeam&quot;:&quot;4th Group 1&quot;, &quot;homeTeamFrom&quot;:&quot;U12_A_G2_P4&quot;, &quot;awayTeamFrom&quot;:&quot;U12_A_G1_P4&quot;}" calcext:value-type="string">
            <text:p>{"__v":0,"day":2,"dateTime":55200000,"duration":"15m","pitch":"4","competition":{"name":"U12", "section":"Europa League", "group":"1"},"tag":"5", "homeTeam":"4th Group 2", "awayTeam":"4th Group 1", "homeTeamFrom":"U12_A_G2_P4", "awayTeamFrom":"U12_A_G1_P4"}</text:p>
          </table:table-cell>
          <table:table-cell table:number-columns-repeated="1011"/>
        </table:table-row>
        <table:table-row table:style-name="ro5">
          <table:table-cell table:style-name="ce73" table:formula="of:=[.B22]" office:value-type="float" office:value="6" calcext:value-type="float">
            <text:p>6</text:p>
          </table:table-cell>
          <table:table-cell table:formula="of:=IF([.J22]&gt;[.J21];[.B21];[.B21]+1)"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formula="of:=FIRST_GAME_MS + ((DURATION_MS + GAME_GAP_MS) * ([.B22]-1)) + SECTION_GAP_MS" office:value-type="float" office:value="56400000" calcext:value-type="float">
            <text:p>564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2&quot;" office:value-type="string" office:string-value="U12_A_G1_P2" calcext:value-type="string">
            <text:p>U12_A_G1_P2</text:p>
          </table:table-cell>
          <table:table-cell table:formula="of:=AGE_GROUP_TRANSLATED &amp; &quot;_&quot; &amp;SECTION_TRANSLATED &amp; &quot;_G1_P1&quot;" office:value-type="string" office:string-value="U12_A_G1_P1" calcext:value-type="string">
            <text:p>U12_A_G1_P1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Winner Group 1</text:p>
          </table:table-cell>
          <table:table-cell table:style-name="ce78" table:formula="of:=IF(MOD([.$C22]; NUM_PITCHES)=0;INDEX(PITCHES;1;NUM_PITCHES);INDEX(PITCHES;1;MOD([.$C22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, &quot;&quot;homeTeamFrom&quot;&quot;:&quot;&quot;&quot; &amp; [.F22] &amp; &quot;&quot;&quot;, &quot;&quot;awayTeamFrom&quot;&quot;:&quot;&quot;&quot; &amp; [.G22] &amp; &quot;&quot;&quot;}&quot;" office:value-type="string" office:string-value="{&quot;__v&quot;:0,&quot;day&quot;:2,&quot;dateTime&quot;:56400000,&quot;duration&quot;:&quot;15m&quot;,&quot;pitch&quot;:&quot;1&quot;,&quot;competition&quot;:{&quot;name&quot;:&quot;U12&quot;, &quot;section&quot;:&quot;Champions League&quot;, &quot;group&quot;:&quot;1&quot;},&quot;tag&quot;:&quot;6&quot;, &quot;homeTeam&quot;:&quot;2nd Group 1&quot;, &quot;awayTeam&quot;:&quot;Winner Group 1&quot;, &quot;homeTeamFrom&quot;:&quot;U12_A_G1_P2&quot;, &quot;awayTeamFrom&quot;:&quot;U12_A_G1_P1&quot;}" calcext:value-type="string">
            <text:p>{"__v":0,"day":2,"dateTime":56400000,"duration":"15m","pitch":"1","competition":{"name":"U12", "section":"Champions League", "group":"1"},"tag":"6", "homeTeam":"2nd Group 1", "awayTeam":"Winner Group 1", "homeTeamFrom":"U12_A_G1_P2", "awayTeamFrom":"U12_A_G1_P1"}</text:p>
          </table:table-cell>
          <table:table-cell table:number-columns-repeated="1011"/>
        </table:table-row>
        <table:table-row table:style-name="ro5">
          <table:table-cell table:style-name="ce73" table:formula="of:=[.B23]" office:value-type="float" office:value="6" calcext:value-type="float">
            <text:p>6</text:p>
          </table:table-cell>
          <table:table-cell table:formula="of:=IF([.J23]&gt;[.J22];[.B22];[.B22]+1)"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FIRST_GAME_MS + ((DURATION_MS + GAME_GAP_MS) * ([.B23]-1)) + SECTION_GAP_MS" office:value-type="float" office:value="56400000" calcext:value-type="float">
            <text:p>564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2&quot;" office:value-type="string" office:string-value="U12_A_G2_P2" calcext:value-type="string">
            <text:p>U12_A_G2_P2</text:p>
          </table:table-cell>
          <table:table-cell table:formula="of:=AGE_GROUP_TRANSLATED &amp; &quot;_&quot; &amp;SECTION_TRANSLATED &amp; &quot;_G2_P1&quot;" office:value-type="string" office:string-value="U12_A_G2_P1" calcext:value-type="string">
            <text:p>U12_A_G2_P1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Winner Group 2</text:p>
          </table:table-cell>
          <table:table-cell table:style-name="ce78" table:formula="of:=IF(MOD([.$C23]; NUM_PITCHES)=0;INDEX(PITCHES;1;NUM_PITCHES);INDEX(PITCHES;1;MOD([.$C23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, &quot;&quot;homeTeamFrom&quot;&quot;:&quot;&quot;&quot; &amp; [.F23] &amp; &quot;&quot;&quot;, &quot;&quot;awayTeamFrom&quot;&quot;:&quot;&quot;&quot; &amp; [.G23] &amp; &quot;&quot;&quot;}&quot;" office:value-type="string" office:string-value="{&quot;__v&quot;:0,&quot;day&quot;:2,&quot;dateTime&quot;:56400000,&quot;duration&quot;:&quot;15m&quot;,&quot;pitch&quot;:&quot;2&quot;,&quot;competition&quot;:{&quot;name&quot;:&quot;U12&quot;, &quot;section&quot;:&quot;Champions League&quot;, &quot;group&quot;:&quot;1&quot;},&quot;tag&quot;:&quot;6&quot;, &quot;homeTeam&quot;:&quot;2nd Group 2&quot;, &quot;awayTeam&quot;:&quot;Winner Group 2&quot;, &quot;homeTeamFrom&quot;:&quot;U12_A_G2_P2&quot;, &quot;awayTeamFrom&quot;:&quot;U12_A_G2_P1&quot;}" calcext:value-type="string">
            <text:p>{"__v":0,"day":2,"dateTime":56400000,"duration":"15m","pitch":"2","competition":{"name":"U12", "section":"Champions League", "group":"1"},"tag":"6", "homeTeam":"2nd Group 2", "awayTeam":"Winner Group 2", "homeTeamFrom":"U12_A_G2_P2", "awayTeamFrom":"U12_A_G2_P1"}</text:p>
          </table:table-cell>
          <table:table-cell table:number-columns-repeated="1011"/>
        </table:table-row>
        <table:table-row table:style-name="ro1">
          <table:table-cell table:style-name="ce73" table:formula="of:=[.B24]" office:value-type="float" office:value="6" calcext:value-type="float">
            <text:p>6</text:p>
          </table:table-cell>
          <table:table-cell table:formula="of:=IF([.J24]&gt;[.J23];[.B23];[.B23]+1)"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formula="of:=FIRST_GAME_MS + ((DURATION_MS + GAME_GAP_MS) * ([.B24]-1)) + SECTION_GAP_MS" office:value-type="float" office:value="56400000" calcext:value-type="float">
            <text:p>564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4&quot;" office:value-type="string" office:string-value="U12_A_G1_P4" calcext:value-type="string">
            <text:p>U12_A_G1_P4</text:p>
          </table:table-cell>
          <table:table-cell table:formula="of:=AGE_GROUP_TRANSLATED &amp; &quot;_&quot; &amp;SECTION_TRANSLATED &amp; &quot;_G1_P3&quot;" office:value-type="string" office:string-value="U12_A_G1_P3" calcext:value-type="string">
            <text:p>U12_A_G1_P3</text:p>
          </table:table-cell>
          <table:table-cell office:value-type="string" calcext:value-type="string">
            <text:p>4th Group 1</text:p>
          </table:table-cell>
          <table:table-cell office:value-type="string" calcext:value-type="string">
            <text:p>3rd Group 1</text:p>
          </table:table-cell>
          <table:table-cell table:style-name="ce78" table:formula="of:=IF(MOD([.$C24]; NUM_PITCHES)=0;INDEX(PITCHES;1;NUM_PITCHES);INDEX(PITCHES;1;MOD([.$C2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, &quot;&quot;homeTeamFrom&quot;&quot;:&quot;&quot;&quot; &amp; [.F24] &amp; &quot;&quot;&quot;, &quot;&quot;awayTeamFrom&quot;&quot;:&quot;&quot;&quot; &amp; [.G24] &amp; &quot;&quot;&quot;}&quot;" office:value-type="string" office:string-value="{&quot;__v&quot;:0,&quot;day&quot;:2,&quot;dateTime&quot;:56400000,&quot;duration&quot;:&quot;15m&quot;,&quot;pitch&quot;:&quot;3&quot;,&quot;competition&quot;:{&quot;name&quot;:&quot;U12&quot;, &quot;section&quot;:&quot;Europa League&quot;, &quot;group&quot;:&quot;1&quot;},&quot;tag&quot;:&quot;6&quot;, &quot;homeTeam&quot;:&quot;4th Group 1&quot;, &quot;awayTeam&quot;:&quot;3rd Group 1&quot;, &quot;homeTeamFrom&quot;:&quot;U12_A_G1_P4&quot;, &quot;awayTeamFrom&quot;:&quot;U12_A_G1_P3&quot;}" calcext:value-type="string">
            <text:p>{"__v":0,"day":2,"dateTime":56400000,"duration":"15m","pitch":"3","competition":{"name":"U12", "section":"Europa League", "group":"1"},"tag":"6", "homeTeam":"4th Group 1", "awayTeam":"3rd Group 1", "homeTeamFrom":"U12_A_G1_P4", "awayTeamFrom":"U12_A_G1_P3"}</text:p>
          </table:table-cell>
          <table:table-cell table:number-columns-repeated="1011"/>
        </table:table-row>
        <table:table-row table:style-name="ro1">
          <table:table-cell table:style-name="ce73" table:formula="of:=[.B25]" office:value-type="float" office:value="6" calcext:value-type="float">
            <text:p>6</text:p>
          </table:table-cell>
          <table:table-cell table:formula="of:=IF([.J25]&gt;[.J24];[.B24];[.B24]+1)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formula="of:=FIRST_GAME_MS + ((DURATION_MS + GAME_GAP_MS) * ([.B25]-1)) + SECTION_GAP_MS" office:value-type="float" office:value="56400000" calcext:value-type="float">
            <text:p>564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4&quot;" office:value-type="string" office:string-value="U12_A_G2_P4" calcext:value-type="string">
            <text:p>U12_A_G2_P4</text:p>
          </table:table-cell>
          <table:table-cell table:formula="of:=AGE_GROUP_TRANSLATED &amp; &quot;_&quot; &amp;SECTION_TRANSLATED &amp; &quot;_G2_P3&quot;" office:value-type="string" office:string-value="U12_A_G2_P3" calcext:value-type="string">
            <text:p>U12_A_G2_P3</text:p>
          </table:table-cell>
          <table:table-cell office:value-type="string" calcext:value-type="string">
            <text:p>4th Group 2</text:p>
          </table:table-cell>
          <table:table-cell office:value-type="string" calcext:value-type="string">
            <text:p>3rd Group 2</text:p>
          </table:table-cell>
          <table:table-cell table:style-name="ce78" table:formula="of:=IF(MOD([.$C25]; NUM_PITCHES)=0;INDEX(PITCHES;1;NUM_PITCHES);INDEX(PITCHES;1;MOD([.$C2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, &quot;&quot;homeTeamFrom&quot;&quot;:&quot;&quot;&quot; &amp; [.F25] &amp; &quot;&quot;&quot;, &quot;&quot;awayTeamFrom&quot;&quot;:&quot;&quot;&quot; &amp; [.G25] &amp; &quot;&quot;&quot;}&quot;" office:value-type="string" office:string-value="{&quot;__v&quot;:0,&quot;day&quot;:2,&quot;dateTime&quot;:56400000,&quot;duration&quot;:&quot;15m&quot;,&quot;pitch&quot;:&quot;4&quot;,&quot;competition&quot;:{&quot;name&quot;:&quot;U12&quot;, &quot;section&quot;:&quot;Europa League&quot;, &quot;group&quot;:&quot;1&quot;},&quot;tag&quot;:&quot;6&quot;, &quot;homeTeam&quot;:&quot;4th Group 2&quot;, &quot;awayTeam&quot;:&quot;3rd Group 2&quot;, &quot;homeTeamFrom&quot;:&quot;U12_A_G2_P4&quot;, &quot;awayTeamFrom&quot;:&quot;U12_A_G2_P3&quot;}" calcext:value-type="string">
            <text:p>{"__v":0,"day":2,"dateTime":56400000,"duration":"15m","pitch":"4","competition":{"name":"U12", "section":"Europa League", "group":"1"},"tag":"6", "homeTeam":"4th Group 2", "awayTeam":"3rd Group 2", "homeTeamFrom":"U12_A_G2_P4", "awayTeamFrom":"U12_A_G2_P3"}</text:p>
          </table:table-cell>
          <table:table-cell table:number-columns-repeated="1011"/>
        </table:table-row>
        <table:table-row table:style-name="ro1" table:number-rows-repeated="23">
          <table:table-cell table:number-columns-repeated="1022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style-name="ce92"/>
          <table:table-cell table:style-name="ce93"/>
          <table:table-cell table:number-columns-repeated="1013"/>
        </table:table-row>
        <table:table-row table:style-name="ro1" table:number-rows-repeated="104852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4 x 4 x 2 KO P=4" table:style-name="ta2">
        <office:forms form:automatic-focus="false" form:apply-design-mode="false"/>
        <table:table-column table:style-name="co31" table:default-cell-style-name="ce67"/>
        <table:table-column table:style-name="co31" table:default-cell-style-name="ce73"/>
        <table:table-column table:style-name="co6" table:default-cell-style-name="ce73"/>
        <table:table-column table:style-name="co18" table:default-cell-style-name="ce73"/>
        <table:table-column table:style-name="co6" table:default-cell-style-name="ce73"/>
        <table:table-column table:style-name="co34" table:number-columns-repeated="2" table:default-cell-style-name="ce73"/>
        <table:table-column table:style-name="co35" table:default-cell-style-name="ce74"/>
        <table:table-column table:style-name="co35" table:default-cell-style-name="ce88"/>
        <table:table-column table:style-name="co11" table:default-cell-style-name="ce86"/>
        <table:table-column table:style-name="co3" table:number-columns-repeated="1012" table:default-cell-style-name="ce72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 #</text:p>
          </table:table-cell>
          <table:table-cell table:style-name="ce81" office:value-type="string" calcext:value-type="string">
            <text:p>Index</text:p>
          </table:table-cell>
          <table:table-cell table:style-name="ce81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81" office:value-type="string" calcext:value-type="string">
            <text:p>Home</text:p>
          </table:table-cell>
          <table:table-cell table:style-name="ce81" office:value-type="string" calcext:value-type="string">
            <text:p>Away</text:p>
          </table:table-cell>
          <table:table-cell table:style-name="ce82" office:value-type="string" calcext:value-type="string">
            <text:p>Home</text:p>
          </table:table-cell>
          <table:table-cell table:style-name="ce89" office:value-type="string" calcext:value-type="string">
            <text:p>Away</text:p>
          </table:table-cell>
          <table:table-cell table:style-name="ce81" office:value-type="string" calcext:value-type="string">
            <text:p>Pitch</text:p>
          </table:table-cell>
          <table:table-cell table:style-name="ce81"/>
          <table:table-cell table:style-name="ce90" table:number-columns-repeated="1011"/>
        </table:table-row>
        <table:table-row table:style-name="ro1">
          <table:table-cell table:style-name="ce73"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50400000" calcext:value-type="float">
            <text:p>504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2];TRANSLATED_TEAM_NAMES;[.$E2]+1)" office:value-type="string" office:string-value="Calcot Royals" calcext:value-type="string">
            <text:p>Calcot Royals</text:p>
          </table:table-cell>
          <table:table-cell table:formula="of:=VLOOKUP([.$G2];TRANSLATED_TEAM_NAMES;[.$E2]+1)" office:value-type="string" office:string-value="Hawley Colts 1" calcext:value-type="string">
            <text:p>Hawley Colts 1</text:p>
          </table:table-cell>
          <table:table-cell table:style-name="ce78" table:formula="of:=IF(MOD([.$C2]; NUM_PITCHES)=0;INDEX(PITCHES;1;NUM_PITCHES);INDEX(PITCHES;1;MOD([.$C2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B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50400000,&quot;duration&quot;:&quot;15m&quot;,&quot;pitch&quot;:&quot;1&quot;,&quot;competition&quot;:{&quot;name&quot;:&quot;U12&quot;, &quot;section&quot;:&quot;A&quot;, &quot;group&quot;:&quot;1&quot;},&quot;tag&quot;:&quot;1&quot;, &quot;homeTeam&quot;:&quot;Calcot Royals&quot;, &quot;awayTeam&quot;:&quot;Hawley Colts 1&quot;}" calcext:value-type="string">
            <text:p>{"__v":0,"day":2,"dateTime":50400000,"duration":"15m","pitch":"1","competition":{"name":"U12", "section":"A", "group":"1"},"tag":"1", "homeTeam":"Calcot Royals", "awayTeam":"Hawley Colts 1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3]" office:value-type="float" office:value="1" calcext:value-type="float">
            <text:p>1</text:p>
          </table:table-cell>
          <table:table-cell table:formula="of:=IF([.J3]&gt;[.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B3]-1))" office:value-type="float" office:value="50400000" calcext:value-type="float">
            <text:p>504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3];TRANSLATED_TEAM_NAMES;[.$E3]+1)" office:value-type="string" office:string-value="Mytchett Athletic Kestrels" calcext:value-type="string">
            <text:p>Mytchett Athletic Kestrels</text:p>
          </table:table-cell>
          <table:table-cell table:formula="of:=VLOOKUP([.$G3];TRANSLATED_TEAM_NAMES;[.$E3]+1)" office:value-type="string" office:string-value="Rushmoor Com. Hotspurs - Blue" calcext:value-type="string">
            <text:p>Rushmoor Com. Hotspurs - Blue</text:p>
          </table:table-cell>
          <table:table-cell table:style-name="ce78" table:formula="of:=IF(MOD([.$C3]; NUM_PITCHES)=0;INDEX(PITCHES;1;NUM_PITCHES);INDEX(PITCHES;1;MOD([.$C3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B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50400000,&quot;duration&quot;:&quot;15m&quot;,&quot;pitch&quot;:&quot;2&quot;,&quot;competition&quot;:{&quot;name&quot;:&quot;U12&quot;, &quot;section&quot;:&quot;A&quot;, &quot;group&quot;:&quot;1&quot;},&quot;tag&quot;:&quot;1&quot;, &quot;homeTeam&quot;:&quot;Mytchett Athletic Kestrels&quot;, &quot;awayTeam&quot;:&quot;Rushmoor Com. Hotspurs - Blue&quot;}" calcext:value-type="string">
            <text:p>{"__v":0,"day":2,"dateTime":50400000,"duration":"15m","pitch":"2","competition":{"name":"U12", "section":"A", "group":"1"},"tag":"1", "homeTeam":"Mytchett Athletic Kestrels", "awayTeam":"Rushmoor Com. Hotspurs - Blue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4]" office:value-type="float" office:value="1" calcext:value-type="float">
            <text:p>1</text:p>
          </table:table-cell>
          <table:table-cell table:formula="of:=IF([.J4]&gt;[.J3];[.B3];[.B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B4]-1))" office:value-type="float" office:value="50400000" calcext:value-type="float">
            <text:p>50400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4];TRANSLATED_TEAM_NAMES;[.$E4]+1)">
            <text:p/>
          </table:table-cell>
          <table:table-cell table:formula="of:=VLOOKUP([.$G4];TRANSLATED_TEAM_NAMES;[.$E4]+1)">
            <text:p/>
          </table:table-cell>
          <table:table-cell table:style-name="ce78" table:formula="of:=IF(MOD([.$C4]; NUM_PITCHES)=0;INDEX(PITCHES;1;NUM_PITCHES);INDEX(PITCHES;1;MOD([.$C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B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50400000,&quot;duration&quot;:&quot;15m&quot;,&quot;pitch&quot;:&quot;3&quot;,&quot;competition&quot;:{&quot;name&quot;:&quot;U12&quot;, &quot;section&quot;:&quot;A&quot;, &quot;group&quot;:&quot;3&quot;},&quot;tag&quot;:&quot;1&quot;, &quot;homeTeam&quot;:&quot;&quot;, &quot;awayTeam&quot;:&quot;&quot;}" calcext:value-type="string">
            <text:p>{"__v":0,"day":2,"dateTime":50400000,"duration":"15m","pitch":"3","competition":{"name":"U12", "section":"A", "group":"3"},"tag":"1", "homeTeam":"", "awayTeam":"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5]" office:value-type="float" office:value="1" calcext:value-type="float">
            <text:p>1</text:p>
          </table:table-cell>
          <table:table-cell table:formula="of:=IF([.J5]&gt;[.J4];[.B4];[.B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B5]-1))" office:value-type="float" office:value="50400000" calcext:value-type="float">
            <text:p>5040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5];TRANSLATED_TEAM_NAMES;[.$E5]+1)">
            <text:p/>
          </table:table-cell>
          <table:table-cell table:formula="of:=VLOOKUP([.$G5];TRANSLATED_TEAM_NAMES;[.$E5]+1)">
            <text:p/>
          </table:table-cell>
          <table:table-cell table:style-name="ce78" table:formula="of:=IF(MOD([.$C5]; NUM_PITCHES)=0;INDEX(PITCHES;1;NUM_PITCHES);INDEX(PITCHES;1;MOD([.$C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B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50400000,&quot;duration&quot;:&quot;15m&quot;,&quot;pitch&quot;:&quot;4&quot;,&quot;competition&quot;:{&quot;name&quot;:&quot;U12&quot;, &quot;section&quot;:&quot;A&quot;, &quot;group&quot;:&quot;3&quot;},&quot;tag&quot;:&quot;1&quot;, &quot;homeTeam&quot;:&quot;&quot;, &quot;awayTeam&quot;:&quot;&quot;}" calcext:value-type="string">
            <text:p>{"__v":0,"day":2,"dateTime":50400000,"duration":"15m","pitch":"4","competition":{"name":"U12", "section":"A", "group":"3"},"tag":"1", "homeTeam":"", "awayTeam":"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6]" office:value-type="float" office:value="2" calcext:value-type="float">
            <text:p>2</text:p>
          </table:table-cell>
          <table:table-cell table:formula="of:=IF([.J6]&gt;[.J5];[.B5];[.B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B6]-1))" office:value-type="float" office:value="51600000" calcext:value-type="float">
            <text:p>516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6];TRANSLATED_TEAM_NAMES;[.$E6]+1)" office:value-type="string" office:string-value="Hawley Colts 2" calcext:value-type="string">
            <text:p>Hawley Colts 2</text:p>
          </table:table-cell>
          <table:table-cell table:formula="of:=VLOOKUP([.$G6];TRANSLATED_TEAM_NAMES;[.$E6]+1)" office:value-type="string" office:string-value="Holy Trinity Harriers" calcext:value-type="string">
            <text:p>Holy Trinity Harriers</text:p>
          </table:table-cell>
          <table:table-cell table:style-name="ce78" table:formula="of:=IF(MOD([.$C6]; NUM_PITCHES)=0;INDEX(PITCHES;1;NUM_PITCHES);INDEX(PITCHES;1;MOD([.$C6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B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51600000,&quot;duration&quot;:&quot;15m&quot;,&quot;pitch&quot;:&quot;1&quot;,&quot;competition&quot;:{&quot;name&quot;:&quot;U12&quot;, &quot;section&quot;:&quot;A&quot;, &quot;group&quot;:&quot;2&quot;},&quot;tag&quot;:&quot;2&quot;, &quot;homeTeam&quot;:&quot;Hawley Colts 2&quot;, &quot;awayTeam&quot;:&quot;Holy Trinity Harriers&quot;}" calcext:value-type="string">
            <text:p>{"__v":0,"day":2,"dateTime":51600000,"duration":"15m","pitch":"1","competition":{"name":"U12", "section":"A", "group":"2"},"tag":"2", "homeTeam":"Hawley Colts 2", "awayTeam":"Holy Trinity Harrier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7]" office:value-type="float" office:value="2" calcext:value-type="float">
            <text:p>2</text:p>
          </table:table-cell>
          <table:table-cell table:formula="of:=IF([.J7]&gt;[.J6];[.B6];[.B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B7]-1))" office:value-type="float" office:value="51600000" calcext:value-type="float">
            <text:p>516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7];TRANSLATED_TEAM_NAMES;[.$E7]+1)" office:value-type="string" office:string-value="Oxford City" calcext:value-type="string">
            <text:p>Oxford City</text:p>
          </table:table-cell>
          <table:table-cell table:formula="of:=VLOOKUP([.$G7];TRANSLATED_TEAM_NAMES;[.$E7]+1)" office:value-type="string" office:string-value="Rushmoor Comm. Hotspurs - Yellow" calcext:value-type="string">
            <text:p>Rushmoor Comm. Hotspurs - Yellow</text:p>
          </table:table-cell>
          <table:table-cell table:style-name="ce78" table:formula="of:=IF(MOD([.$C7]; NUM_PITCHES)=0;INDEX(PITCHES;1;NUM_PITCHES);INDEX(PITCHES;1;MOD([.$C7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B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51600000,&quot;duration&quot;:&quot;15m&quot;,&quot;pitch&quot;:&quot;2&quot;,&quot;competition&quot;:{&quot;name&quot;:&quot;U12&quot;, &quot;section&quot;:&quot;A&quot;, &quot;group&quot;:&quot;2&quot;},&quot;tag&quot;:&quot;2&quot;, &quot;homeTeam&quot;:&quot;Oxford City&quot;, &quot;awayTeam&quot;:&quot;Rushmoor Comm. Hotspurs - Yellow&quot;}" calcext:value-type="string">
            <text:p>{"__v":0,"day":2,"dateTime":51600000,"duration":"15m","pitch":"2","competition":{"name":"U12", "section":"A", "group":"2"},"tag":"2", "homeTeam":"Oxford City", "awayTeam":"Rushmoor Comm. Hotspurs - Yellow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8]" office:value-type="float" office:value="2" calcext:value-type="float">
            <text:p>2</text:p>
          </table:table-cell>
          <table:table-cell table:formula="of:=IF([.J8]&gt;[.J7];[.B7];[.B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B8]-1))" office:value-type="float" office:value="51600000" calcext:value-type="float">
            <text:p>51600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8];TRANSLATED_TEAM_NAMES;[.$E8]+1)">
            <text:p/>
          </table:table-cell>
          <table:table-cell table:formula="of:=VLOOKUP([.$G8];TRANSLATED_TEAM_NAMES;[.$E8]+1)">
            <text:p/>
          </table:table-cell>
          <table:table-cell table:style-name="ce78" table:formula="of:=IF(MOD([.$C8]; NUM_PITCHES)=0;INDEX(PITCHES;1;NUM_PITCHES);INDEX(PITCHES;1;MOD([.$C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B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51600000,&quot;duration&quot;:&quot;15m&quot;,&quot;pitch&quot;:&quot;3&quot;,&quot;competition&quot;:{&quot;name&quot;:&quot;U12&quot;, &quot;section&quot;:&quot;A&quot;, &quot;group&quot;:&quot;4&quot;},&quot;tag&quot;:&quot;2&quot;, &quot;homeTeam&quot;:&quot;&quot;, &quot;awayTeam&quot;:&quot;&quot;}" calcext:value-type="string">
            <text:p>{"__v":0,"day":2,"dateTime":51600000,"duration":"15m","pitch":"3","competition":{"name":"U12", "section":"A", "group":"4"},"tag":"2", "homeTeam":"", "awayTeam":"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9]" office:value-type="float" office:value="2" calcext:value-type="float">
            <text:p>2</text:p>
          </table:table-cell>
          <table:table-cell table:formula="of:=IF([.J9]&gt;[.J8];[.B8];[.B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B9]-1))" office:value-type="float" office:value="51600000" calcext:value-type="float">
            <text:p>5160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9];TRANSLATED_TEAM_NAMES;[.$E9]+1)">
            <text:p/>
          </table:table-cell>
          <table:table-cell table:formula="of:=VLOOKUP([.$G9];TRANSLATED_TEAM_NAMES;[.$E9]+1)">
            <text:p/>
          </table:table-cell>
          <table:table-cell table:style-name="ce78" table:formula="of:=IF(MOD([.$C9]; NUM_PITCHES)=0;INDEX(PITCHES;1;NUM_PITCHES);INDEX(PITCHES;1;MOD([.$C9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B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51600000,&quot;duration&quot;:&quot;15m&quot;,&quot;pitch&quot;:&quot;4&quot;,&quot;competition&quot;:{&quot;name&quot;:&quot;U12&quot;, &quot;section&quot;:&quot;A&quot;, &quot;group&quot;:&quot;4&quot;},&quot;tag&quot;:&quot;2&quot;, &quot;homeTeam&quot;:&quot;&quot;, &quot;awayTeam&quot;:&quot;&quot;}" calcext:value-type="string">
            <text:p>{"__v":0,"day":2,"dateTime":51600000,"duration":"15m","pitch":"4","competition":{"name":"U12", "section":"A", "group":"4"},"tag":"2", "homeTeam":"", "awayTeam":"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0]" office:value-type="float" office:value="3" calcext:value-type="float">
            <text:p>3</text:p>
          </table:table-cell>
          <table:table-cell table:formula="of:=IF([.J10]&gt;[.J9];[.B9];[.B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B10]-1))" office:value-type="float" office:value="52800000" calcext:value-type="float">
            <text:p>528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10];TRANSLATED_TEAM_NAMES;[.$E10]+1)" office:value-type="string" office:string-value="Mytchett Athletic Kestrels" calcext:value-type="string">
            <text:p>Mytchett Athletic Kestrels</text:p>
          </table:table-cell>
          <table:table-cell table:formula="of:=VLOOKUP([.$G10];TRANSLATED_TEAM_NAMES;[.$E10]+1)" office:value-type="string" office:string-value="Calcot Royals" calcext:value-type="string">
            <text:p>Calcot Royals</text:p>
          </table:table-cell>
          <table:table-cell table:style-name="ce78" table:formula="of:=IF(MOD([.$C10]; NUM_PITCHES)=0;INDEX(PITCHES;1;NUM_PITCHES);INDEX(PITCHES;1;MOD([.$C10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B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52800000,&quot;duration&quot;:&quot;15m&quot;,&quot;pitch&quot;:&quot;1&quot;,&quot;competition&quot;:{&quot;name&quot;:&quot;U12&quot;, &quot;section&quot;:&quot;A&quot;, &quot;group&quot;:&quot;1&quot;},&quot;tag&quot;:&quot;3&quot;, &quot;homeTeam&quot;:&quot;Mytchett Athletic Kestrels&quot;, &quot;awayTeam&quot;:&quot;Calcot Royals&quot;}" calcext:value-type="string">
            <text:p>{"__v":0,"day":2,"dateTime":52800000,"duration":"15m","pitch":"1","competition":{"name":"U12", "section":"A", "group":"1"},"tag":"3", "homeTeam":"Mytchett Athletic Kestrels", "awayTeam":"Calcot Royal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1]" office:value-type="float" office:value="3" calcext:value-type="float">
            <text:p>3</text:p>
          </table:table-cell>
          <table:table-cell table:formula="of:=IF([.J11]&gt;[.J10];[.B10];[.B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B11]-1))" office:value-type="float" office:value="52800000" calcext:value-type="float">
            <text:p>528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11];TRANSLATED_TEAM_NAMES;[.$E11]+1)" office:value-type="string" office:string-value="Hawley Colts 1" calcext:value-type="string">
            <text:p>Hawley Colts 1</text:p>
          </table:table-cell>
          <table:table-cell table:formula="of:=VLOOKUP([.$G11];TRANSLATED_TEAM_NAMES;[.$E11]+1)" office:value-type="string" office:string-value="Rushmoor Com. Hotspurs - Blue" calcext:value-type="string">
            <text:p>Rushmoor Com. Hotspurs - Blue</text:p>
          </table:table-cell>
          <table:table-cell table:style-name="ce78" table:formula="of:=IF(MOD([.$C11]; NUM_PITCHES)=0;INDEX(PITCHES;1;NUM_PITCHES);INDEX(PITCHES;1;MOD([.$C11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B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52800000,&quot;duration&quot;:&quot;15m&quot;,&quot;pitch&quot;:&quot;2&quot;,&quot;competition&quot;:{&quot;name&quot;:&quot;U12&quot;, &quot;section&quot;:&quot;A&quot;, &quot;group&quot;:&quot;1&quot;},&quot;tag&quot;:&quot;3&quot;, &quot;homeTeam&quot;:&quot;Hawley Colts 1&quot;, &quot;awayTeam&quot;:&quot;Rushmoor Com. Hotspurs - Blue&quot;}" calcext:value-type="string">
            <text:p>{"__v":0,"day":2,"dateTime":52800000,"duration":"15m","pitch":"2","competition":{"name":"U12", "section":"A", "group":"1"},"tag":"3", "homeTeam":"Hawley Colts 1", "awayTeam":"Rushmoor Com. Hotspurs - Blue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2]" office:value-type="float" office:value="3" calcext:value-type="float">
            <text:p>3</text:p>
          </table:table-cell>
          <table:table-cell table:formula="of:=IF([.J12]&gt;[.J11];[.B11];[.B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B12]-1))" office:value-type="float" office:value="52800000" calcext:value-type="float">
            <text:p>5280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12];TRANSLATED_TEAM_NAMES;[.$E12]+1)">
            <text:p/>
          </table:table-cell>
          <table:table-cell table:formula="of:=VLOOKUP([.$G12];TRANSLATED_TEAM_NAMES;[.$E12]+1)">
            <text:p/>
          </table:table-cell>
          <table:table-cell table:style-name="ce78" table:formula="of:=IF(MOD([.$C12]; NUM_PITCHES)=0;INDEX(PITCHES;1;NUM_PITCHES);INDEX(PITCHES;1;MOD([.$C12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B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52800000,&quot;duration&quot;:&quot;15m&quot;,&quot;pitch&quot;:&quot;3&quot;,&quot;competition&quot;:{&quot;name&quot;:&quot;U12&quot;, &quot;section&quot;:&quot;A&quot;, &quot;group&quot;:&quot;3&quot;},&quot;tag&quot;:&quot;3&quot;, &quot;homeTeam&quot;:&quot;&quot;, &quot;awayTeam&quot;:&quot;&quot;}" calcext:value-type="string">
            <text:p>{"__v":0,"day":2,"dateTime":52800000,"duration":"15m","pitch":"3","competition":{"name":"U12", "section":"A", "group":"3"},"tag":"3", "homeTeam":"", "awayTeam":"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3]" office:value-type="float" office:value="3" calcext:value-type="float">
            <text:p>3</text:p>
          </table:table-cell>
          <table:table-cell table:formula="of:=IF([.J13]&gt;[.J12];[.B12];[.B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B13]-1))" office:value-type="float" office:value="52800000" calcext:value-type="float">
            <text:p>5280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13];TRANSLATED_TEAM_NAMES;[.$E13]+1)">
            <text:p/>
          </table:table-cell>
          <table:table-cell table:formula="of:=VLOOKUP([.$G13];TRANSLATED_TEAM_NAMES;[.$E13]+1)">
            <text:p/>
          </table:table-cell>
          <table:table-cell table:style-name="ce78" table:formula="of:=IF(MOD([.$C13]; NUM_PITCHES)=0;INDEX(PITCHES;1;NUM_PITCHES);INDEX(PITCHES;1;MOD([.$C13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B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52800000,&quot;duration&quot;:&quot;15m&quot;,&quot;pitch&quot;:&quot;4&quot;,&quot;competition&quot;:{&quot;name&quot;:&quot;U12&quot;, &quot;section&quot;:&quot;A&quot;, &quot;group&quot;:&quot;3&quot;},&quot;tag&quot;:&quot;3&quot;, &quot;homeTeam&quot;:&quot;&quot;, &quot;awayTeam&quot;:&quot;&quot;}" calcext:value-type="string">
            <text:p>{"__v":0,"day":2,"dateTime":52800000,"duration":"15m","pitch":"4","competition":{"name":"U12", "section":"A", "group":"3"},"tag":"3", "homeTeam":"", "awayTeam":"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4]" office:value-type="float" office:value="4" calcext:value-type="float">
            <text:p>4</text:p>
          </table:table-cell>
          <table:table-cell table:formula="of:=IF([.J14]&gt;[.J13];[.B13];[.B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B14]-1))" office:value-type="float" office:value="54000000" calcext:value-type="float">
            <text:p>540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14];TRANSLATED_TEAM_NAMES;[.$E14]+1)" office:value-type="string" office:string-value="Oxford City" calcext:value-type="string">
            <text:p>Oxford City</text:p>
          </table:table-cell>
          <table:table-cell table:formula="of:=VLOOKUP([.$G14];TRANSLATED_TEAM_NAMES;[.$E14]+1)" office:value-type="string" office:string-value="Hawley Colts 2" calcext:value-type="string">
            <text:p>Hawley Colts 2</text:p>
          </table:table-cell>
          <table:table-cell table:style-name="ce78" table:formula="of:=IF(MOD([.$C14]; NUM_PITCHES)=0;INDEX(PITCHES;1;NUM_PITCHES);INDEX(PITCHES;1;MOD([.$C14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B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54000000,&quot;duration&quot;:&quot;15m&quot;,&quot;pitch&quot;:&quot;1&quot;,&quot;competition&quot;:{&quot;name&quot;:&quot;U12&quot;, &quot;section&quot;:&quot;A&quot;, &quot;group&quot;:&quot;2&quot;},&quot;tag&quot;:&quot;4&quot;, &quot;homeTeam&quot;:&quot;Oxford City&quot;, &quot;awayTeam&quot;:&quot;Hawley Colts 2&quot;}" calcext:value-type="string">
            <text:p>{"__v":0,"day":2,"dateTime":54000000,"duration":"15m","pitch":"1","competition":{"name":"U12", "section":"A", "group":"2"},"tag":"4", "homeTeam":"Oxford City", "awayTeam":"Hawley Colts 2"}</text:p>
          </table:table-cell>
          <table:table-cell table:number-columns-repeated="1011"/>
        </table:table-row>
        <table:table-row table:style-name="ro1">
          <table:table-cell table:style-name="ce73" table:formula="of:=[.B15]" office:value-type="float" office:value="4" calcext:value-type="float">
            <text:p>4</text:p>
          </table:table-cell>
          <table:table-cell table:formula="of:=IF([.J15]&gt;[.J14];[.B14];[.B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B15]-1))" office:value-type="float" office:value="54000000" calcext:value-type="float">
            <text:p>540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15];TRANSLATED_TEAM_NAMES;[.$E15]+1)" office:value-type="string" office:string-value="Holy Trinity Harriers" calcext:value-type="string">
            <text:p>Holy Trinity Harriers</text:p>
          </table:table-cell>
          <table:table-cell table:formula="of:=VLOOKUP([.$G15];TRANSLATED_TEAM_NAMES;[.$E15]+1)" office:value-type="string" office:string-value="Rushmoor Comm. Hotspurs - Yellow" calcext:value-type="string">
            <text:p>Rushmoor Comm. Hotspurs - Yellow</text:p>
          </table:table-cell>
          <table:table-cell table:style-name="ce78" table:formula="of:=IF(MOD([.$C15]; NUM_PITCHES)=0;INDEX(PITCHES;1;NUM_PITCHES);INDEX(PITCHES;1;MOD([.$C15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B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54000000,&quot;duration&quot;:&quot;15m&quot;,&quot;pitch&quot;:&quot;2&quot;,&quot;competition&quot;:{&quot;name&quot;:&quot;U12&quot;, &quot;section&quot;:&quot;A&quot;, &quot;group&quot;:&quot;2&quot;},&quot;tag&quot;:&quot;4&quot;, &quot;homeTeam&quot;:&quot;Holy Trinity Harriers&quot;, &quot;awayTeam&quot;:&quot;Rushmoor Comm. Hotspurs - Yellow&quot;}" calcext:value-type="string">
            <text:p>{"__v":0,"day":2,"dateTime":54000000,"duration":"15m","pitch":"2","competition":{"name":"U12", "section":"A", "group":"2"},"tag":"4", "homeTeam":"Holy Trinity Harriers", "awayTeam":"Rushmoor Comm. Hotspurs - Yellow"}</text:p>
          </table:table-cell>
          <table:table-cell table:number-columns-repeated="1011"/>
        </table:table-row>
        <table:table-row table:style-name="ro1">
          <table:table-cell table:style-name="ce73" table:formula="of:=[.B16]" office:value-type="float" office:value="4" calcext:value-type="float">
            <text:p>4</text:p>
          </table:table-cell>
          <table:table-cell table:formula="of:=IF([.J16]&gt;[.J15];[.B15];[.B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B16]-1))" office:value-type="float" office:value="54000000" calcext:value-type="float">
            <text:p>5400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16];TRANSLATED_TEAM_NAMES;[.$E16]+1)">
            <text:p/>
          </table:table-cell>
          <table:table-cell table:formula="of:=VLOOKUP([.$G16];TRANSLATED_TEAM_NAMES;[.$E16]+1)">
            <text:p/>
          </table:table-cell>
          <table:table-cell table:style-name="ce78" table:formula="of:=IF(MOD([.$C16]; NUM_PITCHES)=0;INDEX(PITCHES;1;NUM_PITCHES);INDEX(PITCHES;1;MOD([.$C16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B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54000000,&quot;duration&quot;:&quot;15m&quot;,&quot;pitch&quot;:&quot;3&quot;,&quot;competition&quot;:{&quot;name&quot;:&quot;U12&quot;, &quot;section&quot;:&quot;A&quot;, &quot;group&quot;:&quot;4&quot;},&quot;tag&quot;:&quot;4&quot;, &quot;homeTeam&quot;:&quot;&quot;, &quot;awayTeam&quot;:&quot;&quot;}" calcext:value-type="string">
            <text:p>{"__v":0,"day":2,"dateTime":54000000,"duration":"15m","pitch":"3","competition":{"name":"U12", "section":"A", "group":"4"},"tag":"4", "homeTeam":"", "awayTeam":""}</text:p>
          </table:table-cell>
          <table:table-cell table:number-columns-repeated="1011"/>
        </table:table-row>
        <table:table-row table:style-name="ro1">
          <table:table-cell table:style-name="ce73" table:formula="of:=[.B17]" office:value-type="float" office:value="4" calcext:value-type="float">
            <text:p>4</text:p>
          </table:table-cell>
          <table:table-cell table:formula="of:=IF([.J17]&gt;[.J16];[.B16];[.B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B17]-1))" office:value-type="float" office:value="54000000" calcext:value-type="float">
            <text:p>54000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17];TRANSLATED_TEAM_NAMES;[.$E17]+1)">
            <text:p/>
          </table:table-cell>
          <table:table-cell table:formula="of:=VLOOKUP([.$G17];TRANSLATED_TEAM_NAMES;[.$E17]+1)">
            <text:p/>
          </table:table-cell>
          <table:table-cell table:style-name="ce78" table:formula="of:=IF(MOD([.$C17]; NUM_PITCHES)=0;INDEX(PITCHES;1;NUM_PITCHES);INDEX(PITCHES;1;MOD([.$C17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B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54000000,&quot;duration&quot;:&quot;15m&quot;,&quot;pitch&quot;:&quot;4&quot;,&quot;competition&quot;:{&quot;name&quot;:&quot;U12&quot;, &quot;section&quot;:&quot;A&quot;, &quot;group&quot;:&quot;4&quot;},&quot;tag&quot;:&quot;4&quot;, &quot;homeTeam&quot;:&quot;&quot;, &quot;awayTeam&quot;:&quot;&quot;}" calcext:value-type="string">
            <text:p>{"__v":0,"day":2,"dateTime":54000000,"duration":"15m","pitch":"4","competition":{"name":"U12", "section":"A", "group":"4"},"tag":"4", "homeTeam":"", "awayTeam":""}</text:p>
          </table:table-cell>
          <table:table-cell table:number-columns-repeated="1011"/>
        </table:table-row>
        <table:table-row table:style-name="ro1">
          <table:table-cell table:style-name="ce73" table:formula="of:=[.B18]" office:value-type="float" office:value="5" calcext:value-type="float">
            <text:p>5</text:p>
          </table:table-cell>
          <table:table-cell table:formula="of:=IF([.J18]&gt;[.J17];[.B17];[.B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B18]-1))" office:value-type="float" office:value="55200000" calcext:value-type="float">
            <text:p>552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18];TRANSLATED_TEAM_NAMES;[.$E18]+1)" office:value-type="string" office:string-value="Rushmoor Com. Hotspurs - Blue" calcext:value-type="string">
            <text:p>Rushmoor Com. Hotspurs - Blue</text:p>
          </table:table-cell>
          <table:table-cell table:formula="of:=VLOOKUP([.$G18];TRANSLATED_TEAM_NAMES;[.$E18]+1)" office:value-type="string" office:string-value="Calcot Royals" calcext:value-type="string">
            <text:p>Calcot Royals</text:p>
          </table:table-cell>
          <table:table-cell table:style-name="ce78" table:formula="of:=IF(MOD([.$C18]; NUM_PITCHES)=0;INDEX(PITCHES;1;NUM_PITCHES);INDEX(PITCHES;1;MOD([.$C18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B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55200000,&quot;duration&quot;:&quot;15m&quot;,&quot;pitch&quot;:&quot;1&quot;,&quot;competition&quot;:{&quot;name&quot;:&quot;U12&quot;, &quot;section&quot;:&quot;A&quot;, &quot;group&quot;:&quot;1&quot;},&quot;tag&quot;:&quot;5&quot;, &quot;homeTeam&quot;:&quot;Rushmoor Com. Hotspurs - Blue&quot;, &quot;awayTeam&quot;:&quot;Calcot Royals&quot;}" calcext:value-type="string">
            <text:p>{"__v":0,"day":2,"dateTime":55200000,"duration":"15m","pitch":"1","competition":{"name":"U12", "section":"A", "group":"1"},"tag":"5", "homeTeam":"Rushmoor Com. Hotspurs - Blue", "awayTeam":"Calcot Royals"}</text:p>
          </table:table-cell>
          <table:table-cell table:number-columns-repeated="1011"/>
        </table:table-row>
        <table:table-row table:style-name="ro1">
          <table:table-cell table:style-name="ce73" table:formula="of:=[.B19]" office:value-type="float" office:value="5" calcext:value-type="float">
            <text:p>5</text:p>
          </table:table-cell>
          <table:table-cell table:formula="of:=IF([.J19]&gt;[.J18];[.B18];[.B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B19]-1))" office:value-type="float" office:value="55200000" calcext:value-type="float">
            <text:p>552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19];TRANSLATED_TEAM_NAMES;[.$E19]+1)" office:value-type="string" office:string-value="Hawley Colts 1" calcext:value-type="string">
            <text:p>Hawley Colts 1</text:p>
          </table:table-cell>
          <table:table-cell table:formula="of:=VLOOKUP([.$G19];TRANSLATED_TEAM_NAMES;[.$E19]+1)" office:value-type="string" office:string-value="Mytchett Athletic Kestrels" calcext:value-type="string">
            <text:p>Mytchett Athletic Kestrels</text:p>
          </table:table-cell>
          <table:table-cell table:style-name="ce78" table:formula="of:=IF(MOD([.$C19]; NUM_PITCHES)=0;INDEX(PITCHES;1;NUM_PITCHES);INDEX(PITCHES;1;MOD([.$C19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B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55200000,&quot;duration&quot;:&quot;15m&quot;,&quot;pitch&quot;:&quot;2&quot;,&quot;competition&quot;:{&quot;name&quot;:&quot;U12&quot;, &quot;section&quot;:&quot;A&quot;, &quot;group&quot;:&quot;1&quot;},&quot;tag&quot;:&quot;5&quot;, &quot;homeTeam&quot;:&quot;Hawley Colts 1&quot;, &quot;awayTeam&quot;:&quot;Mytchett Athletic Kestrels&quot;}" calcext:value-type="string">
            <text:p>{"__v":0,"day":2,"dateTime":55200000,"duration":"15m","pitch":"2","competition":{"name":"U12", "section":"A", "group":"1"},"tag":"5", "homeTeam":"Hawley Colts 1", "awayTeam":"Mytchett Athletic Kestrels"}</text:p>
          </table:table-cell>
          <table:table-cell table:number-columns-repeated="1011"/>
        </table:table-row>
        <table:table-row table:style-name="ro1">
          <table:table-cell table:style-name="ce73" table:formula="of:=[.B20]" office:value-type="float" office:value="5" calcext:value-type="float">
            <text:p>5</text:p>
          </table:table-cell>
          <table:table-cell table:formula="of:=IF([.J20]&gt;[.J19];[.B19];[.B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B20]-1))" office:value-type="float" office:value="55200000" calcext:value-type="float">
            <text:p>5520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20];TRANSLATED_TEAM_NAMES;[.$E20]+1)">
            <text:p/>
          </table:table-cell>
          <table:table-cell table:formula="of:=VLOOKUP([.$G20];TRANSLATED_TEAM_NAMES;[.$E20]+1)">
            <text:p/>
          </table:table-cell>
          <table:table-cell table:style-name="ce78" table:formula="of:=IF(MOD([.$C20]; NUM_PITCHES)=0;INDEX(PITCHES;1;NUM_PITCHES);INDEX(PITCHES;1;MOD([.$C20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B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55200000,&quot;duration&quot;:&quot;15m&quot;,&quot;pitch&quot;:&quot;3&quot;,&quot;competition&quot;:{&quot;name&quot;:&quot;U12&quot;, &quot;section&quot;:&quot;A&quot;, &quot;group&quot;:&quot;3&quot;},&quot;tag&quot;:&quot;5&quot;, &quot;homeTeam&quot;:&quot;&quot;, &quot;awayTeam&quot;:&quot;&quot;}" calcext:value-type="string">
            <text:p>{"__v":0,"day":2,"dateTime":55200000,"duration":"15m","pitch":"3","competition":{"name":"U12", "section":"A", "group":"3"},"tag":"5", "homeTeam":"", "awayTeam":""}</text:p>
          </table:table-cell>
          <table:table-cell table:number-columns-repeated="1011"/>
        </table:table-row>
        <table:table-row table:style-name="ro1">
          <table:table-cell table:style-name="ce73" table:formula="of:=[.B21]" office:value-type="float" office:value="5" calcext:value-type="float">
            <text:p>5</text:p>
          </table:table-cell>
          <table:table-cell table:formula="of:=IF([.J21]&gt;[.J20];[.B20];[.B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B21]-1))" office:value-type="float" office:value="55200000" calcext:value-type="float">
            <text:p>5520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21];TRANSLATED_TEAM_NAMES;[.$E21]+1)">
            <text:p/>
          </table:table-cell>
          <table:table-cell table:formula="of:=VLOOKUP([.$G21];TRANSLATED_TEAM_NAMES;[.$E21]+1)">
            <text:p/>
          </table:table-cell>
          <table:table-cell table:style-name="ce78" table:formula="of:=IF(MOD([.$C21]; NUM_PITCHES)=0;INDEX(PITCHES;1;NUM_PITCHES);INDEX(PITCHES;1;MOD([.$C21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B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55200000,&quot;duration&quot;:&quot;15m&quot;,&quot;pitch&quot;:&quot;4&quot;,&quot;competition&quot;:{&quot;name&quot;:&quot;U12&quot;, &quot;section&quot;:&quot;A&quot;, &quot;group&quot;:&quot;3&quot;},&quot;tag&quot;:&quot;5&quot;, &quot;homeTeam&quot;:&quot;&quot;, &quot;awayTeam&quot;:&quot;&quot;}" calcext:value-type="string">
            <text:p>{"__v":0,"day":2,"dateTime":55200000,"duration":"15m","pitch":"4","competition":{"name":"U12", "section":"A", "group":"3"},"tag":"5", "homeTeam":"", "awayTeam":""}</text:p>
          </table:table-cell>
          <table:table-cell table:number-columns-repeated="1011"/>
        </table:table-row>
        <table:table-row table:style-name="ro1">
          <table:table-cell table:style-name="ce73" table:formula="of:=[.B22]" office:value-type="float" office:value="6" calcext:value-type="float">
            <text:p>6</text:p>
          </table:table-cell>
          <table:table-cell table:formula="of:=IF([.J22]&gt;[.J21];[.B21];[.B21]+1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B22]-1))" office:value-type="float" office:value="56400000" calcext:value-type="float">
            <text:p>5640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22];TRANSLATED_TEAM_NAMES;[.$E22]+1)" office:value-type="string" office:string-value="Rushmoor Comm. Hotspurs - Yellow" calcext:value-type="string">
            <text:p>Rushmoor Comm. Hotspurs - Yellow</text:p>
          </table:table-cell>
          <table:table-cell table:formula="of:=VLOOKUP([.$G22];TRANSLATED_TEAM_NAMES;[.$E22]+1)" office:value-type="string" office:string-value="Hawley Colts 2" calcext:value-type="string">
            <text:p>Hawley Colts 2</text:p>
          </table:table-cell>
          <table:table-cell table:style-name="ce78" table:formula="of:=IF(MOD([.$C22]; NUM_PITCHES)=0;INDEX(PITCHES;1;NUM_PITCHES);INDEX(PITCHES;1;MOD([.$C22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B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56400000,&quot;duration&quot;:&quot;15m&quot;,&quot;pitch&quot;:&quot;1&quot;,&quot;competition&quot;:{&quot;name&quot;:&quot;U12&quot;, &quot;section&quot;:&quot;A&quot;, &quot;group&quot;:&quot;2&quot;},&quot;tag&quot;:&quot;6&quot;, &quot;homeTeam&quot;:&quot;Rushmoor Comm. Hotspurs - Yellow&quot;, &quot;awayTeam&quot;:&quot;Hawley Colts 2&quot;}" calcext:value-type="string">
            <text:p>{"__v":0,"day":2,"dateTime":56400000,"duration":"15m","pitch":"1","competition":{"name":"U12", "section":"A", "group":"2"},"tag":"6", "homeTeam":"Rushmoor Comm. Hotspurs - Yellow", "awayTeam":"Hawley Colts 2"}</text:p>
          </table:table-cell>
          <table:table-cell table:number-columns-repeated="1011"/>
        </table:table-row>
        <table:table-row table:style-name="ro1">
          <table:table-cell table:style-name="ce73" table:formula="of:=[.B23]" office:value-type="float" office:value="6" calcext:value-type="float">
            <text:p>6</text:p>
          </table:table-cell>
          <table:table-cell table:formula="of:=IF([.J23]&gt;[.J22];[.B22];[.B22]+1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B23]-1))" office:value-type="float" office:value="56400000" calcext:value-type="float">
            <text:p>564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23];TRANSLATED_TEAM_NAMES;[.$E23]+1)" office:value-type="string" office:string-value="Holy Trinity Harriers" calcext:value-type="string">
            <text:p>Holy Trinity Harriers</text:p>
          </table:table-cell>
          <table:table-cell table:formula="of:=VLOOKUP([.$G23];TRANSLATED_TEAM_NAMES;[.$E23]+1)" office:value-type="string" office:string-value="Oxford City" calcext:value-type="string">
            <text:p>Oxford City</text:p>
          </table:table-cell>
          <table:table-cell table:style-name="ce78" table:formula="of:=IF(MOD([.$C23]; NUM_PITCHES)=0;INDEX(PITCHES;1;NUM_PITCHES);INDEX(PITCHES;1;MOD([.$C23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B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56400000,&quot;duration&quot;:&quot;15m&quot;,&quot;pitch&quot;:&quot;2&quot;,&quot;competition&quot;:{&quot;name&quot;:&quot;U12&quot;, &quot;section&quot;:&quot;A&quot;, &quot;group&quot;:&quot;2&quot;},&quot;tag&quot;:&quot;6&quot;, &quot;homeTeam&quot;:&quot;Holy Trinity Harriers&quot;, &quot;awayTeam&quot;:&quot;Oxford City&quot;}" calcext:value-type="string">
            <text:p>{"__v":0,"day":2,"dateTime":56400000,"duration":"15m","pitch":"2","competition":{"name":"U12", "section":"A", "group":"2"},"tag":"6", "homeTeam":"Holy Trinity Harriers", "awayTeam":"Oxford City"}</text:p>
          </table:table-cell>
          <table:table-cell table:number-columns-repeated="1011"/>
        </table:table-row>
        <table:table-row table:style-name="ro1">
          <table:table-cell table:style-name="ce73" table:formula="of:=[.B24]" office:value-type="float" office:value="6" calcext:value-type="float">
            <text:p>6</text:p>
          </table:table-cell>
          <table:table-cell table:formula="of:=IF([.J24]&gt;[.J23];[.B23];[.B23]+1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B24]-1))" office:value-type="float" office:value="56400000" calcext:value-type="float">
            <text:p>56400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24];TRANSLATED_TEAM_NAMES;[.$E24]+1)">
            <text:p/>
          </table:table-cell>
          <table:table-cell table:formula="of:=VLOOKUP([.$G24];TRANSLATED_TEAM_NAMES;[.$E24]+1)">
            <text:p/>
          </table:table-cell>
          <table:table-cell table:style-name="ce78" table:formula="of:=IF(MOD([.$C24]; NUM_PITCHES)=0;INDEX(PITCHES;1;NUM_PITCHES);INDEX(PITCHES;1;MOD([.$C2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B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56400000,&quot;duration&quot;:&quot;15m&quot;,&quot;pitch&quot;:&quot;3&quot;,&quot;competition&quot;:{&quot;name&quot;:&quot;U12&quot;, &quot;section&quot;:&quot;A&quot;, &quot;group&quot;:&quot;4&quot;},&quot;tag&quot;:&quot;6&quot;, &quot;homeTeam&quot;:&quot;&quot;, &quot;awayTeam&quot;:&quot;&quot;}" calcext:value-type="string">
            <text:p>{"__v":0,"day":2,"dateTime":56400000,"duration":"15m","pitch":"3","competition":{"name":"U12", "section":"A", "group":"4"},"tag":"6", "homeTeam":"", "awayTeam":""}</text:p>
          </table:table-cell>
          <table:table-cell table:number-columns-repeated="1011"/>
        </table:table-row>
        <table:table-row table:style-name="ro1">
          <table:table-cell table:style-name="ce73" table:formula="of:=[.B25]" office:value-type="float" office:value="6" calcext:value-type="float">
            <text:p>6</text:p>
          </table:table-cell>
          <table:table-cell table:formula="of:=IF([.J25]&gt;[.J24];[.B24];[.B24]+1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B25]-1))" office:value-type="float" office:value="56400000" calcext:value-type="float">
            <text:p>56400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25];TRANSLATED_TEAM_NAMES;[.$E25]+1)">
            <text:p/>
          </table:table-cell>
          <table:table-cell table:formula="of:=VLOOKUP([.$G25];TRANSLATED_TEAM_NAMES;[.$E25]+1)">
            <text:p/>
          </table:table-cell>
          <table:table-cell table:style-name="ce78" table:formula="of:=IF(MOD([.$C25]; NUM_PITCHES)=0;INDEX(PITCHES;1;NUM_PITCHES);INDEX(PITCHES;1;MOD([.$C2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B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56400000,&quot;duration&quot;:&quot;15m&quot;,&quot;pitch&quot;:&quot;4&quot;,&quot;competition&quot;:{&quot;name&quot;:&quot;U12&quot;, &quot;section&quot;:&quot;A&quot;, &quot;group&quot;:&quot;4&quot;},&quot;tag&quot;:&quot;6&quot;, &quot;homeTeam&quot;:&quot;&quot;, &quot;awayTeam&quot;:&quot;&quot;}" calcext:value-type="string">
            <text:p>{"__v":0,"day":2,"dateTime":56400000,"duration":"15m","pitch":"4","competition":{"name":"U12", "section":"A", "group":"4"},"tag":"6", "homeTeam":"", "awayTeam":""}</text:p>
          </table:table-cell>
          <table:table-cell table:number-columns-repeated="1011"/>
        </table:table-row>
        <table:table-row table:style-name="ro5">
          <table:table-cell table:style-name="ce73" table:formula="of:=[.B26]" office:value-type="float" office:value="7" calcext:value-type="float">
            <text:p>7</text:p>
          </table:table-cell>
          <table:table-cell table:formula="of:=IF([.J26]&gt;[.J25];[.B25];[.B25]+1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B26]-1)) + SECTION_GAP_MS" office:value-type="float" office:value="57600000" calcext:value-type="float">
            <text:p>576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1&quot;" office:value-type="string" office:string-value="U12_A_G1_P1" calcext:value-type="string">
            <text:p>U12_A_G1_P1</text:p>
          </table:table-cell>
          <table:table-cell table:formula="of:=AGE_GROUP_TRANSLATED &amp; &quot;_&quot; &amp;SECTION_TRANSLATED &amp; &quot;_G2_P2&quot;" office:value-type="string" office:string-value="U12_A_G2_P2" calcext:value-type="string">
            <text:p>U12_A_G2_P2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2<text:span text:style-name="T1">nd</text:span> Group 2</text:p>
          </table:table-cell>
          <table:table-cell table:style-name="ce78" table:formula="of:=IF(MOD([.$C26]; NUM_PITCHES)=0;INDEX(PITCHES;1;NUM_PITCHES);INDEX(PITCHES;1;MOD([.$C26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, &quot;&quot;homeTeamFrom&quot;&quot;:&quot;&quot;&quot; &amp; [.F26] &amp; &quot;&quot;&quot;, &quot;&quot;awayTeamFrom&quot;&quot;:&quot;&quot;&quot; &amp; [.G26] &amp; &quot;&quot;&quot;}&quot;" office:value-type="string" office:string-value="{&quot;__v&quot;:0,&quot;day&quot;:2,&quot;dateTime&quot;:57600000,&quot;duration&quot;:&quot;15m&quot;,&quot;pitch&quot;:&quot;1&quot;,&quot;competition&quot;:{&quot;name&quot;:&quot;U12&quot;, &quot;section&quot;:&quot;Champions League&quot;, &quot;group&quot;:&quot;1&quot;},&quot;tag&quot;:&quot;7&quot;, &quot;homeTeam&quot;:&quot;Winner Group 1&quot;, &quot;awayTeam&quot;:&quot;2nd Group 2&quot;, &quot;homeTeamFrom&quot;:&quot;U12_A_G1_P1&quot;, &quot;awayTeamFrom&quot;:&quot;U12_A_G2_P2&quot;}" calcext:value-type="string">
            <text:p>{"__v":0,"day":2,"dateTime":57600000,"duration":"15m","pitch":"1","competition":{"name":"U12", "section":"Champions League", "group":"1"},"tag":"7", "homeTeam":"Winner Group 1", "awayTeam":"2nd Group 2", "homeTeamFrom":"U12_A_G1_P1", "awayTeamFrom":"U12_A_G2_P2"}</text:p>
          </table:table-cell>
          <table:table-cell table:number-columns-repeated="1011"/>
        </table:table-row>
        <table:table-row table:style-name="ro5">
          <table:table-cell table:style-name="ce73" table:formula="of:=[.B27]" office:value-type="float" office:value="7" calcext:value-type="float">
            <text:p>7</text:p>
          </table:table-cell>
          <table:table-cell table:formula="of:=IF([.J27]&gt;[.J26];[.B26];[.B26]+1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B27]-1)) + SECTION_GAP_MS" office:value-type="float" office:value="57600000" calcext:value-type="float">
            <text:p>576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3_P1&quot;" office:value-type="string" office:string-value="U12_A_G3_P1" calcext:value-type="string">
            <text:p>U12_A_G3_P1</text:p>
          </table:table-cell>
          <table:table-cell table:formula="of:=AGE_GROUP_TRANSLATED &amp; &quot;_&quot; &amp;SECTION_TRANSLATED &amp; &quot;_G4_P2&quot;" office:value-type="string" office:string-value="U12_A_G4_P2" calcext:value-type="string">
            <text:p>U12_A_G4_P2</text:p>
          </table:table-cell>
          <table:table-cell office:value-type="string" calcext:value-type="string">
            <text:p>Winner Group 3</text:p>
          </table:table-cell>
          <table:table-cell office:value-type="string" calcext:value-type="string">
            <text:p>2<text:span text:style-name="T1">nd</text:span> Group 4</text:p>
          </table:table-cell>
          <table:table-cell table:style-name="ce78" table:formula="of:=IF(MOD([.$C27]; NUM_PITCHES)=0;INDEX(PITCHES;1;NUM_PITCHES);INDEX(PITCHES;1;MOD([.$C27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, &quot;&quot;homeTeamFrom&quot;&quot;:&quot;&quot;&quot; &amp; [.F27] &amp; &quot;&quot;&quot;, &quot;&quot;awayTeamFrom&quot;&quot;:&quot;&quot;&quot; &amp; [.G27] &amp; &quot;&quot;&quot;}&quot;" office:value-type="string" office:string-value="{&quot;__v&quot;:0,&quot;day&quot;:2,&quot;dateTime&quot;:57600000,&quot;duration&quot;:&quot;15m&quot;,&quot;pitch&quot;:&quot;2&quot;,&quot;competition&quot;:{&quot;name&quot;:&quot;U12&quot;, &quot;section&quot;:&quot;Champions League&quot;, &quot;group&quot;:&quot;1&quot;},&quot;tag&quot;:&quot;7&quot;, &quot;homeTeam&quot;:&quot;Winner Group 3&quot;, &quot;awayTeam&quot;:&quot;2nd Group 4&quot;, &quot;homeTeamFrom&quot;:&quot;U12_A_G3_P1&quot;, &quot;awayTeamFrom&quot;:&quot;U12_A_G4_P2&quot;}" calcext:value-type="string">
            <text:p>{"__v":0,"day":2,"dateTime":57600000,"duration":"15m","pitch":"2","competition":{"name":"U12", "section":"Champions League", "group":"1"},"tag":"7", "homeTeam":"Winner Group 3", "awayTeam":"2nd Group 4", "homeTeamFrom":"U12_A_G3_P1", "awayTeamFrom":"U12_A_G4_P2"}</text:p>
          </table:table-cell>
          <table:table-cell table:number-columns-repeated="1011"/>
        </table:table-row>
        <table:table-row table:style-name="ro1">
          <table:table-cell table:style-name="ce73" table:formula="of:=[.B28]" office:value-type="float" office:value="7" calcext:value-type="float">
            <text:p>7</text:p>
          </table:table-cell>
          <table:table-cell table:formula="of:=IF([.J28]&gt;[.J27];[.B27];[.B27]+1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B28]-1)) + SECTION_GAP_MS" office:value-type="float" office:value="57600000" calcext:value-type="float">
            <text:p>576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3&quot;" office:value-type="string" office:string-value="U12_A_G1_P3" calcext:value-type="string">
            <text:p>U12_A_G1_P3</text:p>
          </table:table-cell>
          <table:table-cell table:formula="of:=AGE_GROUP_TRANSLATED &amp; &quot;_&quot; &amp;SECTION_TRANSLATED &amp; &quot;_G2_P4&quot;" office:value-type="string" office:string-value="U12_A_G2_P4" calcext:value-type="string">
            <text:p>U12_A_G2_P4</text:p>
          </table:table-cell>
          <table:table-cell office:value-type="string" calcext:value-type="string">
            <text:p>3rd Group 1</text:p>
          </table:table-cell>
          <table:table-cell office:value-type="string" calcext:value-type="string">
            <text:p>4th Group 2</text:p>
          </table:table-cell>
          <table:table-cell table:style-name="ce78" table:formula="of:=IF(MOD([.$C28]; NUM_PITCHES)=0;INDEX(PITCHES;1;NUM_PITCHES);INDEX(PITCHES;1;MOD([.$C2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, &quot;&quot;homeTeamFrom&quot;&quot;:&quot;&quot;&quot; &amp; [.F28] &amp; &quot;&quot;&quot;, &quot;&quot;awayTeamFrom&quot;&quot;:&quot;&quot;&quot; &amp; [.G28] &amp; &quot;&quot;&quot;}&quot;" office:value-type="string" office:string-value="{&quot;__v&quot;:0,&quot;day&quot;:2,&quot;dateTime&quot;:57600000,&quot;duration&quot;:&quot;15m&quot;,&quot;pitch&quot;:&quot;3&quot;,&quot;competition&quot;:{&quot;name&quot;:&quot;U12&quot;, &quot;section&quot;:&quot;Europa League&quot;, &quot;group&quot;:&quot;1&quot;},&quot;tag&quot;:&quot;7&quot;, &quot;homeTeam&quot;:&quot;3rd Group 1&quot;, &quot;awayTeam&quot;:&quot;4th Group 2&quot;, &quot;homeTeamFrom&quot;:&quot;U12_A_G1_P3&quot;, &quot;awayTeamFrom&quot;:&quot;U12_A_G2_P4&quot;}" calcext:value-type="string">
            <text:p>{"__v":0,"day":2,"dateTime":57600000,"duration":"15m","pitch":"3","competition":{"name":"U12", "section":"Europa League", "group":"1"},"tag":"7", "homeTeam":"3rd Group 1", "awayTeam":"4th Group 2", "homeTeamFrom":"U12_A_G1_P3", "awayTeamFrom":"U12_A_G2_P4"}</text:p>
          </table:table-cell>
          <table:table-cell table:number-columns-repeated="1011"/>
        </table:table-row>
        <table:table-row table:style-name="ro1">
          <table:table-cell table:style-name="ce73" table:formula="of:=[.B29]" office:value-type="float" office:value="7" calcext:value-type="float">
            <text:p>7</text:p>
          </table:table-cell>
          <table:table-cell table:formula="of:=IF([.J29]&gt;[.J28];[.B28];[.B28]+1)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B29]-1)) + SECTION_GAP_MS" office:value-type="float" office:value="57600000" calcext:value-type="float">
            <text:p>576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3_P3&quot;" office:value-type="string" office:string-value="U12_A_G3_P3" calcext:value-type="string">
            <text:p>U12_A_G3_P3</text:p>
          </table:table-cell>
          <table:table-cell table:formula="of:=AGE_GROUP_TRANSLATED &amp; &quot;_&quot; &amp;SECTION_TRANSLATED &amp; &quot;_G4_P4&quot;" office:value-type="string" office:string-value="U12_A_G4_P4" calcext:value-type="string">
            <text:p>U12_A_G4_P4</text:p>
          </table:table-cell>
          <table:table-cell office:value-type="string" calcext:value-type="string">
            <text:p>3rd Group 3</text:p>
          </table:table-cell>
          <table:table-cell office:value-type="string" calcext:value-type="string">
            <text:p>4th Group 4</text:p>
          </table:table-cell>
          <table:table-cell table:style-name="ce78" table:formula="of:=IF(MOD([.$C29]; NUM_PITCHES)=0;INDEX(PITCHES;1;NUM_PITCHES);INDEX(PITCHES;1;MOD([.$C29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, &quot;&quot;homeTeamFrom&quot;&quot;:&quot;&quot;&quot; &amp; [.F29] &amp; &quot;&quot;&quot;, &quot;&quot;awayTeamFrom&quot;&quot;:&quot;&quot;&quot; &amp; [.G29] &amp; &quot;&quot;&quot;}&quot;" office:value-type="string" office:string-value="{&quot;__v&quot;:0,&quot;day&quot;:2,&quot;dateTime&quot;:57600000,&quot;duration&quot;:&quot;15m&quot;,&quot;pitch&quot;:&quot;4&quot;,&quot;competition&quot;:{&quot;name&quot;:&quot;U12&quot;, &quot;section&quot;:&quot;Europa League&quot;, &quot;group&quot;:&quot;1&quot;},&quot;tag&quot;:&quot;7&quot;, &quot;homeTeam&quot;:&quot;3rd Group 3&quot;, &quot;awayTeam&quot;:&quot;4th Group 4&quot;, &quot;homeTeamFrom&quot;:&quot;U12_A_G3_P3&quot;, &quot;awayTeamFrom&quot;:&quot;U12_A_G4_P4&quot;}" calcext:value-type="string">
            <text:p>{"__v":0,"day":2,"dateTime":57600000,"duration":"15m","pitch":"4","competition":{"name":"U12", "section":"Europa League", "group":"1"},"tag":"7", "homeTeam":"3rd Group 3", "awayTeam":"4th Group 4", "homeTeamFrom":"U12_A_G3_P3", "awayTeamFrom":"U12_A_G4_P4"}</text:p>
          </table:table-cell>
          <table:table-cell table:number-columns-repeated="1011"/>
        </table:table-row>
        <table:table-row table:style-name="ro5">
          <table:table-cell table:style-name="ce73" table:formula="of:=[.B30]" office:value-type="float" office:value="8" calcext:value-type="float">
            <text:p>8</text:p>
          </table:table-cell>
          <table:table-cell table:formula="of:=IF([.J30]&gt;[.J29];[.B29];[.B29]+1)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formula="of:=FIRST_GAME_MS + ((DURATION_MS + GAME_GAP_MS) * ([.B30]-1)) + SECTION_GAP_MS" office:value-type="float" office:value="58800000" calcext:value-type="float">
            <text:p>588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2_P1&quot;" office:value-type="string" office:string-value="U12_A_G2_P1" calcext:value-type="string">
            <text:p>U12_A_G2_P1</text:p>
          </table:table-cell>
          <table:table-cell table:formula="of:=AGE_GROUP_TRANSLATED &amp; &quot;_&quot; &amp;SECTION_TRANSLATED &amp; &quot;_G3_P2&quot;" office:value-type="string" office:string-value="U12_A_G3_P2" calcext:value-type="string">
            <text:p>U12_A_G3_P2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2<text:span text:style-name="T1">nd</text:span> Group 3</text:p>
          </table:table-cell>
          <table:table-cell table:style-name="ce78" table:formula="of:=IF(MOD([.$C30]; NUM_PITCHES)=0;INDEX(PITCHES;1;NUM_PITCHES);INDEX(PITCHES;1;MOD([.$C30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, &quot;&quot;homeTeamFrom&quot;&quot;:&quot;&quot;&quot; &amp; [.F30] &amp; &quot;&quot;&quot;, &quot;&quot;awayTeamFrom&quot;&quot;:&quot;&quot;&quot; &amp; [.G30] &amp; &quot;&quot;&quot;}&quot;" office:value-type="string" office:string-value="{&quot;__v&quot;:0,&quot;day&quot;:2,&quot;dateTime&quot;:58800000,&quot;duration&quot;:&quot;15m&quot;,&quot;pitch&quot;:&quot;1&quot;,&quot;competition&quot;:{&quot;name&quot;:&quot;U12&quot;, &quot;section&quot;:&quot;Champions League&quot;, &quot;group&quot;:&quot;2&quot;},&quot;tag&quot;:&quot;8&quot;, &quot;homeTeam&quot;:&quot;Winner Group 2&quot;, &quot;awayTeam&quot;:&quot;2nd Group 3&quot;, &quot;homeTeamFrom&quot;:&quot;U12_A_G2_P1&quot;, &quot;awayTeamFrom&quot;:&quot;U12_A_G3_P2&quot;}" calcext:value-type="string">
            <text:p>{"__v":0,"day":2,"dateTime":58800000,"duration":"15m","pitch":"1","competition":{"name":"U12", "section":"Champions League", "group":"2"},"tag":"8", "homeTeam":"Winner Group 2", "awayTeam":"2nd Group 3", "homeTeamFrom":"U12_A_G2_P1", "awayTeamFrom":"U12_A_G3_P2"}</text:p>
          </table:table-cell>
          <table:table-cell table:number-columns-repeated="1011"/>
        </table:table-row>
        <table:table-row table:style-name="ro5">
          <table:table-cell table:style-name="ce73" table:formula="of:=[.B31]" office:value-type="float" office:value="8" calcext:value-type="float">
            <text:p>8</text:p>
          </table:table-cell>
          <table:table-cell table:formula="of:=IF([.J31]&gt;[.J30];[.B30];[.B30]+1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FIRST_GAME_MS + ((DURATION_MS + GAME_GAP_MS) * ([.B31]-1)) + SECTION_GAP_MS" office:value-type="float" office:value="58800000" calcext:value-type="float">
            <text:p>588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4_P1&quot;" office:value-type="string" office:string-value="U12_A_G4_P1" calcext:value-type="string">
            <text:p>U12_A_G4_P1</text:p>
          </table:table-cell>
          <table:table-cell table:formula="of:=AGE_GROUP_TRANSLATED &amp; &quot;_&quot; &amp;SECTION_TRANSLATED &amp; &quot;_G1_P2&quot;" office:value-type="string" office:string-value="U12_A_G1_P2" calcext:value-type="string">
            <text:p>U12_A_G1_P2</text:p>
          </table:table-cell>
          <table:table-cell office:value-type="string" calcext:value-type="string">
            <text:p>Winner Group 4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78" table:formula="of:=IF(MOD([.$C31]; NUM_PITCHES)=0;INDEX(PITCHES;1;NUM_PITCHES);INDEX(PITCHES;1;MOD([.$C31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, &quot;&quot;homeTeamFrom&quot;&quot;:&quot;&quot;&quot; &amp; [.F31] &amp; &quot;&quot;&quot;, &quot;&quot;awayTeamFrom&quot;&quot;:&quot;&quot;&quot; &amp; [.G31] &amp; &quot;&quot;&quot;}&quot;" office:value-type="string" office:string-value="{&quot;__v&quot;:0,&quot;day&quot;:2,&quot;dateTime&quot;:58800000,&quot;duration&quot;:&quot;15m&quot;,&quot;pitch&quot;:&quot;2&quot;,&quot;competition&quot;:{&quot;name&quot;:&quot;U12&quot;, &quot;section&quot;:&quot;Champions League&quot;, &quot;group&quot;:&quot;2&quot;},&quot;tag&quot;:&quot;8&quot;, &quot;homeTeam&quot;:&quot;Winner Group 4&quot;, &quot;awayTeam&quot;:&quot;2nd Group 1&quot;, &quot;homeTeamFrom&quot;:&quot;U12_A_G4_P1&quot;, &quot;awayTeamFrom&quot;:&quot;U12_A_G1_P2&quot;}" calcext:value-type="string">
            <text:p>{"__v":0,"day":2,"dateTime":58800000,"duration":"15m","pitch":"2","competition":{"name":"U12", "section":"Champions League", "group":"2"},"tag":"8", "homeTeam":"Winner Group 4", "awayTeam":"2nd Group 1", "homeTeamFrom":"U12_A_G4_P1", "awayTeamFrom":"U12_A_G1_P2"}</text:p>
          </table:table-cell>
          <table:table-cell table:number-columns-repeated="1011"/>
        </table:table-row>
        <table:table-row table:style-name="ro1">
          <table:table-cell table:style-name="ce73" table:formula="of:=[.B32]" office:value-type="float" office:value="8" calcext:value-type="float">
            <text:p>8</text:p>
          </table:table-cell>
          <table:table-cell table:formula="of:=IF([.J32]&gt;[.J31];[.B31];[.B31]+1)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formula="of:=FIRST_GAME_MS + ((DURATION_MS + GAME_GAP_MS) * ([.B32]-1)) + SECTION_GAP_MS" office:value-type="float" office:value="58800000" calcext:value-type="float">
            <text:p>588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2_P3&quot;" office:value-type="string" office:string-value="U12_A_G2_P3" calcext:value-type="string">
            <text:p>U12_A_G2_P3</text:p>
          </table:table-cell>
          <table:table-cell table:formula="of:=AGE_GROUP_TRANSLATED &amp; &quot;_&quot; &amp;SECTION_TRANSLATED &amp; &quot;_G3_P4&quot;" office:value-type="string" office:string-value="U12_A_G3_P4" calcext:value-type="string">
            <text:p>U12_A_G3_P4</text:p>
          </table:table-cell>
          <table:table-cell office:value-type="string" calcext:value-type="string">
            <text:p>3rd Group 2</text:p>
          </table:table-cell>
          <table:table-cell office:value-type="string" calcext:value-type="string">
            <text:p>4th Group 3</text:p>
          </table:table-cell>
          <table:table-cell table:style-name="ce78" table:formula="of:=IF(MOD([.$C32]; NUM_PITCHES)=0;INDEX(PITCHES;1;NUM_PITCHES);INDEX(PITCHES;1;MOD([.$C32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32]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, &quot;&quot;homeTeamFrom&quot;&quot;:&quot;&quot;&quot; &amp; [.F32] &amp; &quot;&quot;&quot;, &quot;&quot;awayTeamFrom&quot;&quot;:&quot;&quot;&quot; &amp; [.G32] &amp; &quot;&quot;&quot;}&quot;" office:value-type="string" office:string-value="{&quot;__v&quot;:0,&quot;day&quot;:2,&quot;dateTime&quot;:58800000,&quot;duration&quot;:&quot;15m&quot;,&quot;pitch&quot;:&quot;3&quot;,&quot;competition&quot;:{&quot;name&quot;:&quot;U12&quot;, &quot;section&quot;:&quot;Europa League&quot;, &quot;group&quot;:&quot;2&quot;},&quot;tag&quot;:&quot;8&quot;, &quot;homeTeam&quot;:&quot;3rd Group 2&quot;, &quot;awayTeam&quot;:&quot;4th Group 3&quot;, &quot;homeTeamFrom&quot;:&quot;U12_A_G2_P3&quot;, &quot;awayTeamFrom&quot;:&quot;U12_A_G3_P4&quot;}" calcext:value-type="string">
            <text:p>{"__v":0,"day":2,"dateTime":58800000,"duration":"15m","pitch":"3","competition":{"name":"U12", "section":"Europa League", "group":"2"},"tag":"8", "homeTeam":"3rd Group 2", "awayTeam":"4th Group 3", "homeTeamFrom":"U12_A_G2_P3", "awayTeamFrom":"U12_A_G3_P4"}</text:p>
          </table:table-cell>
          <table:table-cell table:number-columns-repeated="1011"/>
        </table:table-row>
        <table:table-row table:style-name="ro1">
          <table:table-cell table:style-name="ce73" table:formula="of:=[.B33]" office:value-type="float" office:value="8" calcext:value-type="float">
            <text:p>8</text:p>
          </table:table-cell>
          <table:table-cell table:formula="of:=IF([.J33]&gt;[.J32];[.B32];[.B32]+1)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FIRST_GAME_MS + ((DURATION_MS + GAME_GAP_MS) * ([.B33]-1)) + SECTION_GAP_MS" office:value-type="float" office:value="58800000" calcext:value-type="float">
            <text:p>588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4_P3&quot;" office:value-type="string" office:string-value="U12_A_G4_P3" calcext:value-type="string">
            <text:p>U12_A_G4_P3</text:p>
          </table:table-cell>
          <table:table-cell table:formula="of:=AGE_GROUP_TRANSLATED &amp; &quot;_&quot; &amp;SECTION_TRANSLATED &amp; &quot;_G1_P4&quot;" office:value-type="string" office:string-value="U12_A_G1_P4" calcext:value-type="string">
            <text:p>U12_A_G1_P4</text:p>
          </table:table-cell>
          <table:table-cell office:value-type="string" calcext:value-type="string">
            <text:p>3rd Group 4</text:p>
          </table:table-cell>
          <table:table-cell office:value-type="string" calcext:value-type="string">
            <text:p>4th Group 1</text:p>
          </table:table-cell>
          <table:table-cell table:style-name="ce78" table:formula="of:=IF(MOD([.$C33]; NUM_PITCHES)=0;INDEX(PITCHES;1;NUM_PITCHES);INDEX(PITCHES;1;MOD([.$C33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33]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, &quot;&quot;homeTeamFrom&quot;&quot;:&quot;&quot;&quot; &amp; [.F33] &amp; &quot;&quot;&quot;, &quot;&quot;awayTeamFrom&quot;&quot;:&quot;&quot;&quot; &amp; [.G33] &amp; &quot;&quot;&quot;}&quot;" office:value-type="string" office:string-value="{&quot;__v&quot;:0,&quot;day&quot;:2,&quot;dateTime&quot;:58800000,&quot;duration&quot;:&quot;15m&quot;,&quot;pitch&quot;:&quot;4&quot;,&quot;competition&quot;:{&quot;name&quot;:&quot;U12&quot;, &quot;section&quot;:&quot;Europa League&quot;, &quot;group&quot;:&quot;2&quot;},&quot;tag&quot;:&quot;8&quot;, &quot;homeTeam&quot;:&quot;3rd Group 4&quot;, &quot;awayTeam&quot;:&quot;4th Group 1&quot;, &quot;homeTeamFrom&quot;:&quot;U12_A_G4_P3&quot;, &quot;awayTeamFrom&quot;:&quot;U12_A_G1_P4&quot;}" calcext:value-type="string">
            <text:p>{"__v":0,"day":2,"dateTime":58800000,"duration":"15m","pitch":"4","competition":{"name":"U12", "section":"Europa League", "group":"2"},"tag":"8", "homeTeam":"3rd Group 4", "awayTeam":"4th Group 1", "homeTeamFrom":"U12_A_G4_P3", "awayTeamFrom":"U12_A_G1_P4"}</text:p>
          </table:table-cell>
          <table:table-cell table:number-columns-repeated="1011"/>
        </table:table-row>
        <table:table-row table:style-name="ro1">
          <table:table-cell table:style-name="ce73" table:formula="of:=[.B34]" office:value-type="float" office:value="9" calcext:value-type="float">
            <text:p>9</text:p>
          </table:table-cell>
          <table:table-cell table:formula="of:=IF([.J34]&gt;[.J33];[.B33];[.B33]+1)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formula="of:=FIRST_GAME_MS + ((DURATION_MS + GAME_GAP_MS) * ([.B34]-1)) + SECTION_GAP_MS" office:value-type="float" office:value="60000000" calcext:value-type="float">
            <text:p>600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3_P1&quot;" office:value-type="string" office:string-value="U12_A_G3_P1" calcext:value-type="string">
            <text:p>U12_A_G3_P1</text:p>
          </table:table-cell>
          <table:table-cell table:formula="of:=AGE_GROUP_TRANSLATED &amp; &quot;_&quot; &amp;SECTION_TRANSLATED &amp; &quot;_G1_P1&quot;" office:value-type="string" office:string-value="U12_A_G1_P1" calcext:value-type="string">
            <text:p>U12_A_G1_P1</text:p>
          </table:table-cell>
          <table:table-cell office:value-type="string" calcext:value-type="string">
            <text:p>Winner Group 3</text:p>
          </table:table-cell>
          <table:table-cell office:value-type="string" calcext:value-type="string">
            <text:p>Winner Group 1</text:p>
          </table:table-cell>
          <table:table-cell table:style-name="ce78" table:formula="of:=IF(MOD([.$C34]; NUM_PITCHES)=0;INDEX(PITCHES;1;NUM_PITCHES);INDEX(PITCHES;1;MOD([.$C34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4]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, &quot;&quot;homeTeamFrom&quot;&quot;:&quot;&quot;&quot; &amp; [.F34] &amp; &quot;&quot;&quot;, &quot;&quot;awayTeamFrom&quot;&quot;:&quot;&quot;&quot; &amp; [.G34] &amp; &quot;&quot;&quot;}&quot;" office:value-type="string" office:string-value="{&quot;__v&quot;:0,&quot;day&quot;:2,&quot;dateTime&quot;:60000000,&quot;duration&quot;:&quot;15m&quot;,&quot;pitch&quot;:&quot;1&quot;,&quot;competition&quot;:{&quot;name&quot;:&quot;U12&quot;, &quot;section&quot;:&quot;Champions League&quot;, &quot;group&quot;:&quot;1&quot;},&quot;tag&quot;:&quot;9&quot;, &quot;homeTeam&quot;:&quot;Winner Group 3&quot;, &quot;awayTeam&quot;:&quot;Winner Group 1&quot;, &quot;homeTeamFrom&quot;:&quot;U12_A_G3_P1&quot;, &quot;awayTeamFrom&quot;:&quot;U12_A_G1_P1&quot;}" calcext:value-type="string">
            <text:p>{"__v":0,"day":2,"dateTime":60000000,"duration":"15m","pitch":"1","competition":{"name":"U12", "section":"Champions League", "group":"1"},"tag":"9", "homeTeam":"Winner Group 3", "awayTeam":"Winner Group 1", "homeTeamFrom":"U12_A_G3_P1", "awayTeamFrom":"U12_A_G1_P1"}</text:p>
          </table:table-cell>
          <table:table-cell table:number-columns-repeated="1011"/>
        </table:table-row>
        <table:table-row table:style-name="ro5">
          <table:table-cell table:style-name="ce73" table:formula="of:=[.B35]" office:value-type="float" office:value="9" calcext:value-type="float">
            <text:p>9</text:p>
          </table:table-cell>
          <table:table-cell table:formula="of:=IF([.J35]&gt;[.J34];[.B34];[.B34]+1)"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formula="of:=FIRST_GAME_MS + ((DURATION_MS + GAME_GAP_MS) * ([.B35]-1)) + SECTION_GAP_MS" office:value-type="float" office:value="60000000" calcext:value-type="float">
            <text:p>600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2&quot;" office:value-type="string" office:string-value="U12_A_G2_P2" calcext:value-type="string">
            <text:p>U12_A_G2_P2</text:p>
          </table:table-cell>
          <table:table-cell table:formula="of:=AGE_GROUP_TRANSLATED &amp; &quot;_&quot; &amp;SECTION_TRANSLATED &amp; &quot;_G4_P2&quot;" office:value-type="string" office:string-value="U12_A_G4_P2" calcext:value-type="string">
            <text:p>U12_A_G4_P2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2<text:span text:style-name="T1">nd</text:span> Group 4</text:p>
          </table:table-cell>
          <table:table-cell table:style-name="ce78" table:formula="of:=IF(MOD([.$C35]; NUM_PITCHES)=0;INDEX(PITCHES;1;NUM_PITCHES);INDEX(PITCHES;1;MOD([.$C35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5]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, &quot;&quot;homeTeamFrom&quot;&quot;:&quot;&quot;&quot; &amp; [.F35] &amp; &quot;&quot;&quot;, &quot;&quot;awayTeamFrom&quot;&quot;:&quot;&quot;&quot; &amp; [.G35] &amp; &quot;&quot;&quot;}&quot;" office:value-type="string" office:string-value="{&quot;__v&quot;:0,&quot;day&quot;:2,&quot;dateTime&quot;:60000000,&quot;duration&quot;:&quot;15m&quot;,&quot;pitch&quot;:&quot;2&quot;,&quot;competition&quot;:{&quot;name&quot;:&quot;U12&quot;, &quot;section&quot;:&quot;Champions League&quot;, &quot;group&quot;:&quot;1&quot;},&quot;tag&quot;:&quot;9&quot;, &quot;homeTeam&quot;:&quot;2nd Group 2&quot;, &quot;awayTeam&quot;:&quot;2nd Group 4&quot;, &quot;homeTeamFrom&quot;:&quot;U12_A_G2_P2&quot;, &quot;awayTeamFrom&quot;:&quot;U12_A_G4_P2&quot;}" calcext:value-type="string">
            <text:p>{"__v":0,"day":2,"dateTime":60000000,"duration":"15m","pitch":"2","competition":{"name":"U12", "section":"Champions League", "group":"1"},"tag":"9", "homeTeam":"2nd Group 2", "awayTeam":"2nd Group 4", "homeTeamFrom":"U12_A_G2_P2", "awayTeamFrom":"U12_A_G4_P2"}</text:p>
          </table:table-cell>
          <table:table-cell table:number-columns-repeated="1011"/>
        </table:table-row>
        <table:table-row table:style-name="ro1">
          <table:table-cell table:style-name="ce73" table:formula="of:=[.B36]" office:value-type="float" office:value="9" calcext:value-type="float">
            <text:p>9</text:p>
          </table:table-cell>
          <table:table-cell table:formula="of:=IF([.J36]&gt;[.J35];[.B35];[.B35]+1)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formula="of:=FIRST_GAME_MS + ((DURATION_MS + GAME_GAP_MS) * ([.B36]-1)) + SECTION_GAP_MS" office:value-type="float" office:value="60000000" calcext:value-type="float">
            <text:p>600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3_P3&quot;" office:value-type="string" office:string-value="U12_A_G3_P3" calcext:value-type="string">
            <text:p>U12_A_G3_P3</text:p>
          </table:table-cell>
          <table:table-cell table:formula="of:=AGE_GROUP_TRANSLATED &amp; &quot;_&quot; &amp;SECTION_TRANSLATED &amp; &quot;_G1_P3&quot;" office:value-type="string" office:string-value="U12_A_G1_P3" calcext:value-type="string">
            <text:p>U12_A_G1_P3</text:p>
          </table:table-cell>
          <table:table-cell office:value-type="string" calcext:value-type="string">
            <text:p>3rd Group 3</text:p>
          </table:table-cell>
          <table:table-cell office:value-type="string" calcext:value-type="string">
            <text:p>3rd Group 1</text:p>
          </table:table-cell>
          <table:table-cell table:style-name="ce78" table:formula="of:=IF(MOD([.$C36]; NUM_PITCHES)=0;INDEX(PITCHES;1;NUM_PITCHES);INDEX(PITCHES;1;MOD([.$C36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36]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, &quot;&quot;homeTeamFrom&quot;&quot;:&quot;&quot;&quot; &amp; [.F36] &amp; &quot;&quot;&quot;, &quot;&quot;awayTeamFrom&quot;&quot;:&quot;&quot;&quot; &amp; [.G36] &amp; &quot;&quot;&quot;}&quot;" office:value-type="string" office:string-value="{&quot;__v&quot;:0,&quot;day&quot;:2,&quot;dateTime&quot;:60000000,&quot;duration&quot;:&quot;15m&quot;,&quot;pitch&quot;:&quot;3&quot;,&quot;competition&quot;:{&quot;name&quot;:&quot;U12&quot;, &quot;section&quot;:&quot;Europa League&quot;, &quot;group&quot;:&quot;1&quot;},&quot;tag&quot;:&quot;9&quot;, &quot;homeTeam&quot;:&quot;3rd Group 3&quot;, &quot;awayTeam&quot;:&quot;3rd Group 1&quot;, &quot;homeTeamFrom&quot;:&quot;U12_A_G3_P3&quot;, &quot;awayTeamFrom&quot;:&quot;U12_A_G1_P3&quot;}" calcext:value-type="string">
            <text:p>{"__v":0,"day":2,"dateTime":60000000,"duration":"15m","pitch":"3","competition":{"name":"U12", "section":"Europa League", "group":"1"},"tag":"9", "homeTeam":"3rd Group 3", "awayTeam":"3rd Group 1", "homeTeamFrom":"U12_A_G3_P3", "awayTeamFrom":"U12_A_G1_P3"}</text:p>
          </table:table-cell>
          <table:table-cell table:number-columns-repeated="1011"/>
        </table:table-row>
        <table:table-row table:style-name="ro1">
          <table:table-cell table:style-name="ce73" table:formula="of:=[.B37]" office:value-type="float" office:value="9" calcext:value-type="float">
            <text:p>9</text:p>
          </table:table-cell>
          <table:table-cell table:formula="of:=IF([.J37]&gt;[.J36];[.B36];[.B36]+1)"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formula="of:=FIRST_GAME_MS + ((DURATION_MS + GAME_GAP_MS) * ([.B37]-1)) + SECTION_GAP_MS" office:value-type="float" office:value="60000000" calcext:value-type="float">
            <text:p>600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4&quot;" office:value-type="string" office:string-value="U12_A_G2_P4" calcext:value-type="string">
            <text:p>U12_A_G2_P4</text:p>
          </table:table-cell>
          <table:table-cell table:formula="of:=AGE_GROUP_TRANSLATED &amp; &quot;_&quot; &amp;SECTION_TRANSLATED &amp; &quot;_G4_P4&quot;" office:value-type="string" office:string-value="U12_A_G4_P4" calcext:value-type="string">
            <text:p>U12_A_G4_P4</text:p>
          </table:table-cell>
          <table:table-cell office:value-type="string" calcext:value-type="string">
            <text:p>4th Group 2</text:p>
          </table:table-cell>
          <table:table-cell office:value-type="string" calcext:value-type="string">
            <text:p>4th Group 4</text:p>
          </table:table-cell>
          <table:table-cell table:style-name="ce78" table:formula="of:=IF(MOD([.$C37]; NUM_PITCHES)=0;INDEX(PITCHES;1;NUM_PITCHES);INDEX(PITCHES;1;MOD([.$C37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37]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, &quot;&quot;homeTeamFrom&quot;&quot;:&quot;&quot;&quot; &amp; [.F37] &amp; &quot;&quot;&quot;, &quot;&quot;awayTeamFrom&quot;&quot;:&quot;&quot;&quot; &amp; [.G37] &amp; &quot;&quot;&quot;}&quot;" office:value-type="string" office:string-value="{&quot;__v&quot;:0,&quot;day&quot;:2,&quot;dateTime&quot;:60000000,&quot;duration&quot;:&quot;15m&quot;,&quot;pitch&quot;:&quot;4&quot;,&quot;competition&quot;:{&quot;name&quot;:&quot;U12&quot;, &quot;section&quot;:&quot;Europa League&quot;, &quot;group&quot;:&quot;1&quot;},&quot;tag&quot;:&quot;9&quot;, &quot;homeTeam&quot;:&quot;4th Group 2&quot;, &quot;awayTeam&quot;:&quot;4th Group 4&quot;, &quot;homeTeamFrom&quot;:&quot;U12_A_G2_P4&quot;, &quot;awayTeamFrom&quot;:&quot;U12_A_G4_P4&quot;}" calcext:value-type="string">
            <text:p>{"__v":0,"day":2,"dateTime":60000000,"duration":"15m","pitch":"4","competition":{"name":"U12", "section":"Europa League", "group":"1"},"tag":"9", "homeTeam":"4th Group 2", "awayTeam":"4th Group 4", "homeTeamFrom":"U12_A_G2_P4", "awayTeamFrom":"U12_A_G4_P4"}</text:p>
          </table:table-cell>
          <table:table-cell table:number-columns-repeated="1011"/>
        </table:table-row>
        <table:table-row table:style-name="ro1">
          <table:table-cell table:style-name="ce73" table:formula="of:=[.B38]" office:value-type="float" office:value="10" calcext:value-type="float">
            <text:p>10</text:p>
          </table:table-cell>
          <table:table-cell table:formula="of:=IF([.J38]&gt;[.J37];[.B37];[.B37]+1)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formula="of:=FIRST_GAME_MS + ((DURATION_MS + GAME_GAP_MS) * ([.B38]-1)) + SECTION_GAP_MS" office:value-type="float" office:value="61200000" calcext:value-type="float">
            <text:p>612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4_P1&quot;" office:value-type="string" office:string-value="U12_A_G4_P1" calcext:value-type="string">
            <text:p>U12_A_G4_P1</text:p>
          </table:table-cell>
          <table:table-cell table:formula="of:=AGE_GROUP_TRANSLATED &amp; &quot;_&quot; &amp;SECTION_TRANSLATED &amp; &quot;_G2_P1&quot;" office:value-type="string" office:string-value="U12_A_G2_P1" calcext:value-type="string">
            <text:p>U12_A_G2_P1</text:p>
          </table:table-cell>
          <table:table-cell office:value-type="string" calcext:value-type="string">
            <text:p>Winner Group 4</text:p>
          </table:table-cell>
          <table:table-cell office:value-type="string" calcext:value-type="string">
            <text:p>Winner Group 2</text:p>
          </table:table-cell>
          <table:table-cell table:style-name="ce78" table:formula="of:=IF(MOD([.$C38]; NUM_PITCHES)=0;INDEX(PITCHES;1;NUM_PITCHES);INDEX(PITCHES;1;MOD([.$C38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8]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, &quot;&quot;homeTeamFrom&quot;&quot;:&quot;&quot;&quot; &amp; [.F38] &amp; &quot;&quot;&quot;, &quot;&quot;awayTeamFrom&quot;&quot;:&quot;&quot;&quot; &amp; [.G38] &amp; &quot;&quot;&quot;}&quot;" office:value-type="string" office:string-value="{&quot;__v&quot;:0,&quot;day&quot;:2,&quot;dateTime&quot;:61200000,&quot;duration&quot;:&quot;15m&quot;,&quot;pitch&quot;:&quot;1&quot;,&quot;competition&quot;:{&quot;name&quot;:&quot;U12&quot;, &quot;section&quot;:&quot;Champions League&quot;, &quot;group&quot;:&quot;2&quot;},&quot;tag&quot;:&quot;10&quot;, &quot;homeTeam&quot;:&quot;Winner Group 4&quot;, &quot;awayTeam&quot;:&quot;Winner Group 2&quot;, &quot;homeTeamFrom&quot;:&quot;U12_A_G4_P1&quot;, &quot;awayTeamFrom&quot;:&quot;U12_A_G2_P1&quot;}" calcext:value-type="string">
            <text:p>{"__v":0,"day":2,"dateTime":61200000,"duration":"15m","pitch":"1","competition":{"name":"U12", "section":"Champions League", "group":"2"},"tag":"10", "homeTeam":"Winner Group 4", "awayTeam":"Winner Group 2", "homeTeamFrom":"U12_A_G4_P1", "awayTeamFrom":"U12_A_G2_P1"}</text:p>
          </table:table-cell>
          <table:table-cell table:style-name="ce94" table:number-columns-repeated="1011"/>
        </table:table-row>
        <table:table-row table:style-name="ro5">
          <table:table-cell table:style-name="ce73" table:formula="of:=[.B39]" office:value-type="float" office:value="10" calcext:value-type="float">
            <text:p>10</text:p>
          </table:table-cell>
          <table:table-cell table:formula="of:=IF([.J39]&gt;[.J38];[.B38];[.B38]+1)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formula="of:=FIRST_GAME_MS + ((DURATION_MS + GAME_GAP_MS) * ([.B39]-1)) + SECTION_GAP_MS" office:value-type="float" office:value="61200000" calcext:value-type="float">
            <text:p>612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3_P2&quot;" office:value-type="string" office:string-value="U12_A_G3_P2" calcext:value-type="string">
            <text:p>U12_A_G3_P2</text:p>
          </table:table-cell>
          <table:table-cell table:formula="of:=AGE_GROUP_TRANSLATED &amp; &quot;_&quot; &amp;SECTION_TRANSLATED &amp; &quot;_G1_P2&quot;" office:value-type="string" office:string-value="U12_A_G1_P2" calcext:value-type="string">
            <text:p>U12_A_G1_P2</text:p>
          </table:table-cell>
          <table:table-cell office:value-type="string" calcext:value-type="string">
            <text:p>2<text:span text:style-name="T1">nd</text:span> Group 3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78" table:formula="of:=IF(MOD([.$C39]; NUM_PITCHES)=0;INDEX(PITCHES;1;NUM_PITCHES);INDEX(PITCHES;1;MOD([.$C39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39] &amp; &quot;,&quot;&quot;duration&quot;&quot;:&quot;&quot;&quot; &amp; MATCH_DURATION &amp; &quot;m&quot;&quot;,&quot;&quot;pitch&quot;&quot;:&quot;&quot;&quot; &amp; [.J39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9] &amp; &quot;&quot;&quot;},&quot;&quot;tag&quot;&quot;:&quot;&quot;&quot; &amp; [.$A39] &amp; &quot;&quot;&quot;, &quot;&quot;homeTeam&quot;&quot;:&quot;&quot;&quot; &amp; [.H39] &amp; &quot;&quot;&quot;, &quot;&quot;awayTeam&quot;&quot;:&quot;&quot;&quot; &amp; [.I39] &amp; &quot;&quot;&quot;, &quot;&quot;homeTeamFrom&quot;&quot;:&quot;&quot;&quot; &amp; [.F39] &amp; &quot;&quot;&quot;, &quot;&quot;awayTeamFrom&quot;&quot;:&quot;&quot;&quot; &amp; [.G39] &amp; &quot;&quot;&quot;}&quot;" office:value-type="string" office:string-value="{&quot;__v&quot;:0,&quot;day&quot;:2,&quot;dateTime&quot;:61200000,&quot;duration&quot;:&quot;15m&quot;,&quot;pitch&quot;:&quot;2&quot;,&quot;competition&quot;:{&quot;name&quot;:&quot;U12&quot;, &quot;section&quot;:&quot;Champions League&quot;, &quot;group&quot;:&quot;2&quot;},&quot;tag&quot;:&quot;10&quot;, &quot;homeTeam&quot;:&quot;2nd Group 3&quot;, &quot;awayTeam&quot;:&quot;2nd Group 1&quot;, &quot;homeTeamFrom&quot;:&quot;U12_A_G3_P2&quot;, &quot;awayTeamFrom&quot;:&quot;U12_A_G1_P2&quot;}" calcext:value-type="string">
            <text:p>{"__v":0,"day":2,"dateTime":61200000,"duration":"15m","pitch":"2","competition":{"name":"U12", "section":"Champions League", "group":"2"},"tag":"10", "homeTeam":"2nd Group 3", "awayTeam":"2nd Group 1", "homeTeamFrom":"U12_A_G3_P2", "awayTeamFrom":"U12_A_G1_P2"}</text:p>
          </table:table-cell>
          <table:table-cell table:number-columns-repeated="1011"/>
        </table:table-row>
        <table:table-row table:style-name="ro1">
          <table:table-cell table:style-name="ce73" table:formula="of:=[.B40]" office:value-type="float" office:value="10" calcext:value-type="float">
            <text:p>10</text:p>
          </table:table-cell>
          <table:table-cell table:formula="of:=IF([.J40]&gt;[.J39];[.B39];[.B39]+1)"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formula="of:=FIRST_GAME_MS + ((DURATION_MS + GAME_GAP_MS) * ([.B40]-1)) + SECTION_GAP_MS" office:value-type="float" office:value="61200000" calcext:value-type="float">
            <text:p>612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4_P3&quot;" office:value-type="string" office:string-value="U12_A_G4_P3" calcext:value-type="string">
            <text:p>U12_A_G4_P3</text:p>
          </table:table-cell>
          <table:table-cell table:formula="of:=AGE_GROUP_TRANSLATED &amp; &quot;_&quot; &amp;SECTION_TRANSLATED &amp; &quot;_G2_P3&quot;" office:value-type="string" office:string-value="U12_A_G2_P3" calcext:value-type="string">
            <text:p>U12_A_G2_P3</text:p>
          </table:table-cell>
          <table:table-cell office:value-type="string" calcext:value-type="string">
            <text:p>3rd Group 4</text:p>
          </table:table-cell>
          <table:table-cell office:value-type="string" calcext:value-type="string">
            <text:p>3rd Group 2</text:p>
          </table:table-cell>
          <table:table-cell table:style-name="ce78" table:formula="of:=IF(MOD([.$C40]; NUM_PITCHES)=0;INDEX(PITCHES;1;NUM_PITCHES);INDEX(PITCHES;1;MOD([.$C40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0] &amp; &quot;,&quot;&quot;duration&quot;&quot;:&quot;&quot;&quot; &amp; MATCH_DURATION &amp; &quot;m&quot;&quot;,&quot;&quot;pitch&quot;&quot;:&quot;&quot;&quot; &amp; [.J40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0] &amp; &quot;&quot;&quot;},&quot;&quot;tag&quot;&quot;:&quot;&quot;&quot; &amp; [.$A40] &amp; &quot;&quot;&quot;, &quot;&quot;homeTeam&quot;&quot;:&quot;&quot;&quot; &amp; [.H40] &amp; &quot;&quot;&quot;, &quot;&quot;awayTeam&quot;&quot;:&quot;&quot;&quot; &amp; [.I40] &amp; &quot;&quot;&quot;, &quot;&quot;homeTeamFrom&quot;&quot;:&quot;&quot;&quot; &amp; [.F40] &amp; &quot;&quot;&quot;, &quot;&quot;awayTeamFrom&quot;&quot;:&quot;&quot;&quot; &amp; [.G40] &amp; &quot;&quot;&quot;}&quot;" office:value-type="string" office:string-value="{&quot;__v&quot;:0,&quot;day&quot;:2,&quot;dateTime&quot;:61200000,&quot;duration&quot;:&quot;15m&quot;,&quot;pitch&quot;:&quot;3&quot;,&quot;competition&quot;:{&quot;name&quot;:&quot;U12&quot;, &quot;section&quot;:&quot;Europa League&quot;, &quot;group&quot;:&quot;2&quot;},&quot;tag&quot;:&quot;10&quot;, &quot;homeTeam&quot;:&quot;3rd Group 4&quot;, &quot;awayTeam&quot;:&quot;3rd Group 2&quot;, &quot;homeTeamFrom&quot;:&quot;U12_A_G4_P3&quot;, &quot;awayTeamFrom&quot;:&quot;U12_A_G2_P3&quot;}" calcext:value-type="string">
            <text:p>{"__v":0,"day":2,"dateTime":61200000,"duration":"15m","pitch":"3","competition":{"name":"U12", "section":"Europa League", "group":"2"},"tag":"10", "homeTeam":"3rd Group 4", "awayTeam":"3rd Group 2", "homeTeamFrom":"U12_A_G4_P3", "awayTeamFrom":"U12_A_G2_P3"}</text:p>
          </table:table-cell>
          <table:table-cell table:number-columns-repeated="1011"/>
        </table:table-row>
        <table:table-row table:style-name="ro1">
          <table:table-cell table:style-name="ce73" table:formula="of:=[.B41]" office:value-type="float" office:value="10" calcext:value-type="float">
            <text:p>10</text:p>
          </table:table-cell>
          <table:table-cell table:formula="of:=IF([.J41]&gt;[.J40];[.B40];[.B40]+1)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FIRST_GAME_MS + ((DURATION_MS + GAME_GAP_MS) * ([.B41]-1)) + SECTION_GAP_MS" office:value-type="float" office:value="61200000" calcext:value-type="float">
            <text:p>612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3_P4&quot;" office:value-type="string" office:string-value="U12_A_G3_P4" calcext:value-type="string">
            <text:p>U12_A_G3_P4</text:p>
          </table:table-cell>
          <table:table-cell table:formula="of:=AGE_GROUP_TRANSLATED &amp; &quot;_&quot; &amp;SECTION_TRANSLATED &amp; &quot;_G1_P4&quot;" office:value-type="string" office:string-value="U12_A_G1_P4" calcext:value-type="string">
            <text:p>U12_A_G1_P4</text:p>
          </table:table-cell>
          <table:table-cell office:value-type="string" calcext:value-type="string">
            <text:p>4th Group 3</text:p>
          </table:table-cell>
          <table:table-cell office:value-type="string" calcext:value-type="string">
            <text:p>4th Group 1</text:p>
          </table:table-cell>
          <table:table-cell table:style-name="ce78" table:formula="of:=IF(MOD([.$C41]; NUM_PITCHES)=0;INDEX(PITCHES;1;NUM_PITCHES);INDEX(PITCHES;1;MOD([.$C41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41] &amp; &quot;,&quot;&quot;duration&quot;&quot;:&quot;&quot;&quot; &amp; MATCH_DURATION &amp; &quot;m&quot;&quot;,&quot;&quot;pitch&quot;&quot;:&quot;&quot;&quot; &amp; [.J41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1] &amp; &quot;&quot;&quot;},&quot;&quot;tag&quot;&quot;:&quot;&quot;&quot; &amp; [.$A41] &amp; &quot;&quot;&quot;, &quot;&quot;homeTeam&quot;&quot;:&quot;&quot;&quot; &amp; [.H41] &amp; &quot;&quot;&quot;, &quot;&quot;awayTeam&quot;&quot;:&quot;&quot;&quot; &amp; [.I41] &amp; &quot;&quot;&quot;, &quot;&quot;homeTeamFrom&quot;&quot;:&quot;&quot;&quot; &amp; [.F41] &amp; &quot;&quot;&quot;, &quot;&quot;awayTeamFrom&quot;&quot;:&quot;&quot;&quot; &amp; [.G41] &amp; &quot;&quot;&quot;}&quot;" office:value-type="string" office:string-value="{&quot;__v&quot;:0,&quot;day&quot;:2,&quot;dateTime&quot;:61200000,&quot;duration&quot;:&quot;15m&quot;,&quot;pitch&quot;:&quot;4&quot;,&quot;competition&quot;:{&quot;name&quot;:&quot;U12&quot;, &quot;section&quot;:&quot;Europa League&quot;, &quot;group&quot;:&quot;2&quot;},&quot;tag&quot;:&quot;10&quot;, &quot;homeTeam&quot;:&quot;4th Group 3&quot;, &quot;awayTeam&quot;:&quot;4th Group 1&quot;, &quot;homeTeamFrom&quot;:&quot;U12_A_G3_P4&quot;, &quot;awayTeamFrom&quot;:&quot;U12_A_G1_P4&quot;}" calcext:value-type="string">
            <text:p>{"__v":0,"day":2,"dateTime":61200000,"duration":"15m","pitch":"4","competition":{"name":"U12", "section":"Europa League", "group":"2"},"tag":"10", "homeTeam":"4th Group 3", "awayTeam":"4th Group 1", "homeTeamFrom":"U12_A_G3_P4", "awayTeamFrom":"U12_A_G1_P4"}</text:p>
          </table:table-cell>
          <table:table-cell table:number-columns-repeated="1011"/>
        </table:table-row>
        <table:table-row table:style-name="ro5">
          <table:table-cell table:style-name="ce73" table:formula="of:=[.B42]" office:value-type="float" office:value="11" calcext:value-type="float">
            <text:p>11</text:p>
          </table:table-cell>
          <table:table-cell table:formula="of:=IF([.J42]&gt;[.J41];[.B41];[.B41]+1)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formula="of:=FIRST_GAME_MS + ((DURATION_MS + GAME_GAP_MS) * ([.B42]-1)) + SECTION_GAP_MS" office:value-type="float" office:value="62400000" calcext:value-type="float">
            <text:p>624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4_P2&quot;" office:value-type="string" office:string-value="U12_A_G4_P2" calcext:value-type="string">
            <text:p>U12_A_G4_P2</text:p>
          </table:table-cell>
          <table:table-cell table:formula="of:=AGE_GROUP_TRANSLATED &amp; &quot;_&quot; &amp;SECTION_TRANSLATED &amp; &quot;_G1_P1&quot;" office:value-type="string" office:string-value="U12_A_G1_P1" calcext:value-type="string">
            <text:p>U12_A_G1_P1</text:p>
          </table:table-cell>
          <table:table-cell office:value-type="string" calcext:value-type="string">
            <text:p>2<text:span text:style-name="T1">nd</text:span> Group 4</text:p>
          </table:table-cell>
          <table:table-cell office:value-type="string" calcext:value-type="string">
            <text:p>Winner Group 1</text:p>
          </table:table-cell>
          <table:table-cell table:style-name="ce78" table:formula="of:=IF(MOD([.$C42]; NUM_PITCHES)=0;INDEX(PITCHES;1;NUM_PITCHES);INDEX(PITCHES;1;MOD([.$C42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42] &amp; &quot;,&quot;&quot;duration&quot;&quot;:&quot;&quot;&quot; &amp; MATCH_DURATION &amp; &quot;m&quot;&quot;,&quot;&quot;pitch&quot;&quot;:&quot;&quot;&quot; &amp; [.J42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42] &amp; &quot;&quot;&quot;},&quot;&quot;tag&quot;&quot;:&quot;&quot;&quot; &amp; [.$A42] &amp; &quot;&quot;&quot;, &quot;&quot;homeTeam&quot;&quot;:&quot;&quot;&quot; &amp; [.H42] &amp; &quot;&quot;&quot;, &quot;&quot;awayTeam&quot;&quot;:&quot;&quot;&quot; &amp; [.I42] &amp; &quot;&quot;&quot;, &quot;&quot;homeTeamFrom&quot;&quot;:&quot;&quot;&quot; &amp; [.F42] &amp; &quot;&quot;&quot;, &quot;&quot;awayTeamFrom&quot;&quot;:&quot;&quot;&quot; &amp; [.G42] &amp; &quot;&quot;&quot;}&quot;" office:value-type="string" office:string-value="{&quot;__v&quot;:0,&quot;day&quot;:2,&quot;dateTime&quot;:62400000,&quot;duration&quot;:&quot;15m&quot;,&quot;pitch&quot;:&quot;1&quot;,&quot;competition&quot;:{&quot;name&quot;:&quot;U12&quot;, &quot;section&quot;:&quot;Champions League&quot;, &quot;group&quot;:&quot;1&quot;},&quot;tag&quot;:&quot;11&quot;, &quot;homeTeam&quot;:&quot;2nd Group 4&quot;, &quot;awayTeam&quot;:&quot;Winner Group 1&quot;, &quot;homeTeamFrom&quot;:&quot;U12_A_G4_P2&quot;, &quot;awayTeamFrom&quot;:&quot;U12_A_G1_P1&quot;}" calcext:value-type="string">
            <text:p>{"__v":0,"day":2,"dateTime":62400000,"duration":"15m","pitch":"1","competition":{"name":"U12", "section":"Champions League", "group":"1"},"tag":"11", "homeTeam":"2nd Group 4", "awayTeam":"Winner Group 1", "homeTeamFrom":"U12_A_G4_P2", "awayTeamFrom":"U12_A_G1_P1"}</text:p>
          </table:table-cell>
          <table:table-cell table:number-columns-repeated="1011"/>
        </table:table-row>
        <table:table-row table:style-name="ro5">
          <table:table-cell table:style-name="ce73" table:formula="of:=[.B43]" office:value-type="float" office:value="11" calcext:value-type="float">
            <text:p>11</text:p>
          </table:table-cell>
          <table:table-cell table:formula="of:=IF([.J43]&gt;[.J42];[.B42];[.B42]+1)"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formula="of:=FIRST_GAME_MS + ((DURATION_MS + GAME_GAP_MS) * ([.B43]-1)) + SECTION_GAP_MS" office:value-type="float" office:value="62400000" calcext:value-type="float">
            <text:p>624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2&quot;" office:value-type="string" office:string-value="U12_A_G2_P2" calcext:value-type="string">
            <text:p>U12_A_G2_P2</text:p>
          </table:table-cell>
          <table:table-cell table:formula="of:=AGE_GROUP_TRANSLATED &amp; &quot;_&quot; &amp;SECTION_TRANSLATED &amp; &quot;_G3_P1&quot;" office:value-type="string" office:string-value="U12_A_G3_P1" calcext:value-type="string">
            <text:p>U12_A_G3_P1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Winner Group 3</text:p>
          </table:table-cell>
          <table:table-cell table:style-name="ce78" table:formula="of:=IF(MOD([.$C43]; NUM_PITCHES)=0;INDEX(PITCHES;1;NUM_PITCHES);INDEX(PITCHES;1;MOD([.$C43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43] &amp; &quot;,&quot;&quot;duration&quot;&quot;:&quot;&quot;&quot; &amp; MATCH_DURATION &amp; &quot;m&quot;&quot;,&quot;&quot;pitch&quot;&quot;:&quot;&quot;&quot; &amp; [.J43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43] &amp; &quot;&quot;&quot;},&quot;&quot;tag&quot;&quot;:&quot;&quot;&quot; &amp; [.$A43] &amp; &quot;&quot;&quot;, &quot;&quot;homeTeam&quot;&quot;:&quot;&quot;&quot; &amp; [.H43] &amp; &quot;&quot;&quot;, &quot;&quot;awayTeam&quot;&quot;:&quot;&quot;&quot; &amp; [.I43] &amp; &quot;&quot;&quot;, &quot;&quot;homeTeamFrom&quot;&quot;:&quot;&quot;&quot; &amp; [.F43] &amp; &quot;&quot;&quot;, &quot;&quot;awayTeamFrom&quot;&quot;:&quot;&quot;&quot; &amp; [.G43] &amp; &quot;&quot;&quot;}&quot;" office:value-type="string" office:string-value="{&quot;__v&quot;:0,&quot;day&quot;:2,&quot;dateTime&quot;:62400000,&quot;duration&quot;:&quot;15m&quot;,&quot;pitch&quot;:&quot;2&quot;,&quot;competition&quot;:{&quot;name&quot;:&quot;U12&quot;, &quot;section&quot;:&quot;Champions League&quot;, &quot;group&quot;:&quot;1&quot;},&quot;tag&quot;:&quot;11&quot;, &quot;homeTeam&quot;:&quot;2nd Group 2&quot;, &quot;awayTeam&quot;:&quot;Winner Group 3&quot;, &quot;homeTeamFrom&quot;:&quot;U12_A_G2_P2&quot;, &quot;awayTeamFrom&quot;:&quot;U12_A_G3_P1&quot;}" calcext:value-type="string">
            <text:p>{"__v":0,"day":2,"dateTime":62400000,"duration":"15m","pitch":"2","competition":{"name":"U12", "section":"Champions League", "group":"1"},"tag":"11", "homeTeam":"2nd Group 2", "awayTeam":"Winner Group 3", "homeTeamFrom":"U12_A_G2_P2", "awayTeamFrom":"U12_A_G3_P1"}</text:p>
          </table:table-cell>
          <table:table-cell table:number-columns-repeated="1011"/>
        </table:table-row>
        <table:table-row table:style-name="ro1">
          <table:table-cell table:style-name="ce73" table:formula="of:=[.B44]" office:value-type="float" office:value="11" calcext:value-type="float">
            <text:p>11</text:p>
          </table:table-cell>
          <table:table-cell table:formula="of:=IF([.J44]&gt;[.J43];[.B43];[.B43]+1)"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formula="of:=FIRST_GAME_MS + ((DURATION_MS + GAME_GAP_MS) * ([.B44]-1)) + SECTION_GAP_MS" office:value-type="float" office:value="62400000" calcext:value-type="float">
            <text:p>624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4_P4&quot;" office:value-type="string" office:string-value="U12_A_G4_P4" calcext:value-type="string">
            <text:p>U12_A_G4_P4</text:p>
          </table:table-cell>
          <table:table-cell table:formula="of:=AGE_GROUP_TRANSLATED &amp; &quot;_&quot; &amp;SECTION_TRANSLATED &amp; &quot;_G1_P3&quot;" office:value-type="string" office:string-value="U12_A_G1_P3" calcext:value-type="string">
            <text:p>U12_A_G1_P3</text:p>
          </table:table-cell>
          <table:table-cell office:value-type="string" calcext:value-type="string">
            <text:p>4th Group 4</text:p>
          </table:table-cell>
          <table:table-cell office:value-type="string" calcext:value-type="string">
            <text:p>3rd Group 1</text:p>
          </table:table-cell>
          <table:table-cell table:style-name="ce78" table:formula="of:=IF(MOD([.$C44]; NUM_PITCHES)=0;INDEX(PITCHES;1;NUM_PITCHES);INDEX(PITCHES;1;MOD([.$C4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4] &amp; &quot;,&quot;&quot;duration&quot;&quot;:&quot;&quot;&quot; &amp; MATCH_DURATION &amp; &quot;m&quot;&quot;,&quot;&quot;pitch&quot;&quot;:&quot;&quot;&quot; &amp; [.J44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4] &amp; &quot;&quot;&quot;},&quot;&quot;tag&quot;&quot;:&quot;&quot;&quot; &amp; [.$A44] &amp; &quot;&quot;&quot;, &quot;&quot;homeTeam&quot;&quot;:&quot;&quot;&quot; &amp; [.H44] &amp; &quot;&quot;&quot;, &quot;&quot;awayTeam&quot;&quot;:&quot;&quot;&quot; &amp; [.I44] &amp; &quot;&quot;&quot;, &quot;&quot;homeTeamFrom&quot;&quot;:&quot;&quot;&quot; &amp; [.F44] &amp; &quot;&quot;&quot;, &quot;&quot;awayTeamFrom&quot;&quot;:&quot;&quot;&quot; &amp; [.G44] &amp; &quot;&quot;&quot;}&quot;" office:value-type="string" office:string-value="{&quot;__v&quot;:0,&quot;day&quot;:2,&quot;dateTime&quot;:62400000,&quot;duration&quot;:&quot;15m&quot;,&quot;pitch&quot;:&quot;3&quot;,&quot;competition&quot;:{&quot;name&quot;:&quot;U12&quot;, &quot;section&quot;:&quot;Europa League&quot;, &quot;group&quot;:&quot;1&quot;},&quot;tag&quot;:&quot;11&quot;, &quot;homeTeam&quot;:&quot;4th Group 4&quot;, &quot;awayTeam&quot;:&quot;3rd Group 1&quot;, &quot;homeTeamFrom&quot;:&quot;U12_A_G4_P4&quot;, &quot;awayTeamFrom&quot;:&quot;U12_A_G1_P3&quot;}" calcext:value-type="string">
            <text:p>{"__v":0,"day":2,"dateTime":62400000,"duration":"15m","pitch":"3","competition":{"name":"U12", "section":"Europa League", "group":"1"},"tag":"11", "homeTeam":"4th Group 4", "awayTeam":"3rd Group 1", "homeTeamFrom":"U12_A_G4_P4", "awayTeamFrom":"U12_A_G1_P3"}</text:p>
          </table:table-cell>
          <table:table-cell table:number-columns-repeated="1011"/>
        </table:table-row>
        <table:table-row table:style-name="ro1">
          <table:table-cell table:style-name="ce73" table:formula="of:=[.B45]" office:value-type="float" office:value="11" calcext:value-type="float">
            <text:p>11</text:p>
          </table:table-cell>
          <table:table-cell table:formula="of:=IF([.J45]&gt;[.J44];[.B44];[.B44]+1)"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formula="of:=FIRST_GAME_MS + ((DURATION_MS + GAME_GAP_MS) * ([.B45]-1)) + SECTION_GAP_MS" office:value-type="float" office:value="62400000" calcext:value-type="float">
            <text:p>624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4&quot;" office:value-type="string" office:string-value="U12_A_G2_P4" calcext:value-type="string">
            <text:p>U12_A_G2_P4</text:p>
          </table:table-cell>
          <table:table-cell table:formula="of:=AGE_GROUP_TRANSLATED &amp; &quot;_&quot; &amp;SECTION_TRANSLATED &amp; &quot;_G3_P3&quot;" office:value-type="string" office:string-value="U12_A_G3_P3" calcext:value-type="string">
            <text:p>U12_A_G3_P3</text:p>
          </table:table-cell>
          <table:table-cell office:value-type="string" calcext:value-type="string">
            <text:p>4th Group 2</text:p>
          </table:table-cell>
          <table:table-cell office:value-type="string" calcext:value-type="string">
            <text:p>3rd Group 3</text:p>
          </table:table-cell>
          <table:table-cell table:style-name="ce78" table:formula="of:=IF(MOD([.$C45]; NUM_PITCHES)=0;INDEX(PITCHES;1;NUM_PITCHES);INDEX(PITCHES;1;MOD([.$C4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45] &amp; &quot;,&quot;&quot;duration&quot;&quot;:&quot;&quot;&quot; &amp; MATCH_DURATION &amp; &quot;m&quot;&quot;,&quot;&quot;pitch&quot;&quot;:&quot;&quot;&quot; &amp; [.J45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5] &amp; &quot;&quot;&quot;},&quot;&quot;tag&quot;&quot;:&quot;&quot;&quot; &amp; [.$A45] &amp; &quot;&quot;&quot;, &quot;&quot;homeTeam&quot;&quot;:&quot;&quot;&quot; &amp; [.H45] &amp; &quot;&quot;&quot;, &quot;&quot;awayTeam&quot;&quot;:&quot;&quot;&quot; &amp; [.I45] &amp; &quot;&quot;&quot;, &quot;&quot;homeTeamFrom&quot;&quot;:&quot;&quot;&quot; &amp; [.F45] &amp; &quot;&quot;&quot;, &quot;&quot;awayTeamFrom&quot;&quot;:&quot;&quot;&quot; &amp; [.G45] &amp; &quot;&quot;&quot;}&quot;" office:value-type="string" office:string-value="{&quot;__v&quot;:0,&quot;day&quot;:2,&quot;dateTime&quot;:62400000,&quot;duration&quot;:&quot;15m&quot;,&quot;pitch&quot;:&quot;4&quot;,&quot;competition&quot;:{&quot;name&quot;:&quot;U12&quot;, &quot;section&quot;:&quot;Europa League&quot;, &quot;group&quot;:&quot;1&quot;},&quot;tag&quot;:&quot;11&quot;, &quot;homeTeam&quot;:&quot;4th Group 2&quot;, &quot;awayTeam&quot;:&quot;3rd Group 3&quot;, &quot;homeTeamFrom&quot;:&quot;U12_A_G2_P4&quot;, &quot;awayTeamFrom&quot;:&quot;U12_A_G3_P3&quot;}" calcext:value-type="string">
            <text:p>{"__v":0,"day":2,"dateTime":62400000,"duration":"15m","pitch":"4","competition":{"name":"U12", "section":"Europa League", "group":"1"},"tag":"11", "homeTeam":"4th Group 2", "awayTeam":"3rd Group 3", "homeTeamFrom":"U12_A_G2_P4", "awayTeamFrom":"U12_A_G3_P3"}</text:p>
          </table:table-cell>
          <table:table-cell table:number-columns-repeated="1011"/>
        </table:table-row>
        <table:table-row table:style-name="ro5">
          <table:table-cell table:style-name="ce73" table:formula="of:=[.B46]" office:value-type="float" office:value="12" calcext:value-type="float">
            <text:p>12</text:p>
          </table:table-cell>
          <table:table-cell table:formula="of:=IF([.J46]&gt;[.J45];[.B45];[.B45]+1)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formula="of:=FIRST_GAME_MS + ((DURATION_MS + GAME_GAP_MS) * ([.B46]-1)) + SECTION_GAP_MS" office:value-type="float" office:value="63600000" calcext:value-type="float">
            <text:p>636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1_P2&quot;" office:value-type="string" office:string-value="U12_A_G1_P2" calcext:value-type="string">
            <text:p>U12_A_G1_P2</text:p>
          </table:table-cell>
          <table:table-cell table:formula="of:=AGE_GROUP_TRANSLATED &amp; &quot;_&quot; &amp;SECTION_TRANSLATED &amp; &quot;_G2_P1&quot;" office:value-type="string" office:string-value="U12_A_G2_P1" calcext:value-type="string">
            <text:p>U12_A_G2_P1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Winner Group 2</text:p>
          </table:table-cell>
          <table:table-cell table:style-name="ce78" table:formula="of:=IF(MOD([.$C46]; NUM_PITCHES)=0;INDEX(PITCHES;1;NUM_PITCHES);INDEX(PITCHES;1;MOD([.$C46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46] &amp; &quot;,&quot;&quot;duration&quot;&quot;:&quot;&quot;&quot; &amp; MATCH_DURATION &amp; &quot;m&quot;&quot;,&quot;&quot;pitch&quot;&quot;:&quot;&quot;&quot; &amp; [.J4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46] &amp; &quot;&quot;&quot;},&quot;&quot;tag&quot;&quot;:&quot;&quot;&quot; &amp; [.$A46] &amp; &quot;&quot;&quot;, &quot;&quot;homeTeam&quot;&quot;:&quot;&quot;&quot; &amp; [.H46] &amp; &quot;&quot;&quot;, &quot;&quot;awayTeam&quot;&quot;:&quot;&quot;&quot; &amp; [.I46] &amp; &quot;&quot;&quot;, &quot;&quot;homeTeamFrom&quot;&quot;:&quot;&quot;&quot; &amp; [.F46] &amp; &quot;&quot;&quot;, &quot;&quot;awayTeamFrom&quot;&quot;:&quot;&quot;&quot; &amp; [.G46] &amp; &quot;&quot;&quot;}&quot;" office:value-type="string" office:string-value="{&quot;__v&quot;:0,&quot;day&quot;:2,&quot;dateTime&quot;:63600000,&quot;duration&quot;:&quot;15m&quot;,&quot;pitch&quot;:&quot;1&quot;,&quot;competition&quot;:{&quot;name&quot;:&quot;U12&quot;, &quot;section&quot;:&quot;Champions League&quot;, &quot;group&quot;:&quot;2&quot;},&quot;tag&quot;:&quot;12&quot;, &quot;homeTeam&quot;:&quot;2nd Group 1&quot;, &quot;awayTeam&quot;:&quot;Winner Group 2&quot;, &quot;homeTeamFrom&quot;:&quot;U12_A_G1_P2&quot;, &quot;awayTeamFrom&quot;:&quot;U12_A_G2_P1&quot;}" calcext:value-type="string">
            <text:p>{"__v":0,"day":2,"dateTime":63600000,"duration":"15m","pitch":"1","competition":{"name":"U12", "section":"Champions League", "group":"2"},"tag":"12", "homeTeam":"2nd Group 1", "awayTeam":"Winner Group 2", "homeTeamFrom":"U12_A_G1_P2", "awayTeamFrom":"U12_A_G2_P1"}</text:p>
          </table:table-cell>
          <table:table-cell table:number-columns-repeated="1011"/>
        </table:table-row>
        <table:table-row table:style-name="ro5">
          <table:table-cell table:style-name="ce73" table:formula="of:=[.B47]" office:value-type="float" office:value="12" calcext:value-type="float">
            <text:p>12</text:p>
          </table:table-cell>
          <table:table-cell table:formula="of:=IF([.J47]&gt;[.J46];[.B46];[.B46]+1)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formula="of:=FIRST_GAME_MS + ((DURATION_MS + GAME_GAP_MS) * ([.B47]-1)) + SECTION_GAP_MS" office:value-type="float" office:value="63600000" calcext:value-type="float">
            <text:p>636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3_P2&quot;" office:value-type="string" office:string-value="U12_A_G3_P2" calcext:value-type="string">
            <text:p>U12_A_G3_P2</text:p>
          </table:table-cell>
          <table:table-cell table:formula="of:=AGE_GROUP_TRANSLATED &amp; &quot;_&quot; &amp;SECTION_TRANSLATED &amp; &quot;_G4_P1&quot;" office:value-type="string" office:string-value="U12_A_G4_P1" calcext:value-type="string">
            <text:p>U12_A_G4_P1</text:p>
          </table:table-cell>
          <table:table-cell office:value-type="string" calcext:value-type="string">
            <text:p>2<text:span text:style-name="T1">nd</text:span> Group 3</text:p>
          </table:table-cell>
          <table:table-cell office:value-type="string" calcext:value-type="string">
            <text:p>Winner Group 4</text:p>
          </table:table-cell>
          <table:table-cell table:style-name="ce78" table:formula="of:=IF(MOD([.$C47]; NUM_PITCHES)=0;INDEX(PITCHES;1;NUM_PITCHES);INDEX(PITCHES;1;MOD([.$C47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47] &amp; &quot;,&quot;&quot;duration&quot;&quot;:&quot;&quot;&quot; &amp; MATCH_DURATION &amp; &quot;m&quot;&quot;,&quot;&quot;pitch&quot;&quot;:&quot;&quot;&quot; &amp; [.J4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47] &amp; &quot;&quot;&quot;},&quot;&quot;tag&quot;&quot;:&quot;&quot;&quot; &amp; [.$A47] &amp; &quot;&quot;&quot;, &quot;&quot;homeTeam&quot;&quot;:&quot;&quot;&quot; &amp; [.H47] &amp; &quot;&quot;&quot;, &quot;&quot;awayTeam&quot;&quot;:&quot;&quot;&quot; &amp; [.I47] &amp; &quot;&quot;&quot;, &quot;&quot;homeTeamFrom&quot;&quot;:&quot;&quot;&quot; &amp; [.F47] &amp; &quot;&quot;&quot;, &quot;&quot;awayTeamFrom&quot;&quot;:&quot;&quot;&quot; &amp; [.G47] &amp; &quot;&quot;&quot;}&quot;" office:value-type="string" office:string-value="{&quot;__v&quot;:0,&quot;day&quot;:2,&quot;dateTime&quot;:63600000,&quot;duration&quot;:&quot;15m&quot;,&quot;pitch&quot;:&quot;2&quot;,&quot;competition&quot;:{&quot;name&quot;:&quot;U12&quot;, &quot;section&quot;:&quot;Champions League&quot;, &quot;group&quot;:&quot;2&quot;},&quot;tag&quot;:&quot;12&quot;, &quot;homeTeam&quot;:&quot;2nd Group 3&quot;, &quot;awayTeam&quot;:&quot;Winner Group 4&quot;, &quot;homeTeamFrom&quot;:&quot;U12_A_G3_P2&quot;, &quot;awayTeamFrom&quot;:&quot;U12_A_G4_P1&quot;}" calcext:value-type="string">
            <text:p>{"__v":0,"day":2,"dateTime":63600000,"duration":"15m","pitch":"2","competition":{"name":"U12", "section":"Champions League", "group":"2"},"tag":"12", "homeTeam":"2nd Group 3", "awayTeam":"Winner Group 4", "homeTeamFrom":"U12_A_G3_P2", "awayTeamFrom":"U12_A_G4_P1"}</text:p>
          </table:table-cell>
          <table:table-cell table:number-columns-repeated="1011"/>
        </table:table-row>
        <table:table-row table:style-name="ro1">
          <table:table-cell table:style-name="ce73" table:formula="of:=[.B48]" office:value-type="float" office:value="12" calcext:value-type="float">
            <text:p>12</text:p>
          </table:table-cell>
          <table:table-cell table:formula="of:=IF([.J48]&gt;[.J47];[.B47];[.B47]+1)"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formula="of:=FIRST_GAME_MS + ((DURATION_MS + GAME_GAP_MS) * ([.B48]-1)) + SECTION_GAP_MS" office:value-type="float" office:value="63600000" calcext:value-type="float">
            <text:p>636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1_P4&quot;" office:value-type="string" office:string-value="U12_A_G1_P4" calcext:value-type="string">
            <text:p>U12_A_G1_P4</text:p>
          </table:table-cell>
          <table:table-cell table:formula="of:=AGE_GROUP_TRANSLATED &amp; &quot;_&quot; &amp;SECTION_TRANSLATED &amp; &quot;_G2_P3&quot;" office:value-type="string" office:string-value="U12_A_G2_P3" calcext:value-type="string">
            <text:p>U12_A_G2_P3</text:p>
          </table:table-cell>
          <table:table-cell office:value-type="string" calcext:value-type="string">
            <text:p>4th Group 1</text:p>
          </table:table-cell>
          <table:table-cell office:value-type="string" calcext:value-type="string">
            <text:p>3rd Group 2</text:p>
          </table:table-cell>
          <table:table-cell table:style-name="ce78" table:formula="of:=IF(MOD([.$C48]; NUM_PITCHES)=0;INDEX(PITCHES;1;NUM_PITCHES);INDEX(PITCHES;1;MOD([.$C4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8] &amp; &quot;,&quot;&quot;duration&quot;&quot;:&quot;&quot;&quot; &amp; MATCH_DURATION &amp; &quot;m&quot;&quot;,&quot;&quot;pitch&quot;&quot;:&quot;&quot;&quot; &amp; [.J48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8] &amp; &quot;&quot;&quot;},&quot;&quot;tag&quot;&quot;:&quot;&quot;&quot; &amp; [.$A48] &amp; &quot;&quot;&quot;, &quot;&quot;homeTeam&quot;&quot;:&quot;&quot;&quot; &amp; [.H48] &amp; &quot;&quot;&quot;, &quot;&quot;awayTeam&quot;&quot;:&quot;&quot;&quot; &amp; [.I48] &amp; &quot;&quot;&quot;, &quot;&quot;homeTeamFrom&quot;&quot;:&quot;&quot;&quot; &amp; [.F48] &amp; &quot;&quot;&quot;, &quot;&quot;awayTeamFrom&quot;&quot;:&quot;&quot;&quot; &amp; [.G48] &amp; &quot;&quot;&quot;}&quot;" office:value-type="string" office:string-value="{&quot;__v&quot;:0,&quot;day&quot;:2,&quot;dateTime&quot;:63600000,&quot;duration&quot;:&quot;15m&quot;,&quot;pitch&quot;:&quot;3&quot;,&quot;competition&quot;:{&quot;name&quot;:&quot;U12&quot;, &quot;section&quot;:&quot;Europa League&quot;, &quot;group&quot;:&quot;2&quot;},&quot;tag&quot;:&quot;12&quot;, &quot;homeTeam&quot;:&quot;4th Group 1&quot;, &quot;awayTeam&quot;:&quot;3rd Group 2&quot;, &quot;homeTeamFrom&quot;:&quot;U12_A_G1_P4&quot;, &quot;awayTeamFrom&quot;:&quot;U12_A_G2_P3&quot;}" calcext:value-type="string">
            <text:p>{"__v":0,"day":2,"dateTime":63600000,"duration":"15m","pitch":"3","competition":{"name":"U12", "section":"Europa League", "group":"2"},"tag":"12", "homeTeam":"4th Group 1", "awayTeam":"3rd Group 2", "homeTeamFrom":"U12_A_G1_P4", "awayTeamFrom":"U12_A_G2_P3"}</text:p>
          </table:table-cell>
          <table:table-cell table:number-columns-repeated="1011"/>
        </table:table-row>
        <table:table-row table:style-name="ro1">
          <table:table-cell table:style-name="ce73" table:formula="of:=[.B49]" office:value-type="float" office:value="12" calcext:value-type="float">
            <text:p>12</text:p>
          </table:table-cell>
          <table:table-cell table:formula="of:=IF([.J49]&gt;[.J48];[.B48];[.B48]+1)"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formula="of:=FIRST_GAME_MS + ((DURATION_MS + GAME_GAP_MS) * ([.B49]-1)) + SECTION_GAP_MS" office:value-type="float" office:value="63600000" calcext:value-type="float">
            <text:p>636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3_P4&quot;" office:value-type="string" office:string-value="U12_A_G3_P4" calcext:value-type="string">
            <text:p>U12_A_G3_P4</text:p>
          </table:table-cell>
          <table:table-cell table:formula="of:=AGE_GROUP_TRANSLATED &amp; &quot;_&quot; &amp;SECTION_TRANSLATED &amp; &quot;_G4_P3&quot;" office:value-type="string" office:string-value="U12_A_G4_P3" calcext:value-type="string">
            <text:p>U12_A_G4_P3</text:p>
          </table:table-cell>
          <table:table-cell office:value-type="string" calcext:value-type="string">
            <text:p>4th Group 3</text:p>
          </table:table-cell>
          <table:table-cell office:value-type="string" calcext:value-type="string">
            <text:p>3rd Group 4</text:p>
          </table:table-cell>
          <table:table-cell table:style-name="ce78" table:formula="of:=IF(MOD([.$C49]; NUM_PITCHES)=0;INDEX(PITCHES;1;NUM_PITCHES);INDEX(PITCHES;1;MOD([.$C49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49] &amp; &quot;,&quot;&quot;duration&quot;&quot;:&quot;&quot;&quot; &amp; MATCH_DURATION &amp; &quot;m&quot;&quot;,&quot;&quot;pitch&quot;&quot;:&quot;&quot;&quot; &amp; [.J49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9] &amp; &quot;&quot;&quot;},&quot;&quot;tag&quot;&quot;:&quot;&quot;&quot; &amp; [.$A49] &amp; &quot;&quot;&quot;, &quot;&quot;homeTeam&quot;&quot;:&quot;&quot;&quot; &amp; [.H49] &amp; &quot;&quot;&quot;, &quot;&quot;awayTeam&quot;&quot;:&quot;&quot;&quot; &amp; [.I49] &amp; &quot;&quot;&quot;, &quot;&quot;homeTeamFrom&quot;&quot;:&quot;&quot;&quot; &amp; [.F49] &amp; &quot;&quot;&quot;, &quot;&quot;awayTeamFrom&quot;&quot;:&quot;&quot;&quot; &amp; [.G49] &amp; &quot;&quot;&quot;}&quot;" office:value-type="string" office:string-value="{&quot;__v&quot;:0,&quot;day&quot;:2,&quot;dateTime&quot;:63600000,&quot;duration&quot;:&quot;15m&quot;,&quot;pitch&quot;:&quot;4&quot;,&quot;competition&quot;:{&quot;name&quot;:&quot;U12&quot;, &quot;section&quot;:&quot;Europa League&quot;, &quot;group&quot;:&quot;2&quot;},&quot;tag&quot;:&quot;12&quot;, &quot;homeTeam&quot;:&quot;4th Group 3&quot;, &quot;awayTeam&quot;:&quot;3rd Group 4&quot;, &quot;homeTeamFrom&quot;:&quot;U12_A_G3_P4&quot;, &quot;awayTeamFrom&quot;:&quot;U12_A_G4_P3&quot;}" calcext:value-type="string">
            <text:p>{"__v":0,"day":2,"dateTime":63600000,"duration":"15m","pitch":"4","competition":{"name":"U12", "section":"Europa League", "group":"2"},"tag":"12", "homeTeam":"4th Group 3", "awayTeam":"3rd Group 4", "homeTeamFrom":"U12_A_G3_P4", "awayTeamFrom":"U12_A_G4_P3"}</text:p>
          </table:table-cell>
          <table:table-cell table:number-columns-repeated="1011"/>
        </table:table-row>
        <table:table-row table:style-name="ro1">
          <table:table-cell table:style-name="ce73" office:value-type="string" calcext:value-type="string">
            <text:p>FIN</text:p>
          </table:table-cell>
          <table:table-cell table:formula="of:=IF([.J50]&gt;[.J49];[.B49];[.B49]+1)"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formula="of:=FIRST_GAME_MS + ((DURATION_MS + GAME_GAP_MS) * ([.B50]-1)) + SECTION_GAP_MS * 2" office:value-type="float" office:value="64800000" calcext:value-type="float">
            <text:p>64800000</text:p>
          </table:table-cell>
          <table:table-cell/>
          <table:table-cell table:formula="of:=AGE_GROUP_TRANSLATED&amp;&quot;_&quot;&amp;S2_SEC1_TRANSLATED&amp;&quot;_G1_P1&quot;" office:value-type="string" office:string-value="U12_ChampionsLeague_G1_P1" calcext:value-type="string">
            <text:p>U12_ChampionsLeague_G1_P1</text:p>
          </table:table-cell>
          <table:table-cell table:formula="of:=AGE_GROUP_TRANSLATED&amp;&quot;_&quot;&amp;S2_SEC1_TRANSLATED&amp;&quot;_G2_P1&quot;" office:value-type="string" office:string-value="U12_ChampionsLeague_G2_P1" calcext:value-type="string">
            <text:p>U12_ChampionsLeague_G2_P1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Winner Group 2</text:p>
          </table:table-cell>
          <table:table-cell table:style-name="ce78" table:formula="of:=IF(MOD([.$C50]; NUM_PITCHES)=0;INDEX(PITCHES;1;NUM_PITCHES);INDEX(PITCHES;1;MOD([.$C50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50] &amp; &quot;,&quot;&quot;duration&quot;&quot;:&quot;&quot;&quot; &amp; MATCH_DURATION &amp; &quot;m&quot;&quot;,&quot;&quot;pitch&quot;&quot;:&quot;&quot;&quot; &amp; [.J50] &amp; &quot;&quot;&quot;,&quot;&quot;competition&quot;&quot;:{&quot;&quot;name&quot;&quot;:&quot;&quot;&quot; &amp; AGE_GROUP &amp; &quot;&quot;&quot;, &quot;&quot;section&quot;&quot;:&quot;&quot;&quot; &amp; S2_SEC1 &amp; &quot;&quot;&quot;},&quot;&quot;tag&quot;&quot;:&quot;&quot;&quot; &amp; [.$A50] &amp; &quot;&quot;&quot;, &quot;&quot;homeTeam&quot;&quot;:&quot;&quot;&quot; &amp; [.H50] &amp; &quot;&quot;&quot;, &quot;&quot;awayTeam&quot;&quot;:&quot;&quot;&quot; &amp; [.I50] &amp; &quot;&quot;&quot;, &quot;&quot;homeTeamFrom&quot;&quot;:&quot;&quot;&quot; &amp; [.F50] &amp; &quot;&quot;&quot;, &quot;&quot;awayTeamFrom&quot;&quot;:&quot;&quot;&quot; &amp; [.G50] &amp; &quot;&quot;&quot;}&quot;" office:value-type="string" office:string-value="{&quot;__v&quot;:0,&quot;day&quot;:2,&quot;dateTime&quot;:64800000,&quot;duration&quot;:&quot;15m&quot;,&quot;pitch&quot;:&quot;1&quot;,&quot;competition&quot;:{&quot;name&quot;:&quot;U12&quot;, &quot;section&quot;:&quot;Champions League&quot;},&quot;tag&quot;:&quot;FIN&quot;, &quot;homeTeam&quot;:&quot;Winner Group 1&quot;, &quot;awayTeam&quot;:&quot;Winner Group 2&quot;, &quot;homeTeamFrom&quot;:&quot;U12_ChampionsLeague_G1_P1&quot;, &quot;awayTeamFrom&quot;:&quot;U12_ChampionsLeague_G2_P1&quot;}" calcext:value-type="string">
            <text:p>{"__v":0,"day":2,"dateTime":64800000,"duration":"15m","pitch":"1","competition":{"name":"U12", "section":"Champions League"},"tag":"FIN", "homeTeam":"Winner Group 1", "awayTeam":"Winner Group 2", "homeTeamFrom":"U12_ChampionsLeague_G1_P1", "awayTeamFrom":"U12_ChampionsLeague_G2_P1"}</text:p>
          </table:table-cell>
          <table:table-cell table:number-columns-repeated="1011"/>
        </table:table-row>
        <table:table-row table:style-name="ro1">
          <table:table-cell table:style-name="ce73" office:value-type="string" calcext:value-type="string">
            <text:p>FIN</text:p>
          </table:table-cell>
          <table:table-cell table:formula="of:=IF([.J51]&gt;[.J50];[.B50];[.B50]+1)"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formula="of:=FIRST_GAME_MS + ((DURATION_MS + GAME_GAP_MS) * ([.B51]-1)) + SECTION_GAP_MS * 2" office:value-type="float" office:value="64800000" calcext:value-type="float">
            <text:p>64800000</text:p>
          </table:table-cell>
          <table:table-cell/>
          <table:table-cell table:formula="of:=AGE_GROUP_TRANSLATED&amp;&quot;_&quot;&amp;S2_SEC2_TRANSLATED&amp;&quot;_G1_P1&quot;" office:value-type="string" office:string-value="U12_EuropaLeague_G1_P1" calcext:value-type="string">
            <text:p>U12_EuropaLeague_G1_P1</text:p>
          </table:table-cell>
          <table:table-cell table:formula="of:=AGE_GROUP_TRANSLATED&amp;&quot;_&quot;&amp;S2_SEC2_TRANSLATED&amp;&quot;_G2_P1&quot;" office:value-type="string" office:string-value="U12_EuropaLeague_G2_P1" calcext:value-type="string">
            <text:p>U12_EuropaLeague_G2_P1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Winner Group 2</text:p>
          </table:table-cell>
          <table:table-cell table:style-name="ce78" table:formula="of:=IF(MOD([.$C51]; NUM_PITCHES)=0;INDEX(PITCHES;1;NUM_PITCHES);INDEX(PITCHES;1;MOD([.$C51];NUM_PITCHES)))+1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51] &amp; &quot;,&quot;&quot;duration&quot;&quot;:&quot;&quot;&quot; &amp; MATCH_DURATION &amp; &quot;m&quot;&quot;,&quot;&quot;pitch&quot;&quot;:&quot;&quot;&quot; &amp; [.J51] &amp; &quot;&quot;&quot;,&quot;&quot;competition&quot;&quot;:{&quot;&quot;name&quot;&quot;:&quot;&quot;&quot; &amp; AGE_GROUP &amp; &quot;&quot;&quot;, &quot;&quot;section&quot;&quot;:&quot;&quot;&quot; &amp; S2_SEC2 &amp; &quot;&quot;&quot;},&quot;&quot;tag&quot;&quot;:&quot;&quot;&quot; &amp; [.$A51] &amp; &quot;&quot;&quot;, &quot;&quot;homeTeam&quot;&quot;:&quot;&quot;&quot; &amp; [.H51] &amp; &quot;&quot;&quot;, &quot;&quot;awayTeam&quot;&quot;:&quot;&quot;&quot; &amp; [.I51] &amp; &quot;&quot;&quot;, &quot;&quot;homeTeamFrom&quot;&quot;:&quot;&quot;&quot; &amp; [.F51] &amp; &quot;&quot;&quot;, &quot;&quot;awayTeamFrom&quot;&quot;:&quot;&quot;&quot; &amp; [.G51] &amp; &quot;&quot;&quot;}&quot;" office:value-type="string" office:string-value="{&quot;__v&quot;:0,&quot;day&quot;:2,&quot;dateTime&quot;:64800000,&quot;duration&quot;:&quot;15m&quot;,&quot;pitch&quot;:&quot;3&quot;,&quot;competition&quot;:{&quot;name&quot;:&quot;U12&quot;, &quot;section&quot;:&quot;Europa League&quot;},&quot;tag&quot;:&quot;FIN&quot;, &quot;homeTeam&quot;:&quot;Winner Group 1&quot;, &quot;awayTeam&quot;:&quot;Winner Group 2&quot;, &quot;homeTeamFrom&quot;:&quot;U12_EuropaLeague_G1_P1&quot;, &quot;awayTeamFrom&quot;:&quot;U12_EuropaLeague_G2_P1&quot;}" calcext:value-type="string">
            <text:p>{"__v":0,"day":2,"dateTime":64800000,"duration":"15m","pitch":"3","competition":{"name":"U12", "section":"Europa League"},"tag":"FIN", "homeTeam":"Winner Group 1", "awayTeam":"Winner Group 2", "homeTeamFrom":"U12_EuropaLeague_G1_P1", "awayTeamFrom":"U12_EuropaLeague_G2_P1"}</text:p>
          </table:table-cell>
          <table:table-cell table:number-columns-repeated="1011"/>
        </table:table-row>
        <table:table-row table:style-name="ro1" table:number-rows-repeated="23">
          <table:table-cell table:number-columns-repeated="1022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style-name="ce92"/>
          <table:table-cell table:style-name="ce93"/>
          <table:table-cell table:number-columns-repeated="1013"/>
        </table:table-row>
        <table:table-row table:style-name="ro1" table:number-rows-repeated="104849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>
        <table:named-range table:name="AGE_GROUP" table:base-cell-address="$'TEAM NAMES'.$B$2" table:cell-range-address="$'TEAM NAMES'.$B$2"/>
        <table:named-range table:name="AGE_GROUP_TRANSLATED" table:base-cell-address="$'TEAM NAMES'.$B$26" table:cell-range-address="$'TEAM NAMES'.$B$30"/>
        <table:named-range table:name="DURATION_MS" table:base-cell-address="$'TEAM NAMES'.$B$28" table:cell-range-address="$'TEAM NAMES'.$B$36"/>
        <table:named-range table:name="FIRST_GAME_MS" table:base-cell-address="$'TEAM NAMES'.$B$27" table:cell-range-address="$'TEAM NAMES'.$B$35"/>
        <table:named-range table:name="GAME_GAP" table:base-cell-address="$'TEAM NAMES'.$H$2" table:cell-range-address="$'TEAM NAMES'.$B$17"/>
        <table:named-range table:name="GAME_GAP_MS" table:base-cell-address="$'TEAM NAMES'.$B$29" table:cell-range-address="$'TEAM NAMES'.$B$37"/>
        <table:named-range table:name="HH" table:base-cell-address="$'TEAM NAMES'.$B$26" table:cell-range-address="$'TEAM NAMES'.$B$34"/>
        <table:named-range table:name="HH_START" table:base-cell-address="$'TEAM NAMES'.$B$26" table:cell-range-address="$'TEAM NAMES'.$B$34"/>
        <table:named-range table:name="MATCH_DAY" table:base-cell-address="$'TEAM NAMES'.$E$2" table:cell-range-address="$'TEAM NAMES'.$B$15"/>
        <table:named-range table:name="MATCH_DURATION" table:base-cell-address="$'TEAM NAMES'.$F$3" table:cell-range-address="$'TEAM NAMES'.$C$16"/>
        <table:named-range table:name="MM_START" table:base-cell-address="$'TEAM NAMES'.$C$26" table:cell-range-address="$'TEAM NAMES'.$C$34"/>
        <table:named-range table:name="NUM_PITCHES" table:base-cell-address="$'TEAM NAMES'.$B$37" table:cell-range-address="$'TEAM NAMES'.$B$39"/>
        <table:named-range table:name="PITCHES" table:base-cell-address="$'TEAM NAMES'.$B$17" table:cell-range-address="$'TEAM NAMES'.$B$18:.$E$18"/>
        <table:named-range table:name="S2_SEC1" table:base-cell-address="$'TEAM NAMES'.$D$2" table:cell-range-address="$'TEAM NAMES'.$C$2"/>
        <table:named-range table:name="S2_SEC1_TRANSLATED" table:base-cell-address="$'TEAM NAMES'.$B$28" table:cell-range-address="$'TEAM NAMES'.$B$32"/>
        <table:named-range table:name="S2_SEC2" table:base-cell-address="$'TEAM NAMES'.$D$3" table:cell-range-address="$'TEAM NAMES'.$C$3"/>
        <table:named-range table:name="S2_SEC2_TRANSLATED" table:base-cell-address="$'TEAM NAMES'.$B$29" table:cell-range-address="$'TEAM NAMES'.$B$33"/>
        <table:named-range table:name="SECTION" table:base-cell-address="$'TEAM NAMES'.$B$2" table:cell-range-address="$'TEAM NAMES'.$B$3"/>
        <table:named-range table:name="SECTION_GAP" table:base-cell-address="$'TEAM NAMES'.$H$3" table:cell-range-address="$'TEAM NAMES'.$C$17"/>
        <table:named-range table:name="SECTION_GAP_MS" table:base-cell-address="$'TEAM NAMES'.$B$30" table:cell-range-address="$'TEAM NAMES'.$B$38"/>
        <table:named-range table:name="SECTION_TRANSLATED" table:base-cell-address="$'TEAM NAMES'.$B$27" table:cell-range-address="$'TEAM NAMES'.$B$31"/>
        <table:named-range table:name="START_TIME" table:base-cell-address="$'TEAM NAMES'.$F$2" table:cell-range-address="$'TEAM NAMES'.$B$16"/>
        <table:named-range table:name="TRANSLATED_TEAM_NAMES" table:base-cell-address="$'TEAM NAMES'.$A$21" table:cell-range-address="$'TEAM NAMES'.$A$21:.$E$2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£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3">
      <number:number number:decimal-places="0" loext:min-decimal-places="0" number:min-integer-digits="0"/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£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>£</number:text>
      <number:number number:decimal-places="0" loext:min-decimal-places="0" number:min-integer-digits="1" number:grouping="true"/>
    </number:number-style>
    <number:number-style style:name="N152">
      <number:text>-£</number:text>
      <number:number number:decimal-places="0" loext:min-decimal-places="0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0" loext:min-decimal-places="0" number:min-integer-digits="1" number:grouping="true"/>
    </number:number-style>
    <number:number-style style:name="N15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loext:min-decimal-places="2" number:min-integer-digits="1" number:grouping="true"/>
    </number:number-style>
    <number:number-style style:name="N154">
      <number:text>-£</number:text>
      <number:number number:decimal-places="2" loext:min-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loext:min-decimal-places="2" number:min-integer-digits="1" number:grouping="true"/>
    </number:number-style>
    <number:number-style style:name="N155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55P0"/>
    </number:number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2" style:volatile="true">
      <loext:text> </loext:text>
      <loext:fill-character> </loext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£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5f_Sheet3" style:display-name="Normal_Sheet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fo:page-width="1496.99mm" fo:page-height="1297.01mm" style:num-format="1" style:print-orientation="landscape" style:shadow="none" fo:background-color="transparent" style:first-page-number="continue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 style:data-style-name="N2" text:time-value="00:32:50.3470047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04:19:03</meta:creation-date>
    <dc:date>2019-04-25T21:47:30.849038246</dc:date>
    <meta:generator>LibreOffice/6.0.7.3$Linux_X86_64 LibreOffice_project/00m0$Build-3</meta:generator>
    <meta:editing-duration>P7DT23H50M22S</meta:editing-duration>
    <meta:editing-cycles>146</meta:editing-cycles>
    <dc:creator>Darren Davison</dc:creator>
    <meta:document-statistic meta:table-count="15" meta:cell-count="5776" meta:object-count="2"/>
  </office:meta>
</office:document-meta>
</file>

<file path=Basic/Standard/import_helpers.xml><?xml version="1.0" encoding="utf-8"?>
<!DOCTYPE module  PUBLIC '-//OpenOffice.org//DTD OfficeDocument 1.0//EN'  'module.dtd'>
<script:module xmlns:script="http://openoffice.org/2000/script" script:name="import_helpers" script:language="StarBasic">REM  *****  BASIC  *****

Function getCombo

	Dim cfgSheet As Object	
	Dim form As Object
		
	cfgSheet = ThisComponent.Sheets (0)	
	form = cfgSheet.DrawPage.Forms.getByName("selectorForm")
	getCombo = form.getByName("sheetList")
	
End Function

Sub populateCombo
	
	Dim list() as String
	
	list = ThisComponent.Sheets.ElementNames
	getCombo().StringItemList = list
	
End Sub

Sub copyData

	Dim range As Object, combo as Object, sheet as Object, dispatcher as object, controller as object, frame as object
	dim NoArg()
	
	combo = getCombo()	
	sheet = ThisComponent.Sheets.getByName(combo.Text)
	sheet.IsVisible = True
	range = sheet.getCellRangeByPosition(10,1,10,500)

	thisdoc = ThisComponent
	controller = thisdoc.getCurrentController()
	frame = controller.getFrame()
	controller.Select(range)
	dispatcher = createUnoService("com.sun.star.frame.DispatchHelper")
	dispatcher.executeDispatch(controller, ".uno:Copy", "", 0, NoArg())
	controller.Select(ThisComponent.Sheets(0).getCellRangeByPosition(1,1,1,1)
	sheet.IsVisible = False
	MsgBox "copied"
	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import_helper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